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4118fe9" officeooo:paragraph-rsid="04118fe9"/>
    </style:style>
    <style:style style:name="P212" style:family="paragraph" style:parent-style-name="Standard">
      <style:text-properties officeooo:rsid="041851f8" officeooo:paragraph-rsid="041851f8"/>
    </style:style>
    <style:style style:name="P213" style:family="paragraph" style:parent-style-name="Standard">
      <style:text-properties officeooo:rsid="041d32fe" officeooo:paragraph-rsid="041d32fe"/>
    </style:style>
    <style:style style:name="P214" style:family="paragraph" style:parent-style-name="Standard">
      <style:text-properties officeooo:rsid="0425174b" officeooo:paragraph-rsid="0425174b"/>
    </style:style>
    <style:style style:name="P215" style:family="paragraph" style:parent-style-name="Standard">
      <style:text-properties officeooo:rsid="042a8f5a" officeooo:paragraph-rsid="042a8f5a"/>
    </style:style>
    <style:style style:name="P216" style:family="paragraph" style:parent-style-name="Standard">
      <style:text-properties officeooo:rsid="043e93fe" officeooo:paragraph-rsid="043e93fe"/>
    </style:style>
    <style:style style:name="P217" style:family="paragraph" style:parent-style-name="Standard">
      <style:text-properties officeooo:rsid="0443f71d" officeooo:paragraph-rsid="0443f71d"/>
    </style:style>
    <style:style style:name="P218" style:family="paragraph" style:parent-style-name="Standard">
      <style:text-properties officeooo:rsid="0445d878" officeooo:paragraph-rsid="0445d878"/>
    </style:style>
    <style:style style:name="P219" style:family="paragraph" style:parent-style-name="Standard">
      <style:text-properties officeooo:rsid="0449d55f" officeooo:paragraph-rsid="0449d55f"/>
    </style:style>
    <style:style style:name="P220" style:family="paragraph" style:parent-style-name="Standard">
      <style:text-properties officeooo:rsid="044cd81a" officeooo:paragraph-rsid="044cd81a"/>
    </style:style>
    <style:style style:name="P221" style:family="paragraph" style:parent-style-name="Standard">
      <style:text-properties officeooo:rsid="045d9246" officeooo:paragraph-rsid="045d9246"/>
    </style:style>
    <style:style style:name="P222" style:family="paragraph" style:parent-style-name="Standard">
      <style:text-properties officeooo:rsid="046e11e5" officeooo:paragraph-rsid="046e11e5"/>
    </style:style>
    <style:style style:name="P223" style:family="paragraph" style:parent-style-name="Standard">
      <style:text-properties officeooo:rsid="04718810" officeooo:paragraph-rsid="04718810"/>
    </style:style>
    <style:style style:name="P224" style:family="paragraph" style:parent-style-name="Standard">
      <style:text-properties officeooo:rsid="0472463b" officeooo:paragraph-rsid="0472463b"/>
    </style:style>
    <style:style style:name="P225" style:family="paragraph" style:parent-style-name="Standard">
      <style:text-properties officeooo:rsid="047e9676" officeooo:paragraph-rsid="047e9676"/>
    </style:style>
    <style:style style:name="P226" style:family="paragraph" style:parent-style-name="Standard">
      <style:text-properties officeooo:rsid="048773d1" officeooo:paragraph-rsid="048773d1"/>
    </style:style>
    <style:style style:name="P227" style:family="paragraph" style:parent-style-name="Standard">
      <style:text-properties officeooo:rsid="048f0984" officeooo:paragraph-rsid="048f0984"/>
    </style:style>
    <style:style style:name="P228" style:family="paragraph" style:parent-style-name="Standard">
      <style:text-properties officeooo:rsid="04907104" officeooo:paragraph-rsid="04907104"/>
    </style:style>
    <style:style style:name="P229" style:family="paragraph" style:parent-style-name="Standard">
      <style:text-properties officeooo:rsid="04934463" officeooo:paragraph-rsid="04934463"/>
    </style:style>
    <style:style style:name="P230" style:family="paragraph" style:parent-style-name="Standard">
      <style:text-properties officeooo:rsid="04976b03" officeooo:paragraph-rsid="04976b03"/>
    </style:style>
    <style:style style:name="P231" style:family="paragraph" style:parent-style-name="Standard">
      <style:text-properties officeooo:rsid="04995396" officeooo:paragraph-rsid="04995396"/>
    </style:style>
    <style:style style:name="P232" style:family="paragraph" style:parent-style-name="Standard">
      <style:text-properties officeooo:rsid="049e0b8f" officeooo:paragraph-rsid="049e0b8f"/>
    </style:style>
    <style:style style:name="P233" style:family="paragraph" style:parent-style-name="Standard">
      <style:text-properties officeooo:rsid="04a1025a" officeooo:paragraph-rsid="04a1025a"/>
    </style:style>
    <style:style style:name="P234" style:family="paragraph" style:parent-style-name="Standard">
      <style:text-properties officeooo:rsid="04b865cd" officeooo:paragraph-rsid="04b865cd"/>
    </style:style>
    <style:style style:name="P235" style:family="paragraph" style:parent-style-name="Standard">
      <style:text-properties officeooo:rsid="04bf37d0" officeooo:paragraph-rsid="04bf37d0"/>
    </style:style>
    <style:style style:name="P236" style:family="paragraph" style:parent-style-name="Standard">
      <style:text-properties officeooo:rsid="04c14273" officeooo:paragraph-rsid="04c14273"/>
    </style:style>
    <style:style style:name="P237" style:family="paragraph" style:parent-style-name="Standard">
      <style:text-properties officeooo:rsid="04c5f0be" officeooo:paragraph-rsid="04c5f0be"/>
    </style:style>
    <style:style style:name="P238" style:family="paragraph" style:parent-style-name="Standard">
      <style:text-properties officeooo:rsid="04d1c8b4" officeooo:paragraph-rsid="04d1c8b4"/>
    </style:style>
    <style:style style:name="P239" style:family="paragraph" style:parent-style-name="Standard">
      <style:text-properties officeooo:rsid="04d78485" officeooo:paragraph-rsid="04d78485"/>
    </style:style>
    <style:style style:name="P240" style:family="paragraph" style:parent-style-name="Standard">
      <style:text-properties officeooo:rsid="04d89ae4" officeooo:paragraph-rsid="04d89ae4"/>
    </style:style>
    <style:style style:name="P241" style:family="paragraph" style:parent-style-name="Standard">
      <style:text-properties officeooo:rsid="04dfe7fc" officeooo:paragraph-rsid="04dfe7fc"/>
    </style:style>
    <style:style style:name="P242" style:family="paragraph" style:parent-style-name="Standard">
      <style:text-properties officeooo:rsid="04e4b670" officeooo:paragraph-rsid="04e4b670"/>
    </style:style>
    <style:style style:name="P243" style:family="paragraph" style:parent-style-name="Standard">
      <style:text-properties officeooo:rsid="04eb5fda" officeooo:paragraph-rsid="04eb5fda"/>
    </style:style>
    <style:style style:name="P244" style:family="paragraph" style:parent-style-name="Standard">
      <style:text-properties officeooo:rsid="04fad0c0" officeooo:paragraph-rsid="04fad0c0"/>
    </style:style>
    <style:style style:name="P245" style:family="paragraph" style:parent-style-name="Standard">
      <style:text-properties officeooo:rsid="0505b53f" officeooo:paragraph-rsid="0505b53f"/>
    </style:style>
    <style:style style:name="P246" style:family="paragraph" style:parent-style-name="Standard">
      <style:text-properties officeooo:rsid="0508c018" officeooo:paragraph-rsid="0508c018"/>
    </style:style>
    <style:style style:name="P247" style:family="paragraph" style:parent-style-name="Standard">
      <style:text-properties officeooo:rsid="050abe08" officeooo:paragraph-rsid="050abe08"/>
    </style:style>
    <style:style style:name="P248" style:family="paragraph" style:parent-style-name="Standard">
      <style:text-properties officeooo:rsid="050e1502" officeooo:paragraph-rsid="050e1502"/>
    </style:style>
    <style:style style:name="P249" style:family="paragraph" style:parent-style-name="Standard">
      <style:text-properties officeooo:rsid="0511ca60" officeooo:paragraph-rsid="0511ca60"/>
    </style:style>
    <style:style style:name="P250" style:family="paragraph" style:parent-style-name="Standard">
      <style:text-properties officeooo:rsid="0513ac18" officeooo:paragraph-rsid="0513ac18"/>
    </style:style>
    <style:style style:name="P251" style:family="paragraph" style:parent-style-name="Standard">
      <style:text-properties officeooo:rsid="051f0d16" officeooo:paragraph-rsid="051f0d16"/>
    </style:style>
    <style:style style:name="P252" style:family="paragraph" style:parent-style-name="Standard">
      <style:text-properties officeooo:rsid="0528e4e4" officeooo:paragraph-rsid="0528e4e4"/>
    </style:style>
    <style:style style:name="P253" style:family="paragraph" style:parent-style-name="Standard">
      <style:text-properties officeooo:rsid="052d7dec" officeooo:paragraph-rsid="052d7dec"/>
    </style:style>
    <style:style style:name="P254" style:family="paragraph" style:parent-style-name="Standard">
      <style:text-properties officeooo:rsid="052e1b20" officeooo:paragraph-rsid="052e1b20"/>
    </style:style>
    <style:style style:name="P255" style:family="paragraph" style:parent-style-name="Standard">
      <style:text-properties officeooo:rsid="052e1b20" officeooo:paragraph-rsid="15b13d84"/>
    </style:style>
    <style:style style:name="P256" style:family="paragraph" style:parent-style-name="Standard">
      <style:text-properties officeooo:rsid="053b4488" officeooo:paragraph-rsid="053b4488"/>
    </style:style>
    <style:style style:name="P257" style:family="paragraph" style:parent-style-name="Standard">
      <style:text-properties officeooo:rsid="054009ad" officeooo:paragraph-rsid="054009ad"/>
    </style:style>
    <style:style style:name="P258" style:family="paragraph" style:parent-style-name="Standard">
      <style:text-properties officeooo:rsid="05480e50" officeooo:paragraph-rsid="05480e50"/>
    </style:style>
    <style:style style:name="P259" style:family="paragraph" style:parent-style-name="Standard">
      <style:text-properties officeooo:rsid="0549c608" officeooo:paragraph-rsid="0549c608"/>
    </style:style>
    <style:style style:name="P260" style:family="paragraph" style:parent-style-name="Standard">
      <style:text-properties officeooo:rsid="05547176" officeooo:paragraph-rsid="05547176"/>
    </style:style>
    <style:style style:name="P261" style:family="paragraph" style:parent-style-name="Standard">
      <style:text-properties officeooo:rsid="056610c2" officeooo:paragraph-rsid="056610c2"/>
    </style:style>
    <style:style style:name="P262" style:family="paragraph" style:parent-style-name="Standard">
      <style:text-properties officeooo:rsid="0568c284" officeooo:paragraph-rsid="0568c284"/>
    </style:style>
    <style:style style:name="P263" style:family="paragraph" style:parent-style-name="Standard">
      <style:text-properties officeooo:rsid="056b3f6a" officeooo:paragraph-rsid="056b3f6a"/>
    </style:style>
    <style:style style:name="P264" style:family="paragraph" style:parent-style-name="Standard">
      <style:text-properties officeooo:rsid="056cbad3" officeooo:paragraph-rsid="056cbad3"/>
    </style:style>
    <style:style style:name="P265" style:family="paragraph" style:parent-style-name="Standard">
      <style:text-properties officeooo:rsid="057093b5" officeooo:paragraph-rsid="057093b5"/>
    </style:style>
    <style:style style:name="P266" style:family="paragraph" style:parent-style-name="Standard">
      <style:text-properties officeooo:rsid="0573e3b7" officeooo:paragraph-rsid="0573e3b7"/>
    </style:style>
    <style:style style:name="P267" style:family="paragraph" style:parent-style-name="Standard">
      <style:text-properties officeooo:rsid="05768575" officeooo:paragraph-rsid="05768575"/>
    </style:style>
    <style:style style:name="P268" style:family="paragraph" style:parent-style-name="Standard">
      <style:text-properties officeooo:rsid="0589329e" officeooo:paragraph-rsid="0589329e"/>
    </style:style>
    <style:style style:name="P269" style:family="paragraph" style:parent-style-name="Standard">
      <style:text-properties officeooo:rsid="05aa6e55" officeooo:paragraph-rsid="05aa6e55"/>
    </style:style>
    <style:style style:name="P270" style:family="paragraph" style:parent-style-name="Standard">
      <style:text-properties officeooo:rsid="05c3162d" officeooo:paragraph-rsid="05c3162d"/>
    </style:style>
    <style:style style:name="P271" style:family="paragraph" style:parent-style-name="Standard">
      <style:text-properties officeooo:rsid="05d76759" officeooo:paragraph-rsid="05d76759"/>
    </style:style>
    <style:style style:name="P272" style:family="paragraph" style:parent-style-name="Standard">
      <style:text-properties officeooo:rsid="05e7b5ac" officeooo:paragraph-rsid="05e7b5ac"/>
    </style:style>
    <style:style style:name="P273" style:family="paragraph" style:parent-style-name="Standard">
      <style:text-properties officeooo:rsid="05f0bd91" officeooo:paragraph-rsid="05f0bd91"/>
    </style:style>
    <style:style style:name="P274" style:family="paragraph" style:parent-style-name="Standard">
      <style:text-properties officeooo:rsid="05f2e0e1" officeooo:paragraph-rsid="05f2e0e1"/>
    </style:style>
    <style:style style:name="P275" style:family="paragraph" style:parent-style-name="Standard">
      <style:text-properties officeooo:rsid="05f3e2f6" officeooo:paragraph-rsid="05f3e2f6"/>
    </style:style>
    <style:style style:name="P276" style:family="paragraph" style:parent-style-name="Standard">
      <style:text-properties officeooo:rsid="05f484c5" officeooo:paragraph-rsid="05f484c5"/>
    </style:style>
    <style:style style:name="P277" style:family="paragraph" style:parent-style-name="Standard">
      <style:text-properties officeooo:rsid="060d342f" officeooo:paragraph-rsid="060d342f"/>
    </style:style>
    <style:style style:name="P278" style:family="paragraph" style:parent-style-name="Standard">
      <style:text-properties officeooo:rsid="061220db" officeooo:paragraph-rsid="061220db"/>
    </style:style>
    <style:style style:name="P279" style:family="paragraph" style:parent-style-name="Standard">
      <style:text-properties officeooo:rsid="061220db" officeooo:paragraph-rsid="0ba42aeb"/>
    </style:style>
    <style:style style:name="P280" style:family="paragraph" style:parent-style-name="Standard">
      <style:text-properties officeooo:rsid="0622d297" officeooo:paragraph-rsid="0622d297"/>
    </style:style>
    <style:style style:name="P281" style:family="paragraph" style:parent-style-name="Standard">
      <style:text-properties officeooo:rsid="0624effa" officeooo:paragraph-rsid="0624effa"/>
    </style:style>
    <style:style style:name="P282" style:family="paragraph" style:parent-style-name="Standard">
      <style:text-properties officeooo:rsid="062e1d96" officeooo:paragraph-rsid="062e1d96"/>
    </style:style>
    <style:style style:name="P283" style:family="paragraph" style:parent-style-name="Standard">
      <style:text-properties officeooo:rsid="064a315d" officeooo:paragraph-rsid="064a315d"/>
    </style:style>
    <style:style style:name="P284" style:family="paragraph" style:parent-style-name="Standard">
      <style:text-properties officeooo:rsid="064fac3a" officeooo:paragraph-rsid="064fac3a"/>
    </style:style>
    <style:style style:name="P285" style:family="paragraph" style:parent-style-name="Standard">
      <style:text-properties officeooo:rsid="064fac3a" officeooo:paragraph-rsid="098b3065"/>
    </style:style>
    <style:style style:name="P286" style:family="paragraph" style:parent-style-name="Standard">
      <style:text-properties officeooo:rsid="066fd4ef" officeooo:paragraph-rsid="066fd4ef"/>
    </style:style>
    <style:style style:name="P287" style:family="paragraph" style:parent-style-name="Standard">
      <style:text-properties officeooo:rsid="06788c10" officeooo:paragraph-rsid="06788c10"/>
    </style:style>
    <style:style style:name="P288" style:family="paragraph" style:parent-style-name="Standard">
      <style:text-properties officeooo:rsid="06853536" officeooo:paragraph-rsid="06853536"/>
    </style:style>
    <style:style style:name="P289" style:family="paragraph" style:parent-style-name="Standard">
      <style:text-properties officeooo:rsid="06a6c169" officeooo:paragraph-rsid="06a6c169"/>
    </style:style>
    <style:style style:name="P290" style:family="paragraph" style:parent-style-name="Standard">
      <style:text-properties officeooo:rsid="06c6fe9e" officeooo:paragraph-rsid="06c6fe9e"/>
    </style:style>
    <style:style style:name="P291" style:family="paragraph" style:parent-style-name="Standard">
      <style:text-properties officeooo:rsid="06c8621b" officeooo:paragraph-rsid="06c8621b"/>
    </style:style>
    <style:style style:name="P292" style:family="paragraph" style:parent-style-name="Standard">
      <style:text-properties officeooo:rsid="06d3856a" officeooo:paragraph-rsid="06d3856a"/>
    </style:style>
    <style:style style:name="P293" style:family="paragraph" style:parent-style-name="Standard">
      <style:text-properties officeooo:rsid="06da28c0" officeooo:paragraph-rsid="06da28c0"/>
    </style:style>
    <style:style style:name="P294" style:family="paragraph" style:parent-style-name="Standard">
      <style:text-properties officeooo:rsid="06e85ea9" officeooo:paragraph-rsid="06e85ea9"/>
    </style:style>
    <style:style style:name="P295" style:family="paragraph" style:parent-style-name="Standard">
      <style:text-properties officeooo:rsid="06ef2880" officeooo:paragraph-rsid="06ef2880"/>
    </style:style>
    <style:style style:name="P296" style:family="paragraph" style:parent-style-name="Standard">
      <style:text-properties officeooo:rsid="06f9aebe" officeooo:paragraph-rsid="06f9aebe"/>
    </style:style>
    <style:style style:name="P297" style:family="paragraph" style:parent-style-name="Standard">
      <style:text-properties officeooo:rsid="07030127" officeooo:paragraph-rsid="070539d2"/>
    </style:style>
    <style:style style:name="P298" style:family="paragraph" style:parent-style-name="Standard">
      <style:text-properties officeooo:rsid="070ec532" officeooo:paragraph-rsid="070ec532"/>
    </style:style>
    <style:style style:name="P299" style:family="paragraph" style:parent-style-name="Standard">
      <style:text-properties officeooo:rsid="0722b3e9" officeooo:paragraph-rsid="0722b3e9"/>
    </style:style>
    <style:style style:name="P300" style:family="paragraph" style:parent-style-name="Standard">
      <style:text-properties officeooo:rsid="072fd26f" officeooo:paragraph-rsid="072fd26f"/>
    </style:style>
    <style:style style:name="P301" style:family="paragraph" style:parent-style-name="Standard">
      <style:text-properties officeooo:rsid="07488f72" officeooo:paragraph-rsid="07488f72"/>
    </style:style>
    <style:style style:name="P302" style:family="paragraph" style:parent-style-name="Standard">
      <style:text-properties officeooo:rsid="074d70cb" officeooo:paragraph-rsid="074d70cb"/>
    </style:style>
    <style:style style:name="P303" style:family="paragraph" style:parent-style-name="Standard">
      <style:text-properties officeooo:rsid="075100d1" officeooo:paragraph-rsid="075100d1"/>
    </style:style>
    <style:style style:name="P304" style:family="paragraph" style:parent-style-name="Standard">
      <style:text-properties officeooo:rsid="078e9949" officeooo:paragraph-rsid="078e9949"/>
    </style:style>
    <style:style style:name="P305" style:family="paragraph" style:parent-style-name="Standard">
      <style:text-properties officeooo:rsid="0790e8f9" officeooo:paragraph-rsid="0790e8f9"/>
    </style:style>
    <style:style style:name="P306" style:family="paragraph" style:parent-style-name="Standard">
      <style:text-properties officeooo:rsid="07970ee8" officeooo:paragraph-rsid="07970ee8"/>
    </style:style>
    <style:style style:name="P307" style:family="paragraph" style:parent-style-name="Standard">
      <style:text-properties officeooo:rsid="07970ee8" officeooo:paragraph-rsid="07d6529d"/>
    </style:style>
    <style:style style:name="P308" style:family="paragraph" style:parent-style-name="Standard">
      <style:text-properties officeooo:rsid="07a53800" officeooo:paragraph-rsid="07a53800"/>
    </style:style>
    <style:style style:name="P309" style:family="paragraph" style:parent-style-name="Standard">
      <style:text-properties officeooo:rsid="07b6abe3" officeooo:paragraph-rsid="07b6abe3"/>
    </style:style>
    <style:style style:name="P310" style:family="paragraph" style:parent-style-name="Standard">
      <style:text-properties officeooo:rsid="07bffc11" officeooo:paragraph-rsid="07bffc11"/>
    </style:style>
    <style:style style:name="P311" style:family="paragraph" style:parent-style-name="Standard">
      <style:text-properties officeooo:rsid="07d0124c" officeooo:paragraph-rsid="07d0124c"/>
    </style:style>
    <style:style style:name="P312" style:family="paragraph" style:parent-style-name="Standard">
      <style:text-properties officeooo:rsid="07d1efc4" officeooo:paragraph-rsid="07d1efc4"/>
    </style:style>
    <style:style style:name="P313" style:family="paragraph" style:parent-style-name="Standard">
      <style:text-properties officeooo:rsid="07e4f7e0" officeooo:paragraph-rsid="07e4f7e0"/>
    </style:style>
    <style:style style:name="P314" style:family="paragraph" style:parent-style-name="Standard">
      <style:text-properties officeooo:rsid="07fc435e" officeooo:paragraph-rsid="07fc435e"/>
    </style:style>
    <style:style style:name="P315" style:family="paragraph" style:parent-style-name="Standard">
      <style:text-properties officeooo:rsid="08236cae" officeooo:paragraph-rsid="08236cae"/>
    </style:style>
    <style:style style:name="P316" style:family="paragraph" style:parent-style-name="Standard">
      <style:text-properties officeooo:rsid="08236cae" officeooo:paragraph-rsid="0826ba3f"/>
    </style:style>
    <style:style style:name="P317" style:family="paragraph" style:parent-style-name="Standard">
      <style:text-properties officeooo:rsid="0827947b" officeooo:paragraph-rsid="0827947b"/>
    </style:style>
    <style:style style:name="P318" style:family="paragraph" style:parent-style-name="Standard">
      <style:text-properties officeooo:rsid="0837c25b" officeooo:paragraph-rsid="0837c25b"/>
    </style:style>
    <style:style style:name="P319" style:family="paragraph" style:parent-style-name="Standard">
      <style:text-properties officeooo:rsid="0839d1cc" officeooo:paragraph-rsid="0839d1cc"/>
    </style:style>
    <style:style style:name="P320" style:family="paragraph" style:parent-style-name="Standard">
      <style:text-properties officeooo:rsid="0826ba3f" officeooo:paragraph-rsid="0826ba3f"/>
    </style:style>
    <style:style style:name="P321" style:family="paragraph" style:parent-style-name="Standard">
      <style:text-properties officeooo:rsid="08401347" officeooo:paragraph-rsid="08401347"/>
    </style:style>
    <style:style style:name="P322" style:family="paragraph" style:parent-style-name="Standard">
      <style:text-properties officeooo:rsid="0864017c" officeooo:paragraph-rsid="0864017c"/>
    </style:style>
    <style:style style:name="P323" style:family="paragraph" style:parent-style-name="Standard">
      <style:text-properties officeooo:rsid="08723c13" officeooo:paragraph-rsid="08723c13"/>
    </style:style>
    <style:style style:name="P324" style:family="paragraph" style:parent-style-name="Standard">
      <style:text-properties officeooo:rsid="087ad351" officeooo:paragraph-rsid="087ad351"/>
    </style:style>
    <style:style style:name="P325" style:family="paragraph" style:parent-style-name="Standard">
      <style:text-properties officeooo:rsid="088dfac1" officeooo:paragraph-rsid="088dfac1"/>
    </style:style>
    <style:style style:name="P326" style:family="paragraph" style:parent-style-name="Standard">
      <style:text-properties officeooo:rsid="089175f0" officeooo:paragraph-rsid="089175f0"/>
    </style:style>
    <style:style style:name="P327" style:family="paragraph" style:parent-style-name="Standard">
      <style:text-properties officeooo:rsid="089efe36" officeooo:paragraph-rsid="089efe36"/>
    </style:style>
    <style:style style:name="P328" style:family="paragraph" style:parent-style-name="Standard">
      <style:text-properties officeooo:rsid="08a61139" officeooo:paragraph-rsid="08a61139"/>
    </style:style>
    <style:style style:name="P329" style:family="paragraph" style:parent-style-name="Standard">
      <style:text-properties officeooo:rsid="08a86127" officeooo:paragraph-rsid="08a86127"/>
    </style:style>
    <style:style style:name="P330" style:family="paragraph" style:parent-style-name="Standard">
      <style:text-properties officeooo:rsid="08b0d582" officeooo:paragraph-rsid="08b0d582"/>
    </style:style>
    <style:style style:name="P331" style:family="paragraph" style:parent-style-name="Standard">
      <style:text-properties officeooo:rsid="08b3f607" officeooo:paragraph-rsid="08b3f607"/>
    </style:style>
    <style:style style:name="P332" style:family="paragraph" style:parent-style-name="Standard">
      <style:text-properties officeooo:rsid="08b97fd8" officeooo:paragraph-rsid="08b97fd8"/>
    </style:style>
    <style:style style:name="P333" style:family="paragraph" style:parent-style-name="Standard">
      <style:text-properties officeooo:rsid="08caf136" officeooo:paragraph-rsid="08caf136"/>
    </style:style>
    <style:style style:name="P334" style:family="paragraph" style:parent-style-name="Standard">
      <style:text-properties officeooo:rsid="08d25ba5" officeooo:paragraph-rsid="08d25ba5"/>
    </style:style>
    <style:style style:name="P335" style:family="paragraph" style:parent-style-name="Standard">
      <style:text-properties officeooo:rsid="08f908e1" officeooo:paragraph-rsid="08f908e1"/>
    </style:style>
    <style:style style:name="P336" style:family="paragraph" style:parent-style-name="Standard">
      <style:text-properties officeooo:rsid="08feff26" officeooo:paragraph-rsid="08feff26"/>
    </style:style>
    <style:style style:name="P337" style:family="paragraph" style:parent-style-name="Standard">
      <style:text-properties officeooo:rsid="091013bd" officeooo:paragraph-rsid="091013bd"/>
    </style:style>
    <style:style style:name="P338" style:family="paragraph" style:parent-style-name="Standard">
      <style:text-properties officeooo:rsid="091952e8" officeooo:paragraph-rsid="091952e8"/>
    </style:style>
    <style:style style:name="P339" style:family="paragraph" style:parent-style-name="Standard">
      <style:text-properties officeooo:rsid="092d10fd" officeooo:paragraph-rsid="092d10fd"/>
    </style:style>
    <style:style style:name="P340" style:family="paragraph" style:parent-style-name="Standard">
      <style:text-properties officeooo:rsid="092fdc9d" officeooo:paragraph-rsid="092fdc9d"/>
    </style:style>
    <style:style style:name="P341" style:family="paragraph" style:parent-style-name="Standard">
      <style:text-properties officeooo:rsid="09375027" officeooo:paragraph-rsid="09375027"/>
    </style:style>
    <style:style style:name="P342" style:family="paragraph" style:parent-style-name="Standard">
      <style:text-properties officeooo:rsid="093c9505" officeooo:paragraph-rsid="093c9505"/>
    </style:style>
    <style:style style:name="P343" style:family="paragraph" style:parent-style-name="Standard">
      <style:text-properties officeooo:rsid="0942f908" officeooo:paragraph-rsid="0942f908"/>
    </style:style>
    <style:style style:name="P344" style:family="paragraph" style:parent-style-name="Standard">
      <style:text-properties officeooo:rsid="094802d8" officeooo:paragraph-rsid="094802d8"/>
    </style:style>
    <style:style style:name="P345" style:family="paragraph" style:parent-style-name="Standard">
      <style:text-properties officeooo:rsid="0968a143" officeooo:paragraph-rsid="0968a143"/>
    </style:style>
    <style:style style:name="P346" style:family="paragraph" style:parent-style-name="Standard">
      <style:text-properties officeooo:rsid="09702cb8" officeooo:paragraph-rsid="09702cb8"/>
    </style:style>
    <style:style style:name="P347" style:family="paragraph" style:parent-style-name="Standard">
      <style:text-properties officeooo:rsid="09a163c5" officeooo:paragraph-rsid="09a163c5"/>
    </style:style>
    <style:style style:name="P348" style:family="paragraph" style:parent-style-name="Standard">
      <style:text-properties officeooo:rsid="09a37488" officeooo:paragraph-rsid="09a37488"/>
    </style:style>
    <style:style style:name="P349" style:family="paragraph" style:parent-style-name="Standard">
      <style:text-properties officeooo:rsid="09ac9160" officeooo:paragraph-rsid="09ac9160"/>
    </style:style>
    <style:style style:name="P350" style:family="paragraph" style:parent-style-name="Standard">
      <style:text-properties officeooo:rsid="09bd2fa6" officeooo:paragraph-rsid="09bd2fa6"/>
    </style:style>
    <style:style style:name="P351" style:family="paragraph" style:parent-style-name="Standard">
      <style:text-properties officeooo:rsid="09be9ac6" officeooo:paragraph-rsid="09be9ac6"/>
    </style:style>
    <style:style style:name="P352" style:family="paragraph" style:parent-style-name="Standard">
      <style:text-properties officeooo:rsid="09dcbafa" officeooo:paragraph-rsid="09de967f"/>
    </style:style>
    <style:style style:name="P353" style:family="paragraph" style:parent-style-name="Standard">
      <style:text-properties officeooo:rsid="09eb9b09" officeooo:paragraph-rsid="09eb9b09"/>
    </style:style>
    <style:style style:name="P354" style:family="paragraph" style:parent-style-name="Standard">
      <style:text-properties officeooo:rsid="09ee17b5" officeooo:paragraph-rsid="09ee17b5"/>
    </style:style>
    <style:style style:name="P355" style:family="paragraph" style:parent-style-name="Standard">
      <style:text-properties officeooo:rsid="09f91f40" officeooo:paragraph-rsid="09f91f40"/>
    </style:style>
    <style:style style:name="P356" style:family="paragraph" style:parent-style-name="Standard">
      <style:text-properties officeooo:rsid="0a02bc2b" officeooo:paragraph-rsid="0a02bc2b"/>
    </style:style>
    <style:style style:name="P357" style:family="paragraph" style:parent-style-name="Standard">
      <style:text-properties officeooo:rsid="0a09d235" officeooo:paragraph-rsid="0a09d235"/>
    </style:style>
    <style:style style:name="P358" style:family="paragraph" style:parent-style-name="Standard">
      <style:text-properties officeooo:rsid="0a0b728b" officeooo:paragraph-rsid="0a0b728b"/>
    </style:style>
    <style:style style:name="P359" style:family="paragraph" style:parent-style-name="Standard">
      <style:text-properties officeooo:rsid="0a0c88ca" officeooo:paragraph-rsid="0a0c88ca"/>
    </style:style>
    <style:style style:name="P360" style:family="paragraph" style:parent-style-name="Standard">
      <style:text-properties officeooo:rsid="0a1bd137" officeooo:paragraph-rsid="0a1bd137"/>
    </style:style>
    <style:style style:name="P361" style:family="paragraph" style:parent-style-name="Standard">
      <style:text-properties officeooo:rsid="0a1fd999" officeooo:paragraph-rsid="0a1fd999"/>
    </style:style>
    <style:style style:name="P362" style:family="paragraph" style:parent-style-name="Standard">
      <style:text-properties officeooo:rsid="0a1feba4" officeooo:paragraph-rsid="0a1feba4"/>
    </style:style>
    <style:style style:name="P363" style:family="paragraph" style:parent-style-name="Standard">
      <style:text-properties officeooo:rsid="0a35a206" officeooo:paragraph-rsid="0a35a206"/>
    </style:style>
    <style:style style:name="P364" style:family="paragraph" style:parent-style-name="Standard">
      <style:text-properties officeooo:rsid="0a3d49ec" officeooo:paragraph-rsid="0a3d49ec"/>
    </style:style>
    <style:style style:name="P365" style:family="paragraph" style:parent-style-name="Standard">
      <style:text-properties officeooo:rsid="0a4a890a" officeooo:paragraph-rsid="0a4a890a"/>
    </style:style>
    <style:style style:name="P366" style:family="paragraph" style:parent-style-name="Standard">
      <style:text-properties officeooo:rsid="0a4d7cfe" officeooo:paragraph-rsid="0a4d7cfe"/>
    </style:style>
    <style:style style:name="P367" style:family="paragraph" style:parent-style-name="Standard">
      <style:text-properties officeooo:rsid="0a52f6eb" officeooo:paragraph-rsid="0ad0d02f"/>
    </style:style>
    <style:style style:name="P368" style:family="paragraph" style:parent-style-name="Standard">
      <style:text-properties officeooo:rsid="0a7160f1" officeooo:paragraph-rsid="0a7160f1"/>
    </style:style>
    <style:style style:name="P369" style:family="paragraph" style:parent-style-name="Standard">
      <style:text-properties officeooo:rsid="0a71a813" officeooo:paragraph-rsid="0a71a813"/>
    </style:style>
    <style:style style:name="P370" style:family="paragraph" style:parent-style-name="Standard">
      <style:text-properties officeooo:rsid="0a74d04c" officeooo:paragraph-rsid="0a74d04c"/>
    </style:style>
    <style:style style:name="P371" style:family="paragraph" style:parent-style-name="Standard">
      <style:text-properties officeooo:rsid="0a7f98e3" officeooo:paragraph-rsid="0a7f98e3"/>
    </style:style>
    <style:style style:name="P372" style:family="paragraph" style:parent-style-name="Standard">
      <style:text-properties officeooo:rsid="0a7fa455" officeooo:paragraph-rsid="0a7fa455"/>
    </style:style>
    <style:style style:name="P373" style:family="paragraph" style:parent-style-name="Standard">
      <style:text-properties officeooo:rsid="0a853f63" officeooo:paragraph-rsid="0a853f63"/>
    </style:style>
    <style:style style:name="P374" style:family="paragraph" style:parent-style-name="Standard">
      <style:text-properties officeooo:rsid="0a92d13c" officeooo:paragraph-rsid="0aa5976e"/>
    </style:style>
    <style:style style:name="P375" style:family="paragraph" style:parent-style-name="Standard">
      <style:text-properties officeooo:rsid="0a92d13c" officeooo:paragraph-rsid="0a92d13c"/>
    </style:style>
    <style:style style:name="P376" style:family="paragraph" style:parent-style-name="Standard">
      <style:text-properties officeooo:rsid="0a9679d7" officeooo:paragraph-rsid="0a9679d7"/>
    </style:style>
    <style:style style:name="P377" style:family="paragraph" style:parent-style-name="Standard">
      <style:text-properties officeooo:rsid="0aa74146" officeooo:paragraph-rsid="0aa74146"/>
    </style:style>
    <style:style style:name="P378" style:family="paragraph" style:parent-style-name="Standard">
      <style:text-properties officeooo:rsid="0aa8f0b4" officeooo:paragraph-rsid="0aa8f0b4"/>
    </style:style>
    <style:style style:name="P379" style:family="paragraph" style:parent-style-name="Standard">
      <style:text-properties officeooo:rsid="0ab60c83" officeooo:paragraph-rsid="0ab60c83"/>
    </style:style>
    <style:style style:name="P380" style:family="paragraph" style:parent-style-name="Standard">
      <style:text-properties officeooo:rsid="0aeba08b" officeooo:paragraph-rsid="0aeba08b"/>
    </style:style>
    <style:style style:name="P381" style:family="paragraph" style:parent-style-name="Standard">
      <style:text-properties officeooo:rsid="09ba1614" officeooo:paragraph-rsid="0af59861"/>
    </style:style>
    <style:style style:name="P382" style:family="paragraph" style:parent-style-name="Standard">
      <style:text-properties officeooo:rsid="0b00bcd7" officeooo:paragraph-rsid="0b00bcd7"/>
    </style:style>
    <style:style style:name="P383" style:family="paragraph" style:parent-style-name="Standard">
      <style:text-properties officeooo:rsid="0b0f98ea" officeooo:paragraph-rsid="0b0f98ea"/>
    </style:style>
    <style:style style:name="P384" style:family="paragraph" style:parent-style-name="Standard">
      <style:text-properties officeooo:rsid="0b117ba9" officeooo:paragraph-rsid="0b53f6ba"/>
    </style:style>
    <style:style style:name="P385" style:family="paragraph" style:parent-style-name="Standard">
      <style:text-properties officeooo:rsid="0b190656" officeooo:paragraph-rsid="0b190656"/>
    </style:style>
    <style:style style:name="P386" style:family="paragraph" style:parent-style-name="Standard">
      <style:text-properties officeooo:rsid="0b40100d" officeooo:paragraph-rsid="0b40100d"/>
    </style:style>
    <style:style style:name="P387" style:family="paragraph" style:parent-style-name="Standard">
      <style:text-properties officeooo:rsid="0b46d4d4" officeooo:paragraph-rsid="0b46d4d4"/>
    </style:style>
    <style:style style:name="P388" style:family="paragraph" style:parent-style-name="Standard">
      <style:text-properties officeooo:rsid="0b788449" officeooo:paragraph-rsid="0b8bb990"/>
    </style:style>
    <style:style style:name="P389" style:family="paragraph" style:parent-style-name="Standard">
      <style:text-properties officeooo:rsid="0b8e31c7" officeooo:paragraph-rsid="0b8e31c7"/>
    </style:style>
    <style:style style:name="P390" style:family="paragraph" style:parent-style-name="Standard">
      <style:text-properties officeooo:rsid="0bc548f9" officeooo:paragraph-rsid="0bc548f9"/>
    </style:style>
    <style:style style:name="P391" style:family="paragraph" style:parent-style-name="Standard">
      <style:text-properties officeooo:rsid="0bc548f9" officeooo:paragraph-rsid="0bd1aae6"/>
    </style:style>
    <style:style style:name="P392" style:family="paragraph" style:parent-style-name="Standard">
      <style:text-properties officeooo:rsid="0bd20edb" officeooo:paragraph-rsid="0bd20edb"/>
    </style:style>
    <style:style style:name="P393" style:family="paragraph" style:parent-style-name="Standard">
      <style:text-properties officeooo:rsid="0bd443ac" officeooo:paragraph-rsid="0bd443ac"/>
    </style:style>
    <style:style style:name="P394" style:family="paragraph" style:parent-style-name="Standard">
      <style:text-properties officeooo:rsid="0beb129b" officeooo:paragraph-rsid="0beb129b"/>
    </style:style>
    <style:style style:name="P395" style:family="paragraph" style:parent-style-name="Standard">
      <style:text-properties officeooo:rsid="0beefa32" officeooo:paragraph-rsid="0beefa32"/>
    </style:style>
    <style:style style:name="P396" style:family="paragraph" style:parent-style-name="Standard">
      <style:text-properties officeooo:rsid="0bfa30f3" officeooo:paragraph-rsid="0bfa30f3"/>
    </style:style>
    <style:style style:name="P397" style:family="paragraph" style:parent-style-name="Standard">
      <style:text-properties officeooo:rsid="0c0335a3" officeooo:paragraph-rsid="0c0335a3"/>
    </style:style>
    <style:style style:name="P398" style:family="paragraph" style:parent-style-name="Standard">
      <style:text-properties officeooo:rsid="0c0ebf0d" officeooo:paragraph-rsid="0c0ebf0d"/>
    </style:style>
    <style:style style:name="P399" style:family="paragraph" style:parent-style-name="Standard">
      <style:text-properties officeooo:rsid="0c1a8565" officeooo:paragraph-rsid="0c1a8565"/>
    </style:style>
    <style:style style:name="P400" style:family="paragraph" style:parent-style-name="Standard">
      <style:text-properties officeooo:rsid="0c239374" officeooo:paragraph-rsid="0c239374"/>
    </style:style>
    <style:style style:name="P401" style:family="paragraph" style:parent-style-name="Standard">
      <style:text-properties officeooo:rsid="0c2ea1f3" officeooo:paragraph-rsid="0c2ea1f3"/>
    </style:style>
    <style:style style:name="P402" style:family="paragraph" style:parent-style-name="Standard">
      <style:text-properties officeooo:rsid="0c31fe44" officeooo:paragraph-rsid="0c31fe44"/>
    </style:style>
    <style:style style:name="P403" style:family="paragraph" style:parent-style-name="Standard">
      <style:text-properties officeooo:rsid="0c351d21" officeooo:paragraph-rsid="0c351d21"/>
    </style:style>
    <style:style style:name="P404" style:family="paragraph" style:parent-style-name="Standard">
      <style:text-properties officeooo:rsid="0c351d21" officeooo:paragraph-rsid="0c5e1457"/>
    </style:style>
    <style:style style:name="P405" style:family="paragraph" style:parent-style-name="Standard">
      <style:text-properties officeooo:rsid="0c5fd964" officeooo:paragraph-rsid="0c5fd964"/>
    </style:style>
    <style:style style:name="P406" style:family="paragraph" style:parent-style-name="Standard">
      <style:text-properties officeooo:rsid="0c707547" officeooo:paragraph-rsid="0c707547"/>
    </style:style>
    <style:style style:name="P407" style:family="paragraph" style:parent-style-name="Standard">
      <style:text-properties officeooo:rsid="0c707547" officeooo:paragraph-rsid="0c8daba0"/>
    </style:style>
    <style:style style:name="P408" style:family="paragraph" style:parent-style-name="Standard">
      <style:text-properties officeooo:rsid="0caa2b12" officeooo:paragraph-rsid="0caa2b12"/>
    </style:style>
    <style:style style:name="P409" style:family="paragraph" style:parent-style-name="Standard">
      <style:text-properties officeooo:rsid="0cb59de1" officeooo:paragraph-rsid="0cb59de1"/>
    </style:style>
    <style:style style:name="P410" style:family="paragraph" style:parent-style-name="Standard">
      <style:text-properties officeooo:rsid="0cccc79d" officeooo:paragraph-rsid="0cccc79d"/>
    </style:style>
    <style:style style:name="P411" style:family="paragraph" style:parent-style-name="Standard">
      <style:text-properties officeooo:rsid="0ce3780f" officeooo:paragraph-rsid="0ce3780f"/>
    </style:style>
    <style:style style:name="P412" style:family="paragraph" style:parent-style-name="Standard">
      <style:text-properties officeooo:rsid="0cefb3de" officeooo:paragraph-rsid="0cefb3de"/>
    </style:style>
    <style:style style:name="P413" style:family="paragraph" style:parent-style-name="Standard">
      <style:text-properties officeooo:rsid="0cf5d947" officeooo:paragraph-rsid="0d00880c"/>
    </style:style>
    <style:style style:name="P414" style:family="paragraph" style:parent-style-name="Standard">
      <style:text-properties officeooo:rsid="0d0d4805" officeooo:paragraph-rsid="0d1829bc"/>
    </style:style>
    <style:style style:name="P415" style:family="paragraph" style:parent-style-name="Standard">
      <style:text-properties officeooo:rsid="0d24051d" officeooo:paragraph-rsid="0d24051d"/>
    </style:style>
    <style:style style:name="P416" style:family="paragraph" style:parent-style-name="Standard">
      <style:text-properties officeooo:rsid="0d3ef988" officeooo:paragraph-rsid="0d3ef988"/>
    </style:style>
    <style:style style:name="P417" style:family="paragraph" style:parent-style-name="Standard">
      <style:text-properties officeooo:rsid="0d464e3a" officeooo:paragraph-rsid="0d464e3a"/>
    </style:style>
    <style:style style:name="P418" style:family="paragraph" style:parent-style-name="Standard">
      <style:text-properties officeooo:rsid="0d4a0bb2" officeooo:paragraph-rsid="0d4a0bb2"/>
    </style:style>
    <style:style style:name="P419" style:family="paragraph" style:parent-style-name="Standard">
      <style:text-properties officeooo:rsid="0d559c33" officeooo:paragraph-rsid="0d559c33"/>
    </style:style>
    <style:style style:name="P420" style:family="paragraph" style:parent-style-name="Standard">
      <style:text-properties officeooo:rsid="0d64d67f" officeooo:paragraph-rsid="0d64d67f"/>
    </style:style>
    <style:style style:name="P421" style:family="paragraph" style:parent-style-name="Standard">
      <style:text-properties officeooo:rsid="0d67377d" officeooo:paragraph-rsid="0d67377d"/>
    </style:style>
    <style:style style:name="P422" style:family="paragraph" style:parent-style-name="Standard">
      <style:text-properties officeooo:rsid="0d840343" officeooo:paragraph-rsid="0d840343"/>
    </style:style>
    <style:style style:name="P423" style:family="paragraph" style:parent-style-name="Standard">
      <style:text-properties officeooo:rsid="0d96c1ea" officeooo:paragraph-rsid="0d96c1ea"/>
    </style:style>
    <style:style style:name="P424" style:family="paragraph" style:parent-style-name="Standard">
      <style:text-properties officeooo:rsid="0da4840f" officeooo:paragraph-rsid="0da4840f"/>
    </style:style>
    <style:style style:name="P425" style:family="paragraph" style:parent-style-name="Standard">
      <style:text-properties officeooo:rsid="0dac1f7a" officeooo:paragraph-rsid="0dac1f7a"/>
    </style:style>
    <style:style style:name="P426" style:family="paragraph" style:parent-style-name="Standard">
      <style:text-properties officeooo:rsid="0db6772a" officeooo:paragraph-rsid="0db6772a"/>
    </style:style>
    <style:style style:name="P427" style:family="paragraph" style:parent-style-name="Standard">
      <style:text-properties officeooo:rsid="0dbd871d" officeooo:paragraph-rsid="0dc91b4a"/>
    </style:style>
    <style:style style:name="P428" style:family="paragraph" style:parent-style-name="Standard">
      <style:text-properties officeooo:rsid="0dbd871d" officeooo:paragraph-rsid="0e133214"/>
    </style:style>
    <style:style style:name="P429" style:family="paragraph" style:parent-style-name="Standard">
      <style:text-properties officeooo:rsid="0dd2fb54" officeooo:paragraph-rsid="0dd2fb54"/>
    </style:style>
    <style:style style:name="P430" style:family="paragraph" style:parent-style-name="Standard">
      <style:text-properties officeooo:rsid="0dd7748d" officeooo:paragraph-rsid="0dd7748d"/>
    </style:style>
    <style:style style:name="P431" style:family="paragraph" style:parent-style-name="Standard">
      <style:text-properties officeooo:rsid="0dd9f9dd" officeooo:paragraph-rsid="0dd9f9dd"/>
    </style:style>
    <style:style style:name="P432" style:family="paragraph" style:parent-style-name="Standard">
      <style:text-properties officeooo:rsid="0ddd4720" officeooo:paragraph-rsid="0ddd4720"/>
    </style:style>
    <style:style style:name="P433" style:family="paragraph" style:parent-style-name="Standard">
      <style:text-properties officeooo:rsid="0df2bf5a" officeooo:paragraph-rsid="0df2bf5a"/>
    </style:style>
    <style:style style:name="P434" style:family="paragraph" style:parent-style-name="Standard">
      <style:text-properties officeooo:rsid="0e012f31" officeooo:paragraph-rsid="0e012f31"/>
    </style:style>
    <style:style style:name="P435" style:family="paragraph" style:parent-style-name="Standard">
      <style:text-properties officeooo:rsid="0e01bdea" officeooo:paragraph-rsid="0e01bdea"/>
    </style:style>
    <style:style style:name="P436" style:family="paragraph" style:parent-style-name="Standard">
      <style:text-properties officeooo:rsid="0e037a26" officeooo:paragraph-rsid="0e037a26"/>
    </style:style>
    <style:style style:name="P437" style:family="paragraph" style:parent-style-name="Standard">
      <style:text-properties officeooo:rsid="0e0c1f39" officeooo:paragraph-rsid="0e0c1f39"/>
    </style:style>
    <style:style style:name="P438" style:family="paragraph" style:parent-style-name="Standard">
      <style:text-properties officeooo:rsid="0e1d52cd" officeooo:paragraph-rsid="0e1d52cd"/>
    </style:style>
    <style:style style:name="P439" style:family="paragraph" style:parent-style-name="Standard">
      <style:text-properties officeooo:rsid="0e1d52cd" officeooo:paragraph-rsid="17688778"/>
    </style:style>
    <style:style style:name="P440" style:family="paragraph" style:parent-style-name="Standard">
      <style:text-properties officeooo:rsid="0e2adf83" officeooo:paragraph-rsid="0e2adf83"/>
    </style:style>
    <style:style style:name="P441" style:family="paragraph" style:parent-style-name="Standard">
      <style:text-properties officeooo:rsid="0e413088" officeooo:paragraph-rsid="0e413088"/>
    </style:style>
    <style:style style:name="P442" style:family="paragraph" style:parent-style-name="Standard">
      <style:text-properties officeooo:rsid="0e45360c" officeooo:paragraph-rsid="0e45360c"/>
    </style:style>
    <style:style style:name="P443" style:family="paragraph" style:parent-style-name="Standard">
      <style:text-properties officeooo:rsid="0e75778c" officeooo:paragraph-rsid="0e75778c"/>
    </style:style>
    <style:style style:name="P444" style:family="paragraph" style:parent-style-name="Standard">
      <style:text-properties officeooo:rsid="0e811e1e" officeooo:paragraph-rsid="0e811e1e"/>
    </style:style>
    <style:style style:name="P445" style:family="paragraph" style:parent-style-name="Standard">
      <style:text-properties officeooo:rsid="0e8345f2" officeooo:paragraph-rsid="0e8345f2"/>
    </style:style>
    <style:style style:name="P446" style:family="paragraph" style:parent-style-name="Standard">
      <style:text-properties officeooo:rsid="0e89f3d2" officeooo:paragraph-rsid="0e89f3d2"/>
    </style:style>
    <style:style style:name="P447" style:family="paragraph" style:parent-style-name="Standard">
      <style:text-properties officeooo:rsid="0e8b15f6" officeooo:paragraph-rsid="0e8b15f6"/>
    </style:style>
    <style:style style:name="P448" style:family="paragraph" style:parent-style-name="Standard">
      <style:text-properties officeooo:rsid="0e9ba785" officeooo:paragraph-rsid="0e9ba785"/>
    </style:style>
    <style:style style:name="P449" style:family="paragraph" style:parent-style-name="Standard">
      <style:text-properties officeooo:rsid="0eb501f9" officeooo:paragraph-rsid="0eb501f9"/>
    </style:style>
    <style:style style:name="P450" style:family="paragraph" style:parent-style-name="Standard">
      <style:text-properties officeooo:rsid="0eb501f9" officeooo:paragraph-rsid="17640386"/>
    </style:style>
    <style:style style:name="P451" style:family="paragraph" style:parent-style-name="Standard">
      <style:text-properties officeooo:rsid="0ec38dbb" officeooo:paragraph-rsid="0ec38dbb"/>
    </style:style>
    <style:style style:name="P452" style:family="paragraph" style:parent-style-name="Standard">
      <style:text-properties style:text-underline-style="none" officeooo:rsid="0ef0b640" officeooo:paragraph-rsid="0ef0b640"/>
    </style:style>
    <style:style style:name="P453" style:family="paragraph" style:parent-style-name="Standard">
      <style:text-properties style:text-underline-style="none" officeooo:rsid="0f091699" officeooo:paragraph-rsid="0f091699"/>
    </style:style>
    <style:style style:name="P454" style:family="paragraph" style:parent-style-name="Standard">
      <style:text-properties style:text-underline-style="none" officeooo:rsid="0f091699" officeooo:paragraph-rsid="0f0c35f1"/>
    </style:style>
    <style:style style:name="P455" style:family="paragraph" style:parent-style-name="Standard">
      <style:text-properties style:text-underline-style="none" officeooo:rsid="0f175cf3" officeooo:paragraph-rsid="0f175cf3"/>
    </style:style>
    <style:style style:name="P456" style:family="paragraph" style:parent-style-name="Standard">
      <style:text-properties style:text-underline-style="none" officeooo:rsid="0f1dd131" officeooo:paragraph-rsid="0f1dd131"/>
    </style:style>
    <style:style style:name="P457" style:family="paragraph" style:parent-style-name="Standard">
      <style:text-properties style:text-underline-style="none" officeooo:rsid="0f1dd131" officeooo:paragraph-rsid="17860609"/>
    </style:style>
    <style:style style:name="P458" style:family="paragraph" style:parent-style-name="Standard">
      <style:text-properties style:text-underline-style="none" officeooo:rsid="0f2f54da" officeooo:paragraph-rsid="0f2f54da"/>
    </style:style>
    <style:style style:name="P459" style:family="paragraph" style:parent-style-name="Standard">
      <style:text-properties style:text-underline-style="none" officeooo:rsid="0f627b96" officeooo:paragraph-rsid="0f627b96"/>
    </style:style>
    <style:style style:name="P460" style:family="paragraph" style:parent-style-name="Standard">
      <style:text-properties style:text-underline-style="none" officeooo:rsid="0f7e8f50" officeooo:paragraph-rsid="0f7e8f50"/>
    </style:style>
    <style:style style:name="P461" style:family="paragraph" style:parent-style-name="Standard">
      <style:text-properties style:text-underline-style="none" officeooo:rsid="0f7e8f50" officeooo:paragraph-rsid="12d991d0"/>
    </style:style>
    <style:style style:name="P462" style:family="paragraph" style:parent-style-name="Standard">
      <style:text-properties style:text-underline-style="none" officeooo:rsid="0f8723f1" officeooo:paragraph-rsid="0f8723f1"/>
    </style:style>
    <style:style style:name="P463" style:family="paragraph" style:parent-style-name="Standard">
      <style:text-properties style:text-underline-style="none" officeooo:rsid="0f88685e" officeooo:paragraph-rsid="0f88685e"/>
    </style:style>
    <style:style style:name="P464" style:family="paragraph" style:parent-style-name="Standard">
      <style:text-properties style:text-underline-style="none" officeooo:rsid="0f8b11e3" officeooo:paragraph-rsid="0f8b11e3"/>
    </style:style>
    <style:style style:name="P465" style:family="paragraph" style:parent-style-name="Standard">
      <style:text-properties style:text-underline-style="none" officeooo:rsid="0f924440" officeooo:paragraph-rsid="0f924440"/>
    </style:style>
    <style:style style:name="P466" style:family="paragraph" style:parent-style-name="Standard">
      <style:text-properties style:text-underline-style="none" officeooo:rsid="0fc12941" officeooo:paragraph-rsid="0fc12941"/>
    </style:style>
    <style:style style:name="P467" style:family="paragraph" style:parent-style-name="Standard">
      <style:text-properties style:text-underline-style="none" officeooo:rsid="0fcafb68" officeooo:paragraph-rsid="0fcafb68"/>
    </style:style>
    <style:style style:name="P468" style:family="paragraph" style:parent-style-name="Standard">
      <style:text-properties style:text-underline-style="none" officeooo:rsid="0fe1c532" officeooo:paragraph-rsid="0fe1c532"/>
    </style:style>
    <style:style style:name="P469" style:family="paragraph" style:parent-style-name="Standard">
      <style:text-properties style:text-underline-style="none" officeooo:rsid="0fe4176d" officeooo:paragraph-rsid="0fe4176d"/>
    </style:style>
    <style:style style:name="P470" style:family="paragraph" style:parent-style-name="Standard">
      <style:text-properties style:text-underline-style="none" officeooo:rsid="0fe903d2" officeooo:paragraph-rsid="0fe903d2"/>
    </style:style>
    <style:style style:name="P471" style:family="paragraph" style:parent-style-name="Standard">
      <style:text-properties style:text-underline-style="none" officeooo:rsid="0ff55ab4" officeooo:paragraph-rsid="0ff55ab4"/>
    </style:style>
    <style:style style:name="P472" style:family="paragraph" style:parent-style-name="Standard">
      <style:text-properties style:text-underline-style="none" officeooo:rsid="10052c88" officeooo:paragraph-rsid="10052c88"/>
    </style:style>
    <style:style style:name="P473" style:family="paragraph" style:parent-style-name="Standard">
      <style:text-properties style:text-underline-style="none" officeooo:rsid="1006c96e" officeooo:paragraph-rsid="1018e4a4"/>
    </style:style>
    <style:style style:name="P474" style:family="paragraph" style:parent-style-name="Standard">
      <style:text-properties style:text-underline-style="none" officeooo:rsid="10197b53" officeooo:paragraph-rsid="10197b53"/>
    </style:style>
    <style:style style:name="P475" style:family="paragraph" style:parent-style-name="Standard">
      <style:text-properties style:text-underline-style="none" officeooo:rsid="10197e5c" officeooo:paragraph-rsid="10197e5c"/>
    </style:style>
    <style:style style:name="P476" style:family="paragraph" style:parent-style-name="Standard">
      <style:text-properties style:text-underline-style="none" officeooo:rsid="101da42c" officeooo:paragraph-rsid="101da42c"/>
    </style:style>
    <style:style style:name="P477" style:family="paragraph" style:parent-style-name="Standard">
      <style:text-properties style:text-underline-style="none" officeooo:rsid="1027924b" officeooo:paragraph-rsid="1027924b"/>
    </style:style>
    <style:style style:name="P478" style:family="paragraph" style:parent-style-name="Standard">
      <style:text-properties style:text-underline-style="none" officeooo:rsid="10283855" officeooo:paragraph-rsid="10283855"/>
    </style:style>
    <style:style style:name="P479" style:family="paragraph" style:parent-style-name="Standard">
      <style:text-properties style:text-underline-style="none" officeooo:rsid="1033db2c" officeooo:paragraph-rsid="1033db2c"/>
    </style:style>
    <style:style style:name="P480" style:family="paragraph" style:parent-style-name="Standard">
      <style:text-properties style:text-underline-style="none" officeooo:rsid="103c7320" officeooo:paragraph-rsid="103c7320"/>
    </style:style>
    <style:style style:name="P481" style:family="paragraph" style:parent-style-name="Standard">
      <style:text-properties style:text-underline-style="none" officeooo:rsid="10490ab2" officeooo:paragraph-rsid="10490ab2"/>
    </style:style>
    <style:style style:name="P482" style:family="paragraph" style:parent-style-name="Standard">
      <style:text-properties style:text-underline-style="none" officeooo:rsid="104cf1d6" officeooo:paragraph-rsid="104cf1d6"/>
    </style:style>
    <style:style style:name="P483" style:family="paragraph" style:parent-style-name="Standard">
      <style:text-properties style:text-underline-style="none" officeooo:rsid="10653579" officeooo:paragraph-rsid="10653579"/>
    </style:style>
    <style:style style:name="P484" style:family="paragraph" style:parent-style-name="Standard">
      <style:text-properties style:text-underline-style="none" officeooo:rsid="1069305c" officeooo:paragraph-rsid="1069305c"/>
    </style:style>
    <style:style style:name="P485" style:family="paragraph" style:parent-style-name="Standard">
      <style:text-properties style:text-underline-style="none" officeooo:rsid="106c8cc3" officeooo:paragraph-rsid="106c8cc3"/>
    </style:style>
    <style:style style:name="P486" style:family="paragraph" style:parent-style-name="Standard">
      <style:text-properties style:text-underline-style="none" officeooo:rsid="1076ca3b" officeooo:paragraph-rsid="1076ca3b"/>
    </style:style>
    <style:style style:name="P487" style:family="paragraph" style:parent-style-name="Standard">
      <style:text-properties style:text-underline-style="none" officeooo:rsid="10825008" officeooo:paragraph-rsid="10825008"/>
    </style:style>
    <style:style style:name="P488" style:family="paragraph" style:parent-style-name="Standard">
      <style:text-properties style:text-underline-style="none" officeooo:rsid="10901bdd" officeooo:paragraph-rsid="10901bdd"/>
    </style:style>
    <style:style style:name="P489" style:family="paragraph" style:parent-style-name="Standard">
      <style:text-properties style:text-underline-style="none" officeooo:rsid="109287c8" officeooo:paragraph-rsid="109287c8"/>
    </style:style>
    <style:style style:name="P490" style:family="paragraph" style:parent-style-name="Standard">
      <style:text-properties style:text-underline-style="none" officeooo:rsid="1096d492" officeooo:paragraph-rsid="1096d492"/>
    </style:style>
    <style:style style:name="P491" style:family="paragraph" style:parent-style-name="Standard">
      <style:text-properties style:text-underline-style="none" officeooo:rsid="1098c03b" officeooo:paragraph-rsid="1098c03b"/>
    </style:style>
    <style:style style:name="P492" style:family="paragraph" style:parent-style-name="Standard">
      <style:text-properties style:text-underline-style="none" officeooo:rsid="109fde85" officeooo:paragraph-rsid="109fde85"/>
    </style:style>
    <style:style style:name="P493" style:family="paragraph" style:parent-style-name="Standard">
      <style:text-properties style:text-underline-style="none" officeooo:rsid="10afe5d7" officeooo:paragraph-rsid="10afe5d7"/>
    </style:style>
    <style:style style:name="P494" style:family="paragraph" style:parent-style-name="Standard">
      <style:text-properties style:text-underline-style="none" officeooo:rsid="110b8bab" officeooo:paragraph-rsid="110b8bab"/>
    </style:style>
    <style:style style:name="P495" style:family="paragraph" style:parent-style-name="Standard">
      <style:text-properties style:text-underline-style="none" officeooo:rsid="11141033" officeooo:paragraph-rsid="11141033"/>
    </style:style>
    <style:style style:name="P496" style:family="paragraph" style:parent-style-name="Standard">
      <style:text-properties style:text-underline-style="none" officeooo:rsid="112aa2ff" officeooo:paragraph-rsid="112aa2ff"/>
    </style:style>
    <style:style style:name="P497" style:family="paragraph" style:parent-style-name="Standard">
      <style:text-properties style:text-underline-style="none" officeooo:rsid="112aef4e" officeooo:paragraph-rsid="112aef4e"/>
    </style:style>
    <style:style style:name="P498" style:family="paragraph" style:parent-style-name="Standard">
      <style:text-properties style:text-underline-style="none" officeooo:rsid="112d4a8c" officeooo:paragraph-rsid="112d4a8c"/>
    </style:style>
    <style:style style:name="P499" style:family="paragraph" style:parent-style-name="Standard">
      <style:text-properties style:text-underline-style="none" officeooo:rsid="11327162" officeooo:paragraph-rsid="11327162"/>
    </style:style>
    <style:style style:name="P500" style:family="paragraph" style:parent-style-name="Standard">
      <style:text-properties style:text-underline-style="none" officeooo:rsid="1134eff9" officeooo:paragraph-rsid="1134eff9"/>
    </style:style>
    <style:style style:name="P501" style:family="paragraph" style:parent-style-name="Standard">
      <style:text-properties style:text-underline-style="none" officeooo:rsid="11380876" officeooo:paragraph-rsid="11380876"/>
    </style:style>
    <style:style style:name="P502" style:family="paragraph" style:parent-style-name="Standard">
      <style:text-properties style:text-underline-style="none" officeooo:rsid="1139901d" officeooo:paragraph-rsid="1139901d"/>
    </style:style>
    <style:style style:name="P503" style:family="paragraph" style:parent-style-name="Standard">
      <style:text-properties style:text-underline-style="none" officeooo:rsid="1143a077" officeooo:paragraph-rsid="1143a077"/>
    </style:style>
    <style:style style:name="P504" style:family="paragraph" style:parent-style-name="Standard">
      <style:text-properties style:text-underline-style="none" officeooo:rsid="114520a0" officeooo:paragraph-rsid="114520a0"/>
    </style:style>
    <style:style style:name="P505" style:family="paragraph" style:parent-style-name="Standard">
      <style:text-properties style:text-underline-style="none" officeooo:rsid="1145e4a9" officeooo:paragraph-rsid="1145e4a9"/>
    </style:style>
    <style:style style:name="P506" style:family="paragraph" style:parent-style-name="Standard">
      <style:text-properties style:text-underline-style="none" officeooo:rsid="116bde7d" officeooo:paragraph-rsid="116bde7d"/>
    </style:style>
    <style:style style:name="P507" style:family="paragraph" style:parent-style-name="Standard">
      <style:text-properties style:text-underline-style="none" officeooo:rsid="11704870" officeooo:paragraph-rsid="11704870"/>
    </style:style>
    <style:style style:name="P508" style:family="paragraph" style:parent-style-name="Standard">
      <style:text-properties style:text-underline-style="none" officeooo:rsid="1171e4d9" officeooo:paragraph-rsid="1171e4d9"/>
    </style:style>
    <style:style style:name="P509" style:family="paragraph" style:parent-style-name="Standard">
      <style:text-properties style:text-underline-style="none" officeooo:rsid="0ef9d6e5" officeooo:paragraph-rsid="1758846c"/>
    </style:style>
    <style:style style:name="P510" style:family="paragraph" style:parent-style-name="Standard">
      <style:text-properties fo:language="ru" fo:country="RU" officeooo:paragraph-rsid="1171e4d9"/>
    </style:style>
    <style:style style:name="P511" style:family="paragraph" style:parent-style-name="Standard">
      <style:text-properties fo:language="ru" fo:country="RU" officeooo:rsid="11d27bba" officeooo:paragraph-rsid="11f2cd8a"/>
    </style:style>
    <style:style style:name="P512" style:family="paragraph" style:parent-style-name="Standard">
      <style:text-properties fo:language="ru" fo:country="RU" officeooo:rsid="11d27bba" officeooo:paragraph-rsid="120d3aa7"/>
    </style:style>
    <style:style style:name="P513" style:family="paragraph" style:parent-style-name="Standard">
      <style:text-properties fo:language="ru" fo:country="RU" officeooo:rsid="12129af3" officeooo:paragraph-rsid="120d3aa7"/>
    </style:style>
    <style:style style:name="P514" style:family="paragraph" style:parent-style-name="Standard">
      <style:text-properties fo:language="ru" fo:country="RU" officeooo:paragraph-rsid="1220a866"/>
    </style:style>
    <style:style style:name="P515" style:family="paragraph" style:parent-style-name="Standard">
      <style:text-properties fo:language="ru" fo:country="RU" officeooo:paragraph-rsid="1240c9e6"/>
    </style:style>
    <style:style style:name="P516" style:family="paragraph" style:parent-style-name="Standard">
      <style:text-properties fo:language="ru" fo:country="RU" officeooo:rsid="1240c9e6" officeooo:paragraph-rsid="1240c9e6"/>
    </style:style>
    <style:style style:name="P517" style:family="paragraph" style:parent-style-name="Standard">
      <style:text-properties fo:language="ru" fo:country="RU" officeooo:rsid="1240c9e6" officeooo:paragraph-rsid="1259eb65"/>
    </style:style>
    <style:style style:name="P518" style:family="paragraph" style:parent-style-name="Standard">
      <style:text-properties fo:language="ru" fo:country="RU" officeooo:rsid="12607d42" officeooo:paragraph-rsid="12607d42"/>
    </style:style>
    <style:style style:name="P519" style:family="paragraph" style:parent-style-name="Standard">
      <style:text-properties fo:language="ru" fo:country="RU" officeooo:rsid="12695e99" officeooo:paragraph-rsid="12695e99"/>
    </style:style>
    <style:style style:name="P520" style:family="paragraph" style:parent-style-name="Standard">
      <style:text-properties fo:language="ru" fo:country="RU" officeooo:rsid="12754598" officeooo:paragraph-rsid="12754598"/>
    </style:style>
    <style:style style:name="P521" style:family="paragraph" style:parent-style-name="Standard">
      <style:text-properties fo:language="ru" fo:country="RU" officeooo:rsid="127d48a8" officeooo:paragraph-rsid="127d48a8"/>
    </style:style>
    <style:style style:name="P522" style:family="paragraph" style:parent-style-name="Standard">
      <style:text-properties fo:language="ru" fo:country="RU" officeooo:rsid="127d48a8" officeooo:paragraph-rsid="128f4d2c"/>
    </style:style>
    <style:style style:name="P523" style:family="paragraph" style:parent-style-name="Standard">
      <style:text-properties fo:language="ru" fo:country="RU" officeooo:rsid="127d48a8" officeooo:paragraph-rsid="12cd7552"/>
    </style:style>
    <style:style style:name="P524" style:family="paragraph" style:parent-style-name="Standard">
      <style:text-properties fo:language="ru" fo:country="RU" officeooo:rsid="1283b45b" officeooo:paragraph-rsid="1283b45b"/>
    </style:style>
    <style:style style:name="P525" style:family="paragraph" style:parent-style-name="Standard">
      <style:text-properties fo:language="ru" fo:country="RU" officeooo:rsid="12cd7552" officeooo:paragraph-rsid="12cd7552"/>
    </style:style>
    <style:style style:name="P526" style:family="paragraph" style:parent-style-name="Standard">
      <style:text-properties fo:language="ru" fo:country="RU" officeooo:rsid="14d1cf81" officeooo:paragraph-rsid="14d1cf81"/>
    </style:style>
    <style:style style:name="P527" style:family="paragraph" style:parent-style-name="Standard">
      <style:text-properties fo:language="ru" fo:country="RU" officeooo:rsid="14d35287" officeooo:paragraph-rsid="14d35287"/>
    </style:style>
    <style:style style:name="P528" style:family="paragraph" style:parent-style-name="Standard">
      <style:text-properties fo:language="ru" fo:country="RU" officeooo:rsid="14d35287" officeooo:paragraph-rsid="1517d2b5"/>
    </style:style>
    <style:style style:name="P529" style:family="paragraph" style:parent-style-name="Standard">
      <style:text-properties fo:language="ru" fo:country="RU" officeooo:rsid="157067b3" officeooo:paragraph-rsid="157067b3"/>
    </style:style>
    <style:style style:name="P530" style:family="paragraph" style:parent-style-name="Standard">
      <style:text-properties fo:language="ru" fo:country="RU" officeooo:rsid="158081d1" officeooo:paragraph-rsid="158081d1"/>
    </style:style>
    <style:style style:name="P531" style:family="paragraph" style:parent-style-name="Standard">
      <style:text-properties fo:language="ru" fo:country="RU" officeooo:rsid="158081d1" officeooo:paragraph-rsid="1619c1f3"/>
    </style:style>
    <style:style style:name="P532" style:family="paragraph" style:parent-style-name="Standard">
      <style:text-properties fo:language="ru" fo:country="RU" officeooo:rsid="158081d1" officeooo:paragraph-rsid="1645e992"/>
    </style:style>
    <style:style style:name="P533" style:family="paragraph" style:parent-style-name="Standard">
      <style:text-properties fo:language="ru" fo:country="RU" officeooo:rsid="1645e992" officeooo:paragraph-rsid="1645e992"/>
    </style:style>
    <style:style style:name="P534" style:family="paragraph" style:parent-style-name="Standard">
      <style:text-properties fo:language="ru" fo:country="RU" officeooo:rsid="17043435" officeooo:paragraph-rsid="17043435"/>
    </style:style>
    <style:style style:name="P535" style:family="paragraph" style:parent-style-name="Standard">
      <style:text-properties fo:language="ru" fo:country="RU" officeooo:rsid="17054472" officeooo:paragraph-rsid="1707923d"/>
    </style:style>
    <style:style style:name="P536" style:family="paragraph" style:parent-style-name="Standard">
      <style:text-properties fo:language="ru" fo:country="RU" officeooo:rsid="1707923d" officeooo:paragraph-rsid="1707923d"/>
    </style:style>
    <style:style style:name="P537" style:family="paragraph" style:parent-style-name="Standard">
      <style:text-properties fo:language="ru" fo:country="RU" officeooo:rsid="1707923d" officeooo:paragraph-rsid="17106101"/>
    </style:style>
    <style:style style:name="P538" style:family="paragraph" style:parent-style-name="Standard">
      <style:text-properties fo:language="ru" fo:country="RU" officeooo:rsid="1707923d" officeooo:paragraph-rsid="17169f53"/>
    </style:style>
    <style:style style:name="P539" style:family="paragraph" style:parent-style-name="Standard">
      <style:text-properties fo:language="ru" fo:country="RU" officeooo:rsid="1707923d" officeooo:paragraph-rsid="173487e5"/>
    </style:style>
    <style:style style:name="P540" style:family="paragraph" style:parent-style-name="Standard">
      <style:text-properties fo:language="ru" fo:country="RU" officeooo:rsid="1707923d" officeooo:paragraph-rsid="1737a47b"/>
    </style:style>
    <style:style style:name="P541" style:family="paragraph" style:parent-style-name="Standard">
      <style:text-properties fo:language="ru" fo:country="RU" officeooo:rsid="1707923d" officeooo:paragraph-rsid="17384a30"/>
    </style:style>
    <style:style style:name="P542" style:family="paragraph" style:parent-style-name="Standard">
      <style:text-properties fo:language="ru" fo:country="RU" officeooo:rsid="1707923d" officeooo:paragraph-rsid="173dba9c"/>
    </style:style>
    <style:style style:name="P543" style:family="paragraph" style:parent-style-name="Standard">
      <style:text-properties fo:language="ru" fo:country="RU" officeooo:rsid="1707923d" officeooo:paragraph-rsid="173e8837"/>
    </style:style>
    <style:style style:name="P544" style:family="paragraph" style:parent-style-name="Standard">
      <style:text-properties fo:language="ru" fo:country="RU" officeooo:rsid="17c2ac6b" officeooo:paragraph-rsid="17c2ac6b"/>
    </style:style>
    <style:style style:name="P545" style:family="paragraph" style:parent-style-name="Standard">
      <style:text-properties fo:language="ru" fo:country="RU" officeooo:rsid="17c2ac6b" officeooo:paragraph-rsid="17ca1994"/>
    </style:style>
    <style:style style:name="P546" style:family="paragraph" style:parent-style-name="Standard">
      <style:text-properties fo:language="ru" fo:country="RU" officeooo:rsid="17c2ac6b" officeooo:paragraph-rsid="17fe302f"/>
    </style:style>
    <style:style style:name="P547" style:family="paragraph" style:parent-style-name="Standard">
      <style:text-properties officeooo:paragraph-rsid="1171e4d9"/>
    </style:style>
    <style:style style:name="P548" style:family="paragraph" style:parent-style-name="Standard">
      <style:text-properties officeooo:paragraph-rsid="11f2cd8a"/>
    </style:style>
    <style:style style:name="P549" style:family="paragraph" style:parent-style-name="Standard">
      <style:text-properties officeooo:paragraph-rsid="120d3aa7"/>
    </style:style>
    <style:style style:name="P550" style:family="paragraph" style:parent-style-name="Standard">
      <style:text-properties officeooo:rsid="00a294e4" officeooo:paragraph-rsid="00a294e4"/>
    </style:style>
    <style:style style:name="P551" style:family="paragraph" style:parent-style-name="Standard">
      <style:text-properties officeooo:rsid="1452c6b6" officeooo:paragraph-rsid="1452c6b6"/>
    </style:style>
    <style:style style:name="P552" style:family="paragraph" style:parent-style-name="Standard">
      <style:text-properties officeooo:rsid="0095e740" officeooo:paragraph-rsid="1457ef9d"/>
    </style:style>
    <style:style style:name="P553" style:family="paragraph" style:parent-style-name="Standard">
      <style:text-properties officeooo:rsid="03fc0be9" officeooo:paragraph-rsid="16d21ba6"/>
    </style:style>
    <style:style style:name="P554" style:family="paragraph" style:parent-style-name="Standard">
      <style:text-properties officeooo:rsid="04073b09" officeooo:paragraph-rsid="16d98937"/>
    </style:style>
    <style:style style:name="P555" style:family="paragraph" style:parent-style-name="Standard">
      <style:text-properties officeooo:rsid="1761f47c" officeooo:paragraph-rsid="1761f47c"/>
    </style:style>
    <style:style style:name="P556" style:family="paragraph" style:parent-style-name="Standard">
      <style:text-properties officeooo:rsid="0e3c7687" officeooo:paragraph-rsid="176ae36e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7270d"/>
    </style:style>
    <style:style style:name="T397" style:family="text">
      <style:text-properties officeooo:rsid="02e84a44"/>
    </style:style>
    <style:style style:name="T398" style:family="text">
      <style:text-properties officeooo:rsid="02e9e74f"/>
    </style:style>
    <style:style style:name="T399" style:family="text">
      <style:text-properties officeooo:rsid="02ea79fe"/>
    </style:style>
    <style:style style:name="T400" style:family="text">
      <style:text-properties officeooo:rsid="02ec4596"/>
    </style:style>
    <style:style style:name="T401" style:family="text">
      <style:text-properties officeooo:rsid="02ecd14d"/>
    </style:style>
    <style:style style:name="T402" style:family="text">
      <style:text-properties officeooo:rsid="02edab24"/>
    </style:style>
    <style:style style:name="T403" style:family="text">
      <style:text-properties officeooo:rsid="02ef8c95"/>
    </style:style>
    <style:style style:name="T404" style:family="text">
      <style:text-properties officeooo:rsid="02f0dd2e"/>
    </style:style>
    <style:style style:name="T405" style:family="text">
      <style:text-properties officeooo:rsid="02f27953"/>
    </style:style>
    <style:style style:name="T406" style:family="text">
      <style:text-properties officeooo:rsid="02f4403f"/>
    </style:style>
    <style:style style:name="T407" style:family="text">
      <style:text-properties officeooo:rsid="02f5b259"/>
    </style:style>
    <style:style style:name="T408" style:family="text">
      <style:text-properties officeooo:rsid="02f7a16c"/>
    </style:style>
    <style:style style:name="T409" style:family="text">
      <style:text-properties officeooo:rsid="02f8766c"/>
    </style:style>
    <style:style style:name="T410" style:family="text">
      <style:text-properties officeooo:rsid="02f9a6d4"/>
    </style:style>
    <style:style style:name="T411" style:family="text">
      <style:text-properties officeooo:rsid="02fc94e8"/>
    </style:style>
    <style:style style:name="T412" style:family="text">
      <style:text-properties officeooo:rsid="02ff64c7"/>
    </style:style>
    <style:style style:name="T413" style:family="text">
      <style:text-properties officeooo:rsid="0301be0a"/>
    </style:style>
    <style:style style:name="T414" style:family="text">
      <style:text-properties officeooo:rsid="0302f029"/>
    </style:style>
    <style:style style:name="T415" style:family="text">
      <style:text-properties officeooo:rsid="0304434d"/>
    </style:style>
    <style:style style:name="T416" style:family="text">
      <style:text-properties officeooo:rsid="0307548b"/>
    </style:style>
    <style:style style:name="T417" style:family="text">
      <style:text-properties officeooo:rsid="030858de"/>
    </style:style>
    <style:style style:name="T418" style:family="text">
      <style:text-properties officeooo:rsid="03094a95"/>
    </style:style>
    <style:style style:name="T419" style:family="text">
      <style:text-properties officeooo:rsid="0309dbb2"/>
    </style:style>
    <style:style style:name="T420" style:family="text">
      <style:text-properties officeooo:rsid="030bb3a1"/>
    </style:style>
    <style:style style:name="T421" style:family="text">
      <style:text-properties officeooo:rsid="030d2c21"/>
    </style:style>
    <style:style style:name="T422" style:family="text">
      <style:text-properties officeooo:rsid="030dc6ad"/>
    </style:style>
    <style:style style:name="T423" style:family="text">
      <style:text-properties officeooo:rsid="03124a61"/>
    </style:style>
    <style:style style:name="T424" style:family="text">
      <style:text-properties officeooo:rsid="03168868"/>
    </style:style>
    <style:style style:name="T425" style:family="text">
      <style:text-properties officeooo:rsid="0318363e"/>
    </style:style>
    <style:style style:name="T426" style:family="text">
      <style:text-properties officeooo:rsid="031cb36d"/>
    </style:style>
    <style:style style:name="T427" style:family="text">
      <style:text-properties officeooo:rsid="031e9b32"/>
    </style:style>
    <style:style style:name="T428" style:family="text">
      <style:text-properties officeooo:rsid="0320e21b"/>
    </style:style>
    <style:style style:name="T429" style:family="text">
      <style:text-properties officeooo:rsid="03214d21"/>
    </style:style>
    <style:style style:name="T430" style:family="text">
      <style:text-properties officeooo:rsid="03233893"/>
    </style:style>
    <style:style style:name="T431" style:family="text">
      <style:text-properties officeooo:rsid="03241946"/>
    </style:style>
    <style:style style:name="T432" style:family="text">
      <style:text-properties officeooo:rsid="0325200c"/>
    </style:style>
    <style:style style:name="T433" style:family="text">
      <style:text-properties officeooo:rsid="03252904"/>
    </style:style>
    <style:style style:name="T434" style:family="text">
      <style:text-properties officeooo:rsid="0325ba83"/>
    </style:style>
    <style:style style:name="T435" style:family="text">
      <style:text-properties officeooo:rsid="0327bbb5"/>
    </style:style>
    <style:style style:name="T436" style:family="text">
      <style:text-properties officeooo:rsid="032a9566"/>
    </style:style>
    <style:style style:name="T437" style:family="text">
      <style:text-properties officeooo:rsid="032c6f78"/>
    </style:style>
    <style:style style:name="T438" style:family="text">
      <style:text-properties officeooo:rsid="032d0f93"/>
    </style:style>
    <style:style style:name="T439" style:family="text">
      <style:text-properties officeooo:rsid="032d0faa"/>
    </style:style>
    <style:style style:name="T440" style:family="text">
      <style:text-properties officeooo:rsid="032e0573"/>
    </style:style>
    <style:style style:name="T441" style:family="text">
      <style:text-properties officeooo:rsid="032e8b75"/>
    </style:style>
    <style:style style:name="T442" style:family="text">
      <style:text-properties officeooo:rsid="0330df7d"/>
    </style:style>
    <style:style style:name="T443" style:family="text">
      <style:text-properties officeooo:rsid="0333a582"/>
    </style:style>
    <style:style style:name="T444" style:family="text">
      <style:text-properties officeooo:rsid="033583e3"/>
    </style:style>
    <style:style style:name="T445" style:family="text">
      <style:text-properties officeooo:rsid="033665e2"/>
    </style:style>
    <style:style style:name="T446" style:family="text">
      <style:text-properties officeooo:rsid="0337d414"/>
    </style:style>
    <style:style style:name="T447" style:family="text">
      <style:text-properties officeooo:rsid="03393c57"/>
    </style:style>
    <style:style style:name="T448" style:family="text">
      <style:text-properties officeooo:rsid="033a5363"/>
    </style:style>
    <style:style style:name="T449" style:family="text">
      <style:text-properties officeooo:rsid="033e108e"/>
    </style:style>
    <style:style style:name="T450" style:family="text">
      <style:text-properties officeooo:rsid="033e78af"/>
    </style:style>
    <style:style style:name="T451" style:family="text">
      <style:text-properties officeooo:rsid="0340301a"/>
    </style:style>
    <style:style style:name="T452" style:family="text">
      <style:text-properties officeooo:rsid="0340ddd0"/>
    </style:style>
    <style:style style:name="T453" style:family="text">
      <style:text-properties officeooo:rsid="034191ff"/>
    </style:style>
    <style:style style:name="T454" style:family="text">
      <style:text-properties officeooo:rsid="034311a5"/>
    </style:style>
    <style:style style:name="T455" style:family="text">
      <style:text-properties officeooo:rsid="034444cd"/>
    </style:style>
    <style:style style:name="T456" style:family="text">
      <style:text-properties officeooo:rsid="0345add1"/>
    </style:style>
    <style:style style:name="T457" style:family="text">
      <style:text-properties officeooo:rsid="0345b3ce"/>
    </style:style>
    <style:style style:name="T458" style:family="text">
      <style:text-properties officeooo:rsid="0349689f"/>
    </style:style>
    <style:style style:name="T459" style:family="text">
      <style:text-properties officeooo:rsid="0349c029"/>
    </style:style>
    <style:style style:name="T460" style:family="text">
      <style:text-properties officeooo:rsid="034c6f43"/>
    </style:style>
    <style:style style:name="T461" style:family="text">
      <style:text-properties officeooo:rsid="034cecfb"/>
    </style:style>
    <style:style style:name="T462" style:family="text">
      <style:text-properties officeooo:rsid="034d3b61"/>
    </style:style>
    <style:style style:name="T463" style:family="text">
      <style:text-properties officeooo:rsid="034e2398"/>
    </style:style>
    <style:style style:name="T464" style:family="text">
      <style:text-properties officeooo:rsid="03508311"/>
    </style:style>
    <style:style style:name="T465" style:family="text">
      <style:text-properties officeooo:rsid="03517203"/>
    </style:style>
    <style:style style:name="T466" style:family="text">
      <style:text-properties officeooo:rsid="03536c60"/>
    </style:style>
    <style:style style:name="T467" style:family="text">
      <style:text-properties officeooo:rsid="0354d251"/>
    </style:style>
    <style:style style:name="T468" style:family="text">
      <style:text-properties officeooo:rsid="03569368"/>
    </style:style>
    <style:style style:name="T469" style:family="text">
      <style:text-properties officeooo:rsid="0358ec11"/>
    </style:style>
    <style:style style:name="T470" style:family="text">
      <style:text-properties officeooo:rsid="035a3e69"/>
    </style:style>
    <style:style style:name="T471" style:family="text">
      <style:text-properties officeooo:rsid="035f5ff5"/>
    </style:style>
    <style:style style:name="T472" style:family="text">
      <style:text-properties officeooo:rsid="0363d047"/>
    </style:style>
    <style:style style:name="T473" style:family="text">
      <style:text-properties officeooo:rsid="036670d2"/>
    </style:style>
    <style:style style:name="T474" style:family="text">
      <style:text-properties officeooo:rsid="0369b20b"/>
    </style:style>
    <style:style style:name="T475" style:family="text">
      <style:text-properties officeooo:rsid="036a4144"/>
    </style:style>
    <style:style style:name="T476" style:family="text">
      <style:text-properties officeooo:rsid="036bfe05"/>
    </style:style>
    <style:style style:name="T477" style:family="text">
      <style:text-properties officeooo:rsid="036d7746"/>
    </style:style>
    <style:style style:name="T478" style:family="text">
      <style:text-properties officeooo:rsid="036f468b"/>
    </style:style>
    <style:style style:name="T479" style:family="text">
      <style:text-properties officeooo:rsid="0370fc04"/>
    </style:style>
    <style:style style:name="T480" style:family="text">
      <style:text-properties officeooo:rsid="0374c65f"/>
    </style:style>
    <style:style style:name="T481" style:family="text">
      <style:text-properties officeooo:rsid="03770f29"/>
    </style:style>
    <style:style style:name="T482" style:family="text">
      <style:text-properties officeooo:rsid="037a64cd"/>
    </style:style>
    <style:style style:name="T483" style:family="text">
      <style:text-properties officeooo:rsid="037bad7a"/>
    </style:style>
    <style:style style:name="T484" style:family="text">
      <style:text-properties officeooo:rsid="037c217b"/>
    </style:style>
    <style:style style:name="T485" style:family="text">
      <style:text-properties officeooo:rsid="037cb3f8"/>
    </style:style>
    <style:style style:name="T486" style:family="text">
      <style:text-properties officeooo:rsid="037de661"/>
    </style:style>
    <style:style style:name="T487" style:family="text">
      <style:text-properties officeooo:rsid="037f751f"/>
    </style:style>
    <style:style style:name="T488" style:family="text">
      <style:text-properties officeooo:rsid="03839ede"/>
    </style:style>
    <style:style style:name="T489" style:family="text">
      <style:text-properties officeooo:rsid="0383e94e"/>
    </style:style>
    <style:style style:name="T490" style:family="text">
      <style:text-properties officeooo:rsid="038701d4"/>
    </style:style>
    <style:style style:name="T491" style:family="text">
      <style:text-properties officeooo:rsid="038933b5"/>
    </style:style>
    <style:style style:name="T492" style:family="text">
      <style:text-properties officeooo:rsid="0389a633"/>
    </style:style>
    <style:style style:name="T493" style:family="text">
      <style:text-properties officeooo:rsid="0389a6d3"/>
    </style:style>
    <style:style style:name="T494" style:family="text">
      <style:text-properties officeooo:rsid="038a6c09"/>
    </style:style>
    <style:style style:name="T495" style:family="text">
      <style:text-properties officeooo:rsid="038b73df"/>
    </style:style>
    <style:style style:name="T496" style:family="text">
      <style:text-properties officeooo:rsid="038dc31d"/>
    </style:style>
    <style:style style:name="T497" style:family="text">
      <style:text-properties officeooo:rsid="038e8e34"/>
    </style:style>
    <style:style style:name="T498" style:family="text">
      <style:text-properties officeooo:rsid="03902ed3"/>
    </style:style>
    <style:style style:name="T499" style:family="text">
      <style:text-properties officeooo:rsid="03928a89"/>
    </style:style>
    <style:style style:name="T500" style:family="text">
      <style:text-properties officeooo:rsid="039342d9"/>
    </style:style>
    <style:style style:name="T501" style:family="text">
      <style:text-properties officeooo:rsid="0394e218"/>
    </style:style>
    <style:style style:name="T502" style:family="text">
      <style:text-properties officeooo:rsid="03950208"/>
    </style:style>
    <style:style style:name="T503" style:family="text">
      <style:text-properties officeooo:rsid="0395de7e"/>
    </style:style>
    <style:style style:name="T504" style:family="text">
      <style:text-properties officeooo:rsid="0398c4e4"/>
    </style:style>
    <style:style style:name="T505" style:family="text">
      <style:text-properties officeooo:rsid="039ae1ee"/>
    </style:style>
    <style:style style:name="T506" style:family="text">
      <style:text-properties officeooo:rsid="039cd610"/>
    </style:style>
    <style:style style:name="T507" style:family="text">
      <style:text-properties officeooo:rsid="039ec81e"/>
    </style:style>
    <style:style style:name="T508" style:family="text">
      <style:text-properties officeooo:rsid="03a0c6f7"/>
    </style:style>
    <style:style style:name="T509" style:family="text">
      <style:text-properties officeooo:rsid="03a209e7"/>
    </style:style>
    <style:style style:name="T510" style:family="text">
      <style:text-properties officeooo:rsid="03a47204"/>
    </style:style>
    <style:style style:name="T511" style:family="text">
      <style:text-properties officeooo:rsid="03a61f78"/>
    </style:style>
    <style:style style:name="T512" style:family="text">
      <style:text-properties officeooo:rsid="03a6eb4e"/>
    </style:style>
    <style:style style:name="T513" style:family="text">
      <style:text-properties officeooo:rsid="03a75561"/>
    </style:style>
    <style:style style:name="T514" style:family="text">
      <style:text-properties officeooo:rsid="03a9179f"/>
    </style:style>
    <style:style style:name="T515" style:family="text">
      <style:text-properties officeooo:rsid="03ac8155"/>
    </style:style>
    <style:style style:name="T516" style:family="text">
      <style:text-properties officeooo:rsid="03ad907d"/>
    </style:style>
    <style:style style:name="T517" style:family="text">
      <style:text-properties officeooo:rsid="03af18db"/>
    </style:style>
    <style:style style:name="T518" style:family="text">
      <style:text-properties officeooo:rsid="03b07b13"/>
    </style:style>
    <style:style style:name="T519" style:family="text">
      <style:text-properties officeooo:rsid="03b141b3"/>
    </style:style>
    <style:style style:name="T520" style:family="text">
      <style:text-properties officeooo:rsid="03b27ebd"/>
    </style:style>
    <style:style style:name="T521" style:family="text">
      <style:text-properties officeooo:rsid="03b53e1b"/>
    </style:style>
    <style:style style:name="T522" style:family="text">
      <style:text-properties officeooo:rsid="03b62fe5"/>
    </style:style>
    <style:style style:name="T523" style:family="text">
      <style:text-properties officeooo:rsid="03b8b85d"/>
    </style:style>
    <style:style style:name="T524" style:family="text">
      <style:text-properties officeooo:rsid="03ba5a7a"/>
    </style:style>
    <style:style style:name="T525" style:family="text">
      <style:text-properties officeooo:rsid="03bef994"/>
    </style:style>
    <style:style style:name="T526" style:family="text">
      <style:text-properties officeooo:rsid="03c174f9"/>
    </style:style>
    <style:style style:name="T527" style:family="text">
      <style:text-properties officeooo:rsid="03c35fe9"/>
    </style:style>
    <style:style style:name="T528" style:family="text">
      <style:text-properties officeooo:rsid="03c4240a"/>
    </style:style>
    <style:style style:name="T529" style:family="text">
      <style:text-properties officeooo:rsid="03c66a47"/>
    </style:style>
    <style:style style:name="T530" style:family="text">
      <style:text-properties officeooo:rsid="03c6bb9f"/>
    </style:style>
    <style:style style:name="T531" style:family="text">
      <style:text-properties officeooo:rsid="03c9de10"/>
    </style:style>
    <style:style style:name="T532" style:family="text">
      <style:text-properties officeooo:rsid="03cc5694"/>
    </style:style>
    <style:style style:name="T533" style:family="text">
      <style:text-properties officeooo:rsid="03cd0e1d"/>
    </style:style>
    <style:style style:name="T534" style:family="text">
      <style:text-properties officeooo:rsid="03d1b293"/>
    </style:style>
    <style:style style:name="T535" style:family="text">
      <style:text-properties officeooo:rsid="03d2beb4"/>
    </style:style>
    <style:style style:name="T536" style:family="text">
      <style:text-properties officeooo:rsid="03d5f14d"/>
    </style:style>
    <style:style style:name="T537" style:family="text">
      <style:text-properties officeooo:rsid="03d681a4"/>
    </style:style>
    <style:style style:name="T538" style:family="text">
      <style:text-properties officeooo:rsid="03d855ca"/>
    </style:style>
    <style:style style:name="T539" style:family="text">
      <style:text-properties officeooo:rsid="03da518b"/>
    </style:style>
    <style:style style:name="T540" style:family="text">
      <style:text-properties officeooo:rsid="03dcb810"/>
    </style:style>
    <style:style style:name="T541" style:family="text">
      <style:text-properties officeooo:rsid="03dd237a"/>
    </style:style>
    <style:style style:name="T542" style:family="text">
      <style:text-properties officeooo:rsid="03e114a8"/>
    </style:style>
    <style:style style:name="T543" style:family="text">
      <style:text-properties officeooo:rsid="03e4edb2"/>
    </style:style>
    <style:style style:name="T544" style:family="text">
      <style:text-properties officeooo:rsid="03e6793d"/>
    </style:style>
    <style:style style:name="T545" style:family="text">
      <style:text-properties officeooo:rsid="03e9d83f"/>
    </style:style>
    <style:style style:name="T546" style:family="text">
      <style:text-properties officeooo:rsid="03ebc20d"/>
    </style:style>
    <style:style style:name="T547" style:family="text">
      <style:text-properties officeooo:rsid="03efc64a"/>
    </style:style>
    <style:style style:name="T548" style:family="text">
      <style:text-properties officeooo:rsid="03f1c65c"/>
    </style:style>
    <style:style style:name="T549" style:family="text">
      <style:text-properties officeooo:rsid="03f344e5"/>
    </style:style>
    <style:style style:name="T550" style:family="text">
      <style:text-properties officeooo:rsid="03f4ece1"/>
    </style:style>
    <style:style style:name="T551" style:family="text">
      <style:text-properties officeooo:rsid="03f500c6"/>
    </style:style>
    <style:style style:name="T552" style:family="text">
      <style:text-properties officeooo:rsid="03f684b5"/>
    </style:style>
    <style:style style:name="T553" style:family="text">
      <style:text-properties officeooo:rsid="03f75ea0"/>
    </style:style>
    <style:style style:name="T554" style:family="text">
      <style:text-properties officeooo:rsid="03f89a59"/>
    </style:style>
    <style:style style:name="T555" style:family="text">
      <style:text-properties officeooo:rsid="03f8dfe2"/>
    </style:style>
    <style:style style:name="T556" style:family="text">
      <style:text-properties officeooo:rsid="03fa1bc5"/>
    </style:style>
    <style:style style:name="T557" style:family="text">
      <style:text-properties officeooo:rsid="03fc2bb3"/>
    </style:style>
    <style:style style:name="T558" style:family="text">
      <style:text-properties officeooo:rsid="03fc2df9"/>
    </style:style>
    <style:style style:name="T559" style:family="text">
      <style:text-properties officeooo:rsid="03fda495"/>
    </style:style>
    <style:style style:name="T560" style:family="text">
      <style:text-properties officeooo:rsid="03fdfc7a"/>
    </style:style>
    <style:style style:name="T561" style:family="text">
      <style:text-properties officeooo:rsid="03fecc5d"/>
    </style:style>
    <style:style style:name="T562" style:family="text">
      <style:text-properties officeooo:rsid="03ff22f9"/>
    </style:style>
    <style:style style:name="T563" style:family="text">
      <style:text-properties officeooo:rsid="0401a194"/>
    </style:style>
    <style:style style:name="T564" style:family="text">
      <style:text-properties officeooo:rsid="0409c19d"/>
    </style:style>
    <style:style style:name="T565" style:family="text">
      <style:text-properties officeooo:rsid="040d7f7b"/>
    </style:style>
    <style:style style:name="T566" style:family="text">
      <style:text-properties officeooo:rsid="04107f2d"/>
    </style:style>
    <style:style style:name="T567" style:family="text">
      <style:text-properties officeooo:rsid="041142e9"/>
    </style:style>
    <style:style style:name="T568" style:family="text">
      <style:text-properties officeooo:rsid="04117bb0"/>
    </style:style>
    <style:style style:name="T569" style:family="text">
      <style:text-properties officeooo:rsid="0412b3d3"/>
    </style:style>
    <style:style style:name="T570" style:family="text">
      <style:text-properties officeooo:rsid="0413e2eb"/>
    </style:style>
    <style:style style:name="T571" style:family="text">
      <style:text-properties officeooo:rsid="0417f17d"/>
    </style:style>
    <style:style style:name="T572" style:family="text">
      <style:text-properties officeooo:rsid="041e0a8e"/>
    </style:style>
    <style:style style:name="T573" style:family="text">
      <style:text-properties officeooo:rsid="041fb3ef"/>
    </style:style>
    <style:style style:name="T574" style:family="text">
      <style:text-properties officeooo:rsid="041ff3b5"/>
    </style:style>
    <style:style style:name="T575" style:family="text">
      <style:text-properties officeooo:rsid="04265d75"/>
    </style:style>
    <style:style style:name="T576" style:family="text">
      <style:text-properties officeooo:rsid="0428919b"/>
    </style:style>
    <style:style style:name="T577" style:family="text">
      <style:text-properties officeooo:rsid="042ba790"/>
    </style:style>
    <style:style style:name="T578" style:family="text">
      <style:text-properties officeooo:rsid="042d1fc7"/>
    </style:style>
    <style:style style:name="T579" style:family="text">
      <style:text-properties officeooo:rsid="04300556"/>
    </style:style>
    <style:style style:name="T580" style:family="text">
      <style:text-properties officeooo:rsid="0431fcec"/>
    </style:style>
    <style:style style:name="T581" style:family="text">
      <style:text-properties officeooo:rsid="0434685b"/>
    </style:style>
    <style:style style:name="T582" style:family="text">
      <style:text-properties officeooo:rsid="0435e055"/>
    </style:style>
    <style:style style:name="T583" style:family="text">
      <style:text-properties officeooo:rsid="04367e3b"/>
    </style:style>
    <style:style style:name="T584" style:family="text">
      <style:text-properties officeooo:rsid="04383ae8"/>
    </style:style>
    <style:style style:name="T585" style:family="text">
      <style:text-properties officeooo:rsid="043c17e2"/>
    </style:style>
    <style:style style:name="T586" style:family="text">
      <style:text-properties officeooo:rsid="043cf689"/>
    </style:style>
    <style:style style:name="T587" style:family="text">
      <style:text-properties officeooo:rsid="043f8ff4"/>
    </style:style>
    <style:style style:name="T588" style:family="text">
      <style:text-properties officeooo:rsid="0440e533"/>
    </style:style>
    <style:style style:name="T589" style:family="text">
      <style:text-properties officeooo:rsid="04456e87"/>
    </style:style>
    <style:style style:name="T590" style:family="text">
      <style:text-properties officeooo:rsid="04469ddb"/>
    </style:style>
    <style:style style:name="T591" style:family="text">
      <style:text-properties officeooo:rsid="04479974"/>
    </style:style>
    <style:style style:name="T592" style:family="text">
      <style:text-properties officeooo:rsid="0449d55f"/>
    </style:style>
    <style:style style:name="T593" style:family="text">
      <style:text-properties officeooo:rsid="044b834f"/>
    </style:style>
    <style:style style:name="T594" style:family="text">
      <style:text-properties officeooo:rsid="044bff29"/>
    </style:style>
    <style:style style:name="T595" style:family="text">
      <style:text-properties officeooo:rsid="044d8d9c"/>
    </style:style>
    <style:style style:name="T596" style:family="text">
      <style:text-properties officeooo:rsid="044f3076"/>
    </style:style>
    <style:style style:name="T597" style:family="text">
      <style:text-properties officeooo:rsid="0451027a"/>
    </style:style>
    <style:style style:name="T598" style:family="text">
      <style:text-properties officeooo:rsid="04514560"/>
    </style:style>
    <style:style style:name="T599" style:family="text">
      <style:text-properties officeooo:rsid="04529b89"/>
    </style:style>
    <style:style style:name="T600" style:family="text">
      <style:text-properties officeooo:rsid="04545b9f"/>
    </style:style>
    <style:style style:name="T601" style:family="text">
      <style:text-properties officeooo:rsid="04556719"/>
    </style:style>
    <style:style style:name="T602" style:family="text">
      <style:text-properties officeooo:rsid="0455e7a6"/>
    </style:style>
    <style:style style:name="T603" style:family="text">
      <style:text-properties officeooo:rsid="0457db5c"/>
    </style:style>
    <style:style style:name="T604" style:family="text">
      <style:text-properties officeooo:rsid="0458584f"/>
    </style:style>
    <style:style style:name="T605" style:family="text">
      <style:text-properties officeooo:rsid="045909ac"/>
    </style:style>
    <style:style style:name="T606" style:family="text">
      <style:text-properties officeooo:rsid="0459e5b8"/>
    </style:style>
    <style:style style:name="T607" style:family="text">
      <style:text-properties officeooo:rsid="045bff18"/>
    </style:style>
    <style:style style:name="T608" style:family="text">
      <style:text-properties officeooo:rsid="045d62a6"/>
    </style:style>
    <style:style style:name="T609" style:family="text">
      <style:text-properties officeooo:rsid="045e005c"/>
    </style:style>
    <style:style style:name="T610" style:family="text">
      <style:text-properties officeooo:rsid="045f2e5d"/>
    </style:style>
    <style:style style:name="T611" style:family="text">
      <style:text-properties officeooo:rsid="04619d68"/>
    </style:style>
    <style:style style:name="T612" style:family="text">
      <style:text-properties officeooo:rsid="04627a0e"/>
    </style:style>
    <style:style style:name="T613" style:family="text">
      <style:text-properties officeooo:rsid="0466f79c"/>
    </style:style>
    <style:style style:name="T614" style:family="text">
      <style:text-properties officeooo:rsid="046a62ad"/>
    </style:style>
    <style:style style:name="T615" style:family="text">
      <style:text-properties officeooo:rsid="046cb429"/>
    </style:style>
    <style:style style:name="T616" style:family="text">
      <style:text-properties officeooo:rsid="04705b27"/>
    </style:style>
    <style:style style:name="T617" style:family="text">
      <style:text-properties officeooo:rsid="0471d698"/>
    </style:style>
    <style:style style:name="T618" style:family="text">
      <style:text-properties officeooo:rsid="04721a0f"/>
    </style:style>
    <style:style style:name="T619" style:family="text">
      <style:text-properties officeooo:rsid="047374f6"/>
    </style:style>
    <style:style style:name="T620" style:family="text">
      <style:text-properties officeooo:rsid="04750157"/>
    </style:style>
    <style:style style:name="T621" style:family="text">
      <style:text-properties officeooo:rsid="047599f9"/>
    </style:style>
    <style:style style:name="T622" style:family="text">
      <style:text-properties officeooo:rsid="0476a49c"/>
    </style:style>
    <style:style style:name="T623" style:family="text">
      <style:text-properties officeooo:rsid="0476ff64"/>
    </style:style>
    <style:style style:name="T624" style:family="text">
      <style:text-properties officeooo:rsid="0478b251"/>
    </style:style>
    <style:style style:name="T625" style:family="text">
      <style:text-properties officeooo:rsid="04794bce"/>
    </style:style>
    <style:style style:name="T626" style:family="text">
      <style:text-properties officeooo:rsid="047a58b2"/>
    </style:style>
    <style:style style:name="T627" style:family="text">
      <style:text-properties officeooo:rsid="047a5f12"/>
    </style:style>
    <style:style style:name="T628" style:family="text">
      <style:text-properties officeooo:rsid="047b40bc"/>
    </style:style>
    <style:style style:name="T629" style:family="text">
      <style:text-properties officeooo:rsid="047c20f6"/>
    </style:style>
    <style:style style:name="T630" style:family="text">
      <style:text-properties officeooo:rsid="04804e24"/>
    </style:style>
    <style:style style:name="T631" style:family="text">
      <style:text-properties officeooo:rsid="04824170"/>
    </style:style>
    <style:style style:name="T632" style:family="text">
      <style:text-properties officeooo:rsid="0484061e"/>
    </style:style>
    <style:style style:name="T633" style:family="text">
      <style:text-properties officeooo:rsid="04858078"/>
    </style:style>
    <style:style style:name="T634" style:family="text">
      <style:text-properties officeooo:rsid="048818ad"/>
    </style:style>
    <style:style style:name="T635" style:family="text">
      <style:text-properties officeooo:rsid="04882e4a"/>
    </style:style>
    <style:style style:name="T636" style:family="text">
      <style:text-properties officeooo:rsid="04899df0"/>
    </style:style>
    <style:style style:name="T637" style:family="text">
      <style:text-properties officeooo:rsid="048ae27d"/>
    </style:style>
    <style:style style:name="T638" style:family="text">
      <style:text-properties officeooo:rsid="048bb3d4"/>
    </style:style>
    <style:style style:name="T639" style:family="text">
      <style:text-properties officeooo:rsid="048cab8a"/>
    </style:style>
    <style:style style:name="T640" style:family="text">
      <style:text-properties officeooo:rsid="048e673b"/>
    </style:style>
    <style:style style:name="T641" style:family="text">
      <style:text-properties officeooo:rsid="04907104"/>
    </style:style>
    <style:style style:name="T642" style:family="text">
      <style:text-properties officeooo:rsid="0491b9e8"/>
    </style:style>
    <style:style style:name="T643" style:family="text">
      <style:text-properties officeooo:rsid="04952705"/>
    </style:style>
    <style:style style:name="T644" style:family="text">
      <style:text-properties officeooo:rsid="049a75cf"/>
    </style:style>
    <style:style style:name="T645" style:family="text">
      <style:text-properties officeooo:rsid="049ac191"/>
    </style:style>
    <style:style style:name="T646" style:family="text">
      <style:text-properties officeooo:rsid="049f35e1"/>
    </style:style>
    <style:style style:name="T647" style:family="text">
      <style:text-properties officeooo:rsid="049fac21"/>
    </style:style>
    <style:style style:name="T648" style:family="text">
      <style:text-properties officeooo:rsid="04a2c7ef"/>
    </style:style>
    <style:style style:name="T649" style:family="text">
      <style:text-properties officeooo:rsid="04aab552"/>
    </style:style>
    <style:style style:name="T650" style:family="text">
      <style:text-properties officeooo:rsid="04ac9140"/>
    </style:style>
    <style:style style:name="T651" style:family="text">
      <style:text-properties officeooo:rsid="04ae916c"/>
    </style:style>
    <style:style style:name="T652" style:family="text">
      <style:text-properties officeooo:rsid="04af9562"/>
    </style:style>
    <style:style style:name="T653" style:family="text">
      <style:text-properties officeooo:rsid="04b040e0"/>
    </style:style>
    <style:style style:name="T654" style:family="text">
      <style:text-properties officeooo:rsid="04b25924"/>
    </style:style>
    <style:style style:name="T655" style:family="text">
      <style:text-properties officeooo:rsid="04b41d0d"/>
    </style:style>
    <style:style style:name="T656" style:family="text">
      <style:text-properties officeooo:rsid="04b4a55d"/>
    </style:style>
    <style:style style:name="T657" style:family="text">
      <style:text-properties officeooo:rsid="04b4f530"/>
    </style:style>
    <style:style style:name="T658" style:family="text">
      <style:text-properties officeooo:rsid="04b5b022"/>
    </style:style>
    <style:style style:name="T659" style:family="text">
      <style:text-properties officeooo:rsid="04b61621"/>
    </style:style>
    <style:style style:name="T660" style:family="text">
      <style:text-properties officeooo:rsid="04b91779"/>
    </style:style>
    <style:style style:name="T661" style:family="text">
      <style:text-properties officeooo:rsid="04b9adf7"/>
    </style:style>
    <style:style style:name="T662" style:family="text">
      <style:text-properties officeooo:rsid="04bd5db3"/>
    </style:style>
    <style:style style:name="T663" style:family="text">
      <style:text-properties officeooo:rsid="04c1308d"/>
    </style:style>
    <style:style style:name="T664" style:family="text">
      <style:text-properties officeooo:rsid="04c70e29"/>
    </style:style>
    <style:style style:name="T665" style:family="text">
      <style:text-properties officeooo:rsid="04c9ee93"/>
    </style:style>
    <style:style style:name="T666" style:family="text">
      <style:text-properties officeooo:rsid="04cb061c"/>
    </style:style>
    <style:style style:name="T667" style:family="text">
      <style:text-properties officeooo:rsid="04cc49e3"/>
    </style:style>
    <style:style style:name="T668" style:family="text">
      <style:text-properties officeooo:rsid="04ccbc2d"/>
    </style:style>
    <style:style style:name="T669" style:family="text">
      <style:text-properties officeooo:rsid="04ce19f3"/>
    </style:style>
    <style:style style:name="T670" style:family="text">
      <style:text-properties officeooo:rsid="04d0f79c"/>
    </style:style>
    <style:style style:name="T671" style:family="text">
      <style:text-properties officeooo:rsid="04d2c408"/>
    </style:style>
    <style:style style:name="T672" style:family="text">
      <style:text-properties officeooo:rsid="04d35df0"/>
    </style:style>
    <style:style style:name="T673" style:family="text">
      <style:text-properties officeooo:rsid="04d49d83"/>
    </style:style>
    <style:style style:name="T674" style:family="text">
      <style:text-properties officeooo:rsid="04d6cff2"/>
    </style:style>
    <style:style style:name="T675" style:family="text">
      <style:text-properties officeooo:rsid="04d9cf04"/>
    </style:style>
    <style:style style:name="T676" style:family="text">
      <style:text-properties officeooo:rsid="04dc633e"/>
    </style:style>
    <style:style style:name="T677" style:family="text">
      <style:text-properties officeooo:rsid="04dd6eac"/>
    </style:style>
    <style:style style:name="T678" style:family="text">
      <style:text-properties officeooo:rsid="04ddb9b2"/>
    </style:style>
    <style:style style:name="T679" style:family="text">
      <style:text-properties officeooo:rsid="04dfb568"/>
    </style:style>
    <style:style style:name="T680" style:family="text">
      <style:text-properties officeooo:rsid="04e1f58c"/>
    </style:style>
    <style:style style:name="T681" style:family="text">
      <style:text-properties officeooo:rsid="04e39ceb"/>
    </style:style>
    <style:style style:name="T682" style:family="text">
      <style:text-properties officeooo:rsid="04e6acc2"/>
    </style:style>
    <style:style style:name="T683" style:family="text">
      <style:text-properties officeooo:rsid="04eb9c03"/>
    </style:style>
    <style:style style:name="T684" style:family="text">
      <style:text-properties officeooo:rsid="04ed3de9"/>
    </style:style>
    <style:style style:name="T685" style:family="text">
      <style:text-properties officeooo:rsid="04ee69de"/>
    </style:style>
    <style:style style:name="T686" style:family="text">
      <style:text-properties officeooo:rsid="04ef40fa"/>
    </style:style>
    <style:style style:name="T687" style:family="text">
      <style:text-properties officeooo:rsid="04f15de1"/>
    </style:style>
    <style:style style:name="T688" style:family="text">
      <style:text-properties officeooo:rsid="04f9253d"/>
    </style:style>
    <style:style style:name="T689" style:family="text">
      <style:text-properties officeooo:rsid="04fa3057"/>
    </style:style>
    <style:style style:name="T690" style:family="text">
      <style:text-properties officeooo:rsid="04fb050c"/>
    </style:style>
    <style:style style:name="T691" style:family="text">
      <style:text-properties officeooo:rsid="04fb9501"/>
    </style:style>
    <style:style style:name="T692" style:family="text">
      <style:text-properties officeooo:rsid="04fccb10"/>
    </style:style>
    <style:style style:name="T693" style:family="text">
      <style:text-properties officeooo:rsid="05005469"/>
    </style:style>
    <style:style style:name="T694" style:family="text">
      <style:text-properties officeooo:rsid="0503f8e1"/>
    </style:style>
    <style:style style:name="T695" style:family="text">
      <style:text-properties officeooo:rsid="050c3f29"/>
    </style:style>
    <style:style style:name="T696" style:family="text">
      <style:text-properties officeooo:rsid="050ce9da"/>
    </style:style>
    <style:style style:name="T697" style:family="text">
      <style:text-properties officeooo:rsid="050e9b0d"/>
    </style:style>
    <style:style style:name="T698" style:family="text">
      <style:text-properties officeooo:rsid="05149f5e"/>
    </style:style>
    <style:style style:name="T699" style:family="text">
      <style:text-properties officeooo:rsid="05160d5c"/>
    </style:style>
    <style:style style:name="T700" style:family="text">
      <style:text-properties officeooo:rsid="05168b7f"/>
    </style:style>
    <style:style style:name="T701" style:family="text">
      <style:text-properties officeooo:rsid="0517c869"/>
    </style:style>
    <style:style style:name="T702" style:family="text">
      <style:text-properties officeooo:rsid="051c3d11"/>
    </style:style>
    <style:style style:name="T703" style:family="text">
      <style:text-properties officeooo:rsid="051ff9b1"/>
    </style:style>
    <style:style style:name="T704" style:family="text">
      <style:text-properties officeooo:rsid="0520b0b2"/>
    </style:style>
    <style:style style:name="T705" style:family="text">
      <style:text-properties officeooo:rsid="05248d57"/>
    </style:style>
    <style:style style:name="T706" style:family="text">
      <style:text-properties officeooo:rsid="0525267b"/>
    </style:style>
    <style:style style:name="T707" style:family="text">
      <style:text-properties officeooo:rsid="0526f18c"/>
    </style:style>
    <style:style style:name="T708" style:family="text">
      <style:text-properties officeooo:rsid="052a4b1f"/>
    </style:style>
    <style:style style:name="T709" style:family="text">
      <style:text-properties officeooo:rsid="052ec3fe"/>
    </style:style>
    <style:style style:name="T710" style:family="text">
      <style:text-properties officeooo:rsid="05335fce"/>
    </style:style>
    <style:style style:name="T711" style:family="text">
      <style:text-properties officeooo:rsid="053d7821"/>
    </style:style>
    <style:style style:name="T712" style:family="text">
      <style:text-properties officeooo:rsid="053e114a"/>
    </style:style>
    <style:style style:name="T713" style:family="text">
      <style:text-properties officeooo:rsid="05417bf9"/>
    </style:style>
    <style:style style:name="T714" style:family="text">
      <style:text-properties officeooo:rsid="05429690"/>
    </style:style>
    <style:style style:name="T715" style:family="text">
      <style:text-properties officeooo:rsid="054489b4"/>
    </style:style>
    <style:style style:name="T716" style:family="text">
      <style:text-properties officeooo:rsid="0548f253"/>
    </style:style>
    <style:style style:name="T717" style:family="text">
      <style:text-properties officeooo:rsid="054b46ba"/>
    </style:style>
    <style:style style:name="T718" style:family="text">
      <style:text-properties officeooo:rsid="054cea60"/>
    </style:style>
    <style:style style:name="T719" style:family="text">
      <style:text-properties officeooo:rsid="054dba6f"/>
    </style:style>
    <style:style style:name="T720" style:family="text">
      <style:text-properties officeooo:rsid="054f9264"/>
    </style:style>
    <style:style style:name="T721" style:family="text">
      <style:text-properties officeooo:rsid="05522b28"/>
    </style:style>
    <style:style style:name="T722" style:family="text">
      <style:text-properties officeooo:rsid="0553cb67"/>
    </style:style>
    <style:style style:name="T723" style:family="text">
      <style:text-properties officeooo:rsid="0555ccff"/>
    </style:style>
    <style:style style:name="T724" style:family="text">
      <style:text-properties officeooo:rsid="0556957a"/>
    </style:style>
    <style:style style:name="T725" style:family="text">
      <style:text-properties officeooo:rsid="0556cc60"/>
    </style:style>
    <style:style style:name="T726" style:family="text">
      <style:text-properties officeooo:rsid="055761a1"/>
    </style:style>
    <style:style style:name="T727" style:family="text">
      <style:text-properties officeooo:rsid="0558f0c0"/>
    </style:style>
    <style:style style:name="T728" style:family="text">
      <style:text-properties officeooo:rsid="055a733b"/>
    </style:style>
    <style:style style:name="T729" style:family="text">
      <style:text-properties officeooo:rsid="055dfab3"/>
    </style:style>
    <style:style style:name="T730" style:family="text">
      <style:text-properties officeooo:rsid="055eb36a"/>
    </style:style>
    <style:style style:name="T731" style:family="text">
      <style:text-properties officeooo:rsid="056105ce"/>
    </style:style>
    <style:style style:name="T732" style:family="text">
      <style:text-properties officeooo:rsid="0561e06b"/>
    </style:style>
    <style:style style:name="T733" style:family="text">
      <style:text-properties officeooo:rsid="05621edd"/>
    </style:style>
    <style:style style:name="T734" style:family="text">
      <style:text-properties officeooo:rsid="056330bf"/>
    </style:style>
    <style:style style:name="T735" style:family="text">
      <style:text-properties officeooo:rsid="05638e65"/>
    </style:style>
    <style:style style:name="T736" style:family="text">
      <style:text-properties officeooo:rsid="056489eb"/>
    </style:style>
    <style:style style:name="T737" style:family="text">
      <style:text-properties officeooo:rsid="056a3670"/>
    </style:style>
    <style:style style:name="T738" style:family="text">
      <style:text-properties officeooo:rsid="056a9108"/>
    </style:style>
    <style:style style:name="T739" style:family="text">
      <style:text-properties officeooo:rsid="056a9224"/>
    </style:style>
    <style:style style:name="T740" style:family="text">
      <style:text-properties officeooo:rsid="056af757"/>
    </style:style>
    <style:style style:name="T741" style:family="text">
      <style:text-properties officeooo:rsid="056b3f6a"/>
    </style:style>
    <style:style style:name="T742" style:family="text">
      <style:text-properties officeooo:rsid="056c1403"/>
    </style:style>
    <style:style style:name="T743" style:family="text">
      <style:text-properties officeooo:rsid="056cbad3"/>
    </style:style>
    <style:style style:name="T744" style:family="text">
      <style:text-properties officeooo:rsid="056d85e4"/>
    </style:style>
    <style:style style:name="T745" style:family="text">
      <style:text-properties officeooo:rsid="056fe911"/>
    </style:style>
    <style:style style:name="T746" style:family="text">
      <style:text-properties officeooo:rsid="057060df"/>
    </style:style>
    <style:style style:name="T747" style:family="text">
      <style:text-properties officeooo:rsid="0573b4b6"/>
    </style:style>
    <style:style style:name="T748" style:family="text">
      <style:text-properties officeooo:rsid="05750930"/>
    </style:style>
    <style:style style:name="T749" style:family="text">
      <style:text-properties officeooo:rsid="0575764f"/>
    </style:style>
    <style:style style:name="T750" style:family="text">
      <style:text-properties officeooo:rsid="057710a4"/>
    </style:style>
    <style:style style:name="T751" style:family="text">
      <style:text-properties officeooo:rsid="0577cfc2"/>
    </style:style>
    <style:style style:name="T752" style:family="text">
      <style:text-properties officeooo:rsid="0578c20c"/>
    </style:style>
    <style:style style:name="T753" style:family="text">
      <style:text-properties officeooo:rsid="057a1f98"/>
    </style:style>
    <style:style style:name="T754" style:family="text">
      <style:text-properties officeooo:rsid="057a9a62"/>
    </style:style>
    <style:style style:name="T755" style:family="text">
      <style:text-properties officeooo:rsid="057c44c4"/>
    </style:style>
    <style:style style:name="T756" style:family="text">
      <style:text-properties officeooo:rsid="057e5752"/>
    </style:style>
    <style:style style:name="T757" style:family="text">
      <style:text-properties officeooo:rsid="057f633e"/>
    </style:style>
    <style:style style:name="T758" style:family="text">
      <style:text-properties officeooo:rsid="05825c9a"/>
    </style:style>
    <style:style style:name="T759" style:family="text">
      <style:text-properties officeooo:rsid="0583984f"/>
    </style:style>
    <style:style style:name="T760" style:family="text">
      <style:text-properties officeooo:rsid="0584bbc0"/>
    </style:style>
    <style:style style:name="T761" style:family="text">
      <style:text-properties officeooo:rsid="0587f7f2"/>
    </style:style>
    <style:style style:name="T762" style:family="text">
      <style:text-properties officeooo:rsid="05887683"/>
    </style:style>
    <style:style style:name="T763" style:family="text">
      <style:text-properties officeooo:rsid="058b029b"/>
    </style:style>
    <style:style style:name="T764" style:family="text">
      <style:text-properties officeooo:rsid="058ce6f1"/>
    </style:style>
    <style:style style:name="T765" style:family="text">
      <style:text-properties officeooo:rsid="058d4800"/>
    </style:style>
    <style:style style:name="T766" style:family="text">
      <style:text-properties officeooo:rsid="058eac34"/>
    </style:style>
    <style:style style:name="T767" style:family="text">
      <style:text-properties officeooo:rsid="0591b6aa"/>
    </style:style>
    <style:style style:name="T768" style:family="text">
      <style:text-properties officeooo:rsid="0592dcff"/>
    </style:style>
    <style:style style:name="T769" style:family="text">
      <style:text-properties officeooo:rsid="05938635"/>
    </style:style>
    <style:style style:name="T770" style:family="text">
      <style:text-properties officeooo:rsid="05990d8e"/>
    </style:style>
    <style:style style:name="T771" style:family="text">
      <style:text-properties officeooo:rsid="059ac589"/>
    </style:style>
    <style:style style:name="T772" style:family="text">
      <style:text-properties officeooo:rsid="059b66f1"/>
    </style:style>
    <style:style style:name="T773" style:family="text">
      <style:text-properties officeooo:rsid="059d636a"/>
    </style:style>
    <style:style style:name="T774" style:family="text">
      <style:text-properties officeooo:rsid="059e55d7"/>
    </style:style>
    <style:style style:name="T775" style:family="text">
      <style:text-properties officeooo:rsid="059ffc5b"/>
    </style:style>
    <style:style style:name="T776" style:family="text">
      <style:text-properties officeooo:rsid="05a18bd1"/>
    </style:style>
    <style:style style:name="T777" style:family="text">
      <style:text-properties officeooo:rsid="05a2ff50"/>
    </style:style>
    <style:style style:name="T778" style:family="text">
      <style:text-properties officeooo:rsid="05a5c57b"/>
    </style:style>
    <style:style style:name="T779" style:family="text">
      <style:text-properties officeooo:rsid="05a72175"/>
    </style:style>
    <style:style style:name="T780" style:family="text">
      <style:text-properties officeooo:rsid="05a9144d"/>
    </style:style>
    <style:style style:name="T781" style:family="text">
      <style:text-properties officeooo:rsid="05aa6e55"/>
    </style:style>
    <style:style style:name="T782" style:family="text">
      <style:text-properties officeooo:rsid="05ac2c3f"/>
    </style:style>
    <style:style style:name="T783" style:family="text">
      <style:text-properties officeooo:rsid="05acbb44"/>
    </style:style>
    <style:style style:name="T784" style:family="text">
      <style:text-properties officeooo:rsid="05ad8a7b"/>
    </style:style>
    <style:style style:name="T785" style:family="text">
      <style:text-properties officeooo:rsid="05ae76a8"/>
    </style:style>
    <style:style style:name="T786" style:family="text">
      <style:text-properties officeooo:rsid="05b0ce34"/>
    </style:style>
    <style:style style:name="T787" style:family="text">
      <style:text-properties officeooo:rsid="05b1df7a"/>
    </style:style>
    <style:style style:name="T788" style:family="text">
      <style:text-properties officeooo:rsid="05b2ffc8"/>
    </style:style>
    <style:style style:name="T789" style:family="text">
      <style:text-properties officeooo:rsid="05b6a86f"/>
    </style:style>
    <style:style style:name="T790" style:family="text">
      <style:text-properties officeooo:rsid="05b837ef"/>
    </style:style>
    <style:style style:name="T791" style:family="text">
      <style:text-properties officeooo:rsid="05b9df66"/>
    </style:style>
    <style:style style:name="T792" style:family="text">
      <style:text-properties officeooo:rsid="05bf0657"/>
    </style:style>
    <style:style style:name="T793" style:family="text">
      <style:text-properties officeooo:rsid="05bf3614"/>
    </style:style>
    <style:style style:name="T794" style:family="text">
      <style:text-properties officeooo:rsid="05c12e61"/>
    </style:style>
    <style:style style:name="T795" style:family="text">
      <style:text-properties officeooo:rsid="05c18bc8"/>
    </style:style>
    <style:style style:name="T796" style:family="text">
      <style:text-properties officeooo:rsid="05c3346d"/>
    </style:style>
    <style:style style:name="T797" style:family="text">
      <style:text-properties officeooo:rsid="05c512c0"/>
    </style:style>
    <style:style style:name="T798" style:family="text">
      <style:text-properties officeooo:rsid="05c70b3f"/>
    </style:style>
    <style:style style:name="T799" style:family="text">
      <style:text-properties officeooo:rsid="05c8d1c0"/>
    </style:style>
    <style:style style:name="T800" style:family="text">
      <style:text-properties officeooo:rsid="05caffae"/>
    </style:style>
    <style:style style:name="T801" style:family="text">
      <style:text-properties officeooo:rsid="05cc40c0"/>
    </style:style>
    <style:style style:name="T802" style:family="text">
      <style:text-properties officeooo:rsid="05ccd38e"/>
    </style:style>
    <style:style style:name="T803" style:family="text">
      <style:text-properties officeooo:rsid="05cd746b"/>
    </style:style>
    <style:style style:name="T804" style:family="text">
      <style:text-properties officeooo:rsid="05ce3e55"/>
    </style:style>
    <style:style style:name="T805" style:family="text">
      <style:text-properties officeooo:rsid="05ceb793"/>
    </style:style>
    <style:style style:name="T806" style:family="text">
      <style:text-properties officeooo:rsid="05d037b0"/>
    </style:style>
    <style:style style:name="T807" style:family="text">
      <style:text-properties officeooo:rsid="05d1dc11"/>
    </style:style>
    <style:style style:name="T808" style:family="text">
      <style:text-properties officeooo:rsid="05d2fc56"/>
    </style:style>
    <style:style style:name="T809" style:family="text">
      <style:text-properties officeooo:rsid="05d47c49"/>
    </style:style>
    <style:style style:name="T810" style:family="text">
      <style:text-properties officeooo:rsid="05d64b1b"/>
    </style:style>
    <style:style style:name="T811" style:family="text">
      <style:text-properties officeooo:rsid="05d74bc1"/>
    </style:style>
    <style:style style:name="T812" style:family="text">
      <style:text-properties officeooo:rsid="05d95706"/>
    </style:style>
    <style:style style:name="T813" style:family="text">
      <style:text-properties officeooo:rsid="05da0e25"/>
    </style:style>
    <style:style style:name="T814" style:family="text">
      <style:text-properties officeooo:rsid="05da5b1e"/>
    </style:style>
    <style:style style:name="T815" style:family="text">
      <style:text-properties officeooo:rsid="05db5bb7"/>
    </style:style>
    <style:style style:name="T816" style:family="text">
      <style:text-properties officeooo:rsid="05dd4f1c"/>
    </style:style>
    <style:style style:name="T817" style:family="text">
      <style:text-properties officeooo:rsid="05ded165"/>
    </style:style>
    <style:style style:name="T818" style:family="text">
      <style:text-properties officeooo:rsid="05e091a1"/>
    </style:style>
    <style:style style:name="T819" style:family="text">
      <style:text-properties officeooo:rsid="05e2177c"/>
    </style:style>
    <style:style style:name="T820" style:family="text">
      <style:text-properties officeooo:rsid="05e2973a"/>
    </style:style>
    <style:style style:name="T821" style:family="text">
      <style:text-properties officeooo:rsid="05e2f86b"/>
    </style:style>
    <style:style style:name="T822" style:family="text">
      <style:text-properties officeooo:rsid="05e5cdd4"/>
    </style:style>
    <style:style style:name="T823" style:family="text">
      <style:text-properties officeooo:rsid="05e706c3"/>
    </style:style>
    <style:style style:name="T824" style:family="text">
      <style:text-properties officeooo:rsid="05e96ae6"/>
    </style:style>
    <style:style style:name="T825" style:family="text">
      <style:text-properties officeooo:rsid="05ea1286"/>
    </style:style>
    <style:style style:name="T826" style:family="text">
      <style:text-properties officeooo:rsid="05ebb930"/>
    </style:style>
    <style:style style:name="T827" style:family="text">
      <style:text-properties officeooo:rsid="05ecdf8d"/>
    </style:style>
    <style:style style:name="T828" style:family="text">
      <style:text-properties officeooo:rsid="05ee3553"/>
    </style:style>
    <style:style style:name="T829" style:family="text">
      <style:text-properties officeooo:rsid="05ee9ac6"/>
    </style:style>
    <style:style style:name="T830" style:family="text">
      <style:text-properties officeooo:rsid="05ef88c4"/>
    </style:style>
    <style:style style:name="T831" style:family="text">
      <style:text-properties officeooo:rsid="05efb5fd"/>
    </style:style>
    <style:style style:name="T832" style:family="text">
      <style:text-properties officeooo:rsid="05f18e39"/>
    </style:style>
    <style:style style:name="T833" style:family="text">
      <style:text-properties officeooo:rsid="05f23134"/>
    </style:style>
    <style:style style:name="T834" style:family="text">
      <style:text-properties officeooo:rsid="05f2d590"/>
    </style:style>
    <style:style style:name="T835" style:family="text">
      <style:text-properties officeooo:rsid="05f6e843"/>
    </style:style>
    <style:style style:name="T836" style:family="text">
      <style:text-properties officeooo:rsid="05f7200d"/>
    </style:style>
    <style:style style:name="T837" style:family="text">
      <style:text-properties officeooo:rsid="05f7482e"/>
    </style:style>
    <style:style style:name="T838" style:family="text">
      <style:text-properties officeooo:rsid="05f92e91"/>
    </style:style>
    <style:style style:name="T839" style:family="text">
      <style:text-properties officeooo:rsid="05fa12d3"/>
    </style:style>
    <style:style style:name="T840" style:family="text">
      <style:text-properties officeooo:rsid="05faefb2"/>
    </style:style>
    <style:style style:name="T841" style:family="text">
      <style:text-properties officeooo:rsid="05fb9e67"/>
    </style:style>
    <style:style style:name="T842" style:family="text">
      <style:text-properties officeooo:rsid="05fca94c"/>
    </style:style>
    <style:style style:name="T843" style:family="text">
      <style:text-properties officeooo:rsid="05fe929b"/>
    </style:style>
    <style:style style:name="T844" style:family="text">
      <style:text-properties officeooo:rsid="05ff5c38"/>
    </style:style>
    <style:style style:name="T845" style:family="text">
      <style:text-properties officeooo:rsid="06012ff7"/>
    </style:style>
    <style:style style:name="T846" style:family="text">
      <style:text-properties officeooo:rsid="06013f83"/>
    </style:style>
    <style:style style:name="T847" style:family="text">
      <style:text-properties officeooo:rsid="06029eca"/>
    </style:style>
    <style:style style:name="T848" style:family="text">
      <style:text-properties officeooo:rsid="0603e44d"/>
    </style:style>
    <style:style style:name="T849" style:family="text">
      <style:text-properties officeooo:rsid="060496e3"/>
    </style:style>
    <style:style style:name="T850" style:family="text">
      <style:text-properties officeooo:rsid="0604c275"/>
    </style:style>
    <style:style style:name="T851" style:family="text">
      <style:text-properties officeooo:rsid="0606ac51"/>
    </style:style>
    <style:style style:name="T852" style:family="text">
      <style:text-properties officeooo:rsid="06083b42"/>
    </style:style>
    <style:style style:name="T853" style:family="text">
      <style:text-properties officeooo:rsid="0609d6b9"/>
    </style:style>
    <style:style style:name="T854" style:family="text">
      <style:text-properties officeooo:rsid="060a03bf"/>
    </style:style>
    <style:style style:name="T855" style:family="text">
      <style:text-properties officeooo:rsid="060a1233"/>
    </style:style>
    <style:style style:name="T856" style:family="text">
      <style:text-properties officeooo:rsid="060a2978"/>
    </style:style>
    <style:style style:name="T857" style:family="text">
      <style:text-properties officeooo:rsid="060a36e4"/>
    </style:style>
    <style:style style:name="T858" style:family="text">
      <style:text-properties officeooo:rsid="060bab95"/>
    </style:style>
    <style:style style:name="T859" style:family="text">
      <style:text-properties officeooo:rsid="060d342f"/>
    </style:style>
    <style:style style:name="T860" style:family="text">
      <style:text-properties officeooo:rsid="060f30e4"/>
    </style:style>
    <style:style style:name="T861" style:family="text">
      <style:text-properties officeooo:rsid="060f6817"/>
    </style:style>
    <style:style style:name="T862" style:family="text">
      <style:text-properties officeooo:rsid="061080af"/>
    </style:style>
    <style:style style:name="T863" style:family="text">
      <style:text-properties officeooo:rsid="06127bd7"/>
    </style:style>
    <style:style style:name="T864" style:family="text">
      <style:text-properties officeooo:rsid="0613bfeb"/>
    </style:style>
    <style:style style:name="T865" style:family="text">
      <style:text-properties officeooo:rsid="061733f4"/>
    </style:style>
    <style:style style:name="T866" style:family="text">
      <style:text-properties officeooo:rsid="0617e862"/>
    </style:style>
    <style:style style:name="T867" style:family="text">
      <style:text-properties officeooo:rsid="0619d398"/>
    </style:style>
    <style:style style:name="T868" style:family="text">
      <style:text-properties officeooo:rsid="061af0c3"/>
    </style:style>
    <style:style style:name="T869" style:family="text">
      <style:text-properties officeooo:rsid="061c29b4"/>
    </style:style>
    <style:style style:name="T870" style:family="text">
      <style:text-properties officeooo:rsid="061e1dd7"/>
    </style:style>
    <style:style style:name="T871" style:family="text">
      <style:text-properties officeooo:rsid="06209838"/>
    </style:style>
    <style:style style:name="T872" style:family="text">
      <style:text-properties officeooo:rsid="062473b7"/>
    </style:style>
    <style:style style:name="T873" style:family="text">
      <style:text-properties officeooo:rsid="0624effa"/>
    </style:style>
    <style:style style:name="T874" style:family="text">
      <style:text-properties officeooo:rsid="0626cf80"/>
    </style:style>
    <style:style style:name="T875" style:family="text">
      <style:text-properties officeooo:rsid="0628c136"/>
    </style:style>
    <style:style style:name="T876" style:family="text">
      <style:text-properties officeooo:rsid="0629fd4e"/>
    </style:style>
    <style:style style:name="T877" style:family="text">
      <style:text-properties officeooo:rsid="062a3ed5"/>
    </style:style>
    <style:style style:name="T878" style:family="text">
      <style:text-properties officeooo:rsid="062a77a2"/>
    </style:style>
    <style:style style:name="T879" style:family="text">
      <style:text-properties officeooo:rsid="062bcd09"/>
    </style:style>
    <style:style style:name="T880" style:family="text">
      <style:text-properties officeooo:rsid="062e1d96"/>
    </style:style>
    <style:style style:name="T881" style:family="text">
      <style:text-properties officeooo:rsid="062efbca"/>
    </style:style>
    <style:style style:name="T882" style:family="text">
      <style:text-properties officeooo:rsid="0630aa97"/>
    </style:style>
    <style:style style:name="T883" style:family="text">
      <style:text-properties officeooo:rsid="0631cc87"/>
    </style:style>
    <style:style style:name="T884" style:family="text">
      <style:text-properties officeooo:rsid="06322c14"/>
    </style:style>
    <style:style style:name="T885" style:family="text">
      <style:text-properties officeooo:rsid="06348670"/>
    </style:style>
    <style:style style:name="T886" style:family="text">
      <style:text-properties officeooo:rsid="0635fa9c"/>
    </style:style>
    <style:style style:name="T887" style:family="text">
      <style:text-properties officeooo:rsid="0637badf"/>
    </style:style>
    <style:style style:name="T888" style:family="text">
      <style:text-properties officeooo:rsid="0639b2f3"/>
    </style:style>
    <style:style style:name="T889" style:family="text">
      <style:text-properties officeooo:rsid="063adfb6"/>
    </style:style>
    <style:style style:name="T890" style:family="text">
      <style:text-properties officeooo:rsid="063c222a"/>
    </style:style>
    <style:style style:name="T891" style:family="text">
      <style:text-properties officeooo:rsid="063cf6b5"/>
    </style:style>
    <style:style style:name="T892" style:family="text">
      <style:text-properties officeooo:rsid="063dda77"/>
    </style:style>
    <style:style style:name="T893" style:family="text">
      <style:text-properties officeooo:rsid="063f79bd"/>
    </style:style>
    <style:style style:name="T894" style:family="text">
      <style:text-properties officeooo:rsid="0640bb2f"/>
    </style:style>
    <style:style style:name="T895" style:family="text">
      <style:text-properties officeooo:rsid="0641341a"/>
    </style:style>
    <style:style style:name="T896" style:family="text">
      <style:text-properties officeooo:rsid="0643dcae"/>
    </style:style>
    <style:style style:name="T897" style:family="text">
      <style:text-properties officeooo:rsid="06448c54"/>
    </style:style>
    <style:style style:name="T898" style:family="text">
      <style:text-properties officeooo:rsid="06467eb8"/>
    </style:style>
    <style:style style:name="T899" style:family="text">
      <style:text-properties officeooo:rsid="0647be2c"/>
    </style:style>
    <style:style style:name="T900" style:family="text">
      <style:text-properties officeooo:rsid="0647fe69"/>
    </style:style>
    <style:style style:name="T901" style:family="text">
      <style:text-properties officeooo:rsid="064b211e"/>
    </style:style>
    <style:style style:name="T902" style:family="text">
      <style:text-properties officeooo:rsid="064c9012"/>
    </style:style>
    <style:style style:name="T903" style:family="text">
      <style:text-properties officeooo:rsid="064d173d"/>
    </style:style>
    <style:style style:name="T904" style:family="text">
      <style:text-properties officeooo:rsid="064e993f"/>
    </style:style>
    <style:style style:name="T905" style:family="text">
      <style:text-properties officeooo:rsid="064ece55"/>
    </style:style>
    <style:style style:name="T906" style:family="text">
      <style:text-properties officeooo:rsid="065067be"/>
    </style:style>
    <style:style style:name="T907" style:family="text">
      <style:text-properties officeooo:rsid="06506a5f"/>
    </style:style>
    <style:style style:name="T908" style:family="text">
      <style:text-properties officeooo:rsid="0651f0e3"/>
    </style:style>
    <style:style style:name="T909" style:family="text">
      <style:text-properties officeooo:rsid="06543b72"/>
    </style:style>
    <style:style style:name="T910" style:family="text">
      <style:text-properties officeooo:rsid="0656367c"/>
    </style:style>
    <style:style style:name="T911" style:family="text">
      <style:text-properties officeooo:rsid="0656d8c3"/>
    </style:style>
    <style:style style:name="T912" style:family="text">
      <style:text-properties officeooo:rsid="065764ca"/>
    </style:style>
    <style:style style:name="T913" style:family="text">
      <style:text-properties officeooo:rsid="0658e442"/>
    </style:style>
    <style:style style:name="T914" style:family="text">
      <style:text-properties officeooo:rsid="065ac12f"/>
    </style:style>
    <style:style style:name="T915" style:family="text">
      <style:text-properties officeooo:rsid="065adb77"/>
    </style:style>
    <style:style style:name="T916" style:family="text">
      <style:text-properties officeooo:rsid="065c3534"/>
    </style:style>
    <style:style style:name="T917" style:family="text">
      <style:text-properties officeooo:rsid="065d3846"/>
    </style:style>
    <style:style style:name="T918" style:family="text">
      <style:text-properties officeooo:rsid="065e25d9"/>
    </style:style>
    <style:style style:name="T919" style:family="text">
      <style:text-properties officeooo:rsid="065e894b"/>
    </style:style>
    <style:style style:name="T920" style:family="text">
      <style:text-properties officeooo:rsid="065faea4"/>
    </style:style>
    <style:style style:name="T921" style:family="text">
      <style:text-properties officeooo:rsid="0661abc6"/>
    </style:style>
    <style:style style:name="T922" style:family="text">
      <style:text-properties officeooo:rsid="0661d122"/>
    </style:style>
    <style:style style:name="T923" style:family="text">
      <style:text-properties officeooo:rsid="0662c38c"/>
    </style:style>
    <style:style style:name="T924" style:family="text">
      <style:text-properties officeooo:rsid="066518e1"/>
    </style:style>
    <style:style style:name="T925" style:family="text">
      <style:text-properties officeooo:rsid="066560c8"/>
    </style:style>
    <style:style style:name="T926" style:family="text">
      <style:text-properties officeooo:rsid="0666c7b2"/>
    </style:style>
    <style:style style:name="T927" style:family="text">
      <style:text-properties officeooo:rsid="06688a82"/>
    </style:style>
    <style:style style:name="T928" style:family="text">
      <style:text-properties officeooo:rsid="06696246"/>
    </style:style>
    <style:style style:name="T929" style:family="text">
      <style:text-properties officeooo:rsid="066ad816"/>
    </style:style>
    <style:style style:name="T930" style:family="text">
      <style:text-properties officeooo:rsid="066d7c42"/>
    </style:style>
    <style:style style:name="T931" style:family="text">
      <style:text-properties officeooo:rsid="066f07c5"/>
    </style:style>
    <style:style style:name="T932" style:family="text">
      <style:text-properties officeooo:rsid="0670766a"/>
    </style:style>
    <style:style style:name="T933" style:family="text">
      <style:text-properties officeooo:rsid="0672a8da"/>
    </style:style>
    <style:style style:name="T934" style:family="text">
      <style:text-properties officeooo:rsid="06745fb0"/>
    </style:style>
    <style:style style:name="T935" style:family="text">
      <style:text-properties officeooo:rsid="06751832"/>
    </style:style>
    <style:style style:name="T936" style:family="text">
      <style:text-properties officeooo:rsid="0675af0a"/>
    </style:style>
    <style:style style:name="T937" style:family="text">
      <style:text-properties officeooo:rsid="067978f8"/>
    </style:style>
    <style:style style:name="T938" style:family="text">
      <style:text-properties officeooo:rsid="067ae93d"/>
    </style:style>
    <style:style style:name="T939" style:family="text">
      <style:text-properties officeooo:rsid="067be51f"/>
    </style:style>
    <style:style style:name="T940" style:family="text">
      <style:text-properties officeooo:rsid="067c33ee"/>
    </style:style>
    <style:style style:name="T941" style:family="text">
      <style:text-properties officeooo:rsid="067ce757"/>
    </style:style>
    <style:style style:name="T942" style:family="text">
      <style:text-properties officeooo:rsid="067da6cf"/>
    </style:style>
    <style:style style:name="T943" style:family="text">
      <style:text-properties officeooo:rsid="067e6899"/>
    </style:style>
    <style:style style:name="T944" style:family="text">
      <style:text-properties officeooo:rsid="0682cb64"/>
    </style:style>
    <style:style style:name="T945" style:family="text">
      <style:text-properties officeooo:rsid="0683d04a"/>
    </style:style>
    <style:style style:name="T946" style:family="text">
      <style:text-properties officeooo:rsid="0686a38d"/>
    </style:style>
    <style:style style:name="T947" style:family="text">
      <style:text-properties officeooo:rsid="0688e53d"/>
    </style:style>
    <style:style style:name="T948" style:family="text">
      <style:text-properties officeooo:rsid="068a0e5f"/>
    </style:style>
    <style:style style:name="T949" style:family="text">
      <style:text-properties officeooo:rsid="068ae406"/>
    </style:style>
    <style:style style:name="T950" style:family="text">
      <style:text-properties officeooo:rsid="068b5e1d"/>
    </style:style>
    <style:style style:name="T951" style:family="text">
      <style:text-properties officeooo:rsid="068cdc30"/>
    </style:style>
    <style:style style:name="T952" style:family="text">
      <style:text-properties officeooo:rsid="068ec9bf"/>
    </style:style>
    <style:style style:name="T953" style:family="text">
      <style:text-properties officeooo:rsid="06911f0e"/>
    </style:style>
    <style:style style:name="T954" style:family="text">
      <style:text-properties officeooo:rsid="0692bc31"/>
    </style:style>
    <style:style style:name="T955" style:family="text">
      <style:text-properties officeooo:rsid="0694fab9"/>
    </style:style>
    <style:style style:name="T956" style:family="text">
      <style:text-properties officeooo:rsid="069863e1"/>
    </style:style>
    <style:style style:name="T957" style:family="text">
      <style:text-properties officeooo:rsid="0698fb64"/>
    </style:style>
    <style:style style:name="T958" style:family="text">
      <style:text-properties officeooo:rsid="0699d025"/>
    </style:style>
    <style:style style:name="T959" style:family="text">
      <style:text-properties officeooo:rsid="069ada7c"/>
    </style:style>
    <style:style style:name="T960" style:family="text">
      <style:text-properties officeooo:rsid="069b9c66"/>
    </style:style>
    <style:style style:name="T961" style:family="text">
      <style:text-properties officeooo:rsid="069d74fd"/>
    </style:style>
    <style:style style:name="T962" style:family="text">
      <style:text-properties officeooo:rsid="069e5eb9"/>
    </style:style>
    <style:style style:name="T963" style:family="text">
      <style:text-properties officeooo:rsid="069eca53"/>
    </style:style>
    <style:style style:name="T964" style:family="text">
      <style:text-properties officeooo:rsid="06a01858"/>
    </style:style>
    <style:style style:name="T965" style:family="text">
      <style:text-properties officeooo:rsid="06a0fc20"/>
    </style:style>
    <style:style style:name="T966" style:family="text">
      <style:text-properties officeooo:rsid="06a198c9"/>
    </style:style>
    <style:style style:name="T967" style:family="text">
      <style:text-properties officeooo:rsid="06a367f3"/>
    </style:style>
    <style:style style:name="T968" style:family="text">
      <style:text-properties officeooo:rsid="06a49cb7"/>
    </style:style>
    <style:style style:name="T969" style:family="text">
      <style:text-properties officeooo:rsid="06a87eba"/>
    </style:style>
    <style:style style:name="T970" style:family="text">
      <style:text-properties officeooo:rsid="06a90273"/>
    </style:style>
    <style:style style:name="T971" style:family="text">
      <style:text-properties officeooo:rsid="06a96e0d"/>
    </style:style>
    <style:style style:name="T972" style:family="text">
      <style:text-properties officeooo:rsid="06ab6151"/>
    </style:style>
    <style:style style:name="T973" style:family="text">
      <style:text-properties officeooo:rsid="06ad6009"/>
    </style:style>
    <style:style style:name="T974" style:family="text">
      <style:text-properties officeooo:rsid="06ae8b60"/>
    </style:style>
    <style:style style:name="T975" style:family="text">
      <style:text-properties officeooo:rsid="06afa387"/>
    </style:style>
    <style:style style:name="T976" style:family="text">
      <style:text-properties officeooo:rsid="06b185df"/>
    </style:style>
    <style:style style:name="T977" style:family="text">
      <style:text-properties officeooo:rsid="06b37b23"/>
    </style:style>
    <style:style style:name="T978" style:family="text">
      <style:text-properties officeooo:rsid="06b4a72e"/>
    </style:style>
    <style:style style:name="T979" style:family="text">
      <style:text-properties officeooo:rsid="06b80bf4"/>
    </style:style>
    <style:style style:name="T980" style:family="text">
      <style:text-properties officeooo:rsid="06b8d6df"/>
    </style:style>
    <style:style style:name="T981" style:family="text">
      <style:text-properties officeooo:rsid="06b8f820"/>
    </style:style>
    <style:style style:name="T982" style:family="text">
      <style:text-properties officeooo:rsid="06b9687d"/>
    </style:style>
    <style:style style:name="T983" style:family="text">
      <style:text-properties officeooo:rsid="06baabb6"/>
    </style:style>
    <style:style style:name="T984" style:family="text">
      <style:text-properties officeooo:rsid="06bba438"/>
    </style:style>
    <style:style style:name="T985" style:family="text">
      <style:text-properties officeooo:rsid="06bc2bb1"/>
    </style:style>
    <style:style style:name="T986" style:family="text">
      <style:text-properties officeooo:rsid="06bc8af9"/>
    </style:style>
    <style:style style:name="T987" style:family="text">
      <style:text-properties officeooo:rsid="06bfb3a0"/>
    </style:style>
    <style:style style:name="T988" style:family="text">
      <style:text-properties officeooo:rsid="06c18acd"/>
    </style:style>
    <style:style style:name="T989" style:family="text">
      <style:text-properties officeooo:rsid="06c3d082"/>
    </style:style>
    <style:style style:name="T990" style:family="text">
      <style:text-properties officeooo:rsid="06c3ea39"/>
    </style:style>
    <style:style style:name="T991" style:family="text">
      <style:text-properties officeooo:rsid="06c5a3b2"/>
    </style:style>
    <style:style style:name="T992" style:family="text">
      <style:text-properties officeooo:rsid="06c8621b"/>
    </style:style>
    <style:style style:name="T993" style:family="text">
      <style:text-properties officeooo:rsid="06ca3a3f"/>
    </style:style>
    <style:style style:name="T994" style:family="text">
      <style:text-properties officeooo:rsid="06cb8d87"/>
    </style:style>
    <style:style style:name="T995" style:family="text">
      <style:text-properties officeooo:rsid="06cda589"/>
    </style:style>
    <style:style style:name="T996" style:family="text">
      <style:text-properties officeooo:rsid="06cf526f"/>
    </style:style>
    <style:style style:name="T997" style:family="text">
      <style:text-properties officeooo:rsid="06d282e5"/>
    </style:style>
    <style:style style:name="T998" style:family="text">
      <style:text-properties officeooo:rsid="06d28509"/>
    </style:style>
    <style:style style:name="T999" style:family="text">
      <style:text-properties officeooo:rsid="06d3856a"/>
    </style:style>
    <style:style style:name="T1000" style:family="text">
      <style:text-properties officeooo:rsid="06d4c1cf"/>
    </style:style>
    <style:style style:name="T1001" style:family="text">
      <style:text-properties officeooo:rsid="06d60060"/>
    </style:style>
    <style:style style:name="T1002" style:family="text">
      <style:text-properties officeooo:rsid="06d86bec"/>
    </style:style>
    <style:style style:name="T1003" style:family="text">
      <style:text-properties officeooo:rsid="06db9c2c"/>
    </style:style>
    <style:style style:name="T1004" style:family="text">
      <style:text-properties officeooo:rsid="06dc5451"/>
    </style:style>
    <style:style style:name="T1005" style:family="text">
      <style:text-properties officeooo:rsid="06ddc344"/>
    </style:style>
    <style:style style:name="T1006" style:family="text">
      <style:text-properties officeooo:rsid="06dfee7e"/>
    </style:style>
    <style:style style:name="T1007" style:family="text">
      <style:text-properties officeooo:rsid="06e1e10b"/>
    </style:style>
    <style:style style:name="T1008" style:family="text">
      <style:text-properties officeooo:rsid="06e28037"/>
    </style:style>
    <style:style style:name="T1009" style:family="text">
      <style:text-properties officeooo:rsid="06e3db5b"/>
    </style:style>
    <style:style style:name="T1010" style:family="text">
      <style:text-properties officeooo:rsid="06e6f516"/>
    </style:style>
    <style:style style:name="T1011" style:family="text">
      <style:text-properties officeooo:rsid="06e92bd7"/>
    </style:style>
    <style:style style:name="T1012" style:family="text">
      <style:text-properties officeooo:rsid="06eab410"/>
    </style:style>
    <style:style style:name="T1013" style:family="text">
      <style:text-properties officeooo:rsid="06eb88a9"/>
    </style:style>
    <style:style style:name="T1014" style:family="text">
      <style:text-properties officeooo:rsid="06edbde2"/>
    </style:style>
    <style:style style:name="T1015" style:family="text">
      <style:text-properties officeooo:rsid="06f06711"/>
    </style:style>
    <style:style style:name="T1016" style:family="text">
      <style:text-properties officeooo:rsid="06f12248"/>
    </style:style>
    <style:style style:name="T1017" style:family="text">
      <style:text-properties officeooo:rsid="06f2fa06"/>
    </style:style>
    <style:style style:name="T1018" style:family="text">
      <style:text-properties officeooo:rsid="06f48a8b"/>
    </style:style>
    <style:style style:name="T1019" style:family="text">
      <style:text-properties officeooo:rsid="06f58ba9"/>
    </style:style>
    <style:style style:name="T1020" style:family="text">
      <style:text-properties officeooo:rsid="06f5fae9"/>
    </style:style>
    <style:style style:name="T1021" style:family="text">
      <style:text-properties officeooo:rsid="06f72bb9"/>
    </style:style>
    <style:style style:name="T1022" style:family="text">
      <style:text-properties officeooo:rsid="06f763f3"/>
    </style:style>
    <style:style style:name="T1023" style:family="text">
      <style:text-properties officeooo:rsid="06f7798e"/>
    </style:style>
    <style:style style:name="T1024" style:family="text">
      <style:text-properties officeooo:rsid="06f9e9fd"/>
    </style:style>
    <style:style style:name="T1025" style:family="text">
      <style:text-properties officeooo:rsid="06faa6fa"/>
    </style:style>
    <style:style style:name="T1026" style:family="text">
      <style:text-properties officeooo:rsid="06fc1bd2"/>
    </style:style>
    <style:style style:name="T1027" style:family="text">
      <style:text-properties officeooo:rsid="06fc5637"/>
    </style:style>
    <style:style style:name="T1028" style:family="text">
      <style:text-properties officeooo:rsid="06fc7c40"/>
    </style:style>
    <style:style style:name="T1029" style:family="text">
      <style:text-properties officeooo:rsid="06fcd94e"/>
    </style:style>
    <style:style style:name="T1030" style:family="text">
      <style:text-properties officeooo:rsid="06fe47fd"/>
    </style:style>
    <style:style style:name="T1031" style:family="text">
      <style:text-properties officeooo:rsid="06feec36"/>
    </style:style>
    <style:style style:name="T1032" style:family="text">
      <style:text-properties officeooo:rsid="07004f92"/>
    </style:style>
    <style:style style:name="T1033" style:family="text">
      <style:text-properties officeooo:rsid="0701e01a"/>
    </style:style>
    <style:style style:name="T1034" style:family="text">
      <style:text-properties officeooo:rsid="0701e421"/>
    </style:style>
    <style:style style:name="T1035" style:family="text">
      <style:text-properties officeooo:rsid="0702a5ce"/>
    </style:style>
    <style:style style:name="T1036" style:family="text">
      <style:text-properties officeooo:rsid="070539d2"/>
    </style:style>
    <style:style style:name="T1037" style:family="text">
      <style:text-properties officeooo:rsid="0706f7a0"/>
    </style:style>
    <style:style style:name="T1038" style:family="text">
      <style:text-properties officeooo:rsid="070957e7"/>
    </style:style>
    <style:style style:name="T1039" style:family="text">
      <style:text-properties officeooo:rsid="070b370a"/>
    </style:style>
    <style:style style:name="T1040" style:family="text">
      <style:text-properties officeooo:rsid="070d2a56"/>
    </style:style>
    <style:style style:name="T1041" style:family="text">
      <style:text-properties officeooo:rsid="070f3a33"/>
    </style:style>
    <style:style style:name="T1042" style:family="text">
      <style:text-properties officeooo:rsid="0710b522"/>
    </style:style>
    <style:style style:name="T1043" style:family="text">
      <style:text-properties officeooo:rsid="07119828"/>
    </style:style>
    <style:style style:name="T1044" style:family="text">
      <style:text-properties officeooo:rsid="0711dfcf"/>
    </style:style>
    <style:style style:name="T1045" style:family="text">
      <style:text-properties officeooo:rsid="0711e36f"/>
    </style:style>
    <style:style style:name="T1046" style:family="text">
      <style:text-properties officeooo:rsid="0714eb63"/>
    </style:style>
    <style:style style:name="T1047" style:family="text">
      <style:text-properties officeooo:rsid="07159a73"/>
    </style:style>
    <style:style style:name="T1048" style:family="text">
      <style:text-properties officeooo:rsid="0715cc64"/>
    </style:style>
    <style:style style:name="T1049" style:family="text">
      <style:text-properties officeooo:rsid="07182904"/>
    </style:style>
    <style:style style:name="T1050" style:family="text">
      <style:text-properties officeooo:rsid="0719db14"/>
    </style:style>
    <style:style style:name="T1051" style:family="text">
      <style:text-properties officeooo:rsid="071b2c14"/>
    </style:style>
    <style:style style:name="T1052" style:family="text">
      <style:text-properties officeooo:rsid="071c142b"/>
    </style:style>
    <style:style style:name="T1053" style:family="text">
      <style:text-properties officeooo:rsid="071e7551"/>
    </style:style>
    <style:style style:name="T1054" style:family="text">
      <style:text-properties officeooo:rsid="071f0ec5"/>
    </style:style>
    <style:style style:name="T1055" style:family="text">
      <style:text-properties officeooo:rsid="072025e8"/>
    </style:style>
    <style:style style:name="T1056" style:family="text">
      <style:text-properties officeooo:rsid="07236efb"/>
    </style:style>
    <style:style style:name="T1057" style:family="text">
      <style:text-properties officeooo:rsid="07254adc"/>
    </style:style>
    <style:style style:name="T1058" style:family="text">
      <style:text-properties officeooo:rsid="07258203"/>
    </style:style>
    <style:style style:name="T1059" style:family="text">
      <style:text-properties officeooo:rsid="0726eb0b"/>
    </style:style>
    <style:style style:name="T1060" style:family="text">
      <style:text-properties officeooo:rsid="07295d5e"/>
    </style:style>
    <style:style style:name="T1061" style:family="text">
      <style:text-properties officeooo:rsid="072aab83"/>
    </style:style>
    <style:style style:name="T1062" style:family="text">
      <style:text-properties officeooo:rsid="072b68fe"/>
    </style:style>
    <style:style style:name="T1063" style:family="text">
      <style:text-properties officeooo:rsid="072cafa5"/>
    </style:style>
    <style:style style:name="T1064" style:family="text">
      <style:text-properties officeooo:rsid="072d95c5"/>
    </style:style>
    <style:style style:name="T1065" style:family="text">
      <style:text-properties officeooo:rsid="072dcefd"/>
    </style:style>
    <style:style style:name="T1066" style:family="text">
      <style:text-properties officeooo:rsid="072fd26f"/>
    </style:style>
    <style:style style:name="T1067" style:family="text">
      <style:text-properties officeooo:rsid="0731cfdf"/>
    </style:style>
    <style:style style:name="T1068" style:family="text">
      <style:text-properties officeooo:rsid="0733a5e0"/>
    </style:style>
    <style:style style:name="T1069" style:family="text">
      <style:text-properties officeooo:rsid="07340ad9"/>
    </style:style>
    <style:style style:name="T1070" style:family="text">
      <style:text-properties officeooo:rsid="0734aaad"/>
    </style:style>
    <style:style style:name="T1071" style:family="text">
      <style:text-properties officeooo:rsid="073506dd"/>
    </style:style>
    <style:style style:name="T1072" style:family="text">
      <style:text-properties officeooo:rsid="07355ed0"/>
    </style:style>
    <style:style style:name="T1073" style:family="text">
      <style:text-properties officeooo:rsid="0735fdd0"/>
    </style:style>
    <style:style style:name="T1074" style:family="text">
      <style:text-properties officeooo:rsid="0736c252"/>
    </style:style>
    <style:style style:name="T1075" style:family="text">
      <style:text-properties officeooo:rsid="0736d1ae"/>
    </style:style>
    <style:style style:name="T1076" style:family="text">
      <style:text-properties officeooo:rsid="0737e283"/>
    </style:style>
    <style:style style:name="T1077" style:family="text">
      <style:text-properties officeooo:rsid="0737e4fd"/>
    </style:style>
    <style:style style:name="T1078" style:family="text">
      <style:text-properties officeooo:rsid="073acbd4"/>
    </style:style>
    <style:style style:name="T1079" style:family="text">
      <style:text-properties officeooo:rsid="073c533e"/>
    </style:style>
    <style:style style:name="T1080" style:family="text">
      <style:text-properties officeooo:rsid="073d473a"/>
    </style:style>
    <style:style style:name="T1081" style:family="text">
      <style:text-properties officeooo:rsid="073f2b30"/>
    </style:style>
    <style:style style:name="T1082" style:family="text">
      <style:text-properties officeooo:rsid="07406f07"/>
    </style:style>
    <style:style style:name="T1083" style:family="text">
      <style:text-properties officeooo:rsid="07413f69"/>
    </style:style>
    <style:style style:name="T1084" style:family="text">
      <style:text-properties officeooo:rsid="0742e610"/>
    </style:style>
    <style:style style:name="T1085" style:family="text">
      <style:text-properties officeooo:rsid="0743faea"/>
    </style:style>
    <style:style style:name="T1086" style:family="text">
      <style:text-properties officeooo:rsid="0744f882"/>
    </style:style>
    <style:style style:name="T1087" style:family="text">
      <style:text-properties officeooo:rsid="0745d020"/>
    </style:style>
    <style:style style:name="T1088" style:family="text">
      <style:text-properties officeooo:rsid="0745e875"/>
    </style:style>
    <style:style style:name="T1089" style:family="text">
      <style:text-properties officeooo:rsid="0746680a"/>
    </style:style>
    <style:style style:name="T1090" style:family="text">
      <style:text-properties officeooo:rsid="0747d2eb"/>
    </style:style>
    <style:style style:name="T1091" style:family="text">
      <style:text-properties officeooo:rsid="0749cf8c"/>
    </style:style>
    <style:style style:name="T1092" style:family="text">
      <style:text-properties officeooo:rsid="074c02fb"/>
    </style:style>
    <style:style style:name="T1093" style:family="text">
      <style:text-properties officeooo:rsid="074e7ec8"/>
    </style:style>
    <style:style style:name="T1094" style:family="text">
      <style:text-properties officeooo:rsid="07503bd9"/>
    </style:style>
    <style:style style:name="T1095" style:family="text">
      <style:text-properties officeooo:rsid="0751597c"/>
    </style:style>
    <style:style style:name="T1096" style:family="text">
      <style:text-properties officeooo:rsid="075210dd"/>
    </style:style>
    <style:style style:name="T1097" style:family="text">
      <style:text-properties officeooo:rsid="0753efe7"/>
    </style:style>
    <style:style style:name="T1098" style:family="text">
      <style:text-properties officeooo:rsid="0755a892"/>
    </style:style>
    <style:style style:name="T1099" style:family="text">
      <style:text-properties officeooo:rsid="0755c921"/>
    </style:style>
    <style:style style:name="T1100" style:family="text">
      <style:text-properties officeooo:rsid="07569a0d"/>
    </style:style>
    <style:style style:name="T1101" style:family="text">
      <style:text-properties officeooo:rsid="0758715a"/>
    </style:style>
    <style:style style:name="T1102" style:family="text">
      <style:text-properties officeooo:rsid="075a3fb1"/>
    </style:style>
    <style:style style:name="T1103" style:family="text">
      <style:text-properties officeooo:rsid="075c0ff5"/>
    </style:style>
    <style:style style:name="T1104" style:family="text">
      <style:text-properties officeooo:rsid="075c8178"/>
    </style:style>
    <style:style style:name="T1105" style:family="text">
      <style:text-properties officeooo:rsid="075f0ac1"/>
    </style:style>
    <style:style style:name="T1106" style:family="text">
      <style:text-properties officeooo:rsid="0760f0f7"/>
    </style:style>
    <style:style style:name="T1107" style:family="text">
      <style:text-properties officeooo:rsid="0761d801"/>
    </style:style>
    <style:style style:name="T1108" style:family="text">
      <style:text-properties officeooo:rsid="076415f1"/>
    </style:style>
    <style:style style:name="T1109" style:family="text">
      <style:text-properties officeooo:rsid="0765ae82"/>
    </style:style>
    <style:style style:name="T1110" style:family="text">
      <style:text-properties officeooo:rsid="07670773"/>
    </style:style>
    <style:style style:name="T1111" style:family="text">
      <style:text-properties officeooo:rsid="07677af2"/>
    </style:style>
    <style:style style:name="T1112" style:family="text">
      <style:text-properties officeooo:rsid="0768f803"/>
    </style:style>
    <style:style style:name="T1113" style:family="text">
      <style:text-properties officeooo:rsid="076a4e60"/>
    </style:style>
    <style:style style:name="T1114" style:family="text">
      <style:text-properties officeooo:rsid="076b77e3"/>
    </style:style>
    <style:style style:name="T1115" style:family="text">
      <style:text-properties officeooo:rsid="076d01f2"/>
    </style:style>
    <style:style style:name="T1116" style:family="text">
      <style:text-properties officeooo:rsid="076edce1"/>
    </style:style>
    <style:style style:name="T1117" style:family="text">
      <style:text-properties officeooo:rsid="07707742"/>
    </style:style>
    <style:style style:name="T1118" style:family="text">
      <style:text-properties officeooo:rsid="0771fc0b"/>
    </style:style>
    <style:style style:name="T1119" style:family="text">
      <style:text-properties officeooo:rsid="07735298"/>
    </style:style>
    <style:style style:name="T1120" style:family="text">
      <style:text-properties officeooo:rsid="07742af1"/>
    </style:style>
    <style:style style:name="T1121" style:family="text">
      <style:text-properties officeooo:rsid="0774ab88"/>
    </style:style>
    <style:style style:name="T1122" style:family="text">
      <style:text-properties officeooo:rsid="0775cd5a"/>
    </style:style>
    <style:style style:name="T1123" style:family="text">
      <style:text-properties officeooo:rsid="077798ca"/>
    </style:style>
    <style:style style:name="T1124" style:family="text">
      <style:text-properties officeooo:rsid="077812fc"/>
    </style:style>
    <style:style style:name="T1125" style:family="text">
      <style:text-properties officeooo:rsid="0778531a"/>
    </style:style>
    <style:style style:name="T1126" style:family="text">
      <style:text-properties officeooo:rsid="07785471"/>
    </style:style>
    <style:style style:name="T1127" style:family="text">
      <style:text-properties officeooo:rsid="0778e5ed"/>
    </style:style>
    <style:style style:name="T1128" style:family="text">
      <style:text-properties officeooo:rsid="077b6410"/>
    </style:style>
    <style:style style:name="T1129" style:family="text">
      <style:text-properties officeooo:rsid="077b656f"/>
    </style:style>
    <style:style style:name="T1130" style:family="text">
      <style:text-properties officeooo:rsid="077be8f4"/>
    </style:style>
    <style:style style:name="T1131" style:family="text">
      <style:text-properties officeooo:rsid="077cbd49"/>
    </style:style>
    <style:style style:name="T1132" style:family="text">
      <style:text-properties officeooo:rsid="077cebba"/>
    </style:style>
    <style:style style:name="T1133" style:family="text">
      <style:text-properties officeooo:rsid="077ee3aa"/>
    </style:style>
    <style:style style:name="T1134" style:family="text">
      <style:text-properties officeooo:rsid="077f8678"/>
    </style:style>
    <style:style style:name="T1135" style:family="text">
      <style:text-properties officeooo:rsid="0782740c"/>
    </style:style>
    <style:style style:name="T1136" style:family="text">
      <style:text-properties officeooo:rsid="07844cb7"/>
    </style:style>
    <style:style style:name="T1137" style:family="text">
      <style:text-properties officeooo:rsid="0785847b"/>
    </style:style>
    <style:style style:name="T1138" style:family="text">
      <style:text-properties officeooo:rsid="07870651"/>
    </style:style>
    <style:style style:name="T1139" style:family="text">
      <style:text-properties officeooo:rsid="0787d198"/>
    </style:style>
    <style:style style:name="T1140" style:family="text">
      <style:text-properties officeooo:rsid="07896d84"/>
    </style:style>
    <style:style style:name="T1141" style:family="text">
      <style:text-properties officeooo:rsid="078a98a1"/>
    </style:style>
    <style:style style:name="T1142" style:family="text">
      <style:text-properties officeooo:rsid="078bd536"/>
    </style:style>
    <style:style style:name="T1143" style:family="text">
      <style:text-properties officeooo:rsid="078d4293"/>
    </style:style>
    <style:style style:name="T1144" style:family="text">
      <style:text-properties officeooo:rsid="078eec06"/>
    </style:style>
    <style:style style:name="T1145" style:family="text">
      <style:text-properties officeooo:rsid="0792f145"/>
    </style:style>
    <style:style style:name="T1146" style:family="text">
      <style:text-properties officeooo:rsid="0794cde9"/>
    </style:style>
    <style:style style:name="T1147" style:family="text">
      <style:text-properties officeooo:rsid="0795d4e8"/>
    </style:style>
    <style:style style:name="T1148" style:family="text">
      <style:text-properties officeooo:rsid="07962571"/>
    </style:style>
    <style:style style:name="T1149" style:family="text">
      <style:text-properties officeooo:rsid="0796f58c"/>
    </style:style>
    <style:style style:name="T1150" style:family="text">
      <style:text-properties officeooo:rsid="07979d44"/>
    </style:style>
    <style:style style:name="T1151" style:family="text">
      <style:text-properties officeooo:rsid="07990724"/>
    </style:style>
    <style:style style:name="T1152" style:family="text">
      <style:text-properties officeooo:rsid="079a3d1b"/>
    </style:style>
    <style:style style:name="T1153" style:family="text">
      <style:text-properties officeooo:rsid="079bf76e"/>
    </style:style>
    <style:style style:name="T1154" style:family="text">
      <style:text-properties officeooo:rsid="079d4ed5"/>
    </style:style>
    <style:style style:name="T1155" style:family="text">
      <style:text-properties officeooo:rsid="079e8d33"/>
    </style:style>
    <style:style style:name="T1156" style:family="text">
      <style:text-properties officeooo:rsid="07a0f589"/>
    </style:style>
    <style:style style:name="T1157" style:family="text">
      <style:text-properties officeooo:rsid="07a251d4"/>
    </style:style>
    <style:style style:name="T1158" style:family="text">
      <style:text-properties officeooo:rsid="07a2ea7b"/>
    </style:style>
    <style:style style:name="T1159" style:family="text">
      <style:text-properties officeooo:rsid="07a53800"/>
    </style:style>
    <style:style style:name="T1160" style:family="text">
      <style:text-properties officeooo:rsid="07a6c687"/>
    </style:style>
    <style:style style:name="T1161" style:family="text">
      <style:text-properties officeooo:rsid="07a852de"/>
    </style:style>
    <style:style style:name="T1162" style:family="text">
      <style:text-properties officeooo:rsid="07a93866"/>
    </style:style>
    <style:style style:name="T1163" style:family="text">
      <style:text-properties officeooo:rsid="07aae29c"/>
    </style:style>
    <style:style style:name="T1164" style:family="text">
      <style:text-properties officeooo:rsid="07ad32d8"/>
    </style:style>
    <style:style style:name="T1165" style:family="text">
      <style:text-properties officeooo:rsid="07b35c69"/>
    </style:style>
    <style:style style:name="T1166" style:family="text">
      <style:text-properties officeooo:rsid="07b84213"/>
    </style:style>
    <style:style style:name="T1167" style:family="text">
      <style:text-properties officeooo:rsid="07b98d16"/>
    </style:style>
    <style:style style:name="T1168" style:family="text">
      <style:text-properties officeooo:rsid="07bb4dbf"/>
    </style:style>
    <style:style style:name="T1169" style:family="text">
      <style:text-properties officeooo:rsid="07bd0605"/>
    </style:style>
    <style:style style:name="T1170" style:family="text">
      <style:text-properties officeooo:rsid="07bed0c2"/>
    </style:style>
    <style:style style:name="T1171" style:family="text">
      <style:text-properties officeooo:rsid="07c1e3c1"/>
    </style:style>
    <style:style style:name="T1172" style:family="text">
      <style:text-properties officeooo:rsid="07c36259"/>
    </style:style>
    <style:style style:name="T1173" style:family="text">
      <style:text-properties officeooo:rsid="07c438e5"/>
    </style:style>
    <style:style style:name="T1174" style:family="text">
      <style:text-properties officeooo:rsid="07c4cf64"/>
    </style:style>
    <style:style style:name="T1175" style:family="text">
      <style:text-properties officeooo:rsid="07c64641"/>
    </style:style>
    <style:style style:name="T1176" style:family="text">
      <style:text-properties officeooo:rsid="07c7df1d"/>
    </style:style>
    <style:style style:name="T1177" style:family="text">
      <style:text-properties officeooo:rsid="07c90dd8"/>
    </style:style>
    <style:style style:name="T1178" style:family="text">
      <style:text-properties officeooo:rsid="07cc1ce7"/>
    </style:style>
    <style:style style:name="T1179" style:family="text">
      <style:text-properties officeooo:rsid="07ce1794"/>
    </style:style>
    <style:style style:name="T1180" style:family="text">
      <style:text-properties officeooo:rsid="07d0124c"/>
    </style:style>
    <style:style style:name="T1181" style:family="text">
      <style:text-properties officeooo:rsid="07d17b91"/>
    </style:style>
    <style:style style:name="T1182" style:family="text">
      <style:text-properties officeooo:rsid="07d390d3"/>
    </style:style>
    <style:style style:name="T1183" style:family="text">
      <style:text-properties officeooo:rsid="07d49d61"/>
    </style:style>
    <style:style style:name="T1184" style:family="text">
      <style:text-properties officeooo:rsid="07d56e5e"/>
    </style:style>
    <style:style style:name="T1185" style:family="text">
      <style:text-properties officeooo:rsid="07d59658"/>
    </style:style>
    <style:style style:name="T1186" style:family="text">
      <style:text-properties officeooo:rsid="07d6529d"/>
    </style:style>
    <style:style style:name="T1187" style:family="text">
      <style:text-properties officeooo:rsid="07d7eabf"/>
    </style:style>
    <style:style style:name="T1188" style:family="text">
      <style:text-properties officeooo:rsid="07d805c8"/>
    </style:style>
    <style:style style:name="T1189" style:family="text">
      <style:text-properties officeooo:rsid="07d8e5fc"/>
    </style:style>
    <style:style style:name="T1190" style:family="text">
      <style:text-properties officeooo:rsid="07dd5240"/>
    </style:style>
    <style:style style:name="T1191" style:family="text">
      <style:text-properties officeooo:rsid="07dec91e"/>
    </style:style>
    <style:style style:name="T1192" style:family="text">
      <style:text-properties officeooo:rsid="07e070b4"/>
    </style:style>
    <style:style style:name="T1193" style:family="text">
      <style:text-properties officeooo:rsid="07e18132"/>
    </style:style>
    <style:style style:name="T1194" style:family="text">
      <style:text-properties officeooo:rsid="07e1b214"/>
    </style:style>
    <style:style style:name="T1195" style:family="text">
      <style:text-properties officeooo:rsid="07e20716"/>
    </style:style>
    <style:style style:name="T1196" style:family="text">
      <style:text-properties officeooo:rsid="07e35644"/>
    </style:style>
    <style:style style:name="T1197" style:family="text">
      <style:text-properties officeooo:rsid="07e423c7"/>
    </style:style>
    <style:style style:name="T1198" style:family="text">
      <style:text-properties officeooo:rsid="07e4599b"/>
    </style:style>
    <style:style style:name="T1199" style:family="text">
      <style:text-properties officeooo:rsid="07e69b92"/>
    </style:style>
    <style:style style:name="T1200" style:family="text">
      <style:text-properties officeooo:rsid="07e87e5c"/>
    </style:style>
    <style:style style:name="T1201" style:family="text">
      <style:text-properties officeooo:rsid="07e90d8b"/>
    </style:style>
    <style:style style:name="T1202" style:family="text">
      <style:text-properties officeooo:rsid="07ea970e"/>
    </style:style>
    <style:style style:name="T1203" style:family="text">
      <style:text-properties officeooo:rsid="07eb8c42"/>
    </style:style>
    <style:style style:name="T1204" style:family="text">
      <style:text-properties officeooo:rsid="07ecd021"/>
    </style:style>
    <style:style style:name="T1205" style:family="text">
      <style:text-properties officeooo:rsid="07ecee69"/>
    </style:style>
    <style:style style:name="T1206" style:family="text">
      <style:text-properties officeooo:rsid="07ed9f91"/>
    </style:style>
    <style:style style:name="T1207" style:family="text">
      <style:text-properties officeooo:rsid="07efaaf0"/>
    </style:style>
    <style:style style:name="T1208" style:family="text">
      <style:text-properties officeooo:rsid="07efcdf7"/>
    </style:style>
    <style:style style:name="T1209" style:family="text">
      <style:text-properties officeooo:rsid="07eff150"/>
    </style:style>
    <style:style style:name="T1210" style:family="text">
      <style:text-properties officeooo:rsid="07f1ca39"/>
    </style:style>
    <style:style style:name="T1211" style:family="text">
      <style:text-properties officeooo:rsid="07f38032"/>
    </style:style>
    <style:style style:name="T1212" style:family="text">
      <style:text-properties officeooo:rsid="07f525ea"/>
    </style:style>
    <style:style style:name="T1213" style:family="text">
      <style:text-properties officeooo:rsid="07f5c954"/>
    </style:style>
    <style:style style:name="T1214" style:family="text">
      <style:text-properties officeooo:rsid="07f9ad21"/>
    </style:style>
    <style:style style:name="T1215" style:family="text">
      <style:text-properties officeooo:rsid="07fd0ed6"/>
    </style:style>
    <style:style style:name="T1216" style:family="text">
      <style:text-properties officeooo:rsid="07fd5853"/>
    </style:style>
    <style:style style:name="T1217" style:family="text">
      <style:text-properties officeooo:rsid="07ff9c8d"/>
    </style:style>
    <style:style style:name="T1218" style:family="text">
      <style:text-properties officeooo:rsid="0800e73a"/>
    </style:style>
    <style:style style:name="T1219" style:family="text">
      <style:text-properties officeooo:rsid="0802750d"/>
    </style:style>
    <style:style style:name="T1220" style:family="text">
      <style:text-properties officeooo:rsid="08043bf4"/>
    </style:style>
    <style:style style:name="T1221" style:family="text">
      <style:text-properties officeooo:rsid="080478ef"/>
    </style:style>
    <style:style style:name="T1222" style:family="text">
      <style:text-properties officeooo:rsid="0805ad4b"/>
    </style:style>
    <style:style style:name="T1223" style:family="text">
      <style:text-properties officeooo:rsid="0805e99c"/>
    </style:style>
    <style:style style:name="T1224" style:family="text">
      <style:text-properties officeooo:rsid="0806586f"/>
    </style:style>
    <style:style style:name="T1225" style:family="text">
      <style:text-properties officeooo:rsid="08095a79"/>
    </style:style>
    <style:style style:name="T1226" style:family="text">
      <style:text-properties officeooo:rsid="080a1824"/>
    </style:style>
    <style:style style:name="T1227" style:family="text">
      <style:text-properties officeooo:rsid="080bd64a"/>
    </style:style>
    <style:style style:name="T1228" style:family="text">
      <style:text-properties officeooo:rsid="080c5619"/>
    </style:style>
    <style:style style:name="T1229" style:family="text">
      <style:text-properties officeooo:rsid="080cb595"/>
    </style:style>
    <style:style style:name="T1230" style:family="text">
      <style:text-properties officeooo:rsid="080e4789"/>
    </style:style>
    <style:style style:name="T1231" style:family="text">
      <style:text-properties officeooo:rsid="080f02dd"/>
    </style:style>
    <style:style style:name="T1232" style:family="text">
      <style:text-properties officeooo:rsid="0812c8bc"/>
    </style:style>
    <style:style style:name="T1233" style:family="text">
      <style:text-properties officeooo:rsid="08143b70"/>
    </style:style>
    <style:style style:name="T1234" style:family="text">
      <style:text-properties officeooo:rsid="0817e212"/>
    </style:style>
    <style:style style:name="T1235" style:family="text">
      <style:text-properties officeooo:rsid="0818036e"/>
    </style:style>
    <style:style style:name="T1236" style:family="text">
      <style:text-properties officeooo:rsid="0818c295"/>
    </style:style>
    <style:style style:name="T1237" style:family="text">
      <style:text-properties officeooo:rsid="081919f1"/>
    </style:style>
    <style:style style:name="T1238" style:family="text">
      <style:text-properties officeooo:rsid="08199cea"/>
    </style:style>
    <style:style style:name="T1239" style:family="text">
      <style:text-properties officeooo:rsid="0819b1c5"/>
    </style:style>
    <style:style style:name="T1240" style:family="text">
      <style:text-properties officeooo:rsid="081aee3d"/>
    </style:style>
    <style:style style:name="T1241" style:family="text">
      <style:text-properties officeooo:rsid="081d4598"/>
    </style:style>
    <style:style style:name="T1242" style:family="text">
      <style:text-properties officeooo:rsid="081dca78"/>
    </style:style>
    <style:style style:name="T1243" style:family="text">
      <style:text-properties officeooo:rsid="08201051"/>
    </style:style>
    <style:style style:name="T1244" style:family="text">
      <style:text-properties officeooo:rsid="0824311e"/>
    </style:style>
    <style:style style:name="T1245" style:family="text">
      <style:text-properties officeooo:rsid="0824b04e"/>
    </style:style>
    <style:style style:name="T1246" style:family="text">
      <style:text-properties officeooo:rsid="08261ebd"/>
    </style:style>
    <style:style style:name="T1247" style:family="text">
      <style:text-properties officeooo:rsid="082808e0"/>
    </style:style>
    <style:style style:name="T1248" style:family="text">
      <style:text-properties officeooo:rsid="0828ff15"/>
    </style:style>
    <style:style style:name="T1249" style:family="text">
      <style:text-properties officeooo:rsid="082a551c"/>
    </style:style>
    <style:style style:name="T1250" style:family="text">
      <style:text-properties officeooo:rsid="082a8aad"/>
    </style:style>
    <style:style style:name="T1251" style:family="text">
      <style:text-properties officeooo:rsid="082a9448"/>
    </style:style>
    <style:style style:name="T1252" style:family="text">
      <style:text-properties officeooo:rsid="082c170c"/>
    </style:style>
    <style:style style:name="T1253" style:family="text">
      <style:text-properties officeooo:rsid="082d21ac"/>
    </style:style>
    <style:style style:name="T1254" style:family="text">
      <style:text-properties officeooo:rsid="0830992a"/>
    </style:style>
    <style:style style:name="T1255" style:family="text">
      <style:text-properties officeooo:rsid="083193fd"/>
    </style:style>
    <style:style style:name="T1256" style:family="text">
      <style:text-properties officeooo:rsid="0832dc0c"/>
    </style:style>
    <style:style style:name="T1257" style:family="text">
      <style:text-properties officeooo:rsid="0833ec30"/>
    </style:style>
    <style:style style:name="T1258" style:family="text">
      <style:text-properties officeooo:rsid="08349935"/>
    </style:style>
    <style:style style:name="T1259" style:family="text">
      <style:text-properties officeooo:rsid="0837c95e"/>
    </style:style>
    <style:style style:name="T1260" style:family="text">
      <style:text-properties officeooo:rsid="0839a3f6"/>
    </style:style>
    <style:style style:name="T1261" style:family="text">
      <style:text-properties officeooo:rsid="083a862d"/>
    </style:style>
    <style:style style:name="T1262" style:family="text">
      <style:text-properties officeooo:rsid="083abfb2"/>
    </style:style>
    <style:style style:name="T1263" style:family="text">
      <style:text-properties officeooo:rsid="083c5ff7"/>
    </style:style>
    <style:style style:name="T1264" style:family="text">
      <style:text-properties officeooo:rsid="083d8a97"/>
    </style:style>
    <style:style style:name="T1265" style:family="text">
      <style:text-properties officeooo:rsid="083f1179"/>
    </style:style>
    <style:style style:name="T1266" style:family="text">
      <style:text-properties officeooo:rsid="083f3518"/>
    </style:style>
    <style:style style:name="T1267" style:family="text">
      <style:text-properties officeooo:rsid="083fc908"/>
    </style:style>
    <style:style style:name="T1268" style:family="text">
      <style:text-properties officeooo:rsid="08410343"/>
    </style:style>
    <style:style style:name="T1269" style:family="text">
      <style:text-properties officeooo:rsid="08425cac"/>
    </style:style>
    <style:style style:name="T1270" style:family="text">
      <style:text-properties officeooo:rsid="08428df3"/>
    </style:style>
    <style:style style:name="T1271" style:family="text">
      <style:text-properties officeooo:rsid="084453a2"/>
    </style:style>
    <style:style style:name="T1272" style:family="text">
      <style:text-properties officeooo:rsid="0845d77f"/>
    </style:style>
    <style:style style:name="T1273" style:family="text">
      <style:text-properties officeooo:rsid="0846fbed"/>
    </style:style>
    <style:style style:name="T1274" style:family="text">
      <style:text-properties officeooo:rsid="084c14ec"/>
    </style:style>
    <style:style style:name="T1275" style:family="text">
      <style:text-properties officeooo:rsid="084edd44"/>
    </style:style>
    <style:style style:name="T1276" style:family="text">
      <style:text-properties officeooo:rsid="084fbf4d"/>
    </style:style>
    <style:style style:name="T1277" style:family="text">
      <style:text-properties officeooo:rsid="0851b494"/>
    </style:style>
    <style:style style:name="T1278" style:family="text">
      <style:text-properties officeooo:rsid="08564966"/>
    </style:style>
    <style:style style:name="T1279" style:family="text">
      <style:text-properties officeooo:rsid="08592577"/>
    </style:style>
    <style:style style:name="T1280" style:family="text">
      <style:text-properties officeooo:rsid="085a0246"/>
    </style:style>
    <style:style style:name="T1281" style:family="text">
      <style:text-properties officeooo:rsid="085cd6c8"/>
    </style:style>
    <style:style style:name="T1282" style:family="text">
      <style:text-properties officeooo:rsid="085d10d0"/>
    </style:style>
    <style:style style:name="T1283" style:family="text">
      <style:text-properties officeooo:rsid="085e3733"/>
    </style:style>
    <style:style style:name="T1284" style:family="text">
      <style:text-properties officeooo:rsid="0861ae16"/>
    </style:style>
    <style:style style:name="T1285" style:family="text">
      <style:text-properties officeooo:rsid="08659ce8"/>
    </style:style>
    <style:style style:name="T1286" style:family="text">
      <style:text-properties officeooo:rsid="08664eda"/>
    </style:style>
    <style:style style:name="T1287" style:family="text">
      <style:text-properties officeooo:rsid="0866f9d2"/>
    </style:style>
    <style:style style:name="T1288" style:family="text">
      <style:text-properties officeooo:rsid="08689317"/>
    </style:style>
    <style:style style:name="T1289" style:family="text">
      <style:text-properties officeooo:rsid="086a8491"/>
    </style:style>
    <style:style style:name="T1290" style:family="text">
      <style:text-properties officeooo:rsid="086c1c65"/>
    </style:style>
    <style:style style:name="T1291" style:family="text">
      <style:text-properties officeooo:rsid="086d9beb"/>
    </style:style>
    <style:style style:name="T1292" style:family="text">
      <style:text-properties officeooo:rsid="086f246d"/>
    </style:style>
    <style:style style:name="T1293" style:family="text">
      <style:text-properties officeooo:rsid="0870c52d"/>
    </style:style>
    <style:style style:name="T1294" style:family="text">
      <style:text-properties officeooo:rsid="0871f4ea"/>
    </style:style>
    <style:style style:name="T1295" style:family="text">
      <style:text-properties officeooo:rsid="0872420f"/>
    </style:style>
    <style:style style:name="T1296" style:family="text">
      <style:text-properties officeooo:rsid="0873fcd4"/>
    </style:style>
    <style:style style:name="T1297" style:family="text">
      <style:text-properties officeooo:rsid="0874f627"/>
    </style:style>
    <style:style style:name="T1298" style:family="text">
      <style:text-properties officeooo:rsid="0876b282"/>
    </style:style>
    <style:style style:name="T1299" style:family="text">
      <style:text-properties officeooo:rsid="087ad351"/>
    </style:style>
    <style:style style:name="T1300" style:family="text">
      <style:text-properties officeooo:rsid="087c8022"/>
    </style:style>
    <style:style style:name="T1301" style:family="text">
      <style:text-properties officeooo:rsid="087d8546"/>
    </style:style>
    <style:style style:name="T1302" style:family="text">
      <style:text-properties officeooo:rsid="087e2dd2"/>
    </style:style>
    <style:style style:name="T1303" style:family="text">
      <style:text-properties officeooo:rsid="087e83b2"/>
    </style:style>
    <style:style style:name="T1304" style:family="text">
      <style:text-properties officeooo:rsid="087eb538"/>
    </style:style>
    <style:style style:name="T1305" style:family="text">
      <style:text-properties officeooo:rsid="087fcdc6"/>
    </style:style>
    <style:style style:name="T1306" style:family="text">
      <style:text-properties officeooo:rsid="0882fa4c"/>
    </style:style>
    <style:style style:name="T1307" style:family="text">
      <style:text-properties officeooo:rsid="0884d285"/>
    </style:style>
    <style:style style:name="T1308" style:family="text">
      <style:text-properties officeooo:rsid="08861067"/>
    </style:style>
    <style:style style:name="T1309" style:family="text">
      <style:text-properties officeooo:rsid="08871d3b"/>
    </style:style>
    <style:style style:name="T1310" style:family="text">
      <style:text-properties officeooo:rsid="08898703"/>
    </style:style>
    <style:style style:name="T1311" style:family="text">
      <style:text-properties officeooo:rsid="088bd1c1"/>
    </style:style>
    <style:style style:name="T1312" style:family="text">
      <style:text-properties officeooo:rsid="088e141d"/>
    </style:style>
    <style:style style:name="T1313" style:family="text">
      <style:text-properties officeooo:rsid="088f0f89"/>
    </style:style>
    <style:style style:name="T1314" style:family="text">
      <style:text-properties officeooo:rsid="088fed07"/>
    </style:style>
    <style:style style:name="T1315" style:family="text">
      <style:text-properties officeooo:rsid="0893c0f9"/>
    </style:style>
    <style:style style:name="T1316" style:family="text">
      <style:text-properties officeooo:rsid="089480f8"/>
    </style:style>
    <style:style style:name="T1317" style:family="text">
      <style:text-properties officeooo:rsid="089529f6"/>
    </style:style>
    <style:style style:name="T1318" style:family="text">
      <style:text-properties officeooo:rsid="0896eb0d"/>
    </style:style>
    <style:style style:name="T1319" style:family="text">
      <style:text-properties officeooo:rsid="08974373"/>
    </style:style>
    <style:style style:name="T1320" style:family="text">
      <style:text-properties officeooo:rsid="08990b4d"/>
    </style:style>
    <style:style style:name="T1321" style:family="text">
      <style:text-properties officeooo:rsid="089af3ca"/>
    </style:style>
    <style:style style:name="T1322" style:family="text">
      <style:text-properties officeooo:rsid="089bb130"/>
    </style:style>
    <style:style style:name="T1323" style:family="text">
      <style:text-properties officeooo:rsid="089d7c13"/>
    </style:style>
    <style:style style:name="T1324" style:family="text">
      <style:text-properties officeooo:rsid="08a090f1"/>
    </style:style>
    <style:style style:name="T1325" style:family="text">
      <style:text-properties officeooo:rsid="08a174c0"/>
    </style:style>
    <style:style style:name="T1326" style:family="text">
      <style:text-properties officeooo:rsid="08a3a1b7"/>
    </style:style>
    <style:style style:name="T1327" style:family="text">
      <style:text-properties officeooo:rsid="08a511e7"/>
    </style:style>
    <style:style style:name="T1328" style:family="text">
      <style:text-properties officeooo:rsid="08a64e2e"/>
    </style:style>
    <style:style style:name="T1329" style:family="text">
      <style:text-properties officeooo:rsid="08a71f96"/>
    </style:style>
    <style:style style:name="T1330" style:family="text">
      <style:text-properties officeooo:rsid="08a9f03b"/>
    </style:style>
    <style:style style:name="T1331" style:family="text">
      <style:text-properties officeooo:rsid="08ab8f1e"/>
    </style:style>
    <style:style style:name="T1332" style:family="text">
      <style:text-properties officeooo:rsid="08abeb9f"/>
    </style:style>
    <style:style style:name="T1333" style:family="text">
      <style:text-properties officeooo:rsid="08adb58e"/>
    </style:style>
    <style:style style:name="T1334" style:family="text">
      <style:text-properties officeooo:rsid="08adda61"/>
    </style:style>
    <style:style style:name="T1335" style:family="text">
      <style:text-properties officeooo:rsid="08afd24a"/>
    </style:style>
    <style:style style:name="T1336" style:family="text">
      <style:text-properties officeooo:rsid="08b0f380"/>
    </style:style>
    <style:style style:name="T1337" style:family="text">
      <style:text-properties officeooo:rsid="08b1853a"/>
    </style:style>
    <style:style style:name="T1338" style:family="text">
      <style:text-properties officeooo:rsid="08b19678"/>
    </style:style>
    <style:style style:name="T1339" style:family="text">
      <style:text-properties officeooo:rsid="08b33575"/>
    </style:style>
    <style:style style:name="T1340" style:family="text">
      <style:text-properties officeooo:rsid="08b40041"/>
    </style:style>
    <style:style style:name="T1341" style:family="text">
      <style:text-properties officeooo:rsid="08b51035"/>
    </style:style>
    <style:style style:name="T1342" style:family="text">
      <style:text-properties officeooo:rsid="08b7092a"/>
    </style:style>
    <style:style style:name="T1343" style:family="text">
      <style:text-properties officeooo:rsid="08b843fb"/>
    </style:style>
    <style:style style:name="T1344" style:family="text">
      <style:text-properties officeooo:rsid="08ba28a1"/>
    </style:style>
    <style:style style:name="T1345" style:family="text">
      <style:text-properties officeooo:rsid="08baa8a8"/>
    </style:style>
    <style:style style:name="T1346" style:family="text">
      <style:text-properties officeooo:rsid="08bc2ac0"/>
    </style:style>
    <style:style style:name="T1347" style:family="text">
      <style:text-properties officeooo:rsid="08bdd9e2"/>
    </style:style>
    <style:style style:name="T1348" style:family="text">
      <style:text-properties officeooo:rsid="08c42478"/>
    </style:style>
    <style:style style:name="T1349" style:family="text">
      <style:text-properties officeooo:rsid="08c6035e"/>
    </style:style>
    <style:style style:name="T1350" style:family="text">
      <style:text-properties officeooo:rsid="08c9c119"/>
    </style:style>
    <style:style style:name="T1351" style:family="text">
      <style:text-properties officeooo:rsid="08ccc966"/>
    </style:style>
    <style:style style:name="T1352" style:family="text">
      <style:text-properties officeooo:rsid="08ceb165"/>
    </style:style>
    <style:style style:name="T1353" style:family="text">
      <style:text-properties officeooo:rsid="08d4f003"/>
    </style:style>
    <style:style style:name="T1354" style:family="text">
      <style:text-properties officeooo:rsid="08d5cf5a"/>
    </style:style>
    <style:style style:name="T1355" style:family="text">
      <style:text-properties officeooo:rsid="08d691d6"/>
    </style:style>
    <style:style style:name="T1356" style:family="text">
      <style:text-properties officeooo:rsid="08d96ace"/>
    </style:style>
    <style:style style:name="T1357" style:family="text">
      <style:text-properties officeooo:rsid="08d9d9fb"/>
    </style:style>
    <style:style style:name="T1358" style:family="text">
      <style:text-properties officeooo:rsid="08dbccda"/>
    </style:style>
    <style:style style:name="T1359" style:family="text">
      <style:text-properties officeooo:rsid="08dc0f3b"/>
    </style:style>
    <style:style style:name="T1360" style:family="text">
      <style:text-properties officeooo:rsid="08dc8185"/>
    </style:style>
    <style:style style:name="T1361" style:family="text">
      <style:text-properties officeooo:rsid="08ddb7e0"/>
    </style:style>
    <style:style style:name="T1362" style:family="text">
      <style:text-properties officeooo:rsid="08df620a"/>
    </style:style>
    <style:style style:name="T1363" style:family="text">
      <style:text-properties officeooo:rsid="08dfd90b"/>
    </style:style>
    <style:style style:name="T1364" style:family="text">
      <style:text-properties officeooo:rsid="08e1d1a5"/>
    </style:style>
    <style:style style:name="T1365" style:family="text">
      <style:text-properties officeooo:rsid="08e30b5e"/>
    </style:style>
    <style:style style:name="T1366" style:family="text">
      <style:text-properties officeooo:rsid="08e6028c"/>
    </style:style>
    <style:style style:name="T1367" style:family="text">
      <style:text-properties officeooo:rsid="08e6397d"/>
    </style:style>
    <style:style style:name="T1368" style:family="text">
      <style:text-properties officeooo:rsid="08e7e562"/>
    </style:style>
    <style:style style:name="T1369" style:family="text">
      <style:text-properties officeooo:rsid="08e93a5d"/>
    </style:style>
    <style:style style:name="T1370" style:family="text">
      <style:text-properties officeooo:rsid="08ea2241"/>
    </style:style>
    <style:style style:name="T1371" style:family="text">
      <style:text-properties officeooo:rsid="08eabece"/>
    </style:style>
    <style:style style:name="T1372" style:family="text">
      <style:text-properties officeooo:rsid="08ececd3"/>
    </style:style>
    <style:style style:name="T1373" style:family="text">
      <style:text-properties officeooo:rsid="08ef7a67"/>
    </style:style>
    <style:style style:name="T1374" style:family="text">
      <style:text-properties officeooo:rsid="08f4697b"/>
    </style:style>
    <style:style style:name="T1375" style:family="text">
      <style:text-properties officeooo:rsid="08f6e4b9"/>
    </style:style>
    <style:style style:name="T1376" style:family="text">
      <style:text-properties officeooo:rsid="08f8d98f"/>
    </style:style>
    <style:style style:name="T1377" style:family="text">
      <style:text-properties officeooo:rsid="08fb4cd4"/>
    </style:style>
    <style:style style:name="T1378" style:family="text">
      <style:text-properties officeooo:rsid="08fc2f0d"/>
    </style:style>
    <style:style style:name="T1379" style:family="text">
      <style:text-properties officeooo:rsid="08fddf90"/>
    </style:style>
    <style:style style:name="T1380" style:family="text">
      <style:text-properties officeooo:rsid="0900ef19"/>
    </style:style>
    <style:style style:name="T1381" style:family="text">
      <style:text-properties officeooo:rsid="090121d7"/>
    </style:style>
    <style:style style:name="T1382" style:family="text">
      <style:text-properties officeooo:rsid="0902e906"/>
    </style:style>
    <style:style style:name="T1383" style:family="text">
      <style:text-properties officeooo:rsid="09047cd0"/>
    </style:style>
    <style:style style:name="T1384" style:family="text">
      <style:text-properties officeooo:rsid="0905f3ef"/>
    </style:style>
    <style:style style:name="T1385" style:family="text">
      <style:text-properties officeooo:rsid="0907c096"/>
    </style:style>
    <style:style style:name="T1386" style:family="text">
      <style:text-properties officeooo:rsid="09084e35"/>
    </style:style>
    <style:style style:name="T1387" style:family="text">
      <style:text-properties officeooo:rsid="0908cb5e"/>
    </style:style>
    <style:style style:name="T1388" style:family="text">
      <style:text-properties officeooo:rsid="0909a0c8"/>
    </style:style>
    <style:style style:name="T1389" style:family="text">
      <style:text-properties officeooo:rsid="090aff12"/>
    </style:style>
    <style:style style:name="T1390" style:family="text">
      <style:text-properties officeooo:rsid="090e4144"/>
    </style:style>
    <style:style style:name="T1391" style:family="text">
      <style:text-properties officeooo:rsid="090e48fe"/>
    </style:style>
    <style:style style:name="T1392" style:family="text">
      <style:text-properties officeooo:rsid="091013bd"/>
    </style:style>
    <style:style style:name="T1393" style:family="text">
      <style:text-properties officeooo:rsid="09111d50"/>
    </style:style>
    <style:style style:name="T1394" style:family="text">
      <style:text-properties officeooo:rsid="09126577"/>
    </style:style>
    <style:style style:name="T1395" style:family="text">
      <style:text-properties officeooo:rsid="091424a8"/>
    </style:style>
    <style:style style:name="T1396" style:family="text">
      <style:text-properties officeooo:rsid="0916ab22"/>
    </style:style>
    <style:style style:name="T1397" style:family="text">
      <style:text-properties officeooo:rsid="0917abf5"/>
    </style:style>
    <style:style style:name="T1398" style:family="text">
      <style:text-properties officeooo:rsid="091b06d2"/>
    </style:style>
    <style:style style:name="T1399" style:family="text">
      <style:text-properties officeooo:rsid="091f2bce"/>
    </style:style>
    <style:style style:name="T1400" style:family="text">
      <style:text-properties officeooo:rsid="09220856"/>
    </style:style>
    <style:style style:name="T1401" style:family="text">
      <style:text-properties officeooo:rsid="09234fe0"/>
    </style:style>
    <style:style style:name="T1402" style:family="text">
      <style:text-properties officeooo:rsid="092441c6"/>
    </style:style>
    <style:style style:name="T1403" style:family="text">
      <style:text-properties officeooo:rsid="09255b2f"/>
    </style:style>
    <style:style style:name="T1404" style:family="text">
      <style:text-properties officeooo:rsid="09286d1a"/>
    </style:style>
    <style:style style:name="T1405" style:family="text">
      <style:text-properties officeooo:rsid="0928b725"/>
    </style:style>
    <style:style style:name="T1406" style:family="text">
      <style:text-properties officeooo:rsid="0929e68c"/>
    </style:style>
    <style:style style:name="T1407" style:family="text">
      <style:text-properties officeooo:rsid="092aa719"/>
    </style:style>
    <style:style style:name="T1408" style:family="text">
      <style:text-properties officeooo:rsid="092b5fb0"/>
    </style:style>
    <style:style style:name="T1409" style:family="text">
      <style:text-properties officeooo:rsid="092d10fd"/>
    </style:style>
    <style:style style:name="T1410" style:family="text">
      <style:text-properties officeooo:rsid="092d8bae"/>
    </style:style>
    <style:style style:name="T1411" style:family="text">
      <style:text-properties officeooo:rsid="092fb1ff"/>
    </style:style>
    <style:style style:name="T1412" style:family="text">
      <style:text-properties officeooo:rsid="0931b5c8"/>
    </style:style>
    <style:style style:name="T1413" style:family="text">
      <style:text-properties officeooo:rsid="0932d086"/>
    </style:style>
    <style:style style:name="T1414" style:family="text">
      <style:text-properties officeooo:rsid="09355d46"/>
    </style:style>
    <style:style style:name="T1415" style:family="text">
      <style:text-properties officeooo:rsid="0935c3d1"/>
    </style:style>
    <style:style style:name="T1416" style:family="text">
      <style:text-properties officeooo:rsid="09364442"/>
    </style:style>
    <style:style style:name="T1417" style:family="text">
      <style:text-properties officeooo:rsid="0938be55"/>
    </style:style>
    <style:style style:name="T1418" style:family="text">
      <style:text-properties officeooo:rsid="09394185"/>
    </style:style>
    <style:style style:name="T1419" style:family="text">
      <style:text-properties officeooo:rsid="093ad462"/>
    </style:style>
    <style:style style:name="T1420" style:family="text">
      <style:text-properties officeooo:rsid="093b1a11"/>
    </style:style>
    <style:style style:name="T1421" style:family="text">
      <style:text-properties officeooo:rsid="093d2aee"/>
    </style:style>
    <style:style style:name="T1422" style:family="text">
      <style:text-properties officeooo:rsid="093e9045"/>
    </style:style>
    <style:style style:name="T1423" style:family="text">
      <style:text-properties officeooo:rsid="09400ab0"/>
    </style:style>
    <style:style style:name="T1424" style:family="text">
      <style:text-properties officeooo:rsid="09411724"/>
    </style:style>
    <style:style style:name="T1425" style:family="text">
      <style:text-properties officeooo:rsid="0941f984"/>
    </style:style>
    <style:style style:name="T1426" style:family="text">
      <style:text-properties officeooo:rsid="094240cc"/>
    </style:style>
    <style:style style:name="T1427" style:family="text">
      <style:text-properties officeooo:rsid="09442a63"/>
    </style:style>
    <style:style style:name="T1428" style:family="text">
      <style:text-properties officeooo:rsid="0945aa6a"/>
    </style:style>
    <style:style style:name="T1429" style:family="text">
      <style:text-properties officeooo:rsid="0949bfc9"/>
    </style:style>
    <style:style style:name="T1430" style:family="text">
      <style:text-properties officeooo:rsid="094a714e"/>
    </style:style>
    <style:style style:name="T1431" style:family="text">
      <style:text-properties officeooo:rsid="094dc44e"/>
    </style:style>
    <style:style style:name="T1432" style:family="text">
      <style:text-properties officeooo:rsid="0951c809"/>
    </style:style>
    <style:style style:name="T1433" style:family="text">
      <style:text-properties officeooo:rsid="0952a954"/>
    </style:style>
    <style:style style:name="T1434" style:family="text">
      <style:text-properties officeooo:rsid="0954603b"/>
    </style:style>
    <style:style style:name="T1435" style:family="text">
      <style:text-properties officeooo:rsid="095591a7"/>
    </style:style>
    <style:style style:name="T1436" style:family="text">
      <style:text-properties officeooo:rsid="095612b8"/>
    </style:style>
    <style:style style:name="T1437" style:family="text">
      <style:text-properties officeooo:rsid="095781b0"/>
    </style:style>
    <style:style style:name="T1438" style:family="text">
      <style:text-properties officeooo:rsid="0959dd5e"/>
    </style:style>
    <style:style style:name="T1439" style:family="text">
      <style:text-properties officeooo:rsid="095ac5ce"/>
    </style:style>
    <style:style style:name="T1440" style:family="text">
      <style:text-properties officeooo:rsid="095eb730"/>
    </style:style>
    <style:style style:name="T1441" style:family="text">
      <style:text-properties officeooo:rsid="09605429"/>
    </style:style>
    <style:style style:name="T1442" style:family="text">
      <style:text-properties officeooo:rsid="0961486b"/>
    </style:style>
    <style:style style:name="T1443" style:family="text">
      <style:text-properties officeooo:rsid="09655864"/>
    </style:style>
    <style:style style:name="T1444" style:family="text">
      <style:text-properties officeooo:rsid="096705f2"/>
    </style:style>
    <style:style style:name="T1445" style:family="text">
      <style:text-properties officeooo:rsid="0969410c"/>
    </style:style>
    <style:style style:name="T1446" style:family="text">
      <style:text-properties officeooo:rsid="096b0ff5"/>
    </style:style>
    <style:style style:name="T1447" style:family="text">
      <style:text-properties officeooo:rsid="096c98b2"/>
    </style:style>
    <style:style style:name="T1448" style:family="text">
      <style:text-properties officeooo:rsid="0971944a"/>
    </style:style>
    <style:style style:name="T1449" style:family="text">
      <style:text-properties officeooo:rsid="097304ec"/>
    </style:style>
    <style:style style:name="T1450" style:family="text">
      <style:text-properties officeooo:rsid="0974f78f"/>
    </style:style>
    <style:style style:name="T1451" style:family="text">
      <style:text-properties officeooo:rsid="09758a97"/>
    </style:style>
    <style:style style:name="T1452" style:family="text">
      <style:text-properties officeooo:rsid="09776b43"/>
    </style:style>
    <style:style style:name="T1453" style:family="text">
      <style:text-properties officeooo:rsid="097908e2"/>
    </style:style>
    <style:style style:name="T1454" style:family="text">
      <style:text-properties officeooo:rsid="09799478"/>
    </style:style>
    <style:style style:name="T1455" style:family="text">
      <style:text-properties officeooo:rsid="097af9de"/>
    </style:style>
    <style:style style:name="T1456" style:family="text">
      <style:text-properties officeooo:rsid="097d735b"/>
    </style:style>
    <style:style style:name="T1457" style:family="text">
      <style:text-properties officeooo:rsid="097ed9d0"/>
    </style:style>
    <style:style style:name="T1458" style:family="text">
      <style:text-properties officeooo:rsid="097fb73f"/>
    </style:style>
    <style:style style:name="T1459" style:family="text">
      <style:text-properties officeooo:rsid="0980787c"/>
    </style:style>
    <style:style style:name="T1460" style:family="text">
      <style:text-properties officeooo:rsid="098085e5"/>
    </style:style>
    <style:style style:name="T1461" style:family="text">
      <style:text-properties officeooo:rsid="0981dbb7"/>
    </style:style>
    <style:style style:name="T1462" style:family="text">
      <style:text-properties officeooo:rsid="0982457b"/>
    </style:style>
    <style:style style:name="T1463" style:family="text">
      <style:text-properties officeooo:rsid="09852b76"/>
    </style:style>
    <style:style style:name="T1464" style:family="text">
      <style:text-properties officeooo:rsid="0988ac71"/>
    </style:style>
    <style:style style:name="T1465" style:family="text">
      <style:text-properties officeooo:rsid="098bd7f8"/>
    </style:style>
    <style:style style:name="T1466" style:family="text">
      <style:text-properties officeooo:rsid="098c533f"/>
    </style:style>
    <style:style style:name="T1467" style:family="text">
      <style:text-properties officeooo:rsid="098d9943"/>
    </style:style>
    <style:style style:name="T1468" style:family="text">
      <style:text-properties officeooo:rsid="09905cc2"/>
    </style:style>
    <style:style style:name="T1469" style:family="text">
      <style:text-properties officeooo:rsid="0991926e"/>
    </style:style>
    <style:style style:name="T1470" style:family="text">
      <style:text-properties officeooo:rsid="09936e29"/>
    </style:style>
    <style:style style:name="T1471" style:family="text">
      <style:text-properties officeooo:rsid="0993fa2b"/>
    </style:style>
    <style:style style:name="T1472" style:family="text">
      <style:text-properties officeooo:rsid="0997b43a"/>
    </style:style>
    <style:style style:name="T1473" style:family="text">
      <style:text-properties officeooo:rsid="0998048e"/>
    </style:style>
    <style:style style:name="T1474" style:family="text">
      <style:text-properties officeooo:rsid="099903c7"/>
    </style:style>
    <style:style style:name="T1475" style:family="text">
      <style:text-properties officeooo:rsid="099bff6a"/>
    </style:style>
    <style:style style:name="T1476" style:family="text">
      <style:text-properties officeooo:rsid="099fc35f"/>
    </style:style>
    <style:style style:name="T1477" style:family="text">
      <style:text-properties officeooo:rsid="09a1e817"/>
    </style:style>
    <style:style style:name="T1478" style:family="text">
      <style:text-properties officeooo:rsid="09a7200c"/>
    </style:style>
    <style:style style:name="T1479" style:family="text">
      <style:text-properties officeooo:rsid="09a7f1ca"/>
    </style:style>
    <style:style style:name="T1480" style:family="text">
      <style:text-properties officeooo:rsid="09a9ee0e"/>
    </style:style>
    <style:style style:name="T1481" style:family="text">
      <style:text-properties officeooo:rsid="09aabd15"/>
    </style:style>
    <style:style style:name="T1482" style:family="text">
      <style:text-properties officeooo:rsid="09ad35ca"/>
    </style:style>
    <style:style style:name="T1483" style:family="text">
      <style:text-properties officeooo:rsid="09ae34ce"/>
    </style:style>
    <style:style style:name="T1484" style:family="text">
      <style:text-properties officeooo:rsid="09aebf0a"/>
    </style:style>
    <style:style style:name="T1485" style:family="text">
      <style:text-properties officeooo:rsid="09b1d628"/>
    </style:style>
    <style:style style:name="T1486" style:family="text">
      <style:text-properties officeooo:rsid="09b25d8d"/>
    </style:style>
    <style:style style:name="T1487" style:family="text">
      <style:text-properties officeooo:rsid="09b2f3fe"/>
    </style:style>
    <style:style style:name="T1488" style:family="text">
      <style:text-properties officeooo:rsid="09b42272"/>
    </style:style>
    <style:style style:name="T1489" style:family="text">
      <style:text-properties officeooo:rsid="09b590f8"/>
    </style:style>
    <style:style style:name="T1490" style:family="text">
      <style:text-properties officeooo:rsid="09b6deeb"/>
    </style:style>
    <style:style style:name="T1491" style:family="text">
      <style:text-properties officeooo:rsid="09bb3b87"/>
    </style:style>
    <style:style style:name="T1492" style:family="text">
      <style:text-properties officeooo:rsid="09bb652b"/>
    </style:style>
    <style:style style:name="T1493" style:family="text">
      <style:text-properties officeooo:rsid="09bb7f9a"/>
    </style:style>
    <style:style style:name="T1494" style:family="text">
      <style:text-properties officeooo:rsid="09bdd3db"/>
    </style:style>
    <style:style style:name="T1495" style:family="text">
      <style:text-properties officeooo:rsid="09c09663"/>
    </style:style>
    <style:style style:name="T1496" style:family="text">
      <style:text-properties officeooo:rsid="09c36d79"/>
    </style:style>
    <style:style style:name="T1497" style:family="text">
      <style:text-properties officeooo:rsid="09c439c8"/>
    </style:style>
    <style:style style:name="T1498" style:family="text">
      <style:text-properties officeooo:rsid="09c55a91"/>
    </style:style>
    <style:style style:name="T1499" style:family="text">
      <style:text-properties officeooo:rsid="09c6678b"/>
    </style:style>
    <style:style style:name="T1500" style:family="text">
      <style:text-properties officeooo:rsid="09c679d8"/>
    </style:style>
    <style:style style:name="T1501" style:family="text">
      <style:text-properties officeooo:rsid="09c71de6"/>
    </style:style>
    <style:style style:name="T1502" style:family="text">
      <style:text-properties officeooo:rsid="09c87ba3"/>
    </style:style>
    <style:style style:name="T1503" style:family="text">
      <style:text-properties officeooo:rsid="09c9a5b7"/>
    </style:style>
    <style:style style:name="T1504" style:family="text">
      <style:text-properties officeooo:rsid="09cbea69"/>
    </style:style>
    <style:style style:name="T1505" style:family="text">
      <style:text-properties officeooo:rsid="09cd6ec2"/>
    </style:style>
    <style:style style:name="T1506" style:family="text">
      <style:text-properties officeooo:rsid="09cf3677"/>
    </style:style>
    <style:style style:name="T1507" style:family="text">
      <style:text-properties officeooo:rsid="09d159a5"/>
    </style:style>
    <style:style style:name="T1508" style:family="text">
      <style:text-properties officeooo:rsid="09d23af0"/>
    </style:style>
    <style:style style:name="T1509" style:family="text">
      <style:text-properties officeooo:rsid="09d2d1de"/>
    </style:style>
    <style:style style:name="T1510" style:family="text">
      <style:text-properties officeooo:rsid="09d68b50"/>
    </style:style>
    <style:style style:name="T1511" style:family="text">
      <style:text-properties officeooo:rsid="09d71508"/>
    </style:style>
    <style:style style:name="T1512" style:family="text">
      <style:text-properties officeooo:rsid="09d8736c"/>
    </style:style>
    <style:style style:name="T1513" style:family="text">
      <style:text-properties officeooo:rsid="09d99a9a"/>
    </style:style>
    <style:style style:name="T1514" style:family="text">
      <style:text-properties officeooo:rsid="09dc1981"/>
    </style:style>
    <style:style style:name="T1515" style:family="text">
      <style:text-properties officeooo:rsid="09dcbafa"/>
    </style:style>
    <style:style style:name="T1516" style:family="text">
      <style:text-properties officeooo:rsid="09de967f"/>
    </style:style>
    <style:style style:name="T1517" style:family="text">
      <style:text-properties officeooo:rsid="09e04a90"/>
    </style:style>
    <style:style style:name="T1518" style:family="text">
      <style:text-properties officeooo:rsid="09e20e28"/>
    </style:style>
    <style:style style:name="T1519" style:family="text">
      <style:text-properties officeooo:rsid="09e24794"/>
    </style:style>
    <style:style style:name="T1520" style:family="text">
      <style:text-properties officeooo:rsid="09e2eac1"/>
    </style:style>
    <style:style style:name="T1521" style:family="text">
      <style:text-properties officeooo:rsid="09e3e6cc"/>
    </style:style>
    <style:style style:name="T1522" style:family="text">
      <style:text-properties officeooo:rsid="09e5e641"/>
    </style:style>
    <style:style style:name="T1523" style:family="text">
      <style:text-properties officeooo:rsid="09e6b765"/>
    </style:style>
    <style:style style:name="T1524" style:family="text">
      <style:text-properties officeooo:rsid="09e86572"/>
    </style:style>
    <style:style style:name="T1525" style:family="text">
      <style:text-properties officeooo:rsid="09e9b779"/>
    </style:style>
    <style:style style:name="T1526" style:family="text">
      <style:text-properties officeooo:rsid="09eb9b09"/>
    </style:style>
    <style:style style:name="T1527" style:family="text">
      <style:text-properties officeooo:rsid="09ed2bfe"/>
    </style:style>
    <style:style style:name="T1528" style:family="text">
      <style:text-properties officeooo:rsid="09edcdd7"/>
    </style:style>
    <style:style style:name="T1529" style:family="text">
      <style:text-properties officeooo:rsid="09eed630"/>
    </style:style>
    <style:style style:name="T1530" style:family="text">
      <style:text-properties officeooo:rsid="09f19f39"/>
    </style:style>
    <style:style style:name="T1531" style:family="text">
      <style:text-properties officeooo:rsid="09f32569"/>
    </style:style>
    <style:style style:name="T1532" style:family="text">
      <style:text-properties officeooo:rsid="09f605a7"/>
    </style:style>
    <style:style style:name="T1533" style:family="text">
      <style:text-properties officeooo:rsid="09f6a66d"/>
    </style:style>
    <style:style style:name="T1534" style:family="text">
      <style:text-properties officeooo:rsid="09f813ef"/>
    </style:style>
    <style:style style:name="T1535" style:family="text">
      <style:text-properties officeooo:rsid="09f9f38e"/>
    </style:style>
    <style:style style:name="T1536" style:family="text">
      <style:text-properties officeooo:rsid="09fb3ab7"/>
    </style:style>
    <style:style style:name="T1537" style:family="text">
      <style:text-properties officeooo:rsid="09ff7041"/>
    </style:style>
    <style:style style:name="T1538" style:family="text">
      <style:text-properties officeooo:rsid="0a0046b7"/>
    </style:style>
    <style:style style:name="T1539" style:family="text">
      <style:text-properties officeooo:rsid="0a00f517"/>
    </style:style>
    <style:style style:name="T1540" style:family="text">
      <style:text-properties officeooo:rsid="0a0386ad"/>
    </style:style>
    <style:style style:name="T1541" style:family="text">
      <style:text-properties officeooo:rsid="0a0513d4"/>
    </style:style>
    <style:style style:name="T1542" style:family="text">
      <style:text-properties officeooo:rsid="0a0623d2"/>
    </style:style>
    <style:style style:name="T1543" style:family="text">
      <style:text-properties officeooo:rsid="0a0c2b95"/>
    </style:style>
    <style:style style:name="T1544" style:family="text">
      <style:text-properties officeooo:rsid="0a0d3e98"/>
    </style:style>
    <style:style style:name="T1545" style:family="text">
      <style:text-properties officeooo:rsid="0a0ea612"/>
    </style:style>
    <style:style style:name="T1546" style:family="text">
      <style:text-properties officeooo:rsid="0a1074ae"/>
    </style:style>
    <style:style style:name="T1547" style:family="text">
      <style:text-properties officeooo:rsid="0a1217d1"/>
    </style:style>
    <style:style style:name="T1548" style:family="text">
      <style:text-properties officeooo:rsid="0a122e43"/>
    </style:style>
    <style:style style:name="T1549" style:family="text">
      <style:text-properties officeooo:rsid="0a12a746"/>
    </style:style>
    <style:style style:name="T1550" style:family="text">
      <style:text-properties officeooo:rsid="0a141832"/>
    </style:style>
    <style:style style:name="T1551" style:family="text">
      <style:text-properties officeooo:rsid="0a161685"/>
    </style:style>
    <style:style style:name="T1552" style:family="text">
      <style:text-properties officeooo:rsid="0a16d314"/>
    </style:style>
    <style:style style:name="T1553" style:family="text">
      <style:text-properties officeooo:rsid="0a175711"/>
    </style:style>
    <style:style style:name="T1554" style:family="text">
      <style:text-properties officeooo:rsid="0a178f93"/>
    </style:style>
    <style:style style:name="T1555" style:family="text">
      <style:text-properties officeooo:rsid="0a188127"/>
    </style:style>
    <style:style style:name="T1556" style:family="text">
      <style:text-properties officeooo:rsid="0a19f9f8"/>
    </style:style>
    <style:style style:name="T1557" style:family="text">
      <style:text-properties officeooo:rsid="0a1b1e94"/>
    </style:style>
    <style:style style:name="T1558" style:family="text">
      <style:text-properties officeooo:rsid="0a1b88c0"/>
    </style:style>
    <style:style style:name="T1559" style:family="text">
      <style:text-properties officeooo:rsid="0a1c9dce"/>
    </style:style>
    <style:style style:name="T1560" style:family="text">
      <style:text-properties officeooo:rsid="0a1d257e"/>
    </style:style>
    <style:style style:name="T1561" style:family="text">
      <style:text-properties officeooo:rsid="0a1d8009"/>
    </style:style>
    <style:style style:name="T1562" style:family="text">
      <style:text-properties officeooo:rsid="0a213f43"/>
    </style:style>
    <style:style style:name="T1563" style:family="text">
      <style:text-properties officeooo:rsid="0a218242"/>
    </style:style>
    <style:style style:name="T1564" style:family="text">
      <style:text-properties officeooo:rsid="0a223638"/>
    </style:style>
    <style:style style:name="T1565" style:family="text">
      <style:text-properties officeooo:rsid="0a2254d1"/>
    </style:style>
    <style:style style:name="T1566" style:family="text">
      <style:text-properties officeooo:rsid="0a22c4d0"/>
    </style:style>
    <style:style style:name="T1567" style:family="text">
      <style:text-properties officeooo:rsid="0a23e15e"/>
    </style:style>
    <style:style style:name="T1568" style:family="text">
      <style:text-properties officeooo:rsid="0a254b3a"/>
    </style:style>
    <style:style style:name="T1569" style:family="text">
      <style:text-properties officeooo:rsid="0a2627cb"/>
    </style:style>
    <style:style style:name="T1570" style:family="text">
      <style:text-properties officeooo:rsid="0a27fba4"/>
    </style:style>
    <style:style style:name="T1571" style:family="text">
      <style:text-properties officeooo:rsid="0a28b10e"/>
    </style:style>
    <style:style style:name="T1572" style:family="text">
      <style:text-properties officeooo:rsid="0a29b763"/>
    </style:style>
    <style:style style:name="T1573" style:family="text">
      <style:text-properties officeooo:rsid="0a2b69ff"/>
    </style:style>
    <style:style style:name="T1574" style:family="text">
      <style:text-properties officeooo:rsid="0a2cca5f"/>
    </style:style>
    <style:style style:name="T1575" style:family="text">
      <style:text-properties officeooo:rsid="0a2eb963"/>
    </style:style>
    <style:style style:name="T1576" style:family="text">
      <style:text-properties officeooo:rsid="0a2fc877"/>
    </style:style>
    <style:style style:name="T1577" style:family="text">
      <style:text-properties officeooo:rsid="0a32db27"/>
    </style:style>
    <style:style style:name="T1578" style:family="text">
      <style:text-properties officeooo:rsid="0a36c81c"/>
    </style:style>
    <style:style style:name="T1579" style:family="text">
      <style:text-properties officeooo:rsid="0a390324"/>
    </style:style>
    <style:style style:name="T1580" style:family="text">
      <style:text-properties officeooo:rsid="0a3a8a72"/>
    </style:style>
    <style:style style:name="T1581" style:family="text">
      <style:text-properties officeooo:rsid="0a3b6b99"/>
    </style:style>
    <style:style style:name="T1582" style:family="text">
      <style:text-properties officeooo:rsid="0a3e67b4"/>
    </style:style>
    <style:style style:name="T1583" style:family="text">
      <style:text-properties officeooo:rsid="0a4030d5"/>
    </style:style>
    <style:style style:name="T1584" style:family="text">
      <style:text-properties officeooo:rsid="0a40da4a"/>
    </style:style>
    <style:style style:name="T1585" style:family="text">
      <style:text-properties officeooo:rsid="0a41839f"/>
    </style:style>
    <style:style style:name="T1586" style:family="text">
      <style:text-properties officeooo:rsid="0a42cd9a"/>
    </style:style>
    <style:style style:name="T1587" style:family="text">
      <style:text-properties officeooo:rsid="0a45d41a"/>
    </style:style>
    <style:style style:name="T1588" style:family="text">
      <style:text-properties officeooo:rsid="0a475575"/>
    </style:style>
    <style:style style:name="T1589" style:family="text">
      <style:text-properties officeooo:rsid="0a47850f"/>
    </style:style>
    <style:style style:name="T1590" style:family="text">
      <style:text-properties officeooo:rsid="0a491f9f"/>
    </style:style>
    <style:style style:name="T1591" style:family="text">
      <style:text-properties officeooo:rsid="0a4c070b"/>
    </style:style>
    <style:style style:name="T1592" style:family="text">
      <style:text-properties officeooo:rsid="0a4e4a20"/>
    </style:style>
    <style:style style:name="T1593" style:family="text">
      <style:text-properties officeooo:rsid="0a50445e"/>
    </style:style>
    <style:style style:name="T1594" style:family="text">
      <style:text-properties officeooo:rsid="0a5103da"/>
    </style:style>
    <style:style style:name="T1595" style:family="text">
      <style:text-properties officeooo:rsid="0a52f6eb"/>
    </style:style>
    <style:style style:name="T1596" style:family="text">
      <style:text-properties officeooo:rsid="0a54d2f8"/>
    </style:style>
    <style:style style:name="T1597" style:family="text">
      <style:text-properties officeooo:rsid="0a581437"/>
    </style:style>
    <style:style style:name="T1598" style:family="text">
      <style:text-properties officeooo:rsid="0a58f38e"/>
    </style:style>
    <style:style style:name="T1599" style:family="text">
      <style:text-properties officeooo:rsid="0a599ebf"/>
    </style:style>
    <style:style style:name="T1600" style:family="text">
      <style:text-properties officeooo:rsid="0a5b6455"/>
    </style:style>
    <style:style style:name="T1601" style:family="text">
      <style:text-properties officeooo:rsid="0a5bf465"/>
    </style:style>
    <style:style style:name="T1602" style:family="text">
      <style:text-properties officeooo:rsid="0a5daefa"/>
    </style:style>
    <style:style style:name="T1603" style:family="text">
      <style:text-properties officeooo:rsid="0a5e670e"/>
    </style:style>
    <style:style style:name="T1604" style:family="text">
      <style:text-properties officeooo:rsid="0a5f1e33"/>
    </style:style>
    <style:style style:name="T1605" style:family="text">
      <style:text-properties officeooo:rsid="0a61d0ac"/>
    </style:style>
    <style:style style:name="T1606" style:family="text">
      <style:text-properties officeooo:rsid="0a63850d"/>
    </style:style>
    <style:style style:name="T1607" style:family="text">
      <style:text-properties officeooo:rsid="0a6506a9"/>
    </style:style>
    <style:style style:name="T1608" style:family="text">
      <style:text-properties officeooo:rsid="0a66e93c"/>
    </style:style>
    <style:style style:name="T1609" style:family="text">
      <style:text-properties officeooo:rsid="0a671975"/>
    </style:style>
    <style:style style:name="T1610" style:family="text">
      <style:text-properties officeooo:rsid="0a69457b"/>
    </style:style>
    <style:style style:name="T1611" style:family="text">
      <style:text-properties officeooo:rsid="0a69f5bc"/>
    </style:style>
    <style:style style:name="T1612" style:family="text">
      <style:text-properties officeooo:rsid="0a6b999f"/>
    </style:style>
    <style:style style:name="T1613" style:family="text">
      <style:text-properties officeooo:rsid="0a6c6d7b"/>
    </style:style>
    <style:style style:name="T1614" style:family="text">
      <style:text-properties officeooo:rsid="0a6daed2"/>
    </style:style>
    <style:style style:name="T1615" style:family="text">
      <style:text-properties officeooo:rsid="0a6e31fa"/>
    </style:style>
    <style:style style:name="T1616" style:family="text">
      <style:text-properties officeooo:rsid="0a731efa"/>
    </style:style>
    <style:style style:name="T1617" style:family="text">
      <style:text-properties officeooo:rsid="0a73d412"/>
    </style:style>
    <style:style style:name="T1618" style:family="text">
      <style:text-properties officeooo:rsid="0a76820b"/>
    </style:style>
    <style:style style:name="T1619" style:family="text">
      <style:text-properties officeooo:rsid="0a783deb"/>
    </style:style>
    <style:style style:name="T1620" style:family="text">
      <style:text-properties officeooo:rsid="0a7b970d"/>
    </style:style>
    <style:style style:name="T1621" style:family="text">
      <style:text-properties officeooo:rsid="0a7da1a0"/>
    </style:style>
    <style:style style:name="T1622" style:family="text">
      <style:text-properties officeooo:rsid="0a7f3c0e"/>
    </style:style>
    <style:style style:name="T1623" style:family="text">
      <style:text-properties officeooo:rsid="0a80b7a3"/>
    </style:style>
    <style:style style:name="T1624" style:family="text">
      <style:text-properties officeooo:rsid="0a82afa5"/>
    </style:style>
    <style:style style:name="T1625" style:family="text">
      <style:text-properties officeooo:rsid="0a82b50f"/>
    </style:style>
    <style:style style:name="T1626" style:family="text">
      <style:text-properties officeooo:rsid="0a84c7ec"/>
    </style:style>
    <style:style style:name="T1627" style:family="text">
      <style:text-properties officeooo:rsid="0a86d739"/>
    </style:style>
    <style:style style:name="T1628" style:family="text">
      <style:text-properties officeooo:rsid="0a87919b"/>
    </style:style>
    <style:style style:name="T1629" style:family="text">
      <style:text-properties officeooo:rsid="0a8916a8"/>
    </style:style>
    <style:style style:name="T1630" style:family="text">
      <style:text-properties officeooo:rsid="0a8937ea"/>
    </style:style>
    <style:style style:name="T1631" style:family="text">
      <style:text-properties officeooo:rsid="0a8bdf39"/>
    </style:style>
    <style:style style:name="T1632" style:family="text">
      <style:text-properties officeooo:rsid="0a8d74c7"/>
    </style:style>
    <style:style style:name="T1633" style:family="text">
      <style:text-properties officeooo:rsid="0a8f1172"/>
    </style:style>
    <style:style style:name="T1634" style:family="text">
      <style:text-properties officeooo:rsid="0a8fb744"/>
    </style:style>
    <style:style style:name="T1635" style:family="text">
      <style:text-properties officeooo:rsid="0a8fe450"/>
    </style:style>
    <style:style style:name="T1636" style:family="text">
      <style:text-properties officeooo:rsid="0a90d49e"/>
    </style:style>
    <style:style style:name="T1637" style:family="text">
      <style:text-properties officeooo:rsid="0a93ab4e"/>
    </style:style>
    <style:style style:name="T1638" style:family="text">
      <style:text-properties officeooo:rsid="0a93d228"/>
    </style:style>
    <style:style style:name="T1639" style:family="text">
      <style:text-properties officeooo:rsid="0a95b70a"/>
    </style:style>
    <style:style style:name="T1640" style:family="text">
      <style:text-properties officeooo:rsid="0a9759b0"/>
    </style:style>
    <style:style style:name="T1641" style:family="text">
      <style:text-properties officeooo:rsid="0a9777c1"/>
    </style:style>
    <style:style style:name="T1642" style:family="text">
      <style:text-properties officeooo:rsid="0a9a5989"/>
    </style:style>
    <style:style style:name="T1643" style:family="text">
      <style:text-properties officeooo:rsid="0a9b6e65"/>
    </style:style>
    <style:style style:name="T1644" style:family="text">
      <style:text-properties officeooo:rsid="0a9d135f"/>
    </style:style>
    <style:style style:name="T1645" style:family="text">
      <style:text-properties officeooo:rsid="0a9f7c2e"/>
    </style:style>
    <style:style style:name="T1646" style:family="text">
      <style:text-properties officeooo:rsid="0aa11abf"/>
    </style:style>
    <style:style style:name="T1647" style:family="text">
      <style:text-properties officeooo:rsid="0aa271c9"/>
    </style:style>
    <style:style style:name="T1648" style:family="text">
      <style:text-properties officeooo:rsid="0aa5976e"/>
    </style:style>
    <style:style style:name="T1649" style:family="text">
      <style:text-properties officeooo:rsid="0aa5ff45"/>
    </style:style>
    <style:style style:name="T1650" style:family="text">
      <style:text-properties officeooo:rsid="0aa74d9f"/>
    </style:style>
    <style:style style:name="T1651" style:family="text">
      <style:text-properties officeooo:rsid="0aa8e6cf"/>
    </style:style>
    <style:style style:name="T1652" style:family="text">
      <style:text-properties officeooo:rsid="0aa9b9e0"/>
    </style:style>
    <style:style style:name="T1653" style:family="text">
      <style:text-properties officeooo:rsid="0aaa0acd"/>
    </style:style>
    <style:style style:name="T1654" style:family="text">
      <style:text-properties officeooo:rsid="0aacd0c2"/>
    </style:style>
    <style:style style:name="T1655" style:family="text">
      <style:text-properties officeooo:rsid="0aacdb1c"/>
    </style:style>
    <style:style style:name="T1656" style:family="text">
      <style:text-properties officeooo:rsid="0aae09c5"/>
    </style:style>
    <style:style style:name="T1657" style:family="text">
      <style:text-properties officeooo:rsid="0aaf9508"/>
    </style:style>
    <style:style style:name="T1658" style:family="text">
      <style:text-properties officeooo:rsid="0aafe770"/>
    </style:style>
    <style:style style:name="T1659" style:family="text">
      <style:text-properties officeooo:rsid="0ab1e5ac"/>
    </style:style>
    <style:style style:name="T1660" style:family="text">
      <style:text-properties officeooo:rsid="0ab211e0"/>
    </style:style>
    <style:style style:name="T1661" style:family="text">
      <style:text-properties officeooo:rsid="0ab2f330"/>
    </style:style>
    <style:style style:name="T1662" style:family="text">
      <style:text-properties officeooo:rsid="0ab4189a"/>
    </style:style>
    <style:style style:name="T1663" style:family="text">
      <style:text-properties officeooo:rsid="0ab7e86b"/>
    </style:style>
    <style:style style:name="T1664" style:family="text">
      <style:text-properties officeooo:rsid="0ab9ba44"/>
    </style:style>
    <style:style style:name="T1665" style:family="text">
      <style:text-properties officeooo:rsid="0abb4e22"/>
    </style:style>
    <style:style style:name="T1666" style:family="text">
      <style:text-properties officeooo:rsid="0abbddc7"/>
    </style:style>
    <style:style style:name="T1667" style:family="text">
      <style:text-properties officeooo:rsid="0abc5814"/>
    </style:style>
    <style:style style:name="T1668" style:family="text">
      <style:text-properties officeooo:rsid="0abe39ce"/>
    </style:style>
    <style:style style:name="T1669" style:family="text">
      <style:text-properties officeooo:rsid="0abe679b"/>
    </style:style>
    <style:style style:name="T1670" style:family="text">
      <style:text-properties officeooo:rsid="0ac028fb"/>
    </style:style>
    <style:style style:name="T1671" style:family="text">
      <style:text-properties officeooo:rsid="0ac1101f"/>
    </style:style>
    <style:style style:name="T1672" style:family="text">
      <style:text-properties officeooo:rsid="0ac2af8f"/>
    </style:style>
    <style:style style:name="T1673" style:family="text">
      <style:text-properties officeooo:rsid="0ac539c8"/>
    </style:style>
    <style:style style:name="T1674" style:family="text">
      <style:text-properties officeooo:rsid="0ac72c9d"/>
    </style:style>
    <style:style style:name="T1675" style:family="text">
      <style:text-properties officeooo:rsid="0ac7b2ae"/>
    </style:style>
    <style:style style:name="T1676" style:family="text">
      <style:text-properties officeooo:rsid="0ac84bfb"/>
    </style:style>
    <style:style style:name="T1677" style:family="text">
      <style:text-properties officeooo:rsid="0acafa94"/>
    </style:style>
    <style:style style:name="T1678" style:family="text">
      <style:text-properties officeooo:rsid="0acbcf3d"/>
    </style:style>
    <style:style style:name="T1679" style:family="text">
      <style:text-properties officeooo:rsid="0acdff5f"/>
    </style:style>
    <style:style style:name="T1680" style:family="text">
      <style:text-properties officeooo:rsid="0acef86c"/>
    </style:style>
    <style:style style:name="T1681" style:family="text">
      <style:text-properties officeooo:rsid="0ad50f74"/>
    </style:style>
    <style:style style:name="T1682" style:family="text">
      <style:text-properties officeooo:rsid="0ad6c31e"/>
    </style:style>
    <style:style style:name="T1683" style:family="text">
      <style:text-properties officeooo:rsid="0ad88e48"/>
    </style:style>
    <style:style style:name="T1684" style:family="text">
      <style:text-properties officeooo:rsid="0ad9bf37"/>
    </style:style>
    <style:style style:name="T1685" style:family="text">
      <style:text-properties officeooo:rsid="0ada36ef"/>
    </style:style>
    <style:style style:name="T1686" style:family="text">
      <style:text-properties officeooo:rsid="0adb07e5"/>
    </style:style>
    <style:style style:name="T1687" style:family="text">
      <style:text-properties officeooo:rsid="0adcd87a"/>
    </style:style>
    <style:style style:name="T1688" style:family="text">
      <style:text-properties officeooo:rsid="0adfa00e"/>
    </style:style>
    <style:style style:name="T1689" style:family="text">
      <style:text-properties officeooo:rsid="0ae2e8c8"/>
    </style:style>
    <style:style style:name="T1690" style:family="text">
      <style:text-properties officeooo:rsid="0ae4c9ef"/>
    </style:style>
    <style:style style:name="T1691" style:family="text">
      <style:text-properties officeooo:rsid="0ae5b360"/>
    </style:style>
    <style:style style:name="T1692" style:family="text">
      <style:text-properties officeooo:rsid="0ae71377"/>
    </style:style>
    <style:style style:name="T1693" style:family="text">
      <style:text-properties officeooo:rsid="0aeaf807"/>
    </style:style>
    <style:style style:name="T1694" style:family="text">
      <style:text-properties officeooo:rsid="0aed9673"/>
    </style:style>
    <style:style style:name="T1695" style:family="text">
      <style:text-properties officeooo:rsid="0aef2d04"/>
    </style:style>
    <style:style style:name="T1696" style:family="text">
      <style:text-properties officeooo:rsid="0af0a5eb"/>
    </style:style>
    <style:style style:name="T1697" style:family="text">
      <style:text-properties officeooo:rsid="0af25929"/>
    </style:style>
    <style:style style:name="T1698" style:family="text">
      <style:text-properties officeooo:rsid="0af3df5c"/>
    </style:style>
    <style:style style:name="T1699" style:family="text">
      <style:text-properties officeooo:rsid="0af40964"/>
    </style:style>
    <style:style style:name="T1700" style:family="text">
      <style:text-properties officeooo:rsid="0af4b818"/>
    </style:style>
    <style:style style:name="T1701" style:family="text">
      <style:text-properties officeooo:rsid="0af80e63"/>
    </style:style>
    <style:style style:name="T1702" style:family="text">
      <style:text-properties officeooo:rsid="0afb53cb"/>
    </style:style>
    <style:style style:name="T1703" style:family="text">
      <style:text-properties officeooo:rsid="0afb9615"/>
    </style:style>
    <style:style style:name="T1704" style:family="text">
      <style:text-properties officeooo:rsid="0afdde4e"/>
    </style:style>
    <style:style style:name="T1705" style:family="text">
      <style:text-properties officeooo:rsid="0affc640"/>
    </style:style>
    <style:style style:name="T1706" style:family="text">
      <style:text-properties officeooo:rsid="0b00a950"/>
    </style:style>
    <style:style style:name="T1707" style:family="text">
      <style:text-properties officeooo:rsid="0b042a3f"/>
    </style:style>
    <style:style style:name="T1708" style:family="text">
      <style:text-properties officeooo:rsid="0b065337"/>
    </style:style>
    <style:style style:name="T1709" style:family="text">
      <style:text-properties officeooo:rsid="0b081af1"/>
    </style:style>
    <style:style style:name="T1710" style:family="text">
      <style:text-properties officeooo:rsid="0b08ae42"/>
    </style:style>
    <style:style style:name="T1711" style:family="text">
      <style:text-properties officeooo:rsid="0b090aa0"/>
    </style:style>
    <style:style style:name="T1712" style:family="text">
      <style:text-properties officeooo:rsid="0b0986cb"/>
    </style:style>
    <style:style style:name="T1713" style:family="text">
      <style:text-properties officeooo:rsid="0b0d1440"/>
    </style:style>
    <style:style style:name="T1714" style:family="text">
      <style:text-properties officeooo:rsid="0b0ed9c0"/>
    </style:style>
    <style:style style:name="T1715" style:family="text">
      <style:text-properties officeooo:rsid="0b10f7b0"/>
    </style:style>
    <style:style style:name="T1716" style:family="text">
      <style:text-properties officeooo:rsid="0b11c4ec"/>
    </style:style>
    <style:style style:name="T1717" style:family="text">
      <style:text-properties officeooo:rsid="0b13e07d"/>
    </style:style>
    <style:style style:name="T1718" style:family="text">
      <style:text-properties officeooo:rsid="0b14ea64"/>
    </style:style>
    <style:style style:name="T1719" style:family="text">
      <style:text-properties officeooo:rsid="0b15031a"/>
    </style:style>
    <style:style style:name="T1720" style:family="text">
      <style:text-properties officeooo:rsid="0b158b79"/>
    </style:style>
    <style:style style:name="T1721" style:family="text">
      <style:text-properties officeooo:rsid="0b16040a"/>
    </style:style>
    <style:style style:name="T1722" style:family="text">
      <style:text-properties officeooo:rsid="0b1794b5"/>
    </style:style>
    <style:style style:name="T1723" style:family="text">
      <style:text-properties officeooo:rsid="0b19eb2a"/>
    </style:style>
    <style:style style:name="T1724" style:family="text">
      <style:text-properties officeooo:rsid="0b1b63e7"/>
    </style:style>
    <style:style style:name="T1725" style:family="text">
      <style:text-properties officeooo:rsid="0b1da36a"/>
    </style:style>
    <style:style style:name="T1726" style:family="text">
      <style:text-properties officeooo:rsid="0b1e1896"/>
    </style:style>
    <style:style style:name="T1727" style:family="text">
      <style:text-properties officeooo:rsid="0b1f29d2"/>
    </style:style>
    <style:style style:name="T1728" style:family="text">
      <style:text-properties officeooo:rsid="0b206818"/>
    </style:style>
    <style:style style:name="T1729" style:family="text">
      <style:text-properties officeooo:rsid="0b217410"/>
    </style:style>
    <style:style style:name="T1730" style:family="text">
      <style:text-properties officeooo:rsid="0b21efb9"/>
    </style:style>
    <style:style style:name="T1731" style:family="text">
      <style:text-properties officeooo:rsid="0b222c03"/>
    </style:style>
    <style:style style:name="T1732" style:family="text">
      <style:text-properties officeooo:rsid="0b258acb"/>
    </style:style>
    <style:style style:name="T1733" style:family="text">
      <style:text-properties officeooo:rsid="0b272a90"/>
    </style:style>
    <style:style style:name="T1734" style:family="text">
      <style:text-properties officeooo:rsid="0b28e703"/>
    </style:style>
    <style:style style:name="T1735" style:family="text">
      <style:text-properties officeooo:rsid="0b29ba1d"/>
    </style:style>
    <style:style style:name="T1736" style:family="text">
      <style:text-properties officeooo:rsid="0b2a3e7e"/>
    </style:style>
    <style:style style:name="T1737" style:family="text">
      <style:text-properties officeooo:rsid="0b2aa55f"/>
    </style:style>
    <style:style style:name="T1738" style:family="text">
      <style:text-properties officeooo:rsid="0b2ee502"/>
    </style:style>
    <style:style style:name="T1739" style:family="text">
      <style:text-properties officeooo:rsid="0b2f8677"/>
    </style:style>
    <style:style style:name="T1740" style:family="text">
      <style:text-properties officeooo:rsid="0b30cfe0"/>
    </style:style>
    <style:style style:name="T1741" style:family="text">
      <style:text-properties officeooo:rsid="0b315a2b"/>
    </style:style>
    <style:style style:name="T1742" style:family="text">
      <style:text-properties officeooo:rsid="0b3317ce"/>
    </style:style>
    <style:style style:name="T1743" style:family="text">
      <style:text-properties officeooo:rsid="0b346a9e"/>
    </style:style>
    <style:style style:name="T1744" style:family="text">
      <style:text-properties officeooo:rsid="0b35077d"/>
    </style:style>
    <style:style style:name="T1745" style:family="text">
      <style:text-properties officeooo:rsid="0b36cb69"/>
    </style:style>
    <style:style style:name="T1746" style:family="text">
      <style:text-properties officeooo:rsid="0b394f60"/>
    </style:style>
    <style:style style:name="T1747" style:family="text">
      <style:text-properties officeooo:rsid="0b3aad96"/>
    </style:style>
    <style:style style:name="T1748" style:family="text">
      <style:text-properties officeooo:rsid="0b3d0654"/>
    </style:style>
    <style:style style:name="T1749" style:family="text">
      <style:text-properties officeooo:rsid="0b3e3379"/>
    </style:style>
    <style:style style:name="T1750" style:family="text">
      <style:text-properties officeooo:rsid="0b437455"/>
    </style:style>
    <style:style style:name="T1751" style:family="text">
      <style:text-properties officeooo:rsid="0b476f19"/>
    </style:style>
    <style:style style:name="T1752" style:family="text">
      <style:text-properties officeooo:rsid="0b4867d1"/>
    </style:style>
    <style:style style:name="T1753" style:family="text">
      <style:text-properties officeooo:rsid="0b4b546b"/>
    </style:style>
    <style:style style:name="T1754" style:family="text">
      <style:text-properties officeooo:rsid="0b4bd6f5"/>
    </style:style>
    <style:style style:name="T1755" style:family="text">
      <style:text-properties officeooo:rsid="0b520e7b"/>
    </style:style>
    <style:style style:name="T1756" style:family="text">
      <style:text-properties officeooo:rsid="0b53f6ba"/>
    </style:style>
    <style:style style:name="T1757" style:family="text">
      <style:text-properties officeooo:rsid="0b55005f"/>
    </style:style>
    <style:style style:name="T1758" style:family="text">
      <style:text-properties officeooo:rsid="0b56a670"/>
    </style:style>
    <style:style style:name="T1759" style:family="text">
      <style:text-properties officeooo:rsid="0b5a392a"/>
    </style:style>
    <style:style style:name="T1760" style:family="text">
      <style:text-properties officeooo:rsid="0b5b771f"/>
    </style:style>
    <style:style style:name="T1761" style:family="text">
      <style:text-properties officeooo:rsid="0b5c5c23"/>
    </style:style>
    <style:style style:name="T1762" style:family="text">
      <style:text-properties officeooo:rsid="0b5daff4"/>
    </style:style>
    <style:style style:name="T1763" style:family="text">
      <style:text-properties officeooo:rsid="0b5f58e1"/>
    </style:style>
    <style:style style:name="T1764" style:family="text">
      <style:text-properties officeooo:rsid="0b5fbfcb"/>
    </style:style>
    <style:style style:name="T1765" style:family="text">
      <style:text-properties officeooo:rsid="0b66ced6"/>
    </style:style>
    <style:style style:name="T1766" style:family="text">
      <style:text-properties officeooo:rsid="0b6a4597"/>
    </style:style>
    <style:style style:name="T1767" style:family="text">
      <style:text-properties officeooo:rsid="0b6c1700"/>
    </style:style>
    <style:style style:name="T1768" style:family="text">
      <style:text-properties officeooo:rsid="0b6d1e3e"/>
    </style:style>
    <style:style style:name="T1769" style:family="text">
      <style:text-properties officeooo:rsid="0b6dd1fd"/>
    </style:style>
    <style:style style:name="T1770" style:family="text">
      <style:text-properties officeooo:rsid="0b6dde0c"/>
    </style:style>
    <style:style style:name="T1771" style:family="text">
      <style:text-properties officeooo:rsid="0b6f7593"/>
    </style:style>
    <style:style style:name="T1772" style:family="text">
      <style:text-properties officeooo:rsid="0b726072"/>
    </style:style>
    <style:style style:name="T1773" style:family="text">
      <style:text-properties officeooo:rsid="0b745749"/>
    </style:style>
    <style:style style:name="T1774" style:family="text">
      <style:text-properties officeooo:rsid="0b76100d"/>
    </style:style>
    <style:style style:name="T1775" style:family="text">
      <style:text-properties officeooo:rsid="0b784bdb"/>
    </style:style>
    <style:style style:name="T1776" style:family="text">
      <style:text-properties officeooo:rsid="0b7a77ea"/>
    </style:style>
    <style:style style:name="T1777" style:family="text">
      <style:text-properties officeooo:rsid="0b7b26ec"/>
    </style:style>
    <style:style style:name="T1778" style:family="text">
      <style:text-properties officeooo:rsid="0b7c7de3"/>
    </style:style>
    <style:style style:name="T1779" style:family="text">
      <style:text-properties officeooo:rsid="0b7f556c"/>
    </style:style>
    <style:style style:name="T1780" style:family="text">
      <style:text-properties officeooo:rsid="0b807fe8"/>
    </style:style>
    <style:style style:name="T1781" style:family="text">
      <style:text-properties officeooo:rsid="0b8107ef"/>
    </style:style>
    <style:style style:name="T1782" style:family="text">
      <style:text-properties officeooo:rsid="0b826d77"/>
    </style:style>
    <style:style style:name="T1783" style:family="text">
      <style:text-properties officeooo:rsid="0b83be64"/>
    </style:style>
    <style:style style:name="T1784" style:family="text">
      <style:text-properties officeooo:rsid="0b8512b9"/>
    </style:style>
    <style:style style:name="T1785" style:family="text">
      <style:text-properties officeooo:rsid="0b860873"/>
    </style:style>
    <style:style style:name="T1786" style:family="text">
      <style:text-properties officeooo:rsid="0b8624e0"/>
    </style:style>
    <style:style style:name="T1787" style:family="text">
      <style:text-properties officeooo:rsid="0b86a171"/>
    </style:style>
    <style:style style:name="T1788" style:family="text">
      <style:text-properties officeooo:rsid="0b88826b"/>
    </style:style>
    <style:style style:name="T1789" style:family="text">
      <style:text-properties officeooo:rsid="0b89eee6"/>
    </style:style>
    <style:style style:name="T1790" style:family="text">
      <style:text-properties officeooo:rsid="0b89ff93"/>
    </style:style>
    <style:style style:name="T1791" style:family="text">
      <style:text-properties officeooo:rsid="0b8aeb2a"/>
    </style:style>
    <style:style style:name="T1792" style:family="text">
      <style:text-properties officeooo:rsid="0b8bb990"/>
    </style:style>
    <style:style style:name="T1793" style:family="text">
      <style:text-properties officeooo:rsid="0b8c882f"/>
    </style:style>
    <style:style style:name="T1794" style:family="text">
      <style:text-properties officeooo:rsid="0b8fd978"/>
    </style:style>
    <style:style style:name="T1795" style:family="text">
      <style:text-properties officeooo:rsid="0b914cd3"/>
    </style:style>
    <style:style style:name="T1796" style:family="text">
      <style:text-properties officeooo:rsid="0b92aca8"/>
    </style:style>
    <style:style style:name="T1797" style:family="text">
      <style:text-properties officeooo:rsid="0b9430a1"/>
    </style:style>
    <style:style style:name="T1798" style:family="text">
      <style:text-properties officeooo:rsid="0b96300b"/>
    </style:style>
    <style:style style:name="T1799" style:family="text">
      <style:text-properties officeooo:rsid="0b9818eb"/>
    </style:style>
    <style:style style:name="T1800" style:family="text">
      <style:text-properties officeooo:rsid="0b98d25b"/>
    </style:style>
    <style:style style:name="T1801" style:family="text">
      <style:text-properties officeooo:rsid="0b995fb0"/>
    </style:style>
    <style:style style:name="T1802" style:family="text">
      <style:text-properties officeooo:rsid="0b99e690"/>
    </style:style>
    <style:style style:name="T1803" style:family="text">
      <style:text-properties officeooo:rsid="0b9b1a46"/>
    </style:style>
    <style:style style:name="T1804" style:family="text">
      <style:text-properties officeooo:rsid="0b9c8256"/>
    </style:style>
    <style:style style:name="T1805" style:family="text">
      <style:text-properties officeooo:rsid="0b9e5735"/>
    </style:style>
    <style:style style:name="T1806" style:family="text">
      <style:text-properties officeooo:rsid="0b9f917d"/>
    </style:style>
    <style:style style:name="T1807" style:family="text">
      <style:text-properties officeooo:rsid="0ba05763"/>
    </style:style>
    <style:style style:name="T1808" style:family="text">
      <style:text-properties officeooo:rsid="0ba1b98f"/>
    </style:style>
    <style:style style:name="T1809" style:family="text">
      <style:text-properties officeooo:rsid="0ba58da8"/>
    </style:style>
    <style:style style:name="T1810" style:family="text">
      <style:text-properties officeooo:rsid="0ba7b820"/>
    </style:style>
    <style:style style:name="T1811" style:family="text">
      <style:text-properties officeooo:rsid="0ba89591"/>
    </style:style>
    <style:style style:name="T1812" style:family="text">
      <style:text-properties officeooo:rsid="0ba89613"/>
    </style:style>
    <style:style style:name="T1813" style:family="text">
      <style:text-properties officeooo:rsid="0badb6ce"/>
    </style:style>
    <style:style style:name="T1814" style:family="text">
      <style:text-properties officeooo:rsid="0baea339"/>
    </style:style>
    <style:style style:name="T1815" style:family="text">
      <style:text-properties officeooo:rsid="0bb225eb"/>
    </style:style>
    <style:style style:name="T1816" style:family="text">
      <style:text-properties officeooo:rsid="0bb3b291"/>
    </style:style>
    <style:style style:name="T1817" style:family="text">
      <style:text-properties officeooo:rsid="0bb3b814"/>
    </style:style>
    <style:style style:name="T1818" style:family="text">
      <style:text-properties officeooo:rsid="0bb551de"/>
    </style:style>
    <style:style style:name="T1819" style:family="text">
      <style:text-properties officeooo:rsid="0bb90056"/>
    </style:style>
    <style:style style:name="T1820" style:family="text">
      <style:text-properties officeooo:rsid="0bba9d35"/>
    </style:style>
    <style:style style:name="T1821" style:family="text">
      <style:text-properties officeooo:rsid="0bbb4c07"/>
    </style:style>
    <style:style style:name="T1822" style:family="text">
      <style:text-properties officeooo:rsid="0bbf47bc"/>
    </style:style>
    <style:style style:name="T1823" style:family="text">
      <style:text-properties officeooo:rsid="0bc026c6"/>
    </style:style>
    <style:style style:name="T1824" style:family="text">
      <style:text-properties officeooo:rsid="0bc1c5a3"/>
    </style:style>
    <style:style style:name="T1825" style:family="text">
      <style:text-properties officeooo:rsid="0bc378e2"/>
    </style:style>
    <style:style style:name="T1826" style:family="text">
      <style:text-properties officeooo:rsid="0bc4962a"/>
    </style:style>
    <style:style style:name="T1827" style:family="text">
      <style:text-properties officeooo:rsid="0bc5eeec"/>
    </style:style>
    <style:style style:name="T1828" style:family="text">
      <style:text-properties officeooo:rsid="0bc6186b"/>
    </style:style>
    <style:style style:name="T1829" style:family="text">
      <style:text-properties officeooo:rsid="0bc7a4a9"/>
    </style:style>
    <style:style style:name="T1830" style:family="text">
      <style:text-properties officeooo:rsid="0bc89bdc"/>
    </style:style>
    <style:style style:name="T1831" style:family="text">
      <style:text-properties officeooo:rsid="0bc962b1"/>
    </style:style>
    <style:style style:name="T1832" style:family="text">
      <style:text-properties officeooo:rsid="0bca8c78"/>
    </style:style>
    <style:style style:name="T1833" style:family="text">
      <style:text-properties officeooo:rsid="0bcb5e77"/>
    </style:style>
    <style:style style:name="T1834" style:family="text">
      <style:text-properties officeooo:rsid="0bcc871a"/>
    </style:style>
    <style:style style:name="T1835" style:family="text">
      <style:text-properties officeooo:rsid="0bccb995"/>
    </style:style>
    <style:style style:name="T1836" style:family="text">
      <style:text-properties officeooo:rsid="0bcde788"/>
    </style:style>
    <style:style style:name="T1837" style:family="text">
      <style:text-properties officeooo:rsid="0bcfd590"/>
    </style:style>
    <style:style style:name="T1838" style:family="text">
      <style:text-properties officeooo:rsid="0bd1aae6"/>
    </style:style>
    <style:style style:name="T1839" style:family="text">
      <style:text-properties officeooo:rsid="0bd21a52"/>
    </style:style>
    <style:style style:name="T1840" style:family="text">
      <style:text-properties officeooo:rsid="0bd251db"/>
    </style:style>
    <style:style style:name="T1841" style:family="text">
      <style:text-properties officeooo:rsid="0bd35100"/>
    </style:style>
    <style:style style:name="T1842" style:family="text">
      <style:text-properties officeooo:rsid="0bd511a5"/>
    </style:style>
    <style:style style:name="T1843" style:family="text">
      <style:text-properties officeooo:rsid="0bd67734"/>
    </style:style>
    <style:style style:name="T1844" style:family="text">
      <style:text-properties officeooo:rsid="0bd75294"/>
    </style:style>
    <style:style style:name="T1845" style:family="text">
      <style:text-properties officeooo:rsid="0bdb9a15"/>
    </style:style>
    <style:style style:name="T1846" style:family="text">
      <style:text-properties officeooo:rsid="0bdcfea9"/>
    </style:style>
    <style:style style:name="T1847" style:family="text">
      <style:text-properties officeooo:rsid="0bdd8ea7"/>
    </style:style>
    <style:style style:name="T1848" style:family="text">
      <style:text-properties officeooo:rsid="0bdecd4f"/>
    </style:style>
    <style:style style:name="T1849" style:family="text">
      <style:text-properties officeooo:rsid="0be067e2"/>
    </style:style>
    <style:style style:name="T1850" style:family="text">
      <style:text-properties officeooo:rsid="0be1a148"/>
    </style:style>
    <style:style style:name="T1851" style:family="text">
      <style:text-properties officeooo:rsid="0be3715d"/>
    </style:style>
    <style:style style:name="T1852" style:family="text">
      <style:text-properties officeooo:rsid="0be55c7d"/>
    </style:style>
    <style:style style:name="T1853" style:family="text">
      <style:text-properties officeooo:rsid="0be66ebb"/>
    </style:style>
    <style:style style:name="T1854" style:family="text">
      <style:text-properties officeooo:rsid="0be778a3"/>
    </style:style>
    <style:style style:name="T1855" style:family="text">
      <style:text-properties officeooo:rsid="0be8d60c"/>
    </style:style>
    <style:style style:name="T1856" style:family="text">
      <style:text-properties officeooo:rsid="0be8e57e"/>
    </style:style>
    <style:style style:name="T1857" style:family="text">
      <style:text-properties officeooo:rsid="0be9a42d"/>
    </style:style>
    <style:style style:name="T1858" style:family="text">
      <style:text-properties officeooo:rsid="0bec5931"/>
    </style:style>
    <style:style style:name="T1859" style:family="text">
      <style:text-properties officeooo:rsid="0bed6791"/>
    </style:style>
    <style:style style:name="T1860" style:family="text">
      <style:text-properties officeooo:rsid="0bf0883b"/>
    </style:style>
    <style:style style:name="T1861" style:family="text">
      <style:text-properties officeooo:rsid="0bf2603a"/>
    </style:style>
    <style:style style:name="T1862" style:family="text">
      <style:text-properties officeooo:rsid="0bf42d8c"/>
    </style:style>
    <style:style style:name="T1863" style:family="text">
      <style:text-properties officeooo:rsid="0bf4c930"/>
    </style:style>
    <style:style style:name="T1864" style:family="text">
      <style:text-properties officeooo:rsid="0bf65aa7"/>
    </style:style>
    <style:style style:name="T1865" style:family="text">
      <style:text-properties officeooo:rsid="0bf78dba"/>
    </style:style>
    <style:style style:name="T1866" style:family="text">
      <style:text-properties officeooo:rsid="0bf8aeab"/>
    </style:style>
    <style:style style:name="T1867" style:family="text">
      <style:text-properties officeooo:rsid="0bf92fcf"/>
    </style:style>
    <style:style style:name="T1868" style:family="text">
      <style:text-properties officeooo:rsid="0bfbce51"/>
    </style:style>
    <style:style style:name="T1869" style:family="text">
      <style:text-properties officeooo:rsid="0bfecf4a"/>
    </style:style>
    <style:style style:name="T1870" style:family="text">
      <style:text-properties officeooo:rsid="0c00da0a"/>
    </style:style>
    <style:style style:name="T1871" style:family="text">
      <style:text-properties officeooo:rsid="0c028be8"/>
    </style:style>
    <style:style style:name="T1872" style:family="text">
      <style:text-properties officeooo:rsid="0c053516"/>
    </style:style>
    <style:style style:name="T1873" style:family="text">
      <style:text-properties officeooo:rsid="0c06d708"/>
    </style:style>
    <style:style style:name="T1874" style:family="text">
      <style:text-properties officeooo:rsid="0c07153d"/>
    </style:style>
    <style:style style:name="T1875" style:family="text">
      <style:text-properties officeooo:rsid="0c090a3b"/>
    </style:style>
    <style:style style:name="T1876" style:family="text">
      <style:text-properties officeooo:rsid="0c0a2512"/>
    </style:style>
    <style:style style:name="T1877" style:family="text">
      <style:text-properties officeooo:rsid="0c0b4dd5"/>
    </style:style>
    <style:style style:name="T1878" style:family="text">
      <style:text-properties officeooo:rsid="0c0b5834"/>
    </style:style>
    <style:style style:name="T1879" style:family="text">
      <style:text-properties officeooo:rsid="0c0cbac7"/>
    </style:style>
    <style:style style:name="T1880" style:family="text">
      <style:text-properties officeooo:rsid="0c0dc21e"/>
    </style:style>
    <style:style style:name="T1881" style:family="text">
      <style:text-properties officeooo:rsid="0c11caca"/>
    </style:style>
    <style:style style:name="T1882" style:family="text">
      <style:text-properties officeooo:rsid="0c11d6ab"/>
    </style:style>
    <style:style style:name="T1883" style:family="text">
      <style:text-properties officeooo:rsid="0c1245f8"/>
    </style:style>
    <style:style style:name="T1884" style:family="text">
      <style:text-properties officeooo:rsid="0c160415"/>
    </style:style>
    <style:style style:name="T1885" style:family="text">
      <style:text-properties officeooo:rsid="0c173ec3"/>
    </style:style>
    <style:style style:name="T1886" style:family="text">
      <style:text-properties officeooo:rsid="0c17cf8c"/>
    </style:style>
    <style:style style:name="T1887" style:family="text">
      <style:text-properties officeooo:rsid="0c196e3f"/>
    </style:style>
    <style:style style:name="T1888" style:family="text">
      <style:text-properties officeooo:rsid="0c1a8565"/>
    </style:style>
    <style:style style:name="T1889" style:family="text">
      <style:text-properties officeooo:rsid="0c1ac10e"/>
    </style:style>
    <style:style style:name="T1890" style:family="text">
      <style:text-properties officeooo:rsid="0c1c92b2"/>
    </style:style>
    <style:style style:name="T1891" style:family="text">
      <style:text-properties officeooo:rsid="0c1e6597"/>
    </style:style>
    <style:style style:name="T1892" style:family="text">
      <style:text-properties officeooo:rsid="0c2039f8"/>
    </style:style>
    <style:style style:name="T1893" style:family="text">
      <style:text-properties officeooo:rsid="0c20c3dd"/>
    </style:style>
    <style:style style:name="T1894" style:family="text">
      <style:text-properties officeooo:rsid="0c237094"/>
    </style:style>
    <style:style style:name="T1895" style:family="text">
      <style:text-properties officeooo:rsid="0c23a6f7"/>
    </style:style>
    <style:style style:name="T1896" style:family="text">
      <style:text-properties officeooo:rsid="0c259f64"/>
    </style:style>
    <style:style style:name="T1897" style:family="text">
      <style:text-properties officeooo:rsid="0c25d0af"/>
    </style:style>
    <style:style style:name="T1898" style:family="text">
      <style:text-properties officeooo:rsid="0c28c1aa"/>
    </style:style>
    <style:style style:name="T1899" style:family="text">
      <style:text-properties officeooo:rsid="0c2a5b7a"/>
    </style:style>
    <style:style style:name="T1900" style:family="text">
      <style:text-properties officeooo:rsid="0c2b0ec0"/>
    </style:style>
    <style:style style:name="T1901" style:family="text">
      <style:text-properties officeooo:rsid="0c2bf422"/>
    </style:style>
    <style:style style:name="T1902" style:family="text">
      <style:text-properties officeooo:rsid="0c2c1563"/>
    </style:style>
    <style:style style:name="T1903" style:family="text">
      <style:text-properties officeooo:rsid="0c2d3c5b"/>
    </style:style>
    <style:style style:name="T1904" style:family="text">
      <style:text-properties officeooo:rsid="0c2e45b4"/>
    </style:style>
    <style:style style:name="T1905" style:family="text">
      <style:text-properties officeooo:rsid="0c30798e"/>
    </style:style>
    <style:style style:name="T1906" style:family="text">
      <style:text-properties officeooo:rsid="0c33e600"/>
    </style:style>
    <style:style style:name="T1907" style:family="text">
      <style:text-properties officeooo:rsid="0c341902"/>
    </style:style>
    <style:style style:name="T1908" style:family="text">
      <style:text-properties officeooo:rsid="0c35f12a"/>
    </style:style>
    <style:style style:name="T1909" style:family="text">
      <style:text-properties officeooo:rsid="0c37ff45"/>
    </style:style>
    <style:style style:name="T1910" style:family="text">
      <style:text-properties officeooo:rsid="0c39f288"/>
    </style:style>
    <style:style style:name="T1911" style:family="text">
      <style:text-properties officeooo:rsid="0c3bdcfd"/>
    </style:style>
    <style:style style:name="T1912" style:family="text">
      <style:text-properties officeooo:rsid="0c402080"/>
    </style:style>
    <style:style style:name="T1913" style:family="text">
      <style:text-properties officeooo:rsid="0c411391"/>
    </style:style>
    <style:style style:name="T1914" style:family="text">
      <style:text-properties officeooo:rsid="0c41f0e9"/>
    </style:style>
    <style:style style:name="T1915" style:family="text">
      <style:text-properties officeooo:rsid="0c48cd20"/>
    </style:style>
    <style:style style:name="T1916" style:family="text">
      <style:text-properties officeooo:rsid="0c48e1a4"/>
    </style:style>
    <style:style style:name="T1917" style:family="text">
      <style:text-properties officeooo:rsid="0c49590a"/>
    </style:style>
    <style:style style:name="T1918" style:family="text">
      <style:text-properties officeooo:rsid="0c4b0d55"/>
    </style:style>
    <style:style style:name="T1919" style:family="text">
      <style:text-properties officeooo:rsid="0c4b3a57"/>
    </style:style>
    <style:style style:name="T1920" style:family="text">
      <style:text-properties officeooo:rsid="0c4cec11"/>
    </style:style>
    <style:style style:name="T1921" style:family="text">
      <style:text-properties officeooo:rsid="0c4ee431"/>
    </style:style>
    <style:style style:name="T1922" style:family="text">
      <style:text-properties officeooo:rsid="0c517a80"/>
    </style:style>
    <style:style style:name="T1923" style:family="text">
      <style:text-properties officeooo:rsid="0c52a2e8"/>
    </style:style>
    <style:style style:name="T1924" style:family="text">
      <style:text-properties officeooo:rsid="0c53bf3d"/>
    </style:style>
    <style:style style:name="T1925" style:family="text">
      <style:text-properties officeooo:rsid="0c56ddf6"/>
    </style:style>
    <style:style style:name="T1926" style:family="text">
      <style:text-properties officeooo:rsid="0c582a1f"/>
    </style:style>
    <style:style style:name="T1927" style:family="text">
      <style:text-properties officeooo:rsid="0c5936b2"/>
    </style:style>
    <style:style style:name="T1928" style:family="text">
      <style:text-properties officeooo:rsid="0c59c9da"/>
    </style:style>
    <style:style style:name="T1929" style:family="text">
      <style:text-properties officeooo:rsid="0c5a9149"/>
    </style:style>
    <style:style style:name="T1930" style:family="text">
      <style:text-properties officeooo:rsid="0c5b2cfa"/>
    </style:style>
    <style:style style:name="T1931" style:family="text">
      <style:text-properties officeooo:rsid="0c5de741"/>
    </style:style>
    <style:style style:name="T1932" style:family="text">
      <style:text-properties officeooo:rsid="0c61d1f4"/>
    </style:style>
    <style:style style:name="T1933" style:family="text">
      <style:text-properties officeooo:rsid="0c6394ed"/>
    </style:style>
    <style:style style:name="T1934" style:family="text">
      <style:text-properties officeooo:rsid="0c641acc"/>
    </style:style>
    <style:style style:name="T1935" style:family="text">
      <style:text-properties officeooo:rsid="0c65c732"/>
    </style:style>
    <style:style style:name="T1936" style:family="text">
      <style:text-properties officeooo:rsid="0c67bb6b"/>
    </style:style>
    <style:style style:name="T1937" style:family="text">
      <style:text-properties officeooo:rsid="0c67ce8d"/>
    </style:style>
    <style:style style:name="T1938" style:family="text">
      <style:text-properties officeooo:rsid="0c683a29"/>
    </style:style>
    <style:style style:name="T1939" style:family="text">
      <style:text-properties officeooo:rsid="0c692c97"/>
    </style:style>
    <style:style style:name="T1940" style:family="text">
      <style:text-properties officeooo:rsid="0c6a3838"/>
    </style:style>
    <style:style style:name="T1941" style:family="text">
      <style:text-properties officeooo:rsid="0c6c1a79"/>
    </style:style>
    <style:style style:name="T1942" style:family="text">
      <style:text-properties officeooo:rsid="0c6e484d"/>
    </style:style>
    <style:style style:name="T1943" style:family="text">
      <style:text-properties officeooo:rsid="0c712059"/>
    </style:style>
    <style:style style:name="T1944" style:family="text">
      <style:text-properties officeooo:rsid="0c718b57"/>
    </style:style>
    <style:style style:name="T1945" style:family="text">
      <style:text-properties officeooo:rsid="0c72bec2"/>
    </style:style>
    <style:style style:name="T1946" style:family="text">
      <style:text-properties officeooo:rsid="0c735704"/>
    </style:style>
    <style:style style:name="T1947" style:family="text">
      <style:text-properties officeooo:rsid="0c75385c"/>
    </style:style>
    <style:style style:name="T1948" style:family="text">
      <style:text-properties officeooo:rsid="0c76dadb"/>
    </style:style>
    <style:style style:name="T1949" style:family="text">
      <style:text-properties officeooo:rsid="0c77006a"/>
    </style:style>
    <style:style style:name="T1950" style:family="text">
      <style:text-properties officeooo:rsid="0c7847cb"/>
    </style:style>
    <style:style style:name="T1951" style:family="text">
      <style:text-properties officeooo:rsid="0c7983f5"/>
    </style:style>
    <style:style style:name="T1952" style:family="text">
      <style:text-properties officeooo:rsid="0c7a2b5b"/>
    </style:style>
    <style:style style:name="T1953" style:family="text">
      <style:text-properties officeooo:rsid="0c7cf348"/>
    </style:style>
    <style:style style:name="T1954" style:family="text">
      <style:text-properties officeooo:rsid="0c7d0d53"/>
    </style:style>
    <style:style style:name="T1955" style:family="text">
      <style:text-properties officeooo:rsid="0c7de67f"/>
    </style:style>
    <style:style style:name="T1956" style:family="text">
      <style:text-properties officeooo:rsid="0c7e4823"/>
    </style:style>
    <style:style style:name="T1957" style:family="text">
      <style:text-properties officeooo:rsid="0c7ece47"/>
    </style:style>
    <style:style style:name="T1958" style:family="text">
      <style:text-properties officeooo:rsid="0c7f32c6"/>
    </style:style>
    <style:style style:name="T1959" style:family="text">
      <style:text-properties officeooo:rsid="0c8047ce"/>
    </style:style>
    <style:style style:name="T1960" style:family="text">
      <style:text-properties officeooo:rsid="0c856c58"/>
    </style:style>
    <style:style style:name="T1961" style:family="text">
      <style:text-properties officeooo:rsid="0c8742d1"/>
    </style:style>
    <style:style style:name="T1962" style:family="text">
      <style:text-properties officeooo:rsid="0c88e316"/>
    </style:style>
    <style:style style:name="T1963" style:family="text">
      <style:text-properties officeooo:rsid="0c8aa3ba"/>
    </style:style>
    <style:style style:name="T1964" style:family="text">
      <style:text-properties officeooo:rsid="0c8c13fa"/>
    </style:style>
    <style:style style:name="T1965" style:family="text">
      <style:text-properties officeooo:rsid="0c8e2e07"/>
    </style:style>
    <style:style style:name="T1966" style:family="text">
      <style:text-properties officeooo:rsid="0c8f0613"/>
    </style:style>
    <style:style style:name="T1967" style:family="text">
      <style:text-properties officeooo:rsid="0c8f4f6b"/>
    </style:style>
    <style:style style:name="T1968" style:family="text">
      <style:text-properties officeooo:rsid="0c912b88"/>
    </style:style>
    <style:style style:name="T1969" style:family="text">
      <style:text-properties officeooo:rsid="0c91c67c"/>
    </style:style>
    <style:style style:name="T1970" style:family="text">
      <style:text-properties officeooo:rsid="0c953a17"/>
    </style:style>
    <style:style style:name="T1971" style:family="text">
      <style:text-properties officeooo:rsid="0c966405"/>
    </style:style>
    <style:style style:name="T1972" style:family="text">
      <style:text-properties officeooo:rsid="0c985b6e"/>
    </style:style>
    <style:style style:name="T1973" style:family="text">
      <style:text-properties officeooo:rsid="0c99cfa9"/>
    </style:style>
    <style:style style:name="T1974" style:family="text">
      <style:text-properties officeooo:rsid="0c99fb33"/>
    </style:style>
    <style:style style:name="T1975" style:family="text">
      <style:text-properties officeooo:rsid="0c9add6b"/>
    </style:style>
    <style:style style:name="T1976" style:family="text">
      <style:text-properties officeooo:rsid="0c9c3d90"/>
    </style:style>
    <style:style style:name="T1977" style:family="text">
      <style:text-properties officeooo:rsid="0c9db75f"/>
    </style:style>
    <style:style style:name="T1978" style:family="text">
      <style:text-properties officeooo:rsid="0c9ef4b8"/>
    </style:style>
    <style:style style:name="T1979" style:family="text">
      <style:text-properties officeooo:rsid="0ca1ca36"/>
    </style:style>
    <style:style style:name="T1980" style:family="text">
      <style:text-properties officeooo:rsid="0ca3fbc6"/>
    </style:style>
    <style:style style:name="T1981" style:family="text">
      <style:text-properties officeooo:rsid="0ca64938"/>
    </style:style>
    <style:style style:name="T1982" style:family="text">
      <style:text-properties officeooo:rsid="0ca8703b"/>
    </style:style>
    <style:style style:name="T1983" style:family="text">
      <style:text-properties officeooo:rsid="0ca913a5"/>
    </style:style>
    <style:style style:name="T1984" style:family="text">
      <style:text-properties officeooo:rsid="0caaeeb9"/>
    </style:style>
    <style:style style:name="T1985" style:family="text">
      <style:text-properties officeooo:rsid="0caba0dd"/>
    </style:style>
    <style:style style:name="T1986" style:family="text">
      <style:text-properties officeooo:rsid="0cac1355"/>
    </style:style>
    <style:style style:name="T1987" style:family="text">
      <style:text-properties officeooo:rsid="0cad3393"/>
    </style:style>
    <style:style style:name="T1988" style:family="text">
      <style:text-properties officeooo:rsid="0cad923e"/>
    </style:style>
    <style:style style:name="T1989" style:family="text">
      <style:text-properties officeooo:rsid="0caf7800"/>
    </style:style>
    <style:style style:name="T1990" style:family="text">
      <style:text-properties officeooo:rsid="0cb06555"/>
    </style:style>
    <style:style style:name="T1991" style:family="text">
      <style:text-properties officeooo:rsid="0cb24aff"/>
    </style:style>
    <style:style style:name="T1992" style:family="text">
      <style:text-properties officeooo:rsid="0cb37a28"/>
    </style:style>
    <style:style style:name="T1993" style:family="text">
      <style:text-properties officeooo:rsid="0cb58051"/>
    </style:style>
    <style:style style:name="T1994" style:family="text">
      <style:text-properties officeooo:rsid="0cb704e4"/>
    </style:style>
    <style:style style:name="T1995" style:family="text">
      <style:text-properties officeooo:rsid="0cb75058"/>
    </style:style>
    <style:style style:name="T1996" style:family="text">
      <style:text-properties officeooo:rsid="0cb87af2"/>
    </style:style>
    <style:style style:name="T1997" style:family="text">
      <style:text-properties officeooo:rsid="0cb97785"/>
    </style:style>
    <style:style style:name="T1998" style:family="text">
      <style:text-properties officeooo:rsid="0cba6a75"/>
    </style:style>
    <style:style style:name="T1999" style:family="text">
      <style:text-properties officeooo:rsid="0cba9e3e"/>
    </style:style>
    <style:style style:name="T2000" style:family="text">
      <style:text-properties officeooo:rsid="0cbce4ae"/>
    </style:style>
    <style:style style:name="T2001" style:family="text">
      <style:text-properties officeooo:rsid="0cbe2793"/>
    </style:style>
    <style:style style:name="T2002" style:family="text">
      <style:text-properties officeooo:rsid="0cbf55dd"/>
    </style:style>
    <style:style style:name="T2003" style:family="text">
      <style:text-properties officeooo:rsid="0cc11408"/>
    </style:style>
    <style:style style:name="T2004" style:family="text">
      <style:text-properties officeooo:rsid="0cc134bf"/>
    </style:style>
    <style:style style:name="T2005" style:family="text">
      <style:text-properties officeooo:rsid="0cc2a9b0"/>
    </style:style>
    <style:style style:name="T2006" style:family="text">
      <style:text-properties officeooo:rsid="0cc4ccfa"/>
    </style:style>
    <style:style style:name="T2007" style:family="text">
      <style:text-properties officeooo:rsid="0cc596e6"/>
    </style:style>
    <style:style style:name="T2008" style:family="text">
      <style:text-properties officeooo:rsid="0cc636e5"/>
    </style:style>
    <style:style style:name="T2009" style:family="text">
      <style:text-properties officeooo:rsid="0cc8e8d7"/>
    </style:style>
    <style:style style:name="T2010" style:family="text">
      <style:text-properties officeooo:rsid="0cc95860"/>
    </style:style>
    <style:style style:name="T2011" style:family="text">
      <style:text-properties officeooo:rsid="0ccbe40f"/>
    </style:style>
    <style:style style:name="T2012" style:family="text">
      <style:text-properties officeooo:rsid="0ccfc901"/>
    </style:style>
    <style:style style:name="T2013" style:family="text">
      <style:text-properties officeooo:rsid="0cd0e00f"/>
    </style:style>
    <style:style style:name="T2014" style:family="text">
      <style:text-properties officeooo:rsid="0cd262c1"/>
    </style:style>
    <style:style style:name="T2015" style:family="text">
      <style:text-properties officeooo:rsid="0cd5199b"/>
    </style:style>
    <style:style style:name="T2016" style:family="text">
      <style:text-properties officeooo:rsid="0cd6e63b"/>
    </style:style>
    <style:style style:name="T2017" style:family="text">
      <style:text-properties officeooo:rsid="0cd86057"/>
    </style:style>
    <style:style style:name="T2018" style:family="text">
      <style:text-properties officeooo:rsid="0cda6dff"/>
    </style:style>
    <style:style style:name="T2019" style:family="text">
      <style:text-properties officeooo:rsid="0cdacf6e"/>
    </style:style>
    <style:style style:name="T2020" style:family="text">
      <style:text-properties officeooo:rsid="0cdadad0"/>
    </style:style>
    <style:style style:name="T2021" style:family="text">
      <style:text-properties officeooo:rsid="0cdbbf32"/>
    </style:style>
    <style:style style:name="T2022" style:family="text">
      <style:text-properties officeooo:rsid="0cdcdc94"/>
    </style:style>
    <style:style style:name="T2023" style:family="text">
      <style:text-properties officeooo:rsid="0cdea8f3"/>
    </style:style>
    <style:style style:name="T2024" style:family="text">
      <style:text-properties officeooo:rsid="0ce071aa"/>
    </style:style>
    <style:style style:name="T2025" style:family="text">
      <style:text-properties officeooo:rsid="0ce1f8ef"/>
    </style:style>
    <style:style style:name="T2026" style:family="text">
      <style:text-properties officeooo:rsid="0ce20ede"/>
    </style:style>
    <style:style style:name="T2027" style:family="text">
      <style:text-properties officeooo:rsid="0ce3d138"/>
    </style:style>
    <style:style style:name="T2028" style:family="text">
      <style:text-properties officeooo:rsid="0ce48ba9"/>
    </style:style>
    <style:style style:name="T2029" style:family="text">
      <style:text-properties officeooo:rsid="0ce61041"/>
    </style:style>
    <style:style style:name="T2030" style:family="text">
      <style:text-properties officeooo:rsid="0ce70a63"/>
    </style:style>
    <style:style style:name="T2031" style:family="text">
      <style:text-properties officeooo:rsid="0ce73aea"/>
    </style:style>
    <style:style style:name="T2032" style:family="text">
      <style:text-properties officeooo:rsid="0ce89a7c"/>
    </style:style>
    <style:style style:name="T2033" style:family="text">
      <style:text-properties officeooo:rsid="0cea04a1"/>
    </style:style>
    <style:style style:name="T2034" style:family="text">
      <style:text-properties officeooo:rsid="0cea3a3d"/>
    </style:style>
    <style:style style:name="T2035" style:family="text">
      <style:text-properties officeooo:rsid="0cead7a9"/>
    </style:style>
    <style:style style:name="T2036" style:family="text">
      <style:text-properties officeooo:rsid="0cebf51c"/>
    </style:style>
    <style:style style:name="T2037" style:family="text">
      <style:text-properties officeooo:rsid="0cf17178"/>
    </style:style>
    <style:style style:name="T2038" style:family="text">
      <style:text-properties officeooo:rsid="0cf2760d"/>
    </style:style>
    <style:style style:name="T2039" style:family="text">
      <style:text-properties officeooo:rsid="0cf34945"/>
    </style:style>
    <style:style style:name="T2040" style:family="text">
      <style:text-properties officeooo:rsid="0cf5749f"/>
    </style:style>
    <style:style style:name="T2041" style:family="text">
      <style:text-properties officeooo:rsid="0cf71b24"/>
    </style:style>
    <style:style style:name="T2042" style:family="text">
      <style:text-properties officeooo:rsid="0cf76011"/>
    </style:style>
    <style:style style:name="T2043" style:family="text">
      <style:text-properties officeooo:rsid="0cf8bb78"/>
    </style:style>
    <style:style style:name="T2044" style:family="text">
      <style:text-properties officeooo:rsid="0cfa5e14"/>
    </style:style>
    <style:style style:name="T2045" style:family="text">
      <style:text-properties officeooo:rsid="0cfa754e"/>
    </style:style>
    <style:style style:name="T2046" style:family="text">
      <style:text-properties officeooo:rsid="0cfb9537"/>
    </style:style>
    <style:style style:name="T2047" style:family="text">
      <style:text-properties officeooo:rsid="0cff1d6c"/>
    </style:style>
    <style:style style:name="T2048" style:family="text">
      <style:text-properties officeooo:rsid="0cff61d6"/>
    </style:style>
    <style:style style:name="T2049" style:family="text">
      <style:text-properties officeooo:rsid="0d00880c"/>
    </style:style>
    <style:style style:name="T2050" style:family="text">
      <style:text-properties officeooo:rsid="0d01a914"/>
    </style:style>
    <style:style style:name="T2051" style:family="text">
      <style:text-properties officeooo:rsid="0d01ff19"/>
    </style:style>
    <style:style style:name="T2052" style:family="text">
      <style:text-properties officeooo:rsid="0d02c634"/>
    </style:style>
    <style:style style:name="T2053" style:family="text">
      <style:text-properties officeooo:rsid="0d030a08"/>
    </style:style>
    <style:style style:name="T2054" style:family="text">
      <style:text-properties officeooo:rsid="0d04bda3"/>
    </style:style>
    <style:style style:name="T2055" style:family="text">
      <style:text-properties officeooo:rsid="0d056ab9"/>
    </style:style>
    <style:style style:name="T2056" style:family="text">
      <style:text-properties officeooo:rsid="0d074acb"/>
    </style:style>
    <style:style style:name="T2057" style:family="text">
      <style:text-properties officeooo:rsid="0d079352"/>
    </style:style>
    <style:style style:name="T2058" style:family="text">
      <style:text-properties officeooo:rsid="0d0b594d"/>
    </style:style>
    <style:style style:name="T2059" style:family="text">
      <style:text-properties officeooo:rsid="0d0e9c20"/>
    </style:style>
    <style:style style:name="T2060" style:family="text">
      <style:text-properties officeooo:rsid="0d1027e9"/>
    </style:style>
    <style:style style:name="T2061" style:family="text">
      <style:text-properties officeooo:rsid="0d115b0d"/>
    </style:style>
    <style:style style:name="T2062" style:family="text">
      <style:text-properties officeooo:rsid="0d13535a"/>
    </style:style>
    <style:style style:name="T2063" style:family="text">
      <style:text-properties officeooo:rsid="0d149dbe"/>
    </style:style>
    <style:style style:name="T2064" style:family="text">
      <style:text-properties officeooo:rsid="0d15b7c6"/>
    </style:style>
    <style:style style:name="T2065" style:family="text">
      <style:text-properties officeooo:rsid="0d1766f3"/>
    </style:style>
    <style:style style:name="T2066" style:family="text">
      <style:text-properties officeooo:rsid="0d18c95a"/>
    </style:style>
    <style:style style:name="T2067" style:family="text">
      <style:text-properties officeooo:rsid="0d1a2bb3"/>
    </style:style>
    <style:style style:name="T2068" style:family="text">
      <style:text-properties officeooo:rsid="0d1a52f0"/>
    </style:style>
    <style:style style:name="T2069" style:family="text">
      <style:text-properties officeooo:rsid="0d1c17c8"/>
    </style:style>
    <style:style style:name="T2070" style:family="text">
      <style:text-properties officeooo:rsid="0d1e50b3"/>
    </style:style>
    <style:style style:name="T2071" style:family="text">
      <style:text-properties officeooo:rsid="0d1f7d8d"/>
    </style:style>
    <style:style style:name="T2072" style:family="text">
      <style:text-properties officeooo:rsid="0d2044ce"/>
    </style:style>
    <style:style style:name="T2073" style:family="text">
      <style:text-properties officeooo:rsid="0d204a68"/>
    </style:style>
    <style:style style:name="T2074" style:family="text">
      <style:text-properties officeooo:rsid="0d206403"/>
    </style:style>
    <style:style style:name="T2075" style:family="text">
      <style:text-properties officeooo:rsid="0d20f6bf"/>
    </style:style>
    <style:style style:name="T2076" style:family="text">
      <style:text-properties officeooo:rsid="0d212c98"/>
    </style:style>
    <style:style style:name="T2077" style:family="text">
      <style:text-properties officeooo:rsid="0d224b61"/>
    </style:style>
    <style:style style:name="T2078" style:family="text">
      <style:text-properties officeooo:rsid="0d241450"/>
    </style:style>
    <style:style style:name="T2079" style:family="text">
      <style:text-properties officeooo:rsid="0d24ed81"/>
    </style:style>
    <style:style style:name="T2080" style:family="text">
      <style:text-properties officeooo:rsid="0d26ba6e"/>
    </style:style>
    <style:style style:name="T2081" style:family="text">
      <style:text-properties officeooo:rsid="0d27af78"/>
    </style:style>
    <style:style style:name="T2082" style:family="text">
      <style:text-properties officeooo:rsid="0d2922e3"/>
    </style:style>
    <style:style style:name="T2083" style:family="text">
      <style:text-properties officeooo:rsid="0d2b2134"/>
    </style:style>
    <style:style style:name="T2084" style:family="text">
      <style:text-properties officeooo:rsid="0d3c26ce"/>
    </style:style>
    <style:style style:name="T2085" style:family="text">
      <style:text-properties officeooo:rsid="0d3f54d4"/>
    </style:style>
    <style:style style:name="T2086" style:family="text">
      <style:text-properties officeooo:rsid="0d3fc833"/>
    </style:style>
    <style:style style:name="T2087" style:family="text">
      <style:text-properties officeooo:rsid="0d403b2b"/>
    </style:style>
    <style:style style:name="T2088" style:family="text">
      <style:text-properties officeooo:rsid="0d421838"/>
    </style:style>
    <style:style style:name="T2089" style:family="text">
      <style:text-properties officeooo:rsid="0d441399"/>
    </style:style>
    <style:style style:name="T2090" style:family="text">
      <style:text-properties officeooo:rsid="0d46609e"/>
    </style:style>
    <style:style style:name="T2091" style:family="text">
      <style:text-properties officeooo:rsid="0d47cc63"/>
    </style:style>
    <style:style style:name="T2092" style:family="text">
      <style:text-properties officeooo:rsid="0d49f01c"/>
    </style:style>
    <style:style style:name="T2093" style:family="text">
      <style:text-properties officeooo:rsid="0d4acf8a"/>
    </style:style>
    <style:style style:name="T2094" style:family="text">
      <style:text-properties officeooo:rsid="0d4cd987"/>
    </style:style>
    <style:style style:name="T2095" style:family="text">
      <style:text-properties officeooo:rsid="0d4df383"/>
    </style:style>
    <style:style style:name="T2096" style:family="text">
      <style:text-properties officeooo:rsid="0d4ee2f6"/>
    </style:style>
    <style:style style:name="T2097" style:family="text">
      <style:text-properties officeooo:rsid="0d4faae3"/>
    </style:style>
    <style:style style:name="T2098" style:family="text">
      <style:text-properties officeooo:rsid="0d50d104"/>
    </style:style>
    <style:style style:name="T2099" style:family="text">
      <style:text-properties officeooo:rsid="0d529151"/>
    </style:style>
    <style:style style:name="T2100" style:family="text">
      <style:text-properties officeooo:rsid="0d52fbd6"/>
    </style:style>
    <style:style style:name="T2101" style:family="text">
      <style:text-properties officeooo:rsid="0d5367af"/>
    </style:style>
    <style:style style:name="T2102" style:family="text">
      <style:text-properties officeooo:rsid="0d554526"/>
    </style:style>
    <style:style style:name="T2103" style:family="text">
      <style:text-properties officeooo:rsid="0d56cf87"/>
    </style:style>
    <style:style style:name="T2104" style:family="text">
      <style:text-properties officeooo:rsid="0d570e73"/>
    </style:style>
    <style:style style:name="T2105" style:family="text">
      <style:text-properties officeooo:rsid="0d58c25a"/>
    </style:style>
    <style:style style:name="T2106" style:family="text">
      <style:text-properties officeooo:rsid="0d5959b8"/>
    </style:style>
    <style:style style:name="T2107" style:family="text">
      <style:text-properties officeooo:rsid="0d59c19f"/>
    </style:style>
    <style:style style:name="T2108" style:family="text">
      <style:text-properties officeooo:rsid="0d5b428b"/>
    </style:style>
    <style:style style:name="T2109" style:family="text">
      <style:text-properties officeooo:rsid="0d5c1f39"/>
    </style:style>
    <style:style style:name="T2110" style:family="text">
      <style:text-properties officeooo:rsid="0d5e489c"/>
    </style:style>
    <style:style style:name="T2111" style:family="text">
      <style:text-properties officeooo:rsid="0d600d39"/>
    </style:style>
    <style:style style:name="T2112" style:family="text">
      <style:text-properties officeooo:rsid="0d61b804"/>
    </style:style>
    <style:style style:name="T2113" style:family="text">
      <style:text-properties officeooo:rsid="0d632c1f"/>
    </style:style>
    <style:style style:name="T2114" style:family="text">
      <style:text-properties officeooo:rsid="0d67fc5d"/>
    </style:style>
    <style:style style:name="T2115" style:family="text">
      <style:text-properties officeooo:rsid="0d68e321"/>
    </style:style>
    <style:style style:name="T2116" style:family="text">
      <style:text-properties officeooo:rsid="0d6919ca"/>
    </style:style>
    <style:style style:name="T2117" style:family="text">
      <style:text-properties officeooo:rsid="0d6a035d"/>
    </style:style>
    <style:style style:name="T2118" style:family="text">
      <style:text-properties officeooo:rsid="0d6c44a9"/>
    </style:style>
    <style:style style:name="T2119" style:family="text">
      <style:text-properties officeooo:rsid="0d6db92f"/>
    </style:style>
    <style:style style:name="T2120" style:family="text">
      <style:text-properties officeooo:rsid="0d70322e"/>
    </style:style>
    <style:style style:name="T2121" style:family="text">
      <style:text-properties officeooo:rsid="0d715789"/>
    </style:style>
    <style:style style:name="T2122" style:family="text">
      <style:text-properties officeooo:rsid="0d729933"/>
    </style:style>
    <style:style style:name="T2123" style:family="text">
      <style:text-properties officeooo:rsid="0d729eca"/>
    </style:style>
    <style:style style:name="T2124" style:family="text">
      <style:text-properties officeooo:rsid="0d770f77"/>
    </style:style>
    <style:style style:name="T2125" style:family="text">
      <style:text-properties officeooo:rsid="0d784d01"/>
    </style:style>
    <style:style style:name="T2126" style:family="text">
      <style:text-properties officeooo:rsid="0d797562"/>
    </style:style>
    <style:style style:name="T2127" style:family="text">
      <style:text-properties officeooo:rsid="0d7b8b68"/>
    </style:style>
    <style:style style:name="T2128" style:family="text">
      <style:text-properties officeooo:rsid="0d7c1736"/>
    </style:style>
    <style:style style:name="T2129" style:family="text">
      <style:text-properties officeooo:rsid="0d7c9f5a"/>
    </style:style>
    <style:style style:name="T2130" style:family="text">
      <style:text-properties officeooo:rsid="0d7e769c"/>
    </style:style>
    <style:style style:name="T2131" style:family="text">
      <style:text-properties officeooo:rsid="0d7ebb98"/>
    </style:style>
    <style:style style:name="T2132" style:family="text">
      <style:text-properties officeooo:rsid="0d805f33"/>
    </style:style>
    <style:style style:name="T2133" style:family="text">
      <style:text-properties officeooo:rsid="0d81eb18"/>
    </style:style>
    <style:style style:name="T2134" style:family="text">
      <style:text-properties officeooo:rsid="0d85db34"/>
    </style:style>
    <style:style style:name="T2135" style:family="text">
      <style:text-properties officeooo:rsid="0d86de29"/>
    </style:style>
    <style:style style:name="T2136" style:family="text">
      <style:text-properties officeooo:rsid="0d870677"/>
    </style:style>
    <style:style style:name="T2137" style:family="text">
      <style:text-properties officeooo:rsid="0d8a11d9"/>
    </style:style>
    <style:style style:name="T2138" style:family="text">
      <style:text-properties officeooo:rsid="0d8ca6b7"/>
    </style:style>
    <style:style style:name="T2139" style:family="text">
      <style:text-properties officeooo:rsid="0d8e4b89"/>
    </style:style>
    <style:style style:name="T2140" style:family="text">
      <style:text-properties officeooo:rsid="0d901a97"/>
    </style:style>
    <style:style style:name="T2141" style:family="text">
      <style:text-properties officeooo:rsid="0d90f89d"/>
    </style:style>
    <style:style style:name="T2142" style:family="text">
      <style:text-properties officeooo:rsid="0d92f5a4"/>
    </style:style>
    <style:style style:name="T2143" style:family="text">
      <style:text-properties officeooo:rsid="0d930962"/>
    </style:style>
    <style:style style:name="T2144" style:family="text">
      <style:text-properties officeooo:rsid="0d968608"/>
    </style:style>
    <style:style style:name="T2145" style:family="text">
      <style:text-properties officeooo:rsid="0d96c1ea"/>
    </style:style>
    <style:style style:name="T2146" style:family="text">
      <style:text-properties officeooo:rsid="0d988e67"/>
    </style:style>
    <style:style style:name="T2147" style:family="text">
      <style:text-properties officeooo:rsid="0d9932d6"/>
    </style:style>
    <style:style style:name="T2148" style:family="text">
      <style:text-properties officeooo:rsid="0d99ea54"/>
    </style:style>
    <style:style style:name="T2149" style:family="text">
      <style:text-properties officeooo:rsid="0d9af3cb"/>
    </style:style>
    <style:style style:name="T2150" style:family="text">
      <style:text-properties officeooo:rsid="0d9c260b"/>
    </style:style>
    <style:style style:name="T2151" style:family="text">
      <style:text-properties officeooo:rsid="0d9d9532"/>
    </style:style>
    <style:style style:name="T2152" style:family="text">
      <style:text-properties officeooo:rsid="0d9f448c"/>
    </style:style>
    <style:style style:name="T2153" style:family="text">
      <style:text-properties officeooo:rsid="0da04222"/>
    </style:style>
    <style:style style:name="T2154" style:family="text">
      <style:text-properties officeooo:rsid="0da18a56"/>
    </style:style>
    <style:style style:name="T2155" style:family="text">
      <style:text-properties officeooo:rsid="0da20b75"/>
    </style:style>
    <style:style style:name="T2156" style:family="text">
      <style:text-properties officeooo:rsid="0da35cde"/>
    </style:style>
    <style:style style:name="T2157" style:family="text">
      <style:text-properties officeooo:rsid="0da50257"/>
    </style:style>
    <style:style style:name="T2158" style:family="text">
      <style:text-properties officeooo:rsid="0da60b1e"/>
    </style:style>
    <style:style style:name="T2159" style:family="text">
      <style:text-properties officeooo:rsid="0da6f8aa"/>
    </style:style>
    <style:style style:name="T2160" style:family="text">
      <style:text-properties officeooo:rsid="0da826cd"/>
    </style:style>
    <style:style style:name="T2161" style:family="text">
      <style:text-properties officeooo:rsid="0da83eb6"/>
    </style:style>
    <style:style style:name="T2162" style:family="text">
      <style:text-properties officeooo:rsid="0da865e0"/>
    </style:style>
    <style:style style:name="T2163" style:family="text">
      <style:text-properties officeooo:rsid="0daa18d3"/>
    </style:style>
    <style:style style:name="T2164" style:family="text">
      <style:text-properties officeooo:rsid="0daa88fc"/>
    </style:style>
    <style:style style:name="T2165" style:family="text">
      <style:text-properties officeooo:rsid="0dac0db3"/>
    </style:style>
    <style:style style:name="T2166" style:family="text">
      <style:text-properties officeooo:rsid="0dacc927"/>
    </style:style>
    <style:style style:name="T2167" style:family="text">
      <style:text-properties officeooo:rsid="0daff3e3"/>
    </style:style>
    <style:style style:name="T2168" style:family="text">
      <style:text-properties officeooo:rsid="0db1cde4"/>
    </style:style>
    <style:style style:name="T2169" style:family="text">
      <style:text-properties officeooo:rsid="0db370ec"/>
    </style:style>
    <style:style style:name="T2170" style:family="text">
      <style:text-properties officeooo:rsid="0db44079"/>
    </style:style>
    <style:style style:name="T2171" style:family="text">
      <style:text-properties officeooo:rsid="0db61bf3"/>
    </style:style>
    <style:style style:name="T2172" style:family="text">
      <style:text-properties officeooo:rsid="0db7c81b"/>
    </style:style>
    <style:style style:name="T2173" style:family="text">
      <style:text-properties officeooo:rsid="0db97649"/>
    </style:style>
    <style:style style:name="T2174" style:family="text">
      <style:text-properties officeooo:rsid="0dba0161"/>
    </style:style>
    <style:style style:name="T2175" style:family="text">
      <style:text-properties officeooo:rsid="0dba5ecb"/>
    </style:style>
    <style:style style:name="T2176" style:family="text">
      <style:text-properties officeooo:rsid="0dbab662"/>
    </style:style>
    <style:style style:name="T2177" style:family="text">
      <style:text-properties officeooo:rsid="0dbbc46d"/>
    </style:style>
    <style:style style:name="T2178" style:family="text">
      <style:text-properties officeooo:rsid="0dbc6d36"/>
    </style:style>
    <style:style style:name="T2179" style:family="text">
      <style:text-properties officeooo:rsid="0dbd681b"/>
    </style:style>
    <style:style style:name="T2180" style:family="text">
      <style:text-properties officeooo:rsid="0dbf27cb"/>
    </style:style>
    <style:style style:name="T2181" style:family="text">
      <style:text-properties officeooo:rsid="0dc0eff1"/>
    </style:style>
    <style:style style:name="T2182" style:family="text">
      <style:text-properties officeooo:rsid="0dc2d520"/>
    </style:style>
    <style:style style:name="T2183" style:family="text">
      <style:text-properties officeooo:rsid="0dc6c3bc"/>
    </style:style>
    <style:style style:name="T2184" style:family="text">
      <style:text-properties officeooo:rsid="0dc8be92"/>
    </style:style>
    <style:style style:name="T2185" style:family="text">
      <style:text-properties officeooo:rsid="0dca6f54"/>
    </style:style>
    <style:style style:name="T2186" style:family="text">
      <style:text-properties officeooo:rsid="0dcce78f"/>
    </style:style>
    <style:style style:name="T2187" style:family="text">
      <style:text-properties officeooo:rsid="0dccfa51"/>
    </style:style>
    <style:style style:name="T2188" style:family="text">
      <style:text-properties officeooo:rsid="0dce003e"/>
    </style:style>
    <style:style style:name="T2189" style:family="text">
      <style:text-properties officeooo:rsid="0dcfe216"/>
    </style:style>
    <style:style style:name="T2190" style:family="text">
      <style:text-properties officeooo:rsid="0dcff6a7"/>
    </style:style>
    <style:style style:name="T2191" style:family="text">
      <style:text-properties officeooo:rsid="0dd3d8aa"/>
    </style:style>
    <style:style style:name="T2192" style:family="text">
      <style:text-properties officeooo:rsid="0dd597a0"/>
    </style:style>
    <style:style style:name="T2193" style:family="text">
      <style:text-properties officeooo:rsid="0dd66a2d"/>
    </style:style>
    <style:style style:name="T2194" style:family="text">
      <style:text-properties officeooo:rsid="0dd8fe1b"/>
    </style:style>
    <style:style style:name="T2195" style:family="text">
      <style:text-properties officeooo:rsid="0ddb2045"/>
    </style:style>
    <style:style style:name="T2196" style:family="text">
      <style:text-properties officeooo:rsid="0ddbba03"/>
    </style:style>
    <style:style style:name="T2197" style:family="text">
      <style:text-properties officeooo:rsid="0ddeba75"/>
    </style:style>
    <style:style style:name="T2198" style:family="text">
      <style:text-properties officeooo:rsid="0de05915"/>
    </style:style>
    <style:style style:name="T2199" style:family="text">
      <style:text-properties officeooo:rsid="0de20747"/>
    </style:style>
    <style:style style:name="T2200" style:family="text">
      <style:text-properties officeooo:rsid="0de37f1a"/>
    </style:style>
    <style:style style:name="T2201" style:family="text">
      <style:text-properties officeooo:rsid="0de533a2"/>
    </style:style>
    <style:style style:name="T2202" style:family="text">
      <style:text-properties officeooo:rsid="0de69a97"/>
    </style:style>
    <style:style style:name="T2203" style:family="text">
      <style:text-properties officeooo:rsid="0dea8b8e"/>
    </style:style>
    <style:style style:name="T2204" style:family="text">
      <style:text-properties officeooo:rsid="0dec23aa"/>
    </style:style>
    <style:style style:name="T2205" style:family="text">
      <style:text-properties officeooo:rsid="0dee7dd7"/>
    </style:style>
    <style:style style:name="T2206" style:family="text">
      <style:text-properties officeooo:rsid="0df0163c"/>
    </style:style>
    <style:style style:name="T2207" style:family="text">
      <style:text-properties officeooo:rsid="0df02644"/>
    </style:style>
    <style:style style:name="T2208" style:family="text">
      <style:text-properties officeooo:rsid="0df21087"/>
    </style:style>
    <style:style style:name="T2209" style:family="text">
      <style:text-properties officeooo:rsid="0df49e6b"/>
    </style:style>
    <style:style style:name="T2210" style:family="text">
      <style:text-properties officeooo:rsid="0df525fe"/>
    </style:style>
    <style:style style:name="T2211" style:family="text">
      <style:text-properties officeooo:rsid="0df6fce1"/>
    </style:style>
    <style:style style:name="T2212" style:family="text">
      <style:text-properties officeooo:rsid="0dfa41e6"/>
    </style:style>
    <style:style style:name="T2213" style:family="text">
      <style:text-properties officeooo:rsid="0dfbbe95"/>
    </style:style>
    <style:style style:name="T2214" style:family="text">
      <style:text-properties officeooo:rsid="0dfc75f9"/>
    </style:style>
    <style:style style:name="T2215" style:family="text">
      <style:text-properties officeooo:rsid="0dfc97b3"/>
    </style:style>
    <style:style style:name="T2216" style:family="text">
      <style:text-properties officeooo:rsid="0dfe14e1"/>
    </style:style>
    <style:style style:name="T2217" style:family="text">
      <style:text-properties officeooo:rsid="0dfedc34"/>
    </style:style>
    <style:style style:name="T2218" style:family="text">
      <style:text-properties officeooo:rsid="0e007a5d"/>
    </style:style>
    <style:style style:name="T2219" style:family="text">
      <style:text-properties officeooo:rsid="0e017f1c"/>
    </style:style>
    <style:style style:name="T2220" style:family="text">
      <style:text-properties officeooo:rsid="0e03ca29"/>
    </style:style>
    <style:style style:name="T2221" style:family="text">
      <style:text-properties officeooo:rsid="0e04082d"/>
    </style:style>
    <style:style style:name="T2222" style:family="text">
      <style:text-properties officeooo:rsid="0e04a68d"/>
    </style:style>
    <style:style style:name="T2223" style:family="text">
      <style:text-properties officeooo:rsid="0e0629f1"/>
    </style:style>
    <style:style style:name="T2224" style:family="text">
      <style:text-properties officeooo:rsid="0e06a0a9"/>
    </style:style>
    <style:style style:name="T2225" style:family="text">
      <style:text-properties officeooo:rsid="0e088ef9"/>
    </style:style>
    <style:style style:name="T2226" style:family="text">
      <style:text-properties officeooo:rsid="0e0cb140"/>
    </style:style>
    <style:style style:name="T2227" style:family="text">
      <style:text-properties officeooo:rsid="0e0e07e6"/>
    </style:style>
    <style:style style:name="T2228" style:family="text">
      <style:text-properties officeooo:rsid="0e0eb64c"/>
    </style:style>
    <style:style style:name="T2229" style:family="text">
      <style:text-properties officeooo:rsid="0e0fb97f"/>
    </style:style>
    <style:style style:name="T2230" style:family="text">
      <style:text-properties officeooo:rsid="0e10c035"/>
    </style:style>
    <style:style style:name="T2231" style:family="text">
      <style:text-properties officeooo:rsid="0e14d68f"/>
    </style:style>
    <style:style style:name="T2232" style:family="text">
      <style:text-properties officeooo:rsid="0e158740"/>
    </style:style>
    <style:style style:name="T2233" style:family="text">
      <style:text-properties officeooo:rsid="0e17bca5"/>
    </style:style>
    <style:style style:name="T2234" style:family="text">
      <style:text-properties officeooo:rsid="0e1942fe"/>
    </style:style>
    <style:style style:name="T2235" style:family="text">
      <style:text-properties officeooo:rsid="0e1bb834"/>
    </style:style>
    <style:style style:name="T2236" style:family="text">
      <style:text-properties officeooo:rsid="0e1e30b8"/>
    </style:style>
    <style:style style:name="T2237" style:family="text">
      <style:text-properties officeooo:rsid="0e2000c7"/>
    </style:style>
    <style:style style:name="T2238" style:family="text">
      <style:text-properties officeooo:rsid="0e21a55b"/>
    </style:style>
    <style:style style:name="T2239" style:family="text">
      <style:text-properties officeooo:rsid="0e21ec5c"/>
    </style:style>
    <style:style style:name="T2240" style:family="text">
      <style:text-properties officeooo:rsid="0e2259dc"/>
    </style:style>
    <style:style style:name="T2241" style:family="text">
      <style:text-properties officeooo:rsid="0e243c15"/>
    </style:style>
    <style:style style:name="T2242" style:family="text">
      <style:text-properties officeooo:rsid="0e25b79c"/>
    </style:style>
    <style:style style:name="T2243" style:family="text">
      <style:text-properties officeooo:rsid="0e266a42"/>
    </style:style>
    <style:style style:name="T2244" style:family="text">
      <style:text-properties officeooo:rsid="0e26e935"/>
    </style:style>
    <style:style style:name="T2245" style:family="text">
      <style:text-properties officeooo:rsid="0e2755b6"/>
    </style:style>
    <style:style style:name="T2246" style:family="text">
      <style:text-properties officeooo:rsid="0e28d8ca"/>
    </style:style>
    <style:style style:name="T2247" style:family="text">
      <style:text-properties officeooo:rsid="0e296486"/>
    </style:style>
    <style:style style:name="T2248" style:family="text">
      <style:text-properties officeooo:rsid="0e2c8593"/>
    </style:style>
    <style:style style:name="T2249" style:family="text">
      <style:text-properties officeooo:rsid="0e2c8e9f"/>
    </style:style>
    <style:style style:name="T2250" style:family="text">
      <style:text-properties officeooo:rsid="0e2db948"/>
    </style:style>
    <style:style style:name="T2251" style:family="text">
      <style:text-properties officeooo:rsid="0e2f9d65"/>
    </style:style>
    <style:style style:name="T2252" style:family="text">
      <style:text-properties officeooo:rsid="0e3146c9"/>
    </style:style>
    <style:style style:name="T2253" style:family="text">
      <style:text-properties officeooo:rsid="0e3480be"/>
    </style:style>
    <style:style style:name="T2254" style:family="text">
      <style:text-properties officeooo:rsid="0e36622f"/>
    </style:style>
    <style:style style:name="T2255" style:family="text">
      <style:text-properties officeooo:rsid="0e36d50f"/>
    </style:style>
    <style:style style:name="T2256" style:family="text">
      <style:text-properties officeooo:rsid="0e3aa42a"/>
    </style:style>
    <style:style style:name="T2257" style:family="text">
      <style:text-properties officeooo:rsid="0e3af3dc"/>
    </style:style>
    <style:style style:name="T2258" style:family="text">
      <style:text-properties officeooo:rsid="0e3d4ed6"/>
    </style:style>
    <style:style style:name="T2259" style:family="text">
      <style:text-properties officeooo:rsid="0e3f4559"/>
    </style:style>
    <style:style style:name="T2260" style:family="text">
      <style:text-properties officeooo:rsid="0e4130f5"/>
    </style:style>
    <style:style style:name="T2261" style:family="text">
      <style:text-properties officeooo:rsid="0e448f11"/>
    </style:style>
    <style:style style:name="T2262" style:family="text">
      <style:text-properties officeooo:rsid="0e470530"/>
    </style:style>
    <style:style style:name="T2263" style:family="text">
      <style:text-properties officeooo:rsid="0e48de61"/>
    </style:style>
    <style:style style:name="T2264" style:family="text">
      <style:text-properties officeooo:rsid="0e4a5c02"/>
    </style:style>
    <style:style style:name="T2265" style:family="text">
      <style:text-properties officeooo:rsid="0e4abf13"/>
    </style:style>
    <style:style style:name="T2266" style:family="text">
      <style:text-properties officeooo:rsid="0e4c8a6d"/>
    </style:style>
    <style:style style:name="T2267" style:family="text">
      <style:text-properties officeooo:rsid="0e4e325a"/>
    </style:style>
    <style:style style:name="T2268" style:family="text">
      <style:text-properties officeooo:rsid="0e501004"/>
    </style:style>
    <style:style style:name="T2269" style:family="text">
      <style:text-properties officeooo:rsid="0e51baf9"/>
    </style:style>
    <style:style style:name="T2270" style:family="text">
      <style:text-properties officeooo:rsid="0e520e3e"/>
    </style:style>
    <style:style style:name="T2271" style:family="text">
      <style:text-properties officeooo:rsid="0e52a273"/>
    </style:style>
    <style:style style:name="T2272" style:family="text">
      <style:text-properties officeooo:rsid="0e55863a"/>
    </style:style>
    <style:style style:name="T2273" style:family="text">
      <style:text-properties officeooo:rsid="0e55e057"/>
    </style:style>
    <style:style style:name="T2274" style:family="text">
      <style:text-properties officeooo:rsid="0e5a11df"/>
    </style:style>
    <style:style style:name="T2275" style:family="text">
      <style:text-properties officeooo:rsid="0e5c96b2"/>
    </style:style>
    <style:style style:name="T2276" style:family="text">
      <style:text-properties officeooo:rsid="0e5ce119"/>
    </style:style>
    <style:style style:name="T2277" style:family="text">
      <style:text-properties officeooo:rsid="0e5d5773"/>
    </style:style>
    <style:style style:name="T2278" style:family="text">
      <style:text-properties officeooo:rsid="0e5f08a2"/>
    </style:style>
    <style:style style:name="T2279" style:family="text">
      <style:text-properties officeooo:rsid="0e5ffc6b"/>
    </style:style>
    <style:style style:name="T2280" style:family="text">
      <style:text-properties officeooo:rsid="0e624be4"/>
    </style:style>
    <style:style style:name="T2281" style:family="text">
      <style:text-properties officeooo:rsid="0e64840c"/>
    </style:style>
    <style:style style:name="T2282" style:family="text">
      <style:text-properties officeooo:rsid="0e668f20"/>
    </style:style>
    <style:style style:name="T2283" style:family="text">
      <style:text-properties officeooo:rsid="0e685d60"/>
    </style:style>
    <style:style style:name="T2284" style:family="text">
      <style:text-properties officeooo:rsid="0e68c0c0"/>
    </style:style>
    <style:style style:name="T2285" style:family="text">
      <style:text-properties officeooo:rsid="0e6a50d8"/>
    </style:style>
    <style:style style:name="T2286" style:family="text">
      <style:text-properties officeooo:rsid="0e6aa266"/>
    </style:style>
    <style:style style:name="T2287" style:family="text">
      <style:text-properties officeooo:rsid="0e6bf904"/>
    </style:style>
    <style:style style:name="T2288" style:family="text">
      <style:text-properties officeooo:rsid="0e6ebc81"/>
    </style:style>
    <style:style style:name="T2289" style:family="text">
      <style:text-properties officeooo:rsid="0e71a9ff"/>
    </style:style>
    <style:style style:name="T2290" style:family="text">
      <style:text-properties officeooo:rsid="0e740c4b"/>
    </style:style>
    <style:style style:name="T2291" style:family="text">
      <style:text-properties officeooo:rsid="0e74cb3c"/>
    </style:style>
    <style:style style:name="T2292" style:family="text">
      <style:text-properties officeooo:rsid="0e771fbf"/>
    </style:style>
    <style:style style:name="T2293" style:family="text">
      <style:text-properties officeooo:rsid="0e77ef2d"/>
    </style:style>
    <style:style style:name="T2294" style:family="text">
      <style:text-properties officeooo:rsid="0e79476f"/>
    </style:style>
    <style:style style:name="T2295" style:family="text">
      <style:text-properties officeooo:rsid="0e7947f7"/>
    </style:style>
    <style:style style:name="T2296" style:family="text">
      <style:text-properties officeooo:rsid="0e7ae936"/>
    </style:style>
    <style:style style:name="T2297" style:family="text">
      <style:text-properties officeooo:rsid="0e7b8e95"/>
    </style:style>
    <style:style style:name="T2298" style:family="text">
      <style:text-properties officeooo:rsid="0e7c3368"/>
    </style:style>
    <style:style style:name="T2299" style:family="text">
      <style:text-properties officeooo:rsid="0e7db78d"/>
    </style:style>
    <style:style style:name="T2300" style:family="text">
      <style:text-properties officeooo:rsid="0e7f72e4"/>
    </style:style>
    <style:style style:name="T2301" style:family="text">
      <style:text-properties officeooo:rsid="0e826a2d"/>
    </style:style>
    <style:style style:name="T2302" style:family="text">
      <style:text-properties officeooo:rsid="0e84b77b"/>
    </style:style>
    <style:style style:name="T2303" style:family="text">
      <style:text-properties officeooo:rsid="0e850f08"/>
    </style:style>
    <style:style style:name="T2304" style:family="text">
      <style:text-properties officeooo:rsid="0e86fdf8"/>
    </style:style>
    <style:style style:name="T2305" style:family="text">
      <style:text-properties officeooo:rsid="0e8a5187"/>
    </style:style>
    <style:style style:name="T2306" style:family="text">
      <style:text-properties officeooo:rsid="0e8e4a09"/>
    </style:style>
    <style:style style:name="T2307" style:family="text">
      <style:text-properties officeooo:rsid="0e8eece3"/>
    </style:style>
    <style:style style:name="T2308" style:family="text">
      <style:text-properties officeooo:rsid="0e90c60c"/>
    </style:style>
    <style:style style:name="T2309" style:family="text">
      <style:text-properties officeooo:rsid="0e93684f"/>
    </style:style>
    <style:style style:name="T2310" style:family="text">
      <style:text-properties officeooo:rsid="0e94ffe0"/>
    </style:style>
    <style:style style:name="T2311" style:family="text">
      <style:text-properties officeooo:rsid="0e961992"/>
    </style:style>
    <style:style style:name="T2312" style:family="text">
      <style:text-properties officeooo:rsid="0e9bbcd7"/>
    </style:style>
    <style:style style:name="T2313" style:family="text">
      <style:text-properties officeooo:rsid="0e9cfce7"/>
    </style:style>
    <style:style style:name="T2314" style:family="text">
      <style:text-properties officeooo:rsid="0e9fd518"/>
    </style:style>
    <style:style style:name="T2315" style:family="text">
      <style:text-properties officeooo:rsid="0ea118cf"/>
    </style:style>
    <style:style style:name="T2316" style:family="text">
      <style:text-properties officeooo:rsid="0ea41cc4"/>
    </style:style>
    <style:style style:name="T2317" style:family="text">
      <style:text-properties officeooo:rsid="0ea4cb98"/>
    </style:style>
    <style:style style:name="T2318" style:family="text">
      <style:text-properties officeooo:rsid="0ea64216"/>
    </style:style>
    <style:style style:name="T2319" style:family="text">
      <style:text-properties officeooo:rsid="0eadece6"/>
    </style:style>
    <style:style style:name="T2320" style:family="text">
      <style:text-properties officeooo:rsid="0eaef76d"/>
    </style:style>
    <style:style style:name="T2321" style:family="text">
      <style:text-properties officeooo:rsid="0eb0ccd1"/>
    </style:style>
    <style:style style:name="T2322" style:family="text">
      <style:text-properties officeooo:rsid="0eb20bb2"/>
    </style:style>
    <style:style style:name="T2323" style:family="text">
      <style:text-properties officeooo:rsid="0eb667ba"/>
    </style:style>
    <style:style style:name="T2324" style:family="text">
      <style:text-properties officeooo:rsid="0eb68110"/>
    </style:style>
    <style:style style:name="T2325" style:family="text">
      <style:text-properties officeooo:rsid="0eb6c238"/>
    </style:style>
    <style:style style:name="T2326" style:family="text">
      <style:text-properties officeooo:rsid="0eb8472e"/>
    </style:style>
    <style:style style:name="T2327" style:family="text">
      <style:text-properties officeooo:rsid="0eb9a0d2"/>
    </style:style>
    <style:style style:name="T2328" style:family="text">
      <style:text-properties officeooo:rsid="0ebcd41d"/>
    </style:style>
    <style:style style:name="T2329" style:family="text">
      <style:text-properties officeooo:rsid="0ebeb4e4"/>
    </style:style>
    <style:style style:name="T2330" style:family="text">
      <style:text-properties officeooo:rsid="0ec0108d"/>
    </style:style>
    <style:style style:name="T2331" style:family="text">
      <style:text-properties officeooo:rsid="0ec23d23"/>
    </style:style>
    <style:style style:name="T2332" style:family="text">
      <style:text-properties officeooo:rsid="0ec44a39"/>
    </style:style>
    <style:style style:name="T2333" style:family="text">
      <style:text-properties officeooo:rsid="0ec8cbdb"/>
    </style:style>
    <style:style style:name="T2334" style:family="text">
      <style:text-properties officeooo:rsid="0ec8f8cc"/>
    </style:style>
    <style:style style:name="T2335" style:family="text">
      <style:text-properties officeooo:rsid="0eca23fd"/>
    </style:style>
    <style:style style:name="T2336" style:family="text">
      <style:text-properties officeooo:rsid="0ecd3a65"/>
    </style:style>
    <style:style style:name="T2337" style:family="text">
      <style:text-properties officeooo:rsid="0ed0ab8f"/>
    </style:style>
    <style:style style:name="T2338" style:family="text">
      <style:text-properties officeooo:rsid="0ed33dd0"/>
    </style:style>
    <style:style style:name="T2339" style:family="text">
      <style:text-properties officeooo:rsid="0ed513cd"/>
    </style:style>
    <style:style style:name="T2340" style:family="text">
      <style:text-properties officeooo:rsid="0ed90cbf"/>
    </style:style>
    <style:style style:name="T2341" style:family="text">
      <style:text-properties officeooo:rsid="0ed941f2"/>
    </style:style>
    <style:style style:name="T2342" style:family="text">
      <style:text-properties officeooo:rsid="0edabadb"/>
    </style:style>
    <style:style style:name="T2343" style:family="text">
      <style:text-properties officeooo:rsid="0edaf5d5"/>
    </style:style>
    <style:style style:name="T2344" style:family="text">
      <style:text-properties officeooo:rsid="0edcfbe3"/>
    </style:style>
    <style:style style:name="T2345" style:family="text">
      <style:text-properties officeooo:rsid="0ede755f"/>
    </style:style>
    <style:style style:name="T2346" style:family="text">
      <style:text-properties officeooo:rsid="0edfa7a0"/>
    </style:style>
    <style:style style:name="T2347" style:family="text">
      <style:text-properties officeooo:rsid="0edfab72"/>
    </style:style>
    <style:style style:name="T2348" style:family="text">
      <style:text-properties officeooo:rsid="0ee147a6"/>
    </style:style>
    <style:style style:name="T2349" style:family="text">
      <style:text-properties officeooo:rsid="0ee31369"/>
    </style:style>
    <style:style style:name="T2350" style:family="text">
      <style:text-properties officeooo:rsid="0ee70ff1"/>
    </style:style>
    <style:style style:name="T2351" style:family="text">
      <style:text-properties officeooo:rsid="0ef0b640"/>
    </style:style>
    <style:style style:name="T2352" style:family="text">
      <style:text-properties officeooo:rsid="0ef2276e"/>
    </style:style>
    <style:style style:name="T2353" style:family="text">
      <style:text-properties officeooo:rsid="0ef2d8e4"/>
    </style:style>
    <style:style style:name="T2354" style:family="text">
      <style:text-properties officeooo:rsid="0ef4c24e"/>
    </style:style>
    <style:style style:name="T2355" style:family="text">
      <style:text-properties officeooo:rsid="0ef70b0c"/>
    </style:style>
    <style:style style:name="T2356" style:family="text">
      <style:text-properties officeooo:rsid="0efb19be"/>
    </style:style>
    <style:style style:name="T2357" style:family="text">
      <style:text-properties officeooo:rsid="0efb8be3"/>
    </style:style>
    <style:style style:name="T2358" style:family="text">
      <style:text-properties officeooo:rsid="0efc08dc"/>
    </style:style>
    <style:style style:name="T2359" style:family="text">
      <style:text-properties officeooo:rsid="0efcabf1"/>
    </style:style>
    <style:style style:name="T2360" style:family="text">
      <style:text-properties officeooo:rsid="0f0985e8"/>
    </style:style>
    <style:style style:name="T2361" style:family="text">
      <style:text-properties officeooo:rsid="0f09b75f"/>
    </style:style>
    <style:style style:name="T2362" style:family="text">
      <style:text-properties officeooo:rsid="0f0aa3c1"/>
    </style:style>
    <style:style style:name="T2363" style:family="text">
      <style:text-properties officeooo:rsid="0f0ad57c"/>
    </style:style>
    <style:style style:name="T2364" style:family="text">
      <style:text-properties officeooo:rsid="0f0b0fd1"/>
    </style:style>
    <style:style style:name="T2365" style:family="text">
      <style:text-properties officeooo:rsid="0f0babe8"/>
    </style:style>
    <style:style style:name="T2366" style:family="text">
      <style:text-properties officeooo:rsid="0f0e60af"/>
    </style:style>
    <style:style style:name="T2367" style:family="text">
      <style:text-properties officeooo:rsid="0f1510d7"/>
    </style:style>
    <style:style style:name="T2368" style:family="text">
      <style:text-properties officeooo:rsid="0f195d5b"/>
    </style:style>
    <style:style style:name="T2369" style:family="text">
      <style:text-properties officeooo:rsid="0f1afe3e"/>
    </style:style>
    <style:style style:name="T2370" style:family="text">
      <style:text-properties officeooo:rsid="0f1b2576"/>
    </style:style>
    <style:style style:name="T2371" style:family="text">
      <style:text-properties officeooo:rsid="0f1cd219"/>
    </style:style>
    <style:style style:name="T2372" style:family="text">
      <style:text-properties officeooo:rsid="0f1daf40"/>
    </style:style>
    <style:style style:name="T2373" style:family="text">
      <style:text-properties officeooo:rsid="0f1eede3"/>
    </style:style>
    <style:style style:name="T2374" style:family="text">
      <style:text-properties officeooo:rsid="0f200bba"/>
    </style:style>
    <style:style style:name="T2375" style:family="text">
      <style:text-properties officeooo:rsid="0f207e08"/>
    </style:style>
    <style:style style:name="T2376" style:family="text">
      <style:text-properties officeooo:rsid="0f218a2c"/>
    </style:style>
    <style:style style:name="T2377" style:family="text">
      <style:text-properties officeooo:rsid="0f230c49"/>
    </style:style>
    <style:style style:name="T2378" style:family="text">
      <style:text-properties officeooo:rsid="0f275f94"/>
    </style:style>
    <style:style style:name="T2379" style:family="text">
      <style:text-properties officeooo:rsid="0f2b1332"/>
    </style:style>
    <style:style style:name="T2380" style:family="text">
      <style:text-properties officeooo:rsid="0f311d73"/>
    </style:style>
    <style:style style:name="T2381" style:family="text">
      <style:text-properties officeooo:rsid="0f31603b"/>
    </style:style>
    <style:style style:name="T2382" style:family="text">
      <style:text-properties officeooo:rsid="0f3303c2"/>
    </style:style>
    <style:style style:name="T2383" style:family="text">
      <style:text-properties officeooo:rsid="0f38df3a"/>
    </style:style>
    <style:style style:name="T2384" style:family="text">
      <style:text-properties officeooo:rsid="0f3a5583"/>
    </style:style>
    <style:style style:name="T2385" style:family="text">
      <style:text-properties officeooo:rsid="0f3b2fba"/>
    </style:style>
    <style:style style:name="T2386" style:family="text">
      <style:text-properties officeooo:rsid="0f3c721a"/>
    </style:style>
    <style:style style:name="T2387" style:family="text">
      <style:text-properties officeooo:rsid="0f3f9544"/>
    </style:style>
    <style:style style:name="T2388" style:family="text">
      <style:text-properties officeooo:rsid="0f409332"/>
    </style:style>
    <style:style style:name="T2389" style:family="text">
      <style:text-properties officeooo:rsid="0f42891d"/>
    </style:style>
    <style:style style:name="T2390" style:family="text">
      <style:text-properties officeooo:rsid="0f43aa8d"/>
    </style:style>
    <style:style style:name="T2391" style:family="text">
      <style:text-properties officeooo:rsid="0f490ef7"/>
    </style:style>
    <style:style style:name="T2392" style:family="text">
      <style:text-properties officeooo:rsid="0f49c5f5"/>
    </style:style>
    <style:style style:name="T2393" style:family="text">
      <style:text-properties officeooo:rsid="0f4ac296"/>
    </style:style>
    <style:style style:name="T2394" style:family="text">
      <style:text-properties officeooo:rsid="0f4c0c6a"/>
    </style:style>
    <style:style style:name="T2395" style:family="text">
      <style:text-properties officeooo:rsid="0f4d3148"/>
    </style:style>
    <style:style style:name="T2396" style:family="text">
      <style:text-properties officeooo:rsid="0f4ee2aa"/>
    </style:style>
    <style:style style:name="T2397" style:family="text">
      <style:text-properties officeooo:rsid="0f4f7df6"/>
    </style:style>
    <style:style style:name="T2398" style:family="text">
      <style:text-properties officeooo:rsid="0f4fbb23"/>
    </style:style>
    <style:style style:name="T2399" style:family="text">
      <style:text-properties officeooo:rsid="0f50878c"/>
    </style:style>
    <style:style style:name="T2400" style:family="text">
      <style:text-properties officeooo:rsid="0f50982d"/>
    </style:style>
    <style:style style:name="T2401" style:family="text">
      <style:text-properties officeooo:rsid="0f51fb19"/>
    </style:style>
    <style:style style:name="T2402" style:family="text">
      <style:text-properties officeooo:rsid="0f5287d8"/>
    </style:style>
    <style:style style:name="T2403" style:family="text">
      <style:text-properties officeooo:rsid="0f542799"/>
    </style:style>
    <style:style style:name="T2404" style:family="text">
      <style:text-properties officeooo:rsid="0f558c00"/>
    </style:style>
    <style:style style:name="T2405" style:family="text">
      <style:text-properties officeooo:rsid="0f56aee3"/>
    </style:style>
    <style:style style:name="T2406" style:family="text">
      <style:text-properties officeooo:rsid="0f595bb5"/>
    </style:style>
    <style:style style:name="T2407" style:family="text">
      <style:text-properties officeooo:rsid="0f59cd04"/>
    </style:style>
    <style:style style:name="T2408" style:family="text">
      <style:text-properties officeooo:rsid="0f5a3280"/>
    </style:style>
    <style:style style:name="T2409" style:family="text">
      <style:text-properties officeooo:rsid="0f5a5e57"/>
    </style:style>
    <style:style style:name="T2410" style:family="text">
      <style:text-properties officeooo:rsid="0f5b9aad"/>
    </style:style>
    <style:style style:name="T2411" style:family="text">
      <style:text-properties officeooo:rsid="0f5bcfa1"/>
    </style:style>
    <style:style style:name="T2412" style:family="text">
      <style:text-properties officeooo:rsid="0f5cd447"/>
    </style:style>
    <style:style style:name="T2413" style:family="text">
      <style:text-properties officeooo:rsid="0f5d685f"/>
    </style:style>
    <style:style style:name="T2414" style:family="text">
      <style:text-properties officeooo:rsid="0f5f2101"/>
    </style:style>
    <style:style style:name="T2415" style:family="text">
      <style:text-properties officeooo:rsid="0f60d82e"/>
    </style:style>
    <style:style style:name="T2416" style:family="text">
      <style:text-properties officeooo:rsid="0f618867"/>
    </style:style>
    <style:style style:name="T2417" style:family="text">
      <style:text-properties officeooo:rsid="0f623629"/>
    </style:style>
    <style:style style:name="T2418" style:family="text">
      <style:text-properties officeooo:rsid="0f634cb7"/>
    </style:style>
    <style:style style:name="T2419" style:family="text">
      <style:text-properties officeooo:rsid="0f6559fd"/>
    </style:style>
    <style:style style:name="T2420" style:family="text">
      <style:text-properties officeooo:rsid="0f65c7dd"/>
    </style:style>
    <style:style style:name="T2421" style:family="text">
      <style:text-properties officeooo:rsid="0f677090"/>
    </style:style>
    <style:style style:name="T2422" style:family="text">
      <style:text-properties officeooo:rsid="0f6975ce"/>
    </style:style>
    <style:style style:name="T2423" style:family="text">
      <style:text-properties officeooo:rsid="0f69a70f"/>
    </style:style>
    <style:style style:name="T2424" style:family="text">
      <style:text-properties officeooo:rsid="0f6a6a06"/>
    </style:style>
    <style:style style:name="T2425" style:family="text">
      <style:text-properties officeooo:rsid="0f6c471d"/>
    </style:style>
    <style:style style:name="T2426" style:family="text">
      <style:text-properties officeooo:rsid="0f6dd8aa"/>
    </style:style>
    <style:style style:name="T2427" style:family="text">
      <style:text-properties officeooo:rsid="0f6f83f3"/>
    </style:style>
    <style:style style:name="T2428" style:family="text">
      <style:text-properties officeooo:rsid="0f70c5c5"/>
    </style:style>
    <style:style style:name="T2429" style:family="text">
      <style:text-properties officeooo:rsid="0f743da9"/>
    </style:style>
    <style:style style:name="T2430" style:family="text">
      <style:text-properties officeooo:rsid="0f79c00b"/>
    </style:style>
    <style:style style:name="T2431" style:family="text">
      <style:text-properties officeooo:rsid="0f7ed141"/>
    </style:style>
    <style:style style:name="T2432" style:family="text">
      <style:text-properties officeooo:rsid="0f804f46"/>
    </style:style>
    <style:style style:name="T2433" style:family="text">
      <style:text-properties officeooo:rsid="0f81d004"/>
    </style:style>
    <style:style style:name="T2434" style:family="text">
      <style:text-properties officeooo:rsid="0f8253e3"/>
    </style:style>
    <style:style style:name="T2435" style:family="text">
      <style:text-properties officeooo:rsid="0f8304b3"/>
    </style:style>
    <style:style style:name="T2436" style:family="text">
      <style:text-properties officeooo:rsid="0f845837"/>
    </style:style>
    <style:style style:name="T2437" style:family="text">
      <style:text-properties officeooo:rsid="0f8468aa"/>
    </style:style>
    <style:style style:name="T2438" style:family="text">
      <style:text-properties officeooo:rsid="0f85b21e"/>
    </style:style>
    <style:style style:name="T2439" style:family="text">
      <style:text-properties officeooo:rsid="0f85e282"/>
    </style:style>
    <style:style style:name="T2440" style:family="text">
      <style:text-properties officeooo:rsid="0f8cc6f2"/>
    </style:style>
    <style:style style:name="T2441" style:family="text">
      <style:text-properties officeooo:rsid="0f8cf070"/>
    </style:style>
    <style:style style:name="T2442" style:family="text">
      <style:text-properties officeooo:rsid="0f8e5312"/>
    </style:style>
    <style:style style:name="T2443" style:family="text">
      <style:text-properties officeooo:rsid="0f91e83c"/>
    </style:style>
    <style:style style:name="T2444" style:family="text">
      <style:text-properties officeooo:rsid="0f942ffd"/>
    </style:style>
    <style:style style:name="T2445" style:family="text">
      <style:text-properties officeooo:rsid="0f972a1e"/>
    </style:style>
    <style:style style:name="T2446" style:family="text">
      <style:text-properties officeooo:rsid="0f97cbc8"/>
    </style:style>
    <style:style style:name="T2447" style:family="text">
      <style:text-properties officeooo:rsid="0f992610"/>
    </style:style>
    <style:style style:name="T2448" style:family="text">
      <style:text-properties officeooo:rsid="0f999f63"/>
    </style:style>
    <style:style style:name="T2449" style:family="text">
      <style:text-properties officeooo:rsid="0f9b79c8"/>
    </style:style>
    <style:style style:name="T2450" style:family="text">
      <style:text-properties officeooo:rsid="0f9babca"/>
    </style:style>
    <style:style style:name="T2451" style:family="text">
      <style:text-properties officeooo:rsid="0f9d8c6a"/>
    </style:style>
    <style:style style:name="T2452" style:family="text">
      <style:text-properties officeooo:rsid="0f9dc253"/>
    </style:style>
    <style:style style:name="T2453" style:family="text">
      <style:text-properties officeooo:rsid="0f9e6d2d"/>
    </style:style>
    <style:style style:name="T2454" style:family="text">
      <style:text-properties officeooo:rsid="0f9febb8"/>
    </style:style>
    <style:style style:name="T2455" style:family="text">
      <style:text-properties officeooo:rsid="0fa03ba0"/>
    </style:style>
    <style:style style:name="T2456" style:family="text">
      <style:text-properties officeooo:rsid="0fa2ca5b"/>
    </style:style>
    <style:style style:name="T2457" style:family="text">
      <style:text-properties officeooo:rsid="0fa3b704"/>
    </style:style>
    <style:style style:name="T2458" style:family="text">
      <style:text-properties officeooo:rsid="0fa58e7e"/>
    </style:style>
    <style:style style:name="T2459" style:family="text">
      <style:text-properties officeooo:rsid="0fa64d31"/>
    </style:style>
    <style:style style:name="T2460" style:family="text">
      <style:text-properties officeooo:rsid="0fa683a9"/>
    </style:style>
    <style:style style:name="T2461" style:family="text">
      <style:text-properties officeooo:rsid="0fa6e171"/>
    </style:style>
    <style:style style:name="T2462" style:family="text">
      <style:text-properties officeooo:rsid="0fa7bf30"/>
    </style:style>
    <style:style style:name="T2463" style:family="text">
      <style:text-properties officeooo:rsid="0fa7c4d2"/>
    </style:style>
    <style:style style:name="T2464" style:family="text">
      <style:text-properties officeooo:rsid="0fa91e86"/>
    </style:style>
    <style:style style:name="T2465" style:family="text">
      <style:text-properties officeooo:rsid="0faa1a7f"/>
    </style:style>
    <style:style style:name="T2466" style:family="text">
      <style:text-properties officeooo:rsid="0fab0bfc"/>
    </style:style>
    <style:style style:name="T2467" style:family="text">
      <style:text-properties officeooo:rsid="0fac3edd"/>
    </style:style>
    <style:style style:name="T2468" style:family="text">
      <style:text-properties officeooo:rsid="0fae782f"/>
    </style:style>
    <style:style style:name="T2469" style:family="text">
      <style:text-properties officeooo:rsid="0faf7d2f"/>
    </style:style>
    <style:style style:name="T2470" style:family="text">
      <style:text-properties officeooo:rsid="0fb17298"/>
    </style:style>
    <style:style style:name="T2471" style:family="text">
      <style:text-properties officeooo:rsid="0fb29298"/>
    </style:style>
    <style:style style:name="T2472" style:family="text">
      <style:text-properties officeooo:rsid="0fb46c41"/>
    </style:style>
    <style:style style:name="T2473" style:family="text">
      <style:text-properties officeooo:rsid="0fb5a60f"/>
    </style:style>
    <style:style style:name="T2474" style:family="text">
      <style:text-properties officeooo:rsid="0fb669db"/>
    </style:style>
    <style:style style:name="T2475" style:family="text">
      <style:text-properties officeooo:rsid="0fb76059"/>
    </style:style>
    <style:style style:name="T2476" style:family="text">
      <style:text-properties officeooo:rsid="0fb94bc5"/>
    </style:style>
    <style:style style:name="T2477" style:family="text">
      <style:text-properties officeooo:rsid="0fbb81cf"/>
    </style:style>
    <style:style style:name="T2478" style:family="text">
      <style:text-properties officeooo:rsid="0fbd38c2"/>
    </style:style>
    <style:style style:name="T2479" style:family="text">
      <style:text-properties officeooo:rsid="0fbea50d"/>
    </style:style>
    <style:style style:name="T2480" style:family="text">
      <style:text-properties officeooo:rsid="0fc2c496"/>
    </style:style>
    <style:style style:name="T2481" style:family="text">
      <style:text-properties officeooo:rsid="0fc4673d"/>
    </style:style>
    <style:style style:name="T2482" style:family="text">
      <style:text-properties officeooo:rsid="0fc64812"/>
    </style:style>
    <style:style style:name="T2483" style:family="text">
      <style:text-properties officeooo:rsid="0fc73dca"/>
    </style:style>
    <style:style style:name="T2484" style:family="text">
      <style:text-properties officeooo:rsid="0fc80418"/>
    </style:style>
    <style:style style:name="T2485" style:family="text">
      <style:text-properties officeooo:rsid="0fc84749"/>
    </style:style>
    <style:style style:name="T2486" style:family="text">
      <style:text-properties officeooo:rsid="0fc9b448"/>
    </style:style>
    <style:style style:name="T2487" style:family="text">
      <style:text-properties officeooo:rsid="0fc9f962"/>
    </style:style>
    <style:style style:name="T2488" style:family="text">
      <style:text-properties officeooo:rsid="0fcc0f34"/>
    </style:style>
    <style:style style:name="T2489" style:family="text">
      <style:text-properties officeooo:rsid="0fcdc698"/>
    </style:style>
    <style:style style:name="T2490" style:family="text">
      <style:text-properties officeooo:rsid="0fcefe36"/>
    </style:style>
    <style:style style:name="T2491" style:family="text">
      <style:text-properties officeooo:rsid="0fcfcc87"/>
    </style:style>
    <style:style style:name="T2492" style:family="text">
      <style:text-properties officeooo:rsid="0fd12e06"/>
    </style:style>
    <style:style style:name="T2493" style:family="text">
      <style:text-properties officeooo:rsid="0fd1e30a"/>
    </style:style>
    <style:style style:name="T2494" style:family="text">
      <style:text-properties officeooo:rsid="0fd34498"/>
    </style:style>
    <style:style style:name="T2495" style:family="text">
      <style:text-properties officeooo:rsid="0fd52cb0"/>
    </style:style>
    <style:style style:name="T2496" style:family="text">
      <style:text-properties officeooo:rsid="0fd60eb4"/>
    </style:style>
    <style:style style:name="T2497" style:family="text">
      <style:text-properties officeooo:rsid="0fd8df21"/>
    </style:style>
    <style:style style:name="T2498" style:family="text">
      <style:text-properties officeooo:rsid="0fd93c57"/>
    </style:style>
    <style:style style:name="T2499" style:family="text">
      <style:text-properties officeooo:rsid="0fda246f"/>
    </style:style>
    <style:style style:name="T2500" style:family="text">
      <style:text-properties officeooo:rsid="0fdb0de1"/>
    </style:style>
    <style:style style:name="T2501" style:family="text">
      <style:text-properties officeooo:rsid="0fdc6ee6"/>
    </style:style>
    <style:style style:name="T2502" style:family="text">
      <style:text-properties officeooo:rsid="0fdff5be"/>
    </style:style>
    <style:style style:name="T2503" style:family="text">
      <style:text-properties officeooo:rsid="0fe24203"/>
    </style:style>
    <style:style style:name="T2504" style:family="text">
      <style:text-properties officeooo:rsid="0fe2a977"/>
    </style:style>
    <style:style style:name="T2505" style:family="text">
      <style:text-properties officeooo:rsid="0fe6fcf2"/>
    </style:style>
    <style:style style:name="T2506" style:family="text">
      <style:text-properties officeooo:rsid="0fe7cecf"/>
    </style:style>
    <style:style style:name="T2507" style:family="text">
      <style:text-properties officeooo:rsid="0fe8f36a"/>
    </style:style>
    <style:style style:name="T2508" style:family="text">
      <style:text-properties officeooo:rsid="0fea938e"/>
    </style:style>
    <style:style style:name="T2509" style:family="text">
      <style:text-properties officeooo:rsid="0feb2069"/>
    </style:style>
    <style:style style:name="T2510" style:family="text">
      <style:text-properties officeooo:rsid="0fec5601"/>
    </style:style>
    <style:style style:name="T2511" style:family="text">
      <style:text-properties officeooo:rsid="0feda593"/>
    </style:style>
    <style:style style:name="T2512" style:family="text">
      <style:text-properties officeooo:rsid="0fedae9d"/>
    </style:style>
    <style:style style:name="T2513" style:family="text">
      <style:text-properties officeooo:rsid="0fee445a"/>
    </style:style>
    <style:style style:name="T2514" style:family="text">
      <style:text-properties officeooo:rsid="0ff16596"/>
    </style:style>
    <style:style style:name="T2515" style:family="text">
      <style:text-properties officeooo:rsid="0ff2d289"/>
    </style:style>
    <style:style style:name="T2516" style:family="text">
      <style:text-properties officeooo:rsid="0ff47723"/>
    </style:style>
    <style:style style:name="T2517" style:family="text">
      <style:text-properties officeooo:rsid="0ff4cdca"/>
    </style:style>
    <style:style style:name="T2518" style:family="text">
      <style:text-properties officeooo:rsid="0ff5c87c"/>
    </style:style>
    <style:style style:name="T2519" style:family="text">
      <style:text-properties officeooo:rsid="0ff75582"/>
    </style:style>
    <style:style style:name="T2520" style:family="text">
      <style:text-properties officeooo:rsid="0ff816e2"/>
    </style:style>
    <style:style style:name="T2521" style:family="text">
      <style:text-properties officeooo:rsid="0ff9865f"/>
    </style:style>
    <style:style style:name="T2522" style:family="text">
      <style:text-properties officeooo:rsid="0ffb8037"/>
    </style:style>
    <style:style style:name="T2523" style:family="text">
      <style:text-properties officeooo:rsid="0ffd6f84"/>
    </style:style>
    <style:style style:name="T2524" style:family="text">
      <style:text-properties officeooo:rsid="0fff1133"/>
    </style:style>
    <style:style style:name="T2525" style:family="text">
      <style:text-properties officeooo:rsid="100044f1"/>
    </style:style>
    <style:style style:name="T2526" style:family="text">
      <style:text-properties officeooo:rsid="10027836"/>
    </style:style>
    <style:style style:name="T2527" style:family="text">
      <style:text-properties officeooo:rsid="1003aa30"/>
    </style:style>
    <style:style style:name="T2528" style:family="text">
      <style:text-properties officeooo:rsid="10049145"/>
    </style:style>
    <style:style style:name="T2529" style:family="text">
      <style:text-properties officeooo:rsid="100587a3"/>
    </style:style>
    <style:style style:name="T2530" style:family="text">
      <style:text-properties officeooo:rsid="10087d80"/>
    </style:style>
    <style:style style:name="T2531" style:family="text">
      <style:text-properties officeooo:rsid="100bff04"/>
    </style:style>
    <style:style style:name="T2532" style:family="text">
      <style:text-properties officeooo:rsid="100dab77"/>
    </style:style>
    <style:style style:name="T2533" style:family="text">
      <style:text-properties officeooo:rsid="100f02a2"/>
    </style:style>
    <style:style style:name="T2534" style:family="text">
      <style:text-properties officeooo:rsid="100f5d57"/>
    </style:style>
    <style:style style:name="T2535" style:family="text">
      <style:text-properties officeooo:rsid="10113631"/>
    </style:style>
    <style:style style:name="T2536" style:family="text">
      <style:text-properties officeooo:rsid="1012cf02"/>
    </style:style>
    <style:style style:name="T2537" style:family="text">
      <style:text-properties officeooo:rsid="1018e4a4"/>
    </style:style>
    <style:style style:name="T2538" style:family="text">
      <style:text-properties officeooo:rsid="1018e949"/>
    </style:style>
    <style:style style:name="T2539" style:family="text">
      <style:text-properties officeooo:rsid="101ad802"/>
    </style:style>
    <style:style style:name="T2540" style:family="text">
      <style:text-properties officeooo:rsid="101c0ff5"/>
    </style:style>
    <style:style style:name="T2541" style:family="text">
      <style:text-properties officeooo:rsid="101cb330"/>
    </style:style>
    <style:style style:name="T2542" style:family="text">
      <style:text-properties officeooo:rsid="101ed43c"/>
    </style:style>
    <style:style style:name="T2543" style:family="text">
      <style:text-properties officeooo:rsid="101f101a"/>
    </style:style>
    <style:style style:name="T2544" style:family="text">
      <style:text-properties officeooo:rsid="101f8875"/>
    </style:style>
    <style:style style:name="T2545" style:family="text">
      <style:text-properties officeooo:rsid="101fe875"/>
    </style:style>
    <style:style style:name="T2546" style:family="text">
      <style:text-properties officeooo:rsid="10223b41"/>
    </style:style>
    <style:style style:name="T2547" style:family="text">
      <style:text-properties officeooo:rsid="10226083"/>
    </style:style>
    <style:style style:name="T2548" style:family="text">
      <style:text-properties officeooo:rsid="1022d25b"/>
    </style:style>
    <style:style style:name="T2549" style:family="text">
      <style:text-properties officeooo:rsid="102656b3"/>
    </style:style>
    <style:style style:name="T2550" style:family="text">
      <style:text-properties officeooo:rsid="10267fe6"/>
    </style:style>
    <style:style style:name="T2551" style:family="text">
      <style:text-properties officeooo:rsid="10283855"/>
    </style:style>
    <style:style style:name="T2552" style:family="text">
      <style:text-properties officeooo:rsid="102a2bca"/>
    </style:style>
    <style:style style:name="T2553" style:family="text">
      <style:text-properties officeooo:rsid="102d404b"/>
    </style:style>
    <style:style style:name="T2554" style:family="text">
      <style:text-properties officeooo:rsid="102f2ad7"/>
    </style:style>
    <style:style style:name="T2555" style:family="text">
      <style:text-properties officeooo:rsid="102fa45c"/>
    </style:style>
    <style:style style:name="T2556" style:family="text">
      <style:text-properties officeooo:rsid="10304199"/>
    </style:style>
    <style:style style:name="T2557" style:family="text">
      <style:text-properties officeooo:rsid="10310037"/>
    </style:style>
    <style:style style:name="T2558" style:family="text">
      <style:text-properties officeooo:rsid="103146b5"/>
    </style:style>
    <style:style style:name="T2559" style:family="text">
      <style:text-properties officeooo:rsid="10326d7d"/>
    </style:style>
    <style:style style:name="T2560" style:family="text">
      <style:text-properties officeooo:rsid="103366e2"/>
    </style:style>
    <style:style style:name="T2561" style:family="text">
      <style:text-properties officeooo:rsid="1034536b"/>
    </style:style>
    <style:style style:name="T2562" style:family="text">
      <style:text-properties officeooo:rsid="1035ffd1"/>
    </style:style>
    <style:style style:name="T2563" style:family="text">
      <style:text-properties officeooo:rsid="1036e73f"/>
    </style:style>
    <style:style style:name="T2564" style:family="text">
      <style:text-properties officeooo:rsid="103a2f30"/>
    </style:style>
    <style:style style:name="T2565" style:family="text">
      <style:text-properties officeooo:rsid="103bd11c"/>
    </style:style>
    <style:style style:name="T2566" style:family="text">
      <style:text-properties officeooo:rsid="103d8b69"/>
    </style:style>
    <style:style style:name="T2567" style:family="text">
      <style:text-properties officeooo:rsid="103f8990"/>
    </style:style>
    <style:style style:name="T2568" style:family="text">
      <style:text-properties officeooo:rsid="10417151"/>
    </style:style>
    <style:style style:name="T2569" style:family="text">
      <style:text-properties officeooo:rsid="104178ef"/>
    </style:style>
    <style:style style:name="T2570" style:family="text">
      <style:text-properties officeooo:rsid="1042e51f"/>
    </style:style>
    <style:style style:name="T2571" style:family="text">
      <style:text-properties officeooo:rsid="1044a699"/>
    </style:style>
    <style:style style:name="T2572" style:family="text">
      <style:text-properties officeooo:rsid="1045f924"/>
    </style:style>
    <style:style style:name="T2573" style:family="text">
      <style:text-properties officeooo:rsid="1047bad1"/>
    </style:style>
    <style:style style:name="T2574" style:family="text">
      <style:text-properties officeooo:rsid="104a986b"/>
    </style:style>
    <style:style style:name="T2575" style:family="text">
      <style:text-properties officeooo:rsid="104b8571"/>
    </style:style>
    <style:style style:name="T2576" style:family="text">
      <style:text-properties officeooo:rsid="104d3461"/>
    </style:style>
    <style:style style:name="T2577" style:family="text">
      <style:text-properties officeooo:rsid="10516494"/>
    </style:style>
    <style:style style:name="T2578" style:family="text">
      <style:text-properties officeooo:rsid="10542643"/>
    </style:style>
    <style:style style:name="T2579" style:family="text">
      <style:text-properties officeooo:rsid="1055a932"/>
    </style:style>
    <style:style style:name="T2580" style:family="text">
      <style:text-properties officeooo:rsid="1055b0fc"/>
    </style:style>
    <style:style style:name="T2581" style:family="text">
      <style:text-properties officeooo:rsid="1055da2a"/>
    </style:style>
    <style:style style:name="T2582" style:family="text">
      <style:text-properties officeooo:rsid="10565cc0"/>
    </style:style>
    <style:style style:name="T2583" style:family="text">
      <style:text-properties officeooo:rsid="10571fb4"/>
    </style:style>
    <style:style style:name="T2584" style:family="text">
      <style:text-properties officeooo:rsid="1057b0ed"/>
    </style:style>
    <style:style style:name="T2585" style:family="text">
      <style:text-properties officeooo:rsid="1057c6b5"/>
    </style:style>
    <style:style style:name="T2586" style:family="text">
      <style:text-properties officeooo:rsid="10582fc4"/>
    </style:style>
    <style:style style:name="T2587" style:family="text">
      <style:text-properties officeooo:rsid="105b23e5"/>
    </style:style>
    <style:style style:name="T2588" style:family="text">
      <style:text-properties officeooo:rsid="105d1ff4"/>
    </style:style>
    <style:style style:name="T2589" style:family="text">
      <style:text-properties officeooo:rsid="105e8a8d"/>
    </style:style>
    <style:style style:name="T2590" style:family="text">
      <style:text-properties officeooo:rsid="105fc6e1"/>
    </style:style>
    <style:style style:name="T2591" style:family="text">
      <style:text-properties officeooo:rsid="105ffc6c"/>
    </style:style>
    <style:style style:name="T2592" style:family="text">
      <style:text-properties officeooo:rsid="106340d8"/>
    </style:style>
    <style:style style:name="T2593" style:family="text">
      <style:text-properties officeooo:rsid="10671661"/>
    </style:style>
    <style:style style:name="T2594" style:family="text">
      <style:text-properties officeooo:rsid="1067a189"/>
    </style:style>
    <style:style style:name="T2595" style:family="text">
      <style:text-properties officeooo:rsid="106a1c8a"/>
    </style:style>
    <style:style style:name="T2596" style:family="text">
      <style:text-properties officeooo:rsid="106aed96"/>
    </style:style>
    <style:style style:name="T2597" style:family="text">
      <style:text-properties officeooo:rsid="106dce17"/>
    </style:style>
    <style:style style:name="T2598" style:family="text">
      <style:text-properties officeooo:rsid="1070252f"/>
    </style:style>
    <style:style style:name="T2599" style:family="text">
      <style:text-properties officeooo:rsid="10712edb"/>
    </style:style>
    <style:style style:name="T2600" style:family="text">
      <style:text-properties officeooo:rsid="1071e7f1"/>
    </style:style>
    <style:style style:name="T2601" style:family="text">
      <style:text-properties officeooo:rsid="107408ba"/>
    </style:style>
    <style:style style:name="T2602" style:family="text">
      <style:text-properties officeooo:rsid="1074f234"/>
    </style:style>
    <style:style style:name="T2603" style:family="text">
      <style:text-properties officeooo:rsid="1076ca3b"/>
    </style:style>
    <style:style style:name="T2604" style:family="text">
      <style:text-properties officeooo:rsid="107807e6"/>
    </style:style>
    <style:style style:name="T2605" style:family="text">
      <style:text-properties officeooo:rsid="10796561"/>
    </style:style>
    <style:style style:name="T2606" style:family="text">
      <style:text-properties officeooo:rsid="107ae7c7"/>
    </style:style>
    <style:style style:name="T2607" style:family="text">
      <style:text-properties officeooo:rsid="107c1683"/>
    </style:style>
    <style:style style:name="T2608" style:family="text">
      <style:text-properties officeooo:rsid="107dda0e"/>
    </style:style>
    <style:style style:name="T2609" style:family="text">
      <style:text-properties officeooo:rsid="107eb39b"/>
    </style:style>
    <style:style style:name="T2610" style:family="text">
      <style:text-properties officeooo:rsid="1081f88e"/>
    </style:style>
    <style:style style:name="T2611" style:family="text">
      <style:text-properties officeooo:rsid="1083572f"/>
    </style:style>
    <style:style style:name="T2612" style:family="text">
      <style:text-properties officeooo:rsid="10847eac"/>
    </style:style>
    <style:style style:name="T2613" style:family="text">
      <style:text-properties officeooo:rsid="10861605"/>
    </style:style>
    <style:style style:name="T2614" style:family="text">
      <style:text-properties officeooo:rsid="1086436d"/>
    </style:style>
    <style:style style:name="T2615" style:family="text">
      <style:text-properties officeooo:rsid="10873a9f"/>
    </style:style>
    <style:style style:name="T2616" style:family="text">
      <style:text-properties officeooo:rsid="1087acb7"/>
    </style:style>
    <style:style style:name="T2617" style:family="text">
      <style:text-properties officeooo:rsid="108809c9"/>
    </style:style>
    <style:style style:name="T2618" style:family="text">
      <style:text-properties officeooo:rsid="108c1e70"/>
    </style:style>
    <style:style style:name="T2619" style:family="text">
      <style:text-properties officeooo:rsid="108e1595"/>
    </style:style>
    <style:style style:name="T2620" style:family="text">
      <style:text-properties officeooo:rsid="10909172"/>
    </style:style>
    <style:style style:name="T2621" style:family="text">
      <style:text-properties officeooo:rsid="1090b038"/>
    </style:style>
    <style:style style:name="T2622" style:family="text">
      <style:text-properties officeooo:rsid="1093dd4f"/>
    </style:style>
    <style:style style:name="T2623" style:family="text">
      <style:text-properties officeooo:rsid="10989eb7"/>
    </style:style>
    <style:style style:name="T2624" style:family="text">
      <style:text-properties officeooo:rsid="1099339c"/>
    </style:style>
    <style:style style:name="T2625" style:family="text">
      <style:text-properties officeooo:rsid="109a5ff6"/>
    </style:style>
    <style:style style:name="T2626" style:family="text">
      <style:text-properties officeooo:rsid="109c54ce"/>
    </style:style>
    <style:style style:name="T2627" style:family="text">
      <style:text-properties officeooo:rsid="109dfbf8"/>
    </style:style>
    <style:style style:name="T2628" style:family="text">
      <style:text-properties officeooo:rsid="10a1b6ce"/>
    </style:style>
    <style:style style:name="T2629" style:family="text">
      <style:text-properties officeooo:rsid="10a378f7"/>
    </style:style>
    <style:style style:name="T2630" style:family="text">
      <style:text-properties officeooo:rsid="10a4797a"/>
    </style:style>
    <style:style style:name="T2631" style:family="text">
      <style:text-properties officeooo:rsid="10a640b9"/>
    </style:style>
    <style:style style:name="T2632" style:family="text">
      <style:text-properties officeooo:rsid="10a75e49"/>
    </style:style>
    <style:style style:name="T2633" style:family="text">
      <style:text-properties officeooo:rsid="10a85ade"/>
    </style:style>
    <style:style style:name="T2634" style:family="text">
      <style:text-properties officeooo:rsid="10a8f466"/>
    </style:style>
    <style:style style:name="T2635" style:family="text">
      <style:text-properties officeooo:rsid="10adefa0"/>
    </style:style>
    <style:style style:name="T2636" style:family="text">
      <style:text-properties officeooo:rsid="10b1333c"/>
    </style:style>
    <style:style style:name="T2637" style:family="text">
      <style:text-properties officeooo:rsid="10b1a1b9"/>
    </style:style>
    <style:style style:name="T2638" style:family="text">
      <style:text-properties officeooo:rsid="10b399b7"/>
    </style:style>
    <style:style style:name="T2639" style:family="text">
      <style:text-properties officeooo:rsid="10b4c127"/>
    </style:style>
    <style:style style:name="T2640" style:family="text">
      <style:text-properties officeooo:rsid="10b52e41"/>
    </style:style>
    <style:style style:name="T2641" style:family="text">
      <style:text-properties officeooo:rsid="10b5c89a"/>
    </style:style>
    <style:style style:name="T2642" style:family="text">
      <style:text-properties officeooo:rsid="10b60ed7"/>
    </style:style>
    <style:style style:name="T2643" style:family="text">
      <style:text-properties officeooo:rsid="10b657bd"/>
    </style:style>
    <style:style style:name="T2644" style:family="text">
      <style:text-properties officeooo:rsid="10b67087"/>
    </style:style>
    <style:style style:name="T2645" style:family="text">
      <style:text-properties officeooo:rsid="10b69a21"/>
    </style:style>
    <style:style style:name="T2646" style:family="text">
      <style:text-properties officeooo:rsid="10b83930"/>
    </style:style>
    <style:style style:name="T2647" style:family="text">
      <style:text-properties officeooo:rsid="10b84644"/>
    </style:style>
    <style:style style:name="T2648" style:family="text">
      <style:text-properties officeooo:rsid="10b91a74"/>
    </style:style>
    <style:style style:name="T2649" style:family="text">
      <style:text-properties officeooo:rsid="10b971d6"/>
    </style:style>
    <style:style style:name="T2650" style:family="text">
      <style:text-properties officeooo:rsid="10b98275"/>
    </style:style>
    <style:style style:name="T2651" style:family="text">
      <style:text-properties officeooo:rsid="10baba18"/>
    </style:style>
    <style:style style:name="T2652" style:family="text">
      <style:text-properties officeooo:rsid="10bb5fa1"/>
    </style:style>
    <style:style style:name="T2653" style:family="text">
      <style:text-properties officeooo:rsid="10bbaef6"/>
    </style:style>
    <style:style style:name="T2654" style:family="text">
      <style:text-properties officeooo:rsid="10bcb32a"/>
    </style:style>
    <style:style style:name="T2655" style:family="text">
      <style:text-properties officeooo:rsid="10bcd2bb"/>
    </style:style>
    <style:style style:name="T2656" style:family="text">
      <style:text-properties officeooo:rsid="10be661b"/>
    </style:style>
    <style:style style:name="T2657" style:family="text">
      <style:text-properties officeooo:rsid="10bf74e8"/>
    </style:style>
    <style:style style:name="T2658" style:family="text">
      <style:text-properties officeooo:rsid="10bfbec3"/>
    </style:style>
    <style:style style:name="T2659" style:family="text">
      <style:text-properties officeooo:rsid="10c28550"/>
    </style:style>
    <style:style style:name="T2660" style:family="text">
      <style:text-properties officeooo:rsid="10c36400"/>
    </style:style>
    <style:style style:name="T2661" style:family="text">
      <style:text-properties officeooo:rsid="10c5d819"/>
    </style:style>
    <style:style style:name="T2662" style:family="text">
      <style:text-properties officeooo:rsid="10c6fc4a"/>
    </style:style>
    <style:style style:name="T2663" style:family="text">
      <style:text-properties officeooo:rsid="10c7e621"/>
    </style:style>
    <style:style style:name="T2664" style:family="text">
      <style:text-properties officeooo:rsid="10c80e4a"/>
    </style:style>
    <style:style style:name="T2665" style:family="text">
      <style:text-properties officeooo:rsid="10c983dc"/>
    </style:style>
    <style:style style:name="T2666" style:family="text">
      <style:text-properties officeooo:rsid="10c9f0e1"/>
    </style:style>
    <style:style style:name="T2667" style:family="text">
      <style:text-properties officeooo:rsid="10cc20a6"/>
    </style:style>
    <style:style style:name="T2668" style:family="text">
      <style:text-properties officeooo:rsid="10cd92dc"/>
    </style:style>
    <style:style style:name="T2669" style:family="text">
      <style:text-properties officeooo:rsid="10d1a036"/>
    </style:style>
    <style:style style:name="T2670" style:family="text">
      <style:text-properties officeooo:rsid="10d28b28"/>
    </style:style>
    <style:style style:name="T2671" style:family="text">
      <style:text-properties officeooo:rsid="10d2c53f"/>
    </style:style>
    <style:style style:name="T2672" style:family="text">
      <style:text-properties officeooo:rsid="10d2fea1"/>
    </style:style>
    <style:style style:name="T2673" style:family="text">
      <style:text-properties officeooo:rsid="10d32e27"/>
    </style:style>
    <style:style style:name="T2674" style:family="text">
      <style:text-properties officeooo:rsid="10d461a1"/>
    </style:style>
    <style:style style:name="T2675" style:family="text">
      <style:text-properties officeooo:rsid="10d502f2"/>
    </style:style>
    <style:style style:name="T2676" style:family="text">
      <style:text-properties officeooo:rsid="10d6d400"/>
    </style:style>
    <style:style style:name="T2677" style:family="text">
      <style:text-properties officeooo:rsid="10d8b111"/>
    </style:style>
    <style:style style:name="T2678" style:family="text">
      <style:text-properties officeooo:rsid="10da5ebb"/>
    </style:style>
    <style:style style:name="T2679" style:family="text">
      <style:text-properties officeooo:rsid="10dc28f3"/>
    </style:style>
    <style:style style:name="T2680" style:family="text">
      <style:text-properties officeooo:rsid="10df50bb"/>
    </style:style>
    <style:style style:name="T2681" style:family="text">
      <style:text-properties officeooo:rsid="10e148e6"/>
    </style:style>
    <style:style style:name="T2682" style:family="text">
      <style:text-properties officeooo:rsid="10e1f8f3"/>
    </style:style>
    <style:style style:name="T2683" style:family="text">
      <style:text-properties officeooo:rsid="10e38fdf"/>
    </style:style>
    <style:style style:name="T2684" style:family="text">
      <style:text-properties officeooo:rsid="10e3c204"/>
    </style:style>
    <style:style style:name="T2685" style:family="text">
      <style:text-properties officeooo:rsid="10e5bdc0"/>
    </style:style>
    <style:style style:name="T2686" style:family="text">
      <style:text-properties officeooo:rsid="10e63d25"/>
    </style:style>
    <style:style style:name="T2687" style:family="text">
      <style:text-properties officeooo:rsid="10e7418d"/>
    </style:style>
    <style:style style:name="T2688" style:family="text">
      <style:text-properties officeooo:rsid="10e812f8"/>
    </style:style>
    <style:style style:name="T2689" style:family="text">
      <style:text-properties officeooo:rsid="10e9c182"/>
    </style:style>
    <style:style style:name="T2690" style:family="text">
      <style:text-properties officeooo:rsid="10eb6089"/>
    </style:style>
    <style:style style:name="T2691" style:family="text">
      <style:text-properties officeooo:rsid="10ec2f82"/>
    </style:style>
    <style:style style:name="T2692" style:family="text">
      <style:text-properties officeooo:rsid="10ed538b"/>
    </style:style>
    <style:style style:name="T2693" style:family="text">
      <style:text-properties officeooo:rsid="10f39b8d"/>
    </style:style>
    <style:style style:name="T2694" style:family="text">
      <style:text-properties officeooo:rsid="10f5144c"/>
    </style:style>
    <style:style style:name="T2695" style:family="text">
      <style:text-properties officeooo:rsid="10fa875d"/>
    </style:style>
    <style:style style:name="T2696" style:family="text">
      <style:text-properties officeooo:rsid="10fb4c09"/>
    </style:style>
    <style:style style:name="T2697" style:family="text">
      <style:text-properties officeooo:rsid="10fcc97a"/>
    </style:style>
    <style:style style:name="T2698" style:family="text">
      <style:text-properties officeooo:rsid="10fe367c"/>
    </style:style>
    <style:style style:name="T2699" style:family="text">
      <style:text-properties officeooo:rsid="10fe8b69"/>
    </style:style>
    <style:style style:name="T2700" style:family="text">
      <style:text-properties officeooo:rsid="11007a02"/>
    </style:style>
    <style:style style:name="T2701" style:family="text">
      <style:text-properties officeooo:rsid="1102452e"/>
    </style:style>
    <style:style style:name="T2702" style:family="text">
      <style:text-properties officeooo:rsid="11029488"/>
    </style:style>
    <style:style style:name="T2703" style:family="text">
      <style:text-properties officeooo:rsid="1103475d"/>
    </style:style>
    <style:style style:name="T2704" style:family="text">
      <style:text-properties officeooo:rsid="1104f0a0"/>
    </style:style>
    <style:style style:name="T2705" style:family="text">
      <style:text-properties officeooo:rsid="11054b55"/>
    </style:style>
    <style:style style:name="T2706" style:family="text">
      <style:text-properties officeooo:rsid="11058fb8"/>
    </style:style>
    <style:style style:name="T2707" style:family="text">
      <style:text-properties officeooo:rsid="11072c51"/>
    </style:style>
    <style:style style:name="T2708" style:family="text">
      <style:text-properties officeooo:rsid="11075b07"/>
    </style:style>
    <style:style style:name="T2709" style:family="text">
      <style:text-properties officeooo:rsid="110cb764"/>
    </style:style>
    <style:style style:name="T2710" style:family="text">
      <style:text-properties officeooo:rsid="110e470b"/>
    </style:style>
    <style:style style:name="T2711" style:family="text">
      <style:text-properties officeooo:rsid="110f9f25"/>
    </style:style>
    <style:style style:name="T2712" style:family="text">
      <style:text-properties officeooo:rsid="111184a8"/>
    </style:style>
    <style:style style:name="T2713" style:family="text">
      <style:text-properties officeooo:rsid="11126fb7"/>
    </style:style>
    <style:style style:name="T2714" style:family="text">
      <style:text-properties officeooo:rsid="11138afd"/>
    </style:style>
    <style:style style:name="T2715" style:family="text">
      <style:text-properties officeooo:rsid="111590ce"/>
    </style:style>
    <style:style style:name="T2716" style:family="text">
      <style:text-properties officeooo:rsid="11170e73"/>
    </style:style>
    <style:style style:name="T2717" style:family="text">
      <style:text-properties officeooo:rsid="1118417e"/>
    </style:style>
    <style:style style:name="T2718" style:family="text">
      <style:text-properties officeooo:rsid="1118b0b7"/>
    </style:style>
    <style:style style:name="T2719" style:family="text">
      <style:text-properties officeooo:rsid="111b40ae"/>
    </style:style>
    <style:style style:name="T2720" style:family="text">
      <style:text-properties officeooo:rsid="111c91a6"/>
    </style:style>
    <style:style style:name="T2721" style:family="text">
      <style:text-properties officeooo:rsid="111df513"/>
    </style:style>
    <style:style style:name="T2722" style:family="text">
      <style:text-properties officeooo:rsid="111fee36"/>
    </style:style>
    <style:style style:name="T2723" style:family="text">
      <style:text-properties officeooo:rsid="1120c4d2"/>
    </style:style>
    <style:style style:name="T2724" style:family="text">
      <style:text-properties officeooo:rsid="11222754"/>
    </style:style>
    <style:style style:name="T2725" style:family="text">
      <style:text-properties officeooo:rsid="1122ac6c"/>
    </style:style>
    <style:style style:name="T2726" style:family="text">
      <style:text-properties officeooo:rsid="1125bcae"/>
    </style:style>
    <style:style style:name="T2727" style:family="text">
      <style:text-properties officeooo:rsid="1129a270"/>
    </style:style>
    <style:style style:name="T2728" style:family="text">
      <style:text-properties officeooo:rsid="112ab591"/>
    </style:style>
    <style:style style:name="T2729" style:family="text">
      <style:text-properties officeooo:rsid="112c7e38"/>
    </style:style>
    <style:style style:name="T2730" style:family="text">
      <style:text-properties officeooo:rsid="112c8c25"/>
    </style:style>
    <style:style style:name="T2731" style:family="text">
      <style:text-properties officeooo:rsid="112ee389"/>
    </style:style>
    <style:style style:name="T2732" style:family="text">
      <style:text-properties officeooo:rsid="1130db40"/>
    </style:style>
    <style:style style:name="T2733" style:family="text">
      <style:text-properties officeooo:rsid="11316a50"/>
    </style:style>
    <style:style style:name="T2734" style:family="text">
      <style:text-properties officeooo:rsid="113377a3"/>
    </style:style>
    <style:style style:name="T2735" style:family="text">
      <style:text-properties officeooo:rsid="1135f5f1"/>
    </style:style>
    <style:style style:name="T2736" style:family="text">
      <style:text-properties officeooo:rsid="11372329"/>
    </style:style>
    <style:style style:name="T2737" style:family="text">
      <style:text-properties officeooo:rsid="1138f94b"/>
    </style:style>
    <style:style style:name="T2738" style:family="text">
      <style:text-properties officeooo:rsid="113a663b"/>
    </style:style>
    <style:style style:name="T2739" style:family="text">
      <style:text-properties officeooo:rsid="113cb394"/>
    </style:style>
    <style:style style:name="T2740" style:family="text">
      <style:text-properties officeooo:rsid="113d0632"/>
    </style:style>
    <style:style style:name="T2741" style:family="text">
      <style:text-properties officeooo:rsid="113d5421"/>
    </style:style>
    <style:style style:name="T2742" style:family="text">
      <style:text-properties officeooo:rsid="113ee7c3"/>
    </style:style>
    <style:style style:name="T2743" style:family="text">
      <style:text-properties officeooo:rsid="113f77db"/>
    </style:style>
    <style:style style:name="T2744" style:family="text">
      <style:text-properties officeooo:rsid="114679aa"/>
    </style:style>
    <style:style style:name="T2745" style:family="text">
      <style:text-properties officeooo:rsid="1147772c"/>
    </style:style>
    <style:style style:name="T2746" style:family="text">
      <style:text-properties officeooo:rsid="1148077f"/>
    </style:style>
    <style:style style:name="T2747" style:family="text">
      <style:text-properties officeooo:rsid="1148ebd6"/>
    </style:style>
    <style:style style:name="T2748" style:family="text">
      <style:text-properties officeooo:rsid="114adc01"/>
    </style:style>
    <style:style style:name="T2749" style:family="text">
      <style:text-properties officeooo:rsid="114d4dcd"/>
    </style:style>
    <style:style style:name="T2750" style:family="text">
      <style:text-properties officeooo:rsid="114f972c"/>
    </style:style>
    <style:style style:name="T2751" style:family="text">
      <style:text-properties officeooo:rsid="1150a79a"/>
    </style:style>
    <style:style style:name="T2752" style:family="text">
      <style:text-properties officeooo:rsid="1151e145"/>
    </style:style>
    <style:style style:name="T2753" style:family="text">
      <style:text-properties officeooo:rsid="11520a44"/>
    </style:style>
    <style:style style:name="T2754" style:family="text">
      <style:text-properties officeooo:rsid="11539957"/>
    </style:style>
    <style:style style:name="T2755" style:family="text">
      <style:text-properties officeooo:rsid="11558ad5"/>
    </style:style>
    <style:style style:name="T2756" style:family="text">
      <style:text-properties officeooo:rsid="11580fe1"/>
    </style:style>
    <style:style style:name="T2757" style:family="text">
      <style:text-properties officeooo:rsid="11599a32"/>
    </style:style>
    <style:style style:name="T2758" style:family="text">
      <style:text-properties officeooo:rsid="1159e22b"/>
    </style:style>
    <style:style style:name="T2759" style:family="text">
      <style:text-properties officeooo:rsid="115a6d66"/>
    </style:style>
    <style:style style:name="T2760" style:family="text">
      <style:text-properties officeooo:rsid="115be661"/>
    </style:style>
    <style:style style:name="T2761" style:family="text">
      <style:text-properties officeooo:rsid="115c1fe3"/>
    </style:style>
    <style:style style:name="T2762" style:family="text">
      <style:text-properties officeooo:rsid="115d6273"/>
    </style:style>
    <style:style style:name="T2763" style:family="text">
      <style:text-properties officeooo:rsid="115ef9da"/>
    </style:style>
    <style:style style:name="T2764" style:family="text">
      <style:text-properties officeooo:rsid="116045ca"/>
    </style:style>
    <style:style style:name="T2765" style:family="text">
      <style:text-properties officeooo:rsid="1160befa"/>
    </style:style>
    <style:style style:name="T2766" style:family="text">
      <style:text-properties officeooo:rsid="11613bce"/>
    </style:style>
    <style:style style:name="T2767" style:family="text">
      <style:text-properties officeooo:rsid="1163d34a"/>
    </style:style>
    <style:style style:name="T2768" style:family="text">
      <style:text-properties officeooo:rsid="11648f6f"/>
    </style:style>
    <style:style style:name="T2769" style:family="text">
      <style:text-properties officeooo:rsid="11671a92"/>
    </style:style>
    <style:style style:name="T2770" style:family="text">
      <style:text-properties officeooo:rsid="11671c3e"/>
    </style:style>
    <style:style style:name="T2771" style:family="text">
      <style:text-properties officeooo:rsid="11689ef0"/>
    </style:style>
    <style:style style:name="T2772" style:family="text">
      <style:text-properties officeooo:rsid="1169a908"/>
    </style:style>
    <style:style style:name="T2773" style:family="text">
      <style:text-properties officeooo:rsid="116afaf0"/>
    </style:style>
    <style:style style:name="T2774" style:family="text">
      <style:text-properties officeooo:rsid="116be2e1"/>
    </style:style>
    <style:style style:name="T2775" style:family="text">
      <style:text-properties officeooo:rsid="116daacb"/>
    </style:style>
    <style:style style:name="T2776" style:family="text">
      <style:text-properties officeooo:rsid="116f4d3d"/>
    </style:style>
    <style:style style:name="T2777" style:family="text">
      <style:text-properties officeooo:rsid="11704870"/>
    </style:style>
    <style:style style:name="T2778" style:family="text">
      <style:text-properties officeooo:rsid="1170dfbe"/>
    </style:style>
    <style:style style:name="T2779" style:family="text">
      <style:text-properties officeooo:rsid="1171e4d9"/>
    </style:style>
    <style:style style:name="T2780" style:family="text">
      <style:text-properties officeooo:rsid="117381d2"/>
    </style:style>
    <style:style style:name="T2781" style:family="text">
      <style:text-properties officeooo:rsid="1173b815"/>
    </style:style>
    <style:style style:name="T2782" style:family="text">
      <style:text-properties officeooo:rsid="1175ac36"/>
    </style:style>
    <style:style style:name="T2783" style:family="text">
      <style:text-properties officeooo:rsid="11772e13"/>
    </style:style>
    <style:style style:name="T2784" style:family="text">
      <style:text-properties officeooo:rsid="11783391"/>
    </style:style>
    <style:style style:name="T2785" style:family="text">
      <style:text-properties officeooo:rsid="1179a275"/>
    </style:style>
    <style:style style:name="T2786" style:family="text">
      <style:text-properties officeooo:rsid="117abe8e"/>
    </style:style>
    <style:style style:name="T2787" style:family="text">
      <style:text-properties officeooo:rsid="117b886a"/>
    </style:style>
    <style:style style:name="T2788" style:family="text">
      <style:text-properties officeooo:rsid="117bdc34"/>
    </style:style>
    <style:style style:name="T2789" style:family="text">
      <style:text-properties officeooo:rsid="117d62ac"/>
    </style:style>
    <style:style style:name="T2790" style:family="text">
      <style:text-properties officeooo:rsid="117df651"/>
    </style:style>
    <style:style style:name="T2791" style:family="text">
      <style:text-properties officeooo:rsid="117fa2cc"/>
    </style:style>
    <style:style style:name="T2792" style:family="text">
      <style:text-properties officeooo:rsid="11816e4f"/>
    </style:style>
    <style:style style:name="T2793" style:family="text">
      <style:text-properties officeooo:rsid="11827360"/>
    </style:style>
    <style:style style:name="T2794" style:family="text">
      <style:text-properties officeooo:rsid="11845e3b"/>
    </style:style>
    <style:style style:name="T2795" style:family="text">
      <style:text-properties officeooo:rsid="118461db"/>
    </style:style>
    <style:style style:name="T2796" style:family="text">
      <style:text-properties officeooo:rsid="11855f0a"/>
    </style:style>
    <style:style style:name="T2797" style:family="text">
      <style:text-properties officeooo:rsid="1186585e"/>
    </style:style>
    <style:style style:name="T2798" style:family="text">
      <style:text-properties officeooo:rsid="118687cf"/>
    </style:style>
    <style:style style:name="T2799" style:family="text">
      <style:text-properties officeooo:rsid="11883468"/>
    </style:style>
    <style:style style:name="T2800" style:family="text">
      <style:text-properties officeooo:rsid="11898d7d"/>
    </style:style>
    <style:style style:name="T2801" style:family="text">
      <style:text-properties officeooo:rsid="118a5453"/>
    </style:style>
    <style:style style:name="T2802" style:family="text">
      <style:text-properties fo:language="ru" fo:country="RU"/>
    </style:style>
    <style:style style:name="T2803" style:family="text">
      <style:text-properties fo:language="ru" fo:country="RU" officeooo:rsid="118b33a0"/>
    </style:style>
    <style:style style:name="T2804" style:family="text">
      <style:text-properties fo:language="ru" fo:country="RU" officeooo:rsid="118b533c"/>
    </style:style>
    <style:style style:name="T2805" style:family="text">
      <style:text-properties fo:language="ru" fo:country="RU" officeooo:rsid="118bb06b"/>
    </style:style>
    <style:style style:name="T2806" style:family="text">
      <style:text-properties fo:language="ru" fo:country="RU" officeooo:rsid="118ce011"/>
    </style:style>
    <style:style style:name="T2807" style:family="text">
      <style:text-properties fo:language="ru" fo:country="RU" officeooo:rsid="118edcfb"/>
    </style:style>
    <style:style style:name="T2808" style:family="text">
      <style:text-properties fo:language="ru" fo:country="RU" officeooo:rsid="11906b56"/>
    </style:style>
    <style:style style:name="T2809" style:family="text">
      <style:text-properties fo:language="ru" fo:country="RU" officeooo:rsid="11914104"/>
    </style:style>
    <style:style style:name="T2810" style:family="text">
      <style:text-properties fo:language="ru" fo:country="RU" officeooo:rsid="119227a7"/>
    </style:style>
    <style:style style:name="T2811" style:family="text">
      <style:text-properties fo:language="ru" fo:country="RU" officeooo:rsid="11923144"/>
    </style:style>
    <style:style style:name="T2812" style:family="text">
      <style:text-properties fo:language="ru" fo:country="RU" officeooo:rsid="11935218"/>
    </style:style>
    <style:style style:name="T2813" style:family="text">
      <style:text-properties fo:language="ru" fo:country="RU" officeooo:rsid="11936f3c"/>
    </style:style>
    <style:style style:name="T2814" style:family="text">
      <style:text-properties fo:language="ru" fo:country="RU" officeooo:rsid="119525dc"/>
    </style:style>
    <style:style style:name="T2815" style:family="text">
      <style:text-properties fo:language="ru" fo:country="RU" officeooo:rsid="11989089"/>
    </style:style>
    <style:style style:name="T2816" style:family="text">
      <style:text-properties fo:language="ru" fo:country="RU" officeooo:rsid="1198f998"/>
    </style:style>
    <style:style style:name="T2817" style:family="text">
      <style:text-properties fo:language="ru" fo:country="RU" officeooo:rsid="1199cfc4"/>
    </style:style>
    <style:style style:name="T2818" style:family="text">
      <style:text-properties fo:language="ru" fo:country="RU" officeooo:rsid="119a11c2"/>
    </style:style>
    <style:style style:name="T2819" style:family="text">
      <style:text-properties fo:language="ru" fo:country="RU" officeooo:rsid="119c8e02"/>
    </style:style>
    <style:style style:name="T2820" style:family="text">
      <style:text-properties fo:language="ru" fo:country="RU" officeooo:rsid="119cd665"/>
    </style:style>
    <style:style style:name="T2821" style:family="text">
      <style:text-properties fo:language="ru" fo:country="RU" officeooo:rsid="119eb177"/>
    </style:style>
    <style:style style:name="T2822" style:family="text">
      <style:text-properties fo:language="ru" fo:country="RU" officeooo:rsid="119ee730"/>
    </style:style>
    <style:style style:name="T2823" style:family="text">
      <style:text-properties fo:language="ru" fo:country="RU" officeooo:rsid="119f13e4"/>
    </style:style>
    <style:style style:name="T2824" style:family="text">
      <style:text-properties fo:language="ru" fo:country="RU" officeooo:rsid="11a01ddd"/>
    </style:style>
    <style:style style:name="T2825" style:family="text">
      <style:text-properties fo:language="ru" fo:country="RU" officeooo:rsid="11a11191"/>
    </style:style>
    <style:style style:name="T2826" style:family="text">
      <style:text-properties fo:language="ru" fo:country="RU" officeooo:rsid="11a40849"/>
    </style:style>
    <style:style style:name="T2827" style:family="text">
      <style:text-properties fo:language="ru" fo:country="RU" officeooo:rsid="11a48ec4"/>
    </style:style>
    <style:style style:name="T2828" style:family="text">
      <style:text-properties fo:language="ru" fo:country="RU" officeooo:rsid="11a64ccd"/>
    </style:style>
    <style:style style:name="T2829" style:family="text">
      <style:text-properties fo:language="ru" fo:country="RU" officeooo:rsid="11a79ab6"/>
    </style:style>
    <style:style style:name="T2830" style:family="text">
      <style:text-properties fo:language="ru" fo:country="RU" officeooo:rsid="11a7bd28"/>
    </style:style>
    <style:style style:name="T2831" style:family="text">
      <style:text-properties fo:language="ru" fo:country="RU" officeooo:rsid="11aabeef"/>
    </style:style>
    <style:style style:name="T2832" style:family="text">
      <style:text-properties fo:language="ru" fo:country="RU" officeooo:rsid="11abcfc9"/>
    </style:style>
    <style:style style:name="T2833" style:family="text">
      <style:text-properties fo:language="ru" fo:country="RU" officeooo:rsid="11af2abc"/>
    </style:style>
    <style:style style:name="T2834" style:family="text">
      <style:text-properties fo:language="ru" fo:country="RU" officeooo:rsid="11aff85d"/>
    </style:style>
    <style:style style:name="T2835" style:family="text">
      <style:text-properties fo:language="ru" fo:country="RU" officeooo:rsid="11b18718"/>
    </style:style>
    <style:style style:name="T2836" style:family="text">
      <style:text-properties fo:language="ru" fo:country="RU" officeooo:rsid="11b4d7af"/>
    </style:style>
    <style:style style:name="T2837" style:family="text">
      <style:text-properties fo:language="ru" fo:country="RU" officeooo:rsid="11b6a4cd"/>
    </style:style>
    <style:style style:name="T2838" style:family="text">
      <style:text-properties fo:language="ru" fo:country="RU" officeooo:rsid="11b72905"/>
    </style:style>
    <style:style style:name="T2839" style:family="text">
      <style:text-properties fo:language="ru" fo:country="RU" officeooo:rsid="11b863ac"/>
    </style:style>
    <style:style style:name="T2840" style:family="text">
      <style:text-properties fo:language="ru" fo:country="RU" officeooo:rsid="11b8ae44"/>
    </style:style>
    <style:style style:name="T2841" style:family="text">
      <style:text-properties fo:language="ru" fo:country="RU" officeooo:rsid="11ba7acf"/>
    </style:style>
    <style:style style:name="T2842" style:family="text">
      <style:text-properties fo:language="ru" fo:country="RU" officeooo:rsid="11bd7b0c"/>
    </style:style>
    <style:style style:name="T2843" style:family="text">
      <style:text-properties fo:language="ru" fo:country="RU" officeooo:rsid="11bf6499"/>
    </style:style>
    <style:style style:name="T2844" style:family="text">
      <style:text-properties fo:language="ru" fo:country="RU" officeooo:rsid="11c0c7ba"/>
    </style:style>
    <style:style style:name="T2845" style:family="text">
      <style:text-properties fo:language="ru" fo:country="RU" officeooo:rsid="11c1b12d"/>
    </style:style>
    <style:style style:name="T2846" style:family="text">
      <style:text-properties fo:language="ru" fo:country="RU" officeooo:rsid="11c2fdeb"/>
    </style:style>
    <style:style style:name="T2847" style:family="text">
      <style:text-properties fo:language="ru" fo:country="RU" officeooo:rsid="11c6fb49"/>
    </style:style>
    <style:style style:name="T2848" style:family="text">
      <style:text-properties fo:language="ru" fo:country="RU" officeooo:rsid="11c94a14"/>
    </style:style>
    <style:style style:name="T2849" style:family="text">
      <style:text-properties fo:language="ru" fo:country="RU" officeooo:rsid="11ca4d0f"/>
    </style:style>
    <style:style style:name="T2850" style:family="text">
      <style:text-properties fo:language="ru" fo:country="RU" officeooo:rsid="11cad88c"/>
    </style:style>
    <style:style style:name="T2851" style:family="text">
      <style:text-properties fo:language="ru" fo:country="RU" officeooo:rsid="11cba5a8"/>
    </style:style>
    <style:style style:name="T2852" style:family="text">
      <style:text-properties fo:language="ru" fo:country="RU" officeooo:rsid="11cd5ae6"/>
    </style:style>
    <style:style style:name="T2853" style:family="text">
      <style:text-properties fo:language="ru" fo:country="RU" officeooo:rsid="11ce2f4b"/>
    </style:style>
    <style:style style:name="T2854" style:family="text">
      <style:text-properties fo:language="ru" fo:country="RU" officeooo:rsid="11ce966e"/>
    </style:style>
    <style:style style:name="T2855" style:family="text">
      <style:text-properties fo:language="ru" fo:country="RU" officeooo:rsid="11d029af"/>
    </style:style>
    <style:style style:name="T2856" style:family="text">
      <style:text-properties fo:language="ru" fo:country="RU" officeooo:rsid="11d0338a"/>
    </style:style>
    <style:style style:name="T2857" style:family="text">
      <style:text-properties fo:language="ru" fo:country="RU" officeooo:rsid="11d27bba"/>
    </style:style>
    <style:style style:name="T2858" style:family="text">
      <style:text-properties fo:language="ru" fo:country="RU" officeooo:rsid="11d6064f"/>
    </style:style>
    <style:style style:name="T2859" style:family="text">
      <style:text-properties fo:language="ru" fo:country="RU" officeooo:rsid="11d671b5"/>
    </style:style>
    <style:style style:name="T2860" style:family="text">
      <style:text-properties fo:language="ru" fo:country="RU" officeooo:rsid="11d8629c"/>
    </style:style>
    <style:style style:name="T2861" style:family="text">
      <style:text-properties fo:language="ru" fo:country="RU" officeooo:rsid="11d9f2c2"/>
    </style:style>
    <style:style style:name="T2862" style:family="text">
      <style:text-properties fo:language="ru" fo:country="RU" officeooo:rsid="11db7b27"/>
    </style:style>
    <style:style style:name="T2863" style:family="text">
      <style:text-properties fo:language="ru" fo:country="RU" officeooo:rsid="11dfc3c0"/>
    </style:style>
    <style:style style:name="T2864" style:family="text">
      <style:text-properties fo:language="ru" fo:country="RU" officeooo:rsid="11e12d7f"/>
    </style:style>
    <style:style style:name="T2865" style:family="text">
      <style:text-properties fo:language="ru" fo:country="RU" officeooo:rsid="11e22d9f"/>
    </style:style>
    <style:style style:name="T2866" style:family="text">
      <style:text-properties fo:language="ru" fo:country="RU" officeooo:rsid="11e301af"/>
    </style:style>
    <style:style style:name="T2867" style:family="text">
      <style:text-properties fo:language="ru" fo:country="RU" officeooo:rsid="11e67666"/>
    </style:style>
    <style:style style:name="T2868" style:family="text">
      <style:text-properties fo:language="ru" fo:country="RU" officeooo:rsid="11e86257"/>
    </style:style>
    <style:style style:name="T2869" style:family="text">
      <style:text-properties fo:language="ru" fo:country="RU" officeooo:rsid="11e9c6bb"/>
    </style:style>
    <style:style style:name="T2870" style:family="text">
      <style:text-properties fo:language="ru" fo:country="RU" officeooo:rsid="11ea2bc8"/>
    </style:style>
    <style:style style:name="T2871" style:family="text">
      <style:text-properties fo:language="ru" fo:country="RU" officeooo:rsid="11ec8853"/>
    </style:style>
    <style:style style:name="T2872" style:family="text">
      <style:text-properties fo:language="ru" fo:country="RU" officeooo:rsid="11edc4dd"/>
    </style:style>
    <style:style style:name="T2873" style:family="text">
      <style:text-properties fo:language="ru" fo:country="RU" officeooo:rsid="11ef3815"/>
    </style:style>
    <style:style style:name="T2874" style:family="text">
      <style:text-properties fo:language="ru" fo:country="RU" officeooo:rsid="11f03ed5"/>
    </style:style>
    <style:style style:name="T2875" style:family="text">
      <style:text-properties fo:language="ru" fo:country="RU" officeooo:rsid="11f2cd8a"/>
    </style:style>
    <style:style style:name="T2876" style:family="text">
      <style:text-properties fo:language="ru" fo:country="RU" officeooo:rsid="11f2fe30"/>
    </style:style>
    <style:style style:name="T2877" style:family="text">
      <style:text-properties fo:language="ru" fo:country="RU" officeooo:rsid="11f4278a"/>
    </style:style>
    <style:style style:name="T2878" style:family="text">
      <style:text-properties fo:language="ru" fo:country="RU" officeooo:rsid="11f4aeec"/>
    </style:style>
    <style:style style:name="T2879" style:family="text">
      <style:text-properties fo:language="ru" fo:country="RU" officeooo:rsid="11f6de7f"/>
    </style:style>
    <style:style style:name="T2880" style:family="text">
      <style:text-properties fo:language="ru" fo:country="RU" officeooo:rsid="11f903f3"/>
    </style:style>
    <style:style style:name="T2881" style:family="text">
      <style:text-properties fo:language="ru" fo:country="RU" officeooo:rsid="11fc727f"/>
    </style:style>
    <style:style style:name="T2882" style:family="text">
      <style:text-properties fo:language="ru" fo:country="RU" officeooo:rsid="11fd5441"/>
    </style:style>
    <style:style style:name="T2883" style:family="text">
      <style:text-properties fo:language="ru" fo:country="RU" officeooo:rsid="11fe7862"/>
    </style:style>
    <style:style style:name="T2884" style:family="text">
      <style:text-properties fo:language="ru" fo:country="RU" officeooo:rsid="11feef5d"/>
    </style:style>
    <style:style style:name="T2885" style:family="text">
      <style:text-properties fo:language="ru" fo:country="RU" officeooo:rsid="12002d5f"/>
    </style:style>
    <style:style style:name="T2886" style:family="text">
      <style:text-properties fo:language="ru" fo:country="RU" officeooo:rsid="1201f4a6"/>
    </style:style>
    <style:style style:name="T2887" style:family="text">
      <style:text-properties fo:language="ru" fo:country="RU" officeooo:rsid="12060b12"/>
    </style:style>
    <style:style style:name="T2888" style:family="text">
      <style:text-properties fo:language="ru" fo:country="RU" officeooo:rsid="1208ddef"/>
    </style:style>
    <style:style style:name="T2889" style:family="text">
      <style:text-properties fo:language="ru" fo:country="RU" officeooo:rsid="120a870e"/>
    </style:style>
    <style:style style:name="T2890" style:family="text">
      <style:text-properties fo:language="ru" fo:country="RU" officeooo:rsid="120bee7a"/>
    </style:style>
    <style:style style:name="T2891" style:family="text">
      <style:text-properties fo:language="ru" fo:country="RU" officeooo:rsid="120d3aa7"/>
    </style:style>
    <style:style style:name="T2892" style:family="text">
      <style:text-properties fo:language="ru" fo:country="RU" officeooo:rsid="120dbc6a"/>
    </style:style>
    <style:style style:name="T2893" style:family="text">
      <style:text-properties fo:language="ru" fo:country="RU" officeooo:rsid="120fb430"/>
    </style:style>
    <style:style style:name="T2894" style:family="text">
      <style:text-properties fo:language="ru" fo:country="RU" officeooo:rsid="1210e971"/>
    </style:style>
    <style:style style:name="T2895" style:family="text">
      <style:text-properties fo:language="ru" fo:country="RU" officeooo:rsid="12129af3"/>
    </style:style>
    <style:style style:name="T2896" style:family="text">
      <style:text-properties fo:language="ru" fo:country="RU" officeooo:rsid="1217cc5d"/>
    </style:style>
    <style:style style:name="T2897" style:family="text">
      <style:text-properties fo:language="ru" fo:country="RU" officeooo:rsid="121928c7"/>
    </style:style>
    <style:style style:name="T2898" style:family="text">
      <style:text-properties fo:language="ru" fo:country="RU" officeooo:rsid="121ad3a1"/>
    </style:style>
    <style:style style:name="T2899" style:family="text">
      <style:text-properties fo:language="ru" fo:country="RU" officeooo:rsid="121ca28c"/>
    </style:style>
    <style:style style:name="T2900" style:family="text">
      <style:text-properties fo:language="ru" fo:country="RU" officeooo:rsid="121e0d70"/>
    </style:style>
    <style:style style:name="T2901" style:family="text">
      <style:text-properties fo:language="ru" fo:country="RU" officeooo:rsid="121fa926"/>
    </style:style>
    <style:style style:name="T2902" style:family="text">
      <style:text-properties fo:language="ru" fo:country="RU" officeooo:rsid="1371297c"/>
    </style:style>
    <style:style style:name="T2903" style:family="text">
      <style:text-properties fo:language="ru" fo:country="RU" officeooo:rsid="1371ae4f"/>
    </style:style>
    <style:style style:name="T2904" style:family="text">
      <style:text-properties fo:language="ru" fo:country="RU" officeooo:rsid="13e7e460"/>
    </style:style>
    <style:style style:name="T2905" style:family="text">
      <style:text-properties fo:language="ru" fo:country="RU" officeooo:rsid="13e8b1cc"/>
    </style:style>
    <style:style style:name="T2906" style:family="text">
      <style:text-properties fo:language="ru" fo:country="RU" officeooo:rsid="13e96d86"/>
    </style:style>
    <style:style style:name="T2907" style:family="text">
      <style:text-properties fo:language="ru" fo:country="RU" officeooo:rsid="13ea2ab0"/>
    </style:style>
    <style:style style:name="T2908" style:family="text">
      <style:text-properties fo:language="ru" fo:country="RU" officeooo:rsid="13ea6811"/>
    </style:style>
    <style:style style:name="T2909" style:family="text">
      <style:text-properties fo:language="ru" fo:country="RU" officeooo:rsid="13eb6e6b"/>
    </style:style>
    <style:style style:name="T2910" style:family="text">
      <style:text-properties style:text-underline-style="none"/>
    </style:style>
    <style:style style:name="T2911" style:family="text">
      <style:text-properties style:text-underline-style="none" officeooo:rsid="1171e4d9"/>
    </style:style>
    <style:style style:name="T2912" style:family="text">
      <style:text-properties officeooo:rsid="11906b56"/>
    </style:style>
    <style:style style:name="T2913" style:family="text">
      <style:text-properties officeooo:rsid="119668ac"/>
    </style:style>
    <style:style style:name="T2914" style:family="text">
      <style:text-properties officeooo:rsid="1197faaf"/>
    </style:style>
    <style:style style:name="T2915" style:family="text">
      <style:text-properties officeooo:rsid="11987e97"/>
    </style:style>
    <style:style style:name="T2916" style:family="text">
      <style:text-properties officeooo:rsid="11989089"/>
    </style:style>
    <style:style style:name="T2917" style:family="text">
      <style:text-properties officeooo:rsid="119bfd10"/>
    </style:style>
    <style:style style:name="T2918" style:family="text">
      <style:text-properties officeooo:rsid="11c3ef68"/>
    </style:style>
    <style:style style:name="T2919" style:family="text">
      <style:text-properties officeooo:rsid="11c4a0e5"/>
    </style:style>
    <style:style style:name="T2920" style:family="text">
      <style:text-properties officeooo:rsid="1220a866"/>
    </style:style>
    <style:style style:name="T2921" style:family="text">
      <style:text-properties officeooo:rsid="12129af3"/>
    </style:style>
    <style:style style:name="T2922" style:family="text">
      <style:text-properties officeooo:rsid="12210542"/>
    </style:style>
    <style:style style:name="T2923" style:family="text">
      <style:text-properties officeooo:rsid="12228bde"/>
    </style:style>
    <style:style style:name="T2924" style:family="text">
      <style:text-properties officeooo:rsid="12236054"/>
    </style:style>
    <style:style style:name="T2925" style:family="text">
      <style:text-properties officeooo:rsid="122520ad"/>
    </style:style>
    <style:style style:name="T2926" style:family="text">
      <style:text-properties officeooo:rsid="1225a826"/>
    </style:style>
    <style:style style:name="T2927" style:family="text">
      <style:text-properties officeooo:rsid="12270d9d"/>
    </style:style>
    <style:style style:name="T2928" style:family="text">
      <style:text-properties officeooo:rsid="1228b9d0"/>
    </style:style>
    <style:style style:name="T2929" style:family="text">
      <style:text-properties officeooo:rsid="1228bf64"/>
    </style:style>
    <style:style style:name="T2930" style:family="text">
      <style:text-properties officeooo:rsid="122a94b9"/>
    </style:style>
    <style:style style:name="T2931" style:family="text">
      <style:text-properties officeooo:rsid="122afb58"/>
    </style:style>
    <style:style style:name="T2932" style:family="text">
      <style:text-properties officeooo:rsid="122c63b6"/>
    </style:style>
    <style:style style:name="T2933" style:family="text">
      <style:text-properties officeooo:rsid="122f47cc"/>
    </style:style>
    <style:style style:name="T2934" style:family="text">
      <style:text-properties officeooo:rsid="1230033a"/>
    </style:style>
    <style:style style:name="T2935" style:family="text">
      <style:text-properties officeooo:rsid="1230fea2"/>
    </style:style>
    <style:style style:name="T2936" style:family="text">
      <style:text-properties officeooo:rsid="12313fe9"/>
    </style:style>
    <style:style style:name="T2937" style:family="text">
      <style:text-properties officeooo:rsid="1232d874"/>
    </style:style>
    <style:style style:name="T2938" style:family="text">
      <style:text-properties officeooo:rsid="12341068"/>
    </style:style>
    <style:style style:name="T2939" style:family="text">
      <style:text-properties officeooo:rsid="12368b43"/>
    </style:style>
    <style:style style:name="T2940" style:family="text">
      <style:text-properties officeooo:rsid="12381600"/>
    </style:style>
    <style:style style:name="T2941" style:family="text">
      <style:text-properties officeooo:rsid="12393212"/>
    </style:style>
    <style:style style:name="T2942" style:family="text">
      <style:text-properties officeooo:rsid="123a3af9"/>
    </style:style>
    <style:style style:name="T2943" style:family="text">
      <style:text-properties officeooo:rsid="123b6b42"/>
    </style:style>
    <style:style style:name="T2944" style:family="text">
      <style:text-properties officeooo:rsid="123bcc6b"/>
    </style:style>
    <style:style style:name="T2945" style:family="text">
      <style:text-properties officeooo:rsid="123c8d09"/>
    </style:style>
    <style:style style:name="T2946" style:family="text">
      <style:text-properties officeooo:rsid="123df596"/>
    </style:style>
    <style:style style:name="T2947" style:family="text">
      <style:text-properties officeooo:rsid="123eeaaf"/>
    </style:style>
    <style:style style:name="T2948" style:family="text">
      <style:text-properties officeooo:rsid="12428de5"/>
    </style:style>
    <style:style style:name="T2949" style:family="text">
      <style:text-properties officeooo:rsid="12450b2d"/>
    </style:style>
    <style:style style:name="T2950" style:family="text">
      <style:text-properties officeooo:rsid="1245ade2"/>
    </style:style>
    <style:style style:name="T2951" style:family="text">
      <style:text-properties officeooo:rsid="12477502"/>
    </style:style>
    <style:style style:name="T2952" style:family="text">
      <style:text-properties officeooo:rsid="124bca8f"/>
    </style:style>
    <style:style style:name="T2953" style:family="text">
      <style:text-properties officeooo:rsid="124c56e2"/>
    </style:style>
    <style:style style:name="T2954" style:family="text">
      <style:text-properties officeooo:rsid="124dd7b2"/>
    </style:style>
    <style:style style:name="T2955" style:family="text">
      <style:text-properties officeooo:rsid="124e9a26"/>
    </style:style>
    <style:style style:name="T2956" style:family="text">
      <style:text-properties officeooo:rsid="12505681"/>
    </style:style>
    <style:style style:name="T2957" style:family="text">
      <style:text-properties officeooo:rsid="12508360"/>
    </style:style>
    <style:style style:name="T2958" style:family="text">
      <style:text-properties officeooo:rsid="12513309"/>
    </style:style>
    <style:style style:name="T2959" style:family="text">
      <style:text-properties officeooo:rsid="125226a9"/>
    </style:style>
    <style:style style:name="T2960" style:family="text">
      <style:text-properties officeooo:rsid="12534fbd"/>
    </style:style>
    <style:style style:name="T2961" style:family="text">
      <style:text-properties officeooo:rsid="1253af94"/>
    </style:style>
    <style:style style:name="T2962" style:family="text">
      <style:text-properties officeooo:rsid="1255d218"/>
    </style:style>
    <style:style style:name="T2963" style:family="text">
      <style:text-properties officeooo:rsid="125780ff"/>
    </style:style>
    <style:style style:name="T2964" style:family="text">
      <style:text-properties officeooo:rsid="1258178c"/>
    </style:style>
    <style:style style:name="T2965" style:family="text">
      <style:text-properties officeooo:rsid="125aa737"/>
    </style:style>
    <style:style style:name="T2966" style:family="text">
      <style:text-properties officeooo:rsid="125b7842"/>
    </style:style>
    <style:style style:name="T2967" style:family="text">
      <style:text-properties officeooo:rsid="125d1c16"/>
    </style:style>
    <style:style style:name="T2968" style:family="text">
      <style:text-properties officeooo:rsid="125dae90"/>
    </style:style>
    <style:style style:name="T2969" style:family="text">
      <style:text-properties officeooo:rsid="125f8b86"/>
    </style:style>
    <style:style style:name="T2970" style:family="text">
      <style:text-properties officeooo:rsid="12615911"/>
    </style:style>
    <style:style style:name="T2971" style:family="text">
      <style:text-properties officeooo:rsid="12627700"/>
    </style:style>
    <style:style style:name="T2972" style:family="text">
      <style:text-properties officeooo:rsid="126354ed"/>
    </style:style>
    <style:style style:name="T2973" style:family="text">
      <style:text-properties officeooo:rsid="1264d6ad"/>
    </style:style>
    <style:style style:name="T2974" style:family="text">
      <style:text-properties officeooo:rsid="1265b51d"/>
    </style:style>
    <style:style style:name="T2975" style:family="text">
      <style:text-properties officeooo:rsid="1266fe2e"/>
    </style:style>
    <style:style style:name="T2976" style:family="text">
      <style:text-properties officeooo:rsid="1268e239"/>
    </style:style>
    <style:style style:name="T2977" style:family="text">
      <style:text-properties officeooo:rsid="126d993d"/>
    </style:style>
    <style:style style:name="T2978" style:family="text">
      <style:text-properties officeooo:rsid="126dcce3"/>
    </style:style>
    <style:style style:name="T2979" style:family="text">
      <style:text-properties officeooo:rsid="126f8993"/>
    </style:style>
    <style:style style:name="T2980" style:family="text">
      <style:text-properties officeooo:rsid="1270c1ee"/>
    </style:style>
    <style:style style:name="T2981" style:family="text">
      <style:text-properties officeooo:rsid="1270fb38"/>
    </style:style>
    <style:style style:name="T2982" style:family="text">
      <style:text-properties officeooo:rsid="12739dce"/>
    </style:style>
    <style:style style:name="T2983" style:family="text">
      <style:text-properties officeooo:rsid="1273f568"/>
    </style:style>
    <style:style style:name="T2984" style:family="text">
      <style:text-properties officeooo:rsid="1275f618"/>
    </style:style>
    <style:style style:name="T2985" style:family="text">
      <style:text-properties officeooo:rsid="12762adc"/>
    </style:style>
    <style:style style:name="T2986" style:family="text">
      <style:text-properties officeooo:rsid="1278edd6"/>
    </style:style>
    <style:style style:name="T2987" style:family="text">
      <style:text-properties officeooo:rsid="12791c02"/>
    </style:style>
    <style:style style:name="T2988" style:family="text">
      <style:text-properties officeooo:rsid="127b0e93"/>
    </style:style>
    <style:style style:name="T2989" style:family="text">
      <style:text-properties officeooo:rsid="127b9b51"/>
    </style:style>
    <style:style style:name="T2990" style:family="text">
      <style:text-properties officeooo:rsid="127f4373"/>
    </style:style>
    <style:style style:name="T2991" style:family="text">
      <style:text-properties officeooo:rsid="12810b3e"/>
    </style:style>
    <style:style style:name="T2992" style:family="text">
      <style:text-properties officeooo:rsid="128309ad"/>
    </style:style>
    <style:style style:name="T2993" style:family="text">
      <style:text-properties officeooo:rsid="1283b45b"/>
    </style:style>
    <style:style style:name="T2994" style:family="text">
      <style:text-properties officeooo:rsid="128408d2"/>
    </style:style>
    <style:style style:name="T2995" style:family="text">
      <style:text-properties officeooo:rsid="1285b473"/>
    </style:style>
    <style:style style:name="T2996" style:family="text">
      <style:text-properties officeooo:rsid="128639ce"/>
    </style:style>
    <style:style style:name="T2997" style:family="text">
      <style:text-properties officeooo:rsid="12875ff4"/>
    </style:style>
    <style:style style:name="T2998" style:family="text">
      <style:text-properties officeooo:rsid="128961b4"/>
    </style:style>
    <style:style style:name="T2999" style:family="text">
      <style:text-properties officeooo:rsid="1289637c"/>
    </style:style>
    <style:style style:name="T3000" style:family="text">
      <style:text-properties officeooo:rsid="128ad344"/>
    </style:style>
    <style:style style:name="T3001" style:family="text">
      <style:text-properties officeooo:rsid="128c522b"/>
    </style:style>
    <style:style style:name="T3002" style:family="text">
      <style:text-properties officeooo:rsid="128dbe9e"/>
    </style:style>
    <style:style style:name="T3003" style:family="text">
      <style:text-properties officeooo:rsid="128ed23f"/>
    </style:style>
    <style:style style:name="T3004" style:family="text">
      <style:text-properties officeooo:rsid="128ef578"/>
    </style:style>
    <style:style style:name="T3005" style:family="text">
      <style:text-properties officeooo:rsid="128f4d2c"/>
    </style:style>
    <style:style style:name="T3006" style:family="text">
      <style:text-properties officeooo:rsid="128feaec"/>
    </style:style>
    <style:style style:name="T3007" style:family="text">
      <style:text-properties officeooo:rsid="12915e15"/>
    </style:style>
    <style:style style:name="T3008" style:family="text">
      <style:text-properties officeooo:rsid="1292bbc1"/>
    </style:style>
    <style:style style:name="T3009" style:family="text">
      <style:text-properties officeooo:rsid="12935445"/>
    </style:style>
    <style:style style:name="T3010" style:family="text">
      <style:text-properties officeooo:rsid="1297c31d"/>
    </style:style>
    <style:style style:name="T3011" style:family="text">
      <style:text-properties officeooo:rsid="1297d319"/>
    </style:style>
    <style:style style:name="T3012" style:family="text">
      <style:text-properties officeooo:rsid="129908e1"/>
    </style:style>
    <style:style style:name="T3013" style:family="text">
      <style:text-properties officeooo:rsid="129c2ee1"/>
    </style:style>
    <style:style style:name="T3014" style:family="text">
      <style:text-properties officeooo:rsid="129cc89b"/>
    </style:style>
    <style:style style:name="T3015" style:family="text">
      <style:text-properties officeooo:rsid="129ee4e9"/>
    </style:style>
    <style:style style:name="T3016" style:family="text">
      <style:text-properties officeooo:rsid="12a09211"/>
    </style:style>
    <style:style style:name="T3017" style:family="text">
      <style:text-properties officeooo:rsid="12a1cc02"/>
    </style:style>
    <style:style style:name="T3018" style:family="text">
      <style:text-properties officeooo:rsid="12a1fee7"/>
    </style:style>
    <style:style style:name="T3019" style:family="text">
      <style:text-properties officeooo:rsid="12a349fe"/>
    </style:style>
    <style:style style:name="T3020" style:family="text">
      <style:text-properties officeooo:rsid="12a469ff"/>
    </style:style>
    <style:style style:name="T3021" style:family="text">
      <style:text-properties officeooo:rsid="12a5405c"/>
    </style:style>
    <style:style style:name="T3022" style:family="text">
      <style:text-properties officeooo:rsid="12a57ee0"/>
    </style:style>
    <style:style style:name="T3023" style:family="text">
      <style:text-properties officeooo:rsid="12a7068e"/>
    </style:style>
    <style:style style:name="T3024" style:family="text">
      <style:text-properties officeooo:rsid="12a882df"/>
    </style:style>
    <style:style style:name="T3025" style:family="text">
      <style:text-properties officeooo:rsid="12a96fd0"/>
    </style:style>
    <style:style style:name="T3026" style:family="text">
      <style:text-properties officeooo:rsid="12aa992d"/>
    </style:style>
    <style:style style:name="T3027" style:family="text">
      <style:text-properties officeooo:rsid="12ab0317"/>
    </style:style>
    <style:style style:name="T3028" style:family="text">
      <style:text-properties officeooo:rsid="12abce81"/>
    </style:style>
    <style:style style:name="T3029" style:family="text">
      <style:text-properties officeooo:rsid="12ac5a0e"/>
    </style:style>
    <style:style style:name="T3030" style:family="text">
      <style:text-properties officeooo:rsid="12ae8a78"/>
    </style:style>
    <style:style style:name="T3031" style:family="text">
      <style:text-properties officeooo:rsid="12af9faa"/>
    </style:style>
    <style:style style:name="T3032" style:family="text">
      <style:text-properties officeooo:rsid="12b0abca"/>
    </style:style>
    <style:style style:name="T3033" style:family="text">
      <style:text-properties officeooo:rsid="12b1ada0"/>
    </style:style>
    <style:style style:name="T3034" style:family="text">
      <style:text-properties officeooo:rsid="12b31df8"/>
    </style:style>
    <style:style style:name="T3035" style:family="text">
      <style:text-properties officeooo:rsid="12b364c6"/>
    </style:style>
    <style:style style:name="T3036" style:family="text">
      <style:text-properties officeooo:rsid="12b55b82"/>
    </style:style>
    <style:style style:name="T3037" style:family="text">
      <style:text-properties officeooo:rsid="12b6af8b"/>
    </style:style>
    <style:style style:name="T3038" style:family="text">
      <style:text-properties officeooo:rsid="12b8a218"/>
    </style:style>
    <style:style style:name="T3039" style:family="text">
      <style:text-properties officeooo:rsid="12b97b5e"/>
    </style:style>
    <style:style style:name="T3040" style:family="text">
      <style:text-properties officeooo:rsid="12ba203f"/>
    </style:style>
    <style:style style:name="T3041" style:family="text">
      <style:text-properties officeooo:rsid="12bdaaa4"/>
    </style:style>
    <style:style style:name="T3042" style:family="text">
      <style:text-properties officeooo:rsid="12be6f95"/>
    </style:style>
    <style:style style:name="T3043" style:family="text">
      <style:text-properties officeooo:rsid="12c030a5"/>
    </style:style>
    <style:style style:name="T3044" style:family="text">
      <style:text-properties officeooo:rsid="12c04db9"/>
    </style:style>
    <style:style style:name="T3045" style:family="text">
      <style:text-properties officeooo:rsid="12c0ff76"/>
    </style:style>
    <style:style style:name="T3046" style:family="text">
      <style:text-properties officeooo:rsid="12c2c41b"/>
    </style:style>
    <style:style style:name="T3047" style:family="text">
      <style:text-properties officeooo:rsid="12c2c4db"/>
    </style:style>
    <style:style style:name="T3048" style:family="text">
      <style:text-properties officeooo:rsid="12c3ed09"/>
    </style:style>
    <style:style style:name="T3049" style:family="text">
      <style:text-properties officeooo:rsid="12c58ca6"/>
    </style:style>
    <style:style style:name="T3050" style:family="text">
      <style:text-properties officeooo:rsid="12c6ea8a"/>
    </style:style>
    <style:style style:name="T3051" style:family="text">
      <style:text-properties officeooo:rsid="12c7d261"/>
    </style:style>
    <style:style style:name="T3052" style:family="text">
      <style:text-properties officeooo:rsid="12c97c39"/>
    </style:style>
    <style:style style:name="T3053" style:family="text">
      <style:text-properties officeooo:rsid="12c9e531"/>
    </style:style>
    <style:style style:name="T3054" style:family="text">
      <style:text-properties officeooo:rsid="12ca6f4b"/>
    </style:style>
    <style:style style:name="T3055" style:family="text">
      <style:text-properties officeooo:rsid="12cc16ba"/>
    </style:style>
    <style:style style:name="T3056" style:family="text">
      <style:text-properties officeooo:rsid="12cd7552"/>
    </style:style>
    <style:style style:name="T3057" style:family="text">
      <style:text-properties officeooo:rsid="12ced184"/>
    </style:style>
    <style:style style:name="T3058" style:family="text">
      <style:text-properties officeooo:rsid="12d01065"/>
    </style:style>
    <style:style style:name="T3059" style:family="text">
      <style:text-properties officeooo:rsid="12d097a7"/>
    </style:style>
    <style:style style:name="T3060" style:family="text">
      <style:text-properties officeooo:rsid="12d28648"/>
    </style:style>
    <style:style style:name="T3061" style:family="text">
      <style:text-properties officeooo:rsid="12d2db41"/>
    </style:style>
    <style:style style:name="T3062" style:family="text">
      <style:text-properties officeooo:rsid="12d7e558"/>
    </style:style>
    <style:style style:name="T3063" style:family="text">
      <style:text-properties officeooo:rsid="12d7ef87"/>
    </style:style>
    <style:style style:name="T3064" style:family="text">
      <style:text-properties officeooo:rsid="12d80d72"/>
    </style:style>
    <style:style style:name="T3065" style:family="text">
      <style:text-properties officeooo:rsid="12d84ef9"/>
    </style:style>
    <style:style style:name="T3066" style:family="text">
      <style:text-properties officeooo:rsid="12d943f4"/>
    </style:style>
    <style:style style:name="T3067" style:family="text">
      <style:text-properties officeooo:rsid="12d94c05"/>
    </style:style>
    <style:style style:name="T3068" style:family="text">
      <style:text-properties officeooo:rsid="12d991d0"/>
    </style:style>
    <style:style style:name="T3069" style:family="text">
      <style:text-properties officeooo:rsid="12daf5a1"/>
    </style:style>
    <style:style style:name="T3070" style:family="text">
      <style:text-properties officeooo:rsid="12db7c6a"/>
    </style:style>
    <style:style style:name="T3071" style:family="text">
      <style:text-properties officeooo:rsid="12dbcb29"/>
    </style:style>
    <style:style style:name="T3072" style:family="text">
      <style:text-properties officeooo:rsid="12dd3de7"/>
    </style:style>
    <style:style style:name="T3073" style:family="text">
      <style:text-properties officeooo:rsid="12dec0e3"/>
    </style:style>
    <style:style style:name="T3074" style:family="text">
      <style:text-properties officeooo:rsid="12e123b0"/>
    </style:style>
    <style:style style:name="T3075" style:family="text">
      <style:text-properties officeooo:rsid="12e24d41"/>
    </style:style>
    <style:style style:name="T3076" style:family="text">
      <style:text-properties officeooo:rsid="12e39727"/>
    </style:style>
    <style:style style:name="T3077" style:family="text">
      <style:text-properties officeooo:rsid="12e52203"/>
    </style:style>
    <style:style style:name="T3078" style:family="text">
      <style:text-properties officeooo:rsid="12e61bc9"/>
    </style:style>
    <style:style style:name="T3079" style:family="text">
      <style:text-properties officeooo:rsid="12e6c1a9"/>
    </style:style>
    <style:style style:name="T3080" style:family="text">
      <style:text-properties officeooo:rsid="12e7db4c"/>
    </style:style>
    <style:style style:name="T3081" style:family="text">
      <style:text-properties officeooo:rsid="12e8c6dd"/>
    </style:style>
    <style:style style:name="T3082" style:family="text">
      <style:text-properties officeooo:rsid="12ea267d"/>
    </style:style>
    <style:style style:name="T3083" style:family="text">
      <style:text-properties officeooo:rsid="12ec24be"/>
    </style:style>
    <style:style style:name="T3084" style:family="text">
      <style:text-properties officeooo:rsid="12eca8a7"/>
    </style:style>
    <style:style style:name="T3085" style:family="text">
      <style:text-properties officeooo:rsid="12ed6d4c"/>
    </style:style>
    <style:style style:name="T3086" style:family="text">
      <style:text-properties officeooo:rsid="12eed043"/>
    </style:style>
    <style:style style:name="T3087" style:family="text">
      <style:text-properties officeooo:rsid="12efec33"/>
    </style:style>
    <style:style style:name="T3088" style:family="text">
      <style:text-properties officeooo:rsid="12f10a10"/>
    </style:style>
    <style:style style:name="T3089" style:family="text">
      <style:text-properties officeooo:rsid="12f3ac10"/>
    </style:style>
    <style:style style:name="T3090" style:family="text">
      <style:text-properties officeooo:rsid="12f59572"/>
    </style:style>
    <style:style style:name="T3091" style:family="text">
      <style:text-properties officeooo:rsid="12f5a223"/>
    </style:style>
    <style:style style:name="T3092" style:family="text">
      <style:text-properties officeooo:rsid="12f8cac6"/>
    </style:style>
    <style:style style:name="T3093" style:family="text">
      <style:text-properties officeooo:rsid="12fa5d95"/>
    </style:style>
    <style:style style:name="T3094" style:family="text">
      <style:text-properties officeooo:rsid="12fa6cfa"/>
    </style:style>
    <style:style style:name="T3095" style:family="text">
      <style:text-properties officeooo:rsid="12fb74a4"/>
    </style:style>
    <style:style style:name="T3096" style:family="text">
      <style:text-properties officeooo:rsid="12fd09a0"/>
    </style:style>
    <style:style style:name="T3097" style:family="text">
      <style:text-properties officeooo:rsid="12ff4f13"/>
    </style:style>
    <style:style style:name="T3098" style:family="text">
      <style:text-properties officeooo:rsid="1301056d"/>
    </style:style>
    <style:style style:name="T3099" style:family="text">
      <style:text-properties officeooo:rsid="1302040e"/>
    </style:style>
    <style:style style:name="T3100" style:family="text">
      <style:text-properties officeooo:rsid="1303c193"/>
    </style:style>
    <style:style style:name="T3101" style:family="text">
      <style:text-properties officeooo:rsid="1304403f"/>
    </style:style>
    <style:style style:name="T3102" style:family="text">
      <style:text-properties officeooo:rsid="13056c2a"/>
    </style:style>
    <style:style style:name="T3103" style:family="text">
      <style:text-properties officeooo:rsid="1305b04e"/>
    </style:style>
    <style:style style:name="T3104" style:family="text">
      <style:text-properties officeooo:rsid="1305d782"/>
    </style:style>
    <style:style style:name="T3105" style:family="text">
      <style:text-properties officeooo:rsid="1307b207"/>
    </style:style>
    <style:style style:name="T3106" style:family="text">
      <style:text-properties officeooo:rsid="1308489c"/>
    </style:style>
    <style:style style:name="T3107" style:family="text">
      <style:text-properties officeooo:rsid="1308b414"/>
    </style:style>
    <style:style style:name="T3108" style:family="text">
      <style:text-properties officeooo:rsid="13098d2b"/>
    </style:style>
    <style:style style:name="T3109" style:family="text">
      <style:text-properties officeooo:rsid="130a599d"/>
    </style:style>
    <style:style style:name="T3110" style:family="text">
      <style:text-properties officeooo:rsid="130b8de9"/>
    </style:style>
    <style:style style:name="T3111" style:family="text">
      <style:text-properties officeooo:rsid="130c97cc"/>
    </style:style>
    <style:style style:name="T3112" style:family="text">
      <style:text-properties officeooo:rsid="130e3aba"/>
    </style:style>
    <style:style style:name="T3113" style:family="text">
      <style:text-properties officeooo:rsid="130e7d15"/>
    </style:style>
    <style:style style:name="T3114" style:family="text">
      <style:text-properties officeooo:rsid="130fb3e8"/>
    </style:style>
    <style:style style:name="T3115" style:family="text">
      <style:text-properties officeooo:rsid="130fcb07"/>
    </style:style>
    <style:style style:name="T3116" style:family="text">
      <style:text-properties officeooo:rsid="131147e3"/>
    </style:style>
    <style:style style:name="T3117" style:family="text">
      <style:text-properties officeooo:rsid="131330ea"/>
    </style:style>
    <style:style style:name="T3118" style:family="text">
      <style:text-properties officeooo:rsid="1313c201"/>
    </style:style>
    <style:style style:name="T3119" style:family="text">
      <style:text-properties officeooo:rsid="1313f869"/>
    </style:style>
    <style:style style:name="T3120" style:family="text">
      <style:text-properties officeooo:rsid="1314c90d"/>
    </style:style>
    <style:style style:name="T3121" style:family="text">
      <style:text-properties officeooo:rsid="1314cdb7"/>
    </style:style>
    <style:style style:name="T3122" style:family="text">
      <style:text-properties officeooo:rsid="13156d61"/>
    </style:style>
    <style:style style:name="T3123" style:family="text">
      <style:text-properties officeooo:rsid="1315806c"/>
    </style:style>
    <style:style style:name="T3124" style:family="text">
      <style:text-properties officeooo:rsid="131674cb"/>
    </style:style>
    <style:style style:name="T3125" style:family="text">
      <style:text-properties officeooo:rsid="13180b9a"/>
    </style:style>
    <style:style style:name="T3126" style:family="text">
      <style:text-properties officeooo:rsid="13197f86"/>
    </style:style>
    <style:style style:name="T3127" style:family="text">
      <style:text-properties officeooo:rsid="131b6df1"/>
    </style:style>
    <style:style style:name="T3128" style:family="text">
      <style:text-properties officeooo:rsid="131bfd02"/>
    </style:style>
    <style:style style:name="T3129" style:family="text">
      <style:text-properties officeooo:rsid="131c21ee"/>
    </style:style>
    <style:style style:name="T3130" style:family="text">
      <style:text-properties officeooo:rsid="131c3237"/>
    </style:style>
    <style:style style:name="T3131" style:family="text">
      <style:text-properties officeooo:rsid="131dcad1"/>
    </style:style>
    <style:style style:name="T3132" style:family="text">
      <style:text-properties officeooo:rsid="131fa546"/>
    </style:style>
    <style:style style:name="T3133" style:family="text">
      <style:text-properties officeooo:rsid="13204e6f"/>
    </style:style>
    <style:style style:name="T3134" style:family="text">
      <style:text-properties officeooo:rsid="13207931"/>
    </style:style>
    <style:style style:name="T3135" style:family="text">
      <style:text-properties officeooo:rsid="132099d8"/>
    </style:style>
    <style:style style:name="T3136" style:family="text">
      <style:text-properties officeooo:rsid="13213b61"/>
    </style:style>
    <style:style style:name="T3137" style:family="text">
      <style:text-properties officeooo:rsid="13228126"/>
    </style:style>
    <style:style style:name="T3138" style:family="text">
      <style:text-properties officeooo:rsid="13233ab6"/>
    </style:style>
    <style:style style:name="T3139" style:family="text">
      <style:text-properties officeooo:rsid="13241ede"/>
    </style:style>
    <style:style style:name="T3140" style:family="text">
      <style:text-properties officeooo:rsid="1325704f"/>
    </style:style>
    <style:style style:name="T3141" style:family="text">
      <style:text-properties officeooo:rsid="13266204"/>
    </style:style>
    <style:style style:name="T3142" style:family="text">
      <style:text-properties officeooo:rsid="1326ed68"/>
    </style:style>
    <style:style style:name="T3143" style:family="text">
      <style:text-properties officeooo:rsid="13285473"/>
    </style:style>
    <style:style style:name="T3144" style:family="text">
      <style:text-properties officeooo:rsid="13297448"/>
    </style:style>
    <style:style style:name="T3145" style:family="text">
      <style:text-properties officeooo:rsid="132bf34a"/>
    </style:style>
    <style:style style:name="T3146" style:family="text">
      <style:text-properties officeooo:rsid="132c8082"/>
    </style:style>
    <style:style style:name="T3147" style:family="text">
      <style:text-properties officeooo:rsid="132d81a0"/>
    </style:style>
    <style:style style:name="T3148" style:family="text">
      <style:text-properties officeooo:rsid="132f7167"/>
    </style:style>
    <style:style style:name="T3149" style:family="text">
      <style:text-properties officeooo:rsid="1330cea9"/>
    </style:style>
    <style:style style:name="T3150" style:family="text">
      <style:text-properties officeooo:rsid="13315cde"/>
    </style:style>
    <style:style style:name="T3151" style:family="text">
      <style:text-properties officeooo:rsid="13324da0"/>
    </style:style>
    <style:style style:name="T3152" style:family="text">
      <style:text-properties officeooo:rsid="1333db4c"/>
    </style:style>
    <style:style style:name="T3153" style:family="text">
      <style:text-properties officeooo:rsid="13348069"/>
    </style:style>
    <style:style style:name="T3154" style:family="text">
      <style:text-properties officeooo:rsid="1334f9b3"/>
    </style:style>
    <style:style style:name="T3155" style:family="text">
      <style:text-properties officeooo:rsid="13358a1a"/>
    </style:style>
    <style:style style:name="T3156" style:family="text">
      <style:text-properties officeooo:rsid="133703ac"/>
    </style:style>
    <style:style style:name="T3157" style:family="text">
      <style:text-properties officeooo:rsid="1338bb66"/>
    </style:style>
    <style:style style:name="T3158" style:family="text">
      <style:text-properties officeooo:rsid="133a5f9c"/>
    </style:style>
    <style:style style:name="T3159" style:family="text">
      <style:text-properties officeooo:rsid="133b96fb"/>
    </style:style>
    <style:style style:name="T3160" style:family="text">
      <style:text-properties officeooo:rsid="133ce696"/>
    </style:style>
    <style:style style:name="T3161" style:family="text">
      <style:text-properties officeooo:rsid="133d001c"/>
    </style:style>
    <style:style style:name="T3162" style:family="text">
      <style:text-properties officeooo:rsid="133ea076"/>
    </style:style>
    <style:style style:name="T3163" style:family="text">
      <style:text-properties officeooo:rsid="133ff10e"/>
    </style:style>
    <style:style style:name="T3164" style:family="text">
      <style:text-properties officeooo:rsid="1341c8a1"/>
    </style:style>
    <style:style style:name="T3165" style:family="text">
      <style:text-properties officeooo:rsid="134277b3"/>
    </style:style>
    <style:style style:name="T3166" style:family="text">
      <style:text-properties officeooo:rsid="1342a849"/>
    </style:style>
    <style:style style:name="T3167" style:family="text">
      <style:text-properties officeooo:rsid="13437eb4"/>
    </style:style>
    <style:style style:name="T3168" style:family="text">
      <style:text-properties officeooo:rsid="1345474e"/>
    </style:style>
    <style:style style:name="T3169" style:family="text">
      <style:text-properties officeooo:rsid="134691dc"/>
    </style:style>
    <style:style style:name="T3170" style:family="text">
      <style:text-properties officeooo:rsid="1346a814"/>
    </style:style>
    <style:style style:name="T3171" style:family="text">
      <style:text-properties officeooo:rsid="1346aaa4"/>
    </style:style>
    <style:style style:name="T3172" style:family="text">
      <style:text-properties officeooo:rsid="134835ca"/>
    </style:style>
    <style:style style:name="T3173" style:family="text">
      <style:text-properties officeooo:rsid="134a080f"/>
    </style:style>
    <style:style style:name="T3174" style:family="text">
      <style:text-properties officeooo:rsid="134af7e9"/>
    </style:style>
    <style:style style:name="T3175" style:family="text">
      <style:text-properties officeooo:rsid="134ccf60"/>
    </style:style>
    <style:style style:name="T3176" style:family="text">
      <style:text-properties officeooo:rsid="134e87f4"/>
    </style:style>
    <style:style style:name="T3177" style:family="text">
      <style:text-properties officeooo:rsid="1351c2dd"/>
    </style:style>
    <style:style style:name="T3178" style:family="text">
      <style:text-properties officeooo:rsid="13521876"/>
    </style:style>
    <style:style style:name="T3179" style:family="text">
      <style:text-properties officeooo:rsid="135270b2"/>
    </style:style>
    <style:style style:name="T3180" style:family="text">
      <style:text-properties officeooo:rsid="13539569"/>
    </style:style>
    <style:style style:name="T3181" style:family="text">
      <style:text-properties officeooo:rsid="1354543f"/>
    </style:style>
    <style:style style:name="T3182" style:family="text">
      <style:text-properties officeooo:rsid="135587db"/>
    </style:style>
    <style:style style:name="T3183" style:family="text">
      <style:text-properties officeooo:rsid="13564ca0"/>
    </style:style>
    <style:style style:name="T3184" style:family="text">
      <style:text-properties officeooo:rsid="13570e50"/>
    </style:style>
    <style:style style:name="T3185" style:family="text">
      <style:text-properties officeooo:rsid="135851b5"/>
    </style:style>
    <style:style style:name="T3186" style:family="text">
      <style:text-properties officeooo:rsid="13586d85"/>
    </style:style>
    <style:style style:name="T3187" style:family="text">
      <style:text-properties officeooo:rsid="1358e8e9"/>
    </style:style>
    <style:style style:name="T3188" style:family="text">
      <style:text-properties officeooo:rsid="1359d683"/>
    </style:style>
    <style:style style:name="T3189" style:family="text">
      <style:text-properties officeooo:rsid="135abf08"/>
    </style:style>
    <style:style style:name="T3190" style:family="text">
      <style:text-properties officeooo:rsid="135acd29"/>
    </style:style>
    <style:style style:name="T3191" style:family="text">
      <style:text-properties officeooo:rsid="135b8cda"/>
    </style:style>
    <style:style style:name="T3192" style:family="text">
      <style:text-properties officeooo:rsid="135ea893"/>
    </style:style>
    <style:style style:name="T3193" style:family="text">
      <style:text-properties officeooo:rsid="13618c49"/>
    </style:style>
    <style:style style:name="T3194" style:family="text">
      <style:text-properties officeooo:rsid="1361d05d"/>
    </style:style>
    <style:style style:name="T3195" style:family="text">
      <style:text-properties officeooo:rsid="1362648f"/>
    </style:style>
    <style:style style:name="T3196" style:family="text">
      <style:text-properties officeooo:rsid="13641abc"/>
    </style:style>
    <style:style style:name="T3197" style:family="text">
      <style:text-properties officeooo:rsid="1365a09e"/>
    </style:style>
    <style:style style:name="T3198" style:family="text">
      <style:text-properties officeooo:rsid="136760e9"/>
    </style:style>
    <style:style style:name="T3199" style:family="text">
      <style:text-properties officeooo:rsid="1368f396"/>
    </style:style>
    <style:style style:name="T3200" style:family="text">
      <style:text-properties officeooo:rsid="1369dd9b"/>
    </style:style>
    <style:style style:name="T3201" style:family="text">
      <style:text-properties officeooo:rsid="136b2f81"/>
    </style:style>
    <style:style style:name="T3202" style:family="text">
      <style:text-properties officeooo:rsid="136d224c"/>
    </style:style>
    <style:style style:name="T3203" style:family="text">
      <style:text-properties officeooo:rsid="136d8762"/>
    </style:style>
    <style:style style:name="T3204" style:family="text">
      <style:text-properties officeooo:rsid="136ec9e1"/>
    </style:style>
    <style:style style:name="T3205" style:family="text">
      <style:text-properties officeooo:rsid="136f5858"/>
    </style:style>
    <style:style style:name="T3206" style:family="text">
      <style:text-properties officeooo:rsid="136fce4d"/>
    </style:style>
    <style:style style:name="T3207" style:family="text">
      <style:text-properties officeooo:rsid="1371ae4f"/>
    </style:style>
    <style:style style:name="T3208" style:family="text">
      <style:text-properties officeooo:rsid="137268d9"/>
    </style:style>
    <style:style style:name="T3209" style:family="text">
      <style:text-properties officeooo:rsid="1372f57b"/>
    </style:style>
    <style:style style:name="T3210" style:family="text">
      <style:text-properties officeooo:rsid="1374cc92"/>
    </style:style>
    <style:style style:name="T3211" style:family="text">
      <style:text-properties officeooo:rsid="13751bf9"/>
    </style:style>
    <style:style style:name="T3212" style:family="text">
      <style:text-properties officeooo:rsid="137538c1"/>
    </style:style>
    <style:style style:name="T3213" style:family="text">
      <style:text-properties officeooo:rsid="137554dd"/>
    </style:style>
    <style:style style:name="T3214" style:family="text">
      <style:text-properties officeooo:rsid="1375b9ac"/>
    </style:style>
    <style:style style:name="T3215" style:family="text">
      <style:text-properties officeooo:rsid="13772d50"/>
    </style:style>
    <style:style style:name="T3216" style:family="text">
      <style:text-properties officeooo:rsid="13781d37"/>
    </style:style>
    <style:style style:name="T3217" style:family="text">
      <style:text-properties officeooo:rsid="1379c5d0"/>
    </style:style>
    <style:style style:name="T3218" style:family="text">
      <style:text-properties officeooo:rsid="1379f29c"/>
    </style:style>
    <style:style style:name="T3219" style:family="text">
      <style:text-properties officeooo:rsid="137a90ef"/>
    </style:style>
    <style:style style:name="T3220" style:family="text">
      <style:text-properties officeooo:rsid="137ad2ec"/>
    </style:style>
    <style:style style:name="T3221" style:family="text">
      <style:text-properties officeooo:rsid="137b539a"/>
    </style:style>
    <style:style style:name="T3222" style:family="text">
      <style:text-properties officeooo:rsid="137c2897"/>
    </style:style>
    <style:style style:name="T3223" style:family="text">
      <style:text-properties officeooo:rsid="137e0011"/>
    </style:style>
    <style:style style:name="T3224" style:family="text">
      <style:text-properties officeooo:rsid="137efc0d"/>
    </style:style>
    <style:style style:name="T3225" style:family="text">
      <style:text-properties officeooo:rsid="137fd9f7"/>
    </style:style>
    <style:style style:name="T3226" style:family="text">
      <style:text-properties officeooo:rsid="13814cee"/>
    </style:style>
    <style:style style:name="T3227" style:family="text">
      <style:text-properties officeooo:rsid="13833e08"/>
    </style:style>
    <style:style style:name="T3228" style:family="text">
      <style:text-properties officeooo:rsid="13851945"/>
    </style:style>
    <style:style style:name="T3229" style:family="text">
      <style:text-properties officeooo:rsid="1385e2bc"/>
    </style:style>
    <style:style style:name="T3230" style:family="text">
      <style:text-properties officeooo:rsid="13862d16"/>
    </style:style>
    <style:style style:name="T3231" style:family="text">
      <style:text-properties officeooo:rsid="13864a4e"/>
    </style:style>
    <style:style style:name="T3232" style:family="text">
      <style:text-properties officeooo:rsid="1388479e"/>
    </style:style>
    <style:style style:name="T3233" style:family="text">
      <style:text-properties officeooo:rsid="138a3df3"/>
    </style:style>
    <style:style style:name="T3234" style:family="text">
      <style:text-properties officeooo:rsid="138c140a"/>
    </style:style>
    <style:style style:name="T3235" style:family="text">
      <style:text-properties officeooo:rsid="138df7df"/>
    </style:style>
    <style:style style:name="T3236" style:family="text">
      <style:text-properties officeooo:rsid="138f4f46"/>
    </style:style>
    <style:style style:name="T3237" style:family="text">
      <style:text-properties officeooo:rsid="138fd7ca"/>
    </style:style>
    <style:style style:name="T3238" style:family="text">
      <style:text-properties officeooo:rsid="139301b0"/>
    </style:style>
    <style:style style:name="T3239" style:family="text">
      <style:text-properties officeooo:rsid="13933a04"/>
    </style:style>
    <style:style style:name="T3240" style:family="text">
      <style:text-properties officeooo:rsid="13939ce0"/>
    </style:style>
    <style:style style:name="T3241" style:family="text">
      <style:text-properties officeooo:rsid="139496ac"/>
    </style:style>
    <style:style style:name="T3242" style:family="text">
      <style:text-properties officeooo:rsid="1395f4ae"/>
    </style:style>
    <style:style style:name="T3243" style:family="text">
      <style:text-properties officeooo:rsid="13988f17"/>
    </style:style>
    <style:style style:name="T3244" style:family="text">
      <style:text-properties officeooo:rsid="139a8b3c"/>
    </style:style>
    <style:style style:name="T3245" style:family="text">
      <style:text-properties officeooo:rsid="139bc742"/>
    </style:style>
    <style:style style:name="T3246" style:family="text">
      <style:text-properties officeooo:rsid="139d080f"/>
    </style:style>
    <style:style style:name="T3247" style:family="text">
      <style:text-properties officeooo:rsid="139eb86d"/>
    </style:style>
    <style:style style:name="T3248" style:family="text">
      <style:text-properties officeooo:rsid="139f56da"/>
    </style:style>
    <style:style style:name="T3249" style:family="text">
      <style:text-properties officeooo:rsid="13a17525"/>
    </style:style>
    <style:style style:name="T3250" style:family="text">
      <style:text-properties officeooo:rsid="13a1efe5"/>
    </style:style>
    <style:style style:name="T3251" style:family="text">
      <style:text-properties officeooo:rsid="13a2e18a"/>
    </style:style>
    <style:style style:name="T3252" style:family="text">
      <style:text-properties officeooo:rsid="13a54352"/>
    </style:style>
    <style:style style:name="T3253" style:family="text">
      <style:text-properties officeooo:rsid="13a6f10f"/>
    </style:style>
    <style:style style:name="T3254" style:family="text">
      <style:text-properties officeooo:rsid="13aad470"/>
    </style:style>
    <style:style style:name="T3255" style:family="text">
      <style:text-properties officeooo:rsid="13ac3dc4"/>
    </style:style>
    <style:style style:name="T3256" style:family="text">
      <style:text-properties officeooo:rsid="13acc3d7"/>
    </style:style>
    <style:style style:name="T3257" style:family="text">
      <style:text-properties officeooo:rsid="13ad46f6"/>
    </style:style>
    <style:style style:name="T3258" style:family="text">
      <style:text-properties officeooo:rsid="13ae8118"/>
    </style:style>
    <style:style style:name="T3259" style:family="text">
      <style:text-properties officeooo:rsid="13b07111"/>
    </style:style>
    <style:style style:name="T3260" style:family="text">
      <style:text-properties officeooo:rsid="13b1f398"/>
    </style:style>
    <style:style style:name="T3261" style:family="text">
      <style:text-properties officeooo:rsid="13b22127"/>
    </style:style>
    <style:style style:name="T3262" style:family="text">
      <style:text-properties officeooo:rsid="13b339e0"/>
    </style:style>
    <style:style style:name="T3263" style:family="text">
      <style:text-properties officeooo:rsid="13b53896"/>
    </style:style>
    <style:style style:name="T3264" style:family="text">
      <style:text-properties officeooo:rsid="13b5d5c8"/>
    </style:style>
    <style:style style:name="T3265" style:family="text">
      <style:text-properties officeooo:rsid="13b6d660"/>
    </style:style>
    <style:style style:name="T3266" style:family="text">
      <style:text-properties officeooo:rsid="13b7de58"/>
    </style:style>
    <style:style style:name="T3267" style:family="text">
      <style:text-properties officeooo:rsid="13b9c050"/>
    </style:style>
    <style:style style:name="T3268" style:family="text">
      <style:text-properties officeooo:rsid="13bbb8b5"/>
    </style:style>
    <style:style style:name="T3269" style:family="text">
      <style:text-properties officeooo:rsid="13bd7f52"/>
    </style:style>
    <style:style style:name="T3270" style:family="text">
      <style:text-properties officeooo:rsid="13be46b7"/>
    </style:style>
    <style:style style:name="T3271" style:family="text">
      <style:text-properties officeooo:rsid="13c120c6"/>
    </style:style>
    <style:style style:name="T3272" style:family="text">
      <style:text-properties officeooo:rsid="13c43181"/>
    </style:style>
    <style:style style:name="T3273" style:family="text">
      <style:text-properties officeooo:rsid="13c5d466"/>
    </style:style>
    <style:style style:name="T3274" style:family="text">
      <style:text-properties officeooo:rsid="13c7790d"/>
    </style:style>
    <style:style style:name="T3275" style:family="text">
      <style:text-properties officeooo:rsid="13c8db11"/>
    </style:style>
    <style:style style:name="T3276" style:family="text">
      <style:text-properties officeooo:rsid="13ca0bed"/>
    </style:style>
    <style:style style:name="T3277" style:family="text">
      <style:text-properties officeooo:rsid="13cc1b0b"/>
    </style:style>
    <style:style style:name="T3278" style:family="text">
      <style:text-properties officeooo:rsid="13cd369a"/>
    </style:style>
    <style:style style:name="T3279" style:family="text">
      <style:text-properties officeooo:rsid="13ce3e1d"/>
    </style:style>
    <style:style style:name="T3280" style:family="text">
      <style:text-properties officeooo:rsid="13cece31"/>
    </style:style>
    <style:style style:name="T3281" style:family="text">
      <style:text-properties officeooo:rsid="13d06bcb"/>
    </style:style>
    <style:style style:name="T3282" style:family="text">
      <style:text-properties officeooo:rsid="13d20e7f"/>
    </style:style>
    <style:style style:name="T3283" style:family="text">
      <style:text-properties officeooo:rsid="13d2141b"/>
    </style:style>
    <style:style style:name="T3284" style:family="text">
      <style:text-properties officeooo:rsid="13d35ea8"/>
    </style:style>
    <style:style style:name="T3285" style:family="text">
      <style:text-properties officeooo:rsid="13d40e15"/>
    </style:style>
    <style:style style:name="T3286" style:family="text">
      <style:text-properties officeooo:rsid="13d5906d"/>
    </style:style>
    <style:style style:name="T3287" style:family="text">
      <style:text-properties officeooo:rsid="13d648da"/>
    </style:style>
    <style:style style:name="T3288" style:family="text">
      <style:text-properties officeooo:rsid="13d7a3d0"/>
    </style:style>
    <style:style style:name="T3289" style:family="text">
      <style:text-properties officeooo:rsid="13d863ed"/>
    </style:style>
    <style:style style:name="T3290" style:family="text">
      <style:text-properties officeooo:rsid="13d8d67d"/>
    </style:style>
    <style:style style:name="T3291" style:family="text">
      <style:text-properties officeooo:rsid="13d8e53c"/>
    </style:style>
    <style:style style:name="T3292" style:family="text">
      <style:text-properties officeooo:rsid="13da52c7"/>
    </style:style>
    <style:style style:name="T3293" style:family="text">
      <style:text-properties officeooo:rsid="13dbd9f2"/>
    </style:style>
    <style:style style:name="T3294" style:family="text">
      <style:text-properties officeooo:rsid="13deca80"/>
    </style:style>
    <style:style style:name="T3295" style:family="text">
      <style:text-properties officeooo:rsid="13decbd9"/>
    </style:style>
    <style:style style:name="T3296" style:family="text">
      <style:text-properties officeooo:rsid="13e02f64"/>
    </style:style>
    <style:style style:name="T3297" style:family="text">
      <style:text-properties officeooo:rsid="13e09827"/>
    </style:style>
    <style:style style:name="T3298" style:family="text">
      <style:text-properties officeooo:rsid="13e176ba"/>
    </style:style>
    <style:style style:name="T3299" style:family="text">
      <style:text-properties officeooo:rsid="13e2b0c5"/>
    </style:style>
    <style:style style:name="T3300" style:family="text">
      <style:text-properties officeooo:rsid="13e44187"/>
    </style:style>
    <style:style style:name="T3301" style:family="text">
      <style:text-properties officeooo:rsid="13e47913"/>
    </style:style>
    <style:style style:name="T3302" style:family="text">
      <style:text-properties officeooo:rsid="13e69d59"/>
    </style:style>
    <style:style style:name="T3303" style:family="text">
      <style:text-properties officeooo:rsid="13e877f9"/>
    </style:style>
    <style:style style:name="T3304" style:family="text">
      <style:text-properties officeooo:rsid="13eb9269"/>
    </style:style>
    <style:style style:name="T3305" style:family="text">
      <style:text-properties officeooo:rsid="13ed836c"/>
    </style:style>
    <style:style style:name="T3306" style:family="text">
      <style:text-properties officeooo:rsid="13ee6d37"/>
    </style:style>
    <style:style style:name="T3307" style:family="text">
      <style:text-properties officeooo:rsid="13efe487"/>
    </style:style>
    <style:style style:name="T3308" style:family="text">
      <style:text-properties officeooo:rsid="13f02c60"/>
    </style:style>
    <style:style style:name="T3309" style:family="text">
      <style:text-properties officeooo:rsid="13f103e3"/>
    </style:style>
    <style:style style:name="T3310" style:family="text">
      <style:text-properties officeooo:rsid="13f2bcb7"/>
    </style:style>
    <style:style style:name="T3311" style:family="text">
      <style:text-properties officeooo:rsid="13f6504e"/>
    </style:style>
    <style:style style:name="T3312" style:family="text">
      <style:text-properties officeooo:rsid="13f78f90"/>
    </style:style>
    <style:style style:name="T3313" style:family="text">
      <style:text-properties officeooo:rsid="13f7f198"/>
    </style:style>
    <style:style style:name="T3314" style:family="text">
      <style:text-properties officeooo:rsid="13f980d9"/>
    </style:style>
    <style:style style:name="T3315" style:family="text">
      <style:text-properties officeooo:rsid="13fb136a"/>
    </style:style>
    <style:style style:name="T3316" style:family="text">
      <style:text-properties officeooo:rsid="13fb6c9f"/>
    </style:style>
    <style:style style:name="T3317" style:family="text">
      <style:text-properties officeooo:rsid="13fccd5f"/>
    </style:style>
    <style:style style:name="T3318" style:family="text">
      <style:text-properties officeooo:rsid="13fd8ca3"/>
    </style:style>
    <style:style style:name="T3319" style:family="text">
      <style:text-properties officeooo:rsid="13fe7e34"/>
    </style:style>
    <style:style style:name="T3320" style:family="text">
      <style:text-properties officeooo:rsid="140035a6"/>
    </style:style>
    <style:style style:name="T3321" style:family="text">
      <style:text-properties officeooo:rsid="14015bae"/>
    </style:style>
    <style:style style:name="T3322" style:family="text">
      <style:text-properties officeooo:rsid="140199b6"/>
    </style:style>
    <style:style style:name="T3323" style:family="text">
      <style:text-properties officeooo:rsid="1401dcf1"/>
    </style:style>
    <style:style style:name="T3324" style:family="text">
      <style:text-properties officeooo:rsid="1403d043"/>
    </style:style>
    <style:style style:name="T3325" style:family="text">
      <style:text-properties officeooo:rsid="1406258b"/>
    </style:style>
    <style:style style:name="T3326" style:family="text">
      <style:text-properties officeooo:rsid="14067f67"/>
    </style:style>
    <style:style style:name="T3327" style:family="text">
      <style:text-properties officeooo:rsid="1407de11"/>
    </style:style>
    <style:style style:name="T3328" style:family="text">
      <style:text-properties officeooo:rsid="14091408"/>
    </style:style>
    <style:style style:name="T3329" style:family="text">
      <style:text-properties officeooo:rsid="1409a397"/>
    </style:style>
    <style:style style:name="T3330" style:family="text">
      <style:text-properties officeooo:rsid="140a59ea"/>
    </style:style>
    <style:style style:name="T3331" style:family="text">
      <style:text-properties officeooo:rsid="140bc4af"/>
    </style:style>
    <style:style style:name="T3332" style:family="text">
      <style:text-properties officeooo:rsid="140d71cf"/>
    </style:style>
    <style:style style:name="T3333" style:family="text">
      <style:text-properties officeooo:rsid="140e0148"/>
    </style:style>
    <style:style style:name="T3334" style:family="text">
      <style:text-properties officeooo:rsid="140fe4c1"/>
    </style:style>
    <style:style style:name="T3335" style:family="text">
      <style:text-properties officeooo:rsid="14114c62"/>
    </style:style>
    <style:style style:name="T3336" style:family="text">
      <style:text-properties officeooo:rsid="141265d7"/>
    </style:style>
    <style:style style:name="T3337" style:family="text">
      <style:text-properties officeooo:rsid="1412d28f"/>
    </style:style>
    <style:style style:name="T3338" style:family="text">
      <style:text-properties officeooo:rsid="14146e28"/>
    </style:style>
    <style:style style:name="T3339" style:family="text">
      <style:text-properties officeooo:rsid="1416b275"/>
    </style:style>
    <style:style style:name="T3340" style:family="text">
      <style:text-properties officeooo:rsid="1416fc23"/>
    </style:style>
    <style:style style:name="T3341" style:family="text">
      <style:text-properties officeooo:rsid="1417df07"/>
    </style:style>
    <style:style style:name="T3342" style:family="text">
      <style:text-properties officeooo:rsid="141889f5"/>
    </style:style>
    <style:style style:name="T3343" style:family="text">
      <style:text-properties officeooo:rsid="141a6c3c"/>
    </style:style>
    <style:style style:name="T3344" style:family="text">
      <style:text-properties officeooo:rsid="141b1678"/>
    </style:style>
    <style:style style:name="T3345" style:family="text">
      <style:text-properties officeooo:rsid="141b2ce6"/>
    </style:style>
    <style:style style:name="T3346" style:family="text">
      <style:text-properties officeooo:rsid="141c0ddd"/>
    </style:style>
    <style:style style:name="T3347" style:family="text">
      <style:text-properties officeooo:rsid="141c1b19"/>
    </style:style>
    <style:style style:name="T3348" style:family="text">
      <style:text-properties officeooo:rsid="141d2e90"/>
    </style:style>
    <style:style style:name="T3349" style:family="text">
      <style:text-properties officeooo:rsid="141ecdc1"/>
    </style:style>
    <style:style style:name="T3350" style:family="text">
      <style:text-properties officeooo:rsid="141f648e"/>
    </style:style>
    <style:style style:name="T3351" style:family="text">
      <style:text-properties officeooo:rsid="14200517"/>
    </style:style>
    <style:style style:name="T3352" style:family="text">
      <style:text-properties officeooo:rsid="14203c28"/>
    </style:style>
    <style:style style:name="T3353" style:family="text">
      <style:text-properties officeooo:rsid="142040ae"/>
    </style:style>
    <style:style style:name="T3354" style:family="text">
      <style:text-properties officeooo:rsid="142647b2"/>
    </style:style>
    <style:style style:name="T3355" style:family="text">
      <style:text-properties officeooo:rsid="1427be04"/>
    </style:style>
    <style:style style:name="T3356" style:family="text">
      <style:text-properties officeooo:rsid="1428337c"/>
    </style:style>
    <style:style style:name="T3357" style:family="text">
      <style:text-properties officeooo:rsid="1428b921"/>
    </style:style>
    <style:style style:name="T3358" style:family="text">
      <style:text-properties officeooo:rsid="142a621f"/>
    </style:style>
    <style:style style:name="T3359" style:family="text">
      <style:text-properties officeooo:rsid="142c28b9"/>
    </style:style>
    <style:style style:name="T3360" style:family="text">
      <style:text-properties officeooo:rsid="142c2929"/>
    </style:style>
    <style:style style:name="T3361" style:family="text">
      <style:text-properties officeooo:rsid="142c9aa1"/>
    </style:style>
    <style:style style:name="T3362" style:family="text">
      <style:text-properties officeooo:rsid="142e12a3"/>
    </style:style>
    <style:style style:name="T3363" style:family="text">
      <style:text-properties officeooo:rsid="143170e1"/>
    </style:style>
    <style:style style:name="T3364" style:family="text">
      <style:text-properties officeooo:rsid="14334a63"/>
    </style:style>
    <style:style style:name="T3365" style:family="text">
      <style:text-properties officeooo:rsid="14340db8"/>
    </style:style>
    <style:style style:name="T3366" style:family="text">
      <style:text-properties officeooo:rsid="1434612f"/>
    </style:style>
    <style:style style:name="T3367" style:family="text">
      <style:text-properties officeooo:rsid="1435e38b"/>
    </style:style>
    <style:style style:name="T3368" style:family="text">
      <style:text-properties officeooo:rsid="143731cb"/>
    </style:style>
    <style:style style:name="T3369" style:family="text">
      <style:text-properties officeooo:rsid="14374a0c"/>
    </style:style>
    <style:style style:name="T3370" style:family="text">
      <style:text-properties officeooo:rsid="14392004"/>
    </style:style>
    <style:style style:name="T3371" style:family="text">
      <style:text-properties officeooo:rsid="143a215c"/>
    </style:style>
    <style:style style:name="T3372" style:family="text">
      <style:text-properties officeooo:rsid="143a3702"/>
    </style:style>
    <style:style style:name="T3373" style:family="text">
      <style:text-properties officeooo:rsid="143ad75d"/>
    </style:style>
    <style:style style:name="T3374" style:family="text">
      <style:text-properties officeooo:rsid="143adbea"/>
    </style:style>
    <style:style style:name="T3375" style:family="text">
      <style:text-properties officeooo:rsid="143cbf89"/>
    </style:style>
    <style:style style:name="T3376" style:family="text">
      <style:text-properties officeooo:rsid="143e9aac"/>
    </style:style>
    <style:style style:name="T3377" style:family="text">
      <style:text-properties officeooo:rsid="143f5dde"/>
    </style:style>
    <style:style style:name="T3378" style:family="text">
      <style:text-properties officeooo:rsid="14407ef8"/>
    </style:style>
    <style:style style:name="T3379" style:family="text">
      <style:text-properties officeooo:rsid="1440aa88"/>
    </style:style>
    <style:style style:name="T3380" style:family="text">
      <style:text-properties officeooo:rsid="14422f5f"/>
    </style:style>
    <style:style style:name="T3381" style:family="text">
      <style:text-properties officeooo:rsid="1443739e"/>
    </style:style>
    <style:style style:name="T3382" style:family="text">
      <style:text-properties officeooo:rsid="1444548d"/>
    </style:style>
    <style:style style:name="T3383" style:family="text">
      <style:text-properties officeooo:rsid="1445b227"/>
    </style:style>
    <style:style style:name="T3384" style:family="text">
      <style:text-properties officeooo:rsid="14467609"/>
    </style:style>
    <style:style style:name="T3385" style:family="text">
      <style:text-properties officeooo:rsid="14468b4c"/>
    </style:style>
    <style:style style:name="T3386" style:family="text">
      <style:text-properties officeooo:rsid="14470d11"/>
    </style:style>
    <style:style style:name="T3387" style:family="text">
      <style:text-properties officeooo:rsid="14479f6a"/>
    </style:style>
    <style:style style:name="T3388" style:family="text">
      <style:text-properties officeooo:rsid="14495765"/>
    </style:style>
    <style:style style:name="T3389" style:family="text">
      <style:text-properties officeooo:rsid="144abf17"/>
    </style:style>
    <style:style style:name="T3390" style:family="text">
      <style:text-properties officeooo:rsid="144c6f10"/>
    </style:style>
    <style:style style:name="T3391" style:family="text">
      <style:text-properties officeooo:rsid="144cfb1a"/>
    </style:style>
    <style:style style:name="T3392" style:family="text">
      <style:text-properties officeooo:rsid="144e973c"/>
    </style:style>
    <style:style style:name="T3393" style:family="text">
      <style:text-properties officeooo:rsid="144fb30a"/>
    </style:style>
    <style:style style:name="T3394" style:family="text">
      <style:text-properties officeooo:rsid="14510007"/>
    </style:style>
    <style:style style:name="T3395" style:family="text">
      <style:text-properties officeooo:rsid="145115fa"/>
    </style:style>
    <style:style style:name="T3396" style:family="text">
      <style:text-properties officeooo:rsid="00ab986d"/>
    </style:style>
    <style:style style:name="T3397" style:family="text">
      <style:text-properties officeooo:rsid="14539c31"/>
    </style:style>
    <style:style style:name="T3398" style:family="text">
      <style:text-properties officeooo:rsid="1453cd00"/>
    </style:style>
    <style:style style:name="T3399" style:family="text">
      <style:text-properties officeooo:rsid="1454b330"/>
    </style:style>
    <style:style style:name="T3400" style:family="text">
      <style:text-properties officeooo:rsid="009989c0"/>
    </style:style>
    <style:style style:name="T3401" style:family="text">
      <style:text-properties officeooo:rsid="1457ef9d"/>
    </style:style>
    <style:style style:name="T3402" style:family="text">
      <style:text-properties officeooo:rsid="1458d43c"/>
    </style:style>
    <style:style style:name="T3403" style:family="text">
      <style:text-properties officeooo:rsid="1459e20f"/>
    </style:style>
    <style:style style:name="T3404" style:family="text">
      <style:text-properties officeooo:rsid="145afb22"/>
    </style:style>
    <style:style style:name="T3405" style:family="text">
      <style:text-properties officeooo:rsid="145d0440"/>
    </style:style>
    <style:style style:name="T3406" style:family="text">
      <style:text-properties officeooo:rsid="145d6e42"/>
    </style:style>
    <style:style style:name="T3407" style:family="text">
      <style:text-properties officeooo:rsid="145e5984"/>
    </style:style>
    <style:style style:name="T3408" style:family="text">
      <style:text-properties officeooo:rsid="145ea8c6"/>
    </style:style>
    <style:style style:name="T3409" style:family="text">
      <style:text-properties officeooo:rsid="14606628"/>
    </style:style>
    <style:style style:name="T3410" style:family="text">
      <style:text-properties officeooo:rsid="1460f22c"/>
    </style:style>
    <style:style style:name="T3411" style:family="text">
      <style:text-properties officeooo:rsid="1461de10"/>
    </style:style>
    <style:style style:name="T3412" style:family="text">
      <style:text-properties officeooo:rsid="146354db"/>
    </style:style>
    <style:style style:name="T3413" style:family="text">
      <style:text-properties officeooo:rsid="1463ace3"/>
    </style:style>
    <style:style style:name="T3414" style:family="text">
      <style:text-properties officeooo:rsid="146481ac"/>
    </style:style>
    <style:style style:name="T3415" style:family="text">
      <style:text-properties officeooo:rsid="1464d020"/>
    </style:style>
    <style:style style:name="T3416" style:family="text">
      <style:text-properties officeooo:rsid="1465045c"/>
    </style:style>
    <style:style style:name="T3417" style:family="text">
      <style:text-properties officeooo:rsid="1465c238"/>
    </style:style>
    <style:style style:name="T3418" style:family="text">
      <style:text-properties officeooo:rsid="146992a6"/>
    </style:style>
    <style:style style:name="T3419" style:family="text">
      <style:text-properties officeooo:rsid="146b0406"/>
    </style:style>
    <style:style style:name="T3420" style:family="text">
      <style:text-properties officeooo:rsid="146b17d2"/>
    </style:style>
    <style:style style:name="T3421" style:family="text">
      <style:text-properties officeooo:rsid="146fa2f7"/>
    </style:style>
    <style:style style:name="T3422" style:family="text">
      <style:text-properties officeooo:rsid="14712d55"/>
    </style:style>
    <style:style style:name="T3423" style:family="text">
      <style:text-properties officeooo:rsid="14726329"/>
    </style:style>
    <style:style style:name="T3424" style:family="text">
      <style:text-properties officeooo:rsid="1475dfb0"/>
    </style:style>
    <style:style style:name="T3425" style:family="text">
      <style:text-properties officeooo:rsid="14771b3e"/>
    </style:style>
    <style:style style:name="T3426" style:family="text">
      <style:text-properties officeooo:rsid="14774a07"/>
    </style:style>
    <style:style style:name="T3427" style:family="text">
      <style:text-properties officeooo:rsid="14779cdb"/>
    </style:style>
    <style:style style:name="T3428" style:family="text">
      <style:text-properties officeooo:rsid="1478df7e"/>
    </style:style>
    <style:style style:name="T3429" style:family="text">
      <style:text-properties officeooo:rsid="147a3880"/>
    </style:style>
    <style:style style:name="T3430" style:family="text">
      <style:text-properties officeooo:rsid="147a4883"/>
    </style:style>
    <style:style style:name="T3431" style:family="text">
      <style:text-properties officeooo:rsid="147a5c80"/>
    </style:style>
    <style:style style:name="T3432" style:family="text">
      <style:text-properties officeooo:rsid="147ad6f2"/>
    </style:style>
    <style:style style:name="T3433" style:family="text">
      <style:text-properties officeooo:rsid="147cafee"/>
    </style:style>
    <style:style style:name="T3434" style:family="text">
      <style:text-properties officeooo:rsid="147d58ea"/>
    </style:style>
    <style:style style:name="T3435" style:family="text">
      <style:text-properties officeooo:rsid="147d831f"/>
    </style:style>
    <style:style style:name="T3436" style:family="text">
      <style:text-properties officeooo:rsid="147ff88e"/>
    </style:style>
    <style:style style:name="T3437" style:family="text">
      <style:text-properties officeooo:rsid="14803526"/>
    </style:style>
    <style:style style:name="T3438" style:family="text">
      <style:text-properties officeooo:rsid="14816f50"/>
    </style:style>
    <style:style style:name="T3439" style:family="text">
      <style:text-properties officeooo:rsid="14835b1e"/>
    </style:style>
    <style:style style:name="T3440" style:family="text">
      <style:text-properties officeooo:rsid="14845ef2"/>
    </style:style>
    <style:style style:name="T3441" style:family="text">
      <style:text-properties officeooo:rsid="148579c6"/>
    </style:style>
    <style:style style:name="T3442" style:family="text">
      <style:text-properties officeooo:rsid="14896939"/>
    </style:style>
    <style:style style:name="T3443" style:family="text">
      <style:text-properties officeooo:rsid="148a6198"/>
    </style:style>
    <style:style style:name="T3444" style:family="text">
      <style:text-properties officeooo:rsid="148bbab7"/>
    </style:style>
    <style:style style:name="T3445" style:family="text">
      <style:text-properties officeooo:rsid="148c3ede"/>
    </style:style>
    <style:style style:name="T3446" style:family="text">
      <style:text-properties officeooo:rsid="148e17ed"/>
    </style:style>
    <style:style style:name="T3447" style:family="text">
      <style:text-properties officeooo:rsid="148fff4f"/>
    </style:style>
    <style:style style:name="T3448" style:family="text">
      <style:text-properties officeooo:rsid="14913d1d"/>
    </style:style>
    <style:style style:name="T3449" style:family="text">
      <style:text-properties officeooo:rsid="1492f72b"/>
    </style:style>
    <style:style style:name="T3450" style:family="text">
      <style:text-properties officeooo:rsid="14964af1"/>
    </style:style>
    <style:style style:name="T3451" style:family="text">
      <style:text-properties officeooo:rsid="14978703"/>
    </style:style>
    <style:style style:name="T3452" style:family="text">
      <style:text-properties officeooo:rsid="1498731b"/>
    </style:style>
    <style:style style:name="T3453" style:family="text">
      <style:text-properties officeooo:rsid="149adf66"/>
    </style:style>
    <style:style style:name="T3454" style:family="text">
      <style:text-properties officeooo:rsid="149bd3f0"/>
    </style:style>
    <style:style style:name="T3455" style:family="text">
      <style:text-properties officeooo:rsid="149d54f9"/>
    </style:style>
    <style:style style:name="T3456" style:family="text">
      <style:text-properties officeooo:rsid="149da4a2"/>
    </style:style>
    <style:style style:name="T3457" style:family="text">
      <style:text-properties officeooo:rsid="149ed562"/>
    </style:style>
    <style:style style:name="T3458" style:family="text">
      <style:text-properties officeooo:rsid="14a02dff"/>
    </style:style>
    <style:style style:name="T3459" style:family="text">
      <style:text-properties officeooo:rsid="14a2030e"/>
    </style:style>
    <style:style style:name="T3460" style:family="text">
      <style:text-properties officeooo:rsid="14a2bd9b"/>
    </style:style>
    <style:style style:name="T3461" style:family="text">
      <style:text-properties officeooo:rsid="14a47e06"/>
    </style:style>
    <style:style style:name="T3462" style:family="text">
      <style:text-properties officeooo:rsid="14a70766"/>
    </style:style>
    <style:style style:name="T3463" style:family="text">
      <style:text-properties officeooo:rsid="14a7dffa"/>
    </style:style>
    <style:style style:name="T3464" style:family="text">
      <style:text-properties officeooo:rsid="14a8d9bd"/>
    </style:style>
    <style:style style:name="T3465" style:family="text">
      <style:text-properties officeooo:rsid="14aad0ed"/>
    </style:style>
    <style:style style:name="T3466" style:family="text">
      <style:text-properties officeooo:rsid="14ab1862"/>
    </style:style>
    <style:style style:name="T3467" style:family="text">
      <style:text-properties officeooo:rsid="14ac9ebc"/>
    </style:style>
    <style:style style:name="T3468" style:family="text">
      <style:text-properties officeooo:rsid="14adc01f"/>
    </style:style>
    <style:style style:name="T3469" style:family="text">
      <style:text-properties officeooo:rsid="14af9e0c"/>
    </style:style>
    <style:style style:name="T3470" style:family="text">
      <style:text-properties officeooo:rsid="14afc28e"/>
    </style:style>
    <style:style style:name="T3471" style:family="text">
      <style:text-properties officeooo:rsid="14afe174"/>
    </style:style>
    <style:style style:name="T3472" style:family="text">
      <style:text-properties officeooo:rsid="14affbcb"/>
    </style:style>
    <style:style style:name="T3473" style:family="text">
      <style:text-properties officeooo:rsid="14b15cdf"/>
    </style:style>
    <style:style style:name="T3474" style:family="text">
      <style:text-properties officeooo:rsid="14b1e6c6"/>
    </style:style>
    <style:style style:name="T3475" style:family="text">
      <style:text-properties officeooo:rsid="14b1ff23"/>
    </style:style>
    <style:style style:name="T3476" style:family="text">
      <style:text-properties officeooo:rsid="14b5a417"/>
    </style:style>
    <style:style style:name="T3477" style:family="text">
      <style:text-properties officeooo:rsid="14b62fd0"/>
    </style:style>
    <style:style style:name="T3478" style:family="text">
      <style:text-properties officeooo:rsid="14b7e7f2"/>
    </style:style>
    <style:style style:name="T3479" style:family="text">
      <style:text-properties officeooo:rsid="14b8f1b3"/>
    </style:style>
    <style:style style:name="T3480" style:family="text">
      <style:text-properties officeooo:rsid="14ba0c9d"/>
    </style:style>
    <style:style style:name="T3481" style:family="text">
      <style:text-properties officeooo:rsid="14bb09d7"/>
    </style:style>
    <style:style style:name="T3482" style:family="text">
      <style:text-properties officeooo:rsid="14be92fb"/>
    </style:style>
    <style:style style:name="T3483" style:family="text">
      <style:text-properties officeooo:rsid="14bf6a9b"/>
    </style:style>
    <style:style style:name="T3484" style:family="text">
      <style:text-properties officeooo:rsid="14c0544c"/>
    </style:style>
    <style:style style:name="T3485" style:family="text">
      <style:text-properties officeooo:rsid="14c2351b"/>
    </style:style>
    <style:style style:name="T3486" style:family="text">
      <style:text-properties officeooo:rsid="14c49a23"/>
    </style:style>
    <style:style style:name="T3487" style:family="text">
      <style:text-properties officeooo:rsid="14c5d319"/>
    </style:style>
    <style:style style:name="T3488" style:family="text">
      <style:text-properties officeooo:rsid="14c5d7dd"/>
    </style:style>
    <style:style style:name="T3489" style:family="text">
      <style:text-properties officeooo:rsid="14c77919"/>
    </style:style>
    <style:style style:name="T3490" style:family="text">
      <style:text-properties officeooo:rsid="14c8258a"/>
    </style:style>
    <style:style style:name="T3491" style:family="text">
      <style:text-properties officeooo:rsid="14c94564"/>
    </style:style>
    <style:style style:name="T3492" style:family="text">
      <style:text-properties officeooo:rsid="14ca724d"/>
    </style:style>
    <style:style style:name="T3493" style:family="text">
      <style:text-properties officeooo:rsid="14cb0a33"/>
    </style:style>
    <style:style style:name="T3494" style:family="text">
      <style:text-properties officeooo:rsid="14cb14f1"/>
    </style:style>
    <style:style style:name="T3495" style:family="text">
      <style:text-properties officeooo:rsid="14cc0726"/>
    </style:style>
    <style:style style:name="T3496" style:family="text">
      <style:text-properties officeooo:rsid="14cc14ea"/>
    </style:style>
    <style:style style:name="T3497" style:family="text">
      <style:text-properties officeooo:rsid="14cd9731"/>
    </style:style>
    <style:style style:name="T3498" style:family="text">
      <style:text-properties officeooo:rsid="14cef7ca"/>
    </style:style>
    <style:style style:name="T3499" style:family="text">
      <style:text-properties officeooo:rsid="14cf1101"/>
    </style:style>
    <style:style style:name="T3500" style:family="text">
      <style:text-properties officeooo:rsid="14d07e66"/>
    </style:style>
    <style:style style:name="T3501" style:family="text">
      <style:text-properties officeooo:rsid="14d0e347"/>
    </style:style>
    <style:style style:name="T3502" style:family="text">
      <style:text-properties officeooo:rsid="14d1c750"/>
    </style:style>
    <style:style style:name="T3503" style:family="text">
      <style:text-properties officeooo:rsid="14d2464d"/>
    </style:style>
    <style:style style:name="T3504" style:family="text">
      <style:text-properties officeooo:rsid="14d53b6c"/>
    </style:style>
    <style:style style:name="T3505" style:family="text">
      <style:text-properties officeooo:rsid="14d729af"/>
    </style:style>
    <style:style style:name="T3506" style:family="text">
      <style:text-properties officeooo:rsid="14d91376"/>
    </style:style>
    <style:style style:name="T3507" style:family="text">
      <style:text-properties officeooo:rsid="14db5180"/>
    </style:style>
    <style:style style:name="T3508" style:family="text">
      <style:text-properties officeooo:rsid="14dc0379"/>
    </style:style>
    <style:style style:name="T3509" style:family="text">
      <style:text-properties officeooo:rsid="14ddbc2b"/>
    </style:style>
    <style:style style:name="T3510" style:family="text">
      <style:text-properties officeooo:rsid="14df8474"/>
    </style:style>
    <style:style style:name="T3511" style:family="text">
      <style:text-properties officeooo:rsid="14e1f362"/>
    </style:style>
    <style:style style:name="T3512" style:family="text">
      <style:text-properties officeooo:rsid="14e2f1f7"/>
    </style:style>
    <style:style style:name="T3513" style:family="text">
      <style:text-properties officeooo:rsid="14e34aeb"/>
    </style:style>
    <style:style style:name="T3514" style:family="text">
      <style:text-properties officeooo:rsid="14e52401"/>
    </style:style>
    <style:style style:name="T3515" style:family="text">
      <style:text-properties officeooo:rsid="14e5810b"/>
    </style:style>
    <style:style style:name="T3516" style:family="text">
      <style:text-properties officeooo:rsid="14e6c168"/>
    </style:style>
    <style:style style:name="T3517" style:family="text">
      <style:text-properties officeooo:rsid="14e86178"/>
    </style:style>
    <style:style style:name="T3518" style:family="text">
      <style:text-properties officeooo:rsid="14e9a11e"/>
    </style:style>
    <style:style style:name="T3519" style:family="text">
      <style:text-properties officeooo:rsid="14eacc55"/>
    </style:style>
    <style:style style:name="T3520" style:family="text">
      <style:text-properties officeooo:rsid="14ebbbba"/>
    </style:style>
    <style:style style:name="T3521" style:family="text">
      <style:text-properties officeooo:rsid="14ec33a5"/>
    </style:style>
    <style:style style:name="T3522" style:family="text">
      <style:text-properties officeooo:rsid="14ed172c"/>
    </style:style>
    <style:style style:name="T3523" style:family="text">
      <style:text-properties officeooo:rsid="14ed396e"/>
    </style:style>
    <style:style style:name="T3524" style:family="text">
      <style:text-properties officeooo:rsid="14ee1a2b"/>
    </style:style>
    <style:style style:name="T3525" style:family="text">
      <style:text-properties officeooo:rsid="14efbb2d"/>
    </style:style>
    <style:style style:name="T3526" style:family="text">
      <style:text-properties officeooo:rsid="14f16d57"/>
    </style:style>
    <style:style style:name="T3527" style:family="text">
      <style:text-properties officeooo:rsid="14f2d0c2"/>
    </style:style>
    <style:style style:name="T3528" style:family="text">
      <style:text-properties officeooo:rsid="14f45e63"/>
    </style:style>
    <style:style style:name="T3529" style:family="text">
      <style:text-properties officeooo:rsid="14f48ff7"/>
    </style:style>
    <style:style style:name="T3530" style:family="text">
      <style:text-properties officeooo:rsid="14f581eb"/>
    </style:style>
    <style:style style:name="T3531" style:family="text">
      <style:text-properties officeooo:rsid="14f700bf"/>
    </style:style>
    <style:style style:name="T3532" style:family="text">
      <style:text-properties officeooo:rsid="14f83e79"/>
    </style:style>
    <style:style style:name="T3533" style:family="text">
      <style:text-properties officeooo:rsid="14f9c38e"/>
    </style:style>
    <style:style style:name="T3534" style:family="text">
      <style:text-properties officeooo:rsid="14fa355d"/>
    </style:style>
    <style:style style:name="T3535" style:family="text">
      <style:text-properties officeooo:rsid="14fa4173"/>
    </style:style>
    <style:style style:name="T3536" style:family="text">
      <style:text-properties officeooo:rsid="14fbab1f"/>
    </style:style>
    <style:style style:name="T3537" style:family="text">
      <style:text-properties officeooo:rsid="14fca8f0"/>
    </style:style>
    <style:style style:name="T3538" style:family="text">
      <style:text-properties officeooo:rsid="14fd30a3"/>
    </style:style>
    <style:style style:name="T3539" style:family="text">
      <style:text-properties officeooo:rsid="14fe5e3a"/>
    </style:style>
    <style:style style:name="T3540" style:family="text">
      <style:text-properties officeooo:rsid="150009f7"/>
    </style:style>
    <style:style style:name="T3541" style:family="text">
      <style:text-properties officeooo:rsid="1501a213"/>
    </style:style>
    <style:style style:name="T3542" style:family="text">
      <style:text-properties officeooo:rsid="1501d9b8"/>
    </style:style>
    <style:style style:name="T3543" style:family="text">
      <style:text-properties officeooo:rsid="1503327c"/>
    </style:style>
    <style:style style:name="T3544" style:family="text">
      <style:text-properties officeooo:rsid="150461cd"/>
    </style:style>
    <style:style style:name="T3545" style:family="text">
      <style:text-properties officeooo:rsid="1504a113"/>
    </style:style>
    <style:style style:name="T3546" style:family="text">
      <style:text-properties officeooo:rsid="1505a189"/>
    </style:style>
    <style:style style:name="T3547" style:family="text">
      <style:text-properties officeooo:rsid="1507238b"/>
    </style:style>
    <style:style style:name="T3548" style:family="text">
      <style:text-properties officeooo:rsid="15080124"/>
    </style:style>
    <style:style style:name="T3549" style:family="text">
      <style:text-properties officeooo:rsid="1508dbc0"/>
    </style:style>
    <style:style style:name="T3550" style:family="text">
      <style:text-properties officeooo:rsid="1508f364"/>
    </style:style>
    <style:style style:name="T3551" style:family="text">
      <style:text-properties officeooo:rsid="15091c05"/>
    </style:style>
    <style:style style:name="T3552" style:family="text">
      <style:text-properties officeooo:rsid="1509316b"/>
    </style:style>
    <style:style style:name="T3553" style:family="text">
      <style:text-properties officeooo:rsid="150b0397"/>
    </style:style>
    <style:style style:name="T3554" style:family="text">
      <style:text-properties officeooo:rsid="150db38a"/>
    </style:style>
    <style:style style:name="T3555" style:family="text">
      <style:text-properties officeooo:rsid="150de719"/>
    </style:style>
    <style:style style:name="T3556" style:family="text">
      <style:text-properties officeooo:rsid="150f0949"/>
    </style:style>
    <style:style style:name="T3557" style:family="text">
      <style:text-properties officeooo:rsid="15103a65"/>
    </style:style>
    <style:style style:name="T3558" style:family="text">
      <style:text-properties officeooo:rsid="1510dd7e"/>
    </style:style>
    <style:style style:name="T3559" style:family="text">
      <style:text-properties officeooo:rsid="1511ce20"/>
    </style:style>
    <style:style style:name="T3560" style:family="text">
      <style:text-properties officeooo:rsid="1513a339"/>
    </style:style>
    <style:style style:name="T3561" style:family="text">
      <style:text-properties officeooo:rsid="15140bee"/>
    </style:style>
    <style:style style:name="T3562" style:family="text">
      <style:text-properties officeooo:rsid="151436be"/>
    </style:style>
    <style:style style:name="T3563" style:family="text">
      <style:text-properties officeooo:rsid="1514f6c8"/>
    </style:style>
    <style:style style:name="T3564" style:family="text">
      <style:text-properties officeooo:rsid="151620b0"/>
    </style:style>
    <style:style style:name="T3565" style:family="text">
      <style:text-properties officeooo:rsid="1517d2b5"/>
    </style:style>
    <style:style style:name="T3566" style:family="text">
      <style:text-properties officeooo:rsid="151a055b"/>
    </style:style>
    <style:style style:name="T3567" style:family="text">
      <style:text-properties officeooo:rsid="151dbace"/>
    </style:style>
    <style:style style:name="T3568" style:family="text">
      <style:text-properties officeooo:rsid="151f9e27"/>
    </style:style>
    <style:style style:name="T3569" style:family="text">
      <style:text-properties officeooo:rsid="1520db81"/>
    </style:style>
    <style:style style:name="T3570" style:family="text">
      <style:text-properties officeooo:rsid="1521b0ab"/>
    </style:style>
    <style:style style:name="T3571" style:family="text">
      <style:text-properties officeooo:rsid="15221c13"/>
    </style:style>
    <style:style style:name="T3572" style:family="text">
      <style:text-properties officeooo:rsid="1522ebe1"/>
    </style:style>
    <style:style style:name="T3573" style:family="text">
      <style:text-properties officeooo:rsid="1524404d"/>
    </style:style>
    <style:style style:name="T3574" style:family="text">
      <style:text-properties officeooo:rsid="1525e0cf"/>
    </style:style>
    <style:style style:name="T3575" style:family="text">
      <style:text-properties officeooo:rsid="152663d2"/>
    </style:style>
    <style:style style:name="T3576" style:family="text">
      <style:text-properties officeooo:rsid="1527ca6d"/>
    </style:style>
    <style:style style:name="T3577" style:family="text">
      <style:text-properties officeooo:rsid="1529aefb"/>
    </style:style>
    <style:style style:name="T3578" style:family="text">
      <style:text-properties officeooo:rsid="1529d586"/>
    </style:style>
    <style:style style:name="T3579" style:family="text">
      <style:text-properties officeooo:rsid="152b0e8c"/>
    </style:style>
    <style:style style:name="T3580" style:family="text">
      <style:text-properties officeooo:rsid="152dafd2"/>
    </style:style>
    <style:style style:name="T3581" style:family="text">
      <style:text-properties officeooo:rsid="152f576d"/>
    </style:style>
    <style:style style:name="T3582" style:family="text">
      <style:text-properties officeooo:rsid="1530d60e"/>
    </style:style>
    <style:style style:name="T3583" style:family="text">
      <style:text-properties officeooo:rsid="15315b6f"/>
    </style:style>
    <style:style style:name="T3584" style:family="text">
      <style:text-properties officeooo:rsid="1532bed3"/>
    </style:style>
    <style:style style:name="T3585" style:family="text">
      <style:text-properties officeooo:rsid="1534bb7b"/>
    </style:style>
    <style:style style:name="T3586" style:family="text">
      <style:text-properties officeooo:rsid="15358be9"/>
    </style:style>
    <style:style style:name="T3587" style:family="text">
      <style:text-properties officeooo:rsid="15370a20"/>
    </style:style>
    <style:style style:name="T3588" style:family="text">
      <style:text-properties officeooo:rsid="1538ca56"/>
    </style:style>
    <style:style style:name="T3589" style:family="text">
      <style:text-properties officeooo:rsid="153b1cd8"/>
    </style:style>
    <style:style style:name="T3590" style:family="text">
      <style:text-properties officeooo:rsid="153b235b"/>
    </style:style>
    <style:style style:name="T3591" style:family="text">
      <style:text-properties officeooo:rsid="153cc138"/>
    </style:style>
    <style:style style:name="T3592" style:family="text">
      <style:text-properties officeooo:rsid="153d18ed"/>
    </style:style>
    <style:style style:name="T3593" style:family="text">
      <style:text-properties officeooo:rsid="153df71b"/>
    </style:style>
    <style:style style:name="T3594" style:family="text">
      <style:text-properties officeooo:rsid="153fa625"/>
    </style:style>
    <style:style style:name="T3595" style:family="text">
      <style:text-properties officeooo:rsid="154055de"/>
    </style:style>
    <style:style style:name="T3596" style:family="text">
      <style:text-properties officeooo:rsid="1542e526"/>
    </style:style>
    <style:style style:name="T3597" style:family="text">
      <style:text-properties officeooo:rsid="15451ca5"/>
    </style:style>
    <style:style style:name="T3598" style:family="text">
      <style:text-properties officeooo:rsid="154530df"/>
    </style:style>
    <style:style style:name="T3599" style:family="text">
      <style:text-properties officeooo:rsid="1545472a"/>
    </style:style>
    <style:style style:name="T3600" style:family="text">
      <style:text-properties officeooo:rsid="15468c3f"/>
    </style:style>
    <style:style style:name="T3601" style:family="text">
      <style:text-properties officeooo:rsid="1547dffa"/>
    </style:style>
    <style:style style:name="T3602" style:family="text">
      <style:text-properties officeooo:rsid="1549da65"/>
    </style:style>
    <style:style style:name="T3603" style:family="text">
      <style:text-properties officeooo:rsid="154b7891"/>
    </style:style>
    <style:style style:name="T3604" style:family="text">
      <style:text-properties officeooo:rsid="154f0cc0"/>
    </style:style>
    <style:style style:name="T3605" style:family="text">
      <style:text-properties officeooo:rsid="1550f868"/>
    </style:style>
    <style:style style:name="T3606" style:family="text">
      <style:text-properties officeooo:rsid="1552f37b"/>
    </style:style>
    <style:style style:name="T3607" style:family="text">
      <style:text-properties officeooo:rsid="15533209"/>
    </style:style>
    <style:style style:name="T3608" style:family="text">
      <style:text-properties officeooo:rsid="1554ab1a"/>
    </style:style>
    <style:style style:name="T3609" style:family="text">
      <style:text-properties officeooo:rsid="15561bef"/>
    </style:style>
    <style:style style:name="T3610" style:family="text">
      <style:text-properties officeooo:rsid="15572bdf"/>
    </style:style>
    <style:style style:name="T3611" style:family="text">
      <style:text-properties officeooo:rsid="155b75f5"/>
    </style:style>
    <style:style style:name="T3612" style:family="text">
      <style:text-properties officeooo:rsid="155c4425"/>
    </style:style>
    <style:style style:name="T3613" style:family="text">
      <style:text-properties officeooo:rsid="155cc3c5"/>
    </style:style>
    <style:style style:name="T3614" style:family="text">
      <style:text-properties officeooo:rsid="155eb892"/>
    </style:style>
    <style:style style:name="T3615" style:family="text">
      <style:text-properties officeooo:rsid="155f2a15"/>
    </style:style>
    <style:style style:name="T3616" style:family="text">
      <style:text-properties officeooo:rsid="155f4f8d"/>
    </style:style>
    <style:style style:name="T3617" style:family="text">
      <style:text-properties officeooo:rsid="15608bab"/>
    </style:style>
    <style:style style:name="T3618" style:family="text">
      <style:text-properties officeooo:rsid="15616f39"/>
    </style:style>
    <style:style style:name="T3619" style:family="text">
      <style:text-properties officeooo:rsid="1561f9ff"/>
    </style:style>
    <style:style style:name="T3620" style:family="text">
      <style:text-properties officeooo:rsid="15621ab5"/>
    </style:style>
    <style:style style:name="T3621" style:family="text">
      <style:text-properties officeooo:rsid="15629c83"/>
    </style:style>
    <style:style style:name="T3622" style:family="text">
      <style:text-properties officeooo:rsid="1565d2d3"/>
    </style:style>
    <style:style style:name="T3623" style:family="text">
      <style:text-properties officeooo:rsid="1566a99f"/>
    </style:style>
    <style:style style:name="T3624" style:family="text">
      <style:text-properties officeooo:rsid="1566acf9"/>
    </style:style>
    <style:style style:name="T3625" style:family="text">
      <style:text-properties officeooo:rsid="1568b5a9"/>
    </style:style>
    <style:style style:name="T3626" style:family="text">
      <style:text-properties officeooo:rsid="156a4d96"/>
    </style:style>
    <style:style style:name="T3627" style:family="text">
      <style:text-properties officeooo:rsid="156b3388"/>
    </style:style>
    <style:style style:name="T3628" style:family="text">
      <style:text-properties officeooo:rsid="156b9f7c"/>
    </style:style>
    <style:style style:name="T3629" style:family="text">
      <style:text-properties officeooo:rsid="156c96e3"/>
    </style:style>
    <style:style style:name="T3630" style:family="text">
      <style:text-properties officeooo:rsid="1571c11f"/>
    </style:style>
    <style:style style:name="T3631" style:family="text">
      <style:text-properties officeooo:rsid="1572a0ab"/>
    </style:style>
    <style:style style:name="T3632" style:family="text">
      <style:text-properties officeooo:rsid="1573dc67"/>
    </style:style>
    <style:style style:name="T3633" style:family="text">
      <style:text-properties officeooo:rsid="15751890"/>
    </style:style>
    <style:style style:name="T3634" style:family="text">
      <style:text-properties officeooo:rsid="15775fce"/>
    </style:style>
    <style:style style:name="T3635" style:family="text">
      <style:text-properties officeooo:rsid="15778e58"/>
    </style:style>
    <style:style style:name="T3636" style:family="text">
      <style:text-properties officeooo:rsid="1578c6c4"/>
    </style:style>
    <style:style style:name="T3637" style:family="text">
      <style:text-properties officeooo:rsid="1579f738"/>
    </style:style>
    <style:style style:name="T3638" style:family="text">
      <style:text-properties officeooo:rsid="1579f762"/>
    </style:style>
    <style:style style:name="T3639" style:family="text">
      <style:text-properties officeooo:rsid="157ac144"/>
    </style:style>
    <style:style style:name="T3640" style:family="text">
      <style:text-properties officeooo:rsid="157b4303"/>
    </style:style>
    <style:style style:name="T3641" style:family="text">
      <style:text-properties officeooo:rsid="157edf5e"/>
    </style:style>
    <style:style style:name="T3642" style:family="text">
      <style:text-properties officeooo:rsid="157f3902"/>
    </style:style>
    <style:style style:name="T3643" style:family="text">
      <style:text-properties officeooo:rsid="1581bfd1"/>
    </style:style>
    <style:style style:name="T3644" style:family="text">
      <style:text-properties officeooo:rsid="15856c67"/>
    </style:style>
    <style:style style:name="T3645" style:family="text">
      <style:text-properties officeooo:rsid="15860ced"/>
    </style:style>
    <style:style style:name="T3646" style:family="text">
      <style:text-properties officeooo:rsid="1586619c"/>
    </style:style>
    <style:style style:name="T3647" style:family="text">
      <style:text-properties officeooo:rsid="1589d209"/>
    </style:style>
    <style:style style:name="T3648" style:family="text">
      <style:text-properties officeooo:rsid="158ccbea"/>
    </style:style>
    <style:style style:name="T3649" style:family="text">
      <style:text-properties officeooo:rsid="158d5d65"/>
    </style:style>
    <style:style style:name="T3650" style:family="text">
      <style:text-properties officeooo:rsid="158d852f"/>
    </style:style>
    <style:style style:name="T3651" style:family="text">
      <style:text-properties officeooo:rsid="158e5867"/>
    </style:style>
    <style:style style:name="T3652" style:family="text">
      <style:text-properties officeooo:rsid="159164f1"/>
    </style:style>
    <style:style style:name="T3653" style:family="text">
      <style:text-properties officeooo:rsid="159247f3"/>
    </style:style>
    <style:style style:name="T3654" style:family="text">
      <style:text-properties officeooo:rsid="1595820c"/>
    </style:style>
    <style:style style:name="T3655" style:family="text">
      <style:text-properties officeooo:rsid="15969f70"/>
    </style:style>
    <style:style style:name="T3656" style:family="text">
      <style:text-properties officeooo:rsid="15975617"/>
    </style:style>
    <style:style style:name="T3657" style:family="text">
      <style:text-properties officeooo:rsid="1598370e"/>
    </style:style>
    <style:style style:name="T3658" style:family="text">
      <style:text-properties officeooo:rsid="15998f4a"/>
    </style:style>
    <style:style style:name="T3659" style:family="text">
      <style:text-properties officeooo:rsid="1599b7b9"/>
    </style:style>
    <style:style style:name="T3660" style:family="text">
      <style:text-properties officeooo:rsid="159a7093"/>
    </style:style>
    <style:style style:name="T3661" style:family="text">
      <style:text-properties officeooo:rsid="159c6e8b"/>
    </style:style>
    <style:style style:name="T3662" style:family="text">
      <style:text-properties officeooo:rsid="159d8a7a"/>
    </style:style>
    <style:style style:name="T3663" style:family="text">
      <style:text-properties officeooo:rsid="159f8898"/>
    </style:style>
    <style:style style:name="T3664" style:family="text">
      <style:text-properties officeooo:rsid="15a1181e"/>
    </style:style>
    <style:style style:name="T3665" style:family="text">
      <style:text-properties officeooo:rsid="15a16b6d"/>
    </style:style>
    <style:style style:name="T3666" style:family="text">
      <style:text-properties officeooo:rsid="15a3b57a"/>
    </style:style>
    <style:style style:name="T3667" style:family="text">
      <style:text-properties officeooo:rsid="15a41a2a"/>
    </style:style>
    <style:style style:name="T3668" style:family="text">
      <style:text-properties officeooo:rsid="15a48344"/>
    </style:style>
    <style:style style:name="T3669" style:family="text">
      <style:text-properties officeooo:rsid="15a62b2d"/>
    </style:style>
    <style:style style:name="T3670" style:family="text">
      <style:text-properties officeooo:rsid="15a6af1a"/>
    </style:style>
    <style:style style:name="T3671" style:family="text">
      <style:text-properties officeooo:rsid="15a6c73e"/>
    </style:style>
    <style:style style:name="T3672" style:family="text">
      <style:text-properties officeooo:rsid="15a7b130"/>
    </style:style>
    <style:style style:name="T3673" style:family="text">
      <style:text-properties officeooo:rsid="15a91f74"/>
    </style:style>
    <style:style style:name="T3674" style:family="text">
      <style:text-properties officeooo:rsid="15a9d8d0"/>
    </style:style>
    <style:style style:name="T3675" style:family="text">
      <style:text-properties officeooo:rsid="15aa9f36"/>
    </style:style>
    <style:style style:name="T3676" style:family="text">
      <style:text-properties officeooo:rsid="15abf535"/>
    </style:style>
    <style:style style:name="T3677" style:family="text">
      <style:text-properties officeooo:rsid="15acfc1b"/>
    </style:style>
    <style:style style:name="T3678" style:family="text">
      <style:text-properties officeooo:rsid="15ad0965"/>
    </style:style>
    <style:style style:name="T3679" style:family="text">
      <style:text-properties officeooo:rsid="15b03cfd"/>
    </style:style>
    <style:style style:name="T3680" style:family="text">
      <style:text-properties officeooo:rsid="15b13d84"/>
    </style:style>
    <style:style style:name="T3681" style:family="text">
      <style:text-properties officeooo:rsid="15b46f0a"/>
    </style:style>
    <style:style style:name="T3682" style:family="text">
      <style:text-properties officeooo:rsid="15b7d655"/>
    </style:style>
    <style:style style:name="T3683" style:family="text">
      <style:text-properties officeooo:rsid="15b86b7b"/>
    </style:style>
    <style:style style:name="T3684" style:family="text">
      <style:text-properties officeooo:rsid="15bbb6b0"/>
    </style:style>
    <style:style style:name="T3685" style:family="text">
      <style:text-properties officeooo:rsid="15bd3519"/>
    </style:style>
    <style:style style:name="T3686" style:family="text">
      <style:text-properties officeooo:rsid="15bd9216"/>
    </style:style>
    <style:style style:name="T3687" style:family="text">
      <style:text-properties officeooo:rsid="15be6648"/>
    </style:style>
    <style:style style:name="T3688" style:family="text">
      <style:text-properties officeooo:rsid="15bf3458"/>
    </style:style>
    <style:style style:name="T3689" style:family="text">
      <style:text-properties officeooo:rsid="15c08a99"/>
    </style:style>
    <style:style style:name="T3690" style:family="text">
      <style:text-properties officeooo:rsid="15c1464a"/>
    </style:style>
    <style:style style:name="T3691" style:family="text">
      <style:text-properties officeooo:rsid="15c32823"/>
    </style:style>
    <style:style style:name="T3692" style:family="text">
      <style:text-properties officeooo:rsid="15c4730e"/>
    </style:style>
    <style:style style:name="T3693" style:family="text">
      <style:text-properties officeooo:rsid="15c58454"/>
    </style:style>
    <style:style style:name="T3694" style:family="text">
      <style:text-properties officeooo:rsid="15c76de7"/>
    </style:style>
    <style:style style:name="T3695" style:family="text">
      <style:text-properties officeooo:rsid="15c83123"/>
    </style:style>
    <style:style style:name="T3696" style:family="text">
      <style:text-properties officeooo:rsid="15c9f26e"/>
    </style:style>
    <style:style style:name="T3697" style:family="text">
      <style:text-properties officeooo:rsid="15ca20d5"/>
    </style:style>
    <style:style style:name="T3698" style:family="text">
      <style:text-properties officeooo:rsid="15cc8408"/>
    </style:style>
    <style:style style:name="T3699" style:family="text">
      <style:text-properties officeooo:rsid="15cceb0e"/>
    </style:style>
    <style:style style:name="T3700" style:family="text">
      <style:text-properties officeooo:rsid="15cd54ee"/>
    </style:style>
    <style:style style:name="T3701" style:family="text">
      <style:text-properties officeooo:rsid="15cdba73"/>
    </style:style>
    <style:style style:name="T3702" style:family="text">
      <style:text-properties officeooo:rsid="15cf85bb"/>
    </style:style>
    <style:style style:name="T3703" style:family="text">
      <style:text-properties officeooo:rsid="15cf8ac6"/>
    </style:style>
    <style:style style:name="T3704" style:family="text">
      <style:text-properties officeooo:rsid="15d013d8"/>
    </style:style>
    <style:style style:name="T3705" style:family="text">
      <style:text-properties officeooo:rsid="15d17371"/>
    </style:style>
    <style:style style:name="T3706" style:family="text">
      <style:text-properties officeooo:rsid="15d1ca89"/>
    </style:style>
    <style:style style:name="T3707" style:family="text">
      <style:text-properties officeooo:rsid="15d39a3a"/>
    </style:style>
    <style:style style:name="T3708" style:family="text">
      <style:text-properties officeooo:rsid="15d468da"/>
    </style:style>
    <style:style style:name="T3709" style:family="text">
      <style:text-properties officeooo:rsid="15d4d203"/>
    </style:style>
    <style:style style:name="T3710" style:family="text">
      <style:text-properties officeooo:rsid="15d509d8"/>
    </style:style>
    <style:style style:name="T3711" style:family="text">
      <style:text-properties officeooo:rsid="15d612f8"/>
    </style:style>
    <style:style style:name="T3712" style:family="text">
      <style:text-properties officeooo:rsid="15d82f51"/>
    </style:style>
    <style:style style:name="T3713" style:family="text">
      <style:text-properties officeooo:rsid="15d90717"/>
    </style:style>
    <style:style style:name="T3714" style:family="text">
      <style:text-properties officeooo:rsid="15dac076"/>
    </style:style>
    <style:style style:name="T3715" style:family="text">
      <style:text-properties officeooo:rsid="15db6780"/>
    </style:style>
    <style:style style:name="T3716" style:family="text">
      <style:text-properties officeooo:rsid="15db7b73"/>
    </style:style>
    <style:style style:name="T3717" style:family="text">
      <style:text-properties officeooo:rsid="15dd4b7e"/>
    </style:style>
    <style:style style:name="T3718" style:family="text">
      <style:text-properties officeooo:rsid="15de55c6"/>
    </style:style>
    <style:style style:name="T3719" style:family="text">
      <style:text-properties officeooo:rsid="15e03b1b"/>
    </style:style>
    <style:style style:name="T3720" style:family="text">
      <style:text-properties officeooo:rsid="15e100c7"/>
    </style:style>
    <style:style style:name="T3721" style:family="text">
      <style:text-properties officeooo:rsid="15e113f8"/>
    </style:style>
    <style:style style:name="T3722" style:family="text">
      <style:text-properties officeooo:rsid="15e28a58"/>
    </style:style>
    <style:style style:name="T3723" style:family="text">
      <style:text-properties officeooo:rsid="15e45f30"/>
    </style:style>
    <style:style style:name="T3724" style:family="text">
      <style:text-properties officeooo:rsid="15e6b43c"/>
    </style:style>
    <style:style style:name="T3725" style:family="text">
      <style:text-properties officeooo:rsid="15e8781a"/>
    </style:style>
    <style:style style:name="T3726" style:family="text">
      <style:text-properties officeooo:rsid="15e931f8"/>
    </style:style>
    <style:style style:name="T3727" style:family="text">
      <style:text-properties officeooo:rsid="15e969be"/>
    </style:style>
    <style:style style:name="T3728" style:family="text">
      <style:text-properties officeooo:rsid="15eb1828"/>
    </style:style>
    <style:style style:name="T3729" style:family="text">
      <style:text-properties officeooo:rsid="15ecfb04"/>
    </style:style>
    <style:style style:name="T3730" style:family="text">
      <style:text-properties officeooo:rsid="15ed09e6"/>
    </style:style>
    <style:style style:name="T3731" style:family="text">
      <style:text-properties officeooo:rsid="15ed965f"/>
    </style:style>
    <style:style style:name="T3732" style:family="text">
      <style:text-properties officeooo:rsid="15ef081f"/>
    </style:style>
    <style:style style:name="T3733" style:family="text">
      <style:text-properties officeooo:rsid="15f0ec90"/>
    </style:style>
    <style:style style:name="T3734" style:family="text">
      <style:text-properties officeooo:rsid="15f1bd28"/>
    </style:style>
    <style:style style:name="T3735" style:family="text">
      <style:text-properties officeooo:rsid="15f23075"/>
    </style:style>
    <style:style style:name="T3736" style:family="text">
      <style:text-properties officeooo:rsid="15f23d2f"/>
    </style:style>
    <style:style style:name="T3737" style:family="text">
      <style:text-properties officeooo:rsid="15f4aee9"/>
    </style:style>
    <style:style style:name="T3738" style:family="text">
      <style:text-properties officeooo:rsid="15f4d184"/>
    </style:style>
    <style:style style:name="T3739" style:family="text">
      <style:text-properties officeooo:rsid="15f564ca"/>
    </style:style>
    <style:style style:name="T3740" style:family="text">
      <style:text-properties officeooo:rsid="15f6c972"/>
    </style:style>
    <style:style style:name="T3741" style:family="text">
      <style:text-properties officeooo:rsid="15f7ed0c"/>
    </style:style>
    <style:style style:name="T3742" style:family="text">
      <style:text-properties officeooo:rsid="15f832dd"/>
    </style:style>
    <style:style style:name="T3743" style:family="text">
      <style:text-properties officeooo:rsid="15fe27f3"/>
    </style:style>
    <style:style style:name="T3744" style:family="text">
      <style:text-properties officeooo:rsid="15ffa3b0"/>
    </style:style>
    <style:style style:name="T3745" style:family="text">
      <style:text-properties officeooo:rsid="1601fca6"/>
    </style:style>
    <style:style style:name="T3746" style:family="text">
      <style:text-properties officeooo:rsid="160201e2"/>
    </style:style>
    <style:style style:name="T3747" style:family="text">
      <style:text-properties officeooo:rsid="160304d1"/>
    </style:style>
    <style:style style:name="T3748" style:family="text">
      <style:text-properties officeooo:rsid="16047fc8"/>
    </style:style>
    <style:style style:name="T3749" style:family="text">
      <style:text-properties officeooo:rsid="160567c4"/>
    </style:style>
    <style:style style:name="T3750" style:family="text">
      <style:text-properties officeooo:rsid="160663f5"/>
    </style:style>
    <style:style style:name="T3751" style:family="text">
      <style:text-properties officeooo:rsid="16075f6e"/>
    </style:style>
    <style:style style:name="T3752" style:family="text">
      <style:text-properties officeooo:rsid="16087fd8"/>
    </style:style>
    <style:style style:name="T3753" style:family="text">
      <style:text-properties officeooo:rsid="16099f1d"/>
    </style:style>
    <style:style style:name="T3754" style:family="text">
      <style:text-properties officeooo:rsid="1609df84"/>
    </style:style>
    <style:style style:name="T3755" style:family="text">
      <style:text-properties officeooo:rsid="160aff55"/>
    </style:style>
    <style:style style:name="T3756" style:family="text">
      <style:text-properties officeooo:rsid="160e14c2"/>
    </style:style>
    <style:style style:name="T3757" style:family="text">
      <style:text-properties officeooo:rsid="160f070b"/>
    </style:style>
    <style:style style:name="T3758" style:family="text">
      <style:text-properties officeooo:rsid="16108ae8"/>
    </style:style>
    <style:style style:name="T3759" style:family="text">
      <style:text-properties officeooo:rsid="1612083b"/>
    </style:style>
    <style:style style:name="T3760" style:family="text">
      <style:text-properties officeooo:rsid="161349e3"/>
    </style:style>
    <style:style style:name="T3761" style:family="text">
      <style:text-properties officeooo:rsid="1613f8af"/>
    </style:style>
    <style:style style:name="T3762" style:family="text">
      <style:text-properties officeooo:rsid="16143119"/>
    </style:style>
    <style:style style:name="T3763" style:family="text">
      <style:text-properties officeooo:rsid="161479e1"/>
    </style:style>
    <style:style style:name="T3764" style:family="text">
      <style:text-properties officeooo:rsid="1616776a"/>
    </style:style>
    <style:style style:name="T3765" style:family="text">
      <style:text-properties officeooo:rsid="161a33c6"/>
    </style:style>
    <style:style style:name="T3766" style:family="text">
      <style:text-properties officeooo:rsid="161ab4ec"/>
    </style:style>
    <style:style style:name="T3767" style:family="text">
      <style:text-properties officeooo:rsid="161ae497"/>
    </style:style>
    <style:style style:name="T3768" style:family="text">
      <style:text-properties officeooo:rsid="161b5521"/>
    </style:style>
    <style:style style:name="T3769" style:family="text">
      <style:text-properties officeooo:rsid="161d2cd8"/>
    </style:style>
    <style:style style:name="T3770" style:family="text">
      <style:text-properties officeooo:rsid="161ea697"/>
    </style:style>
    <style:style style:name="T3771" style:family="text">
      <style:text-properties officeooo:rsid="161ec115"/>
    </style:style>
    <style:style style:name="T3772" style:family="text">
      <style:text-properties officeooo:rsid="161febdd"/>
    </style:style>
    <style:style style:name="T3773" style:family="text">
      <style:text-properties officeooo:rsid="16209377"/>
    </style:style>
    <style:style style:name="T3774" style:family="text">
      <style:text-properties officeooo:rsid="16212d62"/>
    </style:style>
    <style:style style:name="T3775" style:family="text">
      <style:text-properties officeooo:rsid="1621ac6e"/>
    </style:style>
    <style:style style:name="T3776" style:family="text">
      <style:text-properties officeooo:rsid="1623949d"/>
    </style:style>
    <style:style style:name="T3777" style:family="text">
      <style:text-properties officeooo:rsid="1625408a"/>
    </style:style>
    <style:style style:name="T3778" style:family="text">
      <style:text-properties officeooo:rsid="16286171"/>
    </style:style>
    <style:style style:name="T3779" style:family="text">
      <style:text-properties officeooo:rsid="162b2f13"/>
    </style:style>
    <style:style style:name="T3780" style:family="text">
      <style:text-properties officeooo:rsid="162bd18f"/>
    </style:style>
    <style:style style:name="T3781" style:family="text">
      <style:text-properties officeooo:rsid="162d7de3"/>
    </style:style>
    <style:style style:name="T3782" style:family="text">
      <style:text-properties officeooo:rsid="162dcf0a"/>
    </style:style>
    <style:style style:name="T3783" style:family="text">
      <style:text-properties officeooo:rsid="162e29aa"/>
    </style:style>
    <style:style style:name="T3784" style:family="text">
      <style:text-properties officeooo:rsid="162f7e83"/>
    </style:style>
    <style:style style:name="T3785" style:family="text">
      <style:text-properties officeooo:rsid="16312573"/>
    </style:style>
    <style:style style:name="T3786" style:family="text">
      <style:text-properties officeooo:rsid="1635d8de"/>
    </style:style>
    <style:style style:name="T3787" style:family="text">
      <style:text-properties officeooo:rsid="16378e8d"/>
    </style:style>
    <style:style style:name="T3788" style:family="text">
      <style:text-properties officeooo:rsid="16382f2a"/>
    </style:style>
    <style:style style:name="T3789" style:family="text">
      <style:text-properties officeooo:rsid="1639c1d0"/>
    </style:style>
    <style:style style:name="T3790" style:family="text">
      <style:text-properties officeooo:rsid="163bab4b"/>
    </style:style>
    <style:style style:name="T3791" style:family="text">
      <style:text-properties officeooo:rsid="163c3909"/>
    </style:style>
    <style:style style:name="T3792" style:family="text">
      <style:text-properties officeooo:rsid="163dd69c"/>
    </style:style>
    <style:style style:name="T3793" style:family="text">
      <style:text-properties officeooo:rsid="163ef52d"/>
    </style:style>
    <style:style style:name="T3794" style:family="text">
      <style:text-properties officeooo:rsid="1640815d"/>
    </style:style>
    <style:style style:name="T3795" style:family="text">
      <style:text-properties officeooo:rsid="16421bf4"/>
    </style:style>
    <style:style style:name="T3796" style:family="text">
      <style:text-properties officeooo:rsid="164318ba"/>
    </style:style>
    <style:style style:name="T3797" style:family="text">
      <style:text-properties officeooo:rsid="16446674"/>
    </style:style>
    <style:style style:name="T3798" style:family="text">
      <style:text-properties officeooo:rsid="164561db"/>
    </style:style>
    <style:style style:name="T3799" style:family="text">
      <style:text-properties officeooo:rsid="1645e992"/>
    </style:style>
    <style:style style:name="T3800" style:family="text">
      <style:text-properties officeooo:rsid="16476ea7"/>
    </style:style>
    <style:style style:name="T3801" style:family="text">
      <style:text-properties officeooo:rsid="1648edcb"/>
    </style:style>
    <style:style style:name="T3802" style:family="text">
      <style:text-properties officeooo:rsid="164ab7e6"/>
    </style:style>
    <style:style style:name="T3803" style:family="text">
      <style:text-properties officeooo:rsid="164c0fa0"/>
    </style:style>
    <style:style style:name="T3804" style:family="text">
      <style:text-properties officeooo:rsid="164cb2fa"/>
    </style:style>
    <style:style style:name="T3805" style:family="text">
      <style:text-properties officeooo:rsid="164e34b3"/>
    </style:style>
    <style:style style:name="T3806" style:family="text">
      <style:text-properties officeooo:rsid="165178cf"/>
    </style:style>
    <style:style style:name="T3807" style:family="text">
      <style:text-properties officeooo:rsid="1651a2ad"/>
    </style:style>
    <style:style style:name="T3808" style:family="text">
      <style:text-properties officeooo:rsid="16537218"/>
    </style:style>
    <style:style style:name="T3809" style:family="text">
      <style:text-properties officeooo:rsid="1654c3c6"/>
    </style:style>
    <style:style style:name="T3810" style:family="text">
      <style:text-properties officeooo:rsid="165513bd"/>
    </style:style>
    <style:style style:name="T3811" style:family="text">
      <style:text-properties officeooo:rsid="1655e5a2"/>
    </style:style>
    <style:style style:name="T3812" style:family="text">
      <style:text-properties officeooo:rsid="16567dd0"/>
    </style:style>
    <style:style style:name="T3813" style:family="text">
      <style:text-properties officeooo:rsid="165c9ec2"/>
    </style:style>
    <style:style style:name="T3814" style:family="text">
      <style:text-properties officeooo:rsid="16602f1d"/>
    </style:style>
    <style:style style:name="T3815" style:family="text">
      <style:text-properties officeooo:rsid="1660aa74"/>
    </style:style>
    <style:style style:name="T3816" style:family="text">
      <style:text-properties officeooo:rsid="1663836b"/>
    </style:style>
    <style:style style:name="T3817" style:family="text">
      <style:text-properties officeooo:rsid="16644bdd"/>
    </style:style>
    <style:style style:name="T3818" style:family="text">
      <style:text-properties officeooo:rsid="16669782"/>
    </style:style>
    <style:style style:name="T3819" style:family="text">
      <style:text-properties officeooo:rsid="16672cf1"/>
    </style:style>
    <style:style style:name="T3820" style:family="text">
      <style:text-properties officeooo:rsid="1668c253"/>
    </style:style>
    <style:style style:name="T3821" style:family="text">
      <style:text-properties officeooo:rsid="166a7ef8"/>
    </style:style>
    <style:style style:name="T3822" style:family="text">
      <style:text-properties officeooo:rsid="166c7d18"/>
    </style:style>
    <style:style style:name="T3823" style:family="text">
      <style:text-properties officeooo:rsid="166f96b8"/>
    </style:style>
    <style:style style:name="T3824" style:family="text">
      <style:text-properties officeooo:rsid="16714562"/>
    </style:style>
    <style:style style:name="T3825" style:family="text">
      <style:text-properties officeooo:rsid="1673677d"/>
    </style:style>
    <style:style style:name="T3826" style:family="text">
      <style:text-properties officeooo:rsid="1673b5d2"/>
    </style:style>
    <style:style style:name="T3827" style:family="text">
      <style:text-properties officeooo:rsid="1673bb7a"/>
    </style:style>
    <style:style style:name="T3828" style:family="text">
      <style:text-properties officeooo:rsid="16751468"/>
    </style:style>
    <style:style style:name="T3829" style:family="text">
      <style:text-properties officeooo:rsid="16758e0f"/>
    </style:style>
    <style:style style:name="T3830" style:family="text">
      <style:text-properties officeooo:rsid="167743c6"/>
    </style:style>
    <style:style style:name="T3831" style:family="text">
      <style:text-properties officeooo:rsid="167820a9"/>
    </style:style>
    <style:style style:name="T3832" style:family="text">
      <style:text-properties officeooo:rsid="1679f0ff"/>
    </style:style>
    <style:style style:name="T3833" style:family="text">
      <style:text-properties officeooo:rsid="167ba8f7"/>
    </style:style>
    <style:style style:name="T3834" style:family="text">
      <style:text-properties officeooo:rsid="167c56f6"/>
    </style:style>
    <style:style style:name="T3835" style:family="text">
      <style:text-properties officeooo:rsid="167dc20d"/>
    </style:style>
    <style:style style:name="T3836" style:family="text">
      <style:text-properties officeooo:rsid="167e1e36"/>
    </style:style>
    <style:style style:name="T3837" style:family="text">
      <style:text-properties officeooo:rsid="1680ccbf"/>
    </style:style>
    <style:style style:name="T3838" style:family="text">
      <style:text-properties officeooo:rsid="1681e91b"/>
    </style:style>
    <style:style style:name="T3839" style:family="text">
      <style:text-properties officeooo:rsid="1682429e"/>
    </style:style>
    <style:style style:name="T3840" style:family="text">
      <style:text-properties officeooo:rsid="1683b3e6"/>
    </style:style>
    <style:style style:name="T3841" style:family="text">
      <style:text-properties officeooo:rsid="1683e074"/>
    </style:style>
    <style:style style:name="T3842" style:family="text">
      <style:text-properties officeooo:rsid="168440d1"/>
    </style:style>
    <style:style style:name="T3843" style:family="text">
      <style:text-properties officeooo:rsid="16875466"/>
    </style:style>
    <style:style style:name="T3844" style:family="text">
      <style:text-properties officeooo:rsid="16875cbb"/>
    </style:style>
    <style:style style:name="T3845" style:family="text">
      <style:text-properties officeooo:rsid="16886582"/>
    </style:style>
    <style:style style:name="T3846" style:family="text">
      <style:text-properties officeooo:rsid="1689e708"/>
    </style:style>
    <style:style style:name="T3847" style:family="text">
      <style:text-properties officeooo:rsid="168b31f8"/>
    </style:style>
    <style:style style:name="T3848" style:family="text">
      <style:text-properties officeooo:rsid="168f247e"/>
    </style:style>
    <style:style style:name="T3849" style:family="text">
      <style:text-properties officeooo:rsid="16927cf0"/>
    </style:style>
    <style:style style:name="T3850" style:family="text">
      <style:text-properties officeooo:rsid="1693f229"/>
    </style:style>
    <style:style style:name="T3851" style:family="text">
      <style:text-properties officeooo:rsid="1694b1fb"/>
    </style:style>
    <style:style style:name="T3852" style:family="text">
      <style:text-properties officeooo:rsid="1695abea"/>
    </style:style>
    <style:style style:name="T3853" style:family="text">
      <style:text-properties officeooo:rsid="1698bae3"/>
    </style:style>
    <style:style style:name="T3854" style:family="text">
      <style:text-properties officeooo:rsid="16998cf7"/>
    </style:style>
    <style:style style:name="T3855" style:family="text">
      <style:text-properties officeooo:rsid="169c3086"/>
    </style:style>
    <style:style style:name="T3856" style:family="text">
      <style:text-properties officeooo:rsid="169cfad6"/>
    </style:style>
    <style:style style:name="T3857" style:family="text">
      <style:text-properties officeooo:rsid="169d5737"/>
    </style:style>
    <style:style style:name="T3858" style:family="text">
      <style:text-properties officeooo:rsid="169e5f7a"/>
    </style:style>
    <style:style style:name="T3859" style:family="text">
      <style:text-properties officeooo:rsid="16a005d9"/>
    </style:style>
    <style:style style:name="T3860" style:family="text">
      <style:text-properties officeooo:rsid="16a18cdd"/>
    </style:style>
    <style:style style:name="T3861" style:family="text">
      <style:text-properties officeooo:rsid="16a195d6"/>
    </style:style>
    <style:style style:name="T3862" style:family="text">
      <style:text-properties officeooo:rsid="16a33936"/>
    </style:style>
    <style:style style:name="T3863" style:family="text">
      <style:text-properties officeooo:rsid="16a50fba"/>
    </style:style>
    <style:style style:name="T3864" style:family="text">
      <style:text-properties officeooo:rsid="16a58ac4"/>
    </style:style>
    <style:style style:name="T3865" style:family="text">
      <style:text-properties officeooo:rsid="16a6669a"/>
    </style:style>
    <style:style style:name="T3866" style:family="text">
      <style:text-properties officeooo:rsid="16a7cb9c"/>
    </style:style>
    <style:style style:name="T3867" style:family="text">
      <style:text-properties officeooo:rsid="16a88af3"/>
    </style:style>
    <style:style style:name="T3868" style:family="text">
      <style:text-properties officeooo:rsid="16a98536"/>
    </style:style>
    <style:style style:name="T3869" style:family="text">
      <style:text-properties officeooo:rsid="16ab3359"/>
    </style:style>
    <style:style style:name="T3870" style:family="text">
      <style:text-properties officeooo:rsid="16ad311c"/>
    </style:style>
    <style:style style:name="T3871" style:family="text">
      <style:text-properties officeooo:rsid="16ae41cf"/>
    </style:style>
    <style:style style:name="T3872" style:family="text">
      <style:text-properties officeooo:rsid="16aed81e"/>
    </style:style>
    <style:style style:name="T3873" style:family="text">
      <style:text-properties officeooo:rsid="16afdc49"/>
    </style:style>
    <style:style style:name="T3874" style:family="text">
      <style:text-properties officeooo:rsid="16b07b94"/>
    </style:style>
    <style:style style:name="T3875" style:family="text">
      <style:text-properties officeooo:rsid="16b0c52f"/>
    </style:style>
    <style:style style:name="T3876" style:family="text">
      <style:text-properties officeooo:rsid="16b254b9"/>
    </style:style>
    <style:style style:name="T3877" style:family="text">
      <style:text-properties officeooo:rsid="16b439c3"/>
    </style:style>
    <style:style style:name="T3878" style:family="text">
      <style:text-properties officeooo:rsid="16b51687"/>
    </style:style>
    <style:style style:name="T3879" style:family="text">
      <style:text-properties officeooo:rsid="16b5d1e9"/>
    </style:style>
    <style:style style:name="T3880" style:family="text">
      <style:text-properties officeooo:rsid="16b786f3"/>
    </style:style>
    <style:style style:name="T3881" style:family="text">
      <style:text-properties officeooo:rsid="16b9f105"/>
    </style:style>
    <style:style style:name="T3882" style:family="text">
      <style:text-properties officeooo:rsid="16bc11ea"/>
    </style:style>
    <style:style style:name="T3883" style:family="text">
      <style:text-properties officeooo:rsid="16bccaa4"/>
    </style:style>
    <style:style style:name="T3884" style:family="text">
      <style:text-properties officeooo:rsid="16c0b54f"/>
    </style:style>
    <style:style style:name="T3885" style:family="text">
      <style:text-properties officeooo:rsid="16c1f182"/>
    </style:style>
    <style:style style:name="T3886" style:family="text">
      <style:text-properties officeooo:rsid="16c51f69"/>
    </style:style>
    <style:style style:name="T3887" style:family="text">
      <style:text-properties officeooo:rsid="16c54eca"/>
    </style:style>
    <style:style style:name="T3888" style:family="text">
      <style:text-properties officeooo:rsid="16c5e6d6"/>
    </style:style>
    <style:style style:name="T3889" style:family="text">
      <style:text-properties officeooo:rsid="16c695b9"/>
    </style:style>
    <style:style style:name="T3890" style:family="text">
      <style:text-properties officeooo:rsid="16c6e3c6"/>
    </style:style>
    <style:style style:name="T3891" style:family="text">
      <style:text-properties officeooo:rsid="16c88b6b"/>
    </style:style>
    <style:style style:name="T3892" style:family="text">
      <style:text-properties officeooo:rsid="16c90cec"/>
    </style:style>
    <style:style style:name="T3893" style:family="text">
      <style:text-properties officeooo:rsid="16ca093d"/>
    </style:style>
    <style:style style:name="T3894" style:family="text">
      <style:text-properties officeooo:rsid="16cbc33a"/>
    </style:style>
    <style:style style:name="T3895" style:family="text">
      <style:text-properties officeooo:rsid="16cce677"/>
    </style:style>
    <style:style style:name="T3896" style:family="text">
      <style:text-properties officeooo:rsid="16cdb444"/>
    </style:style>
    <style:style style:name="T3897" style:family="text">
      <style:text-properties officeooo:rsid="16ce4f9a"/>
    </style:style>
    <style:style style:name="T3898" style:family="text">
      <style:text-properties officeooo:rsid="16cf0487"/>
    </style:style>
    <style:style style:name="T3899" style:family="text">
      <style:text-properties officeooo:rsid="16d01fe6"/>
    </style:style>
    <style:style style:name="T3900" style:family="text">
      <style:text-properties officeooo:rsid="16d035c5"/>
    </style:style>
    <style:style style:name="T3901" style:family="text">
      <style:text-properties officeooo:rsid="16d21ba6"/>
    </style:style>
    <style:style style:name="T3902" style:family="text">
      <style:text-properties officeooo:rsid="16d59729"/>
    </style:style>
    <style:style style:name="T3903" style:family="text">
      <style:text-properties officeooo:rsid="16d72c15"/>
    </style:style>
    <style:style style:name="T3904" style:family="text">
      <style:text-properties officeooo:rsid="16d75abe"/>
    </style:style>
    <style:style style:name="T3905" style:family="text">
      <style:text-properties officeooo:rsid="16d98937"/>
    </style:style>
    <style:style style:name="T3906" style:family="text">
      <style:text-properties officeooo:rsid="16dace9b"/>
    </style:style>
    <style:style style:name="T3907" style:family="text">
      <style:text-properties officeooo:rsid="16db2a4d"/>
    </style:style>
    <style:style style:name="T3908" style:family="text">
      <style:text-properties officeooo:rsid="16dbe19c"/>
    </style:style>
    <style:style style:name="T3909" style:family="text">
      <style:text-properties officeooo:rsid="16dc969f"/>
    </style:style>
    <style:style style:name="T3910" style:family="text">
      <style:text-properties officeooo:rsid="16dd4004"/>
    </style:style>
    <style:style style:name="T3911" style:family="text">
      <style:text-properties officeooo:rsid="16de4b81"/>
    </style:style>
    <style:style style:name="T3912" style:family="text">
      <style:text-properties officeooo:rsid="16df36e0"/>
    </style:style>
    <style:style style:name="T3913" style:family="text">
      <style:text-properties officeooo:rsid="16e07d65"/>
    </style:style>
    <style:style style:name="T3914" style:family="text">
      <style:text-properties officeooo:rsid="16e24014"/>
    </style:style>
    <style:style style:name="T3915" style:family="text">
      <style:text-properties officeooo:rsid="16e4b604"/>
    </style:style>
    <style:style style:name="T3916" style:family="text">
      <style:text-properties officeooo:rsid="16e5368d"/>
    </style:style>
    <style:style style:name="T3917" style:family="text">
      <style:text-properties officeooo:rsid="16e88a12"/>
    </style:style>
    <style:style style:name="T3918" style:family="text">
      <style:text-properties officeooo:rsid="16ea3564"/>
    </style:style>
    <style:style style:name="T3919" style:family="text">
      <style:text-properties officeooo:rsid="16eb4103"/>
    </style:style>
    <style:style style:name="T3920" style:family="text">
      <style:text-properties officeooo:rsid="16ec6e1e"/>
    </style:style>
    <style:style style:name="T3921" style:family="text">
      <style:text-properties officeooo:rsid="16ed0d1d"/>
    </style:style>
    <style:style style:name="T3922" style:family="text">
      <style:text-properties officeooo:rsid="16edb4a8"/>
    </style:style>
    <style:style style:name="T3923" style:family="text">
      <style:text-properties officeooo:rsid="16ee8af8"/>
    </style:style>
    <style:style style:name="T3924" style:family="text">
      <style:text-properties officeooo:rsid="16eeade6"/>
    </style:style>
    <style:style style:name="T3925" style:family="text">
      <style:text-properties officeooo:rsid="16f02e45"/>
    </style:style>
    <style:style style:name="T3926" style:family="text">
      <style:text-properties officeooo:rsid="16f21243"/>
    </style:style>
    <style:style style:name="T3927" style:family="text">
      <style:text-properties officeooo:rsid="16f37afd"/>
    </style:style>
    <style:style style:name="T3928" style:family="text">
      <style:text-properties officeooo:rsid="16f43bc7"/>
    </style:style>
    <style:style style:name="T3929" style:family="text">
      <style:text-properties officeooo:rsid="16f482af"/>
    </style:style>
    <style:style style:name="T3930" style:family="text">
      <style:text-properties officeooo:rsid="16f57d84"/>
    </style:style>
    <style:style style:name="T3931" style:family="text">
      <style:text-properties officeooo:rsid="16f5c01d"/>
    </style:style>
    <style:style style:name="T3932" style:family="text">
      <style:text-properties officeooo:rsid="16f7684c"/>
    </style:style>
    <style:style style:name="T3933" style:family="text">
      <style:text-properties officeooo:rsid="16f9075f"/>
    </style:style>
    <style:style style:name="T3934" style:family="text">
      <style:text-properties officeooo:rsid="16faefb5"/>
    </style:style>
    <style:style style:name="T3935" style:family="text">
      <style:text-properties officeooo:rsid="16fc2ae9"/>
    </style:style>
    <style:style style:name="T3936" style:family="text">
      <style:text-properties officeooo:rsid="16fdccff"/>
    </style:style>
    <style:style style:name="T3937" style:family="text">
      <style:text-properties officeooo:rsid="16ffc389"/>
    </style:style>
    <style:style style:name="T3938" style:family="text">
      <style:text-properties officeooo:rsid="1702685a"/>
    </style:style>
    <style:style style:name="T3939" style:family="text">
      <style:text-properties officeooo:rsid="1702b883"/>
    </style:style>
    <style:style style:name="T3940" style:family="text">
      <style:text-properties officeooo:rsid="1702e4a9"/>
    </style:style>
    <style:style style:name="T3941" style:family="text">
      <style:text-properties officeooo:rsid="17043408"/>
    </style:style>
    <style:style style:name="T3942" style:family="text">
      <style:text-properties officeooo:rsid="1706a547"/>
    </style:style>
    <style:style style:name="T3943" style:family="text">
      <style:text-properties officeooo:rsid="17098ca0"/>
    </style:style>
    <style:style style:name="T3944" style:family="text">
      <style:text-properties officeooo:rsid="170be955"/>
    </style:style>
    <style:style style:name="T3945" style:family="text">
      <style:text-properties officeooo:rsid="170ddebd"/>
    </style:style>
    <style:style style:name="T3946" style:family="text">
      <style:text-properties officeooo:rsid="170f9b30"/>
    </style:style>
    <style:style style:name="T3947" style:family="text">
      <style:text-properties officeooo:rsid="17106101"/>
    </style:style>
    <style:style style:name="T3948" style:family="text">
      <style:text-properties officeooo:rsid="1711b866"/>
    </style:style>
    <style:style style:name="T3949" style:family="text">
      <style:text-properties officeooo:rsid="1712067f"/>
    </style:style>
    <style:style style:name="T3950" style:family="text">
      <style:text-properties officeooo:rsid="1713604b"/>
    </style:style>
    <style:style style:name="T3951" style:family="text">
      <style:text-properties officeooo:rsid="1714b1f2"/>
    </style:style>
    <style:style style:name="T3952" style:family="text">
      <style:text-properties officeooo:rsid="17169f53"/>
    </style:style>
    <style:style style:name="T3953" style:family="text">
      <style:text-properties officeooo:rsid="1716f473"/>
    </style:style>
    <style:style style:name="T3954" style:family="text">
      <style:text-properties officeooo:rsid="171a44a3"/>
    </style:style>
    <style:style style:name="T3955" style:family="text">
      <style:text-properties officeooo:rsid="171a5d48"/>
    </style:style>
    <style:style style:name="T3956" style:family="text">
      <style:text-properties officeooo:rsid="171a7f27"/>
    </style:style>
    <style:style style:name="T3957" style:family="text">
      <style:text-properties officeooo:rsid="171b00bd"/>
    </style:style>
    <style:style style:name="T3958" style:family="text">
      <style:text-properties officeooo:rsid="171b3589"/>
    </style:style>
    <style:style style:name="T3959" style:family="text">
      <style:text-properties officeooo:rsid="171c750e"/>
    </style:style>
    <style:style style:name="T3960" style:family="text">
      <style:text-properties officeooo:rsid="171d2b0e"/>
    </style:style>
    <style:style style:name="T3961" style:family="text">
      <style:text-properties officeooo:rsid="172174e3"/>
    </style:style>
    <style:style style:name="T3962" style:family="text">
      <style:text-properties officeooo:rsid="17222e3b"/>
    </style:style>
    <style:style style:name="T3963" style:family="text">
      <style:text-properties officeooo:rsid="172594f4"/>
    </style:style>
    <style:style style:name="T3964" style:family="text">
      <style:text-properties officeooo:rsid="1726f4bb"/>
    </style:style>
    <style:style style:name="T3965" style:family="text">
      <style:text-properties officeooo:rsid="17281233"/>
    </style:style>
    <style:style style:name="T3966" style:family="text">
      <style:text-properties officeooo:rsid="17299ff5"/>
    </style:style>
    <style:style style:name="T3967" style:family="text">
      <style:text-properties officeooo:rsid="172ad5c9"/>
    </style:style>
    <style:style style:name="T3968" style:family="text">
      <style:text-properties officeooo:rsid="172ad981"/>
    </style:style>
    <style:style style:name="T3969" style:family="text">
      <style:text-properties officeooo:rsid="172b1a14"/>
    </style:style>
    <style:style style:name="T3970" style:family="text">
      <style:text-properties officeooo:rsid="172b2dba"/>
    </style:style>
    <style:style style:name="T3971" style:family="text">
      <style:text-properties officeooo:rsid="172db225"/>
    </style:style>
    <style:style style:name="T3972" style:family="text">
      <style:text-properties officeooo:rsid="17305c92"/>
    </style:style>
    <style:style style:name="T3973" style:family="text">
      <style:text-properties officeooo:rsid="1730f219"/>
    </style:style>
    <style:style style:name="T3974" style:family="text">
      <style:text-properties officeooo:rsid="17314594"/>
    </style:style>
    <style:style style:name="T3975" style:family="text">
      <style:text-properties officeooo:rsid="17333b6b"/>
    </style:style>
    <style:style style:name="T3976" style:family="text">
      <style:text-properties officeooo:rsid="173487e5"/>
    </style:style>
    <style:style style:name="T3977" style:family="text">
      <style:text-properties officeooo:rsid="17361617"/>
    </style:style>
    <style:style style:name="T3978" style:family="text">
      <style:text-properties officeooo:rsid="173769f2"/>
    </style:style>
    <style:style style:name="T3979" style:family="text">
      <style:text-properties officeooo:rsid="1737a47b"/>
    </style:style>
    <style:style style:name="T3980" style:family="text">
      <style:text-properties officeooo:rsid="17384a30"/>
    </style:style>
    <style:style style:name="T3981" style:family="text">
      <style:text-properties officeooo:rsid="173a22e9"/>
    </style:style>
    <style:style style:name="T3982" style:family="text">
      <style:text-properties officeooo:rsid="173b24e6"/>
    </style:style>
    <style:style style:name="T3983" style:family="text">
      <style:text-properties officeooo:rsid="173d0c72"/>
    </style:style>
    <style:style style:name="T3984" style:family="text">
      <style:text-properties officeooo:rsid="173dba9c"/>
    </style:style>
    <style:style style:name="T3985" style:family="text">
      <style:text-properties officeooo:rsid="173e8837"/>
    </style:style>
    <style:style style:name="T3986" style:family="text">
      <style:text-properties officeooo:rsid="17431888"/>
    </style:style>
    <style:style style:name="T3987" style:family="text">
      <style:text-properties officeooo:rsid="1743b595"/>
    </style:style>
    <style:style style:name="T3988" style:family="text">
      <style:text-properties officeooo:rsid="17468626"/>
    </style:style>
    <style:style style:name="T3989" style:family="text">
      <style:text-properties officeooo:rsid="17471d30"/>
    </style:style>
    <style:style style:name="T3990" style:family="text">
      <style:text-properties officeooo:rsid="17483b30"/>
    </style:style>
    <style:style style:name="T3991" style:family="text">
      <style:text-properties officeooo:rsid="1748dad3"/>
    </style:style>
    <style:style style:name="T3992" style:family="text">
      <style:text-properties officeooo:rsid="1749d46e"/>
    </style:style>
    <style:style style:name="T3993" style:family="text">
      <style:text-properties officeooo:rsid="174a76a1"/>
    </style:style>
    <style:style style:name="T3994" style:family="text">
      <style:text-properties officeooo:rsid="174b1d21"/>
    </style:style>
    <style:style style:name="T3995" style:family="text">
      <style:text-properties officeooo:rsid="174cb290"/>
    </style:style>
    <style:style style:name="T3996" style:family="text">
      <style:text-properties officeooo:rsid="174f55ac"/>
    </style:style>
    <style:style style:name="T3997" style:family="text">
      <style:text-properties officeooo:rsid="174f8972"/>
    </style:style>
    <style:style style:name="T3998" style:family="text">
      <style:text-properties officeooo:rsid="17515df8"/>
    </style:style>
    <style:style style:name="T3999" style:family="text">
      <style:text-properties officeooo:rsid="1753367d"/>
    </style:style>
    <style:style style:name="T4000" style:family="text">
      <style:text-properties officeooo:rsid="1753c498"/>
    </style:style>
    <style:style style:name="T4001" style:family="text">
      <style:text-properties officeooo:rsid="1758846c"/>
    </style:style>
    <style:style style:name="T4002" style:family="text">
      <style:text-properties officeooo:rsid="175ae833"/>
    </style:style>
    <style:style style:name="T4003" style:family="text">
      <style:text-properties officeooo:rsid="175c480d"/>
    </style:style>
    <style:style style:name="T4004" style:family="text">
      <style:text-properties officeooo:rsid="175dd5f3"/>
    </style:style>
    <style:style style:name="T4005" style:family="text">
      <style:text-properties officeooo:rsid="175ede26"/>
    </style:style>
    <style:style style:name="T4006" style:family="text">
      <style:text-properties officeooo:rsid="175fd65f"/>
    </style:style>
    <style:style style:name="T4007" style:family="text">
      <style:text-properties officeooo:rsid="1761f47c"/>
    </style:style>
    <style:style style:name="T4008" style:family="text">
      <style:text-properties officeooo:rsid="1763bbeb"/>
    </style:style>
    <style:style style:name="T4009" style:family="text">
      <style:text-properties officeooo:rsid="1763e792"/>
    </style:style>
    <style:style style:name="T4010" style:family="text">
      <style:text-properties officeooo:rsid="17640386"/>
    </style:style>
    <style:style style:name="T4011" style:family="text">
      <style:text-properties officeooo:rsid="176471da"/>
    </style:style>
    <style:style style:name="T4012" style:family="text">
      <style:text-properties officeooo:rsid="17648629"/>
    </style:style>
    <style:style style:name="T4013" style:family="text">
      <style:text-properties officeooo:rsid="1765916d"/>
    </style:style>
    <style:style style:name="T4014" style:family="text">
      <style:text-properties officeooo:rsid="17660916"/>
    </style:style>
    <style:style style:name="T4015" style:family="text">
      <style:text-properties officeooo:rsid="176878fd"/>
    </style:style>
    <style:style style:name="T4016" style:family="text">
      <style:text-properties officeooo:rsid="17688778"/>
    </style:style>
    <style:style style:name="T4017" style:family="text">
      <style:text-properties officeooo:rsid="1769474c"/>
    </style:style>
    <style:style style:name="T4018" style:family="text">
      <style:text-properties officeooo:rsid="176ae36e"/>
    </style:style>
    <style:style style:name="T4019" style:family="text">
      <style:text-properties officeooo:rsid="176c7955"/>
    </style:style>
    <style:style style:name="T4020" style:family="text">
      <style:text-properties officeooo:rsid="176cf352"/>
    </style:style>
    <style:style style:name="T4021" style:family="text">
      <style:text-properties officeooo:rsid="176d25d1"/>
    </style:style>
    <style:style style:name="T4022" style:family="text">
      <style:text-properties officeooo:rsid="176f1d1d"/>
    </style:style>
    <style:style style:name="T4023" style:family="text">
      <style:text-properties officeooo:rsid="17707798"/>
    </style:style>
    <style:style style:name="T4024" style:family="text">
      <style:text-properties officeooo:rsid="17723ff2"/>
    </style:style>
    <style:style style:name="T4025" style:family="text">
      <style:text-properties officeooo:rsid="1773ef82"/>
    </style:style>
    <style:style style:name="T4026" style:family="text">
      <style:text-properties officeooo:rsid="177501d4"/>
    </style:style>
    <style:style style:name="T4027" style:family="text">
      <style:text-properties officeooo:rsid="1776ff3e"/>
    </style:style>
    <style:style style:name="T4028" style:family="text">
      <style:text-properties officeooo:rsid="17782312"/>
    </style:style>
    <style:style style:name="T4029" style:family="text">
      <style:text-properties officeooo:rsid="177a3397"/>
    </style:style>
    <style:style style:name="T4030" style:family="text">
      <style:text-properties officeooo:rsid="177bc033"/>
    </style:style>
    <style:style style:name="T4031" style:family="text">
      <style:text-properties officeooo:rsid="177cfde7"/>
    </style:style>
    <style:style style:name="T4032" style:family="text">
      <style:text-properties officeooo:rsid="177d4286"/>
    </style:style>
    <style:style style:name="T4033" style:family="text">
      <style:text-properties officeooo:rsid="177e5dfb"/>
    </style:style>
    <style:style style:name="T4034" style:family="text">
      <style:text-properties officeooo:rsid="17821be4"/>
    </style:style>
    <style:style style:name="T4035" style:family="text">
      <style:text-properties officeooo:rsid="1782d48f"/>
    </style:style>
    <style:style style:name="T4036" style:family="text">
      <style:text-properties officeooo:rsid="17857b22"/>
    </style:style>
    <style:style style:name="T4037" style:family="text">
      <style:text-properties officeooo:rsid="17860609"/>
    </style:style>
    <style:style style:name="T4038" style:family="text">
      <style:text-properties officeooo:rsid="17866d9c"/>
    </style:style>
    <style:style style:name="T4039" style:family="text">
      <style:text-properties officeooo:rsid="17896413"/>
    </style:style>
    <style:style style:name="T4040" style:family="text">
      <style:text-properties officeooo:rsid="178a4f96"/>
    </style:style>
    <style:style style:name="T4041" style:family="text">
      <style:text-properties officeooo:rsid="178cbba4"/>
    </style:style>
    <style:style style:name="T4042" style:family="text">
      <style:text-properties officeooo:rsid="1790b035"/>
    </style:style>
    <style:style style:name="T4043" style:family="text">
      <style:text-properties officeooo:rsid="17918d28"/>
    </style:style>
    <style:style style:name="T4044" style:family="text">
      <style:text-properties officeooo:rsid="1792f714"/>
    </style:style>
    <style:style style:name="T4045" style:family="text">
      <style:text-properties officeooo:rsid="1794a068"/>
    </style:style>
    <style:style style:name="T4046" style:family="text">
      <style:text-properties officeooo:rsid="1795fdae"/>
    </style:style>
    <style:style style:name="T4047" style:family="text">
      <style:text-properties officeooo:rsid="1796977b"/>
    </style:style>
    <style:style style:name="T4048" style:family="text">
      <style:text-properties officeooo:rsid="17983442"/>
    </style:style>
    <style:style style:name="T4049" style:family="text">
      <style:text-properties officeooo:rsid="179a2b94"/>
    </style:style>
    <style:style style:name="T4050" style:family="text">
      <style:text-properties officeooo:rsid="179b71a6"/>
    </style:style>
    <style:style style:name="T4051" style:family="text">
      <style:text-properties officeooo:rsid="179c3a3b"/>
    </style:style>
    <style:style style:name="T4052" style:family="text">
      <style:text-properties officeooo:rsid="179db645"/>
    </style:style>
    <style:style style:name="T4053" style:family="text">
      <style:text-properties officeooo:rsid="179f98fa"/>
    </style:style>
    <style:style style:name="T4054" style:family="text">
      <style:text-properties officeooo:rsid="17a02a60"/>
    </style:style>
    <style:style style:name="T4055" style:family="text">
      <style:text-properties officeooo:rsid="17a16fd9"/>
    </style:style>
    <style:style style:name="T4056" style:family="text">
      <style:text-properties officeooo:rsid="17a22e4e"/>
    </style:style>
    <style:style style:name="T4057" style:family="text">
      <style:text-properties officeooo:rsid="17a397e8"/>
    </style:style>
    <style:style style:name="T4058" style:family="text">
      <style:text-properties officeooo:rsid="17a4f6f5"/>
    </style:style>
    <style:style style:name="T4059" style:family="text">
      <style:text-properties officeooo:rsid="17a517a2"/>
    </style:style>
    <style:style style:name="T4060" style:family="text">
      <style:text-properties officeooo:rsid="17a61d35"/>
    </style:style>
    <style:style style:name="T4061" style:family="text">
      <style:text-properties officeooo:rsid="17a73499"/>
    </style:style>
    <style:style style:name="T4062" style:family="text">
      <style:text-properties officeooo:rsid="17a794ab"/>
    </style:style>
    <style:style style:name="T4063" style:family="text">
      <style:text-properties officeooo:rsid="17a7d576"/>
    </style:style>
    <style:style style:name="T4064" style:family="text">
      <style:text-properties officeooo:rsid="17a8f02f"/>
    </style:style>
    <style:style style:name="T4065" style:family="text">
      <style:text-properties officeooo:rsid="17a90653"/>
    </style:style>
    <style:style style:name="T4066" style:family="text">
      <style:text-properties officeooo:rsid="17aafeee"/>
    </style:style>
    <style:style style:name="T4067" style:family="text">
      <style:text-properties officeooo:rsid="17aba662"/>
    </style:style>
    <style:style style:name="T4068" style:family="text">
      <style:text-properties officeooo:rsid="17ad5bce"/>
    </style:style>
    <style:style style:name="T4069" style:family="text">
      <style:text-properties officeooo:rsid="17ae09b2"/>
    </style:style>
    <style:style style:name="T4070" style:family="text">
      <style:text-properties officeooo:rsid="17aed4a0"/>
    </style:style>
    <style:style style:name="T4071" style:family="text">
      <style:text-properties officeooo:rsid="17af2678"/>
    </style:style>
    <style:style style:name="T4072" style:family="text">
      <style:text-properties officeooo:rsid="17b10185"/>
    </style:style>
    <style:style style:name="T4073" style:family="text">
      <style:text-properties officeooo:rsid="17b2943d"/>
    </style:style>
    <style:style style:name="T4074" style:family="text">
      <style:text-properties officeooo:rsid="17b68c43"/>
    </style:style>
    <style:style style:name="T4075" style:family="text">
      <style:text-properties officeooo:rsid="17b80b33"/>
    </style:style>
    <style:style style:name="T4076" style:family="text">
      <style:text-properties officeooo:rsid="17ba4107"/>
    </style:style>
    <style:style style:name="T4077" style:family="text">
      <style:text-properties officeooo:rsid="17ba4cec"/>
    </style:style>
    <style:style style:name="T4078" style:family="text">
      <style:text-properties officeooo:rsid="17bb4ee7"/>
    </style:style>
    <style:style style:name="T4079" style:family="text">
      <style:text-properties officeooo:rsid="17bbb058"/>
    </style:style>
    <style:style style:name="T4080" style:family="text">
      <style:text-properties officeooo:rsid="17bbee12"/>
    </style:style>
    <style:style style:name="T4081" style:family="text">
      <style:text-properties officeooo:rsid="17bf9b36"/>
    </style:style>
    <style:style style:name="T4082" style:family="text">
      <style:text-properties officeooo:rsid="17c0a4d8"/>
    </style:style>
    <style:style style:name="T4083" style:family="text">
      <style:text-properties officeooo:rsid="17c1f501"/>
    </style:style>
    <style:style style:name="T4084" style:family="text">
      <style:text-properties officeooo:rsid="17c49b45"/>
    </style:style>
    <style:style style:name="T4085" style:family="text">
      <style:text-properties officeooo:rsid="17c6536b"/>
    </style:style>
    <style:style style:name="T4086" style:family="text">
      <style:text-properties officeooo:rsid="17c743bc"/>
    </style:style>
    <style:style style:name="T4087" style:family="text">
      <style:text-properties officeooo:rsid="17c84937"/>
    </style:style>
    <style:style style:name="T4088" style:family="text">
      <style:text-properties officeooo:rsid="17c90236"/>
    </style:style>
    <style:style style:name="T4089" style:family="text">
      <style:text-properties officeooo:rsid="17ca1994"/>
    </style:style>
    <style:style style:name="T4090" style:family="text">
      <style:text-properties officeooo:rsid="17ca2a74"/>
    </style:style>
    <style:style style:name="T4091" style:family="text">
      <style:text-properties officeooo:rsid="17ca3fe9"/>
    </style:style>
    <style:style style:name="T4092" style:family="text">
      <style:text-properties officeooo:rsid="17cd7ba3"/>
    </style:style>
    <style:style style:name="T4093" style:family="text">
      <style:text-properties officeooo:rsid="17cdd283"/>
    </style:style>
    <style:style style:name="T4094" style:family="text">
      <style:text-properties officeooo:rsid="17ceea12"/>
    </style:style>
    <style:style style:name="T4095" style:family="text">
      <style:text-properties officeooo:rsid="17cf592b"/>
    </style:style>
    <style:style style:name="T4096" style:family="text">
      <style:text-properties officeooo:rsid="17d0ecba"/>
    </style:style>
    <style:style style:name="T4097" style:family="text">
      <style:text-properties officeooo:rsid="17d2b791"/>
    </style:style>
    <style:style style:name="T4098" style:family="text">
      <style:text-properties officeooo:rsid="17d82277"/>
    </style:style>
    <style:style style:name="T4099" style:family="text">
      <style:text-properties officeooo:rsid="17d97f1e"/>
    </style:style>
    <style:style style:name="T4100" style:family="text">
      <style:text-properties officeooo:rsid="17d9e12f"/>
    </style:style>
    <style:style style:name="T4101" style:family="text">
      <style:text-properties officeooo:rsid="17db92f1"/>
    </style:style>
    <style:style style:name="T4102" style:family="text">
      <style:text-properties officeooo:rsid="17dcce0a"/>
    </style:style>
    <style:style style:name="T4103" style:family="text">
      <style:text-properties officeooo:rsid="17deb633"/>
    </style:style>
    <style:style style:name="T4104" style:family="text">
      <style:text-properties officeooo:rsid="17df0a49"/>
    </style:style>
    <style:style style:name="T4105" style:family="text">
      <style:text-properties officeooo:rsid="17dfb5f6"/>
    </style:style>
    <style:style style:name="T4106" style:family="text">
      <style:text-properties officeooo:rsid="17e17346"/>
    </style:style>
    <style:style style:name="T4107" style:family="text">
      <style:text-properties officeooo:rsid="17e3ac79"/>
    </style:style>
    <style:style style:name="T4108" style:family="text">
      <style:text-properties officeooo:rsid="17e5381c"/>
    </style:style>
    <style:style style:name="T4109" style:family="text">
      <style:text-properties officeooo:rsid="17e5d121"/>
    </style:style>
    <style:style style:name="T4110" style:family="text">
      <style:text-properties officeooo:rsid="17e6f751"/>
    </style:style>
    <style:style style:name="T4111" style:family="text">
      <style:text-properties officeooo:rsid="17e7df39"/>
    </style:style>
    <style:style style:name="T4112" style:family="text">
      <style:text-properties officeooo:rsid="17e7ee09"/>
    </style:style>
    <style:style style:name="T4113" style:family="text">
      <style:text-properties officeooo:rsid="17e9e17c"/>
    </style:style>
    <style:style style:name="T4114" style:family="text">
      <style:text-properties officeooo:rsid="17ea8c73"/>
    </style:style>
    <style:style style:name="T4115" style:family="text">
      <style:text-properties officeooo:rsid="17ec7f75"/>
    </style:style>
    <style:style style:name="T4116" style:family="text">
      <style:text-properties officeooo:rsid="17ecadea"/>
    </style:style>
    <style:style style:name="T4117" style:family="text">
      <style:text-properties officeooo:rsid="17ece261"/>
    </style:style>
    <style:style style:name="T4118" style:family="text">
      <style:text-properties officeooo:rsid="17ede0c3"/>
    </style:style>
    <style:style style:name="T4119" style:family="text">
      <style:text-properties officeooo:rsid="17efc9be"/>
    </style:style>
    <style:style style:name="T4120" style:family="text">
      <style:text-properties officeooo:rsid="17f0f37e"/>
    </style:style>
    <style:style style:name="T4121" style:family="text">
      <style:text-properties officeooo:rsid="17f256c8"/>
    </style:style>
    <style:style style:name="T4122" style:family="text">
      <style:text-properties officeooo:rsid="17f2dbc0"/>
    </style:style>
    <style:style style:name="T4123" style:family="text">
      <style:text-properties officeooo:rsid="17f42c40"/>
    </style:style>
    <style:style style:name="T4124" style:family="text">
      <style:text-properties officeooo:rsid="17f596f6"/>
    </style:style>
    <style:style style:name="T4125" style:family="text">
      <style:text-properties officeooo:rsid="17f73c7e"/>
    </style:style>
    <style:style style:name="T4126" style:family="text">
      <style:text-properties officeooo:rsid="17f7e1b4"/>
    </style:style>
    <style:style style:name="T4127" style:family="text">
      <style:text-properties officeooo:rsid="17f9d191"/>
    </style:style>
    <style:style style:name="T4128" style:family="text">
      <style:text-properties officeooo:rsid="17fbab8e"/>
    </style:style>
    <style:style style:name="T4129" style:family="text">
      <style:text-properties officeooo:rsid="17fd13ff"/>
    </style:style>
    <style:style style:name="T4130" style:family="text">
      <style:text-properties officeooo:rsid="17fdcda8"/>
    </style:style>
    <style:style style:name="T4131" style:family="text">
      <style:text-properties officeooo:rsid="17fe302f"/>
    </style:style>
    <style:style style:name="T4132" style:family="text">
      <style:text-properties officeooo:rsid="17fe4623"/>
    </style:style>
    <style:style style:name="T4133" style:family="text">
      <style:text-properties officeooo:rsid="17ff6d7e"/>
    </style:style>
    <style:style style:name="T4134" style:family="text">
      <style:text-properties officeooo:rsid="1800b451"/>
    </style:style>
    <style:style style:name="T4135" style:family="text">
      <style:text-properties officeooo:rsid="1803e0e6"/>
    </style:style>
    <style:style style:name="T4136" style:family="text">
      <style:text-properties officeooo:rsid="18054022"/>
    </style:style>
    <style:style style:name="T4137" style:family="text">
      <style:text-properties officeooo:rsid="180702ac"/>
    </style:style>
    <style:style style:name="T4138" style:family="text">
      <style:text-properties officeooo:rsid="180797e2"/>
    </style:style>
    <style:style style:name="T4139" style:family="text">
      <style:text-properties officeooo:rsid="1807ee68"/>
    </style:style>
    <style:style style:name="T4140" style:family="text">
      <style:text-properties officeooo:rsid="18095a98"/>
    </style:style>
    <style:style style:name="T4141" style:family="text">
      <style:text-properties officeooo:rsid="180b01fe"/>
    </style:style>
    <style:style style:name="T4142" style:family="text">
      <style:text-properties officeooo:rsid="180d8e7f"/>
    </style:style>
    <style:style style:name="T4143" style:family="text">
      <style:text-properties officeooo:rsid="180e00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39">Э</text:span><text:span text:style-name="T460">ТО</text:span><text:span text:style-name="T538">Т</text:span><text:span text:style-name="T458"> ГОД </text:span><text:span text:style-name="T460">МОГ БЫ </text:span><text:span text:style-name="T537">СТАТЬ ГОДОМ</text:span><text:span text:style-name="T458"> </text:span><text:span text:style-name="T461">НОВ</text:span><text:span text:style-name="T537">ОГО</text:span><text:span text:style-name="T461"> </text:span><text:span text:style-name="T458">БОЛЬШО</text:span><text:span text:style-name="T537">ГО</text:span><text:span text:style-name="T458"> ВЗРЫВ</text:span><text:span text:style-name="T537">А</text:span>)</text:p>
      <text:p text:style-name="P2"/>
      <text:p text:style-name="P3">В прошлом, словосочетание «Большой взрыв» использовалось как название теории <text:span text:style-name="T442">о </text:span><text:span text:style-name="T441">зарождени</text:span><text:span text:style-name="T442">и</text:span> Вселенной <text:s/><text:span text:style-name="T443">а также</text:span><text:span text:style-name="T1">, </text:span><text:span text:style-name="T443">что вполне логично</text:span><text:span text:style-name="T1">,</text:span> <text:span text:style-name="T1">и </text:span>нашей планеты - Земли. <text:span text:style-name="T440">Имея это в виду, мы не станем возражать и против </text:span><text:span text:style-name="T459">его </text:span><text:span text:style-name="T440">использования в противоположном смысле, говоря о </text:span><text:span text:style-name="T2185">её </text:span><text:span text:style-name="T440">разрушении.</text:span></text:p>
      <text:p text:style-name="P2"/>
      <text:p text:style-name="P4">О парапсихологии мало кому известно в подробностях и <text:span text:style-name="T444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39">они </text:span>не понима<text:span text:style-name="T439">ю</text:span>т <text:span text:style-name="T3">или не хо</text:span><text:span text:style-name="T439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45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38">все эти люди</text:span><text:span text:style-name="T7">. «Если сон сбылся, </text:span><text:span text:style-name="T8">то это ровным счётом ничего не </text:span><text:span text:style-name="T446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47">В с</text:span>ледующи<text:span text:style-name="T447">х</text:span> <text:span text:style-name="T447">строках</text:span> рассматривает<text:span text:style-name="T448">с</text:span><text:span text:style-name="T447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389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49">ого</text:span><text:span text:style-name="T15"> сомнени</text:span><text:span text:style-name="T449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454">CЛИШКОМ СКОВАН И ТЕБЕ НУЖНО РАССЛАБИТЬСЯ.</text:span><text:span text:style-name="T17"> НЕ ТОРОПИСЬ. ТЫ ТОЧНО ЗНАЕШЬ, ЧТО </text:span><text:span text:style-name="T3455">нужно</text:span><text:span text:style-name="T17"> </text:span><text:span text:style-name="T3457">с</text:span><text:span text:style-name="T17">делать? <text:s/></text:span><text:span text:style-name="T2190">П</text:span><text:span text:style-name="T18">омни, если </text:span><text:span text:style-name="T3454">в</text:span><text:span text:style-name="T18"> этот раз у тебя ничего не </text:span><text:soft-page-break/><text:span text:style-name="T18">получится, то в конечном </text:span><text:span text:style-name="T3440">счёте</text:span><text:span text:style-name="T18"> это не имеет </text:span><text:span text:style-name="T3441">большого </text:span><text:span text:style-name="T18">значения. Профессор Шо</text:span><text:span text:style-name="T3442">уэ</text:span><text:span text:style-name="T18">н из Страсбургского университета </text:span><text:span text:style-name="T3441">уже пред</text:span><text:span text:style-name="T3454">о</text:span><text:span text:style-name="T3441">ставил</text:span><text:span text:style-name="T18"> </text:span><text:span text:style-name="T3990">теоретическое обоснование достижимости результатов</text:span>».</text:p>
      <text:p text:style-name="P11">Профессор Фергер, как <text:span text:style-name="T21">и </text:span>всегда, <text:span text:style-name="T21">поддерживал </text:span><text:span text:style-name="T3262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<text:span text:style-name="T3968">сконцентрировав</text:span> <text:span text:style-name="T3969">всё </text:span>внимание на пламени свечи, он начал <text:span text:style-name="T1348">рас</text:span>слаблять своё, <text:span text:style-name="T3967">ставшее</text:span> <text:span text:style-name="T3967">невероятно </text:span>чувствительн<text:span text:style-name="T3967">ым,</text:span>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271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392">подавил</text:span> все свои мысли.</text:p>
      <text:p text:style-name="P19">Один раз в минуту автоматически <text:span text:style-name="T3392">вык</text:span>лючался счётчик Гейгера, с помощью <text:span text:style-name="T3392">которого </text:span>измерялась и регистрировалась скорость распада <text:span text:style-name="T3391">химического</text:span><text:span text:style-name="T3390"> элемента</text:span>.</text:p>
      <text:p text:style-name="P19"/>
      <text:p text:style-name="P20">Робин вышел из транса <text:span text:style-name="T3261">и приступил</text:span> <text:span text:style-name="T3261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260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272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259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г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78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274">поистине </text:span><text:span text:style-name="T3273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79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275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263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458">и</text:span><text:span text:style-name="T47"> </text:span><text:span text:style-name="T3458">с</text:span><text:span text:style-name="T48">ейчас он </text:span><text:span text:style-name="T2290">частенько</text:span><text:span text:style-name="T48"> скуча</text:span><text:span text:style-name="T229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гер, было о Робине: «Робин сделал это. Робин сделал то. Разве это не чудо? Вы <text:span text:style-name="T3456">когда-нибудь </text:span>видели <text:span text:style-name="T3456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399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398">К</text:span><text:span text:style-name="T51">ороткие прямые волосы каштанового цвета, небрежно откинутые назад, о</text:span><text:span text:style-name="T52">бнаж</text:span><text:span text:style-name="T3398">али</text:span><text:span text:style-name="T51"> </text:span><text:span text:style-name="T3398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52">Профессор Фергер был пожилым мужчиной при<text:span text:style-name="T3402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403">заметно</text:span><text:span text:style-name="T55"> поредела, но большая часть побелевшей копны волос всё ещё </text:span><text:span text:style-name="T3403">находилась</text:span><text:span text:style-name="T55"> на своём месте, </text:span><text:span text:style-name="T3401">а из-под металлической оправы круглых очков торчали</text:span><text:span text:style-name="T55"> </text:span><text:span text:style-name="T3401">г</text:span><text:span text:style-name="T56">устые, </text:span><text:span text:style-name="T3401">кустистые</text:span><text:span text:style-name="T56"> брови. </text:span><text:span text:style-name="T3400">Своей внешностью он напоминал типичного «Безумного профессора» из </text:span><text:span text:style-name="T3393">чёрно-белых</text:span><text:span text:style-name="T3400"> </text:span><text:span text:style-name="T3394">ужастиков</text:span><text:span text:style-name="T3400"> тридцатых годов.</text:span></text:p>
      <text:p text:style-name="P40">Он что-то <text:span text:style-name="T3970">про</text:span>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50">Но что дальше? <text:span text:style-name="T60">Как </text:span><text:span text:style-name="T3395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264">уникальным</text:span><text:span text:style-name="T60"> способностям Робина?</text:span></text:p>
      <text:p text:style-name="P551">Пытаясь контролировать распад, профессор проводил физические и химические опыты. <text:span text:style-name="T3396">Его главная цель состояла в том, чтобы в конечном </text:span><text:span text:style-name="T3404">счёте</text:span><text:span text:style-name="T3396"> спасти Человечество от ядерного самоуничтожения, поскольку Третья мировая война </text:span><text:span text:style-name="T3459">многим </text:span><text:span text:style-name="T3396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397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02">поперёк небосвода</text:span><text:span text:style-name="T73"> </text:span><text:span text:style-name="T3266">словно</text:span><text:span text:style-name="T73"> золотые ленты, </text:span><text:span text:style-name="T3405">тянущие</text:span><text:span text:style-name="T73"> </text:span><text:span text:style-name="T3267">за собой </text:span><text:span text:style-name="T73">колесницу, на которой </text:span><text:span text:style-name="T3265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406">как </text:span>будто <text:span text:style-name="T3406">сама </text:span>была одним <text:span text:style-name="T3268">из тех </text:span>ангел<text:span text:style-name="T3268">ьских созданий</text:span>, что <text:span text:style-name="T77">вечно </text:span>тянут <text:span text:style-name="T82">за собой </text:span>колесницу-<text:span text:style-name="T3266">с</text:span>олнце.</text:p>
      <text:p text:style-name="P49">С <text:span text:style-name="T3407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408">расцве</text:span><text:span text:style-name="T3460">ла</text:span><text:span text:style-name="T3269"> совсем другая любовь</text:span><text:span text:style-name="T76">.</text:span></text:p>
      <text:p text:style-name="P49"/>
      <text:p text:style-name="P50">Хотя Элисон и <text:span text:style-name="T3409">исполнился</text:span> двадцать один год, <text:span text:style-name="T78">но фактически она была </text:span><text:span text:style-name="T3410">словно</text:span><text:span text:style-name="T78"> ребёнок — </text:span><text:span text:style-name="T79">слишком ранимой и уязвимой для окружавшего её </text:span><text:span text:style-name="T1406">б</text:span><text:span text:style-name="T79">ольшого </text:span><text:span text:style-name="T1406">м</text:span><text:span text:style-name="T79">ира. </text:span><text:span text:style-name="T80">Она слишком легко доверяла людям </text:span><text:span text:style-name="T3270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411">сих</text:span> пор у неё не было никаких отношений с противоположным полом, и это <text:span text:style-name="T3411">её </text:span><text:span text:style-name="T3270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411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276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989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412">Элисон </text:span><text:span text:style-name="T89">своего отца после </text:span><text:span text:style-name="T3413">той </text:span><text:span text:style-name="T3412">прокля</text:span><text:span text:style-name="T89">той ночи. </text:span><text:span text:style-name="T90">У него был дурной характер, а под </text:span><text:span text:style-name="T3413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413">В</text:span><text:span text:style-name="T3277">ечер</text:span><text:span text:style-name="T3413">ом</text:span><text:span text:style-name="T91"> он выпил гораздо больше обычного, проиграв </text:span><text:span text:style-name="T990">все наличные</text:span><text:span text:style-name="T91"> деньги в казино «Силуэт». </text:span><text:span text:style-name="T92">И во всём он обвинил </text:span><text:span text:style-name="T991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278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280">её безжизненным, </text:span><text:span text:style-name="T3414">покрытым синяками и ссадинами</text:span> телом, и как <text:span text:style-name="T3281">затем</text:span> побежала к дому сосед<text:span text:style-name="T3279">ки</text:span>. <text:span text:style-name="T93">Слёзы текли по её щекам, когда она дёргала </text:span><text:span text:style-name="T3326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17">устроили</text:span> в <text:span text:style-name="T3327">женский </text:span>монастырь, в котором она <text:span text:style-name="T3416">жила и </text:span><text:span text:style-name="T3415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461">экстрасенсорными и </text:span><text:span text:style-name="T3417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418">е</text:span><text:span text:style-name="T95">баса, </text:span><text:span text:style-name="T3418">сво</text:span><text:span text:style-name="T3282">его </text:span><text:span text:style-name="T95">главного сокровища, — </text:span><text:span text:style-name="T3418">курительной</text:span><text:span text:style-name="T95"> трубки </text:span><text:span text:style-name="T3283">сыщика</text:span><text:span text:style-name="T95"> Холмса, </text:span><text:span text:style-name="T97">снова наполнил его, и </text:span><text:span text:style-name="T3419">стал</text:span><text:span text:style-name="T97"> </text:span><text:span text:style-name="T3283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420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12">времён Средневековья</text:span><text:span text:style-name="T101">, передаваемым из поколения в поколение как </text:span><text:span text:style-name="T3421">один из </text:span><text:span text:style-name="T102">элемент</text:span><text:span text:style-name="T3421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284">расстройства</text:span><text:span text:style-name="T107">, </text:span><text:span text:style-name="T3284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07">У</text:span><text:span text:style-name="T111">-</text:span><text:span text:style-name="T1207">у</text:span><text:span text:style-name="T111">-</text:span><text:span text:style-name="T1207">у</text:span><text:span text:style-name="T111">-у! И что с того? Мы и раньше знали </text:span><text:span text:style-name="T3285">об этом</text:span>» - <text:span text:style-name="T3461">подвывая, </text:span><text:span text:style-name="T111">ответил </text:span><text:span text:style-name="T2696">ей </text:span><text:span text:style-name="T111">Гарри, </text:span><text:span text:style-name="T3461">стараясь </text:span><text:span text:style-name="T1208">подраж</text:span><text:span text:style-name="T3461">ать</text:span><text:span text:style-name="T1208"> во</text:span><text:span text:style-name="T3477">лку</text:span><text:span text:style-name="T1208"> и </text:span><text:span text:style-name="T1209">широко улыбаясь</text:span><text:span text:style-name="T111">.</text:span></text:p>
      <text:p text:style-name="P63">«<text:span text:style-name="T112">Не смей</text:span><text:span text:style-name="T1273">ся</text:span><text:span text:style-name="T112">, я ещё не закончила. То, что </text:span><text:span text:style-name="T2697">сделал </text:span><text:span text:style-name="T3422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351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287">именно </text:span><text:span text:style-name="T115">то, </text:span><text:span text:style-name="T3288">что</text:span><text:span text:style-name="T115"> мы </text:span><text:span text:style-name="T3286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49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50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23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424">легковой </text:span>автомобиль был припаркован приблизительно в десяти минутах ходьбы от <text:span text:style-name="T3424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425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426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427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429">абсолютно </text:span><text:span text:style-name="T3427">ничего </text:span><text:span text:style-name="T3428">сверх </text:span><text:span text:style-name="T3462">э</text:span><text:span text:style-name="T3428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463">ё</text:span><text:span text:style-name="T3431">тся</text:span><text:span text:style-name="T158"> добыть хот</text:span><text:span text:style-name="T3463">я бы</text:span><text:span text:style-name="T3430"> </text:span><text:span text:style-name="T158">каплю крови, то она </text:span><text:span text:style-name="T3430">мгновенно</text:span><text:span text:style-name="T159"> </text:span><text:span text:style-name="T579">лиш</text:span><text:span text:style-name="T3463">ае</text:span><text:span text:style-name="T3431">тся</text:span><text:span text:style-name="T579"> </text:span><text:span text:style-name="T580">всех </text:span><text:span text:style-name="T579">своих </text:span><text:span text:style-name="T3431">колдовских </text:span><text:span text:style-name="T579">сил</text:span><text:span text:style-name="T158">.</text:span></text:p>
      <text:p text:style-name="P84"><text:soft-page-break/>Превращённому человеку, или <text:span text:style-name="T3432">же </text:span>оборотню, <text:span text:style-name="T3432">воз</text:span>можно вернуть его прежний <text:span text:style-name="T161">облик </text:span><text:span text:style-name="T3464">точно </text:span>таким <text:span text:style-name="T651">же </text:span>радикальным <text:span text:style-name="T3432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433">начал </text:span>раскури<text:span text:style-name="T3433">вать </text:span>трубку. Он откинул волосы назад и <text:span text:style-name="T3434">сдвинул брови</text:span>, обдумывая пред<text:span text:style-name="T3466">о</text:span>ставленные им <text:span text:style-name="T3433">только что </text:span><text:span text:style-name="T174">сведения</text:span>.</text:p>
      <text:p text:style-name="P86"/>
      <text:p text:style-name="P87">Гарри <text:span text:style-name="T3435">внезапно поднялся со своего места</text:span> и воскликнул:</text:p>
      <text:p text:style-name="P87">«<text:span text:style-name="T516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465">сможет </text:span><text:span text:style-name="T163">остановит</text:span><text:span text:style-name="T3465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5">начнём</text:span><text:span text:style-name="T166">? Мы </text:span><text:span text:style-name="T405">станем </text:span><text:span text:style-name="T166">изве</text:span><text:span text:style-name="T405">щать</text:span><text:span text:style-name="T166"> профессора Ферг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436">мы </text:span><text:span text:style-name="T1513">сдержим обещание!</text:span>» - <text:span text:style-name="T173">ответила </text:span><text:span text:style-name="T3437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439">на кухню </text:span><text:span text:style-name="T3438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693">ч</text:span>ка. Нарциссы в парке слегка покачивались на ветру, напоминая <text:span text:style-name="T3991">равномерное</text:span> <text:span text:style-name="T3993">движение</text:span><text:span text:style-name="T3991"> </text:span>волн в океане жёлтого цвета. <text:span text:style-name="T176">Их яркие, жёлто-охристые цветки склон</text:span><text:span text:style-name="T3991">и</text:span><text:span text:style-name="T176">лись перед </text:span><text:span text:style-name="T3991">с</text:span><text:span text:style-name="T176">олнцем, </text:span><text:span text:style-name="T581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голов<text:span text:style-name="T3992">ной боли</text:span>. Накануне, покинув остальных, он случайно встретил в кино своего старого <text:span text:style-name="T3468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 глубоко вдыхая свежий воздух, <text:span text:style-name="T179">и прикрывал глаза рукой, оберегая их от, </text:span><text:span text:style-name="T180">как ему казалось,</text:span><text:span text:style-name="T179"> </text:span><text:span text:style-name="T3991">чересчур </text:span><text:span text:style-name="T179">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467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444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443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445">понимать</text:span><text:span text:style-name="T195">, как </text:span><text:span text:style-name="T196">обычно </text:span><text:span text:style-name="T195">проходят такие встречи. </text:span><text:span text:style-name="T3446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698">как</text:span><text:span text:style-name="T197"> </text:span><text:span text:style-name="T3447">буду встречаться с профессором этим утром</text:span><text:span text:style-name="T197">.</text:span>»</text:p>
      <text:p text:style-name="P102">Он смотрел на неё глазами <text:span text:style-name="T3448">совершившего проступок </text:span>ребёнка, <text:span text:style-name="T3448">в страхе </text:span>ожидающего н<text:span text:style-name="T3448">еотвратимо</text:span><text:span text:style-name="T3449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699">на неё из</text:span> <text:span text:style-name="T2700">открытого </text:span>окн<text:span text:style-name="T2699">а</text:span> на верх<text:span text:style-name="T2699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82">вглубь</text:span> <text:span text:style-name="T583">своей </text:span>спальн<text:span text:style-name="T582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0">прерванное </text:span>чтение. <text:span text:style-name="T3450">На горизонте маячили экзамены, к которым было </text:span><text:span text:style-name="T3451">необходимо </text:span><text:span text:style-name="T3450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452">нормально</text:span><text:span text:style-name="T201">. </text:span><text:span text:style-name="T3452">Сейчас я</text:span><text:span text:style-name="T201"> положу эти книги в сумку и мы сразу </text:span><text:span text:style-name="T3470">же</text:span><text:span text:style-name="T201"> </text:span><text:span text:style-name="T3469">отправимся </text:span><text:span text:style-name="T3470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452">лым</text:span><text:span text:style-name="T204"> </text:span><text:span text:style-name="T3452">вечером</text:span><text:span text:style-name="T204"> ты не произнёс ни </text:span><text:span text:style-name="T3452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470">поблескивал</text:span> <text:span text:style-name="T3470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11">Без вашей слежки я</text:span><text:span text:style-name="T207"> </text:span><text:span text:style-name="T2701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289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1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2">первой </text:span><text:span text:style-name="T219">нарушила </text:span><text:span text:style-name="T3453">ледяное</text:span><text:span text:style-name="T220"> </text:span><text:span text:style-name="T3453">молчание</text:span><text:span text:style-name="T219">:</text:span></text:p>
      <text:p text:style-name="P113"><text:soft-page-break/>«Пообедаешь с нами? Если не против, <text:span text:style-name="T3471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3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54">с</text:span>могла <text:span text:style-name="T3290">даже </text:span>подвигать плечами. <text:span text:style-name="T225">Какое</text:span><text:span text:style-name="T224"> с</text:span>транное ощущение - до сих пор она <text:span text:style-name="T3471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471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291">глубоко</text:span><text:span text:style-name="T232">.</text:span>»</text:p>
      <text:p text:style-name="P120">Гарри разволновался, не зная что <text:span text:style-name="T584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292">Т</text:span><text:span text:style-name="T237">еперь </text:span><text:span text:style-name="T3292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293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472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472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55">Я</text:span><text:span text:style-name="T256"> про</text:span><text:span text:style-name="T1216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294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295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296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298">а </text:span>слова лились <text:span text:style-name="T3297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и минуты <text:span text:style-name="T3886">не сожалея </text:span>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476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0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1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56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17">заинтересуешься</text:span><text:span text:style-name="T378"> </text:span><text:span text:style-name="T1217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3">выглядела</text:span> неуверенной и <text:span text:style-name="T432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7">бе</text:span><text:span text:style-name="T398">с</text:span><text:span text:style-name="T397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<text:span text:style-name="T3835">обедать</text:span> и нетерпеливо смотрели на <text:span text:style-name="T3836">висевшие над входом </text:span>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сидел </text:span><text:span text:style-name="T3826">молча</text:span><text:span text:style-name="T390">, </text:span><text:span text:style-name="T3826">стараясь не глядеть</text:span><text:span text:style-name="T390">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34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35">стал </text:span>рассказ<text:span text:style-name="T435">ывать</text:span> о той странной последовательности событий, <text:span text:style-name="T3828">которая </text:span>произош<text:span text:style-name="T3828">ла</text:span> с ними этим утром, и о печальных эпизодах из прошлого Элисон.</text:p>
      <text:p text:style-name="P161"><text:soft-page-break/>Робин и Мэтью сочувственно выслушали каждое слово Гарри — молча, не пытаясь его п<text:span text:style-name="T3829">еребивать</text:span>. <text:span text:style-name="T395">Время от времени Элисон вытирала слёзы, </text:span><text:span text:style-name="T3827">наполнявшие её глаза</text:span><text:span text:style-name="T395">.</text:span></text:p>
      <text:p text:style-name="P162">Робин пытался казаться равнодушным по отношению к Элисон <text:span text:style-name="T396">и </text:span><text:span text:style-name="T406">к </text:span><text:span text:style-name="T396">её горю</text:span>, но на самом деле желал крепко обнять её и извиниться за то, что <text:span text:style-name="T3830">слишком</text:span> <text:span text:style-name="T3830">грубо</text:span> говорил с ней <text:span text:style-name="T407">сегодня</text:span><text:span text:style-name="T3830">шним</text:span> утром.</text:p>
      <text:p text:style-name="P162">«<text:span text:style-name="T399">Между прочим, профессор не хочет, чтобы мы возвращались в лабораторию после обеда</text:span>» - <text:span text:style-name="T399">сказал Мэтью, пытаясь сменить тему разговора, </text:span><text:span text:style-name="T3831">так как</text:span><text:span text:style-name="T400"> он</text:span><text:span text:style-name="T3831">а заставила его</text:span><text:span text:style-name="T400"> </text:span><text:span text:style-name="T3832">по</text:span><text:span text:style-name="T400">чувствова</text:span><text:span text:style-name="T3831">ть</text:span><text:span text:style-name="T400"> себя ужасно неловко. Он хотел посочувствовать Элисон </text:span><text:span text:style-name="T402">и пожалеть её</text:span><text:span text:style-name="T400">, но </text:span><text:span text:style-name="T3834">хорошо </text:span><text:span text:style-name="T400">знал, что </text:span><text:span text:style-name="T3833">ей не нрави</text:span><text:span text:style-name="T3834">лось</text:span><text:span text:style-name="T400">, когда </text:span><text:span text:style-name="T402">это </text:span><text:span text:style-name="T400">дела</text:span><text:span text:style-name="T3834">ли</text:span><text:span text:style-name="T400"> </text:span><text:span text:style-name="T2981">напоказ</text:span><text:span text:style-name="T400">.</text:span></text:p>
      <text:p text:style-name="P162">«<text:span text:style-name="T401">До свидания. Увидимся позже. Мэтью, если сможешь, то забери меня возле главного входа примерно в пять часов. Пока!</text:span>» - <text:span text:style-name="T401">собрав свои книги, Робин ушёл.</text:span></text:p>
      <text:p text:style-name="P162"/>
      <text:p text:style-name="P163">Вскоре после ухода Робина, остальные решили переместиться в дом к Мэтью, где стали <text:span text:style-name="T3837">совместно </text:span>обсуждать <text:span text:style-name="T3870">свой</text:span> нов<text:span text:style-name="T404">ый</text:span> п<text:span text:style-name="T403">роект</text:span>.</text:p>
      <text:p text:style-name="P164">Работа <text:span text:style-name="T3870">не клеилась — </text:span><text:span text:style-name="T408">Гарри и Мэтью не </text:span><text:span text:style-name="T3871">могли</text:span><text:span text:style-name="T408"> договориться, каким образом следует приступать к превращению в ин</text:span><text:span text:style-name="T410">ых</text:span><text:span text:style-name="T408"> существ. </text:span><text:span text:style-name="T409">Выслушав их, Элисон предложила </text:span><text:span text:style-name="T3870">каждому составить список</text:span><text:span text:style-name="T409">, в котором были бы </text:span><text:span text:style-name="T3871">кратко </text:span><text:span text:style-name="T409">изложены </text:span><text:span text:style-name="T3873">их </text:span><text:span text:style-name="T409">идеи о том, что следует </text:span><text:span text:style-name="T412">предпринять</text:span><text:span text:style-name="T409">.</text:span></text:p>
      <text:p text:style-name="P165">Забежав <text:span text:style-name="T457">по пути </text:span>в магазин, Элисон и Гарри вернулись к себе домой, <text:span text:style-name="T411">а Мэтью, как и обещал, </text:span><text:span text:style-name="T3872">отправился в университет, чтобы забрать Робина</text:span><text:span text:style-name="T411">.</text:span></text:p>
      <text:p text:style-name="P166">Вечер прошёл достаточно приятно и уже подходил к концу, но внезапно <text:span text:style-name="T413">к Элисон снова вернулись дурные предчувствия, </text:span><text:span text:style-name="T3994">уже испытанные</text:span><text:span text:style-name="T413"> </text:span><text:span text:style-name="T3838">этим </text:span><text:span text:style-name="T413">утром.</text:span></text:p>
      <text:p text:style-name="P167"><text:span text:style-name="T3995">В</text:span><text:span text:style-name="T3839"> доме </text:span><text:span text:style-name="T3995">вдруг </text:span><text:span text:style-name="T3840">резко </text:span><text:span text:style-name="T3839">похолодало </text:span><text:span text:style-name="T3840">и в какой-то момент он </text:span><text:span text:style-name="T3995">словно</text:span><text:span text:style-name="T3840"> превратился в морозильную камеру</text:span>, но <text:span text:style-name="T3841">точно </text:span><text:span text:style-name="T3839">так же </text:span><text:span text:style-name="T3841">внезапно</text:span><text:span text:style-name="T3839"> </text:span><text:span text:style-name="T3841">быстро </text:span><text:span text:style-name="T3839">оттаял</text:span>. <text:span text:style-name="T414">Ужасное зловоние распространилось по всей комнате, </text:span><text:span text:style-name="T415">как будто</text:span><text:span text:style-name="T414"> </text:span><text:span text:style-name="T3869">в ней </text:span><text:span text:style-name="T414">не</text:span><text:span text:style-name="T3842">делями</text:span><text:span text:style-name="T414"> лежали полусгнившие трупы.</text:span></text:p>
      <text:p text:style-name="P168"><text:span text:style-name="T3845">Схватившись</text:span> руками за голову и дрожа всем телом, Элисон <text:span text:style-name="T3844">пронзительно </text:span>закричала. <text:span text:style-name="T416">Она наблюдала, как </text:span><text:span text:style-name="T3843">бешено </text:span><text:span text:style-name="T416">пляшут </text:span><text:span text:style-name="T3843">по комнате неясные </text:span><text:span text:style-name="T3846">чёрные </text:span><text:span text:style-name="T416">тени — </text:span><text:span text:style-name="T417">они издевались </text:span><text:span text:style-name="T436">и, </text:span><text:span text:style-name="T3847">глумясь, </text:span><text:span text:style-name="T436">дразнили её</text:span><text:span text:style-name="T417">. </text:span><text:span text:style-name="T3869">Раздался</text:span><text:span text:style-name="T417"> детский смех, эхом </text:span><text:span text:style-name="T437">про</text:span><text:span text:style-name="T417">нёсшийся по углам комнаты. Элисон </text:span><text:span text:style-name="T3848">пыталась </text:span><text:span text:style-name="T417">всм</text:span><text:span text:style-name="T3874">отреться</text:span><text:span text:style-name="T417"> в эти т</text:span><text:span text:style-name="T3843">ёмные пятна,</text:span><text:span text:style-name="T417"> и всё явственнее </text:span><text:span text:style-name="T422">из тьмы </text:span><text:span text:style-name="T417">перед ней предст</text:span><text:span text:style-name="T420">а</text:span><text:span text:style-name="T421">вала</text:span><text:span text:style-name="T417"> пара чёрных рук, манящих присоединиться к </text:span><text:span text:style-name="T420">всеобщей </text:span><text:span text:style-name="T417">безумной пляске.</text:span></text:p>
      <text:p text:style-name="P169">Нет, <text:span text:style-name="T3849">о</text:span>ни не манили — <text:span text:style-name="T418">они </text:span>приказывали <text:span text:style-name="T3849">ей</text:span>, не оставляя для не<text:span text:style-name="T418">ё </text:span>никакого выбора! <text:span text:style-name="T419">Они угрожали ей! Они </text:span><text:span text:style-name="T3875">как </text:span><text:span text:style-name="T419">будт</text:span><text:span text:style-name="T3875">о</text:span><text:span text:style-name="T419"> </text:span><text:span text:style-name="T3850">хотели сказать</text:span><text:span text:style-name="T419">, что если она не подчинится, то станет ещё </text:span><text:span text:style-name="T3876">несчастнее</text:span><text:span text:style-name="T419">, </text:span><text:span text:style-name="T3850">чем сейчас,</text:span><text:span text:style-name="T419"> и будет горько жалеть о </text:span><text:span text:style-name="T3850">своём отказе</text:span><text:span text:style-name="T419"> всю </text:span><text:span text:style-name="T3877">свою </text:span><text:span text:style-name="T419">оставшуюся </text:span><text:span text:style-name="T3850">жалкую </text:span><text:span text:style-name="T419">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3">о</text:span>никшим в <text:span text:style-name="T464">её</text:span> <text:span text:style-name="T3878">сознание.</text:span>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25">Слушаю.</text:span>»</text:p>
      <text:p text:style-name="P171"/>
      <text:p text:style-name="P172">Нет ответа — вместо <text:span text:style-name="T652">него</text:span> мертвящая тишина. <text:span text:style-name="T424">Это было </text:span><text:span text:style-name="T3851">Зло</text:span><text:span text:style-name="T424"> — </text:span><text:span text:style-name="T3852">на другом конце линии явственно ощущалось его присутствие</text:span><text:span text:style-name="T424">. </text:span><text:span text:style-name="T3854">Через уш</text:span><text:span text:style-name="T3879">ные раковины</text:span><text:span text:style-name="T3854"> в её </text:span><text:span text:style-name="T3879">разум</text:span><text:span text:style-name="T3854"> про</text:span><text:span text:style-name="T3879">рвался</text:span><text:span text:style-name="T3854"> отвратительный звук</text:span><text:span text:style-name="T424"> — </text:span><text:span text:style-name="T3854">жужжание — </text:span><text:span text:style-name="T424">зовущее </text:span><text:span text:style-name="T3854">её</text:span><text:span text:style-name="T424">, умоляющее выйти навстречу </text:span><text:span text:style-name="T3852">З</text:span><text:span text:style-name="T424">лу.</text:span></text:p>
      <text:p text:style-name="P173">Она отбросила телефон <text:span text:style-name="T3853">от себя</text:span>, <text:span text:style-name="T3853">указывая </text:span><text:span text:style-name="T3855">трясущимся</text:span><text:span text:style-name="T3853"> пальцем на трубку</text:span>. Вот <text:span text:style-name="T3858">где </text:span>оно — монотонное, сбивчивое жужжание — всё ещё там, внутри.</text:p>
      <text:p text:style-name="P173">«<text:span text:style-name="T426">Это он! Это может быть только он! Гарри, это </text:span><text:span text:style-name="T3856">З</text:span><text:span text:style-name="T426">ло — </text:span><text:span text:style-name="T3856">Зло в </text:span><text:span text:style-name="T3857">своём натуральном облике</text:span><text:span text:style-name="T426">, </text:span><text:span text:style-name="T3857">как </text:span><text:span text:style-name="T426">будто сам Дьявол добрался до телефонной сети и звонит сюда, </text:span><text:span text:style-name="T3857">мне</text:span><text:span text:style-name="T426">. </text:span><text:span text:style-name="T427">Этот звук пугает меня! </text:span><text:span text:style-name="T3859">М</text:span><text:span text:style-name="T427">не кажется, он исходит из моей головы. Гарри, быстрее положи трубку на рычаг! </text:span><text:span text:style-name="T428">П</text:span><text:span text:style-name="T427">ожалуйст</text:span><text:span text:style-name="T3859">а...</text:span>» - <text:span text:style-name="T429">проговорила Элисон. Голос её стал хриплым, а лицо — белее мела. </text:span><text:span text:style-name="T462">Она стала походить на статую, </text:span><text:span text:style-name="T3860">высеченную из куска льда, </text:span><text:span text:style-name="T463">холодную</text:span><text:span text:style-name="T462"> и безжизненн</text:span><text:span text:style-name="T463">ую</text:span><text:span text:style-name="T462">. </text:span><text:span text:style-name="T463">Силы покидали её, их вытягивало </text:span><text:span text:style-name="T3861">З</text:span><text:span text:style-name="T463">ло, словно вампир, </text:span><text:span text:style-name="T3861">испивающий </text:span><text:span text:style-name="T3862">до последней капли </text:span><text:span text:style-name="T463">кровь своей жертвы.</text:span></text:p>
      <text:p text:style-name="P174"><text:soft-page-break/>Не задавая лишних вопросов, Гарри сделал то, <text:span text:style-name="T3863">о чём</text:span> она просила. Затем, взяв её руки в свои, крепко сжал их, пристально глядя в её глаза. <text:span text:style-name="T464">Они просидели так целую минуту, </text:span><text:span text:style-name="T465">в своём тесном мирке, не обращая внимания </text:span><text:span text:style-name="T487">ни на что,</text:span><text:span text:style-name="T465"> и осознавая только силу, связывавшую их воеди</text:span><text:span text:style-name="T466">н</text:span><text:span text:style-name="T465">о. </text:span><text:span text:style-name="T467">Затем безумие начало медленно отступать и, глядя в глаза </text:span><text:span text:style-name="T3880">молодого человека</text:span><text:span text:style-name="T467">, Элисон почувствовала, как её затягивает внутрь их — в то </text:span><text:span text:style-name="T3880">самое </text:span><text:span text:style-name="T467">место, где </text:span><text:span text:style-name="T468">больше </text:span><text:span text:style-name="T467">ничто не </text:span><text:span text:style-name="T489">заставит </text:span><text:span text:style-name="T488">е</text:span><text:span text:style-name="T489">ё</text:span><text:span text:style-name="T488"> </text:span><text:span text:style-name="T467">страд</text:span><text:span text:style-name="T489">ать.</text:span><text:span text:style-name="T467">.</text:span></text:p>
      <text:p text:style-name="P175">Медленно шло время. Наконец, Гарри отвёл глаза и спросил:</text:p>
      <text:p text:style-name="P175">«<text:span text:style-name="T469">Думаешь, </text:span><text:span text:style-name="T3864">на другом конце провода </text:span><text:span text:style-name="T469">был твой отец? Он что-</text:span><text:span text:style-name="T3865">то</text:span><text:span text:style-name="T469"> сказал? </text:span><text:span text:style-name="T470">П</text:span><text:span text:style-name="T471">рисядь</text:span><text:span text:style-name="T470">, я принесу тебе бренди — оно согреет.</text:span>»</text:p>
      <text:p text:style-name="P176">Она <text:span text:style-name="T3866">подчинилась</text:span>.</text:p>
      <text:p text:style-name="P176">Гарри <text:span text:style-name="T3867">плеснул в её стакан капельку горячительного напитка</text:span>. Она сидела молча, раскачиваясь взад и вперёд, <text:span text:style-name="T3881">и </text:span>бессмысленно <text:span text:style-name="T3867">глядела </text:span><text:span text:style-name="T2910">на телефон.</text:span></text:p>
      <text:p text:style-name="P177">Внезапно он зазвонил <text:span text:style-name="T3354">снова</text:span>. От неожиданности Элисон вздрогнула и, <text:span text:style-name="T3868">придя в себя, </text:span>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2">Кто бы это мог быть? Они никого не ждали.</text:span></text:p>
      <text:p text:style-name="P178">Гарри поднял телефонную трубку.</text:p>
      <text:p text:style-name="P178">«<text:span text:style-name="T473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74">Гарри, ты слушаешь? Ты какой-то подозрительно </text:span><text:span text:style-name="T475">молчаливый</text:span><text:span text:style-name="T474">, это на тебя совсем не похоже… Ребята, что у вас случилось? С вами всё в порядке?</text:span>»</text:p>
      <text:p text:style-name="P179">«<text:span text:style-name="T476">Всё нормально. Извини, мы не сможем увидеться </text:span><text:span text:style-name="T3883">сегодня</text:span><text:span text:style-name="T476">. </text:span><text:span text:style-name="T477">Элисон сильно устала и ей нужно лечь спать пораньше. </text:span><text:span text:style-name="T480">Что касается нашего эксперимента… Вы были правы — для начала мы испробуем метод самовнушения. </text:span><text:span text:style-name="T3884">Когда </text:span><text:span text:style-name="T481">отвезёшь Робина в университет — </text:span><text:span text:style-name="T3884">приходи,</text:span><text:span text:style-name="T481"> и мы </text:span><text:span text:style-name="T3882">сразу начнём</text:span><text:span text:style-name="T481">. Хорошо? Ну, тогда до завтра!</text:span>»</text:p>
      <text:p text:style-name="P180">И прежде, чем Мэтью успел <text:span text:style-name="T3885">что-то </text:span>ответить, Гарри положил трубку.</text:p>
      <text:p text:style-name="P181">В дверь продолжали настойчиво звонить. <text:span text:style-name="T482">Элисон осторожно пересела на краешек дивана и прошептала, указав на дверь:</text:span></text:p>
      <text:p text:style-name="P181">«<text:span text:style-name="T482">Это он, я уверена. Силы зла навсегда вошли в его чёрную душу, тесно объединившись с самим Дьяволом!</text:span>»</text:p>
      <text:p text:style-name="P181">«<text:span text:style-name="T483">Элисон, ты не можешь прятаться от него вечно. Он знает, что ты </text:span><text:span text:style-name="T484">здесь. </text:span><text:span text:style-name="T485">Если он поймёт, что ты боишься его, то уже никогда не отвяжется. </text:span><text:span text:style-name="T486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305">наружу</text:span>, увидев перед входом неподвижно стоящего мистера Уитли, спокойного и хладнокровного.</text:p>
      <text:p text:style-name="P183">«<text:span text:style-name="T490">Проходите.</text:span>»</text:p>
      <text:p text:style-name="P184"><text:span text:style-name="T491">Он</text:span> широко открыл дверь, и указал не<text:span text:style-name="T495">званому</text:span> гостю путь в гостиную. <text:span text:style-name="T493">Последовав за ним, Гарри б</text:span><text:span text:style-name="T492">ыстро очути</text:span><text:span text:style-name="T493">лся</text:span><text:span text:style-name="T492"> возле Элисон </text:span><text:span text:style-name="T493">и, приобняв, </text:span><text:span text:style-name="T492">сел рядом с ней на подлокотник </text:span><text:span text:style-name="T494">дивана</text:span><text:span text:style-name="T492">.</text:span></text:p>
      <text:p text:style-name="P185"><text:span text:style-name="T497">Её отец, Ник, </text:span>так и остался стоять в своей властной позе, <text:span text:style-name="T498">его</text:span> лицо как и прежде не выражало никаких эмоций. <text:span text:style-name="T496">Казалось, что он смотрит внутрь каждого, вскрывая их </text:span><text:span text:style-name="T499">оболочки </text:span><text:span text:style-name="T496">своим пронзающим взглядом. </text:span><text:span text:style-name="T500">По спине Элисон забегали мурашки и </text:span><text:span text:style-name="T503">она </text:span><text:span text:style-name="T500">мысленно вознесла молитву к Богу с просьбой дать ей силы, </text:span><text:span text:style-name="T502">чтобы </text:span><text:span text:style-name="T500">достойно выдержать </text:span><text:span text:style-name="T501">выпавшее ей</text:span><text:span text:style-name="T500"> испытание. </text:span><text:span text:style-name="T504">К ней снова начало возвращаться ужасное ощущение, будто её разум истощается. Жужжание возобновилось.</text:span></text:p>
      <text:p text:style-name="P185">«<text:span text:style-name="T505">Прекрати это! Хватит! Что тебе нужно от меня после стольких лет? </text:span><text:span text:style-name="T506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07">Нет, ты вовсе не пугаешь меня. Ты меня раздражаешь! И мне надоели твои появления!</text:span>»</text:p>
      <text:p text:style-name="P187"><text:soft-page-break/>Он собрался подойти к ней, но Элисон <text:span text:style-name="T508">мгновенно </text:span>его остановила:</text:p>
      <text:p text:style-name="P187">«<text:span text:style-name="T509">Не подходи! Сядь во</text:span><text:span text:style-name="T3306">т</text:span><text:span text:style-name="T509"> на тот стул и держи руки на виду. Я тебе не доверяю!</text:span>»</text:p>
      <text:p text:style-name="P188">Элисон начала злиться.</text:p>
      <text:p text:style-name="P188">«<text:span text:style-name="T510">Как ты можешь разговаривать так</text:span><text:span text:style-name="T511">им тоном</text:span><text:span text:style-name="T510"> с</text:span><text:span text:style-name="T511">о своим</text:span><text:span text:style-name="T510"> отцом? Ты обращаешься со мной </text:span><text:span text:style-name="T512">так</text:span><text:span text:style-name="T510">, </text:span><text:span text:style-name="T512">как </text:span><text:span text:style-name="T510">будто </text:span><text:span text:style-name="T513">перед тобой</text:span><text:span text:style-name="T510"> какой-то грязный бродяга. Я пришёл сюда, чтобы помириться с тобой. Сейчас я заканчиваю оформление покупки дома на Милтон-роуд, </text:span><text:span text:style-name="T514">и</text:span><text:span text:style-name="T510"> </text:span><text:span text:style-name="T514">я</text:span><text:span text:style-name="T510"> надеялся, что ты будешь жить вместе со мной. </text:span><text:span text:style-name="T514">Я хотел бы</text:span><text:span text:style-name="T510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15">м</text:span>ой?»</text:p>
      <text:p text:style-name="P190">На мгновение она прервалась и затем продолжила, но уже более спокойно:</text:p>
      <text:p text:style-name="P190">«<text:span text:style-name="T517">Прежде, чем ты уйдёшь, я хотела бы </text:span><text:span text:style-name="T518">выяснить</text:span><text:span text:style-name="T517">, </text:span><text:span text:style-name="T520">что за</text:span><text:span text:style-name="T518"> </text:span><text:span text:style-name="T517">причина кроется за этим внезапным проявлением родительской заботы? </text:span><text:span text:style-name="T519">Почему ты не появлялся раньше? С тех </text:span><text:span text:style-name="T3307">пор </text:span><text:span text:style-name="T519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1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2">таким </text:span><text:span text:style-name="T521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23">Предположим, </text:span><text:span text:style-name="T536">что </text:span><text:span text:style-name="T523">Гарри мог бы побыть в соседней комнате, но только полчаса и не больше.</text:span>»</text:p>
      <text:p text:style-name="P192">«<text:span text:style-name="T524">Элисон, Ты уверена?</text:span>» - <text:span text:style-name="T524">спросил Гарри, </text:span><text:span text:style-name="T3684">тревожно </text:span><text:span text:style-name="T524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684">направился</text:span> <text:span text:style-name="T3684">в её сторону.</text:span></text:p>
      <text:p text:style-name="P195">«<text:span text:style-name="T525">Не подходи ко мне! Сядь вон там!</text:span>» - <text:span text:style-name="T525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26">Глупая сучка! Ты такая же доверчивая, как твоя мать. Она решила, что сможет убежать от меня, покончив с собой, </text:span><text:span text:style-name="T3355">но</text:span><text:span text:style-name="T526"> теперь тебе придётся занять её место.</text:span>»</text:p>
      <text:p text:style-name="P197">Он <text:span text:style-name="T653">у</text:span><text:span text:style-name="T546">сел</text:span><text:span text:style-name="T653">ся</text:span> рядом с ней, <text:span text:style-name="T527">крепко сжимая её запястья и выкручивая руки за её спиной</text:span>.</text:p>
      <text:p text:style-name="P197">«<text:span text:style-name="T528">Убирайся вон, ты… Больной… Сумасшедший… Отойди от меня...</text:span>» - <text:span text:style-name="T528">шипела Элисон.</text:span></text:p>
      <text:p text:style-name="P198">Выражение его лица было <text:span text:style-name="T530">очень </text:span>странным. Он не слышал её жалоб, будто бы находясь в другом, собственном мире. <text:span text:style-name="T529">Словно какая-то потусторонняя сущность владела </text:span><text:span text:style-name="T1349">им </text:span><text:span text:style-name="T529">сейчас.</text:span></text:p>
      <text:p text:style-name="P199">Она откинула голову назад и завизжала.</text:p>
      <text:p text:style-name="P199">«<text:span text:style-name="T531">Я буду кричать! Пошёл вон, мразь!</text:span>»</text:p>
      <text:p text:style-name="P200">Не обращая внимания на её <text:span text:style-name="T533">вопли</text:span>, он толкнул её и она упала на пол.</text:p>
      <text:p text:style-name="P199">«<text:span text:style-name="T532">Слезь с меня! Ты - мерзкий! Меня тошнит от тебя!</text:span>»</text:p>
      <text:p text:style-name="P201">Слёзы <text:span text:style-name="T534">потекли по её щекам.</text:span></text:p>
      <text:p text:style-name="P202">Он <text:span text:style-name="T3686">ударил её наотмашь</text:span> и затем закрыл <text:span text:style-name="T535">рот </text:span>своим <text:span text:style-name="T535">предплечьем</text:span>, чтобы она не <text:span text:style-name="T3686">с</text:span>могла <text:span text:style-name="T3685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><text:soft-page-break/></text:p>
      <text:p text:style-name="P205">Внезапно открылась дверь и в комнате появился Гарри. Он тут же увидел Элисон, залитую слезами боли. <text:span text:style-name="T1350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40">мгновенно</text:span> бро<text:span text:style-name="T540">сившись</text:span> к ней <text:span text:style-name="T540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1">Я услышал, как что-то разбилось и сразу </text:span><text:span text:style-name="T3356">же </text:span><text:span text:style-name="T541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2">Как только ты вышел из комнаты, он сразу изменился. Как будто кто-то чужой завладел его телом. Его глаза… </text:span><text:span text:style-name="T543">Они стали совсем другими, то есть не его глазами</text:span><text:span text:style-name="T542">! Он постоянно ухмылялся - это было так ужасно!</text:span>»</text:p>
      <text:p text:style-name="P206">«<text:span text:style-name="T544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357">поблизости</text:span><text:span text:style-name="T544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45">Да, конечно!</text:span>» - <text:span text:style-name="T545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47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48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49">и Гарри успокоил её, </text:span><text:span text:style-name="T3922">объяснив</text:span><text:span text:style-name="T549">, что это был </text:span><text:span text:style-name="T3923">всего лишь </text:span><text:span text:style-name="T3889">дурной</text:span><text:span text:style-name="T549"> </text:span><text:span text:style-name="T3889">сон</text:span><text:span text:style-name="T549">:</text:span></text:p>
      <text:p text:style-name="P210">«<text:span text:style-name="T549">Всё в порядке, моя девочка. </text:span><text:span text:style-name="T3888">Кроме нас з</text:span><text:span text:style-name="T549">десь </text:span><text:span text:style-name="T3888">больше никого нет</text:span><text:span text:style-name="T549">. </text:span><text:span text:style-name="T3888">Ему не известно</text:span><text:span text:style-name="T549">, что мы </text:span><text:span text:style-name="T3888">находимся </text:span><text:span text:style-name="T549">здесь. </text:span><text:span text:style-name="T3890">Не волнуйся. Спи.</text:span>» - <text:span text:style-name="T549">прошептал он, </text:span><text:span text:style-name="T3922">нежно </text:span><text:span text:style-name="T3962">поглаживая</text:span><text:span text:style-name="T549"> её </text:span><text:span text:style-name="T3924">мягкие</text:span><text:span text:style-name="T549"> волосы. </text:span><text:span text:style-name="T550">Она была словно младенец, которому внезапно приснился кошмар и </text:span><text:span text:style-name="T551">в этот момент </text:span><text:span text:style-name="T550">остро нуждалась в </text:span><text:span text:style-name="T612">родительской</text:span><text:span text:style-name="T550"> любви и заботе. </text:span><text:span text:style-name="T552">Гарри считал себя винов</text:span><text:span text:style-name="T3890">атым</text:span><text:span text:style-name="T552"> в том, что произошло предыдущим вечером — если бы он не стал слушать Элисон, уверовавшую в раскаяние своего отца, </text:span><text:span text:style-name="T3925">то </text:span><text:span text:style-name="T552">всё могло бы сложиться по-</text:span><text:span text:style-name="T3890">иному</text:span><text:span text:style-name="T552">. </text:span><text:span text:style-name="T553">Нет, он был </text:span><text:span text:style-name="T3891">обязан </text:span><text:span text:style-name="T553">прислушаться к </text:span><text:span text:style-name="T554">своему внутреннему голосу, твердившему об обратном, </text:span><text:span text:style-name="T555">и теперь всё выглядело так, </text:span><text:span text:style-name="T3891">словно</text:span><text:span text:style-name="T555"> он предал её веру в него.</text:span></text:p>
      <text:p text:style-name="P210">«<text:span text:style-name="T556">Не волнуйся, Эли. Он заплатит за всё. Бог мне свидетель, он дорого заплатит</text:span>» - <text:span text:style-name="T556">поклялся Гарри прежде, чем задремать. Время приближалось к четырём часам утра.</text:span></text:p>
      <text:p text:style-name="P210"/>
      <text:p text:style-name="P553">Мистер<text:span text:style-name="T4074">у</text:span> Уитли было около сорока лет, в<text:span text:style-name="T557">о</text:span>зможно <text:span text:style-name="T648">немного </text:span><text:span text:style-name="T557">меньше или больше. </text:span><text:span text:style-name="T558">Ростом он был примерно шести футов </text:span><text:span text:style-name="T3899">и</text:span><text:span text:style-name="T558"> </text:span><text:span text:style-name="T3892">физически </text:span><text:span text:style-name="T3898">крепко </text:span><text:span text:style-name="T3897">сложен</text:span><text:span text:style-name="T558">. </text:span><text:span text:style-name="T559">Ег</text:span><text:span text:style-name="T3893">о настоящим именем было</text:span><text:span text:style-name="T559"> </text:span><text:span text:style-name="T3893">имя </text:span><text:span text:style-name="T559">Теренс, но он предпочитал </text:span><text:span text:style-name="T3894">называться</text:span><text:span text:style-name="T559"> Ником — таково было его второе имя. </text:span><text:span text:style-name="T560">Он был хорош собой — смуглая кожа, светлые волосы и голубые глаза-жемчужины, глубокие, словно </text:span><text:span text:style-name="T3959">океанские</text:span><text:span text:style-name="T3895"> </text:span><text:span text:style-name="T3959">впадины</text:span><text:span text:style-name="T560">. </text:span><text:span text:style-name="T3900">Он имел</text:span><text:span text:style-name="T3896"> ярк</text:span><text:span text:style-name="T3900">ую</text:span><text:span text:style-name="T3896"> и запоминающ</text:span><text:span text:style-name="T3900">уюся</text:span><text:span text:style-name="T3896"> внешность</text:span><text:span text:style-name="T560"> и, когда был моложе, за ним бегало много </text:span><text:span text:style-name="T562">девиц</text:span><text:span text:style-name="T560">. </text:span><text:span text:style-name="T3901">П</text:span><text:span text:style-name="T563">ри этом</text:span><text:span text:style-name="T561"> он никогда не довольствовался тем, что имел — ему всегда </text:span><text:span text:style-name="T3901">хотелось заполуч</text:span><text:span text:style-name="T3902">а</text:span><text:span text:style-name="T3901">ть больше — заполуч</text:span><text:span text:style-name="T3902">а</text:span><text:span text:style-name="T3901">ть </text:span><text:span text:style-name="T561"><text:s/></text:span><text:span text:style-name="T3901">то, что многим, на первый взгляд, казалось не</text:span><text:span text:style-name="T3902">достижимым</text:span><text:span text:style-name="T3901"> — замужних женщин. Его второй страстью было запугивание людей — загоняя их в предварительно расставленные </text:span><text:span text:style-name="T4075">капканы</text:span><text:span text:style-name="T3901"> и доводя </text:span><text:span text:style-name="T3960">всевозможными</text:span><text:span text:style-name="T3901"> способами до </text:span><text:span text:style-name="T3903">нервного истощения</text:span><text:span text:style-name="T3901">, он испытывал особенное </text:span><text:span text:style-name="T3904">наслаждение</text:span><text:span text:style-name="T3901">.</text:span></text:p>
      <text:p text:style-name="P554"><text:span text:style-name="T3910">Ему</text:span><text:span text:style-name="T3903"> действительно</text:span> удавал<text:span text:style-name="T3903">о</text:span>сь очаровывать женщин, независимо от <text:span text:style-name="T3903">их семейного положения</text:span>. <text:span text:style-name="T3903">Наличие мужей </text:span>вовсе не являлось пр<text:span text:style-name="T613">епятствием </text:span><text:span text:style-name="T3905">— </text:span>скорее наоборот, ведь лёгкая добыча <text:span text:style-name="T3911">никогда </text:span>не приносила радости. <text:span text:style-name="T3906">Е</text:span><text:span text:style-name="T3905">му доставляло </text:span><text:span text:style-name="T3906">огромное удовольствие </text:span><text:span text:style-name="T3905">выслеживание </text:span><text:span text:style-name="T3906">своих </text:span><text:soft-page-break/><text:span text:style-name="T3906">будущих </text:span><text:span text:style-name="T3905">жертв и выход </text:span><text:span text:style-name="T3996">на контакт </text:span><text:span text:style-name="T3906">с ними</text:span><text:span text:style-name="T3905"> — </text:span><text:span text:style-name="T3997">именно тогда</text:span><text:span text:style-name="T3905"> к нему приходило приятное чувство взволнованности и возбуждения. </text:span><text:span text:style-name="T564">Но </text:span><text:span text:style-name="T3918">истинное</text:span><text:span text:style-name="T564"> удовлетворение </text:span><text:span text:style-name="T3997">случалось</text:span><text:span text:style-name="T3905"> </text:span><text:span text:style-name="T3906">только </text:span><text:span text:style-name="T3997">в те мгновения</text:span><text:span text:style-name="T3905">, когда </text:span><text:span text:style-name="T3997">он наблюдал в глазах преследуемых </text:span><text:span text:style-name="T3907">страх</text:span><text:span text:style-name="T565"> и </text:span><text:span text:style-name="T566">отвращение</text:span><text:span text:style-name="T565"> </text:span><text:span text:style-name="T3907">к </text:span><text:span text:style-name="T3997">своей</text:span><text:span text:style-name="T3907"> персоне</text:span><text:span text:style-name="T564">. </text:span><text:span text:style-name="T3908">Иногда приходилось сталкиваться</text:span><text:span text:style-name="T567"> </text:span><text:span text:style-name="T3908">с </text:span><text:span text:style-name="T567">разгневанны</text:span><text:span text:style-name="T3908">ми</text:span><text:span text:style-name="T567"> муж</text:span><text:span text:style-name="T3908">ьями</text:span><text:span text:style-name="T567">, но </text:span><text:span text:style-name="T3908">обычно </text:span><text:span text:style-name="T567">ему чертовски везло </text:span><text:span text:style-name="T3916">и</text:span><text:span text:style-name="T567"> всегда находился повод своевременно скрыться, оставив </text:span><text:span text:style-name="T568">далеко </text:span><text:span text:style-name="T567">позади </text:span><text:span text:style-name="T3917">себя все </text:span><text:span text:style-name="T567">надвиг</text:span><text:span text:style-name="T3909">а</text:span><text:span text:style-name="T3961">вшиеся</text:span><text:span text:style-name="T3909"> неприятности.</text:span><text:span text:style-name="T567">.</text:span></text:p>
      <text:p text:style-name="P211">У <text:span text:style-name="T3909">Ника</text:span> не было постоянной работы — вся его жизнь проходила в разъездах. <text:span text:style-name="T569">Он путешествовал по стране, устраиваясь на временную работу то здесь, то там — </text:span><text:span text:style-name="T570">начиная от бармена в придорожной закусочной и заканчивая водителем большегрузн</text:span><text:span text:style-name="T3913">ых</text:span><text:span text:style-name="T570"> авто. </text:span><text:span text:style-name="T571">В тех случаях, когда события принимали дурной оборот и на горизонте маячил</text:span><text:span text:style-name="T3914">и</text:span><text:span text:style-name="T571"> выяснени</text:span><text:span text:style-name="T3914">я</text:span><text:span text:style-name="T571"> отношений с мужем </text:span><text:span text:style-name="T3912">очередной обманутой</text:span><text:span text:style-name="T571"> женщины, он просто </text:span><text:span text:style-name="T611">исчезал</text:span><text:span text:style-name="T571"> и больше </text:span><text:span text:style-name="T3914">никогда</text:span><text:span text:style-name="T614"> </text:span><text:span text:style-name="T571">не появлялся </text:span><text:span text:style-name="T3919">вновь</text:span><text:span text:style-name="T571">.</text:span></text:p>
      <text:p text:style-name="P212">До этого <text:span text:style-name="T3914">дня </text:span>Ник никогда не бывал в Саутгемптоне, <text:span text:style-name="T3914">и</text:span> ему потребовалась всего неделя, чтобы <text:span text:style-name="T3915">выяснить</text:span>, где живёт дочь.</text:p>
      <text:p text:style-name="P212"/>
      <text:p text:style-name="P213"><text:span text:style-name="T4076">Она прошла</text:span>, и за это время Элисон ничего не слышала о своём отце. <text:span text:style-name="T572">Вместе с Гарри они </text:span><text:span text:style-name="T3920">до сих пор </text:span><text:span text:style-name="T572">оставались в доме Мэтью. </text:span><text:span text:style-name="T573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78">ж</text:span><text:span text:style-name="T585">н</text:span><text:span text:style-name="T578">ие</text:span><text:span text:style-name="T573">, Мэтью, недолго думая, ответил:</text:span></text:p>
      <text:p text:style-name="P213">«<text:span text:style-name="T574">О! Та парочка, что жила здесь </text:span><text:span text:style-name="T578">до нас, </text:span><text:span text:style-name="T574">переехала куда-то в Лондон. Извините, но они не оставили своего адреса.</text:span>»</text:p>
      <text:p text:style-name="P214">После этого <text:span text:style-name="T3921">случая </text:span>мистер Уитли больше не беспокоил ни Мэтью, ни Робина. <text:span text:style-name="T575">Но </text:span><text:span text:style-name="T3921">и</text:span><text:span text:style-name="T575"> </text:span><text:span text:style-name="T576">не стал съезжать</text:span><text:span text:style-name="T575"> </text:span><text:span text:style-name="T576">из дома на</text:span><text:span text:style-name="T575"> Милтон-роуд.</text:span></text:p>
      <text:p text:style-name="P214"/>
      <text:p text:style-name="P215">Робин усердно готовился к будущим экзаменам. Остальные <text:span text:style-name="T577">же </text:span>продолжали заниматься своим новым проектом и даже смогли добиться <text:span text:style-name="T586">в нём </text:span>некоторых успехов.</text:p>
      <text:p text:style-name="P216">Профессор <text:span text:style-name="T588">Фергер </text:span>предоставил каждому по месяцу отпуска. Разработанный ими метод самовнушения оказался очень эффективным — все трое успели побывать в шкуре различных жив<text:span text:style-name="T592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587">Этот новый навык Элисон восприняла как дар свыше — обладая им, она могла больше не чувствовать угрозы, исходящей со стороны её отца.</text:span></text:p>
      <text:p text:style-name="P217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15">и </text:span>поэтому они даже не пытались взмыть в воздух, находясь в образах различных птиц. <text:span text:style-name="T3926">Необычное</text:span><text:span text:style-name="T589"> ощущение, испытываемое в </text:span><text:span text:style-name="T3927">процессе</text:span><text:span text:style-name="T589"> превращения, было схоже с помешательством, но без </text:span><text:span text:style-name="T3927">каких-либо </text:span><text:span text:style-name="T589">негативных последствий.</text:span></text:p>
      <text:p text:style-name="P218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590">и</text:span><text:span text:style-name="T591">ли </text:span><text:span text:style-name="T590">в </text:span><text:span text:style-name="T591">не</text:span><text:span text:style-name="T3928">удачно сложившиеся </text:span><text:span text:style-name="T590">обстоятельства</text:span>.</text:p>
      <text:p text:style-name="P219"><text:span text:style-name="T593">Свобода над управлением своей внешностью порождала в них чрезвычайно захватывающие ощущения, и они тратили почти всё свободное время на </text:span><text:span text:style-name="T3929">своё</text:span><text:span text:style-name="T593"> новое увлечение. </text:span><text:span text:style-name="T594">Однако ни </text:span><text:span text:style-name="T3929">один </text:span><text:span text:style-name="T594">из них не </text:span><text:span text:style-name="T3929">стал рассказывать о нём Робину.</text:span></text:p>
      <text:p text:style-name="P219"/>
      <text:p text:style-name="P220"><text:span text:style-name="T3931">В эту ночь</text:span><text:span text:style-name="T600">, </text:span><text:span text:style-name="T3930">но</text:span> много лет назад, Ник совершил насилие над матерью Элисон. <text:span text:style-name="T3931">Тьма</text:span><text:span text:style-name="T600"> была такой же </text:span><text:span text:style-name="T3930">непроглядной,</text:span> и на улице <text:span text:style-name="T607">точно </text:span><text:span text:style-name="T601">так же </text:span>бушевала буря. Над крышами домов разносились раскаты грома, как будто где-то там, наверху, <text:span text:style-name="T1575">б</text:span>оги разгневались на простых смертных и осыпа<text:span text:style-name="T595">ют</text:span> их своими <text:span text:style-name="T595">страшными </text:span>проклятиями. <text:span text:style-name="T596">Вскоре за </text:span><text:span text:style-name="T602">раскатами</text:span><text:span text:style-name="T596"> последовали смертоносные молни</text:span><text:span text:style-name="T618">и</text:span><text:span text:style-name="T596">, безжалостно разбрасываемые небес</text:span><text:span text:style-name="T3932">ными властелинами</text:span><text:span text:style-name="T596">. </text:span><text:span text:style-name="T597">Дождь </text:span><text:soft-page-break/><text:span text:style-name="T3933">заливал</text:span><text:span text:style-name="T597"> </text:span><text:span text:style-name="T3933">оконные стёкла</text:span><text:span text:style-name="T597">. </text:span><text:span text:style-name="T598">В тот вечер было слишком сыро, чтобы выходить из дом</text:span><text:span text:style-name="T599">ов</text:span><text:span text:style-name="T598">, и улицы </text:span><text:span text:style-name="T599">были </text:span><text:span text:style-name="T603">пусты и </text:span><text:span text:style-name="T599">безлюдны, </text:span><text:span text:style-name="T605">словно </text:span><text:span text:style-name="T606">кадры</text:span><text:span text:style-name="T604"> </text:span><text:span text:style-name="T606">из </text:span><text:span text:style-name="T1576">старых </text:span><text:span text:style-name="T608">фильмов</text:span><text:span text:style-name="T604"> о городах-призраках</text:span><text:span text:style-name="T599">.</text:span></text:p>
      <text:p text:style-name="P221">Ник ехал домой из Линдхерста в Саутгемптон. <text:span text:style-name="T609">Шум дождя, </text:span><text:span text:style-name="T2694">хлеставший</text:span><text:span text:style-name="T609"> по лобовому стеклу, </text:span><text:span text:style-name="T610">периодически </text:span><text:span text:style-name="T609">заглушал льющуюся из автомагнитолы музыку. «Дворники» его авто</text:span><text:span text:style-name="T3934">машины</text:span><text:span text:style-name="T609">, казалось, двига</text:span><text:span text:style-name="T3935">лись</text:span><text:span text:style-name="T609"> в такт со вспышками молний, освещающи</text:span><text:span text:style-name="T3935">ми</text:span><text:span text:style-name="T609"> пасмурное небо.</text:span></text:p>
      <text:p text:style-name="P222">Смотреть вдаль было невозможно — огни встречных автомобилей не были видны до тех пор, пока <text:span text:style-name="T3937">те</text:span> не подъезжали вплотную, после чего слепили <text:span text:style-name="T3936">глаза </text:span>своим ярким светом. Из-за плохой погоды Нику пришлось вернуться домой, в своё логово, около полуночи. <text:span text:style-name="T616">Ему </text:span><text:span text:style-name="T3938">досаждало</text:span><text:span text:style-name="T616">, что в </text:span><text:span text:style-name="T3938">э</text:span><text:span text:style-name="T616">ту ночь не удалось отыскать для себя новой жертвы.</text:span></text:p>
      <text:p text:style-name="P223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17">на тысячу мельчайших осколков.</text:span></text:p>
      <text:p text:style-name="P223"/>
      <text:p text:style-name="P224">Мистер Уитли был не единственным человеком, на которого подействовал шторм. <text:span text:style-name="T619">Это было пугающим зрелищем — </text:span><text:span text:style-name="T620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23">проклятиями</text:span><text:span text:style-name="T620">, о том, что «Он» умрёт и что «Он» </text:span><text:span text:style-name="T621">пожил достаточно долго</text:span><text:span text:style-name="T620">.</text:span><text:span text:style-name="T622"> </text:span><text:span text:style-name="T623">Н</text:span><text:span text:style-name="T622">а несколько секунд наступила тишина. То, что произошло дальше, трудно описать словами. </text:span><text:span text:style-name="T623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26">пугающая</text:span><text:span text:style-name="T625"> фигура</text:span><text:span text:style-name="T623"> вознесл</text:span><text:span text:style-name="T625">ась</text:span><text:span text:style-name="T623"> над постелью, за</text:span><text:span text:style-name="T624">мерев</text:span><text:span text:style-name="T623"> в воздухе. </text:span><text:span text:style-name="T627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29">в ту ночь </text:span><text:span text:style-name="T628">б</text:span><text:span text:style-name="T627">еспощадный бой с</text:span><text:span text:style-name="T629">о всем</text:span><text:span text:style-name="T627"> </text:span><text:span text:style-name="T629">Миром…</text:span></text:p>
      <text:p text:style-name="P224"/>
      <text:p text:style-name="P225">К <text:span text:style-name="T630">следующему </text:span>утр<text:span text:style-name="T630">у</text:span> <text:span text:style-name="T632">шторм</text:span> уж<text:span text:style-name="T632">е</text:span> утих <text:span text:style-name="T630">и повсюду в воздухе витала свежесть, будто бы свидетельствуя о том, что всё напряжение и тревоги ночи канули в Лету. </text:span><text:span text:style-name="T631">Гарри поднялся рано и приготовил завтрак для Элисон.</text:span></text:p>
      <text:p text:style-name="P225"/>
      <text:p text:style-name="P225">«<text:span text:style-name="T633">Эли? Эли! Просыпайся, уже десять утра.</text:span>»</text:p>
      <text:p text:style-name="P226">Она не просыпалась и ему пришлось несколько <text:span text:style-name="T638">раз </text:span>осторожно встряхнуть её. <text:span text:style-name="T634">Элисон медленно пошевелилась, протирая </text:span><text:span text:style-name="T640">ладонями </text:span><text:span text:style-name="T634">глаз</text:span><text:span text:style-name="T639">а</text:span><text:span text:style-name="T634">.</text:span></text:p>
      <text:p text:style-name="P225">«<text:span text:style-name="T635">Господи, какая усталость! </text:span><text:span text:style-name="T636">Я ужасно спала этой ночью и мои руки… Они словно одеревенели</text:span>» - <text:span text:style-name="T637">вяло ответила она.</text:span></text:p>
      <text:p text:style-name="P227">Поев и одевшись, Элисон стала читать местную <text:span text:style-name="T641">утреннюю </text:span>газету.</text:p>
      <text:p text:style-name="P228">Внезапно она уронила её и, побледнев, закричала:</text:p>
      <text:p text:style-name="P228">«<text:span text:style-name="T642">Гарри! Гарри! Ты читал это? Ты что-нибудь знаешь об этом?</text:span>»</text:p>
      <text:p text:style-name="P229">Гарри в<text:span text:style-name="T643">бежал в гостиную</text:span>.</text:p>
      <text:p text:style-name="P229">«<text:span text:style-name="T643">Что? Что ты имеешь в виду? Нет, я ещё не читал. Не так быстро... Объясни, что я должен был прочитать?</text:span>»</text:p>
      <text:p text:style-name="P230">Она указала на статью.</text:p>
      <text:p text:style-name="P230">«Вот и всё» - <text:span text:style-name="T2533">произнесла</text:span> она, дрожа.</text:p>
      <text:p text:style-name="P231">Он пр<text:span text:style-name="T2695">обежал глазами</text:span> статью, в ней говорилось, что…</text:p>
      <text:p text:style-name="P231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44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45">Взлома жилища не зафиксировано равно как и фактов кражи имущества.</text:span>»</text:p>
      <text:p text:style-name="P231"/>
      <text:p text:style-name="P232"><text:soft-page-break/>Гарри, в замешательстве, сел.</text:p>
      <text:p text:style-name="P232">«Собираешься что-нибудь делать? Пойдёшь в полицейский участок <text:span text:style-name="T646">за подробностями </text:span><text:span text:style-name="T647">или </text:span><text:span text:style-name="T2534">нет</text:span>?»</text:p>
      <text:p text:style-name="P233">Такие вопросы были типичными для него. Гарри всегда рассуждал здраво и логично.</text:p>
      <text:p text:style-name="P233">«<text:span text:style-name="T655">Полагаю</text:span><text:span text:style-name="T654">, мне придётся объяснить им, что он был моим отцом. Да, я его ненавидела, но не желала е</text:span><text:span text:style-name="T656">му</text:span><text:span text:style-name="T654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57">Вряд ли</text:span><text:span text:style-name="T655">, </text:span><text:span text:style-name="T658">на него </text:span><text:span text:style-name="T655">это не похоже. </text:span><text:span text:style-name="T657">Судя по описанию </text:span><text:span text:style-name="T659">в газете, он умер </text:span><text:span text:style-name="T3379">мучительной</text:span><text:span text:style-name="T659"> смертью. Интересно, кто это сделал?</text:span>»</text:p>
      <text:p text:style-name="P234">Гарри подошел к Элисон и обнял её.</text:p>
      <text:p text:style-name="P234">«<text:span text:style-name="T660">Эли, я знаю, что это прозвучит ужасно, но… Это к лучшему, </text:span><text:span text:style-name="T3382">поскольку</text:span><text:span text:style-name="T660"> он не </text:span><text:span text:style-name="T3380">побеспокоит нас </text:span><text:span text:style-name="T3381">больше</text:span><text:span text:style-name="T660">. Наконец-то он </text:span><text:span text:style-name="T661">сполна </text:span><text:span text:style-name="T660">получил то, что заслуживал. Вероятно, его убил кто-то из </text:span><text:span text:style-name="T3382">тех отбросов </text:span><text:span text:style-name="T3383">общества</text:span><text:span text:style-name="T3382">, среди которых он </text:span><text:span text:style-name="T3384">постоянно вращался</text:span><text:span text:style-name="T660">, не получив вовремя свой должок. Нужно признать, что твой отец не был святым.</text:span>»</text:p>
      <text:p text:style-name="P234">«<text:span text:style-name="T662">Да, ты прав. Я не понимаю, что со мной, и почему я </text:span><text:span text:style-name="T663">испытываю чувство печали</text:span><text:span text:style-name="T662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5">В полицейском участке они пробыли несколько часов.</text:p>
      <text:p text:style-name="P235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6">Элисон засыпали вопросами о прошлом её отца и о том, почему они не жили вместе <text:span text:style-name="T665">все эти годы</text:span>. В какой-то момент <text:span text:style-name="T759">она</text:span> даже почувствовала, что находится на скамье подсудимых, <text:span text:style-name="T758">будучи</text:span><text:span text:style-name="T664"> </text:span>идеальн<text:span text:style-name="T760">о</text:span>й <text:span text:style-name="T669">подозреваем</text:span><text:span text:style-name="T760">о</text:span><text:span text:style-name="T669">й</text:span> с идеальным мотивом для убийства.</text:p>
      <text:p text:style-name="P237">Из участка она <text:span text:style-name="T670">вышла</text:span> взволнованной <text:span text:style-name="T3385">и сильно побледневшей</text:span>, <text:span text:style-name="T664">и большую часть обратного пути домой хранила молчание. Гарри </text:span><text:span text:style-name="T666">тихонько </text:span><text:span text:style-name="T3386">мурлыкал себе под нос, </text:span><text:span text:style-name="T666">подпева</text:span><text:span text:style-name="T3386">я</text:span><text:span text:style-name="T666"> </text:span><text:span text:style-name="T3387">играющим по радио </text:span><text:span text:style-name="T666">песням. </text:span><text:span text:style-name="T667">Элисон нарушила тишину первой:</text:span></text:p>
      <text:p text:style-name="P237">«<text:span text:style-name="T668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38">Она немного помолчала и продолжила:</text:p>
      <text:p text:style-name="P238">«Гарри! Если это сделала я, то где гарантии, что в будущем такого <text:span text:style-name="T671">больше </text:span>не повторится? Вдруг я снова убью, даже не подозревая об этом? <text:span text:style-name="T672">Господи, как бы я хотела не знать </text:span><text:span text:style-name="T3388">абсолютно ничего </text:span><text:span text:style-name="T672">ни о метаморфозах, ни об оборотнях. </text:span><text:span text:style-name="T673">Как же хорошо, что мы не посвятили Робина в </text:span><text:span text:style-name="T755">наш</text:span><text:span text:style-name="T673"> чёртов </text:span><text:span text:style-name="T755">план</text:span><text:span text:style-name="T673">!</text:span>»</text:p>
      <text:p text:style-name="P238">«<text:span text:style-name="T674">Не вини себя, Эли! Ты ни за что бы не сделала </text:span><text:span text:style-name="T3682">этого</text:span><text:span text:style-name="T674">. Уж я то знаю - </text:span><text:span text:style-name="T680">для </text:span><text:span text:style-name="T681">такого</text:span><text:span text:style-name="T680"> </text:span><text:span text:style-name="T674">ты слишком мягкосердечна. Если хорошенько подумать, то это мог бы сделать, например, Мэтью или даже я.</text:span>»</text:p>
      <text:p text:style-name="P239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39"/>
      <text:p text:style-name="P240">ТРЕТЬЯ ГЛАВА</text:p>
      <text:p text:style-name="P240"/>
      <text:p text:style-name="P346">СВЕРШИЛОСЬ!</text:p>
      <text:p text:style-name="P240"/>
      <text:p text:style-name="P240">«<text:span text:style-name="T675">РОБИН! РОБИН!</text:span>» - <text:span text:style-name="T676">ЗВАЛ</text:span><text:span text:style-name="T675"> МЭТЬЮ ИЗ-ЗА ДВЕРИ СПАЛЬНИ, НО ОТВЕТА не </text:span><text:span text:style-name="T693">последовало</text:span><text:span text:style-name="T675">. </text:span><text:span text:style-name="T677">Он снова постучал, после чего попытался открыть дверь самостоятельно, но, к его удивлению, она была заперта.</text:span></text:p>
      <text:p text:style-name="P240">«<text:span text:style-name="T678">Робин, п</text:span><text:span text:style-name="T1270">росыпайся</text:span><text:span text:style-name="T678">! </text:span><text:span text:style-name="T3651">Мы</text:span><text:span text:style-name="T678"> опаздывае</text:span><text:span text:style-name="T3651">м</text:span><text:span text:style-name="T678">! </text:span><text:span text:style-name="T679">Я жду тебя целую вечность!</text:span>»</text:p>
      <text:p text:style-name="P241">Мэтью приложил ухо к двери и <text:span text:style-name="T3652">стал вслушиваться </text:span><text:span text:style-name="T3653">в тишину</text:span>, пытаясь уловить хотя бы малейший шорох.</text:p>
      <text:p text:style-name="P242"><text:soft-page-break/>Мгновением позже он услышал низкий, приглушённый голос Робина:</text:p>
      <text:p text:style-name="P242">«Уходи! Ты, наверное, шутишь. Ещё слишком рано.»</text:p>
      <text:p text:style-name="P242">«<text:span text:style-name="T682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3"><text:span text:style-name="T701">Он</text:span> прождал несколько минут, прежде чем безжизненн<text:span text:style-name="T685">ая</text:span> сущ<text:span text:style-name="T685">ность</text:span> <text:span text:style-name="T684">Робина </text:span>медленно выползл<text:span text:style-name="T685">а</text:span> из свое<text:span text:style-name="T689">го</text:span><text:span text:style-name="T688"> </text:span><text:span text:style-name="T689">логова</text:span> <text:span text:style-name="T683">и</text:span>, протирая заспанные глаза, <text:span text:style-name="T686">наконец-то </text:span><text:span text:style-name="T698">появилась в дверном проёме</text:span>. <text:span text:style-name="T687">Робин</text:span> взял чашку и тут же <text:span text:style-name="T683">снова закрыл </text:span><text:span text:style-name="T699">дверь </text:span><text:span text:style-name="T700">перед самым носом Мэтью</text:span><text:span text:style-name="T683">.</text:span></text:p>
      <text:p text:style-name="P243"/>
      <text:p text:style-name="P244">Необычная вялость Робина продолжалась несколько недель, <text:span text:style-name="T690">и с каждой неделей она </text:span><text:span text:style-name="T691">становилась всё более заметной. </text:span><text:span text:style-name="T692">В его работе отчётливо наблюдался заметный </text:span><text:span text:style-name="T1271">спад — </text:span><text:span text:style-name="T3681">профессор Фергер не отмечал для себя никаких, хотя бы в малейшей</text:span><text:span text:style-name="T692"> </text:span><text:span text:style-name="T3681">степени интересных результатов, и</text:span><text:span text:style-name="T692"> </text:span><text:span text:style-name="T3681">п</text:span><text:span text:style-name="T694">о </text:span><text:span text:style-name="T3656">этой причине он</text:span><text:span text:style-name="T694"> предоставил Робину и его коллегам недельный отпуск. Усталость Робина </text:span><text:span text:style-name="T3654">списывалась на</text:span><text:span text:style-name="T694"> </text:span><text:span text:style-name="T3654">постоянно возрастающее напряжение от</text:span><text:span text:style-name="T694"> </text:span><text:span text:style-name="T3654">подготовки к </text:span><text:span text:style-name="T694">предстоящи</text:span><text:span text:style-name="T3654">м</text:span><text:span text:style-name="T694"> экзамен</text:span><text:span text:style-name="T3654">ам</text:span><text:span text:style-name="T694">.</text:span></text:p>
      <text:p text:style-name="P245">В<text:span text:style-name="T3657">сю</text:span> недел<text:span text:style-name="T3657">ю</text:span> никто из них не беспокоил <text:span text:style-name="T3657">мальчика</text:span>, давая <text:span text:style-name="T3657">ему</text:span> возможность <text:span text:style-name="T3655">посвятить учёбе всё свободное время</text:span>.</text:p>
      <text:p text:style-name="P245"/>
      <text:p text:style-name="P246">Они вспомнили о Робине лишь в воскресенье, ближе к вечеру, и тогда всем показалось, что его одиночество выглядит слишком <text:span text:style-name="T3658">затянуто и </text:span>необычно. Поэтому все трое <text:span text:style-name="T3660">без промедления</text:span> отправились <text:span text:style-name="T3659">в дом к Мэтью, чтобы </text:span><text:span text:style-name="T710">проведать </text:span><text:span text:style-name="T3655">и </text:span><text:span text:style-name="T3659">заодно </text:span><text:span text:style-name="T3655">поинтересоваться </text:span><text:span text:style-name="T3659">здоровьем </text:span><text:span text:style-name="T3660">своего подопечного</text:span>.</text:p>
      <text:p text:style-name="P247"><text:span text:style-name="T3661">Не менее</text:span><text:span text:style-name="T695"> получаса </text:span><text:span text:style-name="T3665">молодые люди</text:span><text:span text:style-name="T696"> стояли возле </text:span><text:span text:style-name="T3655">з</text:span><text:span text:style-name="T3661">акрытой комнаты</text:span><text:span text:style-name="T696"> и звали его</text:span>, <text:span text:style-name="T3663">однако</text:span> <text:span text:style-name="T3663">отклика не последовало</text:span>, <text:span text:style-name="T3662">после чего было принято решение ломать дверь.</text:span></text:p>
      <text:p text:style-name="P248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665">Сознание не покинуло его</text:span>, <text:span text:style-name="T697">но </text:span>было похоже, что <text:span text:style-name="T3665">он не замечал ни их присутствия, ни того факта, что кто-то вломился на его территорию.</text:span></text:p>
      <text:p text:style-name="P249">Зрелище было ужасным - повсюду валялись <text:span text:style-name="T3664">подгнившие</text:span> и заплесневелые остатки пищи, а по комнате <text:span text:style-name="T702">расползлась</text:span> <text:span text:style-name="T3667">едкая и </text:span>отвратительная, <text:span text:style-name="T3667">вызывающая тошноту </text:span>вонь. <text:span text:style-name="T3666">В ту же</text:span> <text:span text:style-name="T3666">минуту до всех присутствующих дошло</text:span>, что <text:span text:style-name="T3666">по какой-то причине </text:span>Робин не выходил из <text:span text:style-name="T3666">своей </text:span>комнаты как минимум несколько <text:span text:style-name="T3666">последних дней</text:span>.</text:p>
      <text:p text:style-name="P250">Гарри <text:span text:style-name="T3666">срочно </text:span>вызвал врача.</text:p>
      <text:p text:style-name="P250"/>
      <text:p text:style-name="P251">После тщательного осмотра выяснилось, что Робину требу<text:span text:style-name="T3668">е</text:span>тся всего лишь хороший отдых и тщательный уход. <text:span text:style-name="T3668">Было о</text:span>чевидно что, <text:span text:style-name="T704">готовясь к своим экзаменам,</text:span> он слишком <text:span text:style-name="T704">сильно </text:span>переутомился, и не уделял должного внимания <text:span text:style-name="T703">своевременному</text:span> <text:span text:style-name="T3668">и правильному </text:span>питанию.</text:p>
      <text:p text:style-name="P251"/>
      <text:p text:style-name="P251">«<text:span text:style-name="T705">Я был слишком глуп, полагая что Робин в состоянии сам позаботиться о себе, и что с ним всё будет в порядке.</text:span>» - <text:span text:style-name="T706">сокрушался Мэтью. Он чувствовал себя виноватым </text:span><text:span text:style-name="T707">и не находил себе места.</text:span></text:p>
      <text:p text:style-name="P251"/>
      <text:p text:style-name="P252">Прошло несколько дней, но, несмотря на <text:span text:style-name="T3669">всеобщее </text:span>внимание и заботу, <text:span text:style-name="T3669">самочу</text:span><text:span text:style-name="T3672">в</text:span><text:span text:style-name="T3669">ствие</text:span> Робина <text:span text:style-name="T3669">становилось всё хуже</text:span>. <text:span text:style-name="T708">С каждым днём </text:span><text:span text:style-name="T3670">его </text:span><text:span text:style-name="T729">слабость всё больше брала </text:span><text:span text:style-name="T3680">верх </text:span><text:span text:style-name="T729">над ним, </text:span><text:span text:style-name="T708">и теперь </text:span><text:span text:style-name="T730">он </text:span><text:span text:style-name="T708">не мог осмысленно </text:span><text:span text:style-name="T3669">выговорить </text:span><text:span text:style-name="T3671">даже </text:span><text:span text:style-name="T3669">пар</text:span><text:span text:style-name="T3673">ы</text:span><text:span text:style-name="T3669"> слов</text:span><text:span text:style-name="T708">. Он словно окаменел, и никто </text:span><text:span text:style-name="T3670">из докторов не </text:span><text:span text:style-name="T708">мог понять причин </text:span><text:span text:style-name="T3675">этого недуга</text:span><text:span text:style-name="T708">.</text:span></text:p>
      <text:p text:style-name="P253"><text:span text:style-name="T731">По ночам </text:span><text:span text:style-name="T3674">его мучила бессонница</text:span>. В <text:span text:style-name="T3676">те счастливые минуты</text:span>, <text:span text:style-name="T3676">когда сон принимал </text:span><text:span text:style-name="T3677">Робина</text:span><text:span text:style-name="T3676"> в свои объятья</text:span>, <text:span text:style-name="T3676">его сотрясала дрожь, он пронзительно вскрикивал</text:span> и <text:span text:style-name="T3676">сразу же </text:span>просыпался.</text:p>
      <text:p text:style-name="P255"><text:span text:style-name="T3678">К</text:span><text:span text:style-name="T3676">аждую ночь </text:span><text:span text:style-name="T3679">Мэтью</text:span><text:span text:style-name="T3678"> будили</text:span><text:span text:style-name="T3676"> душераздирающи</text:span><text:span text:style-name="T3678">е</text:span><text:span text:style-name="T3676"> вопл</text:span><text:span text:style-name="T3678">и</text:span>, раздававши<text:span text:style-name="T3678">еся</text:span> из комнаты <text:span text:style-name="T3677">мальчика,</text:span> и каждый раз <text:span text:style-name="T3679">он</text:span><text:span text:style-name="T709"> </text:span>мчался к нему на помощь, <text:span text:style-name="T3678">не жалея ног</text:span>. И каждый раз ему от<text:span text:style-name="T756">к</text:span>рывалась одна и та же картина — безучастный взгляд в пустоту, дрожь и капли холодного пота, стекающие по лицу Робина. <text:span text:style-name="T3680">Дошло до употребления успокоительных препаратов, без которых Робин уже </text:span><text:soft-page-break/><text:span text:style-name="T3680">не мог сомкнуть глаз, но даже они не смогли оказать благоприятного эффекта на здоровье подростка.</text:span></text:p>
      <text:p text:style-name="P254"/>
      <text:p text:style-name="P256">О <text:span text:style-name="T713">загадочном</text:span> затухании Робина пришлось известить профессора Фергера и он немедленно приступил к выяснению его причины. В качестве основного из доступных средств, профессор решил использовать гипноз. <text:span text:style-name="T711">И </text:span><text:span text:style-name="T714">вот </text:span><text:span text:style-name="T711">тогда </text:span><text:span text:style-name="T712">им открылась </text:span><text:span text:style-name="T714">истина</text:span><text:span text:style-name="T712">.</text:span></text:p>
      <text:p text:style-name="P257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17">лишь </text:span>Робине. Никому из них не приходило в голову расспрашивать <text:span text:style-name="T715">его </text:span>об этом.</text:p>
      <text:p text:style-name="P258">Профессору удалось ввести Робина в транс не сосредотачивая его внимания на чём-то конкретном, <text:span text:style-name="T718">в</text:span>место этого он заманил его <text:span text:style-name="T2112">мощный</text:span> разум в ловушку, используя <text:span text:style-name="T716">силу </text:span>сво<text:span text:style-name="T716">его</text:span> ровн<text:span text:style-name="T716">ого</text:span> и монотонн<text:span text:style-name="T716">ого</text:span> голос<text:span text:style-name="T716">а</text:span>.</text:p>
      <text:p text:style-name="P259">Однако это было задачей не из лёгких - на протяжении <text:span text:style-name="T719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59">«<text:span text:style-name="T720">Это был я! Это я убил их! Не знаю, зачем, но это сделал я!</text:span>» - <text:span text:style-name="T720">внезапно воскликнул </text:span><text:span text:style-name="T721">он</text:span><text:span text:style-name="T720">.</text:span></text:p>
      <text:p text:style-name="P259">«<text:span text:style-name="T722">Робин, кого ты убил?</text:span>» - <text:span text:style-name="T722">спросил профессор, зап</text:span><text:span text:style-name="T1026">исывая</text:span><text:span text:style-name="T722"> каждое его слово.</text:span></text:p>
      <text:p text:style-name="P260">Пожилого профессора совсем не <text:span text:style-name="T723">беспокоило,</text:span> что один из его студентов, <text:span text:style-name="T724">в особенности Робин,</text:span> <text:span text:style-name="T723">мо</text:span><text:span text:style-name="T724">г оказаться</text:span><text:span text:style-name="T723"> убийцей. </text:span><text:span text:style-name="T725">Нет, о</text:span><text:span text:style-name="T724">н рассматривал всё сказанное как </text:span><text:span text:style-name="T732">новый этап</text:span><text:span text:style-name="T724"> очередного эксперимента. Робин рассказ</text:span><text:span text:style-name="T726">ал</text:span><text:span text:style-name="T724"> ему </text:span><text:span text:style-name="T733">о </text:span><text:span text:style-name="T724">своей жизни </text:span><text:span text:style-name="T726">и, что гораздо важнее, о своих странных видениях, которые были причиной его нынеш</text:span><text:span text:style-name="T3102">н</text:span><text:span text:style-name="T726">его расстройства. </text:span><text:span text:style-name="T727">При этом о</text:span><text:span text:style-name="T726">н </text:span><text:span text:style-name="T728">нервно </text:span><text:span text:style-name="T726">вздрагивал от каждого внезапного движения и от посторонних звуков.</text:span></text:p>
      <text:p text:style-name="P260">«<text:span text:style-name="T734">Они! Они называли меня своими родителями... Они не любили меня… Не могли любить… Так не любят! Она мучила меня, прижиг</text:span><text:span text:style-name="T735">ала</text:span><text:span text:style-name="T734"> дымящимися сигаретами… </text:span><text:span text:style-name="T736">Они должны </text:span><text:span text:style-name="T2113">были </text:span><text:span text:style-name="T736">испытать ту же боль, что и я... Это я устроил пожар и </text:span><text:span text:style-name="T738">с</text:span><text:span text:style-name="T736">жёг их... Они познали все мои страхи... Они заслужили это!</text:span>»</text:p>
      <text:p text:style-name="P261">Затем что-то отвлекло Робина и он стал невнятно <text:span text:style-name="T3358">бубнить</text:span> себе под нос.</text:p>
      <text:p text:style-name="P262">И снова профессору пришлось проявить настойчивость. <text:span text:style-name="T737">Это было похоже на общение с затравленным ребёнком, который слишком напуган, чтобы сообщить кому-либо о своих обидчиках. </text:span><text:span text:style-name="T739">Словно на суде, профессор загонял его </text:span><text:span text:style-name="T740">разум </text:span><text:span text:style-name="T739">в угол, вынуждая к чистосердечному признанию. </text:span><text:span text:style-name="T741">Он доверительно сообщил, что глядя на проблему со стороны ему, как другу, будет проще отыскать </text:span><text:span text:style-name="T3359">её </text:span><text:span text:style-name="T741">верное решение.</text:span></text:p>
      <text:p text:style-name="P263">«Мы на твоей стороне, Робин. Ничего не бойся. Мы обязательно поможем тебе, если ты расскажешь нам всю правду. Что <text:span text:style-name="T742">с тобой </text:span>случилось? Почему ты не можешь спать?» - <text:span text:style-name="T743">повторял уставший профессор. </text:span></text:p>
      <text:p text:style-name="P264">Робин улыбнулся и затем зашептал:</text:p>
      <text:p text:style-name="P264">«Это мой секрет. Бедняжка Элисон не <text:span text:style-name="T746">понимает</text:span>, что я проник в её разум, пока она спала, и узнал о метаморфозах. <text:span text:style-name="T745">Мне известно</text:span>, <text:span text:style-name="T744">что после смерти отца, </text:span>она испытывает чувство вин<text:span text:style-name="T744">ы</text:span>, но зр<text:span text:style-name="T744">я — она не должна</text:span>...»</text:p>
      <text:p text:style-name="P265">Он сделал паузу и затем рассмеялся, почти истерически:</text:p>
      <text:p text:style-name="P265">«Прости меня, Элисон. Это я убил его - твоего отца! Я думал, что так будет лучше. Мне казалось, что ты сама хотела <text:span text:style-name="T747">избавиться от него</text:span>… Разве нет?»</text:p>
      <text:p text:style-name="P266">Его настроение резко изменилось, и от смеха он в<text:span text:style-name="T3360">незапно</text:span> перешёл к рыданиям.</text:p>
      <text:p text:style-name="P266">Он сглотнул подкативший к горлу ком, затем попытался откашляться и его голос задрожал.</text:p>
      <text:p text:style-name="P266">«<text:span text:style-name="T748">Робин, все убийства теперь в прошлом и </text:span><text:span text:style-name="T1027">прежде</text:span><text:span text:style-name="T748"> они тебя не тревожили. Но ты чего-то отчаянно боишься. Значит есть что-то </text:span><text:span text:style-name="T753">другое</text:span><text:span text:style-name="T748">, и оно должно произойти в будущем. Расскажи нам </text:span><text:span text:style-name="T749">об этом</text:span><text:span text:style-name="T748">, Робин.</text:span>».</text:p>
      <text:p text:style-name="P267">Профессор говори<text:span text:style-name="T750">л</text:span> с нажимом, для него было <text:span text:style-name="T751">крайне </text:span>важным добиться от Робина <text:span text:style-name="T752">каких-либо </text:span>значимых результатов.</text:p>
      <text:p text:style-name="P267">«<text:span text:style-name="T754">Рассказать? Но я не могу. Это означает, что мне придётся заново всё вспом</text:span><text:span text:style-name="T757">нить</text:span><text:span text:style-name="T754">, а я не хочу… Это гораздо страшнее, чем вы можете представить!</text:span>»</text:p>
      <text:p text:style-name="P267"><text:soft-page-break/>«<text:span text:style-name="T761">Нет, Робин. Ты ошибаешься. Я не смогу помочь тебе бороться с</text:span><text:span text:style-name="T762">о</text:span><text:span text:style-name="T761"> страхом, пока ты не расскажешь </text:span><text:span text:style-name="T762">мне </text:span><text:span text:style-name="T761">о нём.</text:span>»</text:p>
      <text:p text:style-name="P268">Робин отчаянно заломил руки, набираясь смелости для того, чтобы вспомнить свой сон.</text:p>
      <text:p text:style-name="P268">«Здесь очень страшно… Заберите меня отсюда! Если вы не сделаете этого, я умру!»</text:p>
      <text:p text:style-name="P268">Он задрожал, после чего сжался в комок и начал лихорадочно тереть свои руки.</text:p>
      <text:p text:style-name="P268">«<text:span text:style-name="T763">Нет причин для беспокойства. Перестань трястись.</text:span>» - <text:span text:style-name="T763">увещевал его профессор.</text:span></text:p>
      <text:p text:style-name="P268">«<text:span text:style-name="T764">Меня знобит оттого, что здесь очень холодно</text:span>» - <text:span text:style-name="T764">заикаясь и клацая зубами ответил Робин. Профессор дотронулся до руки мальчика и удивился. Врачи, в обязанности которых входило наблюдение за этим уникальным </text:span><text:span text:style-name="T3361">подростком</text:span><text:span text:style-name="T764">, очевидно не следили за перепадами его температуры. </text:span><text:span text:style-name="T765">Профессор снял с себя свой твидовый пиджак и накинул его на плечи Робина.</text:span></text:p>
      <text:p text:style-name="P268">«<text:span text:style-name="T766">Где ты сейчас? В каком месте мы можем тебя </text:span><text:span text:style-name="T1028">отыскать</text:span><text:span text:style-name="T766">?</text:span>»</text:p>
      <text:p text:style-name="P268">«<text:span text:style-name="T767">Я не знаю, где. Я заблудился. Это место кажется мне знакомым, но эт</text:span><text:span text:style-name="T919">ого просто не может быть</text:span><text:span text:style-name="T767">. Оно выглядит как Саутгемптон </text:span><text:span text:style-name="T803">через </text:span><text:span text:style-name="T920">много лет</text:span><text:span text:style-name="T790"> по</text:span><text:span text:style-name="T803">сле</text:span><text:span text:style-name="T769"> окончания своего существования.</text:span>»</text:p>
      <text:p text:style-name="P268">«<text:span text:style-name="T921">Робин, н</text:span><text:span text:style-name="T768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8">«<text:span text:style-name="T804">Да. </text:span><text:span text:style-name="T770">Здесь повсюду мор, болезни. </text:span><text:span text:style-name="T805">До меня доносятся</text:span><text:span text:style-name="T771"> </text:span><text:span text:style-name="T772">жалобные </text:span><text:span text:style-name="T771">стоны, они исходят от странных существ -</text:span><text:span text:style-name="T772"> </text:span><text:span text:style-name="T806">они </text:span><text:span text:style-name="T772">выглядят как люд</text:span><text:span text:style-name="T778">и, или</text:span><text:span text:style-name="T772"> </text:span><text:span text:style-name="T778">п</text:span><text:span text:style-name="T772">очти как люди. Большинство </text:span><text:span text:style-name="T773">их</text:span><text:span text:style-name="T772"> голодает. </text:span><text:span text:style-name="T774">Позади меня между собой </text:span><text:span text:style-name="T802">дерутся</text:span><text:span text:style-name="T774"> две группы этих существ… Из-за трупа собаки. </text:span><text:span text:style-name="T775">Я видел, как они убивали и других животных… Их забивали до смерти </text:span><text:span text:style-name="T922">палками и обломками досок</text:span><text:span text:style-name="T775">! </text:span><text:span text:style-name="T807">Э</text:span><text:span text:style-name="T775">то </text:span><text:span text:style-name="T807">же </text:span><text:span text:style-name="T775">дико</text:span><text:span text:style-name="T807">сть</text:span><text:span text:style-name="T775">! </text:span><text:span text:style-name="T776">Они не держат </text:span><text:span text:style-name="T808">здесь </text:span><text:span text:style-name="T776">никаких запасов пищи, у них нет никаких складов. </text:span><text:span text:style-name="T777">Всё, что уда</text:span><text:span text:style-name="T779">ётся</text:span><text:span text:style-name="T777"> найти, съедается тут-же, на месте, чтобы не украли </text:span><text:span text:style-name="T809">остальные</text:span><text:span text:style-name="T777">… Опять этот лютый ветер… </text:span><text:span text:style-name="T780">Он завывает, словно подражая этим обездоленным людям. Я не знаю, что </text:span><text:span text:style-name="T2477">мне </text:span><text:span text:style-name="T780">делать. </text:span><text:span text:style-name="T781">Н</text:span><text:span text:style-name="T780">ужно где-то спрятаться.</text:span>»</text:p>
      <text:p text:style-name="P269">Последовало долгое молчание, <text:span text:style-name="T782">в течении которого профессор несколько раз пытался привлечь внимание Робина, но безуспешно. </text:span><text:span text:style-name="T783">Он забеспокоился. Возможно, что </text:span><text:span text:style-name="T788">во всём этом </text:span><text:span text:style-name="T783">была его вина. Убийство отца Элисон, уход Робина из реального мира - всего этого могло бы не </text:span><text:span text:style-name="T784">произойти</text:span><text:span text:style-name="T783">, если бы он, ведущий в своей области специалист, не оказывал такого давления на мальчика. </text:span><text:span text:style-name="T785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789">в полную силу</text:span><text:span text:style-name="T785">. </text:span><text:span text:style-name="T786">Кроме того, он очень гордился тем, </text:span><text:span text:style-name="T791">ч</text:span><text:span text:style-name="T786">то обучил его широкому кругу научных дисциплин </text:span><text:span text:style-name="T923">а также</text:span><text:span text:style-name="T786"> нескольким языкам. </text:span><text:span text:style-name="T787">Робин был </text:span><text:span text:style-name="T792">уникальным</text:span><text:span text:style-name="T787"> - </text:span><text:span text:style-name="T793">от природы </text:span><text:span text:style-name="T792">он владел мощными экстрасенсорными способностями, раскрывшимися благодаря стараниям профессора, и было в</text:span><text:span text:style-name="T793">е</text:span><text:span text:style-name="T792">сьма сомнительно, что среди </text:span><text:span text:style-name="T793">всех людей, когда-либо живших на планете, мог бы найтись </text:span><text:span text:style-name="T794">ещё один такой </text:span><text:span text:style-name="T795">же </text:span><text:span text:style-name="T794">талант.</text:span></text:p>
      <text:p text:style-name="P269"/>
      <text:p text:style-name="P270">Робин закричал — ужас вырвался из <text:span text:style-name="T852">недр</text:span> его разума, пронзительный визг отвращения и страха эхом отозвался в глубоком извилистом пути его внутреннего уха и <text:span text:style-name="T924">по</text:span>рвал повисшую в воздухе тишину. <text:span text:style-name="T796">Несколько раз подряд </text:span><text:span text:style-name="T853">его</text:span><text:span text:style-name="T796"> сотрясли рвотные позывы </text:span><text:span text:style-name="T797">и </text:span><text:span text:style-name="T796">из</text:span><text:span text:style-name="T799">о </text:span><text:span text:style-name="T796">рта </text:span><text:span text:style-name="T798">на </text:span><text:span text:style-name="T799">его </text:span><text:span text:style-name="T798">одежду </text:span><text:span text:style-name="T810">закапала слюна</text:span><text:span text:style-name="T796">.</text:span></text:p>
      <text:p text:style-name="P270">«<text:span text:style-name="T800">Что случилось, Робин?</text:span>» - <text:span text:style-name="T800">спросил профессор с ноткой настойчивости в голосе. На его взволнованном и </text:span><text:span text:style-name="T811">внезапно</text:span><text:span text:style-name="T800"> постаревшем лице отразилось явное облегчение, когда юноша снова </text:span><text:span text:style-name="T801">н</text:span><text:span text:style-name="T800">ачал говорить.</text:span></text:p>
      <text:p text:style-name="P271">«Я и сам не знаю, почему кричу. <text:span text:style-name="T819">Крик </text:span><text:span text:style-name="T835">здесь </text:span><text:span text:style-name="T812">не </text:span>считается <text:span text:style-name="T812">чем-то </text:span><text:span text:style-name="T925">диковинным</text:span>. <text:span text:style-name="T815">Т</text:span>олько что <text:span text:style-name="T815">я </text:span><text:span text:style-name="T820">наблюдал</text:span>, как тупым ножом <text:span text:style-name="T858">от</text:span><text:span text:style-name="T821">пилили </text:span>руку <text:span text:style-name="T813">какого-то</text:span> немощного <text:span text:style-name="T836">старика </text:span><text:span text:style-name="T838">и</text:span> <text:span text:style-name="T838">как е</text:span><text:span text:style-name="T816">го оде</text:span><text:span text:style-name="T837">жду</text:span><text:span text:style-name="T816"> </text:span><text:span text:style-name="T837">зали</text:span><text:span text:style-name="T838">вала</text:span><text:span text:style-name="T837"> кровь</text:span><text:span text:style-name="T813">. </text:span><text:span text:style-name="T817">Такова</text:span><text:span text:style-name="T814"> </text:span><text:span text:style-name="T839">местная</text:span><text:span text:style-name="T818"> </text:span><text:span text:style-name="T814">Система - </text:span><text:span text:style-name="T823">периодически </text:span><text:span text:style-name="T817">д</text:span><text:span text:style-name="T814">емонстрируя </text:span><text:span text:style-name="T817">неслыханную </text:span><text:span text:style-name="T814">жестокость, он</text:span><text:span text:style-name="T839">а</text:span><text:span text:style-name="T814"> </text:span><text:span text:style-name="T839">даёт людям понять</text:span><text:span text:style-name="T822">,</text:span><text:span text:style-name="T814"> на что способн</text:span><text:span text:style-name="T839">а</text:span><text:span text:style-name="T814">.</text:span>»</text:p>
      <text:p text:style-name="P272">Робин умолк.</text:p>
      <text:p text:style-name="P272">«<text:span text:style-name="T824">Хорошо, Робин. </text:span><text:span text:style-name="T827">Как только</text:span><text:span text:style-name="T824"> ты проснёшься, то </text:span><text:span text:style-name="T827">сразу </text:span><text:span text:style-name="T824">перестанешь бояться </text:span><text:span text:style-name="T827">своих</text:span><text:span text:style-name="T824"> снов</text:span><text:span text:style-name="T826">идений</text:span><text:span text:style-name="T824">. </text:span><text:span text:style-name="T827">Сейчас т</text:span><text:span text:style-name="T825">еб</text:span><text:span text:style-name="T827">е</text:span><text:span text:style-name="T825"> </text:span><text:span text:style-name="T827">предстоит</text:span><text:span text:style-name="T825"> </text:span><text:span text:style-name="T827">отдых и </text:span><text:span text:style-name="T825">крепкий, глубокий сон, независимо от того, где ты </text:span><text:span text:style-name="T827">находишься</text:span><text:span text:style-name="T825">. </text:span><text:span text:style-name="T827">На этом всё. Когда пробудишься, </text:span><text:span text:style-name="T829">позови меня</text:span><text:span text:style-name="T827">, и </text:span><text:span text:style-name="T926">хорошенько </text:span><text:span text:style-name="T831">за</text:span><text:span text:style-name="T827">помни, что </text:span><text:soft-page-break/><text:span text:style-name="T828">кроме нас, твоих друзей, </text:span><text:span text:style-name="T827">никто не сможет помочь </text:span><text:span text:style-name="T926">тебе в твоём мире</text:span><text:span text:style-name="T828">. </text:span><text:span text:style-name="T830">Ты </text:span><text:span text:style-name="T854">должен</text:span><text:span text:style-name="T830"> доверять только нам!</text:span>»</text:p>
      <text:p text:style-name="P273">Робин уснул сразу же, как только замолчал профессор. <text:span text:style-name="T832">Впервые за несколько прошедших недель он закрыл глаза и не закричал. </text:span><text:span text:style-name="T834">П</text:span><text:span text:style-name="T833">рофессор и его ученики были </text:span><text:span text:style-name="T927">в ужасе</text:span><text:span text:style-name="T833"> </text:span><text:span text:style-name="T927">от того</text:span><text:span text:style-name="T833">, </text:span><text:span text:style-name="T927">что</text:span><text:span text:style-name="T833"> поведал им Робин, </text:span><text:span text:style-name="T834">но мысль, что им хотя бы удалось</text:span><text:span text:style-name="T833"> уложить его спать, </text:span><text:span text:style-name="T834">вселяла в них надежду и уверенность.</text:span></text:p>
      <text:p text:style-name="P274">Они вышли из <text:span text:style-name="T1029">комнаты</text:span>, оставив <text:span text:style-name="T1029">приглашённую сиделку</text:span> присматривать за <text:span text:style-name="T1030">здоровьем </text:span>молод<text:span text:style-name="T1030">ого</text:span> человек<text:span text:style-name="T1030">а</text:span>. Ей было <text:span text:style-name="T841">указано</text:span> немедленно известить их, <text:span text:style-name="T855">как только</text:span> Робин начнёт пробуждаться <text:span text:style-name="T1031">ото сна</text:span>.</text:p>
      <text:p text:style-name="P275">Он проспал восемнадцать часов кряду не пророни<text:span text:style-name="T859">в</text:span> за это время ни звука, будучи очевидцем ужасных событий, происходивших в друго<text:span text:style-name="T929">й</text:span>, <text:span text:style-name="T928">кошмарно</text:span><text:span text:style-name="T929">й</text:span> <text:span text:style-name="T929">реальности</text:span>.</text:p>
      <text:p text:style-name="P275"/>
      <text:p text:style-name="P276">Тем временем профессор Фергер перечитывал сво<text:span text:style-name="T835">й</text:span> <text:span text:style-name="T835">подробный конспект</text:span> <text:span text:style-name="T840">с </text:span><text:span text:style-name="T835">описан</text:span><text:span text:style-name="T840">ием</text:span><text:span text:style-name="T835"> другого мира, </text:span><text:span text:style-name="T840">данным Робином. </text:span><text:span text:style-name="T842">Вместе со студентами он пытался выяснить, что именно должны было означать его слова, </text:span><text:span text:style-name="T843">ведь</text:span><text:span text:style-name="T842"> никто из них не мог припомнить ни одного эпизода из истории Великобритании, в котором </text:span><text:span text:style-name="T844">страной </text:span><text:span text:style-name="T842">управлял</text:span><text:span text:style-name="T844">а</text:span><text:span text:style-name="T842"> </text:span><text:span text:style-name="T844">некая </text:span><text:span text:style-name="T842">Систем</text:span><text:span text:style-name="T844">а</text:span><text:span text:style-name="T842">. </text:span><text:span text:style-name="T845">Выводы были разнообразными. Во-первых, это могло быть </text:span><text:span text:style-name="T846">время несчастливого правления Оливера Кромвеля, </text:span><text:span text:style-name="T847">а </text:span><text:span text:style-name="T846">во вторых - время Великой эпиде</text:span><text:span text:style-name="T848">м</text:span><text:span text:style-name="T846">ии чумы. </text:span><text:span text:style-name="T849">Но </text:span><text:span text:style-name="T851">всё </text:span><text:span text:style-name="T849">это </text:span><text:span text:style-name="T856">были</text:span><text:span text:style-name="T849"> лишь предположени</text:span><text:span text:style-name="T856">я</text:span><text:span text:style-name="T849">, поскольку </text:span><text:span text:style-name="T857">никто из них</text:span><text:span text:style-name="T849"> так и не смог найти никаких подтверждений своим гипотезам в краеведческом отделе городской библиотеки. </text:span><text:span text:style-name="T850">Может быть, Робин ошибся и это была истори</text:span><text:span text:style-name="T857">я</text:span><text:span text:style-name="T850"> какой-то другой страны?</text:span></text:p>
      <text:p text:style-name="P276"/>
      <text:p text:style-name="P277">Прежде, чем Робин окончательно про<text:span text:style-name="T1032">снулся</text:span>, профессор Фергер ещё раз загипнотизировал его, <text:span text:style-name="T880">и</text:span> <text:span text:style-name="T881">в</text:span> этот раз ему было проще, чем в предыдущий. Возможно, это было связано с тем, что мальчик больше не боялся <text:span text:style-name="T860">того таинственного места, в котором очутился, а также с тем, что ему, наконец-то, удалось </text:span><text:span text:style-name="T861">хорошенько </text:span><text:span text:style-name="T860">выспаться </text:span><text:span text:style-name="T882">и отдохнуть</text:span><text:span text:style-name="T860">. Поэтому он </text:span><text:span text:style-name="T883">не волновался</text:span><text:span text:style-name="T860"> и </text:span><text:span text:style-name="T883">был </text:span><text:span text:style-name="T860">готов к взаимодействию с профессором.</text:span></text:p>
      <text:p text:style-name="P277">«<text:span text:style-name="T862">Робин, ты с нами? О чём ты думаешь? Мы сделаем всё, </text:span><text:span text:style-name="T884">что</text:span><text:span text:style-name="T862"> от нас завис</text:span><text:span text:style-name="T884">ит</text:span><text:span text:style-name="T862">, чтобы помочь тебе. Не </text:span><text:span text:style-name="T901">переживай</text:span><text:span text:style-name="T862">, Система </text:span><text:span text:style-name="T912">ничего </text:span><text:span text:style-name="T862">не узнает </text:span><text:span text:style-name="T869">о </text:span><text:span text:style-name="T862">нашем общении.</text:span>»</text:p>
      <text:p text:style-name="P277">«<text:span text:style-name="T862">Я знаю, что нахожусь в другом мире, но к сожалению не </text:span><text:span text:style-name="T870">понимаю</text:span><text:span text:style-name="T862">, как </text:span><text:span text:style-name="T870">мне </text:span><text:span text:style-name="T862">вернуться обратно. Сейчас я начну </text:span><text:span text:style-name="T885">рассказывать</text:span><text:span text:style-name="T862">, что происходит вокруг. </text:span><text:span text:style-name="T868">Вы г</text:span><text:span text:style-name="T862">отовы?</text:span>»</text:p>
      <text:p text:style-name="P278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79">«<text:span text:style-name="T863">Я </text:span><text:span text:style-name="T871">практически </text:span><text:span text:style-name="T863">уверен, что это Саутгемптон. Но если бы сейчас </text:span><text:span text:style-name="T930">вы </text:span><text:span text:style-name="T886">были </text:span><text:span text:style-name="T863">со мной, никто из вас не поверил бы собственным глазам. Здесь не осталось многоэтажных </text:span><text:span text:style-name="T902">жилых </text:span><text:span text:style-name="T863">строений - </text:span><text:span text:style-name="T887">все </text:span><text:span text:style-name="T863">они превратились в развалины, </text:span><text:span text:style-name="T864">и </text:span><text:span text:style-name="T1807">у меня нет ни малейшего желания</text:span><text:span text:style-name="T864"> приближаться к ним, особенно по ночам. </text:span><text:span text:style-name="T865">Периодически в разных местах </text:span><text:span text:style-name="T1808">я слышу</text:span><text:span text:style-name="T864"> стоны и крики людей, зовущих на помощь. Должно быть, это </text:span><text:span text:style-name="T865">скитаются </text:span><text:span text:style-name="T864">заблудшие душ</text:span><text:span text:style-name="T865">и в поисках </text:span><text:span text:style-name="T896">уголка</text:span><text:span text:style-name="T865"> для покоя. </text:span><text:span text:style-name="T866">Растительность здесь очень скудная, </text:span><text:span text:style-name="T897">н</text:span><text:span text:style-name="T866">а этой проклятой земле ничто не хочет расти. </text:span><text:span text:style-name="T867">Высокие деревья в парках — сожжены </text:span><text:span text:style-name="T1272">и обуглены</text:span><text:span text:style-name="T867">.</text:span>»</text:p>
      <text:p text:style-name="P280">Робин прервался, задумавшись.</text:p>
      <text:p text:style-name="P280">«<text:span text:style-name="T872">Я не </text:span><text:span text:style-name="T1809">с</text:span><text:span text:style-name="T872">могу достоверно и понятно описать всё, что вижу. Нужно поискать другой способ, как </text:span><text:span text:style-name="T888">это </text:span><text:span text:style-name="T872">сделать.</text:span>»</text:p>
      <text:p text:style-name="P280">«<text:span text:style-name="T873">Робин, о чём ты сейчас думаешь?</text:span>»</text:p>
      <text:p text:style-name="P281">Ответа не последовало. Вместо него лишь <text:span text:style-name="T889">мёртвая </text:span>тишина.</text:p>
      <text:p text:style-name="P281">«Т-с-с…<text:span text:style-name="T874"> Я пытаюсь собраться с мыслями. </text:span><text:span text:style-name="T878">Это невозможно объяснить… </text:span><text:span text:style-name="T875">Пожалуйста, внимательно следите за моими глазами </text:span><text:span text:style-name="T876">и,</text:span><text:span text:style-name="T875"> </text:span><text:span text:style-name="T876">если всё получится так, как я задумал, </text:span><text:span text:style-name="T877">то у вас </text:span><text:span text:style-name="T879">будет</text:span><text:span text:style-name="T877"> возможность оставить для меня какой-нибудь совет или подсказку.</text:span>»</text:p>
      <text:p text:style-name="P282">Профессор был в замешательстве. <text:span text:style-name="T890">Что там бормотал мальчик о развалинах и руинах? </text:span><text:span text:style-name="T891">И что он пытался сделать сейчас, требуя от них полной тишины? </text:span><text:span text:style-name="T892">Единственным разом, когда они </text:span><text:span text:style-name="T1815">все вместе не издавали ни звука</text:span><text:span text:style-name="T892">, было погружение Робина в транс перед началом одного из самых крупных экспериментов профессора. </text:span><text:span text:style-name="T898">В настоящий момент п</text:span><text:span text:style-name="T893">рофессор </text:span><text:span text:style-name="T894">Фергер </text:span><text:span text:style-name="T893">был </text:span><text:soft-page-break/><text:span text:style-name="T893">крайне обеспокоен. </text:span><text:span text:style-name="T894">Судя по </text:span><text:span text:style-name="T899">его словам</text:span><text:span text:style-name="T894">, </text:span><text:span text:style-name="T895">Робин</text:span><text:span text:style-name="T894"> находился в </text:span><text:span text:style-name="T1803">каком-то</text:span><text:span text:style-name="T894"> опасном месте, </text:span><text:span text:style-name="T900">где </text:span><text:span text:style-name="T1804">от него</text:span><text:span text:style-name="T900"> </text:span><text:span text:style-name="T1804">требовалось</text:span><text:span text:style-name="T900"> внимательно следить за </text:span><text:span text:style-name="T1806">всем</text:span><text:span text:style-name="T900">, что происходи</text:span><text:span text:style-name="T1806">ло</text:span><text:span text:style-name="T900"> </text:span><text:span text:style-name="T1806">в </text:span><text:span text:style-name="T1816">его </text:span><text:span text:style-name="T1806">непосредственной близости</text:span><text:span text:style-name="T900">, </text:span><text:span text:style-name="T1805">и</text:span><text:span text:style-name="T900"> не отвлекаться на </text:span><text:span text:style-name="T1811">всевозможные </text:span><text:span text:style-name="T1810">рассуждения</text:span><text:span text:style-name="T900">.</text:span></text:p>
      <text:p text:style-name="P282"/>
      <text:p text:style-name="P283">Продолжительное молчание заставляло их нервничать. <text:span text:style-name="T903">Прошёл целый час, но они по-прежнему не </text:span><text:span text:style-name="T1818">у</text:span><text:span text:style-name="T903">слышали от </text:span><text:span text:style-name="T904">Робина</text:span><text:span text:style-name="T903"> ни слова, </text:span><text:span text:style-name="T904">и не осмеливались заго</text:span><text:span text:style-name="T931">ворить</text:span><text:span text:style-name="T904"> </text:span><text:span text:style-name="T913">сами</text:span><text:span text:style-name="T904">, чтобы не беспокоить его. </text:span><text:span text:style-name="T905">Но, с другой стороны, вдруг он попал в крупную неприятность и сейчас </text:span><text:span text:style-name="T1812">н</text:span><text:span text:style-name="T1817">е</text:span><text:span text:style-name="T1812"> </text:span><text:span text:style-name="T1817">имеет возможности </text:span><text:span text:style-name="T905">выйти на связь?</text:span></text:p>
      <text:p text:style-name="P284">Они терпеливо прождали ещё один час. Незаметно для всех, Элисон сумела выскользнуть из комнаты и приготовить для <text:span text:style-name="T907">каждого</text:span> по чашке горячего чая, <text:span text:style-name="T906">которы</text:span><text:span text:style-name="T908">й</text:span><text:span text:style-name="T906"> был </text:span>принят с благодарностью. <text:span text:style-name="T910">В ожидании о</text:span><text:span text:style-name="T909">ни расселись на стульях с жёсткими спинками вокруг кровати Робина, </text:span><text:span text:style-name="T910">но</text:span><text:span text:style-name="T909"> время тянулось очень медленно.</text:span></text:p>
      <text:p text:style-name="P285">«<text:span text:style-name="T911">Это бесполезно, он наверное уснул</text:span>» - <text:span text:style-name="T911">шепнул Гарри профессору.</text:span></text:p>
      <text:p text:style-name="P285"><text:span text:style-name="T914">Периодически он</text:span><text:span text:style-name="T915">и</text:span><text:span text:style-name="T914"> тихонько вставали, чтобы размять затёкшие руки и ноги, </text:span><text:span text:style-name="T915">и уже было собрались направиться к выходу, но, Мэтью, внезапно остановил </text:span><text:span text:style-name="T917">их</text:span><text:span text:style-name="T915">, </text:span><text:span text:style-name="T916">прошептав</text:span><text:span text:style-name="T915">:</text:span></text:p>
      <text:p text:style-name="P284">«<text:span text:style-name="T918">Смотрите! Что это? С Робином происходит что-то странное.</text:span>»</text:p>
      <text:p text:style-name="P286">Остальные быстро обернулись и уставились на Робина. Ещё никогда никто из них не видел ничего столь же впечатляющего. То, что он <text:span text:style-name="T3362">проделывал</text:span> сейчас <text:span text:style-name="T3362">над</text:span> собой, бросало вызов всем устоявшимся научным теориям о том, как функционирует человеческое тело. <text:span text:style-name="T932">Должно быть, это галлюцинаци</text:span><text:span text:style-name="T934">я</text:span><text:span text:style-name="T932">, ведь такого не </text:span><text:span text:style-name="T935">бывает</text:span><text:span text:style-name="T932">! </text:span><text:span text:style-name="T979">Просто н</text:span><text:span text:style-name="T935">е может быть!</text:span><text:span text:style-name="T932"> </text:span><text:span text:style-name="T933">Как только </text:span><text:span text:style-name="T936">студенты и профессор</text:span><text:span text:style-name="T933"> решили, что </text:span><text:span text:style-name="T1466">Робин</text:span><text:span text:style-name="T933"> достиг предела в использовании своих экстрасенсорных способностей, он </text:span><text:span text:style-name="T980">моментально</text:span><text:span text:style-name="T933"> </text:span><text:span text:style-name="T1465">опроверг их </text:span><text:span text:style-name="T1467">мнения</text:span><text:span text:style-name="T1465">, доказав</text:span><text:span text:style-name="T933">, что они </text:span><text:span text:style-name="T981">серьёзно </text:span><text:span text:style-name="T933">ошибались </text:span><text:span text:style-name="T981">в нём</text:span><text:span text:style-name="T933">.</text:span></text:p>
      <text:p text:style-name="P286"/>
      <text:p text:style-name="P287">Все присутствующие были восхищены <text:span text:style-name="T937">увиденным и</text:span> пристально <text:span text:style-name="T983">разглядывали </text:span>глаза Робина. <text:span text:style-name="T937">То, что им там открылось, было</text:span> похоже на фильм, спроецированн<text:span text:style-name="T939">ый</text:span> <text:span text:style-name="T939">на экран </text:span><text:span text:style-name="T967">зелёного цвета —</text:span><text:span text:style-name="T939"> </text:span><text:span text:style-name="T3363">на </text:span><text:span text:style-name="T982">его глаза</text:span>. <text:s/><text:span text:style-name="T938">Там они увидели </text:span><text:span text:style-name="T984">самого </text:span><text:span text:style-name="T938">Робина и тот странный мир, </text:span><text:span text:style-name="T985">в</text:span><text:span text:style-name="T938"> котором он </text:span><text:span text:style-name="T985">очутился</text:span><text:span text:style-name="T938">. </text:span><text:span text:style-name="T940">Каким-то образом ему удалось наложить картинку на зрачки своих глаз. Все они испытали чувство </text:span><text:span text:style-name="T1819">тревоги</text:span><text:span text:style-name="T940">, </text:span><text:span text:style-name="T986">осматривая окрестности</text:span><text:span text:style-name="T940"> глазами Робина. Профессор вёл подробные записи о том, куда направлялся Робин, и что он при этом делал. Его мучил вопрос, </text:span><text:span text:style-name="T941">как долго мальчик сможет поддерживать</text:span><text:span text:style-name="T940"> </text:span><text:span text:style-name="T941">с ними связь, </text:span><text:span text:style-name="T968">от</text:span><text:span text:style-name="T941">рис</text:span><text:span text:style-name="T968">овывая</text:span><text:span text:style-name="T941"> в уме каждое </text:span><text:span text:style-name="T3364">своё движение</text:span><text:span text:style-name="T941">. Сколько времени должно пройти прежде, чем его силы иссякнут и </text:span><text:span text:style-name="T943">ему придётся лечь спать, </text:span><text:span text:style-name="T941">и где он </text:span><text:span text:style-name="T942">собирается </text:span><text:span text:style-name="T941">оты</text:span><text:span text:style-name="T942">скать</text:span><text:span text:style-name="T941"> такое безопасное место?</text:span></text:p>
      <text:p text:style-name="P287">«<text:span text:style-name="T944">Робин, подойди к обуглившемуся старому пню. Что </text:span><text:span text:style-name="T1468">это </text:span><text:span text:style-name="T944">там лежит неподалёку — </text:span><text:span text:style-name="T945">неужели </text:span><text:span text:style-name="T944">газета? </text:span>»</text:p>
      <text:p text:style-name="P288">Робин выполнил просьбу профессора — там действительно валялась старая, вся измятая, газета. <text:span text:style-name="T946">Он взял её в руки и начал читать особ</text:span><text:span text:style-name="T951">ым</text:span><text:span text:style-name="T946"> образом — так, чтобы профессор мог своими глазами видеть каждое напечатанное в ней слово. </text:span><text:span text:style-name="T948">Н</text:span><text:span text:style-name="T947">аконец-то </text:span><text:span text:style-name="T948">они </text:span><text:span text:style-name="T947">выяснил</text:span><text:span text:style-name="T948">и</text:span><text:span text:style-name="T947">, где именно он о</text:span><text:span text:style-name="T3365">чутился</text:span><text:span text:style-name="T987"> —</text:span><text:span text:style-name="T947"> </text:span><text:span text:style-name="T950">газета являлась печатным изданием местного значения</text:span><text:span text:style-name="T949"> </text:span><text:span text:style-name="T950">и </text:span><text:span text:style-name="T949">был</text:span><text:span text:style-name="T950">а</text:span><text:span text:style-name="T949"> датирован</text:span><text:span text:style-name="T950">а</text:span><text:span text:style-name="T949"> 5 апреля 1988 года. </text:span><text:span text:style-name="T1274">Э</text:span><text:span text:style-name="T952">то было будущее. </text:span><text:span text:style-name="T953">Выдержка из передовицы гласила, что…</text:span></text:p>
      <text:p text:style-name="P288">«<text:span text:style-name="T953">Прошлой ночью до крайнего предела </text:span><text:span text:style-name="T955">накалил</text:span><text:span text:style-name="T971">и</text:span><text:span text:style-name="T955">сь </text:span><text:span text:style-name="T971">отношения</text:span><text:span text:style-name="T953"> между странами Западного и Восточного блоков, </text:span><text:span text:style-name="T3366">после того как</text:span><text:span text:style-name="T953"> постоянный представитель России при О</text:span><text:span text:style-name="T954">рганизации </text:span><text:span text:style-name="T953">О</text:span><text:span text:style-name="T954">бъединённых </text:span><text:span text:style-name="T953">Н</text:span><text:span text:style-name="T954">аций</text:span><text:span text:style-name="T953"> внезапно покинул экстренное </text:span><text:span text:style-name="T956">совещание</text:span><text:span text:style-name="T953">. </text:span><text:span text:style-name="T957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58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59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60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— </text:span><text:span text:style-name="T962">штат </text:span><text:span text:style-name="T960">Аляск</text:span><text:span text:style-name="T962">а</text:span><text:span text:style-name="T961">,</text:span><text:span text:style-name="T960"> и Анадырь — </text:span><text:span text:style-name="T962">Чукотский национальный округ, расположенных на </text:span><text:span text:style-name="T963">противоположных </text:span><text:span text:style-name="T962">побережьях Берингова моря. </text:span><text:soft-page-break/><text:span text:style-name="T964">США имеют в своём распоряжении </text:span><text:span text:style-name="T965">соединения </text:span><text:span text:style-name="T964">крупны</text:span><text:span text:style-name="T965">х</text:span><text:span text:style-name="T964"> боевы</text:span><text:span text:style-name="T965">х</text:span><text:span text:style-name="T964"> корабл</text:span><text:span text:style-name="T965">ей</text:span><text:span text:style-name="T964"> и авианосц</text:span><text:span text:style-name="T965">ев</text:span><text:span text:style-name="T964">, базирующиеся на Острове Святого Лаврентия в Беринговом проливе.</text:span>»</text:p>
      <text:p text:style-name="P288"/>
      <text:p text:style-name="P288">«…<text:span text:style-name="T966">Прошлой ночью, премьер-министр Великобритании выступил по радио с экстренным обращением к гражданам...</text:span>»</text:p>
      <text:p text:style-name="P288"/>
      <text:p text:style-name="P288">«<text:span text:style-name="T966">Похоже, что война неизбежна и мы должны готовиться к худшему, поскольку переговоры между сверхдержавами </text:span><text:span text:style-name="T1142">зашли в тупик</text:span><text:span text:style-name="T966">...</text:span>»</text:p>
      <text:p text:style-name="P288"/>
      <text:p text:style-name="P289">Как только профессор закончил чтение, Робин отбросил газету подальше и вытер руки о своё грязное пальто. <text:span text:style-name="T969">То, что он произнёс </text:span><text:span text:style-name="T988">затем</text:span><text:span text:style-name="T969">, </text:span><text:span text:style-name="T977">про</text:span><text:span text:style-name="T969">демонстрировало его полное понимание </text:span><text:span text:style-name="T970">ситуации </text:span><text:span text:style-name="T969">и готовность действовать в условиях сложившихся обстоятельств:</text:span></text:p>
      <text:p text:style-name="P289">«<text:span text:style-name="T972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73">Этой ночью мне придётся здесь спать, </text:span><text:span text:style-name="T974">и я должен вас предупредить - иногда я всё ещё чувствую в своём сердце </text:span><text:span text:style-name="T975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25">ч</text:span><text:span text:style-name="T975">еловечества </text:span><text:span text:style-name="T1825">а также</text:span><text:span text:style-name="T975"> даровать миру свободу, </text:span><text:span text:style-name="T1813">и что</text:span><text:span text:style-name="T975"> я </text:span><text:span text:style-name="T1813">должен </text:span><text:span text:style-name="T975">б</text:span><text:span text:style-name="T1813">ыть</text:span><text:span text:style-name="T975"> </text:span><text:span text:style-name="T1813">предельно </text:span><text:span text:style-name="T975">осторожным. </text:span><text:span text:style-name="T976">Спокойной ночи! Не волнуйтесь! </text:span><text:span text:style-name="T978">Б</text:span><text:span text:style-name="T976">уду оставаться на связи.</text:span>»</text:p>
      <text:p text:style-name="P289"/>
      <text:p text:style-name="P290">Робин свернулся калачиком и заснул. На протяжении ночи его <text:span text:style-name="T1015">измученное </text:span>маленьк<text:span text:style-name="T993">ое</text:span><text:span text:style-name="T992"> тельце</text:span> <text:span text:style-name="T992">пробирала дрожь</text:span>, когда холодный воздух, словно острые кинжалы, прон<text:span text:style-name="T1016">икал сквозь</text:span> его изношенное пальто. Он проснулся на следующее утро и осторожно выглянул из своего убежища, чтобы увидеть, как <text:span text:style-name="T1018">первые лучи солнца </text:span>про<text:span text:style-name="T1017">биваются</text:span> сквозь пасмурное небо <text:span text:style-name="T992">во время восхода</text:span>.</text:p>
      <text:p text:style-name="P291">Прошедшая ночь была морозной и к утру его конечности изрядно <text:span text:style-name="T1822">задубели</text:span>. <text:span text:style-name="T994">Помимо этого, желудок </text:span><text:span text:style-name="T1821">Робина </text:span><text:span text:style-name="T994">отчаянным урчанием и болью напоминал </text:span><text:span text:style-name="T1823">ему</text:span><text:span text:style-name="T994">, что </text:span><text:span text:style-name="T1820">он</text:span><text:span text:style-name="T994"> не ел по меньшей мере три </text:span><text:span text:style-name="T1824">последних </text:span><text:span text:style-name="T994">дня.</text:span></text:p>
      <text:p text:style-name="P291"/>
      <text:p text:style-name="P291">«<text:span text:style-name="T995">Профессор Фергер, вы меня слышите?</text:span>» - <text:span text:style-name="T995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996">по</text:span><text:span text:style-name="T995">катилась по его щеке, когда он вспомнил о своей прошлой жизни в реальном мире и, что ещё важнее, о любви и </text:span><text:span text:style-name="T996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366">её</text:span><text:span text:style-name="T996">. </text:span><text:span text:style-name="T997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1">«<text:span text:style-name="T998">Робин, мы готовы. Пожалуйста, открой свои глаза снова. Мы, к сожалению, пропустили </text:span><text:span text:style-name="T999">предыдущий визуальный контакт.</text:span>»</text:p>
      <text:p text:style-name="P292">Робин выполнил то, о чём <text:span text:style-name="T1003">его </text:span>попросил профессор. <text:span text:style-name="T1000">Тем утром, в поисках еды, он про</text:span><text:span text:style-name="T1005">шёл </text:span><text:span text:style-name="T1000">больш</text:span><text:span text:style-name="T1005">ое</text:span><text:span text:style-name="T1000"> </text:span><text:span text:style-name="T1005">расстояние</text:span><text:span text:style-name="T1000"> от </text:span><text:span text:style-name="T3367">того </text:span><text:span text:style-name="T1000">места, где ему пришлось </text:span><text:span text:style-name="T1004">за</text:span><text:span text:style-name="T1000">ночевать.</text:span></text:p>
      <text:p text:style-name="P292">«<text:span text:style-name="T1001">Профессор, </text:span><text:span text:style-name="T1020">существует</text:span><text:span text:style-name="T1001"> какой-нибудь способ </text:span><text:span text:style-name="T1019">накормить меня</text:span><text:span text:style-name="T1001">? Я сильно ослаб, </text:span><text:span text:style-name="T1002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3">«Не беспокойся, Робин. Мы обязательно что-нибудь придумаем. Где ты сейчас находишься?»</text:p>
      <text:p text:style-name="P293">«<text:span text:style-name="T1006">Я по</text:span><text:span text:style-name="T1007">д</text:span><text:span text:style-name="T1006">хожу к как</text:span><text:span text:style-name="T1007">ой</text:span><text:span text:style-name="T1006">-то </text:span><text:span text:style-name="T1007">группе </text:span><text:span text:style-name="T1006">строени</text:span><text:span text:style-name="T1007">й</text:span><text:span text:style-name="T1006">, </text:span><text:span text:style-name="T1007">с</text:span><text:span text:style-name="T1006"> виду напоминаю</text:span><text:span text:style-name="T1007">щей</text:span><text:span text:style-name="T1006"> </text:span><text:span text:style-name="T1011">полуразвалившийся порт</text:span><text:span text:style-name="T1006">. До меня долетели обрывочные сведения, что </text:span><text:span text:style-name="T1008">здесь </text:span><text:span text:style-name="T1006">Система </text:span><text:span text:style-name="T1008">получает для себя припасы</text:span><text:span text:style-name="T1006">. </text:span><text:span text:style-name="T1008">Но </text:span><text:span text:style-name="T1010">я ничего не знаю о том</text:span><text:span text:style-name="T1008">, </text:span><text:span text:style-name="T1009">когда именно </text:span><text:span text:style-name="T1010">это </text:span><text:span text:style-name="T1009">происходит</text:span><text:span text:style-name="T1008">.</text:span>»</text:p>
      <text:p text:style-name="P294"><text:soft-page-break/>Наступила тишина. <text:span text:style-name="T1012">На её протяжении профессор вместе со студентами наблюдали чужой мир глазами Робина - </text:span><text:span text:style-name="T1023">через </text:span><text:span text:style-name="T1012">дв</text:span><text:span text:style-name="T1023">а</text:span><text:span text:style-name="T1012"> сияющи</text:span><text:span text:style-name="T1023">х</text:span><text:span text:style-name="T1012"> изумруда, </text:span><text:span text:style-name="T1013">которые</text:span><text:span text:style-name="T1012"> хранили секретов больше, чем история всех когда-либо существовавших на планете драгоцен</text:span><text:span text:style-name="T1014">ностей</text:span><text:span text:style-name="T1012">.</text:span></text:p>
      <text:p text:style-name="P295">Первым затянувшуюся тишину прервал Мэтью:</text:p>
      <text:p text:style-name="P295">«<text:span text:style-name="T1021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35">и</text:span><text:span text:style-name="T1021">т витамины и прочие вещества. Мне также не нравится, что Робин </text:span><text:span text:style-name="T1022">собирается</text:span><text:span text:style-name="T1021"> питаться найденными продуктами. </text:span><text:span text:style-name="T1022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5"/>
      <text:p text:style-name="P296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6">«<text:span text:style-name="T1024">Молодец, Мэтью! </text:span><text:span text:style-name="T1034">О</text:span><text:span text:style-name="T1024">тличная идея! Элисон, будь добра, подготовь всё, </text:span><text:span text:style-name="T1035">что требуется</text:span><text:span text:style-name="T1024">. Н</text:span><text:span text:style-name="T1033">еобходимо</text:span><text:span text:style-name="T1024">, чтобы капельница была поставлена </text:span><text:span text:style-name="T1025">Робину </text:span><text:span text:style-name="T1024">как можно раньше.</text:span>»</text:p>
      <text:p text:style-name="P296"/>
      <text:p text:style-name="P297"><text:span text:style-name="T1049">Следуя указаниям профессора, Элисон</text:span> <text:span text:style-name="T1049">быстро </text:span><text:span text:style-name="T1051">вышла из</text:span> комнат<text:span text:style-name="T1051">ы</text:span>, прихватив <text:span text:style-name="T1050">по дороге </text:span>своё пальто. <text:span text:style-name="T1036">Она несколько дней не покидала дома Мэтью и сейчас её глаза болели, пытаясь приспособиться к солнечному свету. Только когда она </text:span><text:span text:style-name="T1052">снова </text:span><text:span text:style-name="T1036">очутилась на улице и почувствовала себя частью реального мира, до неё дошел весь смысл проис</text:span><text:span text:style-name="T1037">х</text:span><text:span text:style-name="T1036">одящего в, казалось бы, ничем не примечательном доме Мэтью. </text:span><text:span text:style-name="T1038">Её раздирали сомнения… Было ли правильным их вмешательство в события будущего, пусть даже и с целью недопущения ядерной войны? </text:span><text:span text:style-name="T1039">Или им следует сосредоточить усилия на возвращении Робина в его родной дом, где она снова могла бы стать для него матерью </text:span><text:span text:style-name="T1040">и</text:span><text:span text:style-name="T1039"> </text:span><text:span text:style-name="T1040">быть уверенной </text:span><text:span text:style-name="T1053">в том</text:span><text:span text:style-name="T1039">, что он не ранен и</text:span><text:span text:style-name="T1066">ли</text:span><text:span text:style-name="T1039"> не убит?</text:span></text:p>
      <text:p text:style-name="P298">Глядя на встречных людей, она размышляла об их дальнейшей участи. Находясь в незнании, они <text:span text:style-name="T1041">проживают </text:span>день за днём, усердно работают, чтобы обеспечить себе безбедную старость, и стараются казаться <text:span text:style-name="T1041">культурными и респектабельными для таких же середня</text:span><text:span text:style-name="T1054">ков</text:span><text:span text:style-name="T1041">, как они сами. </text:span><text:span text:style-name="T1042">Если бы они могли знать, что ожидает их в ближайшем будущем - всего через год. </text:span><text:span text:style-name="T1043">В таком случае каждый из них моментально и навсегда распрощался бы с образом хорошего и милого парня. Нет, их ждёт </text:span><text:span text:style-name="T1067">там </text:span><text:span text:style-name="T1043">совершенно иная жизнь - </text:span><text:span text:style-name="T1045">выживание и </text:span><text:span text:style-name="T1043">беспрестанная борьба за </text:span><text:span text:style-name="T1045">своё </text:span><text:span text:style-name="T1043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083">Но р</text:span><text:span text:style-name="T1043">азве </text:span><text:span text:style-name="T1046">такие</text:span><text:span text:style-name="T1044"> люди</text:span><text:span text:style-name="T1043"> заслуживают спасения? </text:span><text:span text:style-name="T1047">Это нездоровое общество </text:span><text:span text:style-name="T1048">любой ценой </text:span><text:span text:style-name="T1047">попытается договориться с Системой, </text:span><text:span text:style-name="T1048">даже </text:span><text:span text:style-name="T1055">распрощавшись со своей свободой.</text:span></text:p>
      <text:p text:style-name="P298"/>
      <text:p text:style-name="P299">Ей не потребовалось много усилий, чтобы получить разрешение на установку капельницы для Робина в доме Мэтью, а не в больнице, <text:span text:style-name="T1056">хотя было бы забавно </text:span><text:span text:style-name="T1057">посмотреть на</text:span><text:span text:style-name="T1056"> удивлённые лица медсестёр и врачей, разглядывающих </text:span><text:span text:style-name="T1082">необыкновенные </text:span><text:span text:style-name="T1056">глаза Робина. </text:span><text:span text:style-name="T1058">Перед тем, как вернуться обратно, Элисон зашла в магазин за покупками. </text:span><text:span text:style-name="T1059">Как и у Робина этим утром, её желудок так же </text:span><text:span text:style-name="T1062">возмущённо</text:span><text:span text:style-name="T1059"> </text:span><text:span text:style-name="T1060">протестовал против голода</text:span><text:span text:style-name="T1059">. </text:span><text:span text:style-name="T1061">Опять начался дождь. Когда она ехала по Хай-стрит, возвращаясь </text:span><text:span text:style-name="T1063">в</text:span><text:span text:style-name="T1061"> дом </text:span><text:span text:style-name="T1063">к</text:span><text:span text:style-name="T1061"> Мэтью, она видела, как </text:span><text:span text:style-name="T1064">скрываются от него</text:span><text:span text:style-name="T1061"> случайные прохожие, забегая под навесы и в ближайшие </text:span><text:span text:style-name="T1065">магазины</text:span><text:span text:style-name="T1061">.</text:span></text:p>
      <text:p text:style-name="P300">После <text:span text:style-name="T1068">совместного завтрака они, вместе с Робином, продолжили своё путешествие в царство будущего.</text:span></text:p>
      <text:p text:style-name="P300">«<text:span text:style-name="T1069">Сегодня в порту происходит что-то очень важное, я наблюдаю здесь значительную активность, </text:span><text:span text:style-name="T1074">н</text:span><text:span text:style-name="T1072">о н</text:span><text:span text:style-name="T1069">е думаю, что это как-то связано с теми поставками, которы</text:span><text:span text:style-name="T1073">х</text:span><text:span text:style-name="T1069"> </text:span><text:span text:style-name="T1073">ждёт</text:span><text:span text:style-name="T1069"> Система. </text:span><text:span text:style-name="T1070">Как видите, здесь много вооружённых </text:span><text:span text:style-name="T1071">охранников. Интересно, к чему они готовятся? </text:span><text:span text:style-name="T1074">Последние несколько дней они </text:span><text:span text:style-name="T1075">отчаянно </text:span><text:span text:style-name="T1074">пытаются навести порядок </text:span><text:span text:style-name="T1075">в городе</text:span><text:span text:style-name="T1074">, </text:span><text:span text:style-name="T1084">а </text:span><text:span text:style-name="T1075">самы</text:span><text:span text:style-name="T1078">м</text:span><text:span text:style-name="T1075"> беспомощны</text:span><text:span text:style-name="T1078">м</text:span><text:span text:style-name="T1075"> жител</text:span><text:span text:style-name="T1078">ям</text:span><text:span text:style-name="T1075"> даже выделили </text:span><text:span text:style-name="T1076">кое-какую </text:span><text:span text:style-name="T1075">одежду - </text:span><text:span text:style-name="T1076">в основном, </text:span><text:span text:style-name="T1075">лохмотья, но о</text:span><text:span text:style-name="T1080">на </text:span><text:span text:style-name="T1075">всё </text:span><text:soft-page-break/><text:span text:style-name="T1075">же лучше, чем </text:span><text:span text:style-name="T1079">полн</text:span><text:span text:style-name="T1081">ая</text:span><text:span text:style-name="T1079"> </text:span><text:span text:style-name="T1081">нагота</text:span><text:span text:style-name="T1077">. </text:span><text:span text:style-name="T1085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0">«<text:span text:style-name="T1086">Робин, т</text:span><text:span text:style-name="T1089">ы</text:span><text:span text:style-name="T1086"> что-нибудь </text:span><text:span text:style-name="T1089">слышал</text:span><text:span text:style-name="T1086"> о главе этой Системы? </text:span><text:span text:style-name="T1087">Её представители когда-нибудь проводили массовые собрания? </text:span><text:span text:style-name="T1826">Оглашали</text:span><text:span text:style-name="T1087"> ли они какие-либо теории, учения или принципы? </text:span><text:span text:style-name="T1088">Тебе известны их цели? </text:span><text:span text:style-name="T1090">Ч</text:span><text:span text:style-name="T1088">его именно они хотят от местных жителей?</text:span>»</text:p>
      <text:p text:style-name="P301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ответственностью подходил к своей работе. <text:span text:style-name="T1091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092">сперва</text:span><text:span text:style-name="T1091"> нужно </text:span><text:span text:style-name="T1092">узнать</text:span><text:span text:style-name="T1091">, какой политики придержива</text:span><text:span text:style-name="T1275">ется</text:span><text:span text:style-name="T1091"> правящая там сила — Система.</text:span></text:p>
      <text:p text:style-name="P301"/>
      <text:p text:style-name="P302">Они увидели вдалеке приближающееся к порту большое судно, вырисовывающееся тёмным силуэтом на фоне горизонта. <text:span text:style-name="T1093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094">До прибытия корабля в порт оставалось несколько часов.</text:span></text:p>
      <text:p text:style-name="P303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095">Своей внешностью они не </text:span><text:span text:style-name="T1106">походили на</text:span><text:span text:style-name="T1095"> </text:span><text:span text:style-name="T1096">обычных</text:span><text:span text:style-name="T1095"> </text:span><text:span text:style-name="T1096">голодающих и ободранных жителей этой страны, бродивших со стонами и причитаниями по развалинам улиц. </text:span><text:span text:style-name="T1097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1998">промышля</text:span><text:span text:style-name="T1999">ли</text:span><text:span text:style-name="T1998"> воровством,</text:span><text:span text:style-name="T1097"> объединившись в </text:span><text:span text:style-name="T1998">группу</text:span><text:span text:style-name="T1097">. </text:span><text:span text:style-name="T1099">Оставалось загадкой, к</text:span><text:span text:style-name="T1098">аким образом Система смогла </text:span><text:span text:style-name="T1099">отыскать</text:span><text:span text:style-name="T1098"> их убежищ</text:span><text:span text:style-name="T1136">е</text:span><text:span text:style-name="T1098">. </text:span><text:span text:style-name="T1100">Также оставался невыясненным и вопрос о том, зачем они могли понадобиться Системе. </text:span><text:span text:style-name="T1101">Было весьма сомнительно, что </text:span><text:span text:style-name="T1102">этих людей</text:span><text:span text:style-name="T1101"> доставили сюда </text:span><text:span text:style-name="T1103">под </text:span><text:span text:style-name="T1101">в цепях, </text:span><text:span text:style-name="T1107">под охраной, </text:span><text:span text:style-name="T1101">только для того, чтобы помахать им </text:span><text:span text:style-name="T1104">на прощание </text:span><text:span text:style-name="T1101">рукой и сфотографировать на память. </text:span><text:span text:style-name="T1105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01">должно было </text:span><text:span text:style-name="T1105">произойти </text:span><text:span text:style-name="T2001">сегодня </text:span><text:span text:style-name="T1105">в порту, задумали какое-то </text:span><text:span text:style-name="T2000">чёрное дело</text:span><text:span text:style-name="T1105">. </text:span><text:span text:style-name="T1108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09">Здесь было принято демонстрировать и всячески освещать любые телесные наказания вплоть до казни, </text:span><text:span text:style-name="T1110">вызывая страх </text:span><text:span text:style-name="T1111">у оставшейся </text:span><text:span text:style-name="T1112">части </text:span><text:span text:style-name="T1111">публики, и таким образом поддерживать сложившийся порядок вещей.</text:span></text:p>
      <text:p text:style-name="P303"/>
      <text:p text:style-name="P303">«<text:span text:style-name="T1113">Робин, </text:span><text:span text:style-name="T1114">как часто случаются подобные действа</text:span><text:span text:style-name="T1113">?</text:span>»</text:p>
      <text:p text:style-name="P303">«<text:span text:style-name="T1115">Не думаю, что часто. Раньше мне не доводилось видеть </text:span><text:span text:style-name="T1119">ничего подобного</text:span><text:span text:style-name="T1115">. </text:span><text:span text:style-name="T1117">М</text:span><text:span text:style-name="T1116">огу попытаться выяснить это, но придётся </text:span><text:span text:style-name="T1118">сильно рисковать</text:span><text:span text:style-name="T1116">, поскольку любой из местных, с большой долей вероятности, </text:span><text:span text:style-name="T1122">может </text:span><text:span text:style-name="T1116">оказаться информатором Системы. </text:span><text:span text:style-name="T1120">Выбравшись из укрытия я непременно выдам себя. </text:span><text:span text:style-name="T1121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23">О! </text:span><text:span text:style-name="T1124">У меня </text:span><text:span text:style-name="T1125">возникла </text:span><text:span text:style-name="T1124">идея! </text:span><text:span text:style-name="T1128">Как</text:span><text:span text:style-name="T1126"> </text:span><text:span text:style-name="T1128">мне кажется, все</text:span><text:span text:style-name="T1126"> главные силы Сис</text:span><text:span text:style-name="T1128">темы </text:span><text:span text:style-name="T1126">сейч</text:span><text:span text:style-name="T1129">ас </text:span><text:span text:style-name="T1126">собраны здесь, </text:span><text:span text:style-name="T1127">в районе порта. </text:span><text:span text:style-name="T1128">Что, если мне посетить их главную базу и посмотреть, что я смогу там найти? </text:span><text:span text:style-name="T1130">Они </text:span><text:span text:style-name="T1131">должны</text:span><text:span text:style-name="T1130"> ве</text:span><text:span text:style-name="T1131">сти</text:span><text:span text:style-name="T1130"> какую-</text:span><text:span text:style-name="T1132">нибудь</text:span><text:span text:style-name="T1130"> письменную документацию </text:span><text:span text:style-name="T1132">или что-то </text:span><text:span text:style-name="T1214">в этом роде</text:span><text:span text:style-name="T1130">. </text:span><text:span text:style-name="T1133">База расположена не очень далеко — примерно в пятнадцати минутах ходьбы отсюда, если идти быстрым шагом. </text:span><text:span text:style-name="T1134">В любом случае, я пока что не вижу, как корабль входит в док.</text:span>»</text:p>
      <text:p text:style-name="P303">«<text:span text:style-name="T1137">Ты уверен, что это не опасно? Оказавшись возле их базы, каким образом ты планируешь пробраться внутрь? </text:span><text:span text:style-name="T1138">Скорее всего там будут другие охранники, возможно даже, что целая разветвлённая сеть </text:span><text:span text:style-name="T1139">охраны</text:span><text:span text:style-name="T1138">.</text:span>»</text:p>
      <text:p text:style-name="P303"><text:soft-page-break/>«Ну…<text:span text:style-name="T1140"> Я ведь ничего не теряю, отправляясь туда. </text:span><text:span text:style-name="T1147">До этого дня я</text:span><text:span text:style-name="T1143"> </text:span><text:span text:style-name="T1148">никогда </text:span><text:span text:style-name="T1141">не пытался проникнуть в </text:span><text:span text:style-name="T1149">то</text:span><text:span text:style-name="T1141"> место и мне ничего не известно о подобных попытках.</text:span>»</text:p>
      <text:p text:style-name="P303"/>
      <text:p text:style-name="P304">Робин осторожно выбрался из своего укрытия и <text:span text:style-name="T1144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5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45">служащих</text:span> Систем<text:span text:style-name="T1145">е</text:span> людей сейчас направлялась по остаткам дорог и шоссе в направлении доков, и для Робина не было ничего хуже, чем испыт<text:span text:style-name="T1146">ать </text:span>судьбу, оказавшись на их пути.</text:p>
      <text:p text:style-name="P307">Для остальных наблюдающих <text:span text:style-name="T1210">за </text:span><text:span text:style-name="T1211">ходом </text:span><text:span text:style-name="T1210">эксперимент</text:span><text:span text:style-name="T1211">а</text:span><text:span text:style-name="T1210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50">Но каждый из них надеялся, что в будущем всё-таки сможет сделать хоть что-то полезное для мальчика. </text:span><text:span text:style-name="T1186">О</text:span><text:span text:style-name="T1151">ни испытывали </text:span><text:span text:style-name="T1431">противоположные</text:span><text:span text:style-name="T1151"> чувства </text:span><text:span text:style-name="T1186">н</text:span><text:span text:style-name="T1159">асчёт</text:span><text:span text:style-name="T1151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52">где царит лишь зло и насилие. </text:span><text:span text:style-name="T1153">С другой, были готовы </text:span><text:span text:style-name="T1160">впасть в </text:span><text:span text:style-name="T1276">отчаяние</text:span><text:span text:style-name="T1153">, поскольку с каждым новым сеансом всё больше и больше размышляли о </text:span><text:span text:style-name="T1154">нищете и страданиях </text:span><text:span text:style-name="T1162">людей</text:span><text:span text:style-name="T1154">, которы</text:span><text:span text:style-name="T1163">х</text:span><text:span text:style-name="T1154"> им приходилось видеть. </text:span><text:span text:style-name="T1155">Никто из родителей, переживающих за судьбу с</text:span><text:span text:style-name="T1156">воих</text:span><text:span text:style-name="T1155"> детей, не пожелал бы им стать свидетелями или даже частью </text:span><text:span text:style-name="T1157">такого</text:span><text:span text:style-name="T1155"> жестокого мира. </text:span><text:span text:style-name="T1158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12">употребляющие</text:span><text:span text:style-name="T1158"> загрязнённ</text:span><text:span text:style-name="T1212">ую</text:span><text:span text:style-name="T1158"> </text:span><text:span text:style-name="T1187">пищ</text:span><text:span text:style-name="T1212">у</text:span><text:span text:style-name="T1158"> и вод</text:span><text:span text:style-name="T1212">у</text:span><text:span text:style-name="T1158">.</text:span></text:p>
      <text:p text:style-name="P306"/>
      <text:p text:style-name="P308">Когда Робин, наконец, добрался до регионального штаба Системы, его сердце забилось <text:span text:style-name="T1161">чаще. </text:span><text:span text:style-name="T1164">М</text:span><text:span text:style-name="T1162">ысль о том, что он задумал, </text:span><text:span text:style-name="T1164">приводила его в ужас</text:span><text:span text:style-name="T1162"> но </text:span><text:span text:style-name="T1164">одновременно и </text:span><text:span text:style-name="T1162">возбуждала его </text:span><text:span text:style-name="T1169">воображение</text:span><text:span text:style-name="T1162">. </text:span><text:span text:style-name="T1165">Никто здесь даже не помышлял о том, чтобы проникнуть в этот огромный и тщательно охраняемый комплекс.</text:span></text:p>
      <text:p text:style-name="P309">Вот он, штаб, во всей своей красе. Он ничуть не изменился с тех пор, как Робин видел его в последний раз. <text:span text:style-name="T1166">В отличие от прочих зданий, </text:span><text:span text:style-name="T1189">ш</text:span><text:span text:style-name="T1188">таб</text:span><text:span text:style-name="T1166"> не являл</text:span><text:span text:style-name="T1188">ся</text:span><text:span text:style-name="T1166"> ветх</text:span><text:span text:style-name="T1168">ой</text:span><text:span text:style-name="T1166"> лачуг</text:span><text:span text:style-name="T1168">ой</text:span><text:span text:style-name="T1166">, готов</text:span><text:span text:style-name="T1168">ой</text:span><text:span text:style-name="T1166"> рухнуть от малейшего </text:span><text:span text:style-name="T1213">прикосновения</text:span><text:span text:style-name="T1166"> — </text:span><text:span text:style-name="T1168">нет, </text:span><text:span text:style-name="T1167">он был </text:span><text:span text:style-name="T1170">совсем </text:span><text:span text:style-name="T1167">другим — </text:span><text:span text:style-name="T1190">прочным строением из железа и бетона, </text:span><text:span text:style-name="T1167">и много людей погибло, строя </text:span><text:span text:style-name="T1168">его</text:span><text:span text:style-name="T1167">.</text:span></text:p>
      <text:p text:style-name="P310">На заре становления Системы, он<text:span text:style-name="T1191">а</text:span> использовал<text:span text:style-name="T1192">а</text:span> местное население, чтобы выстроить эту громадину. <text:span text:style-name="T1171">Для перевозки из порта тяжелых грузов с материалами для постройки были задействованы женщины и дети, работавшие ежедневно </text:span><text:span text:style-name="T2555">по</text:span><text:span text:style-name="T1171"> восемнадцат</text:span><text:span text:style-name="T2555">ь и более</text:span><text:span text:style-name="T1171"> часов в сутки, пока работа не была закончена. </text:span><text:span text:style-name="T1172">Окон здесь не было — вместо них лишь ряды узких прорезей, закрытые изнутри толстыми стёклами.</text:span></text:p>
      <text:p text:style-name="P310">«<text:span text:style-name="T1174">Полагаю, что в</text:span><text:span text:style-name="T1173">нутренние помещения большую часть времени </text:span><text:span text:style-name="T1174">находятся </text:span><text:span text:style-name="T1173">в полной темноте. </text:span><text:span text:style-name="T1174">Для их освещения у них должен иметься какой-то мощный источник электричества, без него </text:span><text:span text:style-name="T1175">им не обойтись</text:span>» - <text:span text:style-name="T1176">пр</text:span><text:span text:style-name="T1277">едположил</text:span><text:span text:style-name="T1176"> Робин, размышляя о том, насколько безопасно дотрагиваться до высокого забора, окружающего здание. </text:span><text:span text:style-name="T1177"><text:s/></text:span><text:span text:style-name="T2556">Его с</text:span><text:span text:style-name="T2040">етка</text:span><text:span text:style-name="T1177"> была </text:span><text:span text:style-name="T1178">настолько</text:span><text:span text:style-name="T1177"> плотно</text:span><text:span text:style-name="T2040">й</text:span><text:span text:style-name="T1177">, </text:span><text:span text:style-name="T1178">что не оставалось даже и мысли попытаться </text:span><text:span text:style-name="T1177">пролезть </text:span><text:span text:style-name="T1178">сквозь неё</text:span><text:span text:style-name="T1177">.</text:span></text:p>
      <text:p text:style-name="P310">«<text:span text:style-name="T1179">Есть идеи, как мне проникнуть внутрь? </text:span><text:span text:style-name="T1180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0"/>
      <text:p text:style-name="P311">Прошло не менее пяти минут прежде чем кто-нибудь смог произнести слово.</text:p>
      <text:p text:style-name="P311"/>
      <text:p text:style-name="P311"><text:soft-page-break/>«<text:span text:style-name="T1181">Не знаю, насколько это </text:span><text:span text:style-name="T2557">возможно</text:span><text:span text:style-name="T1181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2">И снова идея возникла в голове у Мэтью, но оставался открытым вопрос — <text:span text:style-name="T1182">а </text:span>хватит ли у Робина сил на её <text:span text:style-name="T2558">ис</text:span>полнение? Ответ на него мог <text:span text:style-name="T1185">дат</text:span><text:span text:style-name="T1195">ь </text:span><text:span text:style-name="T1183">один </text:span><text:span text:style-name="T1184">лишь </text:span>Робин. <text:span text:style-name="T1198">О</text:span><text:span text:style-name="T1196">н </text:span><text:span text:style-name="T1186">не </text:span><text:span text:style-name="T1193">ответил. Вместо </text:span><text:span text:style-name="T1197">этого</text:span><text:span text:style-name="T1193"> он начал оглядывать местность в поисках укрытия, </text:span><text:span text:style-name="T1194">в котором мог бы спрятаться</text:span><text:span text:style-name="T1193">.</text:span></text:p>
      <text:p text:style-name="P313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278">визуальной </text:span><text:span text:style-name="T1199">связи </text:span>с профессором и студентами. <text:span text:style-name="T1200">Хотя они не могли видеть Робина, зато они прекрасно слышали его. </text:span><text:span text:style-name="T1201">Он начал глубоко дышать, как обычно делал перед важным</text:span><text:span text:style-name="T2559">и</text:span><text:span text:style-name="T1201"> эксперимент</text:span><text:span text:style-name="T2559">ами</text:span><text:span text:style-name="T1201">, чтобы погрузить себя в глубокий транс. </text:span><text:span text:style-name="T1202">Вскоре его тело поднялось в воздух, совершая движения руками вверх и вниз, и они постепенно начали покрываться слоем перьев. </text:span><text:span text:style-name="T1203">По мере того, как </text:span><text:span text:style-name="T2560">тело</text:span><text:span text:style-name="T1203"> приобретало типичные птичьи черты, он стал уменьшать себя до размеров совы. </text:span><text:span text:style-name="T1204">Завершением метаморфозы послужило открытие глаз, и они ярко </text:span><text:span text:style-name="T1225">за</text:span><text:span text:style-name="T1204">светились, словно криптонит, </text:span><text:span text:style-name="T1205">сияя </text:span><text:span text:style-name="T1204">ярко-изумрудным </text:span><text:span text:style-name="T1226">ц</text:span><text:span text:style-name="T1204">ветом. </text:span><text:span text:style-name="T1206">До сих пор профессор ещё не был свидетелем такого превращения и для него </text:span><text:span text:style-name="T1279">это</text:span><text:span text:style-name="T1206"> было так же прекрасно, как наблюдение за рождением нового живого существа.</text:span></text:p>
      <text:p text:style-name="P313"/>
      <text:p text:style-name="P314">Робин взмыл высоко в небо и облетел здание по кругу. <text:span text:style-name="T1215">Он тщательно осматривал его со всех сторон, пытаясь найти какой-нибудь способ попасть внутрь, </text:span><text:span text:style-name="T1233">и</text:span><text:span text:style-name="T1215"> </text:span><text:span text:style-name="T1233">е</text:span><text:span text:style-name="T1215">му повезло — обогнув здание во второй раз, </text:span><text:span text:style-name="T1218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19">Оно было единственным и располагалось в верхней части западной стены, под самой крышей. </text:span><text:span text:style-name="T1220">Пользуясь своими когтями, Робин оторвал решётку, </text:span><text:span text:style-name="T1221">прикрывавшую вход в шахту, и быстро пролете</text:span><text:span text:style-name="T1222">л</text:span><text:span text:style-name="T1221"> её, грациозно планируя на каждом повороте. </text:span><text:span text:style-name="T1223">Во время полёта выяснилось, что все имеющиеся в здании воздухоотводы соединялись с главной шахтой, ведущей к выходу. </text:span><text:span text:style-name="T1224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27">За всё это время </text:span><text:span text:style-name="T1280">он</text:span><text:span text:style-name="T1227"> не проронил ни слова, опасаясь, что голос разнесётся эхом по всем рукавам шахты и таким образом выдаст </text:span><text:span text:style-name="T1281">его</text:span><text:span text:style-name="T1227"> присутствие. </text:span><text:span text:style-name="T1229">П</text:span><text:span text:style-name="T1228">оэтому он </text:span><text:span text:style-name="T1230">позволил</text:span><text:span text:style-name="T1228"> своим друзьям наблюдать за происходящим и самостоятельно делать выводы. </text:span><text:span text:style-name="T1231">Он был уверен, что они обязательно поделятся с ним каким-нибудь </text:span><text:span text:style-name="T1232">ценным </text:span><text:span text:style-name="T1231">советом, </text:span><text:span text:style-name="T1234">если заметят что-</text:span><text:span text:style-name="T1235">нибудь</text:span><text:span text:style-name="T1234"> интересное</text:span><text:span text:style-name="T1231">. </text:span><text:span text:style-name="T1236">В конце концов он потерял счёт количеству помещений внутри этой «тюремной крепости», </text:span><text:span text:style-name="T1237">ведь </text:span><text:span text:style-name="T1236">многие из были </text:span><text:span text:style-name="T1237">как две капли воды </text:span><text:span text:style-name="T1236">похожи одно на другое — пустые, </text:span><text:span text:style-name="T1238">словно</text:span><text:span text:style-name="T1236"> камеры для содержания заключённых. </text:span><text:span text:style-name="T1239">Робин оторвал решётку, преграждавшую его путь в одно из </text:span><text:span text:style-name="T1240">этих</text:span><text:span text:style-name="T1239"> помещений, и влетел внутрь. </text:span><text:span text:style-name="T1241">Сова уже начала своё приземление, когда Элисон, внезапно, услышала звук приближающихся шагов.</text:span></text:p>
      <text:p text:style-name="P314">«<text:span text:style-name="T1241">Робин, кто-то идёт! </text:span><text:span text:style-name="T1242">Я не знаю, что ты собираешься делать, но, молю, сделай это позже!</text:span>»</text:p>
      <text:p text:style-name="P314">«<text:span text:style-name="T1243">Эли, на это уйдёт меньше одной минуты</text:span>» - <text:span text:style-name="T1243">прошептал Робин ей в ответ.</text:span></text:p>
      <text:p text:style-name="P315">И тут случилось именно то, чего он опасался — один из охранников услышал <text:span text:style-name="T1246">чужую </text:span>неразборчивую речь и тут же <text:span text:style-name="T1244">окрикнул</text:span>:</text:p>
      <text:p text:style-name="P316">«<text:span text:style-name="T1245">Кто здесь? Немедленно выходи!</text:span>»</text:p>
      <text:p text:style-name="P320">Робин решил не обращать на него внимания и продолжил начатое ранее.</text:p>
      <text:p text:style-name="P317">Он был прав, его занятие не заняло много времени — из совы он трансформировал себя в мышь, минуя промежуточную человеческую стадию. <text:span text:style-name="T1247">Он </text:span><text:span text:style-name="T1249">в очередной раз</text:span><text:span text:style-name="T1247"> продемонстрировал всем </text:span><text:span text:style-name="T1248">зрителям свои неординарные экстрасенсорные способности, позволявшие ему </text:span><text:span text:style-name="T1250">управлять своим телом именно так, как </text:span><text:span text:style-name="T1251">требовалось</text:span><text:span text:style-name="T1250">. </text:span><text:span text:style-name="T1252">Ему удалось видоизменить себя </text:span><text:span text:style-name="T1256">как раз </text:span><text:span text:style-name="T1252">вовремя, ещё то того, как охранники ворвались внутрь. </text:span><text:span text:style-name="T1253">Он заполз в тёмный угол, прижал хвост к своему белому пушистому тельцу </text:span><text:span text:style-name="T1254">и дождался, когда охранники, наконец-то, разошлись по своим участкам, ругая друг друга на чём свет стоит. </text:span><text:span text:style-name="T1255">Всё это время мышь </text:span><text:soft-page-break/><text:span text:style-name="T1255">держала глаза закрытыми, опасаясь что </text:span><text:span text:style-name="T1282">их</text:span><text:span text:style-name="T1255"> </text:span><text:span text:style-name="T1282">мерцание</text:span><text:span text:style-name="T1255"> мо</text:span><text:span text:style-name="T1282">жет</text:span><text:span text:style-name="T1255"> привлечь внимание стражей. </text:span><text:span text:style-name="T1257">Не каждый день можно увидеть бел</text:span><text:span text:style-name="T1258">ого</text:span><text:span text:style-name="T1257"> </text:span><text:span text:style-name="T1258">грызуна</text:span><text:span text:style-name="T1257"> с пылающим </text:span><text:span text:style-name="T1283">зеленью </text:span><text:span text:style-name="T1257">взглядом!</text:span></text:p>
      <text:p text:style-name="P318">Робин был прав — он нашёл несколько осветительных приборов, работающих от электричества <text:span text:style-name="T1259">и, следовательно, теперь можно </text:span><text:span text:style-name="T1260">было </text:span><text:span text:style-name="T1259">не сомневаться в том, что где-то поблизости находится и генератор.</text:span></text:p>
      <text:p text:style-name="P318"/>
      <text:p text:style-name="P319">Тем временем профессор <text:span text:style-name="T1261">рас</text:span>сматривал свои беглые наброс<text:span text:style-name="T1262">ки с</text:span> расположение<text:span text:style-name="T1262">м </text:span>вентиляционных шахт, составленные им во время полёта совы. <text:span text:style-name="T1264">На них</text:span><text:span text:style-name="T1263"> он </text:span><text:span text:style-name="T1264">также </text:span><text:span text:style-name="T1263">расставил отметки, описывающие предназначение каждой из комнат. </text:span><text:span text:style-name="T1265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66">Профессор несколько раз п</text:span><text:span text:style-name="T1267">ереп</text:span><text:span text:style-name="T1266">роверил свои расчёты и, убедившись в своей правоте, сообщил Робину </text:span><text:span text:style-name="T1284">координаты</text:span><text:span text:style-name="T1266"> этого места.</text:span></text:p>
      <text:p text:style-name="P319"/>
      <text:p text:style-name="P321">Неопознанное пространство оказалось именно тем помещением, которое они искали. <text:span text:style-name="T1268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69">в этой комнате </text:span><text:span text:style-name="T1268">шкафом, Гарри заметил несколько вертикально расположенных </text:span><text:span text:style-name="T1287">пеналов цилиндрической формы</text:span><text:span text:style-name="T1268">.</text:span></text:p>
      <text:p text:style-name="P322">«Робин, <text:span text:style-name="T1286">возможно</text:span>, тебе <text:span text:style-name="T1285">было бы </text:span>лучше снова стать самим собой? <text:span text:style-name="T1288">Пока ты находишься в теле мыши, т</text:span><text:span text:style-name="T1287">ы не сможешь проч</text:span><text:span text:style-name="T1289">итать</text:span><text:span text:style-name="T1287"> ни од</text:span><text:span text:style-name="T1299">ного</text:span><text:span text:style-name="T1287"> документ</text:span><text:span text:style-name="T1299">а</text:span><text:span text:style-name="T1287">, ведь ты </text:span><text:span text:style-name="T1292">для этого </text:span><text:span text:style-name="T1287">слишком мал. Справа от тебя, в углу, находятся тубусы, </text:span><text:span text:style-name="T1291">и </text:span><text:span text:style-name="T1290">я полагаю, что в них хранятся какие-то чертежи. </text:span><text:span text:style-name="T1293">Между прочим, </text:span><text:span text:style-name="T1294">тебе скоро придётся покинуть это здание</text:span><text:span text:style-name="T1293">, если ты планируешь вернуться в порт.</text:span>»</text:p>
      <text:p text:style-name="P323">Гарри говорил спокойно, но в его голосе <text:span text:style-name="T1321">слышались</text:span> <text:span text:style-name="T1321">металлические нотки</text:span>. <text:span text:style-name="T1295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296">Это было </text:span><text:span text:style-name="T1304">гораздо </text:span><text:span text:style-name="T1296">интереснее, чем просмотр кинофильмов и однозначно лучше </text:span><text:span text:style-name="T1297">его </text:span><text:span text:style-name="T1296">скучн</text:span><text:span text:style-name="T1297">ой</text:span><text:span text:style-name="T1296"> </text:span><text:span text:style-name="T1298">и </text:span><text:span text:style-name="T1305">однообразной</text:span><text:span text:style-name="T1296"> жизн</text:span><text:span text:style-name="T1297">и</text:span><text:span text:style-name="T1296">.</text:span></text:p>
      <text:p text:style-name="P324">С другой стороны <text:span text:style-name="T1301">Гарри</text:span><text:span text:style-name="T1300"> понимал, что никто из них не обладал способностями Робина </text:span><text:span text:style-name="T1301">и,</text:span><text:span text:style-name="T1300"> </text:span><text:span text:style-name="T1301">если они пытаются спасти мир от </text:span><text:span text:style-name="T1302">фашисткой системы правления, то только Робин имеет все шансы оставаться в безопасности, не угодив при этом в лапы Системы. </text:span><text:span text:style-name="T1303">После </text:span><text:span text:style-name="T1306">этих</text:span><text:span text:style-name="T1303"> рассуждений к Гарри пришло чувство раскаяния. </text:span><text:span text:style-name="T1307">Он не имел права на зависть — </text:span><text:span text:style-name="T1308">она была одной из самых </text:span><text:span text:style-name="T1310">скверных</text:span><text:span text:style-name="T1308"> черт его характера. </text:span><text:span text:style-name="T1323">Гарри</text:span><text:span text:style-name="T1308"> неоднократно пытался бороться с ней, но безуспешно, </text:span><text:span text:style-name="T1309">поскольку</text:span><text:span text:style-name="T1308"> </text:span><text:span text:style-name="T1323">зависть</text:span><text:span text:style-name="T1308"> был</text:span><text:span text:style-name="T1322">а</text:span><text:span text:style-name="T1308"> заложен</text:span><text:span text:style-name="T1322">а</text:span><text:span text:style-name="T1308"> в его характере. </text:span><text:span text:style-name="T1311">Его притягивали риск и опасность. </text:span><text:span text:style-name="T1313">Гарри</text:span><text:span text:style-name="T1311"> был из тех людей, которые привыкли делать всё с первого раза, а если нет — то все последующие попытки </text:span><text:span text:style-name="T1312">рассматривать как </text:span><text:span text:style-name="T1311">наказани</text:span><text:span text:style-name="T1312">е за совершённую ранее ошибку</text:span><text:span text:style-name="T1311">.</text:span></text:p>
      <text:p text:style-name="P325">Элисон и Мэтью являлись его полной противоположностью — <text:span text:style-name="T1314">им так же нравилось рисковать, но они никогда не завидовали людям, способным совершать нечто экстраординарное.</text:span></text:p>
      <text:p text:style-name="P326">Робин вернулся к своему прежнему виду и с озабоченным видом рассматривал чертежи. <text:span text:style-name="T1315">Пока что он не нашёл ничего, что могло бы им пригодиться. </text:span><text:span text:style-name="T1316">Наиболее значимые сведения профессор занёс в свой блокнот на случай, если они понадобятся позже. </text:span><text:span text:style-name="T1317">Внезапно из рулона с бумагой вывалился один лист и спланировал на пол. </text:span><text:span text:style-name="T1318">Робин подобрал его и начал читать, с каждой минутой бледнея всё </text:span><text:span text:style-name="T1319">сильнее</text:span><text:span text:style-name="T1318">. </text:span><text:span text:style-name="T1320">По ходу чтения цвет лиц профессора и его студентов изменялся точно таким же образом.</text:span></text:p>
      <text:p text:style-name="P327">Теперь они поняли всю ошибочность своих рассуждений. <text:span text:style-name="T1324">Всё это время они были уверены в том, что </text:span><text:span text:style-name="T1326">столкновение</text:span><text:span text:style-name="T1324"> завершил</text:span><text:span text:style-name="T1326">о</text:span><text:span text:style-name="T1324">сь победой одной из противоборствующих сторон. </text:span><text:span text:style-name="T1325">Во время ядерной войны информация о том, кто вы</text:span><text:span text:style-name="T1327">йдет</text:span><text:span text:style-name="T1325"> из неё победителем, могла бы помочь миллионам людей уберечься от ядерных ударов и пережить их последствия.</text:span></text:p>
      <text:p text:style-name="P327"/>
      <text:p text:style-name="P328">Они снова услышали шаги приближающихся охранников <text:span text:style-name="T1328">и Робин, не теряя времени, начал подготовку к своей трансформации. </text:span><text:span text:style-name="T1329">Превратившись в орла, он стремительно взлетел к </text:span><text:soft-page-break/><text:span text:style-name="T1329">потолку и, проследовав через извилистые вентиляционные шахты, вылетел наружу, на морозный воздух.</text:span></text:p>
      <text:p text:style-name="P328"/>
      <text:p text:style-name="P329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34">скорбные</text:span> пейзажи, Робин загрустил, и <text:span text:style-name="T1330">гла</text:span><text:span text:style-name="T1332">з</text:span><text:span text:style-name="T1333">а</text:span><text:span text:style-name="T1330"> птицы </text:span><text:span text:style-name="T1333">ненадолго </text:span><text:span text:style-name="T1331">заполнили</text:span><text:span text:style-name="T1333">сь</text:span><text:span text:style-name="T1331"> с</text:span><text:span text:style-name="T1335">лезами</text:span><text:span text:style-name="T1330">.</text:span></text:p>
      <text:p text:style-name="P329"/>
      <text:p text:style-name="P330">Вскоре он добрался до <text:span text:style-name="T1336">территории </text:span>порта, <text:span text:style-name="T1337">подоспев в нужное время</text:span>. <text:span text:style-name="T1338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39">Перемещение его вёсел напоминало движение морских волн.</text:span></text:p>
      <text:p text:style-name="P331">Робин поверг в изумление своих друзей, влетев на корабль и ловко проскользнув в его недра. <text:span text:style-name="T1340">Опустившись на одну из балок он убедился, что никто его не видит, и смотрел, как бичевали рабов, </text:span><text:span text:style-name="T1372">отдавая им приказания</text:span><text:span text:style-name="T1340"> грести быстрее. </text:span><text:span text:style-name="T1343">Зрелище </text:span><text:span text:style-name="T1341">был</text:span><text:span text:style-name="T1342">о</text:span><text:span text:style-name="T1341"> чудовищн</text:span><text:span text:style-name="T1343">ым</text:span><text:span text:style-name="T1341"> — множество скованных цепями людей, </text:span><text:span text:style-name="T1343">с которыми обращались хуже, чем с </text:span><text:span text:style-name="T1344">дикими </text:span><text:span text:style-name="T1343">животными…</text:span></text:p>
      <text:p text:style-name="P331"/>
      <text:p text:style-name="P332"><text:span text:style-name="T1373">Он </text:span>покинул корабль за минуту до того, как <text:span text:style-name="T1347">тот</text:span> достиг причала, <text:span text:style-name="T1345">и выбрал для себя укромное местечко </text:span><text:span text:style-name="T1374">неподалёку</text:span><text:span text:style-name="T1345">, из которого мог наблюдать за всем проис</text:span><text:span text:style-name="T1346">х</text:span><text:span text:style-name="T1345">одящим в порту, оставаясь при этом незамеченным.</text:span></text:p>
      <text:p text:style-name="P332"/>
      <text:p text:style-name="P333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52">прикрыто</text:span> необычной шляпой, <text:span text:style-name="T1351">которую он носил. </text:span><text:span text:style-name="T1352">Робин бегло оглядел его, чуточку задержавшись на глазах — они были холодными и безжалостными, свидетельствуя о </text:span><text:span text:style-name="T1577">жестоком</text:span><text:span text:style-name="T1352"> </text:span><text:span text:style-name="T1453">характере</text:span><text:span text:style-name="T1352"> незнакомца.</text:span></text:p>
      <text:p text:style-name="P334">Внизу к нему моментально подбежал какой-то испуганный человек и с волнением в голосе стал что-то тихо говорить. <text:span text:style-name="T1353">Робин не мог слышать сказанного, но ему стало очевидно, что оно вызвало </text:span><text:span text:style-name="T1355">явное </text:span><text:span text:style-name="T1353">раздражение н</text:span><text:span text:style-name="T1354">е</text:span><text:span text:style-name="T1353">знакомца — внезапно он выхватил из ножен свой меч и одним точны</text:span><text:span text:style-name="T1356">м</text:span><text:span text:style-name="T1353"> и сильным ударом отсёк голову подчинённого. </text:span><text:span text:style-name="T1356">Затем он повернулся лицом к толпе и, </text:span><text:span text:style-name="T1477">приоткрыв рот, </text:span><text:span text:style-name="T1357">медленно прошёлся языком по всей длине лезвия. Оглядывая присутствующих он зловеще улыбался </text:span><text:span text:style-name="T1358">и с его нижней губы на </text:span><text:span text:style-name="T1359">его </text:span><text:span text:style-name="T1358">подбородок </text:span><text:span text:style-name="T3102">про</text:span><text:span text:style-name="T1358">лилась кровь. </text:span><text:span text:style-name="T1360">Когда незнакомец заговорил, страх обуял каждого и</text:span><text:span text:style-name="T1361">з <text:s/>присутствующих</text:span><text:span text:style-name="T1360">:</text:span></text:p>
      <text:p text:style-name="P334">«<text:span text:style-name="T1364">Меня известили</text:span><text:span text:style-name="T1362">, что кто-то проник внутрь регионального штаба и </text:span><text:span text:style-name="T1363">ознакомился с некоторыми документами</text:span><text:span text:style-name="T1362"> Системы. Необходимо найти человека, совершившего данное злодеяние, а также всех причастных к нему лиц.</text:span>»</text:p>
      <text:p text:style-name="P334">«<text:span text:style-name="T1365">Слушаемся, Яхуси!</text:span>» - <text:span text:style-name="T1365">ответила толпа, </text:span><text:span text:style-name="T1381">хором</text:span><text:span text:style-name="T1365">. </text:span><text:span text:style-name="T1366">Большая часть охранников немедленно разделилась на группы и разошлась в разные стороны. </text:span><text:span text:style-name="T1367">Робина и его друзей охватило чувство отчаяния - </text:span><text:span text:style-name="T1368">орёл полетел в сторону центральных улиц города и </text:span><text:span text:style-name="T1369">там</text:span><text:span text:style-name="T1368"> </text:span><text:span text:style-name="T1369">наблюдал</text:span><text:span text:style-name="T1368">, как </text:span><text:span text:style-name="T1371">собирают в</text:span><text:span text:style-name="T1376">месте</text:span><text:span text:style-name="T1371"> всех </text:span><text:span text:style-name="T1375">здешних </text:span><text:span text:style-name="T1369">нищих </text:span><text:span text:style-name="T1371">и</text:span><text:span text:style-name="T1370"> </text:span><text:span text:style-name="T1368">рассказывают им о </text:span><text:span text:style-name="T1369">произошедшем </text:span><text:span text:style-name="T1368">вторжении.</text:span></text:p>
      <text:p text:style-name="P335">Система предоставила местным жителям несколько минут на раздумья, ожидая, что кто-нибудь <text:span text:style-name="T1379">из них </text:span>выйдет вперёд и признается в <text:span text:style-name="T1454">совершённом </text:span>преступлении…</text:p>
      <text:p text:style-name="P335">… <text:span text:style-name="T1378">Н</text:span><text:span text:style-name="T1377">о таковых не нашлось.</text:span></text:p>
      <text:p text:style-name="P336">И тогда Система перешла к насилию. <text:span text:style-name="T1380">Они начали избивать всех мужчин до тех пор, пока они </text:span><text:span text:style-name="T1382">находились</text:span><text:span text:style-name="T1380"> в сознании. Пытаясь спастись, люди разбега</text:span><text:span text:style-name="T1383">лись</text:span><text:span text:style-name="T1380"> в </text:span><text:span text:style-name="T1383">разные</text:span><text:span text:style-name="T1380"> стороны, но многих настигали удары мечами или метательные ножи. </text:span><text:span text:style-name="T1384">Казалось, что </text:span><text:span text:style-name="T1391">теперь уличные </text:span><text:span text:style-name="T1384">лужи были наполнены не </text:span><text:span text:style-name="T1388">дождевой </text:span><text:span text:style-name="T1384">водой, </text:span><text:span text:style-name="T1387">а</text:span><text:span text:style-name="T1384"> кровью невинных жертв </text:span><text:span text:style-name="T1385">этой </text:span><text:span text:style-name="T1386">жуткой </text:span><text:span text:style-name="T1385">резни</text:span><text:span text:style-name="T1384">. </text:span><text:span text:style-name="T1389">Все </text:span><text:span text:style-name="T1455">эти люди </text:span><text:span text:style-name="T1389">были слишком слабы </text:span><text:span text:style-name="T1396">для того</text:span><text:span text:style-name="T1389">, чтобы пытаться мстить </text:span><text:span text:style-name="T1392">за себя </text:span><text:span text:style-name="T1389">или хотя бы </text:span><text:span text:style-name="T1411">в мыслях </text:span><text:span text:style-name="T1389">проник</text:span><text:span text:style-name="T1411">ать</text:span><text:span text:style-name="T1389"> в</text:span><text:span text:style-name="T1411">нутрь</text:span><text:span text:style-name="T1389"> служебн</text:span><text:span text:style-name="T1390">ы</text:span><text:span text:style-name="T1411">х</text:span><text:span text:style-name="T1389"> здани</text:span><text:span text:style-name="T1411">й</text:span><text:span text:style-name="T1389"> Системы.</text:span></text:p>
      <text:p text:style-name="P336"/>
      <text:p text:style-name="P337">Охранники жгли полуразвалившиеся и кособокие хибары местных жит<text:span text:style-name="T1393">е</text:span>лей, <text:span text:style-name="T1394">со многих из этих бедолаг срывали </text:span><text:span text:style-name="T1407">их </text:span><text:span text:style-name="T1394">ветхую одежду, унижая </text:span><text:span text:style-name="T1408">их </text:span><text:span text:style-name="T1395">таким образом </text:span><text:span text:style-name="T1394">ещё </text:span><text:span text:style-name="T1402">сильнее</text:span><text:span text:style-name="T1394">. </text:span><text:soft-page-break/><text:span text:style-name="T1456">Периодически </text:span><text:span text:style-name="T1696">стражей</text:span><text:span text:style-name="T1457"> </text:span><text:span text:style-name="T1397">охватывало чувство безумия, и в пылу ярости они действовали гораздо жёстче, чем обычно.</text:span></text:p>
      <text:p text:style-name="P338">Они издевались над женщинами и заставляли смотреть на это их детей и мужей — <text:span text:style-name="T1405">в </text:span><text:s/>тех случаях, когда запугивание не давало нужного результата, <text:span text:style-name="T1409">детей </text:span>связыва<text:span text:style-name="T1398">л</text:span><text:span text:style-name="T1403">и</text:span><text:span text:style-name="T1398"> </text:span><text:span text:style-name="T1399">верёвками в группы </text:span><text:span text:style-name="T1401">из</text:span><text:span text:style-name="T1399"> нескольк</text:span><text:span text:style-name="T1401">их</text:span><text:span text:style-name="T1399"> человек </text:span><text:span text:style-name="T1400">и угрожал</text:span><text:span text:style-name="T1404">и</text:span><text:span text:style-name="T1400"> и</text:span><text:span text:style-name="T4143">м</text:span><text:span text:style-name="T1400"> сожжением.</text:span></text:p>
      <text:p text:style-name="P339">Не только одной Элисон, <text:span text:style-name="T1410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39"/>
      <text:p text:style-name="P340">На улицах, тут и там, беспорядочно валялись человеческие тела, затрудняя<text:span text:style-name="T1412"> выжившим в этом аду </text:span>возможность <text:span text:style-name="T1412">спрятаться, убежав </text:span><text:span text:style-name="T1458">подальше </text:span><text:span text:style-name="T1412">от </text:span><text:span text:style-name="T1413">своих </text:span><text:span text:style-name="T1412">убийц</text:span>. <text:span text:style-name="T1414">Порывистый ветер разносил мольбы и вопли умирающих на много миль вокруг. </text:span><text:span text:style-name="T1415">От тлеющей земли вверх до самого неба поднимались столпы дыма, </text:span><text:span text:style-name="T1416">закручивающиеся по спирали и распространяющие едкий запах.</text:span></text:p>
      <text:p text:style-name="P341">«Я не могу позволить продолжаться <text:span text:style-name="T1698">этим </text:span><text:span text:style-name="T1697">зверствам</text:span>. Мне придётся сдаться.» - <text:span text:style-name="T1463">уныло произнёс</text:span> Робин, <text:span text:style-name="T3683">глотая</text:span><text:span text:style-name="T1417"> слёзы, </text:span>тек<text:span text:style-name="T1418">шие</text:span> <text:span text:style-name="T3683">в два ручья </text:span>из его остекленевших глаз. <text:span text:style-name="T1419">Он даже не представлял, что произойдёт нечто столь ужасное. </text:span><text:span text:style-name="T1459">Разве л</text:span><text:span text:style-name="T1420">юди могут быть настолько бесчеловечными? </text:span><text:span text:style-name="T1461">Р</text:span><text:span text:style-name="T1460">азве </text:span><text:span text:style-name="T1459">п</text:span><text:span text:style-name="T1421">одобные зверства </text:span><text:span text:style-name="T1460">не </text:span><text:span text:style-name="T1425">свойст</text:span><text:span text:style-name="T1426">венны</text:span><text:span text:style-name="T1421"> лишь дики</text:span><text:span text:style-name="T1425">м</text:span><text:span text:style-name="T1421"> </text:span><text:span text:style-name="T1423">животны</text:span><text:span text:style-name="T1425">м?</text:span></text:p>
      <text:p text:style-name="P342"><text:span text:style-name="T1475">Это</text:span><text:span text:style-name="T1422"> </text:span><text:span text:style-name="T1476">на</text:span><text:span text:style-name="T1424"> самом деле</text:span><text:span text:style-name="T1422"> — </text:span><text:span text:style-name="T1462">л</text:span><text:span text:style-name="T1422">юди</text:span>?</text:p>
      <text:p text:style-name="P343">Сколько <text:span text:style-name="T1427">ещё </text:span>нужно загубить человеческих жизней, чтобы наконец-то осознать всю тщетность <text:span text:style-name="T1428">данного</text:span> действа?</text:p>
      <text:p text:style-name="P343"/>
      <text:p text:style-name="P344">Профессор понимал и разделял чувства своего подопечного, но он был категорически против того, чтобы Робин выдал себя.</text:p>
      <text:p text:style-name="P344">«<text:span text:style-name="T1429">Робин, если ты сдашься, то всё будет напрасно. Подумай об этом, ведь </text:span><text:span text:style-name="T1441">сейчас </text:span><text:span text:style-name="T1440">ты — в будущем</text:span><text:span text:style-name="T1429">. </text:span><text:span text:style-name="T1430">Если ты не вернёшься </text:span><text:span text:style-name="T1432">обратно</text:span><text:span text:style-name="T1430">, </text:span><text:span text:style-name="T1432">к нам, </text:span><text:span text:style-name="T1430">то </text:span><text:span text:style-name="T1442">оно обязательно свершится</text:span><text:span text:style-name="T1430">. </text:span><text:span text:style-name="T1433">Ты наверняка считаешь, что, </text:span><text:span text:style-name="T1464">глядя со стороны, </text:span><text:span text:style-name="T1433">мне очень легко сидеть и </text:span><text:span text:style-name="T1436">пространно </text:span><text:span text:style-name="T1434">рассуждать</text:span><text:span text:style-name="T1433"> </text:span><text:span text:style-name="T1437">о человеческих жертвах</text:span><text:span text:style-name="T1434">, </text:span><text:span text:style-name="T1435">но, поверь мне, я знаю, </text:span><text:span text:style-name="T1438">что ты сейчас чувствуешь</text:span><text:span text:style-name="T1435">. </text:span><text:span text:style-name="T1439">Ты только подумай — мы можем предотвратить все эти события! </text:span><text:span text:style-name="T1443">Это было лишь вопросом времени — то, что Система разъярится и начнёт совершать подобные действия. </text:span><text:span text:style-name="T1444">Прошу тебя, не сдавайся! Кроме тебя больше некому помочь нам предотвратить Третью мировую войну. Пожалуйста, пойми это!</text:span>»</text:p>
      <text:p text:style-name="P344"/>
      <text:p text:style-name="P345">На глазах профессора заблестели слёзы. <text:span text:style-name="T1445">Всем своим сердцем он желал очутиться рядом с Робином и разделить его горе. </text:span><text:span text:style-name="T1446">Он знал, как тяжело и болезненно должен переживать его </text:span><text:span text:style-name="T1447">впечатлительный </text:span><text:span text:style-name="T1446">мальчик такого юного и нежного возраста.</text:span></text:p>
      <text:p text:style-name="P345"/>
      <text:p text:style-name="P345">«<text:span text:style-name="T1451">Хорошо</text:span><text:span text:style-name="T1448">. </text:span><text:span text:style-name="T1470">Тогда м</text:span><text:span text:style-name="T1450">не п</text:span><text:span text:style-name="T1448">ридётся пожертвовать </text:span><text:span text:style-name="T1449">своим </text:span><text:span text:style-name="T1448">человеколюбием и </text:span><text:span text:style-name="T1449">готовиться к </text:span><text:span text:style-name="T1448">сраж</text:span><text:span text:style-name="T1449">ению</text:span><text:span text:style-name="T1448">!</text:span>» - <text:span text:style-name="T1452">хладнокровно произнёс Робин </text:span><text:span text:style-name="T1469">и разорвал визуальный контакт, </text:span><text:span text:style-name="T1470">однако </text:span><text:span text:style-name="T1471">увиденная им </text:span><text:span text:style-name="T1472">картина </text:span><text:span text:style-name="T1471">расправ</text:span><text:span text:style-name="T1472">ы</text:span><text:span text:style-name="T1471"> над </text:span><text:span text:style-name="T1472">беззащитными людьми</text:span><text:span text:style-name="T1471"> ещё долго </text:span><text:span text:style-name="T1515">будоражила</text:span><text:span text:style-name="T1471"> его </text:span><text:span text:style-name="T1474">воспалённо</text:span><text:span text:style-name="T1515">е</text:span><text:span text:style-name="T1471"> </text:span><text:span text:style-name="T1473">воображени</text:span><text:span text:style-name="T1515">е</text:span><text:span text:style-name="T1471">.</text:span></text:p>
      <text:p text:style-name="P345"/>
      <text:p text:style-name="P347">ЧЕТВЁРТАЯ ГЛАВА</text:p>
      <text:p text:style-name="P347"/>
      <text:p text:style-name="P347">ДЖИММИ</text:p>
      <text:p text:style-name="P347"/>
      <text:p text:style-name="P348">ДЕНЬ КЛОНИЛСЯ К ЗАКАТУ. СОЛНЦЕ МЕДЛЕННО УХОДИЛО ЗА ЛИНИЮ ГОРИЗОНТА И ВСКОРЕ видимой осталась лишь <text:span text:style-name="T1481">узкая </text:span>полоса алого цвета, <text:span text:style-name="T1480">разделявшая</text:span> небо <text:span text:style-name="T1480">и</text:span> земл<text:span text:style-name="T1480">ю</text:span>. <text:span text:style-name="T1478">Её отражения неспешно переливались на чёрной поверхности бескрайнего моря, будто кровь, </text:span><text:span text:style-name="T1479">обильно </text:span><text:span text:style-name="T1478">пролитая уходящим днём.</text:span></text:p>
      <text:p text:style-name="P349">В темноте беззвучно бродили тени. <text:span text:style-name="T1482">Чудом сумевшие избежать смерти люди в глубокой печали бродили между </text:span><text:span text:style-name="T1483">многочисленных </text:span><text:span text:style-name="T1484">мёртвых тел,</text:span><text:span text:style-name="T1482"> в надежде отыскать кого-либо из своих родственников </text:span><text:span text:style-name="T1485">или знакомых</text:span><text:span text:style-name="T1482">. </text:span><text:span text:style-name="T1486">Иногда тишину разрывали рыдания, означавшие, </text:span><text:span text:style-name="T1487">что кому-то </text:span><text:soft-page-break/><text:span text:style-name="T3473">из них</text:span><text:span text:style-name="T1487"> уда</text:span><text:span text:style-name="T3473">валось</text:span><text:span text:style-name="T1487"> </text:span><text:span text:style-name="T1514">найти</text:span><text:span text:style-name="T1487"> </text:span><text:span text:style-name="T3473">близкого</text:span><text:span text:style-name="T1487"> человека — </text:span><text:span text:style-name="T1490">в</text:span><text:span text:style-name="T1487"> </text:span><text:span text:style-name="T3473">ра</text:span><text:span text:style-name="T1487">зорванной одежде, израненного и залитого кровью, убитого при попытк</text:span><text:span text:style-name="T1488">е спрятаться или </text:span><text:span text:style-name="T1489">с</text:span><text:span text:style-name="T3473">пастись бегством</text:span><text:span text:style-name="T1488">.</text:span></text:p>
      <text:p text:style-name="P381">Воспоминания об этом проклятом дне прочно врезались в память Робина. <text:span text:style-name="T1491">Чем больше он думал о</text:span><text:span text:style-name="T1492">б увиденной им</text:span><text:span text:style-name="T1491"> резне, тем сильнее закипал</text:span><text:span text:style-name="T1493">и</text:span><text:span text:style-name="T1491"> в нём гнев </text:span><text:span text:style-name="T1493">и желание отомстить </text:span><text:span text:style-name="T1699">этому </text:span><text:span text:style-name="T1493">зверю в человеческом обли</text:span><text:span text:style-name="T4081">ке</text:span><text:span text:style-name="T1700">, </text:span><text:span text:style-name="T1493">которого все здесь называли Яхуси.</text:span></text:p>
      <text:p text:style-name="P350">Профессор и его ученики пытались утешить мальчика, изо всех сил стараясь не дать ему скатиться в глубокую депрессию и, <text:span text:style-name="T1494">следовательно</text:span>, <text:span text:style-name="T1494">полностью </text:span>отрезать себя от них.</text:p>
      <text:p text:style-name="P351">Увидев <text:span text:style-name="T1701">жестокость</text:span>, на котор<text:span text:style-name="T1701">ую</text:span> оказались способны люди, Робин почувствовал к ним глубокое отвращение. По <text:span text:style-name="T1495">какому праву</text:span> одни позволяют себе относиться к другим как к какому-то мусору или <text:span text:style-name="T1498">к </text:span><text:span text:style-name="T1496">бездушн</text:span><text:span text:style-name="T1504">ым</text:span><text:span text:style-name="T1496"> </text:span><text:span text:style-name="T3474">механизмам</text:span>, будто бы вторые существуют только для удобства первых и находятся в их полном <text:span text:style-name="T1497">распоряжении</text:span>? <text:span text:style-name="T1499">Это было отвратительным зрелищем — наблюдать, как </text:span><text:span text:style-name="T1500">чудовища</text:span><text:span text:style-name="T1499">, называющие себя людьми, убивают нев</text:span><text:span text:style-name="T1503">иновных</text:span><text:span text:style-name="T1499"> </text:span><text:span text:style-name="T1502">и</text:span><text:span text:style-name="T1499"> </text:span><text:span text:style-name="T1501">не способных </text:span><text:span text:style-name="T1505">защитить</text:span><text:span text:style-name="T1501"> себя</text:span><text:span text:style-name="T1499"> бедняков.</text:span></text:p>
      <text:p text:style-name="P351"/>
      <text:p text:style-name="P351">«<text:span text:style-name="T1506">Послушай, Робин! </text:span><text:span text:style-name="T1510">В произошедшем сегодня твоей вины нет</text:span><text:span text:style-name="T1506">. </text:span><text:span text:style-name="T1507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08">Это заложено в человека самой природой — использовать </text:span><text:span text:style-name="T1509">примитивные методы для демонстрации с</text:span><text:span text:style-name="T1511">обственных</text:span><text:span text:style-name="T1509"> возможностей.</text:span>»</text:p>
      <text:p text:style-name="P352">«Робин, не закрывай глаза! Тебе не станет л<text:span text:style-name="T1519">егче</text:span>, если ты отгородишься от нас. <text:span text:style-name="T1516">Я согласен с тобой — л</text:span><text:span text:style-name="T4082">и</text:span><text:span text:style-name="T4083">ца</text:span><text:span text:style-name="T1516"> вроде Яхуси не </text:span><text:span text:style-name="T4082">имеют права</text:span><text:span text:style-name="T1517"> </text:span><text:span text:style-name="T1516">жить </text:span><text:span text:style-name="T1517">среди людей </text:span><text:span text:style-name="T1520">и, может быть, не </text:span><text:span text:style-name="T4082">имеют права</text:span><text:span text:style-name="T1520"> жить вообще</text:span><text:span text:style-name="T1516">. </text:span><text:span text:style-name="T1531">Однако</text:span><text:span text:style-name="T1517"> </text:span><text:span text:style-name="T1526">мы</text:span><text:span text:style-name="T1517"> не боги и не имеем п</text:span><text:span text:style-name="T1518">рава судить других. </text:span><text:span text:style-name="T1519">Всё, чт</text:span><text:span text:style-name="T1521">о в наших силах</text:span><text:span text:style-name="T1519">, это </text:span><text:span text:style-name="T1521">не позволять себе опускаться до уровня </text:span><text:span text:style-name="T1525">животных</text:span><text:span text:style-name="T1521">, </text:span><text:span text:style-name="T1523">и не </text:span><text:span text:style-name="T1522">теря</text:span><text:span text:style-name="T1523">ть</text:span><text:span text:style-name="T1522"> сво</text:span><text:span text:style-name="T1524">его</text:span><text:span text:style-name="T1522"> </text:span><text:span text:style-name="T1527">человеческого достоинства</text:span><text:span text:style-name="T1522">.</text:span>»</text:p>
      <text:p text:style-name="P353">Профессор сделал паузу, чтобы убедиться в том, что сказанное <text:span text:style-name="T1528">оказало благоприятный эффект на Робина. </text:span></text:p>
      <text:p text:style-name="P354">Наступила тишина, в течение которой <text:span text:style-name="T1530">юноша</text:span> <text:span text:style-name="T1529">обдумывал слова профессора. </text:span><text:span text:style-name="T1532">В его памяти всё ещё были живы крики и вопли детей и женщин, </text:span><text:span text:style-name="T1533">жизни которых были прерваны </text:span><text:span text:style-name="T1534">столь </text:span><text:span text:style-name="T3475">трагическим</text:span><text:span text:style-name="T1534"> </text:span><text:span text:style-name="T3475">образом</text:span><text:span text:style-name="T1534">.</text:span></text:p>
      <text:p text:style-name="P355">Он размышлял… Воспоминания о довольных лицах охранников, хорошо выполнивших свою грязную работу, не давали ему покоя.</text:p>
      <text:p text:style-name="P355">«<text:span text:style-name="T1535">Робин, не думай об этом. На самом деле всего этого ещё не </text:span><text:span text:style-name="T1537">случилось</text:span><text:span text:style-name="T1535">. Вспомни — ведь ты находишься в будущем. </text:span><text:span text:style-name="T1536">Если ты поможешь нам, то, я надеюсь, в истории больше никогда не </text:span><text:span text:style-name="T1538">будут </text:span><text:span text:style-name="T1536">прои</text:span><text:span text:style-name="T1538">сходить</text:span><text:span text:style-name="T1536"> </text:span><text:span text:style-name="T1539">подобные массовые жестокие расправы</text:span><text:span text:style-name="T1536">.</text:span>»</text:p>
      <text:p text:style-name="P356">«Хорошо, профессор. Вы, кон<text:span text:style-name="T1540">е</text:span>чно, правы. Просто я <text:span text:style-name="T1540">никогда не думал, что люди могут быть настолько бесчеловечными. </text:span><text:span text:style-name="T1541">То, что я увидел, прочно засело в моей голове... </text:span><text:span text:style-name="T1542">Я сделаю всё, что в моих силах.</text:span>»</text:p>
      <text:p text:style-name="P357">На лице профессора отразилось облегчение, когда Робин произнёс эти слова. </text:p>
      <text:p text:style-name="P358">Наступила тишина. Все находились в состоянии глубокой задумчивости, размышляя, не упустили ли они из виду что-то жизненно важное. <text:span text:style-name="T1543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59">Мэтью стал первым, кто прервал затянувшееся молчание.</text:p>
      <text:p text:style-name="P359">«<text:span text:style-name="T1544">А что насчёт тех женщин и мужчин, которых доставили в порт в цепях? </text:span><text:span text:style-name="T1545">Мы так и не выяснили, каким образом Система собиралась использовать их. </text:span><text:span text:style-name="T1546">Что нам известно о месте, в которое их увезли, прежде чем началась кровавая бойня? </text:span><text:span text:style-name="T1547">Я думаю, что нам нужно найти их и </text:span><text:span text:style-name="T1548">попытаться </text:span><text:span text:style-name="T1547">получить </text:span><text:span text:style-name="T1549">для себя </text:span><text:span text:style-name="T1547">больше сведений. </text:span><text:span text:style-name="T1550">Должно быть, эти люди представляют для Системы какую-то ценность, раз никого из них не тронули во время побоища.</text:span>»</text:p>
      <text:p text:style-name="P359">«<text:span text:style-name="T1551">Профессор? </text:span><text:span text:style-name="T1552">Мэтью высказал очень толковую идею — это именно то, чему мы незаслуженно уделили слишком мало внимания. </text:span><text:span text:style-name="T1553">Сначала я попробую поискать на корабле — после сегодняшнего проникновения внутрь их крепости, они наверняка будут охранять е</text:span><text:span text:style-name="T1554">го </text:span><text:soft-page-break/><text:span text:style-name="T1553">лучше </text:span><text:span text:style-name="T1554">прежнего</text:span><text:span text:style-name="T1553">. </text:span><text:span text:style-name="T1555">Яхуси, вероятно, вынес </text:span><text:span text:style-name="T1558">охранникам</text:span><text:span text:style-name="T1555"> строгое предупреждение. </text:span><text:span text:style-name="T1556">Интересно, на какой позиции находится </text:span><text:span text:style-name="T1557">этот злодей</text:span><text:span text:style-name="T1556"> в иерархии Системы? Вероятно, мы скоро узнаем об этом.</text:span>»</text:p>
      <text:p text:style-name="P360"><text:span text:style-name="T1814">На подлёте к кораблю </text:span>Робин замолчал. Осмотр с высоты показал, что теперь его усиленно охраняли. <text:span text:style-name="T1559">События этого утра, должно быть, значительно повлияли на данное решение. </text:span><text:span text:style-name="T1560">Стало ясно, что у Робина не было никаких шансов пытаться проникнуть внутрь минуя </text:span><text:span text:style-name="T1561">охранников — </text:span><text:span text:style-name="T1574">очевидно</text:span><text:span text:style-name="T1561">, что все они были слишком напуганы и опасались казни в случае повторного проникновения.</text:span></text:p>
      <text:p text:style-name="P361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63">обедом</text:span>.</text:p>
      <text:p text:style-name="P362">Дурной запах, исходивший от рабов, использов<text:span text:style-name="T1570">авшихся</text:span> для гребли, был просто невыносим — <text:span text:style-name="T1562">настолько, что находясь рядом с ними, вполне можно было бы лишиться сознания. </text:span><text:span text:style-name="T1563">Грязь </text:span><text:span text:style-name="T1569">и </text:span><text:span text:style-name="T1607">мусор</text:span><text:span text:style-name="T1563">, обильно покрывавш</text:span><text:span text:style-name="T1569">ие</text:span><text:span text:style-name="T1563"> всю палубу, мешал</text:span><text:span text:style-name="T1569">и</text:span><text:span text:style-name="T1563"> быстрому п</text:span><text:span text:style-name="T1608">родвижению</text:span><text:span text:style-name="T1563"> мыши. </text:span><text:span text:style-name="T1564">Невдалеке измождённый голодом гребец сосредоточил всё своё внимание </text:span><text:span text:style-name="T1565">на таракане. </text:span><text:span text:style-name="T1566">Внезапно</text:span><text:span text:style-name="T1565"> его рука метнулась </text:span><text:span text:style-name="T1572">в сторону насекомого </text:span><text:span text:style-name="T1571">и </text:span><text:span text:style-name="T1565">со скоростью молнии схватила вожделенную добычу. </text:span><text:span text:style-name="T1567">После беглого осмотра свое</text:span><text:span text:style-name="T1609">й</text:span><text:span text:style-name="T1567"> </text:span><text:span text:style-name="T1609">награды</text:span><text:span text:style-name="T1567"> мужчина сунул его в </text:span><text:span text:style-name="T1573">свой </text:span><text:span text:style-name="T1567">рот — </text:span><text:span text:style-name="T1606">послышался</text:span><text:span text:style-name="T1567"> едва слышн</text:span><text:span text:style-name="T1605">ый</text:span><text:span text:style-name="T1567"> </text:span><text:span text:style-name="T1605">хруст</text:span><text:span text:style-name="T1567">. </text:span><text:span text:style-name="T1568">Когда он сглотнул, на его лице отразилось выражение блаженства.</text:span></text:p>
      <text:p text:style-name="P363">Спины почти всех рабов были изуродованы шрамами. <text:span text:style-name="T1583">На телах у</text:span><text:span text:style-name="T1578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10">становилось</text:span><text:span text:style-name="T1578"> ясно, что это место является рассадником инфекции и различных болезней. </text:span><text:span text:style-name="T1584">Глядя на них, м</text:span><text:span text:style-name="T1579">ожно был</text:span><text:span text:style-name="T1580">о бы подумать, что такие </text:span><text:span text:style-name="T1579">условия содержания людей </text:span><text:span text:style-name="T1581">были отменены ещё в средние века.</text:span></text:p>
      <text:p text:style-name="P364">Помимо зловония, исходившего от <text:span text:style-name="T1590">гребцов</text:span>, в воздухе отчётливо чувствовался запах мочи. Осмотревшись по сторонам, Робин не нашёл <text:span text:style-name="T1582">никакой посуды, которую можно было бы <text:s/>использовать для того, чтобы справить нужду, </text:span><text:span text:style-name="T1585">а</text:span><text:span text:style-name="T1582"> </text:span><text:span text:style-name="T1585">туго сковывающие рабов массивные железные цепи наводили его на мысль о том, что их не снимают никогда. </text:span><text:span text:style-name="T1586">Сгорбившись на вёслах и приняв наиболее удобные позы в условиях ограниченного </text:span><text:span text:style-name="T1589">доступного </text:span><text:span text:style-name="T1586">пространства, </text:span><text:span text:style-name="T1614">рабы</text:span><text:span text:style-name="T1586"> пытались заснуть </text:span><text:span text:style-name="T1611">и</text:span><text:span text:style-name="T1586"> </text:span><text:span text:style-name="T1587">хотя бы на короткое время </text:span><text:span text:style-name="T1588">убежа</text:span><text:span text:style-name="T1611">ть</text:span><text:span text:style-name="T1588"> от жестокой реальности.</text:span></text:p>
      <text:p text:style-name="P365">За одним из <text:span text:style-name="T1592">этих несчастных</text:span> пришли двое охранников и поволокли его за собой. Он был мёртв.<text:span text:style-name="T1591"> </text:span><text:span text:style-name="T1592">Было похоже, что он </text:span><text:span text:style-name="T1591">умер либо от переутомления, либо от какой-то болезни — пе</text:span><text:span text:style-name="T1592">рвое <text:s/>предположение было наиболее вероятным.</text:span></text:p>
      <text:p text:style-name="P366">Робин <text:span text:style-name="T1593">покинул это убогое </text:span><text:span text:style-name="T1679">жилище</text:span><text:span text:style-name="T1593">, отправившись исследовать остальную часть корабля. </text:span><text:span text:style-name="T1680">Увы, </text:span><text:span text:style-name="T1595">о</text:span><text:span text:style-name="T1594">н не нашёл того, что искал. </text:span></text:p>
      <text:p text:style-name="P367">Перед тем, как <text:span text:style-name="T1598">улететь</text:span> <text:span text:style-name="T1598">с </text:span>корабл<text:span text:style-name="T1598">я</text:span>, Робин поджёг капитанскую каюту, запалив найденные тут же навигационные карты <text:span text:style-name="T1615">и</text:span> <text:span text:style-name="T1615">о</text:span>хранникам пришлось выпустить из трюма всех рабов, поскол<text:span text:style-name="T1596">ьку раздобыть живую силу в достаточном количестве было для них задачей </text:span><text:span text:style-name="T1600">не из простых</text:span><text:span text:style-name="T1596">. </text:span><text:span text:style-name="T1601">Таким образом, </text:span><text:span text:style-name="T1612">в спешном порядке </text:span><text:span text:style-name="T1601">к</text:span><text:span text:style-name="T1597">орабль </text:span><text:span text:style-name="T1598">был покинут</text:span><text:span text:style-name="T1597">. </text:span><text:span text:style-name="T1599">Это было захватывающ</text:span><text:span text:style-name="T1613">е</text:span><text:span text:style-name="T1599"> — наблюдать за языками пламени, охватившими весь корабль, на фоне быстро сгущающихся сумерек, а также за </text:span><text:span text:style-name="T1602">закручивающимися </text:span><text:span text:style-name="T1603">клубами дыма, </text:span><text:span text:style-name="T1604">которые </text:span><text:span text:style-name="T1603">подни</text:span><text:span text:style-name="T1604">мались высоко</text:span><text:span text:style-name="T1603"> вверх и рассеив</text:span><text:span text:style-name="T1604">ались</text:span><text:span text:style-name="T1603"> там порыва</text:span><text:span text:style-name="T1604">ми ветра</text:span><text:span text:style-name="T1603">.</text:span></text:p>
      <text:p text:style-name="P368">Среди команды гребцов послышались одобрительные перешёптывания — большинство из них <text:span text:style-name="T1681">уже давно </text:span>не видело дневного света и не <text:span text:style-name="T1681">выходило на поверхность, чтобы по</text:span>дыша<text:span text:style-name="T1681">ть</text:span> свежим воздухом. </text:p>
      <text:p text:style-name="P369">Внезапно раздался мощный треск — <text:span text:style-name="T1682">это </text:span>огромный разлом прошёл по корпусу корабля и он <text:span text:style-name="T1617">начал</text:span> быстро погружаться в <text:span text:style-name="T1678">воды пролива </text:span>Те-Солент. <text:span text:style-name="T1683">Здесь, у</text:span><text:span text:style-name="T1616">вязнув в илистом дне, </text:span><text:span text:style-name="T1676">он </text:span><text:span text:style-name="T1684">и </text:span><text:span text:style-name="T1677">нашёл своё последнее пристанище</text:span><text:span text:style-name="T1675">.</text:span></text:p>
      <text:p text:style-name="P370">Среди охранников разгорелся спор о том, что послужило причиной пожара и каким образом кто-либо мог оказаться в каюте Яхуси. <text:span text:style-name="T1618">Когда стражи, </text:span><text:span text:style-name="T1626">наконец,</text:span><text:span text:style-name="T1618"> поняли, что кому-то из них предстоит сообщить о пожаре своему главе, их моментально охватил леденящий ужас. </text:span><text:span text:style-name="T1622">Б</text:span><text:span text:style-name="T1619">ыло забавно наблюдать </text:span><text:span text:style-name="T1622">со стороны</text:span><text:span text:style-name="T1619">, как они тянут жребий, выясняя, </text:span><text:span text:style-name="T1620">кому именно предстоит встреча с </text:span><text:span text:style-name="T1621">Яхуси</text:span><text:span text:style-name="T1620">.</text:span></text:p>
      <text:p text:style-name="P371"><text:soft-page-break/>Все сошедшие с корабля рабы были выстроены в колонну по одному и отправлены в крепость.</text:p>
      <text:p text:style-name="P372">У Робина появился шанс проникнуть внутрь их базы через главный вход. <text:span text:style-name="T1623">Он снова трансформировал себя в орла и полетел в нужном направлении, прибыв к мест</text:span><text:span text:style-name="T1688">у</text:span><text:span text:style-name="T1685"> </text:span><text:span text:style-name="T1623">раньше других. </text:span><text:span text:style-name="T1624">Здесь он превратил себя в мышь, </text:span><text:span text:style-name="T1625">поскольку посчитал, что будет безопаснее проползти мимо охраннико</text:span><text:span text:style-name="T1686">в</text:span><text:span text:style-name="T1625">, чем </text:span><text:span text:style-name="T1689">размахивать крыльями</text:span><text:span text:style-name="T1625"> над их головами.</text:span></text:p>
      <text:p text:style-name="P373"><text:span text:style-name="T1627">Ему пришлось некоторое время подождать прибытия стражей </text:span><text:span text:style-name="T1630">С</text:span><text:span text:style-name="T1627">истемы, и он провёл его, внимательно изучая здание.</text:span> <text:span text:style-name="T1628">На вид оно было холодным и </text:span><text:span text:style-name="T1633">неживым</text:span><text:span text:style-name="T1628">. Когда Робин разглядывал его устрашающе-массивное кубическое очертание, а также отмечал строгость прямых линий и углов, </text:span><text:span text:style-name="T1629">по его спине бегали мурашки. </text:span><text:span text:style-name="T1631">Было вполне возможно представ</text:span><text:span text:style-name="T1687">ить</text:span><text:span text:style-name="T1631"> его фабрикой по промывке человеческих мозгов, где </text:span><text:span text:style-name="T1632">из людей </text:span><text:span text:style-name="T1631">из</text:span><text:span text:style-name="T1632">влекают их разум, заменяя его роботизированной и механизированной начинкой, конечным продуктом которой явля</text:span><text:span text:style-name="T1635">ются</text:span><text:span text:style-name="T1632"> толпы зомби, проповедующи</text:span><text:span text:style-name="T1636">е</text:span><text:span text:style-name="T1632"> </text:span><text:span text:style-name="T1634">странную доктрину Системы.</text:span></text:p>
      <text:p text:style-name="P373"/>
      <text:p text:style-name="P374">Солнце уже опустилось за горизонт и наступили сумерки. <text:span text:style-name="T1637">Вдали Робин увидел неспешно двигавшуюся </text:span><text:span text:style-name="T1638">мрачную </text:span><text:span text:style-name="T1637">процессию, состоявшую из заключённых и конвоирующих их охранников. </text:span><text:span text:style-name="T1648">Б</text:span><text:span text:style-name="T1640">ывшие</text:span><text:span text:style-name="T1639"> гребцы с большим трудом преодолевали каждый шаг </text:span><text:span text:style-name="T1646">—</text:span><text:span text:style-name="T1639"> их босые ноги были изранены гноящимися ссадинами </text:span><text:span text:style-name="T3481">и порезами</text:span><text:span text:style-name="T1639">, </text:span><text:span text:style-name="T3481">а также </text:span><text:span text:style-name="T1639">ушибами.</text:span></text:p>
      <text:p text:style-name="P375"/>
      <text:p text:style-name="P376">Прошло не много времени с тех пор, <text:span text:style-name="T1641">как Робин впервые увидел штаб Системы, </text:span><text:span text:style-name="T1664">и </text:span><text:span text:style-name="T1641">до того </text:span><text:span text:style-name="T1644">момента</text:span><text:span text:style-name="T1641">, </text:span><text:span text:style-name="T1644">когда</text:span><text:span text:style-name="T1641"> он о</text:span><text:span text:style-name="T1642">казался </text:span><text:span text:style-name="T1643">в</text:span><text:span text:style-name="T1645">нутри</text:span><text:span text:style-name="T1641">. </text:span><text:span text:style-name="T1646">За воротами центрального входа обнаружился пустующий холл — </text:span><text:span text:style-name="T1647">нахо</text:span><text:span text:style-name="T1692">дившиеся</text:span><text:span text:style-name="T1647"> в нём </text:span><text:span text:style-name="T1665">служители Системы</text:span><text:span text:style-name="T1647"> </text:span><text:span text:style-name="T1692">пребывали</text:span><text:span text:style-name="T1647"> в растерянности </text:span><text:span text:style-name="T1690">и в недоумении</text:span><text:span text:style-name="T1647">, </text:span><text:span text:style-name="T1649">поскольку</text:span><text:span text:style-name="T1647"> никто не ожидал, что они приведут с собой рабов.</text:span></text:p>
      <text:p text:style-name="P377"><text:span text:style-name="T1650">С опаской, в</text:span>перёд выступил человек, вытянувший «несчастливую» соломинку <text:span text:style-name="T1651">и </text:span><text:span text:style-name="T1673">неуверенно </text:span><text:span text:style-name="T1666">про</text:span><text:span text:style-name="T1651">говорил:</text:span></text:p>
      <text:p text:style-name="P377">«<text:span text:style-name="T1651">Я могу видеть господина Яхуси? Свободен ли он? Я должен доложить ему о том, что произошло.</text:span>»</text:p>
      <text:p text:style-name="P378">Белого, словно мел, охранника направили в апартаменты Яхуси. <text:span text:style-name="T1652">В его </text:span><text:span text:style-name="T1693">памяти</text:span><text:span text:style-name="T1652"> </text:span><text:span text:style-name="T1653">намертво </text:span><text:span text:style-name="T1656">засело </text:span><text:span text:style-name="T1654">воспоминание о том, что случилось с таким же, как он сам, вестником, </text:span><text:span text:style-name="T1655">принесшим дурные </text:span><text:span text:style-name="T1657">новости </text:span><text:span text:style-name="T1658">утром </text:span><text:span text:style-name="T1659">э</text:span><text:span text:style-name="T1658">того дня</text:span><text:span text:style-name="T1655">. </text:span><text:span text:style-name="T1660">Увидев, </text:span><text:span text:style-name="T1661">как просто тот распрощался со своей жизнью</text:span><text:span text:style-name="T1660">, </text:span><text:span text:style-name="T1662">страж</text:span><text:span text:style-name="T1660"> опасался, что его </text:span><text:span text:style-name="T1661">постигнет</text:span><text:span text:style-name="T1660"> та же </text:span><text:span text:style-name="T1691">самая </text:span><text:span text:style-name="T1660">участь.</text:span></text:p>
      <text:p text:style-name="P378"/>
      <text:p text:style-name="P379">По всему зданию эхом разнёсся громкий голос Яхуси <text:span text:style-name="T1663">и</text:span> <text:span text:style-name="T1663">вслед за ним</text:span> послышались мольбы охранника о пощаде. <text:span text:style-name="T1669">Из ножен, </text:span><text:span text:style-name="T1670">как и прежде,</text:span><text:span text:style-name="T1669"> вновь появился меч</text:span><text:span text:style-name="T1668">. </text:span>Затем раздался пронзительный визг, за которым <text:span text:style-name="T1671">тут же </text:span>последовал глухой удар — <text:span text:style-name="T1667">стук о землю головы, распрощавшейся с телом.</text:span></text:p>
      <text:p text:style-name="P379"/>
      <text:p text:style-name="P379">«<text:span text:style-name="T1672">Несчастный...</text:span>» - <text:span text:style-name="T1672">подумал Робин.</text:span></text:p>
      <text:p text:style-name="P379">«<text:span text:style-name="T1672">Это несправедливо, ведь охранник </text:span><text:span text:style-name="T1674">совсем </text:span><text:span text:style-name="T1672">не виноват в том, что возник пожар!</text:span>»</text:p>
      <text:p text:style-name="P379"/>
      <text:p text:style-name="P380">Поджог корабля, похоже, сильно обеспокоил Яхуси — <text:span text:style-name="T1694">было заметно, что он чего-то боится. Он был в ярости и возмущённо </text:span><text:span text:style-name="T1702">вопил</text:span><text:span text:style-name="T1694">, угрожая казнить всех своих советников, если они </text:span><text:span text:style-name="T1695">они не предложат решение возникшей проблемы в установленный срок.</text:span></text:p>
      <text:p text:style-name="P380">«<text:span text:style-name="T1696">Мы должны как можно скорее </text:span><text:span text:style-name="T1703">вернуться </text:span><text:span text:style-name="T1705">обратно </text:span><text:span text:style-name="T1703">вместе с теми людьми. </text:span><text:span text:style-name="T2084">М</text:span><text:span text:style-name="T1703">ао Цзе-ч</text:span><text:span text:style-name="T1953">е</text:span><text:span text:style-name="T1703">йк будет страшно недоволен, если мы не выполним его приказ. </text:span><text:span text:style-name="T1704">Для нас всех жизненно важно выполнить </text:span><text:span text:style-name="T1711">его </text:span><text:span text:style-name="T1712">как можно скорее</text:span><text:span text:style-name="T1704">!</text:span>»</text:p>
      <text:p text:style-name="P380"/>
      <text:p text:style-name="P380">«<text:span text:style-name="T1706">Робин, мне кажется я знаю, о чём он говорит. Не могу объяснить этого словами, но уверен, что нам н</text:span><text:span text:style-name="T1714">е</text:span><text:span text:style-name="T1713">обходимо</text:span><text:span text:style-name="T1706"> </text:span><text:span text:style-name="T1713">немедленно</text:span><text:span text:style-name="T1706"> отыскать и освободить </text:span><text:span text:style-name="T1707">тех</text:span><text:span text:style-name="T1706"> заключённых</text:span><text:span text:style-name="T1709">, </text:span><text:span text:style-name="T1707">которых мы видели в порту</text:span><text:span text:style-name="T1706">.</text:span>»</text:p>
      <text:p text:style-name="P382"><text:soft-page-break/>Голос профессора прозвучал весьма убедительно, и Робин, не задавая лишних вопросов, немедленно покинул жилище Яхуси, <text:span text:style-name="T1708">отправившись</text:span> на <text:span text:style-name="T1710">поиски бывших бандитов-приспособленцев</text:span>.</text:p>
      <text:p text:style-name="P383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330">сообразил</text:span>, в каком месте могли содержать пленник<text:span text:style-name="T3330">ов</text:span>. <text:span text:style-name="T1715">Б</text:span>лагодаря ему, Робину не пришлось осматривать каждое помещение в отдельности.</text:p>
      <text:p text:style-name="P384">Юноша сильно удивился, <text:span text:style-name="T1755">увидев</text:span>, что Система может делиться с кем-либо своими продуктовыми припасами, но сейчас, с<text:span text:style-name="T1717">обственными</text:span> глазами, он наблюдал <text:span text:style-name="T1756">именно это </text:span>— <text:span text:style-name="T1716">каждый </text:span><text:span text:style-name="T1718">из </text:span><text:span text:style-name="T1716">заключённы</text:span><text:span text:style-name="T1718">х</text:span><text:span text:style-name="T1716"> получил по миске, в которой находились свежие овощи и ещё что-то </text:span><text:span text:style-name="T3331">похожее на </text:span><text:span text:style-name="T1716">куски мяса. </text:span><text:span text:style-name="T1719">Эти люди, должно быть, </text:span><text:span text:style-name="T1777">представляли</text:span><text:span text:style-name="T1719"> </text:span><text:span text:style-name="T1726">для Системы </text:span><text:span text:style-name="T1719">больш</text:span><text:span text:style-name="T1778">ую</text:span><text:span text:style-name="T1719"> знач</text:span><text:span text:style-name="T1778">имость</text:span><text:span text:style-name="T1719">, </text:span><text:span text:style-name="T1725">если</text:span><text:span text:style-name="T1719"> </text:span><text:span text:style-name="T1726">она</text:span><text:span text:style-name="T1719"> </text:span><text:span text:style-name="T1757">решила </text:span><text:span text:style-name="T1719">заботи</text:span><text:span text:style-name="T1757">ться</text:span><text:span text:style-name="T1719"> о</text:span><text:span text:style-name="T1725">б</text:span><text:span text:style-name="T1719"> </text:span><text:span text:style-name="T1725">их здоровье</text:span><text:span text:style-name="T1719">. </text:span><text:span text:style-name="T1720">Мысленно, Робин сравнил эту сцену с кормлением цыплят на птицефабрике, которых, как всем известно, откармливают </text:span><text:span text:style-name="T1721">лишь</text:span><text:span text:style-name="T1720"> для того, чтобы впоследствии </text:span><text:span text:style-name="T1722">отправить на убой</text:span><text:span text:style-name="T1720">.</text:span></text:p>
      <text:p text:style-name="P385">Он внимательно осмотрел место заточения <text:span text:style-name="T1723">и понял, что вывести </text:span><text:span text:style-name="T3478">узников</text:span><text:span text:style-name="T1723"> в безопасное место — задача не из простых. </text:span><text:span text:style-name="T3332">О</text:span><text:span text:style-name="T1724">тсюда </text:span><text:span text:style-name="T3332">наружу </text:span><text:span text:style-name="T1727">вела </text:span><text:span text:style-name="T3332">всего</text:span><text:span text:style-name="T1727"> одна дверь, и она </text:span><text:span text:style-name="T1728">тщательно </text:span><text:span text:style-name="T1727">охранялась.</text:span></text:p>
      <text:p text:style-name="P385">«<text:span text:style-name="T1729">Профессор, как мне вывести </text:span><text:span text:style-name="T1758">всех</text:span><text:span text:style-name="T1729"> из этого помещения? На первый взгляд это кажется невозможным.</text:span>»</text:p>
      <text:p text:style-name="P385">«<text:span text:style-name="T1730">Робин, попробуй найти генератор. </text:span><text:span text:style-name="T1731">Если у тебя получится </text:span><text:span text:style-name="T3479">повредить его</text:span><text:span text:style-name="T1731">, </text:span><text:span text:style-name="T1732">то таким образом ты </text:span><text:span text:style-name="T1733">отвлечёшь</text:span><text:span text:style-name="T1732"> охрану и выигр</text:span><text:span text:style-name="T1733">аешь</text:span><text:span text:style-name="T1732"> время.</text:span>»</text:p>
      <text:p text:style-name="P385">«<text:span text:style-name="T1734">Вы можете подсказать, где он находится? </text:span><text:span text:style-name="T1735">И </text:span><text:span text:style-name="T1779">да</text:span><text:span text:style-name="T1735">… </text:span><text:span text:style-name="T1736">Мне кажется, </text:span><text:span text:style-name="T1780">где-то </text:span><text:span text:style-name="T1736">тут долж</text:span><text:span text:style-name="T1737">ен</text:span><text:span text:style-name="T1736"> </text:span><text:span text:style-name="T1780">находиться</text:span><text:span text:style-name="T1736"> ещё один вентиляционный проход, который ведёт </text:span><text:span text:style-name="T1738">на первый этаж и, затем, наружу. </text:span><text:span text:style-name="T1739">Возможно, будет лучше, если я попытаюсь вывести заключённых </text:span><text:span text:style-name="T1742">именно </text:span><text:span text:style-name="T1739">этим путём. </text:span><text:span text:style-name="T1740">После того, как они окажутся на открытом воздухе, им останется лишь пере</text:span><text:span text:style-name="T1886">браться</text:span><text:span text:style-name="T1740"> через забор, </text:span><text:span text:style-name="T1743">а</text:span><text:span text:style-name="T1740"> затем я </text:span><text:span text:style-name="T1744">смогу </text:span><text:span text:style-name="T1745">спрятать</text:span><text:span text:style-name="T1740"> их в то</text:span><text:span text:style-name="T1745">м</text:span><text:span text:style-name="T1740"> ветх</text:span><text:span text:style-name="T1745">ом</text:span><text:span text:style-name="T1740"> дом</text:span><text:span text:style-name="T1745">е</text:span><text:span text:style-name="T1740">, </text:span><text:span text:style-name="T1745">где </text:span><text:span text:style-name="T1781">обычно </text:span><text:span text:style-name="T1740">ночую.</text:span>»</text:p>
      <text:p text:style-name="P385">«<text:span text:style-name="T1741">Можешь попробовать, Робин</text:span>» - <text:span text:style-name="T1741">ответил ему профессор.</text:span></text:p>
      <text:p text:style-name="P385">«<text:span text:style-name="T1745">Полагаю, если на первом этаже имеется вентиляционное отверстие, </text:span><text:span text:style-name="T1746">ведущее наружу...</text:span>» - <text:span text:style-name="T1746">начал Мэтью,</text:span></text:p>
      <text:p text:style-name="P385">«...<text:span text:style-name="T1747">то оно должно располагаться в стене на противоположной </text:span><text:span text:style-name="T1749">к</text:span><text:span text:style-name="T1747"> главно</text:span><text:span text:style-name="T1749">му</text:span><text:span text:style-name="T1747"> вход</text:span><text:span text:style-name="T1749">у</text:span><text:span text:style-name="T1747"> стороне </text:span><text:span text:style-name="T1748">здания</text:span><text:span text:style-name="T1747">.</text:span>»</text:p>
      <text:p text:style-name="P386">В голосе <text:span text:style-name="T1750">Мэтью </text:span>явно слышалась нерешительность — <text:span text:style-name="T1750">обычно ему</text:span> не нравилось оставлять свои комментарии в тех случаях, когда он не был уверен в их точности.</text:p>
      <text:p text:style-name="P387">Робин покинул помещение, оставив заключённых доедать свой ужин. <text:span text:style-name="T1751">Он направился в ту сторону, где, как он надеялся, должна была находиться вторая вентиляцион</text:span><text:span text:style-name="T1752">ная</text:span><text:span text:style-name="T1751"> отдушина. </text:span><text:span text:style-name="T1752">После тщательного осмотра всех комнат с северной стороны здания, он выяснил, что искомая отдушина находится прямо под столом, </text:span><text:span text:style-name="T1754">и т</text:span><text:span text:style-name="T1753">еперь он мог приступать к поискам генератора.</text:span></text:p>
      <text:p text:style-name="P387">«<text:span text:style-name="T1759">Робин, не </text:span><text:span text:style-name="T1782">спеши</text:span><text:span text:style-name="T1759">! </text:span><text:span text:style-name="T1760">Если мы попробуем применить логику, то, возможно, сможем избавить тебя от напрасной траты сил... </text:span><text:span text:style-name="T1761">На первом этаже вентиляционный канал расположен с северной стороны </text:span><text:span text:style-name="T1762">штабы</text:span><text:span text:style-name="T1761">, а центральный вход — с южной... </text:span><text:span text:style-name="T1763">Заключённых, которых мы хотим освободить, держат в восточной стороне здания... </text:span><text:span text:style-name="T1764">Если не ошибаюсь, то вентиляционное отверстие под самой крышей здания находится на западной…</text:span><text:span text:style-name="T1770"> </text:span><text:span text:style-name="T1765">Генератор должен быть в подвале </text:span><text:span text:style-name="T1766">возле западной стены, потому что, </text:span><text:span text:style-name="T1767">если помнишь, там была широкая труба, ведущая от вентиляционного отверстия прямо вниз. </text:span><text:span text:style-name="T1768">Я просто пытаюсь сообразить, </text:span><text:span text:style-name="T1771">как </text:span><text:span text:style-name="T1768">расположен</text:span><text:span text:style-name="T1769">ы</text:span><text:span text:style-name="T1768"> резиденция Яхуси </text:span><text:span text:style-name="T1769">и помещение для охраны относительно остальных </text:span><text:span text:style-name="T1783">объектов</text:span><text:span text:style-name="T1769"> внутри штаба… </text:span><text:span text:style-name="T1772">Ах! Я вспомнил! </text:span><text:span text:style-name="T1773">Они находятся возле комнаты, в которой хранятся все документы и планы — всё это с западной стороны.</text:span>»</text:p>
      <text:p text:style-name="P387">«<text:span text:style-name="T1774">Профессор, если вы правы относительно того, где находится генератор, то я смогу без лишней суеты вывести всех </text:span><text:span text:style-name="T1775">заключённых</text:span><text:span text:style-name="T1774">!</text:span>»</text:p>
      <text:p text:style-name="P387"/>
      <text:p text:style-name="P388">Робин <text:span text:style-name="T1789">отправился</text:span> к западной стене. <text:span text:style-name="T1776">Ему пришлось быть предельно осторожным, так как профессор Фергер </text:span><text:span text:style-name="T1785">оказался</text:span><text:span text:style-name="T1776"> </text:span><text:span text:style-name="T1788">весьма </text:span><text:span text:style-name="T1786">точен в своих предположениях</text:span><text:span text:style-name="T1776"> насчёт </text:span><text:span text:style-name="T1784">мест </text:span><text:span text:style-name="T1776">расположения </text:span><text:soft-page-break/><text:span text:style-name="T1776">Яхуси и охран</text:span><text:span text:style-name="T1800">ников</text:span><text:span text:style-name="T1776">. </text:span><text:span text:style-name="T1790">Наполовину прикрыв </text:span><text:span text:style-name="T1793">веки</text:span><text:span text:style-name="T1790">, о</text:span><text:span text:style-name="T1787">н </text:span><text:span text:style-name="T1789">направил свою маленькую мышин</text:span><text:span text:style-name="T1790">ую мордочку вниз — </text:span><text:span text:style-name="T1792">так, </text:span><text:span text:style-name="T1791">чтобы никто не заметил его зелёных флуоресцентных глаз.</text:span></text:p>
      <text:p text:style-name="P389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794">и стол</text:span><text:span text:style-name="T1795">бцы</text:span><text:span text:style-name="T1794">. </text:span><text:span text:style-name="T1796">В конце очередного ряда обнаружилась за</text:span><text:span text:style-name="T1802">крытая</text:span><text:span text:style-name="T1796"> дверь. </text:span><text:span text:style-name="T1797">Убедившись, что в коридоре никого нет, мышонок вернул себе сво</text:span><text:span text:style-name="T1801">й</text:span><text:span text:style-name="T1797"> прежн</text:span><text:span text:style-name="T1801">ий,</text:span><text:span text:style-name="T1797"> человеческ</text:span><text:span text:style-name="T1801">ий</text:span><text:span text:style-name="T1797"> </text:span><text:span text:style-name="T1801">облик,</text:span><text:span text:style-name="T1797"> </text:span><text:span text:style-name="T1798">открыл тяжёлую скрипучую дверь и прокрался внутрь. </text:span><text:span text:style-name="T1799">Вот она, искомая машина! Она стояла посреди комнаты — вибрируя и </text:span><text:span text:style-name="T1871">шумно </text:span><text:span text:style-name="T1799">производя электричество.</text:span></text:p>
      <text:p text:style-name="P390">«И что мне делать с этим генератором?»</text:p>
      <text:p text:style-name="P390">«Робин, обойди его по кругу, чтобы я мог осмотреть его.»</text:p>
      <text:p text:style-name="P390">Мальчик <text:span text:style-name="T1827">сразу же приступил к выполнению</text:span> указани<text:span text:style-name="T1827">я</text:span> профессора — <text:span text:style-name="T1827">он не спеша обошёл аппарат, задерживаясь возле тех его частей, </text:span><text:span text:style-name="T1828">из</text:span><text:span text:style-name="T1827"> которых </text:span><text:span text:style-name="T1828">торчали</text:span><text:span text:style-name="T1827"> </text:span><text:span text:style-name="T1828">труб</text:span><text:span text:style-name="T1829">ы</text:span><text:span text:style-name="T1828"> и свисали провода. </text:span></text:p>
      <text:p text:style-name="P391">«<text:span text:style-name="T1829">Робин, ты видишь две расположенные параллельно трубы? По одной из них в генератор поступает вода для охлаждения. </text:span><text:span text:style-name="T1830">Перекрыв </text:span><text:span text:style-name="T1831">соответствующий </text:span><text:span text:style-name="T1830">вентиль, ты спровоцируешь перегрев агрегата и, если его не остановить вовремя, начнётся пожар, </text:span><text:span text:style-name="T1832">а затем произойд</text:span><text:span text:style-name="T1833">ё</text:span><text:span text:style-name="T1832">т взрыв. </text:span><text:span text:style-name="T1834">Сейчас ты должен вернуться к пленникам и начать выводить их из камеры через вентиляционное отверстие в полу, а затем, используя </text:span><text:span text:style-name="T3480">психокинетику</text:span><text:span text:style-name="T1834">, полностью перекрыть вентиль. </text:span><text:span text:style-name="T1835">Подождав </text:span><text:span text:style-name="T3480">около </text:span><text:span text:style-name="T1835">тр</text:span><text:span text:style-name="T3480">ёх</text:span><text:span text:style-name="T1835"> минут, ты закоротишь электрические схемы генератора — </text:span><text:span text:style-name="T1838">в</text:span><text:span text:style-name="T1836">озникшая при этом искра непременно вызовет воспламенение. </text:span><text:span text:style-name="T1837">Удачи, Робин! Я уверен, что у тебя всё получится!»</text:span></text:p>
      <text:p text:style-name="P391"/>
      <text:p text:style-name="P392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2">«<text:span text:style-name="T1839">Не произносите ни слова! Я выведу вас на свободу, иначе скоро вас переведут в другое место.</text:span>»</text:p>
      <text:p text:style-name="P392"><text:span text:style-name="T1840">Разинув рты, присутствующие удивлённо уставились на него </text:span><text:span text:style-name="T1841">и в данный момент в их головах крутились вопросы примерно следующего содержания:</text:span></text:p>
      <text:p text:style-name="P392">«<text:span text:style-name="T1841">Что это за паренёк? Как он попал сюда и откуда ему известно о том, где </text:span><text:span text:style-name="T1869">нас</text:span><text:span text:style-name="T1841"> держат?</text:span>»</text:p>
      <text:p text:style-name="P393"><text:span text:style-name="T1845">Н</text:span>акопленный ранее опыт подсказывал им, что этот мальчик вполне может оказаться тайным агентом-<text:span text:style-name="T1850">провокатором</text:span> Системы. <text:span text:style-name="T1842">Им казалось невозможным, что </text:span><text:span text:style-name="T1843">ради их спасения</text:span><text:span text:style-name="T1842"> кто-то готов пожертвовать с</text:span><text:span text:style-name="T1844">воей жизнью.</text:span></text:p>
      <text:p text:style-name="P393">«<text:span text:style-name="T1846">В любом случае, убежать отсюда невозможно. </text:span><text:span text:style-name="T1847">Интересно, каким образом эта малявка собирается нас спасти?</text:span>» - <text:span text:style-name="T1847">подумал один из пленников. Это был высокий и широкоплечий мужчина </text:span><text:span text:style-name="T1849">крепкого телосложения</text:span><text:span text:style-name="T1847">, </text:span><text:span text:style-name="T1848">вероятно</text:span><text:span text:style-name="T1847"> — их вожак. </text:span><text:span text:style-name="T1850">Робин повернулся к нему и заговорил, отвечая на так и не прозвучавший вопрос:</text:span></text:p>
      <text:p text:style-name="P393">«<text:span text:style-name="T1850">Да, сэр, я понимаю, что вы относитесь ко мне с подозрением, </text:span><text:span text:style-name="T1851">но оно напрасно. Я могу вытащить вас отсюда. От вас требуется только слушать, что я говорю и беспрекословно </text:span><text:span text:style-name="T1853">выполнять</text:span><text:span text:style-name="T1851"> </text:span><text:span text:style-name="T1854">данные </text:span><text:span text:style-name="T1851">м</text:span><text:span text:style-name="T1854">ной</text:span><text:span text:style-name="T1851"> инструкци</text:span><text:span text:style-name="T1853">и</text:span><text:span text:style-name="T1851">. </text:span><text:span text:style-name="T1852">После того, как мы окажемся </text:span><text:span text:style-name="T1855">на свободе</text:span><text:span text:style-name="T1852">, я отведу вас в безопасное место.</text:span>»</text:p>
      <text:p text:style-name="P393">«<text:span text:style-name="T1856">Парнишка, ты забыл, что за дверью </text:span><text:span text:style-name="T2275">стоят</text:span><text:span text:style-name="T1856"> охранники, и мы не можем просто взять и выйти отсюда!</text:span>»</text:p>
      <text:p text:style-name="P393">«<text:span text:style-name="T1857">Я же сказал — вы должны слушаться меня во всём!</text:span>»</text:p>
      <text:p text:style-name="P394"><text:span text:style-name="T2274">Здоровяк</text:span> кивнул в знак согласия и склонил голову, пребывая в некотором замешательстве.</text:p>
      <text:p text:style-name="P394">«<text:span text:style-name="T1858">То, что я собираюсь сделать — это не ваша забота. Просто следуйте за мной и, главное, не издавайте ни звука </text:span><text:span text:style-name="T1859">до тех пор, пока мы не выберемся отсюда. Понятно?</text:span>»</text:p>
      <text:p text:style-name="P394"/>
      <text:p text:style-name="P395">Робин замолчал и застыл в неподвижности. <text:span text:style-name="T1860">Начав глубоко дышать, он в очередной раз превратился в орла, </text:span><text:span text:style-name="T1861">чей облик уже можно было считать его визитной карточкой. </text:span><text:span text:style-name="T1862">Своими </text:span><text:span text:style-name="T1863">мощными </text:span><text:span text:style-name="T1862">когтями он оторвал металлическую сетку от входа в вентиляционное отверстие </text:span><text:span text:style-name="T1864">и спрыгнул вниз, на пол шахты, </text:span><text:span text:style-name="T1865">показывая путь</text:span><text:span text:style-name="T1864"> </text:span><text:span text:style-name="T1865">остальным</text:span><text:span text:style-name="T1864">. </text:span><text:span text:style-name="T1865">Робин хотел бы быстро пролететь сквозь вентиляционную шахту, но тогда он не смог бы провести </text:span><text:span text:style-name="T1866">заключённых через сложный </text:span><text:soft-page-break/><text:span text:style-name="T1866">лабиринт тоннелей. </text:span><text:span text:style-name="T1867">Узники были ошеломлены — до сих пор им никогда не доводилось видеть ничего подобного.</text:span></text:p>
      <text:p text:style-name="P396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68">Он позаботился также и о том, чтобы через пять минут после отключения подачи воды, произошло короткое замыкание </text:span><text:span text:style-name="T1870">в электрике</text:span><text:span text:style-name="T1868">.</text:span></text:p>
      <text:p text:style-name="P397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878">отделявшую их от свободы, </text:span><text:span text:style-name="T1877">и </text:span><text:span text:style-name="T1872">покину</text:span><text:span text:style-name="T1877">л</text:span><text:span text:style-name="T1872"> шахту. Выбравшись наружу, он </text:span><text:span text:style-name="T1873">снова </text:span><text:span text:style-name="T1872">вернул себе свой человеческий облик. </text:span><text:span text:style-name="T1874">Появившиеся следом за ним бывшие заключённые в очередной раз испытали чувство глубокого потрясения, увидев, как </text:span><text:span text:style-name="T1876">их спаситель превращается </text:span><text:span text:style-name="T1875">из птицы </text:span><text:span text:style-name="T1874">в чумазого взлохмаченного подростка. </text:span><text:span text:style-name="T1879">Тем не менее никто из них </text:span><text:span text:style-name="T1892">так и </text:span><text:span text:style-name="T1879">не проронил ни слова. </text:span><text:span text:style-name="T1880">Робин повёл их в сторону забора.</text:span></text:p>
      <text:p text:style-name="P398">Внезапно это случилось — раздался мощный взрыв и языки пламени опалили стены восточной стороны здания. <text:span text:style-name="T1881">От места взрыва вверх повалили клубы дыма, рассеивавшиеся ветром по всему пасмурному небу. </text:span><text:span text:style-name="T1882">На фоне чёрн</text:span><text:span text:style-name="T1884">ых</text:span><text:span text:style-name="T1882">, словно дёготь, </text:span><text:span text:style-name="T1884">небесных просторов</text:span><text:span text:style-name="T1882">, вырыв</text:span><text:span text:style-name="T1883">а</text:span><text:span text:style-name="T1882">вше</text:span><text:span text:style-name="T1883">еся </text:span><text:span text:style-name="T1882">наружу алое пламя выглядело достаточно живописно. </text:span><text:span text:style-name="T1888">Повсюду с</text:span><text:span text:style-name="T1885">лышались крики, вызванные </text:span><text:span text:style-name="T1887">всеобщим </text:span><text:span text:style-name="T1885">хаосом и неразберихой.</text:span></text:p>
      <text:p text:style-name="P399">Наконец они добрались до забора. Здесь Робин снова воспользовался чудесн<text:span text:style-name="T1889">ой</text:span> способност<text:span text:style-name="T1889">ью своего разума, чтобы приподнять над землёй </text:span><text:span text:style-name="T1890">колючую проволоку на высоту, достаточную для того, чтобы следовавшие за ним беглецы смогли пробраться под ней.</text:span></text:p>
      <text:p text:style-name="P399"/>
      <text:p text:style-name="P399">«<text:span text:style-name="T1891">Молодец, Робин!</text:span>» - <text:span text:style-name="T1891">похвалил его профессор.</text:span></text:p>
      <text:p text:style-name="P399">«<text:span text:style-name="T1891">Ты отлично справился! </text:span><text:span text:style-name="T1893">Полагаю</text:span><text:span text:style-name="T1891">, что те</text:span><text:span text:style-name="T1894">перь</text:span><text:span text:style-name="T1891"> </text:span><text:span text:style-name="T1893">у Системы </text:span><text:span text:style-name="T1894">стало немного больше хлопот.</text:span>»</text:p>
      <text:p text:style-name="P400">Он был очень доволен Робином, хотя и не был <text:span text:style-name="T1895">до конца </text:span>уверен, правильно ли <text:span text:style-name="T1896">тот </text:span>поступил, <text:span text:style-name="T1897">открыв</text:span> посторонним людям, на что способен. <text:span text:style-name="T1898">Такое скоропалительное решение могло иметь </text:span><text:span text:style-name="T1899">непредсказуемые </text:span><text:span text:style-name="T1898">последствия. </text:span><text:span text:style-name="T1900">Во-первых, если сбежавшие почувствуют </text:span><text:span text:style-name="T1902">исходящую от него опасность</text:span><text:span text:style-name="T1900">, </text:span><text:span text:style-name="T1903">то </text:span><text:span text:style-name="T1900">они могут запросто его убить, </text:span><text:span text:style-name="T1901">например, когда</text:span><text:span text:style-name="T1900"> он спит. </text:span><text:span text:style-name="T1904">Во-вторых, они могли бы стать для него хорошими союзниками и таким образом принести пользу для их общего дела.</text:span></text:p>
      <text:p text:style-name="P401">Они благоговейно следовали за Робином, <text:span text:style-name="T1905">двигаясь</text:span> в сторону старых развалин, где он спал предыдущей ночью.</text:p>
      <text:p text:style-name="P402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2"><text:span text:style-name="T1906">Шедшие за ним мужчины и женщины уселись </text:span>прямо на полу, <text:span text:style-name="T1906">после чего</text:span> Робин заговорил:</text:p>
      <text:p text:style-name="P402">«<text:span text:style-name="T1907">Теперь мы в безопасности и можем спокойно </text:span><text:span text:style-name="T1983">общаться</text:span><text:span text:style-name="T1907">.</text:span>»</text:p>
      <text:p text:style-name="P403">Он обернулся, чтобы обратиться к вожаку этой группы.</text:p>
      <text:p text:style-name="P403">«<text:span text:style-name="T1908">Как види</text:span><text:span text:style-name="T2002">те</text:span><text:span text:style-name="T1908">, побег оказался вполне осуществим. </text:span><text:span text:style-name="T1909">Я </text:span><text:span text:style-name="T1910">зна</text:span><text:span text:style-name="T1911">ю</text:span><text:span text:style-name="T1909">, что </text:span><text:span text:style-name="T2003">вы</text:span><text:span text:style-name="T1909"> сомневал</text:span><text:span text:style-name="T2003">ись</text:span><text:span text:style-name="T1909"> во мне, </text:span><text:span text:style-name="T1910">но у </text:span><text:span text:style-name="T2004">вас</text:span><text:span text:style-name="T1910"> </text:span><text:span text:style-name="T2005">для этого имелись</text:span><text:span text:style-name="T1910"> веские причины. </text:span><text:span text:style-name="T1912">Полагаю, что </text:span><text:span text:style-name="T2006">у вас есть вопросы</text:span><text:span text:style-name="T1912">, на которые вы хотели бы получить </text:span><text:span text:style-name="T2006">мои </text:span><text:span text:style-name="T1912">ответы. </text:span><text:span text:style-name="T1913">После того, как мы закончим </text:span><text:span text:style-name="T1918">с эт</text:span><text:span text:style-name="T2007">им</text:span><text:span text:style-name="T1913">, я, в свою очередь, хотел бы </text:span><text:span text:style-name="T1917">получить </text:span><text:span text:style-name="T1919">некоторую </text:span><text:span text:style-name="T1917">информацию от вас</text:span><text:span text:style-name="T1913">. </text:span><text:span text:style-name="T1920">Для начала</text:span><text:span text:style-name="T1914">, как </text:span><text:span text:style-name="T2008">вас</text:span><text:span text:style-name="T1915"> зовут</text:span><text:span text:style-name="T1914">?</text:span>»</text:p>
      <text:p text:style-name="P403">«<text:span text:style-name="T1916">Моё имя — Джеймс, но все зовут меня Джимми. </text:span><text:span text:style-name="T1921">Я был журналистом до того, как всё началось… </text:span><text:span text:style-name="T1922">Так вот, </text:span><text:span text:style-name="T1923">я не вполне понимаю, что тут происходит, но мы </text:span><text:span text:style-name="T1924">все своими глазами </text:span><text:span text:style-name="T1923">видели, как ты превратился в орла...</text:span>»</text:p>
      <text:p text:style-name="P404">«<text:span text:style-name="T1925">Всё верно, я действительно стал орлом и вам это не приснилось. </text:span><text:span text:style-name="T1926">Предвидя следующий вопрос, отвечаю — я не </text:span><text:span text:style-name="T1929">какой-то там </text:span><text:span text:style-name="T1926">колдун и </text:span><text:span text:style-name="T1928">вам не </text:span><text:span text:style-name="T1930">стоит</text:span><text:span text:style-name="T1928"> меня опасаться</text:span><text:span text:style-name="T1926">. </text:span><text:span text:style-name="T1927">Я здесь, чтобы помочь вам бороться с Системой. </text:span><text:span text:style-name="T1931">Мне нужно, чтобы вы сотрудничали со мной — чтобы сражались вместе со мной, а не против меня.</text:span>»</text:p>
      <text:p text:style-name="P405">«Как ты сумел пробраться к нам, оставшись незамеченным охраной?»</text:p>
      <text:p text:style-name="P405">«<text:span text:style-name="T1932">Это не так уж и сложно, если выработана стратегия. </text:span><text:span text:style-name="T1933">Всё, что </text:span><text:span text:style-name="T1940">от меня </text:span><text:span text:style-name="T1933">требовалось — это провести диверсию. </text:span><text:span text:style-name="T1934">У Системы, как вам должно быть известно, имелся электрогенератор. </text:span><text:span text:style-name="T1935">Я вывел из строя трубы, по которым в него поступала жидкость для охлаждения. </text:span><text:span text:style-name="T1936">Перегрев </text:span><text:soft-page-break/><text:span text:style-name="T1936">двигателя спровоцировал перебой в подаче электричества </text:span><text:span text:style-name="T1937">в сеть</text:span><text:span text:style-name="T1936">. Взрыв, который вы слышали, произошёл из-за того, </text:span><text:span text:style-name="T1937">что я вызвал короткое замыкание в</text:span><text:span text:style-name="T1942">нутри</text:span><text:span text:style-name="T1937"> элек</text:span><text:span text:style-name="T1942">трической схемы </text:span><text:span text:style-name="T1937">генератора — </text:span><text:span text:style-name="T1938">таким образом, через пять минут после того, как </text:span><text:span text:style-name="T1941">я </text:span><text:span text:style-name="T1938">закрыл вентиль, </text:span><text:span text:style-name="T1941">разгорелся пожар</text:span><text:span text:style-name="T1938">. </text:span><text:span text:style-name="T1939">Всё это дало мне достаточно времени, чтобы вывести вас из здания.</text:span></text:p>
      <text:p text:style-name="P406">«У тебя есть родители? Они где-то здесь, поблизости?»</text:p>
      <text:p text:style-name="P406">«<text:span text:style-name="T1943">Нет. Они погибли во время пожара </text:span><text:span text:style-name="T1948">много лет назад.</text:span>»</text:p>
      <text:p text:style-name="P406">«<text:span text:style-name="T1943">Как же ты смог выжить здесь в одиночку? Это </text:span><text:span text:style-name="T1981">какое-то</text:span><text:span text:style-name="T1943"> чудо! </text:span><text:span text:style-name="T1944">Но, кажется, у тебя есть вопросы… Что же, сейчас самое время их задать. </text:span><text:span text:style-name="T1945">После того, что ты сделал для всех нас, мы </text:span><text:span text:style-name="T1946">перед тобой </text:span><text:span text:style-name="T1945">в долгу. </text:span><text:span text:style-name="T1982">Е</text:span><text:span text:style-name="T1947">сли мы можем чем-то тебе помочь — проси без стеснения!</text:span>»</text:p>
      <text:p text:style-name="P406"/>
      <text:p text:style-name="P406">«<text:span text:style-name="T1949">Сперва я хотел бы узнать точную дату начала бомбардировок городов. </text:span><text:span text:style-name="T1951">И ещё… </text:span><text:span text:style-name="T1949">По моим предположениям, война разразилась между Россией и Америкой, </text:span><text:span text:style-name="T3333">и</text:span><text:span text:style-name="T1950"> для меня остаётся </text:span><text:span text:style-name="T2009">невыясненным вопрос</text:span><text:span text:style-name="T1950">, почему </text:span><text:span text:style-name="T2010">в </text:span><text:span text:style-name="T3334">настоящее</text:span><text:span text:style-name="T2010"> </text:span><text:span text:style-name="T2011">время</text:span><text:span text:style-name="T2010"> </text:span><text:span text:style-name="T3334">Великобританией управляет </text:span><text:span text:style-name="T2276">Китай</text:span><text:span text:style-name="T1950">?</text:span>»</text:p>
      <text:p text:style-name="P407">«<text:span text:style-name="T1952">Первые бомбы были сброшены седьмого апреля тысяча девятьсот восемьдесят восьмого года. </text:span><text:span text:style-name="T1954">Насколько я понимаю, как только стал</text:span><text:span text:style-name="T1955">о</text:span><text:span text:style-name="T1954"> очевидным, что ядерная война неизбежна, </text:span><text:span text:style-name="T1956">сразу </text:span><text:span text:style-name="T1954">стало поступать множество сообщений об исчезновении людей из самых густонаселённых городов Китая. </text:span><text:span text:style-name="T1957">Это известие заставило </text:span><text:span text:style-name="T1959">тогда </text:span><text:span text:style-name="T1957">задуматься мног</text:span><text:span text:style-name="T1959">их</text:span><text:span text:style-name="T1957">. </text:span><text:span text:style-name="T1958">Одновременно с этим, глава Китая, </text:span><text:span text:style-name="T2084">М</text:span><text:span text:style-name="T1703">ао Цзе-ч</text:span><text:span text:style-name="T1953">е</text:span><text:span text:style-name="T1703">йк</text:span><text:span text:style-name="T1958">, потребовал от лидеров </text:span><text:span text:style-name="T1959">мировых </text:span><text:span text:style-name="T1958">сверхдержав перед</text:span><text:span text:style-name="T1960">ачи</text:span><text:span text:style-name="T1958"> </text:span><text:span text:style-name="T1961">ему </text:span><text:span text:style-name="T1960">всех </text:span><text:span text:style-name="T1958">свои</text:span><text:span text:style-name="T1960">х</text:span><text:span text:style-name="T1958"> полномочи</text:span><text:span text:style-name="T1960">й, </text:span><text:span text:style-name="T1962">прежде</text:span><text:span text:style-name="T1961"> </text:span><text:span text:style-name="T1962">чем</text:span><text:span text:style-name="T1961"> начнётся обмен ядерными ударами. </text:span><text:span text:style-name="T1964">Ты т</text:span><text:span text:style-name="T1963">олько представь это! Я полагаю, что вместо ответа </text:span><text:span text:style-name="T1965">он</text:span><text:span text:style-name="T1963"> получил насмешки со всех уголков планеты. </text:span><text:span text:style-name="T1966">Затем стало известно, что в Китае уже построены подземные города в рамках подготовки к ядерной катастрофе. </text:span><text:span text:style-name="T1967">Также ходили слухи, что за последние полтора десятилетия они вложили </text:span><text:span text:style-name="T1980">огромные деньги</text:span><text:span text:style-name="T1967"> в научные исследования по выращиванию грибов, мхов и прочих мелких растений в условиях отсутствия солнечного света и почвы. </text:span><text:span text:style-name="T1968">Естественно, что представители мировой элиты восприняли всё это с изрядной долей скептицизма. </text:span><text:span text:style-name="T1969">Всё это казалось невозможным, поскольку </text:span><text:span text:style-name="T1971">на тот момент </text:span><text:span text:style-name="T1969">у китайских учёных не </text:span><text:span text:style-name="T1972">было</text:span><text:span text:style-name="T1969"> никаких прорывных исследований в данной области — никто в мире </text:span><text:span text:style-name="T1970">даже </text:span><text:span text:style-name="T1969">не </text:span><text:span text:style-name="T1973">мог </text:span><text:span text:style-name="T1969">предпол</text:span><text:span text:style-name="T1973">ожить</text:span><text:span text:style-name="T1969">, что они способны на это.</text:span>»</text:p>
      <text:p text:style-name="P407">«<text:span text:style-name="T1974">Ты хочешь сказать, что им удалось отыскать альтернативный способ выращивания растительности? </text:span><text:span text:style-name="T1979">Я п</text:span><text:span text:style-name="T1975">он</text:span><text:span text:style-name="T1976">имаю</text:span><text:span text:style-name="T1975">... Безусловно, в этом есть смысл. </text:span><text:span text:style-name="T1977">Зачем подвергать свой народ опасности зара</text:span><text:span text:style-name="T1978">жения</text:span><text:span text:style-name="T1977"> через еду, на которую воздействовали радиоактивные осадки?</text:span>»</text:p>
      <text:p text:style-name="P408">«Что ещё ты хотел бы узнать? Полагаю, что всё остальное и так достаточно очевидно.»</text:p>
      <text:p text:style-name="P408">«<text:span text:style-name="T1984">Где вы брали продукты? В достаточном количестве вы вряд ли могли найти их на улиц</text:span><text:span text:style-name="T1985">ах</text:span><text:span text:style-name="T1984">.</text:span>»</text:p>
      <text:p text:style-name="P408">«<text:span text:style-name="T1987">Б</text:span><text:span text:style-name="T1986">ольшую часть наших припасов </text:span><text:span text:style-name="T1987">мы получали </text:span><text:span text:style-name="T1986">от Системы. </text:span><text:span text:style-name="T1988">Мы крали их небольшими </text:span><text:span text:style-name="T3304">порциями</text:span><text:span text:style-name="T1988">, когда прибывал их корабль снабжения. Он прибывает в среднем один раз в две недели </text:span><text:span text:style-name="T2124">и </text:span><text:span text:style-name="T1989">следующая поставка провизии должна быть завтра.</text:span>»</text:p>
      <text:p text:style-name="P408">«<text:span text:style-name="T1990">Хорошо. Я думаю, что лучшее, что мы можем </text:span><text:span text:style-name="T2125">сейчас </text:span><text:span text:style-name="T1990">сделать — это хорошенько выспаться. </text:span><text:span text:style-name="T1991">Завтра у нас будет трудный день. </text:span><text:span text:style-name="T1992">Как только я разработаю план наших дальнейших действий, </text:span><text:span text:style-name="T2123">то</text:span><text:span text:style-name="T1993"> </text:span><text:span text:style-name="T1992">немедленно сообщу вам о нём.</text:span>»</text:p>
      <text:p text:style-name="P409">«Ещё раз спасибо тебе за всё, что ты сделал для нас. Ты можешь рассчитывать на нас впредь.» - <text:span text:style-name="T1994">ответил ему Джимми. </text:span><text:span text:style-name="T1995">Затем он продолжил отдавать распоряжения своим людям </text:span><text:span text:style-name="T1996">и стал</text:span><text:span text:style-name="T1995"> распредел</text:span><text:span text:style-name="T1996">ять</text:span><text:span text:style-name="T1995"> их по местам для ночлега. </text:span><text:span text:style-name="T1996">Он поручил им заботу об этом странном </text:span><text:span text:style-name="T2186">пареньке</text:span><text:span text:style-name="T1996">. </text:span><text:span text:style-name="T1997">Даже несмотря на то, что никто из них не знал его имени, они решили доверять ему во всём и помогать </text:span><text:span text:style-name="T2026">по</text:span><text:span text:style-name="T1997"> мер</text:span><text:span text:style-name="T2026">е</text:span><text:span text:style-name="T1997"> своих с</text:span><text:span text:style-name="T2025">ил</text:span><text:span text:style-name="T1995">.</text:span></text:p>
      <text:p text:style-name="P409"/>
      <text:p text:style-name="P410"><text:span text:style-name="T2120">Поздним вечером</text:span> он вышел из убежища, чтобы поговорить с профессором.</text:p>
      <text:p text:style-name="P410">«<text:span text:style-name="T2012">Я, кажется, начинаю понимать… </text:span><text:span text:style-name="T2013">Держу пари, что этих людей собирались отправить обратным рейсом в Китай. </text:span><text:span text:style-name="T2014">Там они были бы весьма полезны </text:span><text:span text:style-name="T2015">для</text:span><text:span text:style-name="T2014"> </text:span><text:span text:style-name="T2015">строительства</text:span><text:span text:style-name="T2014"> новых подземных городов. </text:span><text:span text:style-name="T2016">Есть вероятность</text:span><text:span text:style-name="T2015">, </text:span><text:span text:style-name="T2016">что в их стране произошёл демографический взрыв и теперь местным жителям не хватает </text:span><text:span text:style-name="T2017">пространства для жилья</text:span><text:span text:style-name="T2016">.</text:span>»</text:p>
      <text:p text:style-name="P410"><text:soft-page-break/>«<text:span text:style-name="T2018">Да. И они почти наверняка не брезгуют пользоваться </text:span><text:span text:style-name="T2021">рабским трудом.</text:span><text:span text:style-name="T2018"> </text:span><text:span text:style-name="T2023">П</text:span><text:span text:style-name="T2019">о окончании всех работ от </text:span><text:span text:style-name="T2022">рабов</text:span><text:span text:style-name="T2019"> можно </text:span><text:span text:style-name="T2020">легко </text:span><text:span text:style-name="T2019">избавиться, как от </text:span><text:span text:style-name="T2702">пары </text:span><text:span text:style-name="T2019">старых перчаток, которые </text:span><text:span text:style-name="T2702">обычно </text:span><text:span text:style-name="T2019">выбрасывают в конце зимы</text:span>» - <text:span text:style-name="T2024">ответил Робин.</text:span></text:p>
      <text:p text:style-name="P411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27">что у Робина вряд ли получится найти здесь какие-</text:span><text:span text:style-name="T2030">то</text:span><text:span text:style-name="T2027"> записи, касающиеся данного вопроса.</text:span></text:p>
      <text:p text:style-name="P411">«<text:span text:style-name="T2028">Это просто удивительно! На протяжении многих лет сверхдержавы тратили миллиарды на закупку и производство вооружения, </text:span><text:span text:style-name="T2029">но никто </text:span><text:span text:style-name="T2031">из них </text:span><text:span text:style-name="T2029">не </text:span><text:span text:style-name="T2031">мог </text:span><text:span text:style-name="T2070">даже </text:span><text:span text:style-name="T2029">предпол</text:span><text:span text:style-name="T2031">ожить</text:span><text:span text:style-name="T2029">, что после войны оно станет абсолютно бесполезным. </text:span><text:span text:style-name="T2031">Разве кто-то знал, что</text:span><text:span text:style-name="T2030"> какой-либо народ, в данном случае — китайский, подтолкнёт мир к текущему развитию событий? </text:span><text:span text:style-name="T2032">Ирония заключается в том, что в </text:span><text:span text:style-name="T2034">в наши дни </text:span><text:span text:style-name="T2032">Китай счита</text:span><text:span text:style-name="T2033">ется</text:span><text:span text:style-name="T2032"> бедной страной, но именно это мнение ста</text:span><text:span text:style-name="T2051">нет</text:span><text:span text:style-name="T2032"> </text:span><text:span text:style-name="T2035">его</text:span><text:span text:style-name="T2032"> главным преимуществом </text:span><text:span text:style-name="T2052">в будущем</text:span><text:span text:style-name="T2032">. </text:span><text:span text:style-name="T2037">Китайские</text:span><text:span text:style-name="T2033"> лидеры </text:span><text:span text:style-name="T2036">по-настоящему </text:span><text:span text:style-name="T2071">позаботятся</text:span><text:span text:style-name="T2036"> о благе собственного народа и </text:span><text:span text:style-name="T2038">достиг</text:span><text:span text:style-name="T2071">нут</text:span><text:span text:style-name="T2038"> значимых результатов</text:span><text:span text:style-name="T2036"> в том, чтобы защитить его от </text:span><text:span text:style-name="T2072">голода и </text:span><text:span text:style-name="T2036">вымирания.</text:span>»</text:p>
      <text:p text:style-name="P412">Слова профессора произвели на Робина изрядное впечатление, однако он всё равно <text:span text:style-name="T2073">продолжал </text:span>ненавиде<text:span text:style-name="T2073">ть</text:span> Систему за <text:span text:style-name="T2039">увиденную им сегодня хладнокровную резню невин</text:span><text:span text:style-name="T2074">овных</text:span><text:span text:style-name="T2039"> </text:span><text:span text:style-name="T2075">и ничего не подозревающих </text:span><text:span text:style-name="T2039">людей.</text:span></text:p>
      <text:p text:style-name="P412"/>
      <text:p text:style-name="P413">В одном из <text:span text:style-name="T2047">тех </text:span>документов, которые они <text:span text:style-name="T2053">успели </text:span>прочит<text:span text:style-name="T2053">ать</text:span> в архиве штаба, нашлись письменные свидетельства массовых убийств, соверш<text:span text:style-name="T2046">аемых</text:span> в Китае. <text:span text:style-name="T2041">Оказалось, что китайцы лишали жизни неизлечимо больных и стариков. </text:span><text:span text:style-name="T2042">Власти сообщали их семьям, что не могут ничем помочь несчастным пострадавшим и что государство </text:span><text:span text:style-name="T2076">принимает все необходимые меры</text:span><text:span text:style-name="T2042">. Они обвиняли другие </text:span><text:span text:style-name="T2077">страны</text:span><text:span text:style-name="T2042"> в отсутствии сотрудничества и предоставления информации о необходимых лекарствах от болезней и прочих недугов. </text:span><text:span text:style-name="T2043">На самом же деле </text:span><text:span text:style-name="T2044">этих людей попросту «усыпляли», словно </text:span><text:span text:style-name="T2277">вы</text:span><text:span text:style-name="T2044">брошенных домашних животных. </text:span><text:span text:style-name="T2045">Китайцы считали всех </text:span><text:span text:style-name="T2048">их </text:span><text:span text:style-name="T2045">ненужным бременем, </text:span><text:span text:style-name="T2049">ведь </text:span><text:span text:style-name="T2045">всё, что они мог</text:span><text:span text:style-name="T2050">ли</text:span><text:span text:style-name="T2045"> делать — это потреблять продукты, расходовать ценный воздух и занимать чьё-то место. </text:span><text:span text:style-name="T2054">Было ошибкой думать, что </text:span><text:span text:style-name="T2055">их</text:span><text:span text:style-name="T2054"> врачи и медицинские сёстры явля</text:span><text:span text:style-name="T2056">ются</text:span><text:span text:style-name="T2054"> людьми, которым можно всецело доверять </text:span><text:span text:style-name="T2055">и полагаться на то, что они приложат все усилия для спасения любимого человека, </text:span><text:span text:style-name="T2057">и ни при каких обстоятельствах не станут примерять на себя роль Бога, решая, кому жить, а кому ум</text:span><text:span text:style-name="T2278">и</text:span><text:span text:style-name="T2058">р</text:span><text:span text:style-name="T2278">а</text:span><text:span text:style-name="T2058">ть</text:span><text:span text:style-name="T2057">.</text:span></text:p>
      <text:p text:style-name="P413"/>
      <text:p text:style-name="P414">Они продолжили обсуждать сведения, <text:span text:style-name="T2059">добытые </text:span><text:span text:style-name="T2121">этим</text:span> днём. <text:span text:style-name="T2060">Профессор был </text:span><text:span text:style-name="T2109">чрезвычайно </text:span><text:span text:style-name="T2060">доволен тем, чего </text:span><text:span text:style-name="T2061">с</text:span><text:span text:style-name="T2110">мог</text:span><text:span text:style-name="T2061"> </text:span><text:span text:style-name="T2060">доби</text:span><text:span text:style-name="T2061">ться</text:span><text:span text:style-name="T2060"> Робин и тем, насколько умело он заслужил доверие Джимми </text:span><text:span text:style-name="T2107">а также</text:span><text:span text:style-name="T2060"> </text:span><text:span text:style-name="T2108">его </text:span><text:span text:style-name="T2060">людей. </text:span><text:span text:style-name="T2062">У него н</text:span><text:span text:style-name="T2061">е было никаких сомнений в том, что теперь Робин может рассчитывать на их </text:span><text:span text:style-name="T2063">полную </text:span><text:span text:style-name="T2061">поддержку. </text:span></text:p>
      <text:p text:style-name="P414"><text:span text:style-name="T2064">Никто из беглецов даже не спросил мальчика о том, откуда у него </text:span><text:span text:style-name="T2065">взялись</text:span><text:span text:style-name="T2064"> такие исключительные способности. </text:span><text:span text:style-name="T2066">Вместе с </text:span><text:span text:style-name="T2067">этими людьми</text:span><text:span text:style-name="T2066">, Робин стал представлять ещё большую </text:span><text:span text:style-name="T2122">опасность</text:span><text:span text:style-name="T2066"> для Системы, чем раньше. </text:span><text:span text:style-name="T2067">Завтра наступит день, который </text:span><text:span text:style-name="T2068">Система обязательно запомнит и о котором будет долго </text:span><text:span text:style-name="T2069">со</text:span><text:span text:style-name="T2068">жалеть.</text:span></text:p>
      <text:p text:style-name="P415">Перед тем, как отправиться спать, Робин снова превратил себя в орла и полетел в штаб Системы. <text:span text:style-name="T2078">Добравшись туда, он не отказал себе в удовольствии немного позлорадствовать, глядя на царивш</text:span><text:span text:style-name="T2079">ие</text:span><text:span text:style-name="T2078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079">Тем не менее, </text:span><text:span text:style-name="T2080">Системе был нанесён </text:span><text:span text:style-name="T2091">значительный</text:span><text:span text:style-name="T2080"> у</text:span><text:span text:style-name="T2703">щерб</text:span><text:span text:style-name="T2080"> и в огне погибло много её последователей, а сам комплекс был серьёзно повреждён — </text:span><text:span text:style-name="T2081">всё западное крыло </text:span><text:span text:style-name="T2083">строения</text:span><text:span text:style-name="T2081"> было </text:span><text:span text:style-name="T2082">до основания разрушено</text:span><text:span text:style-name="T2080">.</text:span></text:p>
      <text:p text:style-name="P416">Яхуси был крайне обеспокоен — многое из произошедшего так и осталось невыясненным. <text:span text:style-name="T2085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088">ы — всё </text:span><text:span text:style-name="T2086">это случилось </text:span><text:span text:style-name="T2089">в</text:span><text:span text:style-name="T2086"> один </text:span><text:soft-page-break/><text:span text:style-name="T2086">день!</text:span><text:span text:style-name="T2085">. </text:span><text:span text:style-name="T2087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7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090">если то, что произошло накануне, по его мнению было плохо, то завтрашний день станет для </text:span><text:span text:style-name="T2092">Яхуси</text:span><text:span text:style-name="T2090"> сущим кошмаром.</text:span></text:p>
      <text:p text:style-name="P418">Робин вернулся к развалинам, служившим ему ночлегом, снова принял свой человеческий облик и проспал до самого утра. <text:span text:style-name="T2093">Когда он проснулся, то обнаружил сидящего рядом с ним члена банды, которого </text:span><text:span text:style-name="T2098">все здесь на</text:span><text:span text:style-name="T2093">з</text:span><text:span text:style-name="T2098">ы</text:span><text:span text:style-name="T2093">вали Билл</text:span><text:span text:style-name="T2478">ом</text:span><text:span text:style-name="T2093"> — </text:span><text:span text:style-name="T2094">в его руках была </text:span><text:span text:style-name="T3544">краюха</text:span><text:span text:style-name="T2094"> хлеба и </text:span><text:span text:style-name="T3545">нечто </text:span><text:span text:style-name="T3546">зеленоватое</text:span><text:span text:style-name="T2095">, напом</text:span><text:span text:style-name="T2097">инавшее</text:span><text:span text:style-name="T2095"> </text:span><text:span text:style-name="T2096">своим внешним видом </text:span><text:span text:style-name="T3328">пожухлые листья салата</text:span><text:span text:style-name="T2094">.</text:span></text:p>
      <text:p text:style-name="P418">«<text:span text:style-name="T2099">Вот, держи</text:span>» - <text:span text:style-name="T2099">сказал он, предлагая </text:span><text:span text:style-name="T2101">еду Робину</text:span><text:span text:style-name="T2100">,</text:span></text:p>
      <text:p text:style-name="P418">«<text:span text:style-name="T2101">Ешь. У нас всего вдоволь — </text:span><text:span text:style-name="T2102">украли </text:span><text:span text:style-name="T2101">у Системы во время последнего налёта.</text:span>»</text:p>
      <text:p text:style-name="P419">Робин <text:span text:style-name="T2103">с благодарностью принял пищу. После окончания завтрака он поднялся на ноги и пошёл искать Джимми. </text:span><text:span text:style-name="T2104">Вместе они обсудили предстоящие события, спланированные Робином.</text:span></text:p>
      <text:p text:style-name="P418">«<text:span text:style-name="T2105">Скажи, в котором часу обычно прибывает корабль?</text:span>»</text:p>
      <text:p text:style-name="P418">«<text:span text:style-name="T2106">Около полудня.</text:span>»</text:p>
      <text:p text:style-name="P420">«Отлично. Это значит, что у нас есть время хорошенько всё продумать.»</text:p>
      <text:p text:style-name="P421"/>
      <text:p text:style-name="P421">После того, как был разработан план действий, разбойники покинули своё пристанище и отправились в сторону <text:span text:style-name="T2138">причала</text:span>, куда, как ожидалось, вскоре должен был прибыть корабль. <text:span text:style-name="T2114">Пока они находились в своих укрытиях, никто из них не произнёс ни слова. </text:span><text:span text:style-name="T2115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16">то</text:span><text:span text:style-name="T2115"> пошло не так, как задумано. </text:span><text:span text:style-name="T2119">И</text:span><text:span text:style-name="T2117">з-за того, что </text:span><text:span text:style-name="T2119">Робин</text:span><text:span text:style-name="T2117"> обнаружил своё присутствие в штабе Системы, погибло много </text:span><text:span text:style-name="T2118">хороших </text:span><text:span text:style-name="T2117">людей </text:span><text:span text:style-name="T2119">и ему вовсе не хотелось брать на себя ответственность за новые смерти.</text:span></text:p>
      <text:p text:style-name="P421">«<text:span text:style-name="T2126">Профессор, как вы считаете, у нас всё получится? Не упустил ли я ч</text:span><text:span text:style-name="T2132">то</text:span><text:span text:style-name="T2126">-нибудь из виду?</text:span>» - <text:span text:style-name="T2127">прошептал Робин.</text:span></text:p>
      <text:p text:style-name="P421">«<text:span text:style-name="T2128">Не волнуйся, Робин. </text:span><text:span text:style-name="T2130">Твой план </text:span><text:span text:style-name="T2133">безупречен</text:span><text:span text:style-name="T2128">. Остаётся только надеяться, что остальные </text:span><text:span text:style-name="T2131">хорошо </text:span><text:span text:style-name="T2128">уяснили, что они должны делать</text:span>» - <text:span text:style-name="T2129">ответил профессор.</text:span></text:p>
      <text:p text:style-name="P421"/>
      <text:p text:style-name="P422">Робин сумел разработать план действий, которые должны <text:span text:style-name="T2139">были </text:span>больно ударить по Системе и одновременно с этим даровать свободу всем порабощенным <text:span text:style-name="T3335">на </text:span>юг<text:span text:style-name="T3335">е</text:span> Англии <text:span text:style-name="T3335">людям</text:span>. <text:span text:style-name="T2134">Пройдёт много времени, прежде чем она осознает, что именно произошло здесь, но тогда будет слишком поздно — </text:span><text:span text:style-name="T2136">люди </text:span><text:span text:style-name="T2135">станут сильнее и займут </text:span><text:span text:style-name="T2152">самые </text:span><text:span text:style-name="T2135">выгодные по</text:span><text:span text:style-name="T2137">зиции</text:span><text:span text:style-name="T2135"> для отра</text:span><text:span text:style-name="T2181">жения</text:span><text:span text:style-name="T2135"> люб</text:span><text:span text:style-name="T2181">ой</text:span><text:span text:style-name="T2135"> </text:span><text:span text:style-name="T3336">агрессии, </text:span><text:span text:style-name="T2153">направленн</text:span><text:span text:style-name="T2181">ой</text:span><text:span text:style-name="T2153"> против них</text:span><text:span text:style-name="T2135">.</text:span></text:p>
      <text:p text:style-name="P422">«<text:span text:style-name="T2140">Должно быть, близится полдень. Солнце </text:span><text:span text:style-name="T3337">расположено</text:span><text:span text:style-name="T2141"> </text:span><text:span text:style-name="T3337">надо мной </text:span><text:span text:style-name="T2141">почти вертикально</text:span>» - <text:span text:style-name="T2141">подумал Робин. Он нервничал. </text:span><text:span text:style-name="T2142">Мысль об ответственности за жизни мно</text:span><text:span text:style-name="T3338">жества</text:span><text:span text:style-name="T2142"> людей тревожила его разум. </text:span><text:span text:style-name="T2143">После </text:span><text:span text:style-name="T2144">и</text:span><text:span text:style-name="T2143">сполн</text:span><text:span text:style-name="T2144">ения</text:span><text:span text:style-name="T2143"> </text:span><text:span text:style-name="T2145">своего </text:span><text:span text:style-name="T2143">коронн</text:span><text:span text:style-name="T2144">ого</text:span><text:span text:style-name="T2143"> номер</text:span><text:span text:style-name="T2144">а — превращения </text:span><text:span text:style-name="T2143">в орла — </text:span><text:span text:style-name="T2144">он </text:span><text:span text:style-name="T2143">стал для них </text:span><text:span text:style-name="T3816">к</text:span><text:span text:style-name="T2143">ем-то вроде божества.</text:span></text:p>
      <text:p text:style-name="P422"/>
      <text:p text:style-name="P423">Во<text:span text:style-name="T2180">т</text:span> <text:span text:style-name="T2279">и </text:span>он, корабль. Судно <text:span text:style-name="T2148">выглядело скромнее, чем</text:span><text:span text:style-name="T2146"> то, на котором </text:span><text:span text:style-name="T2147">накануне</text:span><text:span text:style-name="T2146"> прибыл Яхуси. </text:span><text:span text:style-name="T2150">Как и пре</text:span><text:span text:style-name="T2151">дыдущее</text:span><text:span text:style-name="T2150">,</text:span><text:span text:style-name="T2149"> оно приводилось в движение с помощью </text:span><text:span text:style-name="T2479">вёсельной </text:span><text:span text:style-name="T2149">греб</text:span><text:span text:style-name="T2155">ли</text:span><text:span text:style-name="T2149">. </text:span><text:span text:style-name="T2154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280">кнута</text:span><text:span text:style-name="T2154">.</text:span></text:p>
      <text:p text:style-name="P423">«<text:span text:style-name="T2340">Я о</text:span><text:span text:style-name="T2156">чень надеюсь, что это путешествие станет для них последним!</text:span>»</text:p>
      <text:p text:style-name="P424">Когда Робин оглянулся, <text:span text:style-name="T2182">то</text:span> увидел приближающегося к докам Яхуси <text:span text:style-name="T2157">в окружении большого </text:span><text:span text:style-name="T2341">количества</text:span><text:span text:style-name="T2157"> охранников. </text:span><text:span text:style-name="T2158">Лицо его было бледным, свидетельствующим о эмоциональной подавленности. </text:span><text:span text:style-name="T2159">Он был рассеян, </text:span><text:span text:style-name="T2342">на</text:span><text:span text:style-name="T2159">пуган и пытался убедить себя в том, что дела не могут пойти хуже, чем </text:span><text:span text:style-name="T2343">есть </text:span><text:span text:style-name="T2159">сейчас. </text:span><text:span text:style-name="T2160">Только не нов</text:span><text:span text:style-name="T2161">ая беда!</text:span><text:span text:style-name="T2160"> </text:span><text:span text:style-name="T2162">Четвёртая трагедия, которую он не </text:span><text:span text:style-name="T2163">с</text:span><text:span text:style-name="T2162">может объяснить своему начальству. </text:span><text:span text:style-name="T2164">Нет, он не должен допустить этого! </text:span><text:span text:style-name="T2165">Все несчастья </text:span><text:soft-page-break/><text:span text:style-name="T2165">случились во время его пребывания здесь, но таких совпадений не бывает! Никогда </text:span><text:span text:style-name="T3204">прежде</text:span><text:span text:style-name="T2165"> у него не случалось </text:span><text:span text:style-name="T2187">такого количества</text:span><text:span text:style-name="T2165"> </text:span><text:span text:style-name="T3204">неприятностей</text:span><text:span text:style-name="T2165"> во время </text:span><text:span text:style-name="T2188">столь</text:span><text:span text:style-name="T2165"> коротких визитов. Это было похоже на ночной кошмар, от которого он надеялся избавиться, </text:span><text:span text:style-name="T2189">внезапно </text:span><text:span text:style-name="T2165">проснувшись.</text:span></text:p>
      <text:p text:style-name="P424"/>
      <text:p text:style-name="P425">Робин приступил к выполнению своей части <text:span text:style-name="T2183">плана</text:span>.</text:p>
      <text:p text:style-name="P425">Он <text:span text:style-name="T2166">применил хитрый приём к разуму Яхуси, начав нашёптывать </text:span><text:span text:style-name="T2167">ему</text:span><text:span text:style-name="T2166">, что </text:span><text:span text:style-name="T2167">тот</text:span><text:span text:style-name="T2166"> скоро умрёт.</text:span></text:p>
      <text:p text:style-name="P425">«<text:span text:style-name="T2168">Ты не знаешь, когда и отчего ты умрёшь, но, поверь мне, ты умрёшь… </text:span><text:span text:style-name="T2170">С</text:span><text:span text:style-name="T2169">коро ты будешь освобождён от своих </text:span><text:span text:style-name="T2281">земных </text:span><text:span text:style-name="T2169">обязанностей...</text:span>» - <text:span text:style-name="T2344">шелестел</text:span><text:span text:style-name="T2171"> Робин </text:span><text:span text:style-name="T3203">прямиком в голове у </text:span><text:span text:style-name="T2171">Яхуси.</text:span></text:p>
      <text:p text:style-name="P426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74">Яхуси</text:span><text:span text:style-name="T2172"> обуял ужас — он не мог понять, от кого исходит этот ненавистный голос </text:span><text:span text:style-name="T2173">и припис</text:span><text:span text:style-name="T2175">ывал</text:span><text:span text:style-name="T2173"> его своему воображению, играющему с ним злую шутку. </text:span><text:span text:style-name="T2176">Он сильно нервничал из-за того, что дела могли пойти не так, как нужно, и таким образом </text:span><text:span text:style-name="T2178">распалял себя </text:span><text:span text:style-name="T2176">до крайнего предела. </text:span><text:span text:style-name="T2184">Н</text:span><text:span text:style-name="T2177">аблюдая </text:span><text:span text:style-name="T2179">за его </text:span><text:span text:style-name="T2177">реакц</text:span><text:span text:style-name="T2179">ией, </text:span><text:span text:style-name="T2184">Робин ликовал</text:span><text:span text:style-name="T2176">.</text:span></text:p>
      <text:p text:style-name="P428">Вскоре после того, как корабль вошёл в порт и все припасы были выгружены на берег, <text:span text:style-name="T2345">им </text:span>была приведена в действие оставшаяся часть плана.</text:p>
      <text:p text:style-name="P427"/>
      <text:p text:style-name="P429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191">имел возможность воочию убедиться в том</text:span>, что на корабль не проник ни од<text:span text:style-name="T2346">ин</text:span> посторонн<text:span text:style-name="T2346">ий</text:span>. <text:span text:style-name="T2192">Огонь разгорелся очень быстро и уже вовсю ревел на палубе. Тушить его было </text:span><text:span text:style-name="T2282">слишком </text:span><text:span text:style-name="T2192">поздно, </text:span><text:span text:style-name="T2193">и </text:span><text:span text:style-name="T2192">поэтому нов</text:span><text:span text:style-name="T2199">ое</text:span><text:span text:style-name="T2192"> </text:span><text:span text:style-name="T2199">судно</text:span><text:span text:style-name="T2192"> постигла участь предыдущего — он</text:span><text:span text:style-name="T2199">о</text:span><text:span text:style-name="T2192"> был</text:span><text:span text:style-name="T2199">о</text:span><text:span text:style-name="T2192"> сожжён</text:span><text:span text:style-name="T2199">о</text:span><text:span text:style-name="T2192">, а затем затоплен</text:span><text:span text:style-name="T2199">о</text:span><text:span text:style-name="T2192"> в Соленте.</text:span></text:p>
      <text:p text:style-name="P430">Как и рассчитывал <text:span text:style-name="T3817">Робин</text:span>, среди охранников моментально разразилась свара с взаимными оскорблениями и упрёками. Они так яростно ссорились, обвиняя друг друга в ротозействе, что даже не заметили, как <text:span text:style-name="T3205">стремительно улепётывал с территории порта </text:span>Джимми <text:span text:style-name="T3205">и его подельники</text:span>, прихватив с собой запасы продовольствия и оружия.</text:p>
      <text:p text:style-name="P430">Вот, в чём они нуждались сильнее всего — <text:span text:style-name="T2231">в </text:span><text:span text:style-name="T2194">оружи</text:span><text:span text:style-name="T2231">и</text:span><text:span text:style-name="T2194">! Только владея оружием, они могли по-настоящему начать </text:span><text:span text:style-name="T2200">противостоять</text:span><text:span text:style-name="T2194"> Систем</text:span><text:span text:style-name="T2200">е</text:span><text:span text:style-name="T2194">.</text:span></text:p>
      <text:p text:style-name="P431">Как только <text:span text:style-name="T2195">мужчины</text:span> спрятали в своём укрытии <text:span text:style-name="T2283">всю </text:span>украденную <text:span text:style-name="T2283">ими </text:span>провизию, они моментально вооружились и отправились <text:span text:style-name="T2347">по</text:span> направлени<text:span text:style-name="T2347">ю к</text:span> дорог<text:span text:style-name="T2347">е</text:span>, чтобы устроить на ней засаду. <text:span text:style-name="T2196">Вскоре они увидели возвращающ</text:span><text:span text:style-name="T2197">егося</text:span><text:span text:style-name="T2196"> из порта </text:span><text:span text:style-name="T2197">Яхуси </text:span><text:span text:style-name="T2348">и</text:span><text:span text:style-name="T2197"> окру</text:span><text:span text:style-name="T2348">жавшую его</text:span><text:span text:style-name="T2197"> </text:span><text:span text:style-name="T2196">охран</text:span><text:span text:style-name="T2348">у</text:span><text:span text:style-name="T2196">.</text:span></text:p>
      <text:p text:style-name="P431"/>
      <text:p text:style-name="P432">Для Робина это было отличной возможностью — <text:span text:style-name="T2349">в</text:span> очередной раз воспользоваться своими неординарными способностями. <text:span text:style-name="T2202">В его голове родилась забавная идея обратить охранников в бегство, и для её исполнения о</text:span><text:span text:style-name="T2198">н выбрал идеальн</text:span><text:span text:style-name="T2202">о подходящее</text:span><text:span text:style-name="T2198"> место</text:span><text:span text:style-name="T2201">. </text:span><text:span text:style-name="T2203">Он сосредоточил всё своё внимание на изуродованном трупе, лежащем посреди дороги. </text:span><text:span text:style-name="T2204">Как только охрана прошла мимо него, он заставил его подняться и издавать </text:span><text:span text:style-name="T2704">возгласы</text:span><text:span text:style-name="T2204">, будто бы от боли. </text:span><text:span text:style-name="T2205">В страхе, охранники стали расходиться в разные стороны — увиденное никак не укладывалось в их головах — </text:span><text:span text:style-name="T2206">а Яхуси, не в силах </text:span><text:span text:style-name="T2207">пошевелиться</text:span><text:span text:style-name="T2206">, стоял и кричал на них, приказывая вернуться на свои места. </text:span><text:span text:style-name="T2208">Пока продолжалось всеобщее замешательство, люди Джимми расправились с охраной точно таким же способом, к</text:span><text:span text:style-name="T2232">акой</text:span><text:span text:style-name="T2208"> был использован Системой накануне, когда были </text:span><text:span text:style-name="T2497">повержены</text:span><text:span text:style-name="T2208"> ни в чём не повинные бе</text:span><text:span text:style-name="T2350">ззащитные люди</text:span><text:span text:style-name="T2208">.</text:span></text:p>
      <text:p text:style-name="P433">Самого Яхуси оставили жить. Вместо <text:span text:style-name="T2210">убийства</text:span> разбойники заставили его смотреть, как, <text:span text:style-name="T2498">один за другим,</text:span> умирают его подчинённые. <text:span text:style-name="T2211">Затем е</text:span><text:span text:style-name="T2209">го заковали в цепи и вывели на улиц</text:span><text:span text:style-name="T2213">ы</text:span><text:span text:style-name="T2209">, чтобы каждый бедняк мог отомстить </text:span><text:span text:style-name="T2212">негодяю</text:span><text:span text:style-name="T2209"> так, как вздумается. </text:span><text:span text:style-name="T2214">Глядя на то, как он вымаливает прощение, окружившие его </text:span><text:span text:style-name="T2233">люди</text:span><text:span text:style-name="T2214"> испыт</text:span><text:span text:style-name="T2217">али</text:span><text:span text:style-name="T2214"> чувство глубокого удовлетворения.</text:span></text:p>
      <text:p text:style-name="P433">«<text:span text:style-name="T2215">Я выполню любую </text:span><text:span text:style-name="T2705">твою</text:span><text:span text:style-name="T2215"> просьбу, только не позволяй </text:span><text:span text:style-name="T2216">им</text:span><text:span text:style-name="T2215"> причинить мне боль! Я не хочу умирать!</text:span>» - <text:span text:style-name="T2215">умолял Яхуси.</text:span></text:p>
      <text:p text:style-name="P433">«<text:span text:style-name="T2218">О, не волнуйся</text:span>» - <text:span text:style-name="T2218">успокоил его Робин,</text:span></text:p>
      <text:p text:style-name="P433"><text:soft-page-break/>«<text:span text:style-name="T2218">Ты не умрёшь слишком быстро. </text:span><text:span text:style-name="T2234">Они</text:span><text:span text:style-name="T2218"> обязательно придумают способ медленно </text:span><text:span text:style-name="T3818">истязать</text:span><text:span text:style-name="T2218"> тебя, чтобы ты мог насладиться всеми радостями нескончаем</text:span><text:span text:style-name="T2706">ых</text:span><text:span text:style-name="T2218"> </text:span><text:span text:style-name="T3818">мучений</text:span><text:span text:style-name="T2218">.</text:span>»</text:p>
      <text:p text:style-name="P434">Яхуси уставился на него, <text:span text:style-name="T3819">и в его взгляде отчётливо читался ужас</text:span>.</text:p>
      <text:p text:style-name="P434">«<text:span text:style-name="T2219">Ну </text:span><text:span text:style-name="T2707">уж </text:span><text:span text:style-name="T2219">нет! </text:span><text:span text:style-name="T3820">Мгновенная</text:span><text:span text:style-name="T2219"> смерть для тебя — </text:span><text:span text:style-name="T3820">недопустимая роскошь</text:span><text:span text:style-name="T2219">!</text:span>» - <text:span text:style-name="T2219">рассмеялся Робин ему в лицо.</text:span></text:p>
      <text:p text:style-name="P435">Оставив <text:span text:style-name="T2499">мерзавца</text:span> наедине с ра<text:span text:style-name="T2284">згневанной</text:span> толпой, Робин <text:span text:style-name="T3822">вместе</text:span> <text:span text:style-name="T3822">с </text:span>остальны<text:span text:style-name="T3822">ми</text:span> <text:span text:style-name="T3821">мятежник</text:span><text:span text:style-name="T3822">ами</text:span><text:span text:style-name="T3821"> </text:span>вернул<text:span text:style-name="T3822">ся</text:span> в своё <text:span text:style-name="T2222">при</text:span><text:span text:style-name="T2500">бежище</text:span>.</text:p>
      <text:p text:style-name="P436">После успешного окончания операции <text:span text:style-name="T2220">при </text:span>отсутствии потерь с его стороны, с пле<text:span text:style-name="T2223">чей</text:span> <text:span text:style-name="T2221">юноши </text:span>наконец-то упал тяжкий груз ответственности, и теперь он мог <text:span text:style-name="T3823">позволить себе </text:span>вздохнуть с облегчением. <text:span text:style-name="T2225">Он </text:span><text:span text:style-name="T2224">получил </text:span><text:span text:style-name="T2268">огромное количество</text:span><text:span text:style-name="T2224"> слов благодарности </text:span><text:span text:style-name="T2235">и похвал</text:span><text:span text:style-name="T2224">.</text:span></text:p>
      <text:p text:style-name="P437">В один момент Робин стал героем. Никогда ещё ему не выказывали такой признательности, как сейчас. <text:span text:style-name="T2226">Теперь в распоряжении </text:span><text:span text:style-name="T2269">мятежников </text:span><text:span text:style-name="T2285">имелось</text:span><text:span text:style-name="T2226"> много еды и они могли раздавать её всем нуждающимся. </text:span><text:span text:style-name="T2227">Затем, чтобы получить </text:span><text:span text:style-name="T2270">новые запасы провизии</text:span><text:span text:style-name="T2227">, им оставалось лишь дождаться следующей поставки, которая должна </text:span><text:span text:style-name="T2229">произойти</text:span><text:span text:style-name="T2228"> </text:span><text:span text:style-name="T2227">через две недели, </text:span><text:span text:style-name="T2228">и </text:span><text:span text:style-name="T2271">просто </text:span><text:span text:style-name="T2228">забрать то, что </text:span><text:span text:style-name="T2271">им </text:span><text:span text:style-name="T2228">нужно. </text:span><text:span text:style-name="T2286">О</text:span><text:span text:style-name="T2230">ставал</text:span><text:span text:style-name="T2286">ась сущая мелочь — </text:span><text:span text:style-name="T2230">расправиться с </text:span><text:span text:style-name="T2287">немногочисленными </text:span><text:span text:style-name="T2286">ост</text:span><text:span text:style-name="T2287">атками</text:span><text:span text:style-name="T2286"> </text:span><text:span text:style-name="T3368">стражей</text:span><text:span text:style-name="T2287"> </text:span><text:span text:style-name="T2230">Системы, после чего можно </text:span><text:span text:style-name="T2272">было бы </text:span><text:span text:style-name="T2230">использовать здание штаба как при</text:span><text:span text:style-name="T2500">станище</text:span><text:span text:style-name="T2230"> для всех </text:span><text:span text:style-name="T2273">потерявших </text:span><text:span text:style-name="T4063">жильё</text:span><text:span text:style-name="T2230">.</text:span></text:p>
      <text:p text:style-name="P437"/>
      <text:p text:style-name="P439">Джимми и Робин стали хорошими <text:span text:style-name="T4015">приятелями</text:span><text:span text:style-name="T2236"> и </text:span><text:span text:style-name="T4015">вместе следили за тем</text:span><text:span text:style-name="T2236">, чтобы н</text:span><text:span text:style-name="T4015">и один человек</text:span><text:span text:style-name="T2236"> н</text:span><text:span text:style-name="T4015">е испытывал нужды в чём-либо, а также за справедливым распределением съестных припасов</text:span><text:span text:style-name="T2236">. </text:span><text:span text:style-name="T4016">Лишь немногие могли поверить в </text:span><text:span text:style-name="T2237">своё освобождение, </text:span><text:span text:style-name="T4016">остальные считали его</text:span><text:span text:style-name="T2237"> сном — </text:span><text:span text:style-name="T2238">им</text:span><text:span text:style-name="T2237"> казалось что, пробудившись, они обнаружат, что Система </text:span><text:span text:style-name="T4016">осталась на своём месте </text:span><text:span text:style-name="T2237">и продолжает </text:span><text:span text:style-name="T4016">вытягивать из</text:span><text:span text:style-name="T2237"> людей </text:span><text:span text:style-name="T4064">жилы</text:span><text:span text:style-name="T2237">. </text:span><text:span text:style-name="T2239">Впервые за долгое время </text:span><text:span text:style-name="T4065">они</text:span><text:span text:style-name="T2239"> почувствовали себя счастливыми </text:span><text:span text:style-name="T2250">и</text:span><text:span text:style-name="T2240"> могли совершенно спокойно разгуливать </text:span><text:span text:style-name="T4016">там, </text:span><text:span text:style-name="T2252">где им вздумается</text:span><text:span text:style-name="T2240">, не опасаясь за сво</text:span><text:span text:style-name="T2251">и</text:span><text:span text:style-name="T2240"> жизн</text:span><text:span text:style-name="T2251">и</text:span><text:span text:style-name="T2240">. </text:span><text:span text:style-name="T2241">Повсюду царила атмосфера радости, исчез беспросветный мрак, </text:span><text:span text:style-name="T2242">некогда </text:span><text:span text:style-name="T2241">наполнявший души несчастных </text:span><text:span text:style-name="T2242">и обездоленных</text:span><text:span text:style-name="T2241">. </text:span><text:span text:style-name="T2244">Люди стали придумывать</text:span><text:span text:style-name="T2243"> </text:span><text:span text:style-name="T2244">планы, </text:span><text:span text:style-name="T2246">как им</text:span><text:span text:style-name="T2244"> обустроить улицы</text:span><text:span text:style-name="T2243"> </text:span><text:span text:style-name="T2244">и возвести новые здания</text:span><text:span text:style-name="T2243">. </text:span><text:span text:style-name="T2245">Для выполнения тяжёлых видов работ больше не нужно было использовать раб</text:span><text:span text:style-name="T2253">ский труд</text:span><text:span text:style-name="T2245"> — вместо этого каждый горожан</text:span><text:span text:style-name="T2291">ин</text:span><text:span text:style-name="T2245"> вносил свою лепту в общее дело, </text:span><text:span text:style-name="T2247">пытаясь сделать окрестности более удобными для </text:span><text:span text:style-name="T2254">с</text:span><text:span text:style-name="T2288">обственного</text:span><text:span text:style-name="T2254"> </text:span><text:span text:style-name="T2247">проживания.</text:span></text:p>
      <text:p text:style-name="P438"/>
      <text:p text:style-name="P440">Робин был очень доволен — наконец-то он нашёл применение своим способностям на благо <text:span text:style-name="T2255">окружающих </text:span>людей. <text:span text:style-name="T2248">Он чувствовал </text:span><text:span text:style-name="T4017">себя ответственным</text:span><text:span text:style-name="T2248"> за то, чтобы никто ни в чём не нуждался. </text:span><text:span text:style-name="T2249">Он вселил в них надежду на счастливое будущее — </text:span><text:span text:style-name="T2257">в то </text:span><text:span text:style-name="T4017">самое </text:span><text:span text:style-name="T2257">время</text:span><text:span text:style-name="T2249">, </text:span><text:span text:style-name="T2256">когда </text:span><text:span text:style-name="T4017">уже </text:span><text:span text:style-name="T2256">никто не рассчитывал на спокойную жизнь после </text:span><text:span text:style-name="T4017">свершившейся </text:span><text:span text:style-name="T2256">катастрофы.</text:span></text:p>
      <text:p text:style-name="P440"/>
      <text:p text:style-name="P556">Но однажды <text:span text:style-name="T2258">к </text:span><text:span text:style-name="T4018">людям</text:span><text:span text:style-name="T2258"> </text:span>пришло печальное осознание — несмотря на события, изменившие их жизни <text:span text:style-name="T2259">в лучшую сторону</text:span>, <text:span text:style-name="T4019">ещё </text:span><text:span text:style-name="T4018">остались последствия взрыва бомбы.</text:span></text:p>
      <text:p text:style-name="P441">Случились первые роды. Ребёнок родился мёртвым и с первого взгляда был<text:span text:style-name="T2336">о</text:span> замет<text:span text:style-name="T4018">но</text:span> отклонени<text:span text:style-name="T2336">е</text:span> в его <text:span text:style-name="T2336">общем </text:span>развитии. <text:span text:style-name="T4018">Всем было</text:span> <text:span text:style-name="T4018">ясно</text:span> — <text:span text:style-name="T4018">он</text:span><text:span text:style-name="T2260"> не смо</text:span><text:span text:style-name="T4018">г бы</text:span><text:span text:style-name="T2260"> прожить продолжительн</text:span><text:span text:style-name="T2289">ого</text:span><text:span text:style-name="T2260"> врем</text:span><text:span text:style-name="T2289">ени, </text:span><text:span text:style-name="T4018">поскольку </text:span><text:span text:style-name="T2261">для его дальнейше</text:span><text:span text:style-name="T3369">го</text:span><text:span text:style-name="T2261"> </text:span><text:span text:style-name="T3369">существования</text:span><text:span text:style-name="T2261"> </text:span><text:span text:style-name="T4018">требовалось современное медицинское оборудование и квалифицированный медицинский персонал</text:span><text:span text:style-name="T2261">.</text:span></text:p>
      <text:p text:style-name="P442">Слёзы катились по щекам Робина, когда он пытался утешить убитую горем женщину. <text:span text:style-name="T4020">Ну почему он не </text:span><text:span text:style-name="T2262">мо</text:span><text:span text:style-name="T4022">жет</text:span><text:span text:style-name="T2262"> использовать свои способности для исцеления и возвращения к жизни?! </text:span><text:span text:style-name="T4020">Почему он не наделён такой властью?!</text:span><text:span text:style-name="T2263"> Если Бог любит своих детей, то почему он позволяет, чтобы свершались подобные несправедливости?! </text:span><text:span text:style-name="T2264">Эти люди лишились свободы, прошли через моральные и физические унижения, потеряли близких. </text:span><text:span text:style-name="T2265">Они не заслужили </text:span><text:span text:style-name="T2266">новых </text:span><text:span text:style-name="T4021">мучений</text:span><text:span text:style-name="T2266"> из-за невозможности построить </text:span><text:span text:style-name="T2267">нормальную </text:span><text:span text:style-name="T2266">семью и обзавестись детьми.</text:span></text:p>
      <text:p text:style-name="P443">Робин <text:span text:style-name="T2292">проклинал</text:span> себя — если бы он продумал всё заранее, то мог бы предупредить людей о губительном воздействии радиации.</text:p>
      <text:p text:style-name="P443">«<text:span text:style-name="T2293">Не вини себя, Робин</text:span>» - <text:span text:style-name="T2293">утешал его профессор,</text:span></text:p>
      <text:p text:style-name="P443"><text:soft-page-break/>«<text:span text:style-name="T2294">Все мы мечтали увидеть рождение первого ребёнка в созданном тобой счастливом новом мире, поэтому напрочь позабыли </text:span><text:span text:style-name="T2295">обо всём остальном. Ты ни в чём не виноват, </text:span><text:span text:style-name="T2315">и</text:span><text:span text:style-name="T2295"> </text:span><text:span text:style-name="T2315">н</text:span><text:span text:style-name="T2296">икто не виноват, кроме правительств стран, развязавших войну.</text:span>»</text:p>
      <text:p text:style-name="P443">«<text:span text:style-name="T2297">Профессор Фергер, я не могу ничего </text:span><text:span text:style-name="T2307">с собой </text:span><text:span text:style-name="T2297">поделать, </text:span><text:span text:style-name="T2308">и</text:span><text:span text:style-name="T2297"> </text:span><text:span text:style-name="T2308">вряд ли</text:span><text:span text:style-name="T2297"> смогу забыть заплаканно</text:span><text:span text:style-name="T2308">е</text:span><text:span text:style-name="T2297"> лиц</text:span><text:span text:style-name="T2308">о</text:span><text:span text:style-name="T2297"> </text:span><text:span text:style-name="T4066">той,</text:span><text:span text:style-name="T2297"> убитой горем, женщины. Она так сильно хотела ребёнка, что могла неделями, </text:span><text:span text:style-name="T4024">без остановки,</text:span><text:span text:style-name="T2297"> говорить о нём. Знаете, её муж </text:span><text:span text:style-name="T2298">и</text:span><text:span text:style-name="T2297"> </text:span><text:span text:style-name="T2298">их </text:span><text:span text:style-name="T2297">первен</text:span><text:span text:style-name="T2298">ец</text:span><text:span text:style-name="T2297"> были сожжены в тот </text:span><text:span text:style-name="T4067">злосчастный</text:span><text:span text:style-name="T2297"> день, когда </text:span><text:span text:style-name="T2301">сюда </text:span><text:span text:style-name="T2297">прибыл Яхуси. </text:span><text:span text:style-name="T2299">Теперь </text:span><text:span text:style-name="T4022">вы </text:span><text:span text:style-name="T2299">понимаете, почему ребёнок был </text:span><text:span text:style-name="T4025">для неё </text:span><text:span text:style-name="T2299">так важен? </text:span><text:span text:style-name="T2300">Я чувствую вину за то, что не подготовил её к худшему. Эти люди рассчитывали на мою помощь — </text:span><text:span text:style-name="T2309">о</text:span><text:span text:style-name="T2300">ни хотели, чтобы я помог им стать счастливыми… Я чувствую, что подвёл </text:span><text:span text:style-name="T4023">их.</text:span>»</text:p>
      <text:p text:style-name="P444">Робин <text:span text:style-name="T4025">тяжело вздохнул</text:span> и откашлялся. Когда он говорил, его голос дрожал.</text:p>
      <text:p text:style-name="P445"><text:span text:style-name="T4045">В</text:span> расстроенных чувствах, <text:span text:style-name="T4045">женщина</text:span> <text:span text:style-name="T4044">при</text:span>жалась к нему <text:span text:style-name="T4045">поближе</text:span>.</text:p>
      <text:p text:style-name="P445">«<text:span text:style-name="T2302">Прости, Робин. </text:span><text:span text:style-name="T4002">Ребёнок был </text:span><text:span text:style-name="T2303">единственным напоминанием о моей семье. Мне следовало морально подготовиться к тако</text:span><text:span text:style-name="T4002">му исходу — </text:span><text:span text:style-name="T2304">до во</text:span><text:span text:style-name="T4002">йны мне </text:span><text:span text:style-name="T4003">не раз </text:span><text:span text:style-name="T4002">случалось смотреть кино о взрыве атомной бомбы </text:span><text:span text:style-name="T4003">в </text:span><text:span text:style-name="T2303">Хиросим</text:span><text:span text:style-name="T4003">е</text:span><text:span text:style-name="T2303">.</text:span>»</text:p>
      <text:p text:style-name="P446"><text:span text:style-name="T4002">Она</text:span> <text:span text:style-name="T2305">умолкла,</text:span> и <text:span text:style-name="T2305">затем </text:span>снова <text:span text:style-name="T4068">горько зарыдала</text:span>.</text:p>
      <text:p text:style-name="P447">Робин заботливо поглаживал её волосы и нежно обнимал, <text:span text:style-name="T4003">изо всех сил пытаясь вернуть ей веру в себя, чтобы она снова могла почувствовать </text:span>себя желанной <text:span text:style-name="T4003">и любимой</text:span>.</text:p>
      <text:p text:style-name="P447">«<text:span text:style-name="T2306">Тише, тише… </text:span><text:span text:style-name="T4005">В произошедшем</text:span><text:span text:style-name="T2306"> нет </text:span><text:span text:style-name="T4003">в</text:span><text:span text:style-name="T2306">ашей вины. </text:span><text:span text:style-name="T2307">Я знаю, </text:span><text:span text:style-name="T4003">в</text:span><text:span text:style-name="T2307">ы </text:span><text:span text:style-name="T4006">любили</text:span><text:span text:style-name="T2307"> </text:span><text:span text:style-name="T4006">свою семью</text:span><text:span text:style-name="T2307">. </text:span><text:span text:style-name="T4004">Не думаю, что им </text:span><text:span text:style-name="T2310">понравился </text:span><text:span text:style-name="T2337">бы </text:span><text:span text:style-name="T4004">ваш </text:span><text:span text:style-name="T2310">теперешний </text:span><text:span text:style-name="T4069">несчастный</text:span><text:span text:style-name="T2310"> вид. Вы </text:span><text:span text:style-name="T4004">обязаны</text:span><text:span text:style-name="T2310"> заботиться о себе — они бы </text:span><text:span text:style-name="T4004">очень </text:span><text:span text:style-name="T2311">хотели </text:span><text:span text:style-name="T4007">этого</text:span><text:span text:style-name="T2311">, </text:span><text:span text:style-name="T4006">я в этом абсолютно уверен</text:span>».</text:p>
      <text:p text:style-name="P555">Через пять минут она успокоилась и вытерла слёзы с глаз.</text:p>
      <text:p text:style-name="P448">«<text:span text:style-name="T4007">Благодарю тебя </text:span><text:span text:style-name="T2312">за </text:span><text:span text:style-name="T2338">слова утешения</text:span>. <text:span text:style-name="T4007">Пожалуйста, прости меня за эту минутную слабость</text:span>. <text:span text:style-name="T4007">Я </text:span>не хочу быть <text:span text:style-name="T4007">твоей </text:span>обузой<text:span text:style-name="T4007"> — наверное</text:span><text:span text:style-name="T2313">, у тебя много других, </text:span><text:span text:style-name="T4007">неотложных дел</text:span>».</text:p>
      <text:p text:style-name="P448">«<text:span text:style-name="T4007">Вовсе нет</text:span><text:span text:style-name="T2314">! </text:span><text:span text:style-name="T4007">Мне бы хотелось</text:span><text:span text:style-name="T2314">, чтобы </text:span><text:span text:style-name="T4007">именно вы</text:span><text:span text:style-name="T2314"> </text:span><text:span text:style-name="T4007">стали</text:span><text:span text:style-name="T2314"> счастливой! </text:span><text:span text:style-name="T4007">Неужели</text:span><text:span text:style-name="T2316"> </text:span><text:span text:style-name="T4007">вам </text:span><text:span text:style-name="T2316">не по</text:span><text:span text:style-name="T4007">нятно</text:span><text:span text:style-name="T2316">, что все мои </text:span><text:span text:style-name="T4007">помыслы </text:span><text:span text:style-name="T2316">направлены </text:span><text:span text:style-name="T2317">лишь</text:span><text:span text:style-name="T2316"> на то, чтобы сделать жизн</text:span><text:span text:style-name="T2320">ь</text:span><text:span text:style-name="T2316"> людей лучше — </text:span><text:span text:style-name="T4007">уютнее и счастливее</text:span><text:span text:style-name="T2316">? </text:span><text:span text:style-name="T2318">Я не </text:span><text:span text:style-name="T4007">желаю</text:span><text:span text:style-name="T2318"> чтобы кто-</text:span><text:span text:style-name="T4007">то</text:span><text:span text:style-name="T2318"> печалился, для меня </text:span><text:span text:style-name="T4008">ценна</text:span><text:span text:style-name="T4007"> жизнь </text:span><text:span text:style-name="T2318">кажд</text:span><text:span text:style-name="T4007">ого человека</text:span><text:span text:style-name="T2318">!</text:span>»</text:p>
      <text:p text:style-name="P448">«<text:span text:style-name="T2319">Ты так добр! Одному Богу известно, </text:span><text:span text:style-name="T2321">как </text:span><text:span text:style-name="T4008">могли сложиться</text:span><text:span text:style-name="T2321"> наши судьбы, если бы </text:span><text:span text:style-name="T2339">не твоё появление </text:span><text:span text:style-name="T4008">здесь</text:span><text:span text:style-name="T2321">! </text:span><text:span text:style-name="T4008">Теперь иди, продолжай свои благие дела</text:span><text:span text:style-name="T2322">... </text:span><text:span text:style-name="T4008">М</text:span><text:span text:style-name="T2322">не </text:span><text:span text:style-name="T4008">стало </text:span><text:span text:style-name="T2322">намного лучше. </text:span><text:span text:style-name="T4008">Спасибо!</text:span>»</text:p>
      <text:p text:style-name="P450"><text:span text:style-name="T4029">Легонько п</text:span><text:span text:style-name="T4026">оцеловав её </text:span><text:span text:style-name="T4027">на прощание</text:span>, Робин <text:span text:style-name="T4027">у</text:span>шёл. <text:span text:style-name="T2323">Он несколько часов бродил в одиночестве, размышляя о том, что создал. </text:span><text:span text:style-name="T2324">Окружавшие его люди </text:span><text:span text:style-name="T4008">увер</text:span><text:span text:style-name="T4010">овали</text:span><text:span text:style-name="T2324">, что он — Спасител</text:span><text:span text:style-name="T4008">ь</text:span><text:span text:style-name="T2324">, </text:span><text:span text:style-name="T4046">сошедший</text:span><text:span text:style-name="T2324"> </text:span><text:span text:style-name="T4008">с Небес</text:span><text:span text:style-name="T2324">, <text:s/></text:span><text:span text:style-name="T4028">и </text:span><text:span text:style-name="T2324">вырва</text:span><text:span text:style-name="T4008">вший</text:span><text:span text:style-name="T2324"> их </text:span><text:span text:style-name="T4008">ничтожные жизни </text:span><text:span text:style-name="T2324">из </text:span><text:span text:style-name="T4008">когтей</text:span><text:span text:style-name="T2324"> </text:span><text:span text:style-name="T4008">беспощадной</text:span><text:span text:style-name="T2324"> Системы. </text:span><text:span text:style-name="T2326">Они </text:span><text:span text:style-name="T4011">были </text:span><text:span text:style-name="T2326">готовы целовать землю, по которой </text:span><text:span text:style-name="T4012">он </text:span><text:span text:style-name="T2326">ходи</text:span><text:span text:style-name="T4014">л</text:span><text:span text:style-name="T4009">, </text:span><text:span text:style-name="T2326">и не </text:span><text:span text:style-name="T2330">жела</text:span><text:span text:style-name="T4011">ли</text:span><text:span text:style-name="T2330"> замечать</text:span><text:span text:style-name="T2326"> </text:span><text:span text:style-name="T4011">в нём </text:span><text:span text:style-name="T2326">ни </text:span><text:span text:style-name="T4070">единого</text:span><text:span text:style-name="T4010"> </text:span><text:span text:style-name="T2326">недостатка! </text:span><text:span text:style-name="T2325">Но это </text:span><text:span text:style-name="T4009">заблуждение!</text:span><text:span text:style-name="T2325"> </text:span><text:span text:style-name="T4009">Т</text:span><text:span text:style-name="T2325">ак не должно </text:span><text:span text:style-name="T4047">быть</text:span><text:span text:style-name="T2325">!</text:span><text:span text:style-name="T2326"> </text:span><text:span text:style-name="T4010">И</text:span><text:span text:style-name="T2328">стина </text:span><text:span text:style-name="T4012">заключалась</text:span><text:span text:style-name="T4011"> в том, </text:span><text:span text:style-name="T2328">что </text:span><text:span text:style-name="T2327">он </text:span><text:span text:style-name="T4011">не являлся</text:span><text:span text:style-name="T2327"> </text:span><text:span text:style-name="T4011">ни б</text:span><text:span text:style-name="T2327">ог</text:span><text:span text:style-name="T4011">ом </text:span><text:span text:style-name="T4014">и</text:span><text:span text:style-name="T4011"> ни святым</text:span><text:span text:style-name="T2328">,</text:span><text:span text:style-name="T2327"> </text:span><text:span text:style-name="T4012">а просто случайно оказавшимся не на своём месте путешественником во времени</text:span><text:span text:style-name="T4011"> — </text:span><text:span text:style-name="T2331">юнош</text:span><text:span text:style-name="T4011">а</text:span><text:span text:style-name="T2327"> </text:span><text:span text:style-name="T4012">хорошо</text:span><text:span text:style-name="T2327"> </text:span><text:span text:style-name="T4011">понимал это</text:span><text:span text:style-name="T2327">. </text:span><text:span text:style-name="T2329">С</text:span><text:span text:style-name="T2327">лишком хорошо, чёрт </text:span><text:span text:style-name="T4013">побери</text:span><text:span text:style-name="T2327">!</text:span></text:p>
      <text:p text:style-name="P449"/>
      <text:p text:style-name="P451">Он трансформировал себя в орла и взмыл <text:span text:style-name="T4001">в небеса</text:span>, кружа вокруг центральной части города <text:span text:style-name="T4001">и</text:span> <text:span text:style-name="T2332">внимательно след</text:span><text:span text:style-name="T4001">я</text:span><text:span text:style-name="T2332"> за тем, чтобы все </text:span><text:span text:style-name="T2333">горожане </text:span><text:span text:style-name="T2332">были счастливы </text:span><text:span text:style-name="T2334">и довольны жизнью</text:span><text:span text:style-name="T2332">. </text:span><text:span text:style-name="T2335">Для местных </text:span><text:span text:style-name="T4001">жителей </text:span><text:span text:style-name="T2335">он стал олицетворять собой </text:span><text:span text:style-name="T4001">справедливость</text:span><text:span text:style-name="T2335"> и порядок, </text:span><text:span text:style-name="T4001">и</text:span><text:span text:style-name="T2335"> за ним </text:span><text:span text:style-name="T4001">всегда </text:span><text:span text:style-name="T2335">оставалось последнее слово при вынесении </text:span><text:span text:style-name="T4001">судебных решений</text:span><text:span text:style-name="T2335"> в </text:span><text:span text:style-name="T4001">тех редких случаях,</text:span><text:span text:style-name="T2335"> </text:span><text:span text:style-name="T4001">когда совершались какие-либо </text:span><text:span text:style-name="T2335">пр</text:span><text:span text:style-name="T4001">еступления закона</text:span><text:span text:style-name="T2335">.</text:span></text:p>
      <text:p text:style-name="P451"/>
      <text:p text:style-name="P452">В тот день у Джимм<text:span text:style-name="T2353">и</text:span> был день рождения — ему исполнилось тридцать два года. Однако <text:span text:style-name="T2352">ощущение постоянной </text:span>тревог<text:span text:style-name="T2352">и и чувство ответственности за каждого члена банды</text:span> <text:span text:style-name="T2352">оставили </text:span><text:span text:style-name="T4001">на его челе свой заметный </text:span><text:span text:style-name="T2352">отпечаток — </text:span><text:span text:style-name="T2355">в действительности </text:span><text:span text:style-name="T2352">он выглядел </text:span><text:span text:style-name="T4001">гораздо старше </text:span><text:span text:style-name="T2352">пят</text:span><text:span text:style-name="T4001">идесяти</text:span><text:span text:style-name="T2352">. </text:span><text:span text:style-name="T4001">Его л</text:span><text:span text:style-name="T2354">ицо </text:span><text:span text:style-name="T4001">стало морщинистым</text:span><text:span text:style-name="T2354">, а волосы </text:span><text:span text:style-name="T4001">изрядно </text:span><text:span text:style-name="T2354">поседели.</text:span></text:p>
      <text:p text:style-name="P509"/>
      <text:p text:style-name="P509">Трудная жизнь приучила Джимми ценить комфортные условия, <text:span text:style-name="T4032">однако</text:span> <text:span text:style-name="T4032">до</text:span><text:span text:style-name="T4001"> наступления войны, </text:span>в те <text:span text:style-name="T2357">счастливые </text:span>годы, когда <text:span text:style-name="T4032">он </text:span>работал журналистом <text:span text:style-name="T2356">и получал за это приличн</text:span><text:span text:style-name="T4030">ое</text:span><text:span text:style-name="T2356"> </text:span><text:soft-page-break/><text:span text:style-name="T4001">вознаграждени</text:span><text:span text:style-name="T4030">е, </text:span><text:span text:style-name="T4032">он не придавал им особого значения.</text:span> <text:span text:style-name="T4001">Как и в конце тридцатых годов, никто из людей не верил в </text:span><text:span text:style-name="T4048">возможность</text:span><text:span text:style-name="T4001"> войны, старательно </text:span><text:span text:style-name="T4032">игнорируя</text:span><text:span text:style-name="T4001"> признак</text:span><text:span text:style-name="T4032">и</text:span><text:span text:style-name="T4001"> её неумолимого приближения. </text:span><text:span text:style-name="T4030">Джимми не являлся исключением. </text:span><text:span text:style-name="T4032">Сразу п</text:span><text:span text:style-name="T2358">осле того, как на город была сброшена первая бомба, он потерял жену и обоих детей. </text:span><text:span text:style-name="T2359">Сейчас </text:span><text:span text:style-name="T4034">он</text:span><text:span text:style-name="T2359"> мечтал </text:span><text:span text:style-name="T4049">лишь </text:span><text:span text:style-name="T2359">о возможности вернуться в прошлое и потратить все свои сбережения на постройку б</text:span><text:span text:style-name="T4032">омбоубежища</text:span><text:span text:style-name="T2359">, а также овладеть необходимыми для выживания знаниями,</text:span><text:span text:style-name="T2361"> </text:span><text:span text:style-name="T4039">но</text:span><text:span text:style-name="T2367"> было </text:span><text:span text:style-name="T4040">слишком </text:span><text:span text:style-name="T2367">поздно.</text:span></text:p>
      <text:p text:style-name="P453">В качестве подарка Робин решил объявить его <text:span text:style-name="T2360">главой </text:span><text:span text:style-name="T4031">местного самоуправления</text:span>.</text:p>
      <text:p text:style-name="P454">«Робин, нет! <text:span text:style-name="T4032">Мне не нужно этого</text:span>! <text:span text:style-name="T4032">Мои дни сочтены</text:span><text:span text:style-name="T2362">… </text:span><text:span text:style-name="T2363">Р</text:span><text:span text:style-name="T2362">азве ты не </text:span><text:span text:style-name="T4033">заметил</text:span><text:span text:style-name="T4032"> </text:span><text:span text:style-name="T4035">россыпь </text:span><text:span text:style-name="T4032">пят</text:span><text:span text:style-name="T4035">ен</text:span><text:span text:style-name="T4032"> на моей коже</text:span><text:span text:style-name="T2362">? </text:span><text:span text:style-name="T4033">Никаких сомнений — это </text:span><text:span text:style-name="T2363">рак. </text:span><text:span text:style-name="T2364">Пожалуйста, </text:span><text:span text:style-name="T4036">руководи сам! Я д</text:span><text:span text:style-name="T2366">умаю</text:span><text:span text:style-name="T2362">, что многие согласятся с </text:span><text:span text:style-name="T4036">таким решением</text:span><text:span text:style-name="T2362">. </text:span><text:span text:style-name="T2365">Зачем тебе передавать свои полномочия? </text:span><text:span text:style-name="T4036">Надеюсь, ты не собираешься покинуть нас</text:span><text:span text:style-name="T2368">?</text:span>»</text:p>
      <text:p text:style-name="P455">Наступила тишина. <text:span text:style-name="T4037">Поскольку ответ так и не прозвучал, </text:span>Джимми <text:span text:style-name="T4037">решил </text:span>повтори<text:span text:style-name="T4037">ть</text:span> свой вопрос:</text:p>
      <text:p text:style-name="P455">«<text:span text:style-name="T2369">Ты не уйдёшь от нас? Не уходи, мы нуждаемся в тебе. </text:span><text:span text:style-name="T2370">Что </text:span><text:span text:style-name="T4037">нам делать</text:span><text:span text:style-name="T2370"> когда сюда вернётся Система? </text:span><text:span text:style-name="T2430">Чтобы выжить, н</text:span><text:span text:style-name="T2370">ам </text:span><text:span text:style-name="T4037">необходимы</text:span><text:span text:style-name="T2370"> твои способности. </text:span><text:span text:style-name="T2371">Нам нужны твои знания, чтобы строить новые дома и новые генераторы. </text:span><text:span text:style-name="T2372">Предстоит ещё очень много работы и </text:span><text:span text:style-name="T2383">без тебя нам будет </text:span><text:span text:style-name="T4050">очень </text:span><text:span text:style-name="T2383">трудно</text:span><text:span text:style-name="T2372">.</text:span><text:span text:style-name="T2370">»</text:span></text:p>
      <text:p text:style-name="P457">От сказанного Робин потерял дар речи. <text:span text:style-name="T2373">Он попытался произнести хотя бы слово, но закашлялся и не смог. </text:span><text:span text:style-name="T4037">Ч</text:span><text:span text:style-name="T2373">то он мог сказать </text:span><text:span text:style-name="T4037">им</text:span><text:span text:style-name="T2373">? </text:span><text:span text:style-name="T2374"><text:s/></text:span><text:span text:style-name="T2375">Он знал, что все эти потерявшие покой люди хотели услышать его «нет» </text:span><text:span text:style-name="T2384">—</text:span><text:span text:style-name="T2375"> хотели, чтобы он остался с ними </text:span><text:span text:style-name="T4037">навечно</text:span><text:span text:style-name="T2375">. Возможно, ему следовало рассказать о себе </text:span><text:span text:style-name="T4037">всю правду, и</text:span><text:span text:style-name="T2375"> </text:span><text:span text:style-name="T4037">т</text:span><text:span text:style-name="T2376">огда они </text:span><text:span text:style-name="T4037">бы </text:span><text:span text:style-name="T4071">поняли</text:span><text:span text:style-name="T2376">, что </text:span><text:span text:style-name="T4038">когда-нибудь</text:span><text:span text:style-name="T2376"> ему прид</text:span><text:span text:style-name="T2377">ётся </text:span><text:span text:style-name="T4038">уйти</text:span><text:span text:style-name="T2376">. </text:span><text:span text:style-name="T4038">Но </text:span><text:span text:style-name="T4051">для этого </text:span><text:span text:style-name="T4038">у</text:span><text:span text:style-name="T2378"> него не хватало </text:span><text:span text:style-name="T4051">смелости</text:span><text:span text:style-name="T2378">.</text:span></text:p>
      <text:p text:style-name="P456">«<text:span text:style-name="T2379">Нет! Конечно, мы не расстанемся! Вы навсегда останетесь со мной в мо</text:span><text:span text:style-name="T4041">ём сердце</text:span><text:span text:style-name="T2379">!</text:span>»</text:p>
      <text:p text:style-name="P458">Тщательно подобранные слова немного п<text:span text:style-name="T4051">од</text:span>бодрили <text:span text:style-name="T4052">всех </text:span>присутствующих. <text:span text:style-name="T2380">Робин изобразил на лице улыбку, хотя на самом деле на его душе скребли кошки. </text:span><text:span text:style-name="T2381">Чувствуя, что </text:span><text:span text:style-name="T4042">не стоит</text:span><text:span text:style-name="T2381"> показывать </text:span><text:span text:style-name="T4042">людям </text:span><text:span text:style-name="T2381">свою печаль, он смеялся и шутил вместе с остальными, </text:span><text:span text:style-name="T4042">убеждая себя</text:span><text:span text:style-name="T2381">, что с</text:span><text:span text:style-name="T4054">мог</text:span><text:span text:style-name="T2381"> о</text:span><text:span text:style-name="T4053">бмануть людей</text:span><text:span text:style-name="T2381">.</text:span></text:p>
      <text:p text:style-name="P458"/>
      <text:p text:style-name="P458">«<text:span text:style-name="T2382">Профессор Фергер, я не хочу возвращаться! </text:span><text:span text:style-name="T2384">Вы же видите </text:span><text:span text:style-name="T4055">сами </text:span><text:span text:style-name="T2384">— </text:span><text:span text:style-name="T4043">эти </text:span><text:span text:style-name="T2384">люди </text:span><text:span text:style-name="T4043">полностью </text:span><text:span text:style-name="T2384">зависят от меня. </text:span><text:span text:style-name="T4055">Да, я</text:span><text:span text:style-name="T2385"> понимаю, что не должен был становиться настолько важны</text:span><text:span text:style-name="T2387">м </text:span><text:span text:style-name="T4055">для них</text:span><text:span text:style-name="T2387">.</text:span><text:span text:style-name="T2385"> Но что </text:span><text:span text:style-name="T4055">случится</text:span><text:span text:style-name="T2388">, когда</text:span><text:span text:style-name="T2385"> я </text:span><text:span text:style-name="T4055">уйду</text:span><text:span text:style-name="T2385">? </text:span><text:span text:style-name="T2386">Вы же слышали — они боятся </text:span><text:span text:style-name="T4056">ответных действий</text:span><text:span text:style-name="T2386"> Систем</text:span><text:span text:style-name="T4056">ы, </text:span><text:span text:style-name="T2389">когда</text:span><text:span text:style-name="T2386"> </text:span><text:span text:style-name="T4057">повсюду</text:span><text:span text:style-name="T4056"> станет известно</text:span><text:span text:style-name="T2386">, что </text:span><text:span text:style-name="T4056">именно </text:span><text:span text:style-name="T2386">произошло здесь, в Саутгемптоне. </text:span><text:span text:style-name="T4056">Эти события не за горами</text:span><text:span text:style-name="T2390">, </text:span><text:span text:style-name="T4056">поскольку</text:span><text:span text:style-name="T2390"> </text:span><text:span text:style-name="T4072">обратно </text:span><text:span text:style-name="T4058">к ним</text:span><text:span text:style-name="T2390"> не вернул</text:span><text:span text:style-name="T4058">и</text:span><text:span text:style-name="T2390">сь уже девять кораблей снабжения!</text:span>»</text:p>
      <text:p text:style-name="P458">«<text:span text:style-name="T2391">Робин,</text:span>» - <text:span text:style-name="T2391">начал успокаивать его профессор,</text:span></text:p>
      <text:p text:style-name="P458">«<text:span text:style-name="T2391">Они больше не нуждаются в тебе. Эти люд</text:span><text:span text:style-name="T4060">и</text:span><text:span text:style-name="T2391"> </text:span><text:span text:style-name="T4060">хотят</text:span><text:span text:style-name="T2391"> </text:span><text:span text:style-name="T4060">лишь</text:span><text:span text:style-name="T2391"> тво</text:span><text:span text:style-name="T4060">его</text:span><text:span text:style-name="T2391"> покровительств</text:span><text:span text:style-name="T4060">а</text:span><text:span text:style-name="T2391"> и </text:span><text:span text:style-name="T4059">они не желают принимать на себя всю полноту ответственности!</text:span><text:span text:style-name="T2391"> </text:span><text:span text:style-name="T2392">Ты почти полностью, своими руками, создал их новый мир </text:span><text:span text:style-name="T2393">и они принимают </text:span><text:span text:style-name="T2395">его</text:span><text:span text:style-name="T2393"> как должное. </text:span><text:span text:style-name="T2394">Ты </text:span><text:span text:style-name="T4059">даёшь им всё, что нужно, порождая в них лень!</text:span>»</text:p>
      <text:p text:style-name="P458">«<text:span text:style-name="T2396">Нет, вы ошибаетесь! </text:span><text:span text:style-name="T2397">Они видят во мне не только того, кто </text:span><text:span text:style-name="T4060">даёт им всё необходимое</text:span><text:span text:style-name="T2397">. Они по-настоящему любят меня! Как человека, как личность! </text:span><text:span text:style-name="T2398">Вчера одна женщина сердечно благодарила меня за то, что я п</text:span><text:span text:style-name="T4061">отратил</text:span><text:span text:style-name="T2398"> время, </text:span><text:span text:style-name="T2399">пытаясь</text:span><text:span text:style-name="T2398"> её </text:span><text:span text:style-name="T2399">утешить</text:span><text:span text:style-name="T2398">! </text:span><text:span text:style-name="T4060">Н</text:span><text:span text:style-name="T2400">е говорите мне о том, что они не ценят </text:span><text:span text:style-name="T4060">мою </text:span><text:span text:style-name="T2400">поддержку!</text:span>»</text:p>
      <text:p text:style-name="P458">«<text:span text:style-name="T2401">Ты забываешь о главной цели своего пребывания </text:span><text:span text:style-name="T4062">в этом мире</text:span><text:span text:style-name="T2401">. </text:span><text:span text:style-name="T2402">Помни — в первую очередь нам нужно предотвратить ядерную войну. </text:span><text:span text:style-name="T2403">Если мы достигнем </text:span><text:span text:style-name="T2406">этого</text:span><text:span text:style-name="T2403">, то не случится ни боли, ни лишений, которые испытали </text:span><text:span text:style-name="T4062">все </text:span><text:span text:style-name="T2403">эти люди. </text:span><text:span text:style-name="T2404">Они не потеряют свои семьи, а те, ко</text:span><text:span text:style-name="T2407">го </text:span><text:span text:style-name="T2408">Система </text:span><text:span text:style-name="T2404">искромсала </text:span><text:span text:style-name="T2405">на куски</text:span><text:span text:style-name="T2404">, останутся жить!</text:span>»</text:p>
      <text:p text:style-name="P458">«<text:span text:style-name="T2409">Вы сами произнесли это слово — «Е</text:span><text:span text:style-name="T2410">СЛИ</text:span><text:span text:style-name="T2409">»! Понимаете? </text:span><text:span text:style-name="T2708">Вы</text:span><text:span text:style-name="T2409"> </text:span><text:span text:style-name="T2708">не </text:span><text:span text:style-name="T2409">увере</text:span><text:span text:style-name="T2708">ны</text:span><text:span text:style-name="T2409"> в том, что всё получится! </text:span><text:span text:style-name="T2411">А если ничего не выйдет? </text:span><text:span text:style-name="T2412">Это будет означать, что я бросил их на произвол судьбы! Нет, покидать это место слишком рискованно. </text:span><text:span text:style-name="T2413">Я не считаю это разумным решением!</text:span>»</text:p>
      <text:p text:style-name="P458"><text:soft-page-break/>«<text:span text:style-name="T2414">Без твоих уникальных способностей у нас не будет ни одного шанса на успех! </text:span><text:span text:style-name="T2415">Ты выполнишь любое задание быстрее, чем мы его обдумаем! </text:span><text:span text:style-name="T2416">Я помню то время, когда ты с готовностью брался за любое дело, даже за то, которое всем казалось невыполнимым! </text:span><text:span text:style-name="T2417">А теперь скажи мне — что случилось с тем Робином, которого все мы когда-то знали?</text:span>»</text:p>
      <text:p text:style-name="P459">«Тогда всё было по-другому — я не чувствовал за собой ответственности за жизни людей! <text:span text:style-name="T2419">Они беспомощны и я</text:span><text:span text:style-name="T2418"> не могу </text:span><text:span text:style-name="T2429">их </text:span><text:span text:style-name="T2418">бросить! </text:span><text:span text:style-name="T2420">Если я отвернусь от них, мне не будет оправдани</text:span><text:span text:style-name="T2423">й</text:span><text:span text:style-name="T2420">!</text:span>»</text:p>
      <text:p text:style-name="P459">«<text:span text:style-name="T2421">А как насчёт нас? А как насчёт жизней миллиардов ни в чём не повинных людей, живущих на Земле? </text:span><text:span text:style-name="T2422">Ты поворачиваешься к нам спиной? Робин, я думал, что ты любишь </text:span><text:span text:style-name="T2424">нас</text:span><text:span text:style-name="T2422">! </text:span><text:span text:style-name="T2425">Прошу тебя, вернись! Пожалуйста!</text:span>»</text:p>
      <text:p text:style-name="P459">«<text:span text:style-name="T2426">Это нечестно! </text:span><text:span text:style-name="T3066">Зачем в</text:span><text:span text:style-name="T2426">ы пытаетесь меня шантажировать? </text:span><text:span text:style-name="T2427">Вы </text:span><text:span text:style-name="T3066">же </text:span><text:span text:style-name="T2427">знаете, что я люблю всех! Вы не </text:span><text:span text:style-name="T4062">должны</text:span><text:span text:style-name="T2427"> говорить </text:span><text:span text:style-name="T3064">со мной </text:span><text:span text:style-name="T4062">в такой манере</text:span><text:span text:style-name="T2427">, </text:span><text:span text:style-name="T3064">принуждая к возвращению</text:span><text:span text:style-name="T2427">! </text:span><text:span text:style-name="T2428">Вы </text:span><text:span text:style-name="T3066">просто </text:span><text:span text:style-name="T2428">злоупотребляете мо</text:span><text:span text:style-name="T3065">ей привязанностью к вам</text:span><text:span text:style-name="T2428">!</text:span>»</text:p>
      <text:p text:style-name="P460">«П<text:span text:style-name="T3067">ожалуйста, </text:span>возвращайся!» - воззвал профессор,</text:p>
      <text:p text:style-name="P461">«Дай нам <text:span text:style-name="T3068">хотя бы один </text:span>шанс пережить войну и её последствия! Разве ты не понял — <text:span text:style-name="T3064">в Саутгемптоне будущего </text:span>никого из нас нет <text:span text:style-name="T3068">в живых</text:span>! <text:span text:style-name="T3068">Это же ясно, как Божий день </text:span>— мы не смогли выжить! <text:span text:style-name="T3068">М</text:span><text:span text:style-name="T2431">ожет быть, если ты </text:span><text:span text:style-name="T3068">решишь </text:span><text:span text:style-name="T2431">верн</text:span><text:span text:style-name="T3068">уться</text:span><text:span text:style-name="T2431">, у нас появится </text:span><text:span text:style-name="T3068">возможность </text:span><text:span text:style-name="T2431">дожить до старости </text:span><text:span text:style-name="T3068">в спокойствии и мире</text:span><text:span text:style-name="T2431">.</text:span>»</text:p>
      <text:p text:style-name="P460">«<text:span text:style-name="T2431">О</text:span><text:span text:style-name="T3068">х</text:span><text:span text:style-name="T2431">, </text:span><text:span text:style-name="T2443">я </text:span><text:span text:style-name="T2431">не знаю, </text:span><text:span text:style-name="T3068">что мне делать</text:span><text:span text:style-name="T2431">!</text:span>»</text:p>
      <text:p text:style-name="P460">«<text:span text:style-name="T2431">Подумай об этом, Робин! </text:span><text:span text:style-name="T3069">М</text:span><text:span text:style-name="T2432">ы </text:span><text:span text:style-name="T3069">все понимаем</text:span><text:span text:style-name="T2432">, что мир, частью которого ты являешься </text:span><text:span text:style-name="T3069">в настоящее время</text:span><text:span text:style-name="T2432"> — это </text:span><text:span text:style-name="T3069">наше </text:span><text:span text:style-name="T2432">будущее. </text:span><text:span text:style-name="T2433">Но в таком случае </text:span><text:span text:style-name="T2434">ты можешь рассматривать его </text:span><text:span text:style-name="T2435">сквозь</text:span><text:span text:style-name="T2434"> призму логики, </text:span><text:span text:style-name="T2435">то есть </text:span><text:span text:style-name="T2434">считать его </text:span><text:span text:style-name="T3069">не более, чем</text:span><text:span text:style-name="T2436"> </text:span><text:span text:style-name="T3069">обыкновенным </text:span><text:span text:style-name="T2434">сном. </text:span><text:span text:style-name="T2437">Ты </text:span><text:span text:style-name="T3064">просто обязан</text:span><text:span text:style-name="T2437"> пробудиться и </text:span><text:span text:style-name="T3063">передать</text:span><text:span text:style-name="T2437"> людям </text:span><text:span text:style-name="T3063">те</text:span><text:span text:style-name="T2437"> знания, которые п</text:span><text:span text:style-name="T3069">риобрёл</text:span><text:span text:style-name="T2437"> — </text:span><text:span text:style-name="T2438">и тогда </text:span><text:span text:style-name="T3069">с</text:span><text:span text:style-name="T2438">он </text:span><text:span text:style-name="T3064">точно </text:span><text:span text:style-name="T2438">не с</text:span><text:span text:style-name="T3069">танет вещим</text:span><text:span text:style-name="T2438">. Ты </text:span><text:span text:style-name="T3069">обязан</text:span><text:span text:style-name="T2438"> помочь нам! </text:span><text:span text:style-name="T3064">И</text:span><text:span text:style-name="T2438">ли хотя бы попытаться помочь! </text:span><text:span text:style-name="T3064">Пожалуйста, сделай это ради меня!</text:span><text:span text:style-name="T2439"> </text:span><text:span text:style-name="T3070">Сделай это ради всех нас! </text:span><text:span text:style-name="T2439">Бол</text:span><text:span text:style-name="T3064">ее</text:span><text:span text:style-name="T2439"> я не скажу н</text:span><text:span text:style-name="T3064">и слова</text:span><text:span text:style-name="T2439">. У тебя </text:span><text:span text:style-name="T3064">есть достаточно</text:span><text:span text:style-name="T2439"> врем</text:span><text:span text:style-name="T3064">ени</text:span><text:span text:style-name="T2439"> обдумать всё, о чём мы </text:span><text:span text:style-name="T3064">по</text:span><text:span text:style-name="T2439">говорили. К</text:span><text:span text:style-name="T3064">ак только</text:span><text:span text:style-name="T2439"> </text:span><text:span text:style-name="T3070">ты </text:span><text:span text:style-name="T2439">примешь решение — </text:span><text:span text:style-name="T3070">сразу же </text:span><text:span text:style-name="T2439">сообщи мне о нём.</text:span>»</text:p>
      <text:p text:style-name="P460"/>
      <text:p text:style-name="P462">ПЯТАЯ ГЛАВА</text:p>
      <text:p text:style-name="P462"/>
      <text:p text:style-name="P462">ВОЗВРАЩЕНИЕ ДОМОЙ</text:p>
      <text:p text:style-name="P462"/>
      <text:p text:style-name="P462">ПРОФЕССОР <text:span text:style-name="T3072">ВМЕСТЕ СО СВОИМИ СТУДЕНТАМИ</text:span> <text:span text:style-name="T3072">СТАЛИ ИСПЫТЫВАТЬ</text:span> БЕСПОКО<text:span text:style-name="T3072">ЙСТВО</text:span>, ПОСКОЛЬКУ <text:span text:style-name="T3072">ОНИ </text:span>НЕ ПОЛУЧ<text:span text:style-name="T3071">А</text:span>ЛИ ОТ РОБИНА никак<text:span text:style-name="T3071">их</text:span> <text:span text:style-name="T3071">известий</text:span>. Всё, что они могли <text:span text:style-name="T2501">видеть</text:span> — это как он, в облике орла, бесцельно <text:span text:style-name="T3073">кружит</text:span> над землей.</text:p>
      <text:p text:style-name="P463"><text:span text:style-name="T3079">С</text:span>ильны<text:span text:style-name="T3710">е</text:span> <text:span text:style-name="T3079">порыв</text:span><text:span text:style-name="T3710">ы</text:span><text:span text:style-name="T3079"> </text:span>вет<text:span text:style-name="T3079">ра</text:span> <text:span text:style-name="T3079">за</text:span><text:span text:style-name="T3710">тягивали</text:span><text:span text:style-name="T3079"> в себя</text:span> <text:span text:style-name="T2450">дорожную </text:span>пыль и <text:span text:style-name="T3710">прочий </text:span>р<text:span text:style-name="T3079">азнообразный</text:span> мусор, <text:span text:style-name="T3079">находящи</text:span><text:span text:style-name="T3710">йся </text:span><text:span text:style-name="T3079">на его пути.</text:span> Когда <text:span text:style-name="T3079">ветер</text:span> сталкивался с препятствиями, был<text:span text:style-name="T3083">и</text:span> отчётливо слыш<text:span text:style-name="T3083">ны</text:span><text:span text:style-name="T3079"> звук</text:span><text:span text:style-name="T3083">и</text:span><text:span text:style-name="T3079"> разбивающихся и разлетающихся в клочья кусков картона и фанеры</text:span>.</text:p>
      <text:p text:style-name="P464">Люди <text:span text:style-name="T3080">исчезли</text:span> <text:span text:style-name="T3080">с </text:span>улиц и <text:span text:style-name="T3083">повсюду </text:span>воцарилась <text:span text:style-name="T3082">гробовая </text:span>тишина. <text:span text:style-name="T3081">Пролетая над городом</text:span><text:span text:style-name="T2442">, </text:span>Робин больше не слыша<text:span text:style-name="T3103">л</text:span> <text:span text:style-name="T3103">ни </text:span><text:span text:style-name="T3095">их </text:span>смеха, <text:span text:style-name="T3103">ни</text:span><text:span text:style-name="T3084"> их счастливых восклицаний</text:span>.</text:p>
      <text:p text:style-name="P464">Орёл приземлился и <text:span text:style-name="T3077">вернул себе своё</text:span> истинн<text:span text:style-name="T3163">ый</text:span>, человеческ<text:span text:style-name="T3163">ий</text:span> обли<text:span text:style-name="T3163">к</text:span>. <text:span text:style-name="T3085">Юноша</text:span><text:span text:style-name="T2440"> вошёл в свою обитель, в свой дом — единственное место, где он имел возможность побыть в одиночестве. </text:span><text:span text:style-name="T2441">Когда </text:span><text:span text:style-name="T3075">он</text:span><text:span text:style-name="T2441"> находился внутри, никто не </text:span><text:span text:style-name="T3074">пытался </text:span><text:span text:style-name="T2441">беспокои</text:span><text:span text:style-name="T3074">ть</text:span><text:span text:style-name="T2441"> его, </text:span><text:span text:style-name="T3074">не имея </text:span><text:span text:style-name="T3109">на то</text:span><text:span text:style-name="T3074"> </text:span><text:span text:style-name="T3086">веских оснований</text:span><text:span text:style-name="T2441">.</text:span></text:p>
      <text:p text:style-name="P465"><text:span text:style-name="T3087">Робин</text:span> находился в жутком смятении чувств и <text:span text:style-name="T3110">с трудом удерживал себя от того, чтобы не </text:span><text:s/>ра<text:span text:style-name="T3076">зрыдаться</text:span>. Глубоко внутри <text:span text:style-name="T2445">себя </text:span><text:span text:style-name="T3087">он</text:span> <text:span text:style-name="T3088">осознавал</text:span>, что профессор <text:span text:style-name="T3088">был </text:span>прав и <text:span text:style-name="T2447">что </text:span>его рассуждения <text:span text:style-name="T3089">точны</text:span>, но одновременно с этим <text:span text:style-name="T2444">он </text:span>чувствовал, <text:span text:style-name="T2446">что </text:span><text:span text:style-name="T3097">теперь </text:span><text:span text:style-name="T2446">является частью </text:span><text:span text:style-name="T3097">этого </text:span><text:span text:style-name="T2446">нового мира. </text:span><text:span text:style-name="T3090">Ведь э</text:span><text:span text:style-name="T2448">то он, </text:span><text:span text:style-name="T2451">Робин,</text:span><text:span text:style-name="T2448"> создал </text:span><text:span text:style-name="T3092">его именно</text:span><text:span text:style-name="T3090"> таким</text:span><text:span text:style-name="T2448">! </text:span><text:span text:style-name="T3096">Этот мир</text:span><text:span text:style-name="T2448"> принадлежал ему </text:span><text:span text:style-name="T3096">одному</text:span><text:span text:style-name="T2448">, и все живущие здесь люди </text:span><text:span text:style-name="T3091">беспрекословно </text:span><text:span text:style-name="T3093">подчинялись</text:span><text:span text:style-name="T2487"> </text:span><text:span text:style-name="T3096">каждому </text:span><text:span text:style-name="T3103">его </text:span><text:span text:style-name="T3096">слову</text:span><text:span text:style-name="T2448">! </text:span><text:span text:style-name="T2449">Робин придумал </text:span><text:span text:style-name="T3094">и внедрил</text:span><text:span text:style-name="T2449"> </text:span><text:span text:style-name="T3094">принципиально </text:span><text:span text:style-name="T2449">новую форму правления, в которую он вложил все свои представления о</text:span><text:span text:style-name="T2467">б</text:span><text:span text:style-name="T2449"> </text:span><text:span text:style-name="T2467">истинной </text:span><text:span text:style-name="T2449">демократии. </text:span><text:span text:style-name="T3078">Здесь к</text:span><text:span text:style-name="T2449">аждый гражданин имел право </text:span><text:span text:style-name="T3111">голоса</text:span><text:span text:style-name="T2449"> </text:span><text:span text:style-name="T2452">по любому вопросу, начиная с </text:span><text:span text:style-name="T2453">того, чья очередь </text:span><text:span text:style-name="T2452">у</text:span><text:span text:style-name="T2453">би</text:span><text:span text:style-name="T2452">р</text:span><text:span text:style-name="T2453">ать </text:span><text:span text:style-name="T2452">территори</text:span><text:span text:style-name="T2454">ю</text:span><text:span text:style-name="T2452"> и заканчивая </text:span><text:soft-page-break/><text:span text:style-name="T3097">согласованием </text:span><text:span text:style-name="T2452">постройк</text:span><text:span text:style-name="T3097">и</text:span><text:span text:style-name="T2452"> новых </text:span><text:span text:style-name="T3098">сооружений</text:span><text:span text:style-name="T2452">. </text:span><text:span text:style-name="T3100">Любые</text:span><text:span text:style-name="T2455"> назначения на административные должности, </text:span><text:span text:style-name="T3100">в том числе и самого </text:span><text:span text:style-name="T2455">нижнего уровня, </text:span><text:span text:style-name="T3098">заранее и со всей </text:span><text:span text:style-name="T2455">тщательно</text:span><text:span text:style-name="T3098">стью</text:span><text:span text:style-name="T2455"> обсуждались всем</text:span><text:span text:style-name="T3099">и </text:span><text:span text:style-name="T3100">без исключения </text:span><text:span text:style-name="T3099">гражданами его государства</text:span><text:span text:style-name="T2455">. </text:span><text:span text:style-name="T3104">С первого дня пребывания здесь он пытался достичь именно этого</text:span><text:span text:style-name="T2456">, </text:span><text:span text:style-name="T3104">и</text:span><text:span text:style-name="T2456"> теперь </text:span><text:span text:style-name="T3104">с горестью осознавал</text:span><text:span text:style-name="T2456">, </text:span><text:span text:style-name="T3104">ч</text:span><text:span text:style-name="T3101">то </text:span><text:span text:style-name="T2456">все его мечты </text:span><text:span text:style-name="T3101">рухнут </text:span><text:span text:style-name="T3104">сразу </text:span><text:span text:style-name="T3106">же </text:span><text:span text:style-name="T3104">после того, как </text:span><text:span text:style-name="T3105">он покинет этот мир</text:span><text:span text:style-name="T2456">. </text:span><text:span text:style-name="T3112">Но теперь </text:span><text:span text:style-name="T2457">Робин было </text:span><text:span text:style-name="T3107">тесно связан с ним</text:span><text:span text:style-name="T2457"> множество</text:span><text:span text:style-name="T3107">м</text:span><text:span text:style-name="T2457"> приятных и счастливых воспоминаний. </text:span><text:span text:style-name="T3103">Здесь в</text:span><text:span text:style-name="T2459">се</text:span><text:span text:style-name="T2458"> стали настолько сплочёнными, что счастье и горести одного человека разделял</text:span><text:span text:style-name="T3108">и многие другие</text:span><text:span text:style-name="T2459">, окружавши</text:span><text:span text:style-name="T3108">е</text:span><text:span text:style-name="T2459"> его люд</text:span><text:span text:style-name="T3108">и</text:span><text:span text:style-name="T2459">.</text:span></text:p>
      <text:p text:style-name="P465">«<text:span text:style-name="T2460">Вы правы, профессор. Я </text:span><text:span text:style-name="T3113">должен </text:span><text:span text:style-name="T2460">верну</text:span><text:span text:style-name="T3113">ться</text:span><text:span text:style-name="T2460">, но мне </text:span><text:span text:style-name="T3113">безумно</text:span><text:span text:style-name="T2460"> жаль, что никогда больше мне не доведётся жить среди этих </text:span><text:span text:style-name="T3113">замечательных </text:span><text:span text:style-name="T2460">людей. </text:span><text:span text:style-name="T3114">Я сомневаюсь в том</text:span><text:span text:style-name="T3113">, что у меня получится </text:span><text:span text:style-name="T3114">легко </text:span><text:span text:style-name="T3113">приспособиться </text:span><text:span text:style-name="T2461">к </text:span><text:span text:style-name="T3113">условиям </text:span><text:span text:style-name="T2461">реально</text:span><text:span text:style-name="T3113">го</text:span><text:span text:style-name="T2461"> мир</text:span><text:span text:style-name="T3113">а после моего возвращения</text:span><text:span text:style-name="T2461">. </text:span><text:span text:style-name="T2466">У</text:span><text:span text:style-name="T2462">ехать отсюда </text:span><text:span text:style-name="T2464">по-настоящему просто </text:span><text:span text:style-name="T2462">невозможно — </text:span><text:span text:style-name="T3114">в своих воспоминаниях я останусь здесь навсегда</text:span><text:span text:style-name="T2463">!</text:span>»</text:p>
      <text:p text:style-name="P465">«<text:span text:style-name="T2465">Я рад, что ты </text:span><text:span text:style-name="T3115">сделал свой выбор</text:span><text:span text:style-name="T2465">. </text:span><text:span text:style-name="T3115">З</text:span><text:span text:style-name="T2469">наю</text:span><text:span text:style-name="T2467">, </text:span><text:span text:style-name="T3115">он </text:span><text:span text:style-name="T2467">был </text:span><text:span text:style-name="T3115">нелёгким</text:span><text:span text:style-name="T2467">, но, поверь мне, </text:span><text:span text:style-name="T2468">я не </text:span><text:span text:style-name="T3115">стал бы </text:span><text:span text:style-name="T2468">проси</text:span><text:span text:style-name="T3115">ть </text:span><text:span text:style-name="T2468">тебя уйти, если бы не был уверен в своих словах!»</text:span></text:p>
      <text:p text:style-name="P465">«<text:span text:style-name="T3115">У меня есть время на прощание</text:span><text:span text:style-name="T2470">?</text:span>»</text:p>
      <text:p text:style-name="P465">«<text:span text:style-name="T2470">Нет</text:span>» - <text:span text:style-name="T2470">ответил профессор после короткого раздумья.</text:span></text:p>
      <text:p text:style-name="P465">«<text:span text:style-name="T2471">Если </text:span><text:span text:style-name="T3116">уйдёшь от них не попрощавшись</text:span><text:span text:style-name="T2471">, то они </text:span><text:span text:style-name="T3116">обязательно подумают</text:span><text:span text:style-name="T2471">, что </text:span><text:span text:style-name="T3116">с тебя подстрелили</text:span><text:span text:style-name="T2471">, пока ты </text:span><text:span text:style-name="T2473">летал над чужими землями</text:span><text:span text:style-name="T2471">. </text:span><text:span text:style-name="T2472">Обрати внимание </text:span><text:span text:style-name="T3116">на то, как усилился ветер</text:span><text:span text:style-name="T2472"> — если не ошибаюсь, вскоре </text:span><text:span text:style-name="T3971">должна </text:span><text:span text:style-name="T3116">нач</text:span><text:span text:style-name="T3971">аться</text:span><text:span text:style-name="T2472"> буря!</text:span>»</text:p>
      <text:p text:style-name="P465">«<text:span text:style-name="T3117">Я всё понял</text:span><text:span text:style-name="T2474">. </text:span><text:span text:style-name="T2476">Наверное</text:span><text:span text:style-name="T2474">, вы правы. </text:span><text:span text:style-name="T2475">Так</text:span><text:span text:style-name="T3118">им образом люди не подумают</text:span><text:span text:style-name="T2475">, что я </text:span><text:span text:style-name="T3118">трусливо сбежал от них и</text:span><text:span text:style-name="T2476">, возможно, будут вспоминать обо мне с теплотой </text:span><text:span text:style-name="T3118">в их </text:span><text:span text:style-name="T2476">сердцах.</text:span>»</text:p>
      <text:p text:style-name="P465"/>
      <text:p text:style-name="P466">Теперь, <text:span text:style-name="T3119">после принятия решения о возвращении </text:span>Робин<text:span text:style-name="T3119">а</text:span>, все <text:span text:style-name="T3119">его </text:span>дальнейшие действия сводились к <text:span text:style-name="T3119">единственному</text:span> вопросу — как <text:span text:style-name="T3122">это </text:span>сделать? <text:span text:style-name="T2480">В </text:span><text:span text:style-name="T3122">мир </text:span><text:span text:style-name="T2480">будуще</text:span><text:span text:style-name="T3122">го</text:span><text:span text:style-name="T2480"> он попал, совершив путешествие во времени из своей спал</text:span><text:span text:style-name="T2481">ьни на Девоншир-роуд. </text:span><text:span text:style-name="T2482">Было </text:span><text:span text:style-name="T3120">бы </text:span><text:span text:style-name="T2482">логичным предположить, что </text:span><text:span text:style-name="T3120">в его </text:span><text:span text:style-name="T3123">нынешней</text:span><text:span text:style-name="T2482"> </text:span><text:span text:style-name="T3120">ситуации </text:span><text:span text:style-name="T2482">ему следует </text:span><text:span text:style-name="T3120">снова </text:span><text:span text:style-name="T2483">отправиться</text:span><text:span text:style-name="T2482"> на Девоншир-роуд и поискать </text:span><text:span text:style-name="T3120">то </text:span><text:span text:style-name="T2482">место, </text:span><text:span text:style-name="T3120">где </text:span><text:span text:style-name="T2482">когда-то располагался его дом, </text:span><text:span text:style-name="T3121">а</text:span><text:span text:style-name="T2482"> оттуда попытаться вернуться в </text:span><text:span text:style-name="T3123">прошлое</text:span><text:span text:style-name="T2482">. </text:span><text:span text:style-name="T2484">Однако это была всего лишь догадка, поскольку никто </text:span><text:span text:style-name="T3124">из них </text:span><text:span text:style-name="T2484">не </text:span><text:span text:style-name="T3124">обладал достоверными</text:span><text:span text:style-name="T2484"> сведени</text:span><text:span text:style-name="T3124">ями</text:span><text:span text:style-name="T2484"> о п</text:span><text:span text:style-name="T3124">утешествиях</text:span><text:span text:style-name="T2484"> во времени. </text:span><text:span text:style-name="T3124">Но д</text:span><text:span text:style-name="T2485">ругих предположений </text:span><text:span text:style-name="T3124">попросту не имелось, и </text:span><text:span text:style-name="T2485">было решено </text:span><text:span text:style-name="T3124">прорабатывать</text:span><text:span text:style-name="T2485"> </text:span><text:span text:style-name="T2486">именно </text:span><text:span text:style-name="T2485">этот вариант.</text:span></text:p>
      <text:p text:style-name="P467">Робин бродил по своему временному пристанищу, осматривая его напоследок и стараясь запомнить каждую <text:span text:style-name="T3125">приятную для сердца </text:span>мелочь, прежде чем покинуть его навсегда. <text:span text:style-name="T2488">Затем, подхватив пальто, он </text:span><text:span text:style-name="T2490">быстро </text:span><text:span text:style-name="T2488">вышел наружу — </text:span><text:span text:style-name="T2489">на </text:span><text:span text:style-name="T2488">его глазах </text:span><text:span text:style-name="T3125">за</text:span><text:span text:style-name="T2488">блестели слёзы. </text:span><text:span text:style-name="T2491">Ветер дул с удвоенной силой, завывая, словно от гнева, и над землёй, вдаль, неслись ч</text:span><text:span text:style-name="T2502">ё</text:span><text:span text:style-name="T2491">рные грозовые тучи. Грянул гром и заглушил своим раскатом шум проливного дождя. Вслед за ним, </text:span><text:span text:style-name="T2492">небо </text:span><text:span text:style-name="T3126">разрезала </text:span><text:span text:style-name="T2492">молния, осветив своим ярким </text:span><text:span text:style-name="T3127">холодным</text:span><text:span text:style-name="T2492"> светом ночно</text:span><text:span text:style-name="T3126">й небосвод</text:span><text:span text:style-name="T2492">. </text:span><text:span text:style-name="T3128">Вспышки</text:span><text:span text:style-name="T2493">, </text:span><text:span text:style-name="T3128">следовавшие одна за другой,</text:span><text:span text:style-name="T2493"> освеща</text:span><text:span text:style-name="T3128">ли</text:span><text:span text:style-name="T2493"> е</text:span><text:span text:style-name="T2494">му</text:span><text:span text:style-name="T2493"> дорогу в кромешной тьме, царившей на пустынных улицах. </text:span><text:span text:style-name="T3128">Разразившаяся б</text:span><text:span text:style-name="T2495">уря напом</text:span><text:span text:style-name="T3129">инала ту</text:span><text:span text:style-name="T2496"> </text:span><text:span text:style-name="T3128">жутк</text:span><text:span text:style-name="T3129">ую</text:span><text:span text:style-name="T3128"> </text:span><text:span text:style-name="T2495">ноч</text:span><text:span text:style-name="T3129">ь</text:span><text:span text:style-name="T2495">, </text:span><text:span text:style-name="T3129">в которую</text:span><text:span text:style-name="T2495"> он </text:span><text:span text:style-name="T3128">растерзал</text:span><text:span text:style-name="T2495"> </text:span><text:span text:style-name="T3128">мистера Уи</text:span><text:span text:style-name="T3131">т</text:span><text:span text:style-name="T3128">ли, </text:span><text:span text:style-name="T2495">отца Элисон.</text:span></text:p>
      <text:p text:style-name="P468"><text:span text:style-name="T3130">Накатившие воспоминания </text:span><text:span text:style-name="T3131">оказались полезными</text:span><text:span text:style-name="T2503"> </text:span>— он припом<text:span text:style-name="T3136">нил</text:span> как, <text:span text:style-name="T3132">будучи в облике птицы, </text:span>возвращался <text:span text:style-name="T3132">от</text:span> дома Ника <text:span text:style-name="T3133">обратно</text:span>, на Девоншир-роуд, <text:span text:style-name="T3133">и таким образом </text:span><text:span text:style-name="T2511">пыт</text:span><text:span text:style-name="T3133">ался </text:span><text:span text:style-name="T2504">отыск</text:span><text:span text:style-name="T3133">ать</text:span><text:span text:style-name="T2511"> </text:span><text:span text:style-name="T2504">правильный путь.</text:span></text:p>
      <text:p text:style-name="P469"><text:span text:style-name="T3135">П</text:span><text:span text:style-name="T3134">утешествие</text:span> пох<text:span text:style-name="T3134">одило</text:span> на прогулк<text:span text:style-name="T2512">у</text:span> во сне, словно какая-то магнетическая сила влекла его в нужное место. Прибыв <text:span text:style-name="T3137">в точку назначения</text:span>, он <text:span text:style-name="T3137">без отлагательств вышел на связь </text:span>с профессором Фергером.</text:p>
      <text:p text:style-name="P469">«Я <text:span text:style-name="T3138">на месте</text:span>. Что <text:span text:style-name="T2505">мне </text:span><text:span text:style-name="T3138">д</text:span><text:span text:style-name="T2505">елать </text:span><text:span text:style-name="T3138">дальше</text:span>? Как вернуться <text:span text:style-name="T3138">к вам</text:span>?»</text:p>
      <text:p text:style-name="P469">«<text:span text:style-name="T3139">Пока что не могу сказать ничего определённого</text:span><text:span text:style-name="T2505">. </text:span><text:span text:style-name="T3140">Просто</text:span><text:span text:style-name="T2505"> не знаю. </text:span><text:span text:style-name="T2506">Держи нас в курсе того, что видишь и чувствуешь. </text:span><text:span text:style-name="T2507">Мы </text:span><text:span text:style-name="T3141">обязательно </text:span><text:span text:style-name="T2507">придумаем </text:span><text:span text:style-name="T3141">что-нибудь</text:span>».</text:p>
      <text:p text:style-name="P470">Скрестив ноги, Робин <text:span text:style-name="T3142">уселся</text:span> <text:span text:style-name="T3142">на земле </text:span>в поз<text:span text:style-name="T3142">е</text:span> <text:span text:style-name="T3142">лотоса</text:span>. <text:span text:style-name="T2508">Он сосредоточил</text:span><text:span text:style-name="T3143">ся</text:span><text:span text:style-name="T2508">, </text:span><text:span text:style-name="T3143">пытаясь выудить из памяти образ своего жилища</text:span><text:span text:style-name="T2508">, </text:span><text:span text:style-name="T2509">и затем погрузил себя в </text:span><text:span text:style-name="T3143">состояние </text:span><text:span text:style-name="T2509">глубок</text:span><text:span text:style-name="T3143">ого</text:span><text:span text:style-name="T2509"> транс</text:span><text:span text:style-name="T3143">а</text:span><text:span text:style-name="T2509">.</text:span></text:p>
      <text:p text:style-name="P470"><text:soft-page-break/>«<text:span text:style-name="T2510">Я </text:span><text:span text:style-name="T3144">в своей комнате..</text:span><text:span text:style-name="T2510"> </text:span><text:span text:style-name="T3144">Я просыпаюсь в своей постели..</text:span>» - <text:span text:style-name="T3144">начал </text:span><text:span text:style-name="T2510">мысленно повторять он </text:span><text:span text:style-name="T3144">снова и снова</text:span><text:span text:style-name="T2510">. </text:span><text:span text:style-name="T2513">Внезапно к нему пришло ощущение лёгкости, словно какая-то сила свыше тянула его вверх, подальше от </text:span><text:span text:style-name="T3144">бренн</text:span><text:span text:style-name="T3145">ости</text:span><text:span text:style-name="T3144"> </text:span><text:span text:style-name="T3145">всего </text:span><text:span text:style-name="T2513">зем</text:span><text:span text:style-name="T3145">ного</text:span><text:span text:style-name="T2513">.</text:span></text:p>
      <text:p text:style-name="P470">«<text:span text:style-name="T2514">Робин, иди ко мне! Мои руки протянуты </text:span><text:span text:style-name="T3148">к тебе</text:span><text:span text:style-name="T2514"> — держись за них </text:span><text:span text:style-name="T3146">крепче</text:span><text:span text:style-name="T2514">, </text:span><text:span text:style-name="T3146">и</text:span><text:span text:style-name="T2514"> я </text:span><text:span text:style-name="T3148">смогу вывести тебя из этого мира</text:span>».</text:p>
      <text:p text:style-name="P470">«<text:span text:style-name="T3149">Но я</text:span><text:span text:style-name="T2514"> не могу! Я </text:span><text:span text:style-name="T3147">же </text:span><text:span text:style-name="T2514">ничего не вижу!</text:span>»</text:p>
      <text:p text:style-name="P470">«<text:span text:style-name="T3149">Не видишь</text:span><text:span text:style-name="T2515">? Почему? Что мешает тебе увидеть?</text:span>»</text:p>
      <text:p text:style-name="P470">«<text:span text:style-name="T2516">Профессор, мои глаза ослепляет ярк</text:span><text:span text:style-name="T3149">ое белое свечение</text:span><text:span text:style-name="T2516">. Мне больно смотреть сквозь него и </text:span><text:span text:style-name="T3149">поэтому </text:span><text:span text:style-name="T2516">приходится прикрывать глаза </text:span><text:span text:style-name="T3149">рукой</text:span><text:span text:style-name="T2516">.</text:span>»</text:p>
      <text:p text:style-name="P470">«<text:span text:style-name="T2517">Это </text:span><text:span text:style-name="T3150">свечение</text:span><text:span text:style-name="T2517"> — он</text:span><text:span text:style-name="T3150">о</text:span><text:span text:style-name="T2517"> повсюду или только перед тобой?</text:span>»</text:p>
      <text:p text:style-name="P471">Робин осмотрелся по сторонам, <text:span text:style-name="T3151">и снова заговорил</text:span>:</text:p>
      <text:p text:style-name="P471">«Позади меня — там, откуда я приш<text:span text:style-name="T3151">ё</text:span>л, он<text:span text:style-name="T3151">о</text:span> есть. <text:span text:style-name="T2518">Слева и справа </text:span><text:span text:style-name="T3151">от меня </text:span><text:span text:style-name="T2519">виднеются многочисленные тёмные тропы. Какую из них </text:span><text:span text:style-name="T3151">я должен</text:span><text:span text:style-name="T2519"> выбрать?</text:span>»</text:p>
      <text:p text:style-name="P471">«<text:span text:style-name="T2520">Робин! Ни в коем случае не уходи с пути, освещённого ярким светом. </text:span><text:span text:style-name="T2521">Не могу объяснить этого </text:span><text:span text:style-name="T3152">словами</text:span><text:span text:style-name="T2521">, инстинкт подсказывает мне, что ты должен следовать за ярким светом, иначе ты потеряешься и уже никогда не сможешь вернуться </text:span><text:span text:style-name="T3152">домой</text:span><text:span text:style-name="T2521">! </text:span><text:span text:style-name="T2522">Твой разум будет </text:span><text:span text:style-name="T2523">обречён на вечные </text:span><text:span text:style-name="T3153">блуждания</text:span><text:span text:style-name="T2523">!</text:span>»</text:p>
      <text:p text:style-name="P471">«<text:span text:style-name="T2524">Но </text:span><text:span text:style-name="T3153">этот путь мне совсем не по душе</text:span><text:span text:style-name="T2524">! От него исходит сильный жар, </text:span><text:span text:style-name="T3153">а</text:span><text:span text:style-name="T2524"> мои глаза </text:span><text:span text:style-name="T3154">невыносимо болят</text:span><text:span text:style-name="T2524">! Если </text:span><text:span text:style-name="T3164">я должен</text:span><text:span text:style-name="T2524"> </text:span><text:span text:style-name="T3155">идти </text:span><text:span text:style-name="T2524">в этом направлении, то мне придётся </text:span><text:span text:style-name="T3155">открыть их, и я ослепну</text:span><text:span text:style-name="T2524">!</text:span>»</text:p>
      <text:p text:style-name="P471">«<text:span text:style-name="T2525">Робин, прикрой веки, но не смыкай их полностью, и слушай мой голос. </text:span><text:span text:style-name="T2526">Представь, что голос — это верёвка, обв</text:span><text:span text:style-name="T3156">итая</text:span><text:span text:style-name="T2526"> вокруг твоей талии, и что она тянет тебя ко мне. </text:span><text:span text:style-name="T2527">Просто держись за </text:span><text:span text:style-name="T2528">неё </text:span><text:span text:style-name="T3157">по</text:span><text:span text:style-name="T2528">крепче!</text:span>»</text:p>
      <text:p text:style-name="P472">Профессор Фергер продолжал взывать к Робину своим ровным, монотонным голосом:</text:p>
      <text:p text:style-name="P472">«<text:span text:style-name="T2529">Робин, иди ко мне!</text:span>»</text:p>
      <text:p text:style-name="P473">Пока юноша шёл по освещённому пути, <text:span text:style-name="T3158">к нему</text:span> со всех сторон <text:span text:style-name="T3158">обращались</text:span> голоса, <text:span text:style-name="T3158">умолявшие</text:span> его при<text:span text:style-name="T3158">соединиться</text:span> к ним, и из глубин тёмных троп <text:span text:style-name="T3159">в его сторону</text:span> тянулось множество рук. До него доносились <text:span text:style-name="T3168">от</text:span>звуки чьих-то невнятных речей, из которых он не мог <text:span text:style-name="T2530">вычленить</text:span> ни <text:span text:style-name="T4000">одного</text:span> слова. <text:span text:style-name="T2530">Внезапно </text:span><text:span text:style-name="T2535">послышалось</text:span><text:span text:style-name="T2531"> </text:span><text:span text:style-name="T3628">чьё-то </text:span><text:span text:style-name="T3165">завораживающее</text:span><text:span text:style-name="T2530"> пение, </text:span><text:span text:style-name="T3160">как </text:span><text:span text:style-name="T2531">будто один из ангелов явился сюда </text:span><text:span text:style-name="T3160">с небес </text:span><text:span text:style-name="T2531">и </text:span><text:span text:style-name="T2532">одаривает </text:span><text:span text:style-name="T3160">всех присутствующих божественн</text:span><text:span text:style-name="T3161">ым звучанием своего голоса</text:span><text:span text:style-name="T2532">. </text:span><text:span text:style-name="T2536">Оно было настолько </text:span><text:span text:style-name="T3166">чудесным</text:span><text:span text:style-name="T2536">, что Робин</text:span><text:span text:style-name="T3167">а</text:span><text:span text:style-name="T2536"> </text:span><text:span text:style-name="T3167">тотчас же </text:span><text:span text:style-name="T3162">неудержимо</text:span><text:span text:style-name="T2536"> </text:span><text:span text:style-name="T3167">потянуло к </text:span><text:span text:style-name="T2536">обладател</text:span><text:span text:style-name="T3167">ю </text:span><text:span text:style-name="T3168">этого </text:span><text:span text:style-name="T2536">голоса, </text:span><text:span text:style-name="T3169">чтобы насладиться его красотой и, </text:span><text:span text:style-name="T3167">может быть, стать </text:span><text:span text:style-name="T3602">его</text:span><text:span text:style-name="T3167"> другом</text:span><text:span text:style-name="T2536">. </text:span><text:span text:style-name="T3170">Пение вселяло в его душу спокойствие и умиротворение, и он слушал его с неописуемым </text:span><text:span text:style-name="T3172">удовольствием и </text:span><text:span text:style-name="T3171">восторгом</text:span><text:span text:style-name="T3170">. </text:span><text:span text:style-name="T3172">Робину казалось</text:span><text:span text:style-name="T2537">, </text:span><text:span text:style-name="T3172">что он медленно скользит вниз </text:span><text:span text:style-name="T3173">по течению </text:span><text:span text:style-name="T3172">по водам одной из райских рек</text:span><text:span text:style-name="T2537">, отринув от себя все заботы </text:span><text:span text:style-name="T3172">суетных дней</text:span><text:span text:style-name="T2538">.</text:span></text:p>
      <text:p text:style-name="P474"><text:span text:style-name="T3629">О</text:span>н <text:span text:style-name="T3629">ощущал себя так</text:span>, <text:span text:style-name="T3629">словно его</text:span> <text:span text:style-name="T3629">уносит потоком</text:span><text:span text:style-name="T3174"> </text:span>в сторону голоса — такого же <text:span text:style-name="T2542">кристально </text:span>чистого, <text:span text:style-name="T3629">как</text:span> вода, стекающая по склону горы с ледяной шапки её вершины.</text:p>
      <text:p text:style-name="P475"><text:span text:style-name="T3174">До Робина доносились </text:span><text:span text:style-name="T2539">и </text:span>другие голоса, <text:span text:style-name="T3174">призывавшие</text:span> его к себе:</text:p>
      <text:p text:style-name="P475">«<text:span text:style-name="T2540">Ты почти </text:span><text:span text:style-name="T3175">у </text:span><text:span text:style-name="T2540">цели. Осталось совсем </text:span><text:span text:style-name="T3175">немного</text:span><text:span text:style-name="T2540">, и ты будешь </text:span><text:span text:style-name="T3175">купаться в</text:span><text:span text:style-name="T2540"> эт</text:span><text:span text:style-name="T3175">о</text:span><text:span text:style-name="T2540">м </text:span><text:span text:style-name="T2541">божественн</text:span><text:span text:style-name="T3175">о</text:span><text:span text:style-name="T2541">м звучани</text:span><text:span text:style-name="T3175">и вечно</text:span><text:span text:style-name="T2541">!</text:span>»</text:p>
      <text:p text:style-name="P476">Он следовал за волнообразно двигавшимися руками и ему казалось, что они направляют его <text:span text:style-name="T2543">в сторону голоса. </text:span><text:span text:style-name="T2544">Этот голос, </text:span><text:span text:style-name="T3176">словно</text:span><text:span text:style-name="T2544"> голос </text:span><text:span text:style-name="T3329">мифической с</text:span><text:span text:style-name="T2544">ирены, завораживал его и притягивал к себе </text:span><text:span text:style-name="T3176">своей </text:span><text:span text:style-name="T3339">сверхъестественной</text:span><text:span text:style-name="T3176"> силой</text:span><text:span text:style-name="T2544">. </text:span><text:span text:style-name="T2545">Его глаза были широко </text:span><text:span text:style-name="T3370">раскрыты</text:span><text:span text:style-name="T2545">, </text:span><text:span text:style-name="T3340">но</text:span><text:span text:style-name="T2545"> яркий свет больше не причинял </text:span><text:span text:style-name="T3176">им вреда</text:span><text:span text:style-name="T2545"> — </text:span><text:span text:style-name="T3341">боль</text:span><text:span text:style-name="T2545"> </text:span><text:span text:style-name="T3341">осталась </text:span><text:span text:style-name="T2545">где-то далеко позади </text:span><text:span text:style-name="T3341">него</text:span><text:span text:style-name="T2545">.</text:span></text:p>
      <text:p text:style-name="P476">«<text:span text:style-name="T2546">Робин! Где ты сейчас? Что случилось с </text:span><text:span text:style-name="T3177">белым свечением</text:span><text:span text:style-name="T2546">?</text:span>»</text:p>
      <text:p text:style-name="P476">«<text:span text:style-name="T3012">Пот</text:span><text:span text:style-name="T2547">ише, профессор Фергер! Вы заглушаете </text:span><text:span text:style-name="T2548">пение</text:span><text:span text:style-name="T2547">! Послушайте, как</text:span><text:span text:style-name="T2548">ое</text:span><text:span text:style-name="T2547"> он</text:span><text:span text:style-name="T2548">о</text:span><text:span text:style-name="T2547"> чист</text:span><text:span text:style-name="T2548">ое</text:span><text:span text:style-name="T2547">! </text:span><text:span text:style-name="T3603">Обладатель </text:span><text:span text:style-name="T3627">этого</text:span><text:span text:style-name="T3603"> голоса, должно быть, </text:span><text:span text:style-name="T3627">невероятно красив — как телесно, так и духовно, </text:span><text:span text:style-name="T2549">и </text:span><text:span text:style-name="T3011">мне </text:span><text:span text:style-name="T3603">просто необходимо сейчас же встретиться с ним</text:span>» - <text:span text:style-name="T3627">с раздражением </text:span><text:span text:style-name="T2550">ответил Робин.</text:span></text:p>
      <text:p text:style-name="P477">Голос профессора становился всё тиш<text:span text:style-name="T3178">е и тише...</text:span></text:p>
      <text:p text:style-name="P477">«<text:span text:style-name="T2551">Робин?! Робин!!!</text:span>» - <text:span text:style-name="T2551">встревоженно </text:span><text:span text:style-name="T3342">воскликнул</text:span><text:span text:style-name="T2551"> профессор.</text:span></text:p>
      <text:p text:style-name="P478">«Ты не должен позвол<text:span text:style-name="T3343">и</text:span>ть этому голосу <text:span text:style-name="T3179">запутать тебя и заморочить</text:span>! В конце пути, по которому ты <text:span text:style-name="T2554">дви</text:span><text:span text:style-name="T4077">жешься</text:span>, ни<text:span text:style-name="T3180">кого</text:span> нет! <text:span text:style-name="T2552">Это уловка! </text:span><text:span text:style-name="T3181">Ты слышишь</text:span><text:span text:style-name="T2552"> эхо от голосов заблу</text:span><text:span text:style-name="T3181">дившихся </text:span><text:span text:style-name="T2552"><text:s/>душ! </text:span><text:span text:style-name="T2553">Они — зло! Они завладели тобой!</text:span>»</text:p>
      <text:p text:style-name="P479"><text:soft-page-break/>«За <text:span text:style-name="T3181">таким</text:span> пением не может скрываться <text:span text:style-name="T3182">никакого </text:span>зл<text:span text:style-name="T2562">а</text:span>! Оно <text:span text:style-name="T2561">слишком </text:span>прекрасно!»</text:p>
      <text:p text:style-name="P479">«<text:span text:style-name="T2563">Робин, </text:span><text:span text:style-name="T3183">не испытывай мо</text:span><text:span text:style-name="T3972">его</text:span><text:span text:style-name="T3183"> терпени</text:span><text:span text:style-name="T3972">я</text:span><text:span text:style-name="T2563">! Послушай меня! Следуй за моим голосом обратно к яркому свету и не обращай внимания на пение, </text:span><text:span text:style-name="T3184">иначе ты потеряешься и уже никогда не сможешь найти выход</text:span><text:span text:style-name="T2563">! </text:span><text:span text:style-name="T2564">Т</text:span><text:span text:style-name="T3185">воя жизнь не </text:span><text:span text:style-name="T3186">представляет для</text:span><text:span text:style-name="T3185"> </text:span><text:span text:style-name="T3371">З</text:span><text:span text:style-name="T3185">л</text:span><text:span text:style-name="T3186">а никакой ценности</text:span><text:span text:style-name="T2564">, у </text:span><text:span text:style-name="T3185">него</text:span><text:span text:style-name="T2564"> совсем </text:span><text:span text:style-name="T2565">иные</text:span><text:span text:style-name="T2564"> </text:span><text:span text:style-name="T3185">причины</text:span><text:span text:style-name="T2564"> удерживать </text:span><text:span text:style-name="T3601">тебя </text:span><text:span text:style-name="T3186">и не отпускать</text:span><text:span text:style-name="T2564">!</text:span>»</text:p>
      <text:p text:style-name="P480">Голос профессора прервал пение <text:span text:style-name="T3187">и</text:span><text:span text:style-name="T2566"> </text:span>вместо него <text:span text:style-name="T3187">послышался</text:span> смех ребёнка, потеш<text:span text:style-name="T3188">ающегося </text:span>над глупостью Робина:</text:p>
      <text:p text:style-name="P480">«<text:span text:style-name="T2567">Ты заблудился! </text:span><text:span text:style-name="T2568">Тебе </text:span><text:span text:style-name="T3188">уже </text:span><text:span text:style-name="T2568">не </text:span><text:span text:style-name="T3188">отыскать</text:span><text:span text:style-name="T2568"> пути назад</text:span><text:span text:style-name="T2567">! </text:span><text:span text:style-name="T3188">Зачем ты смотришь по сторонам</text:span><text:span text:style-name="T2567">, </text:span><text:span text:style-name="T3188">ведь </text:span><text:span text:style-name="T2567">ты уже целую вечность </text:span><text:span text:style-name="T2572">бродишь</text:span><text:span text:style-name="T2567"> по кругу! </text:span><text:span text:style-name="T2571">Куда</text:span><text:span text:style-name="T2569"> ты соб</text:span><text:span text:style-name="T3188">рался</text:span><text:span text:style-name="T2569"> идти? </text:span><text:span text:style-name="T2570">Вот в</text:span><text:span text:style-name="T2569">идишь, ты </text:span><text:span text:style-name="T3188">сам </text:span><text:span text:style-name="T2569">не знаешь!</text:span>»</text:p>
      <text:p text:style-name="P480">«<text:span text:style-name="T2571">Робин!</text:span>» - <text:span text:style-name="T2571">кричал профессор издалека,</text:span></text:p>
      <text:p text:style-name="P480">«<text:span text:style-name="T2571">Следуй за моим голосом! Просто следуй за ним! Когда он станет громче, ты поймёшь, что двигаешься в правильном направлении! </text:span><text:span text:style-name="T2573">Просто слушай его и позволь мне направ</text:span><text:span text:style-name="T3344">ить</text:span><text:span text:style-name="T2573"> тебя!</text:span>»</text:p>
      <text:p text:style-name="P481">Снова заговорили заблудшие души:</text:p>
      <text:p text:style-name="P481">«Лучше оставь свои тщетные попытки спастись! <text:span text:style-name="T3189">В этом нет никакого смысла</text:span>! <text:span text:style-name="T2574">Отсюда нет выхода!</text:span>»</text:p>
      <text:p text:style-name="P481">«<text:span text:style-name="T3189">Я не верю вашим словам</text:span><text:span text:style-name="T2575">! Я буду слушать только профессора! Он мой друг, а вы — нет!!!</text:span>»</text:p>
      <text:p text:style-name="P481"/>
      <text:p text:style-name="P482"><text:span text:style-name="T3190">Разорвав пелену морока, </text:span>Робин переста<text:span text:style-name="T3345">л</text:span> обращать внимание на потусторонние голоса и сосредоточился на <text:span text:style-name="T2576">речах </text:span>профессора. <text:span text:style-name="T2576">Он уже почти вы</text:span><text:span text:style-name="T2579">шел</text:span><text:span text:style-name="T2576"> на верный путь, но </text:span><text:span text:style-name="T2577">тут, </text:span><text:span text:style-name="T2576">внезапно, св</text:span><text:span text:style-name="T2579">ернул</text:span><text:span text:style-name="T2576"> </text:span><text:span text:style-name="T2578">не на ту тропу</text:span><text:span text:style-name="T2576">, и голос профессора, </text:span><text:span text:style-name="T2579">как и прежде, </text:span><text:span text:style-name="T2581">начал </text:span><text:span text:style-name="T3191">медленно</text:span><text:span text:style-name="T2580"> ослабевать</text:span><text:span text:style-name="T2576">. </text:span><text:span text:style-name="T2582">Развернувшись, он по</text:span><text:span text:style-name="T3191">брёл</text:span><text:span text:style-name="T2582"> </text:span><text:span text:style-name="T3191">в обратную сторону</text:span><text:span text:style-name="T2582">, пока </text:span><text:span text:style-name="T3191">не </text:span><text:span text:style-name="T3347">убедился в том</text:span><text:span text:style-name="T3191">, что </text:span><text:span text:style-name="T2582">голос снова </text:span><text:span text:style-name="T3346">за</text:span><text:span text:style-name="T3191">звуча</text:span><text:span text:style-name="T3346">л</text:span><text:span text:style-name="T3191"> </text:span><text:span text:style-name="T2582">громче. </text:span><text:span text:style-name="T2583">Он </text:span><text:span text:style-name="T2586">уже </text:span><text:span text:style-name="T2583">почти добрался — </text:span><text:span text:style-name="T3191">впереди, </text:span><text:span text:style-name="T2584">с</text:span><text:span text:style-name="T3191">реди</text:span><text:span text:style-name="T2583"> </text:span><text:span text:style-name="T2585">плотн</text:span><text:span text:style-name="T3191">ого</text:span><text:span text:style-name="T2585"> </text:span><text:span text:style-name="T3191">и </text:span><text:span text:style-name="T2585">мрачн</text:span><text:span text:style-name="T3191">ого</text:span><text:span text:style-name="T2583"> туман</text:span><text:span text:style-name="T3191">а, </text:span><text:span text:style-name="T2583"><text:s/>смутно </text:span><text:span text:style-name="T2590">различался</text:span><text:span text:style-name="T2584"> </text:span><text:span text:style-name="T2589">неясный, </text:span><text:span text:style-name="T3191">е</text:span><text:span text:style-name="T3192">два</text:span><text:span text:style-name="T3191"> заметный</text:span><text:span text:style-name="T2583"> </text:span><text:span text:style-name="T3191">проблеск</text:span><text:span text:style-name="T2583">. </text:span><text:span text:style-name="T2584">Подойдя ближе, </text:span><text:span text:style-name="T2592">Робин</text:span><text:span text:style-name="T2584"> увидел </text:span><text:span text:style-name="T2587">направленный вниз </text:span><text:span text:style-name="T2591">свет</text:span><text:span text:style-name="T2587">, </text:span><text:span text:style-name="T2588">напом</text:span><text:span text:style-name="T2592">инавший</text:span><text:span text:style-name="T2588"> </text:span><text:span text:style-name="T3193">робкий </text:span><text:span text:style-name="T2591">луч</text:span><text:span text:style-name="T2587"> утренне</text:span><text:span text:style-name="T2588">го</text:span><text:span text:style-name="T2587"> солнц</text:span><text:span text:style-name="T2588">а</text:span><text:span text:style-name="T2587">, </text:span><text:span text:style-name="T3193">пытавшийся </text:span><text:span text:style-name="T2587">пробиться сквозь </text:span><text:span text:style-name="T3193">запылившееся</text:span><text:span text:style-name="T2587"> стекло в каком-то старом заброшенном особняке.</text:span></text:p>
      <text:p text:style-name="P483">От неожиданности Робин подпрыгнул. Волосы на его затылке встали дыбом, когда он услышал позади себя пронзительный <text:span text:style-name="T2595">визг</text:span>. Он оглянулся, но не увидел ровным счётом ничего. <text:span text:style-name="T2593">Из туманных глубин п</text:span>ослышал<text:span text:style-name="T2593">ись глухие стуки</text:span>, похо<text:span text:style-name="T2593">дившие</text:span> на <text:span text:style-name="T3372">эхо</text:span><text:span text:style-name="T2593"> от его </text:span>собственны<text:span text:style-name="T2593">х</text:span> шаг<text:span text:style-name="T2593">ов</text:span>.</text:p>
      <text:p text:style-name="P483">«Не <text:span text:style-name="T2594">отвлекайся на них!</text:span>» - <text:span text:style-name="T2594">убеждал его профессор,</text:span></text:p>
      <text:p text:style-name="P483">«<text:span text:style-name="T2594">Они не </text:span><text:span text:style-name="T3193">с</text:span><text:span text:style-name="T2594">могут навредить тебе. Сконцентрируйся на мне, на моём голосе!</text:span>»</text:p>
      <text:p text:style-name="P484">Робин продолжал идти таким же <text:span text:style-name="T3193">неспешным</text:span> шагом, что и раньше. <text:span text:style-name="T2595">Сквозь туман </text:span><text:span text:style-name="T3193">уже </text:span><text:span text:style-name="T2595">проглядывался яркий свет, </text:span><text:span text:style-name="T2596">словно в конце тоннеля.</text:span></text:p>
      <text:p text:style-name="P485"><text:span text:style-name="T2597">Теперь </text:span><text:span text:style-name="T3193">он</text:span> был <text:span text:style-name="T3193">уже </text:span><text:span text:style-name="T2597">очень</text:span> близко, <text:span text:style-name="T2597">и</text:span> Робину <text:span text:style-name="T3193">по</text:span>казалось, что <text:span text:style-name="T3193">можно </text:span>протянуть руку и <text:span text:style-name="T3193">прикоснуться</text:span> <text:span text:style-name="T3193">к нему</text:span>.</text:p>
      <text:p text:style-name="P485">«<text:span text:style-name="T2598">Профессор! Вы видите? Я почти </text:span><text:span text:style-name="T3194">на месте,</text:span><text:span text:style-name="T2598"> </text:span><text:span text:style-name="T3194">мне о</text:span><text:span text:style-name="T2599">сталось </text:span><text:span text:style-name="T3194">пройти </text:span><text:span text:style-name="T2599">всего несколько шагов. </text:span><text:span text:style-name="T2600">Скоро я вернусь к вам — туда, г</text:span><text:span text:style-name="T3194">де должен быть</text:span><text:span text:style-name="T2600">!</text:span>»</text:p>
      <text:p text:style-name="P485">«<text:span text:style-name="T2601">Всё верно, Робин! </text:span><text:span text:style-name="T2602">Иди на мой голос, </text:span><text:span text:style-name="T3195">и постарайся не сбиваться</text:span><text:span text:style-name="T2603"> </text:span><text:span text:style-name="T3195">с </text:span><text:span text:style-name="T2603">правильн</text:span><text:span text:style-name="T3195">ого</text:span><text:span text:style-name="T2603"> пут</text:span><text:span text:style-name="T3195">и</text:span><text:span text:style-name="T2603">!</text:span>»</text:p>
      <text:p text:style-name="P485"/>
      <text:p text:style-name="P486">В конце концов о<text:span text:style-name="T3196">н пришёл</text:span>. <text:span text:style-name="T3196">П</text:span>рищури<text:span text:style-name="T3196">вшись</text:span> <text:span text:style-name="T3196">на мгновение</text:span>, <text:span text:style-name="T3196">чтобы</text:span> глаза привык<text:span text:style-name="T3196">ли</text:span> к яркому <text:span text:style-name="T3196">свету,</text:span> <text:span text:style-name="T2604">Робин </text:span><text:span text:style-name="T3196">взглянул</text:span><text:span text:style-name="T2604"> себе под ноги и увидел самую странную </text:span><text:span text:style-name="T3196">картину</text:span><text:span text:style-name="T2604"> из тех, что ему доводилось </text:span><text:span text:style-name="T3373">когда-либо</text:span><text:span text:style-name="T3196"> </text:span><text:span text:style-name="T2604">видеть. </text:span><text:span text:style-name="T2605">Вокруг </text:span><text:span text:style-name="T3196">него </text:span><text:span text:style-name="T2605">клубился бледный туман молочного цвета. </text:span><text:span text:style-name="T2606">В </text:span><text:span text:style-name="T3196">одно</text:span><text:span text:style-name="T2606"> кратк</text:span><text:span text:style-name="T3374">ое</text:span><text:span text:style-name="T2606"> мгновени</text:span><text:span text:style-name="T3374">е</text:span><text:span text:style-name="T2606">, когда он </text:span><text:span text:style-name="T3374">внезапно </text:span><text:span text:style-name="T2606">расс</text:span><text:span text:style-name="T3196">еялся</text:span><text:span text:style-name="T2606">, Робин </text:span><text:span text:style-name="T3196">с удивлением обнаружил</text:span><text:span text:style-name="T2606">, что под его ногами не</text:span><text:span text:style-name="T3196">т</text:span><text:span text:style-name="T2606"> никакой тверди. </text:span><text:span text:style-name="T2607">Он шёл через пространство, окружённый глубоким сине-фиолетовым морем, которое, казалось, не имело границ, </text:span><text:span text:style-name="T2610">растекаясь </text:span><text:span text:style-name="T3014">во все стороны </text:span><text:span text:style-name="T3013">до</text:span><text:span text:style-name="T2610"> бесконечности</text:span><text:span text:style-name="T2607">.</text:span></text:p>
      <text:p text:style-name="P486">«<text:span text:style-name="T2608">Сколько мне </text:span><text:span text:style-name="T3198">осталось</text:span><text:span text:style-name="T2608"> идти? </text:span><text:span text:style-name="T2609">Я уже близко?</text:span>» - <text:span text:style-name="T2609">спросил Робин и в его голосе </text:span><text:span text:style-name="T3197">по</text:span><text:span text:style-name="T2609">слышалась сильная усталость.</text:span></text:p>
      <text:p text:style-name="P487">Последние несколько недель являлись огромным испытанием для его <text:span text:style-name="T2611">душевных сил. </text:span><text:span text:style-name="T2612">Он был сильно утомлён — и морально, и физически. </text:span><text:span text:style-name="T2613">Для того, чтобы выжить в сложившихся </text:span><text:soft-page-break/><text:span text:style-name="T2613">обстоятельствах, ему пришлось затратить немало энергии. </text:span><text:span text:style-name="T2614">Робин еле волочил ноги и его шаг замедлился, </text:span><text:span text:style-name="T3375">а</text:span><text:span text:style-name="T2614"> путь домой теперь казался бесконечно долгим.</text:span></text:p>
      <text:p text:style-name="P487">«<text:span text:style-name="T2615">Я слишком </text:span><text:span text:style-name="T2668">сильно </text:span><text:span text:style-name="T2615">устал и не могу идти </text:span><text:span text:style-name="T2616">дальше</text:span><text:span text:style-name="T2615">! </text:span><text:span text:style-name="T2617">Я хочу спать — хочу лечь в мягкую постель и спать целую вечность!</text:span>»</text:p>
      <text:p text:style-name="P487">«<text:span text:style-name="T2618">Нет, не хочешь! </text:span><text:span text:style-name="T3199">Обернись</text:span><text:span text:style-name="T2619"> </text:span><text:span text:style-name="T3199">птицей</text:span><text:span text:style-name="T2619"> и тогда ты сможешь </text:span><text:span text:style-name="T3199">ускорить своё продвижение.</text:span>»</text:p>
      <text:p text:style-name="P488">Робин <text:span text:style-name="T3199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8">Голос профессора становился всё громче <text:span text:style-name="T2620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00">Потеряв над собой контроль, о</text:span><text:span text:style-name="T2620">н начал ускоряться, </text:span><text:span text:style-name="T3200">неведомые силы неудержимо</text:span><text:span text:style-name="T2620"> </text:span><text:span text:style-name="T3200">притягивали его к</text:span><text:span text:style-name="T2620"> профессору.</text:span></text:p>
      <text:p text:style-name="P488">«<text:span text:style-name="T2621">Я почти у цели. Собираюсь вернуть себе свой человеческий облик</text:span>».</text:p>
      <text:p text:style-name="P489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01">таким образом </text:span>путешественник смог разорвать <text:span text:style-name="T3015">ход</text:span> времени и пробиться <text:span text:style-name="T3201">через образовавшийся проход в тот мир, которому принадлежал</text:span>. <text:span text:style-name="T2622">С огромной скоростью </text:span><text:span text:style-name="T3308">он сверзся с небес</text:span><text:span text:style-name="T2622"> на </text:span><text:span text:style-name="T3201">собственную</text:span><text:span text:style-name="T2622"> кровать и </text:span><text:span text:style-name="T3202">сразу же </text:span><text:span text:style-name="T2623"><text:s/></text:span><text:span text:style-name="T2622">потерял создание.</text:span></text:p>
      <text:p text:style-name="P489"/>
      <text:p text:style-name="P490">Профессор незамедлительно вызвал докторов и <text:span text:style-name="T2624">они</text:span> со всей тщательностью приступили к его обследованию.</text:p>
      <text:p text:style-name="P491">Мальчик был в порядке. Капельниц<text:span text:style-name="T2629">у</text:span> <text:span text:style-name="T2629">удалили</text:span> и для Робина была составлена специальная диета. <text:span text:style-name="T2625">Он проспал весь день и всю ночь, и проснулся только на следующий день, ближе к </text:span><text:span text:style-name="T2626">полудню</text:span><text:span text:style-name="T2625">. </text:span><text:span text:style-name="T2627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2">Окружающие всячески баловали мальчика — заботились о нём, ласкали и следили за тем, чтобы у него было всё, о чём он просил. <text:span text:style-name="T2628">Он ждал, когда профессор в своих речах затронет вопросы, касавшиеся его жизни в потустороннем мире. </text:span><text:span text:style-name="T2629">Лишь ближе к вечеру профессор Фергер решил начать обсуждение </text:span><text:span text:style-name="T2630">жизни Робина в мире будущего. </text:span><text:span text:style-name="T2631">Их беседа растянулась на долгие часы — в мельчайших подробностях </text:span><text:span text:style-name="T2635">была рассмотрена</text:span><text:span text:style-name="T2631"> Система и её роль в управлении народом Британии, а также каким был мир до того, как Робин уничтожил </text:span><text:span text:style-name="T2632">местное </text:span><text:span text:style-name="T2631">правительство, то есть </text:span><text:span text:style-name="T2633">по сути стал</text:span><text:span text:style-name="T2631"> </text:span><text:span text:style-name="T2633">главо</text:span><text:span text:style-name="T2634">й</text:span><text:span text:style-name="T2631"> революции.</text:span></text:p>
      <text:p text:style-name="P493">Профессор пре<text:span text:style-name="T2639">д</text:span><text:span text:style-name="T2640">о</text:span><text:span text:style-name="T2639">ставил</text:span> отчёт, в котором содержались сделанные им заметки. <text:span text:style-name="T2636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638">ему довелось ознакомиться</text:span><text:span text:style-name="T2637">. </text:span><text:span text:style-name="T2641">Почерк был неразборчивым. </text:span><text:span text:style-name="T2644">Многие</text:span><text:span text:style-name="T2642"> завит</text:span><text:span text:style-name="T2644">ки</text:span><text:span text:style-name="T2642"> казал</text:span><text:span text:style-name="T2644">ись</text:span><text:span text:style-name="T2642"> одинаковым</text:span><text:span text:style-name="T2644">и</text:span><text:span text:style-name="T2642">, </text:span><text:span text:style-name="T2643">и тот факт, что </text:span><text:span text:style-name="T2692">некоторые</text:span><text:span text:style-name="T2643"> записи были </text:span><text:span text:style-name="T2644">сделаны </text:span><text:span text:style-name="T2643">на немецком языке, определённо не улучшал </text:span><text:span text:style-name="T2648">положения</text:span><text:span text:style-name="T2645"> </text:span><text:span text:style-name="T2646">дел</text:span><text:span text:style-name="T2648">а</text:span><text:span text:style-name="T2646"> — </text:span><text:span text:style-name="T2648">его с</text:span><text:span text:style-name="T2647">тудентам было </text:span><text:span text:style-name="T2648">невероятно </text:span><text:span text:style-name="T2647">трудно читать </text:span><text:span text:style-name="T2649">написанное</text:span><text:span text:style-name="T2647">.</text:span></text:p>
      <text:p text:style-name="P493">«<text:span text:style-name="T2654">Может быть</text:span><text:span text:style-name="T2653">,</text:span><text:span text:style-name="T2650"> нам стоит начать с первого описания Робином окруж</text:span><text:span text:style-name="T2651">авшей</text:span><text:span text:style-name="T2650"> его местности?</text:span>» - <text:span text:style-name="T2650">спросил профессор </text:span><text:span text:style-name="T2652">Фергер.</text:span></text:p>
      <text:p text:style-name="P493">«<text:span text:style-name="T2654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3">«<text:span text:style-name="T2655">Неплохая идея</text:span>» - <text:span text:style-name="T2655">ответил ему Робин,</text:span></text:p>
      <text:p text:style-name="P493">«<text:span text:style-name="T2655">Но я не уверен в том, что мы сможем обсудить всё за один вечер — я очень устал и </text:span><text:span text:style-name="T2656">до сих пор</text:span><text:span text:style-name="T2655"> чувствую слабость. </text:span><text:span text:style-name="T2680">Б</text:span><text:span text:style-name="T2657">уду вам благодарен, если вы отпустите меня спать пораньше. </text:span><text:span text:style-name="T2658">Как мне кажется, у нас нет никаких причин торопиться. </text:span><text:span text:style-name="T2659">Лучше потратить дополнительное время, но сделать всё хорошо, </text:span><text:span text:style-name="T2661">и</text:span><text:span text:style-name="T2660">наче работа пропадёт впустую.</text:span>»</text:p>
      <text:p text:style-name="P493">«<text:span text:style-name="T2662">Хорошо. Мы обсудим только район, </text:span><text:span text:style-name="T2663">из которого</text:span><text:span text:style-name="T2662"> ты отправил нам </text:span><text:span text:style-name="T2664">первые </text:span><text:span text:style-name="T2662">сообщени</text:span><text:span text:style-name="T2664">я </text:span><text:span text:style-name="T2666">о том, где находился</text:span>» - <text:span text:style-name="T2665">согласился профессор,</text:span></text:p>
      <text:p text:style-name="P493">«<text:span text:style-name="T2667">Я думаю что первое, с чего мы должны начать, — это получить более подробные сведения о послевоенном Саутгемптоне.</text:span>»</text:p>
      <text:p text:style-name="P493">«<text:span text:style-name="T2669">Мне нечего добавить к тому, что вы видели своими глазами. </text:span><text:span text:style-name="T2670">Когда я впервые попал туда, то почувствовал смерть. Это было настолько дрянное место, что я не послал бы туда даже </text:span><text:soft-page-break/><text:span text:style-name="T2670">своего злейшего врага. </text:span><text:span text:style-name="T2671">От большинства высотных зданий и прочих домов остались лишь развалины. </text:span><text:span text:style-name="T2672">Я боялся ходить туда, особенно после наступления темноты — от одного их вида по моей спине бегали мурашки. </text:span><text:span text:style-name="T2690">Оно</text:span><text:span text:style-name="T2673"> было населено призраками и я ощущал великую </text:span><text:span text:style-name="T2674">скорбь</text:span><text:span text:style-name="T2673"> заблу</text:span><text:span text:style-name="T2674">дших</text:span><text:span text:style-name="T2673"> душ, не </text:span><text:span text:style-name="T2674">сумевших </text:span><text:span text:style-name="T2673">на</text:span><text:span text:style-name="T2674">йти</text:span><text:span text:style-name="T2673"> упокоения.</text:span>»</text:p>
      <text:p text:style-name="P493">«<text:span text:style-name="T2675">Город был пуст. Там ничего не росло, кроме мелких растений, таких как мх</text:span><text:span text:style-name="T2676">и. Когда я впервые оказался там, мне </text:span><text:span text:style-name="T2679">даже</text:span><text:span text:style-name="T2676"> в голову не приходило, что причиной </text:span><text:span text:style-name="T2677">этого</text:span><text:span text:style-name="T2676"> бесплодия явля</text:span><text:span text:style-name="T2678">ются радиоактивные осадки. </text:span><text:span text:style-name="T2681">Однако рассветы и закаты смотрелись очень </text:span><text:span text:style-name="T2688">эффектно</text:span><text:span text:style-name="T2681">. </text:span><text:span text:style-name="T2682">Я никогда не видел ничего, столь же впечатляющего — небо пылало ярко-красным, сливаясь с</text:span><text:span text:style-name="T2683">о всеми </text:span><text:span text:style-name="T2682">другими цветами спектра. </text:span><text:span text:style-name="T2684">Отблески неба на поверхности моря медленно перекатывались в сторону суши и исчезали </text:span><text:span text:style-name="T2685">одновременно</text:span><text:span text:style-name="T2684"> с белой пеной </text:span><text:span text:style-name="T2686">волн, </text:span><text:span text:style-name="T2685">разбивающихся</text:span><text:span text:style-name="T2684"> о берег. </text:span><text:span text:style-name="T2687">Это было по-настоящему красиво! </text:span><text:span text:style-name="T2689">В течение дня море казалось слегка прикрытым тонкой пеленой жёлто-серого тумана. Я не знаю, почему это </text:span><text:span text:style-name="T2691">было </text:span><text:span text:style-name="T2689">так.</text:span>»</text:p>
      <text:p text:style-name="P494">«Хуже всего было по ночам. Из-за постоянного холода мне плохо спалось, <text:span text:style-name="T2709">и</text:span> <text:span text:style-name="T2709">каждое утро я просыпался окоченевшим, с сильной болью в суставах. </text:span><text:span text:style-name="T2710">В дневное время солнце почти никогда не выглядывало из-за пасмурных, густо нависших облаков...</text:span>»</text:p>
      <text:p text:style-name="P494">«<text:span text:style-name="T2711">Завтра или в другое подходящее время я дам вам более подробное описание мест, в которых я побывал, и их точное </text:span><text:span text:style-name="T2712">м</text:span><text:span text:style-name="T2711">естоположение.</text:span>»</text:p>
      <text:p text:style-name="P494">«<text:span text:style-name="T2713">Хорошо. Думаю, что оно будет очень полезным для нашей работы</text:span>» - <text:span text:style-name="T2713">ответил профессор Фергер. </text:span><text:span text:style-name="T2714">Он торопливо записывал всё сказанное в своей обычной неряшливой манере.</text:span></text:p>
      <text:p text:style-name="P495">Робин зевнул. Он надеялся, что профессор <text:span text:style-name="T2716">обратит внимание на его у</text:span><text:span text:style-name="T2722">томлённый</text:span><text:span text:style-name="T2716"> вид</text:span> и предложит временно <text:span text:style-name="T2718">прервать</text:span><text:span text:style-name="T2715"> беседу до завтрашнего дня. </text:span><text:span text:style-name="T2716">Но, к его сожалению, профессор </text:span><text:span text:style-name="T2720">этого </text:span><text:span text:style-name="T2719">не сделал</text:span><text:span text:style-name="T2716">. </text:span><text:span text:style-name="T2717">Старинные часы пробили одиннадцать раз и затем продолжили свой </text:span><text:span text:style-name="T2719">ровный </text:span><text:span text:style-name="T2717">монотонный ход. </text:span><text:span text:style-name="T2719">До этого дня Робин </text:span><text:span text:style-name="T2721">никогда </text:span><text:span text:style-name="T2719">не замечал их громкого тиканья. </text:span><text:span text:style-name="T2722">Прямо сейчас все его устремления были направлены в сторону мягкой удобной постели </text:span><text:span text:style-name="T2723">и</text:span><text:span text:style-name="T2722"> подушк</text:span><text:span text:style-name="T2723">и</text:span><text:span text:style-name="T2722">, на которую он мечтал возложить </text:span><text:span text:style-name="T2723">усталую голову. </text:span><text:span text:style-name="T2724">Отдых стал для него острой необходимостью, и чем больше он думал о нём, тем быстрее наливались тяжестью его веки. </text:span><text:span text:style-name="T2725">Медленно, но верно, они </text:span><text:span text:style-name="T2726">стали</text:span><text:span text:style-name="T2725"> закрываться. Постепенно голоса становились всё более отдалёнными, пока он не перестал слышать </text:span><text:span text:style-name="T2734">их </text:span><text:span text:style-name="T2727">окончательно</text:span><text:span text:style-name="T2725">…</text:span></text:p>
      <text:p text:style-name="P496">Он пришёл в себя от легкого встряхивания.</text:p>
      <text:p text:style-name="P496">«Робин, проснись! Иди в свою кроватку» - тихонько прошептала Элисон ему на ухо.</text:p>
      <text:p text:style-name="P496">«<text:span text:style-name="T2728">Я не хочу вставать. Дайте мне поспать здесь.</text:span>»</text:p>
      <text:p text:style-name="P497">Робин закрыл глаза и попытался снова уснуть, но безуспешно. Элисон продолжала <text:span text:style-name="T2729">говорить с </text:span>ним:</text:p>
      <text:p text:style-name="P497">«<text:span text:style-name="T2729">Пойдём, Робин. Я не позволю тебе спать здесь. Если тебе нужен хороший отдых, то перебирайся в спальню. </text:span><text:span text:style-name="T2730">Там никто не потревожит тебя и ты сможешь спокойно поспать до завтра.</text:span>»</text:p>
      <text:p text:style-name="P498">Робин вяло пошевелился, вытянул руки и осторожно открыл глаза.</text:p>
      <text:p text:style-name="P498">«<text:span text:style-name="T2731">Боже, как я устал! </text:span><text:span text:style-name="T2732">Я не хочу вставать, но, похоже, ты не оставляешь мне выбора. </text:span><text:span text:style-name="T2733">Спокойной ночи, Элисон!</text:span>»</text:p>
      <text:p text:style-name="P499">Робин обвил её руками и с нежностью поцеловал в щёку.</text:p>
      <text:p text:style-name="P499"/>
      <text:p text:style-name="P500">Гарри, Элисон и Мэтью сидели в гостиной и пили чай в ожидании, когда проснётся Робин. <text:span text:style-name="T2735">На часах было уже почти одиннадцать.</text:span></text:p>
      <text:p text:style-name="P500">«Итак…<text:span text:style-name="T2736"> Как долго ты пытался скрыть тот факт, что встречаешься с Элисон?</text:span>» - <text:span text:style-name="T2736">саркастически спросил Мэтью.</text:span></text:p>
      <text:p text:style-name="P501">Гарри поперхнулся и слегка расплескал свой чай. <text:span text:style-name="T2737">Элисон удивлённо посмотрела на Гарри — она явно не ожидала подобного вопроса.</text:span></text:p>
      <text:p text:style-name="P502">«О чём ты, Мэтью? С чего ты взял, что между мной и Элисон что-то есть?»</text:p>
      <text:p text:style-name="P502">«<text:span text:style-name="T2741">Не пытайся делать</text:span><text:span text:style-name="T2738"> из меня дурачка. Помни, мы с тобой знакомы уже </text:span><text:span text:style-name="T2742">очень </text:span><text:span text:style-name="T2738">давно, и я знаю тебя, как облупленного. </text:span><text:span text:style-name="T2739">Если хочешь, я </text:span><text:span text:style-name="T2743">могу </text:span><text:span text:style-name="T2739">расск</text:span><text:span text:style-name="T2743">азать</text:span><text:span text:style-name="T2739"> Элисон о нашем недавнем уговоре.</text:span>»</text:p>
      <text:p text:style-name="P502">«<text:span text:style-name="T2740">Мэтью, ты просто ревнуешь! Всё потому, что это я встречаюсь с ней, а не ты.</text:span>»</text:p>
      <text:p text:style-name="P503"><text:soft-page-break/>Элисон надоело слушать, как они вздорят, поэтому она встала и вышла из комнаты, оставив их обоих наедине друг с другом.</text:p>
      <text:p text:style-name="P504">«Нет, Гарри! Тебе не нужно идти вслед за мной! Ты должен уладить свои разногласия с Мэтью!»</text:p>
      <text:p text:style-name="P505">Как только она вышла, Гарри повысил голос:</text:p>
      <text:p text:style-name="P505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744">Одному Богу известно, о чём она подумала, когда ты упомянул об уговоре.</text:span>»</text:p>
      <text:p text:style-name="P505">«<text:span text:style-name="T2744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745">тесного физического контакта, а ведь именно он привлекает тебя в отношениях </text:span><text:span text:style-name="T2746">сильнее всего </text:span><text:span text:style-name="T2747">остального</text:span><text:span text:style-name="T2745">! </text:span><text:span text:style-name="T2748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749">Просто будь с ней честен, и тогда ты избавишь её от будущих страданий!</text:span>»</text:p>
      <text:p text:style-name="P505">«<text:span text:style-name="T2750">Ладно, Мэтью. Ты сказал достаточно! </text:span><text:span text:style-name="T2752">Но откуда</text:span><text:span text:style-name="T2751"> </text:span><text:span text:style-name="T2752">такая </text:span><text:span text:style-name="T2751">уверен</text:span><text:span text:style-name="T2752">ность</text:span><text:span text:style-name="T2751"> в с</text:span><text:span text:style-name="T2754">обственной</text:span><text:span text:style-name="T2751"> правоте? </text:span><text:span text:style-name="T2753">Почему ты решил, что я не могу относиться к ней серьёзно — не так, как это было с моими прежними подружками? </text:span><text:span text:style-name="T2755">Твои предположения абсолютно ничем не обоснованы!</text:span>»</text:p>
      <text:p text:style-name="P505">«<text:span text:style-name="T2756">Не пытайся обманывать себя! Ты знаешь, что я прав, </text:span><text:span text:style-name="T2757">просто не хочешь в этом признаваться</text:span><text:span text:style-name="T2756">!</text:span>»</text:p>
      <text:p text:style-name="P505">«<text:span text:style-name="T2758">Ты о чём вообще? </text:span><text:span text:style-name="T2759">Для меня совершенно ясен ход твоих мыслей! Ты ревнуешь и не можешь смириться с мыслью о том, что Элисон в</text:span><text:span text:style-name="T2760">ыбрала меня, а не тебя! </text:span><text:span text:style-name="T2761">Боже! Откуда в тебе </text:span><text:span text:style-name="T2801">столько</text:span><text:span text:style-name="T2761"> </text:span><text:span text:style-name="T2801">ребячества</text:span><text:span text:style-name="T2761">?</text:span>»</text:p>
      <text:p text:style-name="P505">«<text:span text:style-name="T2762">Гарри, ты </text:span><text:span text:style-name="T3605">опять</text:span><text:span text:style-name="T2762"> лукавишь! Я знал, что честным путём тебя не переубедить! </text:span><text:span text:style-name="T2763">В таком случае, кто </text:span><text:span text:style-name="T2764">тогда держал пари</text:span><text:span text:style-name="T2763">, что будет встречаться с Элисон? </text:span><text:span text:style-name="T2764">Извини, </text:span><text:span text:style-name="T2775">но </text:span><text:span text:style-name="T2764">мне пришлось вспомнить об этом, иначе ты не стал бы слушать меня. </text:span><text:span text:style-name="T2765">Так что поверь моим словам! </text:span><text:span text:style-name="T2766">Если </text:span><text:span text:style-name="T3604">вы не закончите</text:span><text:span text:style-name="T2766"> </text:span><text:span text:style-name="T3604">свои </text:span><text:span text:style-name="T2766">отношения </text:span><text:span text:style-name="T3604">как можно раньше</text:span><text:span text:style-name="T2766">, то в конце концов ты заставишь её страдать!</text:span>»</text:p>
      <text:p text:style-name="P505">«<text:span text:style-name="T2767">Чего вы так раскричались?</text:span>» - <text:span text:style-name="T2767">спросил внезапно появившийся </text:span><text:span text:style-name="T2768">Робин, </text:span><text:span text:style-name="T2769">с интересом </text:span><text:span text:style-name="T2768">осматривая гостиную.</text:span></text:p>
      <text:p text:style-name="P505">«<text:span text:style-name="T2770">А где Элисон? </text:span><text:span text:style-name="T2771">Мне показалось, что сегодня она собиралась быть </text:span><text:span text:style-name="T2776">тут</text:span><text:span text:style-name="T2771">.</text:span>»</text:p>
      <text:p text:style-name="P505">«<text:span text:style-name="T2772">Её нет</text:span>» - <text:span text:style-name="T2772">быстро ответил Мэтью,</text:span></text:p>
      <text:p text:style-name="P505">«<text:span text:style-name="T2772">Она была здесь некоторое время назад, но ушла, </text:span><text:span text:style-name="T2773">пообещав вернуться</text:span><text:span text:style-name="T2772">. </text:span><text:span text:style-name="T2773">Она просила нас приготовить тебе завтрак, если ты проснёшься до её возвращения. Что будешь есть?</text:span>»</text:p>
      <text:p text:style-name="P506">Ему не хотелось говорить с Робином об истинной причине ухода Элисон.</text:p>
      <text:p text:style-name="P506">«<text:span text:style-name="T2774">Нет, я знаю, что ты говоришь мне неправду</text:span>» - <text:span text:style-name="T2774">возразил Робин,</text:span></text:p>
      <text:p text:style-name="P506">«<text:span text:style-name="T2774">Это написано на лицах у вас обоих. Что случилось? Ты расстроил её, не так ли?</text:span>»</text:p>
      <text:p text:style-name="P506"><text:tab/><text:span text:style-name="T2777">Гарри и Мэтью притихли. Почему Робин не поверил их словам? Может быть, они сглупили, полагая, что смогут одурачить </text:span><text:span text:style-name="T3606">его</text:span><text:span text:style-name="T2777">? Для них было непросто осознавать, что они не могут скрывать от </text:span><text:span text:style-name="T3607">Робина</text:span><text:span text:style-name="T2777"> что-либо, </text:span><text:span text:style-name="T2778">и что</text:span><text:span text:style-name="T2777"> юноша обязательно распознает обман.</text:span></text:p>
      <text:p text:style-name="P506"><text:tab/>«<text:span text:style-name="T2777">Знаете ли, я ведь не дурак. Меня не было </text:span><text:span text:style-name="T3608">здесь какое-то время</text:span><text:span text:style-name="T2777">, но я прекрасно осведомлён о том, что происходит между Элисон и Гарри, и я знал, что они встреч</text:span><text:span text:style-name="T3609">аются</text:span><text:span text:style-name="T2777"> </text:span><text:span text:style-name="T3610">задолго </text:span><text:span text:style-name="T2777">до того, как посетил мир будущего.»</text:span></text:p>
      <text:p text:style-name="P507">Робин ненадолго <text:span text:style-name="T2779">умолк</text:span>.</text:p>
      <text:p text:style-name="P507">«<text:span text:style-name="T2779">Гарри, мне не нравятся твои свидания с Элисон. Ваши отношения закончатся тем, что ей будет очень больно. Я </text:span><text:span text:style-name="T2781">всегда считал</text:span><text:span text:style-name="T2779">, что </text:span><text:span text:style-name="T2780">в твоих действиях </text:span><text:span text:style-name="T2779">больше здравого смысла.</text:span>»</text:p>
      <text:p text:style-name="P508">Робин замолчал снова. <text:span text:style-name="T2781">Гарри </text:span><text:span text:style-name="T2782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783">б</text:span><text:span text:style-name="T2782"> </text:span><text:span text:style-name="T2783">его истинных чувствах к Элисон</text:span><text:span text:style-name="T2782">?</text:span></text:p>
      <text:p text:style-name="P508"><text:tab/>«<text:span text:style-name="T2784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785">и не хочу причинять ей боль!</text:span>»</text:p>
      <text:p text:style-name="P508"><text:tab/>«<text:span text:style-name="T2786">Ты без ума от неё</text:span>» - <text:span text:style-name="T2786">ответ</text:span><text:span text:style-name="T3376">и</text:span><text:span text:style-name="T2786">л Робин,</text:span></text:p>
      <text:p text:style-name="P508"><text:soft-page-break/><text:tab/>«<text:span text:style-name="T2786">Но ты не любишь её в истинном смысле этого слова.</text:span>»</text:p>
      <text:p text:style-name="P508"><text:tab/><text:span text:style-name="T2787">Мэтью кивнул, соглашаясь с ним. </text:span><text:span text:style-name="T2788">Мальчик пристально посмотрел в глаза Гарри и неспешно заговорил:</text:span></text:p>
      <text:p text:style-name="P508"><text:tab/>«<text:span text:style-name="T2789">Скажи правду. В глубине души ты сам знаешь, что не любишь Элисон. </text:span><text:span text:style-name="T2790">На самом деле тебе хочется </text:span><text:span text:style-name="T3377">близости</text:span><text:span text:style-name="T2790">, </text:span><text:span text:style-name="T3378">хочется </text:span><text:span text:style-name="T2790">быть </text:span><text:span text:style-name="T3377">у неё </text:span><text:span text:style-name="T2790">первым, потому что тебе известно, что она девственна. </text:span><text:span text:style-name="T2791">Большинство мужчин думает точно так же, как ты, хотя многие и не отдают себе </text:span><text:span text:style-name="T3377">в этом </text:span><text:span text:style-name="T2791">отчёта. </text:span><text:span text:style-name="T2792">Они находят нечто привлекательное в свиданиях с девственницами. Гарри, я прав! Совершенно бесполезно </text:span><text:span text:style-name="T2793">пытаться отрицать всё это. </text:span><text:span text:style-name="T2794">Я не собираюсь стоять в стороне и безучастно смотреть, как ты доводишь </text:span><text:span text:style-name="T2795">Элисон</text:span><text:span text:style-name="T2794"> до слёз, ведь я очень сильно привязан к ней! </text:span><text:span text:style-name="T2796">Я не позволю этого ни тебе, ни кому-либо ещё! </text:span><text:span text:style-name="T2797">Никто и никогда не навредит ей, пока я буду присматривать за ней и защищать!</text:span>»</text:p>
      <text:p text:style-name="P508"><text:tab/>«<text:span text:style-name="T2798">Вы слишком придирчивы, понимаете?! Даже Робин завидует моему счастью!</text:span>»</text:p>
      <text:p text:style-name="P508">«<text:span text:style-name="T2799">Хватит, Гарри! </text:span><text:span text:style-name="T2800">Ты окончательно запутался в том что значит быть влюблённым и что значит любить</text:span>».</text:p>
      <text:p text:style-name="P547"><text:span text:style-name="T2911"><text:tab/></text:span><text:span text:style-name="T2802">Робин решительно отве</text:span><text:span text:style-name="T2803">рг</text:span><text:span text:style-name="T2802"> </text:span><text:span text:style-name="T2803">все</text:span><text:span text:style-name="T2802"> обвинения Гарри относительно </text:span><text:span text:style-name="T2803">того</text:span><text:span text:style-name="T2802">, почему он не хотел, чтобы Гарри встречался с Элисон. Мэтью молчал – Робин хорошо постарался </text:span><text:span text:style-name="T2804">для того, чтобы </text:span><text:span text:style-name="T2802">заставить Гарри </text:span><text:span text:style-name="T2804">рассуждать здраво</text:span><text:span text:style-name="T2802">. </text:span><text:span text:style-name="T2805">Определённо, на этот раз б</text:span><text:span text:style-name="T2802">естактность Робина </text:span><text:span text:style-name="T2805">сослужила добрую службу</text:span><text:span text:style-name="T2802">. </text:span><text:span text:style-name="T2805">Просто у</text:span><text:span text:style-name="T2802">дивительно, что мальчик его возраста так хорошо понимал </text:span><text:span text:style-name="T2805">человеческую</text:span><text:span text:style-name="T2802"> природу. Его </text:span><text:span text:style-name="T2806">доводы</text:span><text:span text:style-name="T2802"> не </text:span><text:span text:style-name="T2806">являлись</text:span><text:span text:style-name="T2802"> беспочвенным</text:span><text:span text:style-name="T2806">и</text:span><text:span text:style-name="T2802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807">для Элисон</text:span><text:span text:style-name="T2802">. </text:span><text:span text:style-name="T2808">Гарри не выдержал и расплакался. </text:span></text:p>
      <text:p text:style-name="P547"><text:span text:style-name="T2808"><text:tab/>«Я…</text:span><text:span text:style-name="T2809"> </text:span><text:span text:style-name="T2810">я</text:span><text:span text:style-name="T2809">...</text:span><text:span text:style-name="T2808">»</text:span></text:p>
      <text:p text:style-name="P547"><text:span text:style-name="T2808"><text:tab/>Его голос затих, когда он всхлипнул. Его лицо было </text:span><text:span text:style-name="T2844">плотно</text:span><text:span text:style-name="T2808"> закрыто руками, ему было слишком стыдно поднять голову. Гарри считал </text:span><text:span text:style-name="T2811">слёзы проявлением слабости</text:span><text:span text:style-name="T2808"> и, </text:span><text:span text:style-name="T2811">одновременно, </text:span><text:span text:style-name="T2808">эффективным способом </text:span><text:span text:style-name="T2904">завоевать</text:span><text:span text:style-name="T2808"> сочувствие </text:span><text:span text:style-name="T2904">окружающих</text:span><text:span text:style-name="T2808">.</text:span></text:p>
      <text:p text:style-name="P547"><text:span text:style-name="T2808"><text:tab/>Мэтью </text:span><text:span text:style-name="T2812">поднялся на ноги</text:span><text:span text:style-name="T2808"> и уже был готов подойти к Гарри, но </text:span><text:span text:style-name="T2813">тут к нему обратился </text:span><text:span text:style-name="T2808">Робин.</text:span></text:p>
      <text:p text:style-name="P547"><text:span text:style-name="T2808"><text:tab/>«Мэтью, оставь его в покое. </text:span><text:span text:style-name="T2814">Нам лучше</text:span><text:span text:style-name="T2808"> </text:span><text:span text:style-name="T2845">пойти</text:span><text:span text:style-name="T2808"> на кухню, пока он не прид</text:span><text:span text:style-name="T2846">ё</text:span><text:span text:style-name="T2808">т в себя».</text:span></text:p>
      <text:p text:style-name="P510"><text:span text:style-name="T2912"><text:tab/>Юноша встал и выпроводил Мэтью из гостиной, оставив Гарри </text:span><text:span text:style-name="T2913">всхлипывать в одиночестве</text:span><text:span text:style-name="T2912">.</text:span></text:p>
      <text:p text:style-name="P510"><text:tab/>«Мы не <text:span text:style-name="T2915">должны </text:span>оста<text:span text:style-name="T2915">влять</text:span> его плакать <text:span text:style-name="T2918">наедине с самим собой</text:span>. <text:span text:style-name="T2914">В</text:span>сем <text:span text:style-name="T2914">нам </text:span>иногда нужно, чтобы кто-то был рядом, когда мы расстроены. <text:span text:style-name="T2917">Р</text:span><text:span text:style-name="T2916">азве </text:span><text:span text:style-name="T2917">тебе </text:span>не кажется, что ты был <text:span text:style-name="T3303">к</text:span> н<text:span text:style-name="T3303">е</text:span>м<text:span text:style-name="T3303">у</text:span> слишком с<text:span text:style-name="T2916">трог</text:span>? - прокомментировал Мэтью, <text:span text:style-name="T2914">обжаривая</text:span> <text:span text:style-name="T2914">для Робина </text:span><text:span text:style-name="T2919">булочки</text:span>. Он открыл холодильник и поискал сыр и масло.</text:p>
      <text:p text:style-name="P547"><text:span text:style-name="T2808"><text:tab/>«</text:span><text:span text:style-name="T2815">Н</text:span><text:span text:style-name="T2808">е</text:span><text:span text:style-name="T2815">т, мне не кажется</text:span><text:span text:style-name="T2808">. Это для его же блага и, что </text:span><text:span text:style-name="T2818">гораздо</text:span><text:span text:style-name="T2808"> важн</text:span><text:span text:style-name="T2818">ее</text:span><text:span text:style-name="T2808">, мы спас</text:span><text:span text:style-name="T2819">ё</text:span><text:span text:style-name="T2808">м Элисон от новых </text:span><text:span text:style-name="T2815">душевных </text:span><text:span text:style-name="T2808">травм. Она и </text:span><text:span text:style-name="T2817">без них</text:span><text:span text:style-name="T2808"> </text:span><text:span text:style-name="T2816">сторонится</text:span><text:span text:style-name="T2808"> мужчин. Как ты думаешь, какие будут последствия, если она обожжёт</text:span><text:span text:style-name="T2815">ся, приблизившись слишком близко к</text:span><text:span text:style-name="T2808"> Гарри? Это слом</text:span><text:span text:style-name="T2847">и</text:span><text:span text:style-name="T2808">ло бы е</text:span><text:span text:style-name="T2817">ё окончательно</text:span><text:span text:style-name="T2808">».</text:span></text:p>
      <text:p text:style-name="P547"><text:span text:style-name="T2808"><text:tab/>«</text:span><text:span text:style-name="T2820">Наверное</text:span><text:span text:style-name="T2808">, ты прав. </text:span><text:span text:style-name="T2820">Х</text:span><text:span text:style-name="T2808">очешь, </text:span><text:span text:style-name="T2905">я</text:span><text:span text:style-name="T2808"> </text:span><text:span text:style-name="T2905">положу</text:span><text:span text:style-name="T2821"> </text:span><text:span text:style-name="T2905">кусок </text:span><text:span text:style-name="T2808">сыра </text:span><text:span text:style-name="T2905">на</text:span><text:span text:style-name="T2821"> одн</text:span><text:span text:style-name="T2905">у</text:span><text:span text:style-name="T2808"> из булочек?»</text:span></text:p>
      <text:p text:style-name="P547"><text:span text:style-name="T2808"><text:tab/>Робин кивнул. Мэтью </text:span><text:span text:style-name="T2822">аккуратно</text:span><text:span text:style-name="T2808"> нарезал сыр. Он намазал маслом остальные </text:span><text:span text:style-name="T2823">булки</text:span><text:span text:style-name="T2808">, а т</text:span><text:span text:style-name="T2823">у</text:span><text:span text:style-name="T2808">, что </text:span><text:span text:style-name="T2822">был</text:span><text:span text:style-name="T2823">а</text:span><text:span text:style-name="T2822"> </text:span><text:span text:style-name="T2823">с </text:span><text:span text:style-name="T2808">сыром, положил обратно </text:span><text:span text:style-name="T2905">в печь</text:span><text:span text:style-name="T2808">, </text:span><text:span text:style-name="T2905">чтобы</text:span><text:span text:style-name="T2808"> </text:span><text:span text:style-name="T2905">слегка </text:span><text:span text:style-name="T2808">расплави</text:span><text:span text:style-name="T2905">ть </text:span><text:span text:style-name="T2906">его</text:span><text:span text:style-name="T2808">. </text:span><text:span text:style-name="T2908">Он</text:span><text:span text:style-name="T2808"> подал Робину завтрак с чашкой крепкого ч</text:span><text:span text:style-name="T2907">ё</text:span><text:span text:style-name="T2808">рного кофе.</text:span></text:p>
      <text:p text:style-name="P547"><text:span text:style-name="T2808"><text:tab/>«</text:span><text:span text:style-name="T2824">В</text:span><text:span text:style-name="T2808">ернусь через минуту, </text:span><text:span text:style-name="T2824">мне нужно</text:span><text:span text:style-name="T2808"> сходить в туалет».</text:span></text:p>
      <text:p text:style-name="P547"><text:span text:style-name="T2808"><text:tab/>«Мэтью, </text:span><text:span text:style-name="T2825">ты уверен</text:span><text:span text:style-name="T2808">, что ты идешь в туалет, </text:span><text:span text:style-name="T2825">а не ищешь </text:span><text:span text:style-name="T2808">повод</text:span><text:span text:style-name="T2825"> </text:span><text:span text:style-name="T2808">увидеться с Гарри? Оставь его </text:span><text:span text:style-name="T2825">в покое</text:span><text:span text:style-name="T2808">, ему нужно время, чтобы </text:span><text:span text:style-name="T2909">обдумать</text:span><text:span text:style-name="T2808"> </text:span><text:span text:style-name="T2825">то</text:span><text:span text:style-name="T2808">, что мы сказали </text:span><text:span text:style-name="T2825">ему</text:span><text:span text:style-name="T2808">».</text:span></text:p>
      <text:p text:style-name="P547"><text:span text:style-name="T2808"><text:tab/>Пока Мэтью ходил в туалет, в дверь позвонили. Робин поставил тарелку </text:span><text:span text:style-name="T2826">на стол</text:span><text:span text:style-name="T2808">, вытер </text:span><text:span text:style-name="T2826">салфеткой </text:span><text:span text:style-name="T2808">рот и пальцы и открыл дверь.</text:span></text:p>
      <text:p text:style-name="P547"><text:span text:style-name="T2808"><text:tab/>«Привет, Элисон</text:span><text:span text:style-name="T2827">.</text:span><text:span text:style-name="T2808"> </text:span><text:span text:style-name="T2827">Я</text:span><text:span text:style-name="T2808"> думал, </text:span><text:span text:style-name="T2827">что </text:span><text:span text:style-name="T2808">у тебя есть </text:span><text:span text:style-name="T2827">запасные </text:span><text:span text:style-name="T2808">ключ</text:span><text:span text:style-name="T2827">и</text:span><text:span text:style-name="T2808">».</text:span></text:p>
      <text:p text:style-name="P547"><text:span text:style-name="T2808"><text:tab/>«Я </text:span><text:span text:style-name="T2828">оставила</text:span><text:span text:style-name="T2808"> их здесь </text:span><text:span text:style-name="T2828">этим</text:span><text:span text:style-name="T2808"> утром»</text:span><text:span text:style-name="T2829">.</text:span></text:p>
      <text:p text:style-name="P547"><text:span text:style-name="T2829"><text:tab/>«</text:span><text:span text:style-name="T2830">Проходи</text:span><text:span text:style-name="T2829"> на кухню, </text:span><text:span text:style-name="T2830">мы поболтаем </text:span><text:span text:style-name="T2831">с тобой</text:span><text:span text:style-name="T2829">, пока я завтрака</text:span><text:span text:style-name="T2830">ю</text:span><text:span text:style-name="T2829">».</text:span></text:p>
      <text:p text:style-name="P547"><text:soft-page-break/><text:span text:style-name="T2829"><text:tab/>Робин </text:span><text:span text:style-name="T2849">взял её за руку и </text:span><text:span text:style-name="T2829">крепко сжал </text:span><text:span text:style-name="T2848">её ладонь </text:span><text:span text:style-name="T2832">в своей</text:span><text:span text:style-name="T2829">. Он </text:span><text:span text:style-name="T2850">легонько </text:span><text:span text:style-name="T2832">при</text:span><text:span text:style-name="T2829">обнял е</text:span><text:span text:style-name="T2832">ё</text:span><text:span text:style-name="T2829"> и </text:span><text:span text:style-name="T2832">чмокнул</text:span><text:span text:style-name="T2829"> в щ</text:span><text:span text:style-name="T2832">ё</text:span><text:span text:style-name="T2829">ку. Они прошли на кухню и сели.</text:span></text:p>
      <text:p text:style-name="P547"><text:span text:style-name="T2829"><text:tab/>«Элисон, что случилось? </text:span><text:span text:style-name="T2833">Не стесняйся</text:span><text:span text:style-name="T2829">, </text:span><text:span text:style-name="T2833">рас</text:span><text:span text:style-name="T2829">скажи мне. Помни, я </text:span><text:span text:style-name="T2833">стараюсь </text:span><text:span text:style-name="T2829">забо</text:span><text:span text:style-name="T2833">титься</text:span><text:span text:style-name="T2829"> о тебе, и мне </text:span><text:span text:style-name="T2833">совсем </text:span><text:span text:style-name="T2829">не нравится видеть тебя расстроенн</text:span><text:span text:style-name="T2833">ой</text:span><text:span text:style-name="T2829">. </text:span><text:span text:style-name="T2834">И </text:span><text:span text:style-name="T2835">пожалуйста, </text:span><text:span text:style-name="T2834">н</text:span><text:span text:style-name="T2829">е обращай внимания </text:span><text:span text:style-name="T2834">на то</text:span><text:span text:style-name="T2829">, </text:span><text:span text:style-name="T2834">что я жую</text:span><text:span text:style-name="T2829">».</text:span></text:p>
      <text:p text:style-name="P547"><text:span text:style-name="T2829"><text:tab/>«О</text:span><text:span text:style-name="T2836">х</text:span><text:span text:style-name="T2829">, я не знаю, что </text:span><text:span text:style-name="T2836">мне </text:span><text:span text:style-name="T2829">делать. Причина, по которой меня не </text:span><text:span text:style-name="T2837">оказалось</text:span><text:span text:style-name="T2829"> здесь этим утром, когда ты проснулся, в том, что Мэтью и Гарри </text:span><text:span text:style-name="T2837">по</text:span><text:span text:style-name="T2829">спорили из-за меня. Мэтью сказал, что Гарри в конечном </text:span><text:span text:style-name="T2838">счёте</text:span><text:span text:style-name="T2829"> только навредит мне. Это странно, но за последнюю неделю или около того </text:span><text:span text:style-name="T2838">мой внутренний голос подсказывал мне</text:span><text:span text:style-name="T2829">, что </text:span><text:span text:style-name="T2838">нам</text:span><text:span text:style-name="T2829"> следует прекратить эти отношения, прежде чем они зайдут дал</text:span><text:span text:style-name="T2839">еко</text:span><text:span text:style-name="T2829">. У меня просто не хватает духу сказать </text:span><text:span text:style-name="T2841">обо всём </text:span><text:span text:style-name="T2829">Гарри. </text:span><text:span text:style-name="T2841">Е</text:span><text:span text:style-name="T2829">му будет больно, если я скажу ему. </text:span><text:span text:style-name="T2840">Что ты думаешь, </text:span><text:span text:style-name="T2829">Робин?»</text:span></text:p>
      <text:p text:style-name="P547"><text:span text:style-name="T2829"><text:tab/>Робин поставил тарелку в раковину и вымыл руки, выт</text:span><text:span text:style-name="T2842">е</text:span><text:span text:style-name="T2829">р</text:span><text:span text:style-name="T2842">ев</text:span><text:span text:style-name="T2829"> их кухонн</text:span><text:span text:style-name="T2842">ым</text:span><text:span text:style-name="T2829"> </text:span><text:span text:style-name="T2842">полотенцем</text:span><text:span text:style-name="T2829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843">её </text:span><text:span text:style-name="T2829">ситуацию или, если </text:span><text:span text:style-name="T2843">хорошо </text:span><text:span text:style-name="T2829">подумать, ухудшать е</text:span><text:span text:style-name="T2843">ё</text:span><text:span text:style-name="T2829"> </text:span><text:span text:style-name="T2843">и </text:span><text:span text:style-name="T2829">для Гарри.</text:span></text:p>
      <text:p text:style-name="P547"><text:span text:style-name="T2829"><text:tab/>«Элисон, сегодня утром я говорил о </text:span><text:span text:style-name="T2851">тебе</text:span><text:span text:style-name="T2829"> с Гарри. Он любит </text:span><text:span text:style-name="T2851">тебя</text:span><text:span text:style-name="T2829">, н</text:span><text:span text:style-name="T2851">о,</text:span><text:span text:style-name="T2829"> пойми его правильно, я думаю, он понимает, что он не тот человек, который тебе подходит. Когда ты только </text:span><text:span text:style-name="T2851">вошла</text:span><text:span text:style-name="T2829">, я </text:span><text:span text:style-name="T2851">решил </text:span><text:span text:style-name="T2829">приве</text:span><text:span text:style-name="T2851">сти</text:span><text:span text:style-name="T2829"> тебя сюда, чтобы ты не ходил</text:span><text:span text:style-name="T2851">а</text:span><text:span text:style-name="T2829"> в гостиную. Види</text:span><text:span text:style-name="T2851">шь</text:span><text:span text:style-name="T2829"> ли, Гарри расплакалс</text:span><text:span text:style-name="T2851">я</text:span><text:span text:style-name="T2829">. Мы с Мэтью оставили его там, чтобы </text:span><text:span text:style-name="T2851">наше присутствие не смущало его</text:span><text:span text:style-name="T2829">».</text:span></text:p>
      <text:p text:style-name="P547"><text:span text:style-name="T2829"><text:tab/>«</text:span><text:span text:style-name="T2852">Я могу сходить навестить его сейчас?</text:span><text:span text:style-name="T2829">»</text:span></text:p>
      <text:p text:style-name="P547"><text:span text:style-name="T2808"><text:tab/>«Нет, </text:span><text:span text:style-name="T2853">не нужно</text:span><text:span text:style-name="T2808">. П</text:span><text:span text:style-name="T2854">усть он сначала придёт в себя.</text:span><text:span text:style-name="T2808"> </text:span><text:span text:style-name="T2854">Лучше </text:span><text:span text:style-name="T2808">подождать, пока он </text:span><text:span text:style-name="T2854">не заговорит первым</text:span><text:span text:style-name="T2808">».</text:span></text:p>
      <text:p text:style-name="P547"><text:span text:style-name="T2808"><text:tab/>«Интересно, куда </text:span><text:span text:style-name="T2855">запропастился</text:span><text:span text:style-name="T2808"> Мэтью? </text:span><text:span text:style-name="T2859">О</text:span><text:span text:style-name="T2808">н сказал, что </text:span><text:span text:style-name="T2856">собирается</text:span><text:span text:style-name="T2808"> в туалет…»</text:span></text:p>
      <text:p text:style-name="P547"><text:span text:style-name="T2808"><text:tab/></text:span><text:span text:style-name="T2857">Робин </text:span><text:span text:style-name="T2858">сделал паузу и прислушался</text:span><text:span text:style-name="T2857">.</text:span></text:p>
      <text:p text:style-name="P547"><text:span text:style-name="T2857"><text:tab/>«</text:span><text:span text:style-name="T2860">У</text:span><text:span text:style-name="T2857">бирает </text:span><text:span text:style-name="T2859">комнату</text:span><text:span text:style-name="T2857"> наверху. Вероятно, он услышал твой голос и, </text:span><text:span text:style-name="T2861">почувствова</text:span><text:span text:style-name="T2862">в</text:span><text:span text:style-name="T2861"> себя виноватым, решил таким образом избежать встречи с тобой</text:span><text:span text:style-name="T2857">. Подожди, я пойду </text:span><text:span text:style-name="T2859">позову его</text:span><text:span text:style-name="T2857">».</text:span></text:p>
      <text:p text:style-name="P547"><text:span text:style-name="T2857"><text:tab/>Робин </text:span><text:span text:style-name="T2863">покинул</text:span><text:span text:style-name="T2857"> кухн</text:span><text:span text:style-name="T2863">ю</text:span><text:span text:style-name="T2857">. Элисон </text:span><text:span text:style-name="T2864">поднялась</text:span><text:span text:style-name="T2857"> и подошла к раковине, чтобы вымыть тарелки и чашки, оставленные, </text:span><text:span text:style-name="T2864">очевидно, ещё</text:span><text:span text:style-name="T2857"> со вчерашнего вечера. Было бы чудом, если бы накануне вечером они вымыли </text:span><text:span text:style-name="T2865">за собой </text:span><text:span text:style-name="T2857">посуду. Ей было грустно от того, </text:span><text:span text:style-name="T2865">чем</text:span><text:span text:style-name="T2857"> вс</text:span><text:span text:style-name="T2865">ё</text:span><text:span text:style-name="T2857"> это закончилось, но, с другой стороны, она чувствовала облегчение, как будто с е</text:span><text:span text:style-name="T2865">ё</text:span><text:span text:style-name="T2857"> плеч </text:span><text:span text:style-name="T2865">спала</text:span><text:span text:style-name="T2857"> тяж</text:span><text:span text:style-name="T2865">ё</text:span><text:span text:style-name="T2857">лая ноша. Оставалось только прояснить всю эту </text:span><text:span text:style-name="T2866">печальную</text:span><text:span text:style-name="T2857"> историю с Гарри.</text:span></text:p>
      <text:p text:style-name="P547"><text:span text:style-name="T2857"><text:tab/>Она не могла не чувствовать, что Робин и Мэтью были слишком строги </text:span><text:span text:style-name="T2867">к</text:span><text:span text:style-name="T2857"> Гарри. Тем не менее, вс</text:span><text:span text:style-name="T2867">ё</text:span><text:span text:style-name="T2857">, что они сделали, это воплотили в жизнь то, что она сама в конечном итоге собиралась сделать. Конечно, в </text:span><text:span text:style-name="T2867">подходящее для этого</text:span><text:span text:style-name="T2857"> время. Но это произошло сейчас, и ей нужно было </text:span><text:span text:style-name="T2873">морально </text:span><text:span text:style-name="T2857">подготовиться к встрече с Гарри.</text:span></text:p>
      <text:p text:style-name="P547"><text:span text:style-name="T2857"><text:tab/>Она никогда не </text:span><text:span text:style-name="T2868">задумывалась о том</text:span><text:span text:style-name="T2857">, что </text:span><text:span text:style-name="T2868">он может плакать</text:span><text:span text:style-name="T2857">. Это было странно, </text:span><text:span text:style-name="T2868">ведь </text:span><text:span text:style-name="T2857">он всегда казался </text:span><text:span text:style-name="T2868">ей </text:span><text:span text:style-name="T2857">таким сильным. Вот чего она так боялась – молилась, чтобы он не </text:span><text:span text:style-name="T2868">разразился</text:span><text:span text:style-name="T2857"> перед ней потоком слез. Она не сможет с этим справиться, она будет чувствовать себя </text:span><text:span text:style-name="T2868">безмерно </text:span><text:span text:style-name="T2857">виноватой </text:span><text:span text:style-name="T2874">перед ним</text:span><text:span text:style-name="T2857">.</text:span></text:p>
      <text:p text:style-name="P547"><text:span text:style-name="T2857"><text:tab/></text:span><text:span text:style-name="T2869">Как он и </text:span><text:span text:style-name="T2870">предполагал</text:span><text:span text:style-name="T2869">, </text:span><text:span text:style-name="T2857">Робин нашел Мэтью в </text:span><text:span text:style-name="T2869">его</text:span><text:span text:style-name="T2857"> спальне, заправля</text:span><text:span text:style-name="T2869">вшим</text:span><text:span text:style-name="T2857"> постель.</text:span></text:p>
      <text:p text:style-name="P547"><text:span text:style-name="T2857"><text:tab/>«Элисон здесь. Ты не собираешься спуститься </text:span><text:span text:style-name="T2871">к нам</text:span><text:span text:style-name="T2857">? </text:span><text:span text:style-name="T2871">Мне показалось</text:span><text:span text:style-name="T2857">, ты сказал, что собираешься сходить только в туалет».</text:span></text:p>
      <text:p text:style-name="P547"><text:span text:style-name="T2857"><text:tab/>«О</text:span><text:span text:style-name="T2872">х</text:span><text:span text:style-name="T2857">... я не знал, что Элисон здесь. Я </text:span><text:span text:style-name="T2872">буду</text:span><text:span text:style-name="T2857"> через минуту».</text:span></text:p>
      <text:p text:style-name="P548"><text:span text:style-name="T2857"><text:tab/>«Что случилось, Мэтью? Почему ты не смотришь на меня? </text:span><text:span text:style-name="T2875">Ты сердишься</text:span><text:span text:style-name="T2857">? Я </text:span><text:span text:style-name="T2875">вовсе </text:span><text:span text:style-name="T2857">не хотел быть с ним слишком грубым этим утром. </text:span><text:span text:style-name="T2875">Говорю тебе честно — я этого не хотел.</text:span><text:span text:style-name="T2857">»</text:span></text:p>
      <text:p text:style-name="P548"><text:span text:style-name="T2857"><text:tab/>«Нет, это не </text:span><text:span text:style-name="T2876">из-за тебя</text:span><text:span text:style-name="T2857">. </text:span><text:span text:style-name="T2877">До меня только сейчас дошло</text:span><text:span text:style-name="T2857">, почему я так кричал на него. Это </text:span><text:span text:style-name="T2877">было оттого,</text:span><text:span text:style-name="T2857"> что я ревновал. </text:span><text:span text:style-name="T2877">Для меня была невыносима</text:span><text:span text:style-name="T2857"> мысль о том, что Гарри так </text:span><text:span text:style-name="T2877">крупно </text:span><text:span text:style-name="T2857">повезло встреча</text:span><text:span text:style-name="T2877">ться</text:span><text:span text:style-name="T2857"> с Элисон. Я думал не об Элисон, а о себе. Мне </text:span><text:span text:style-name="T2877">чертовски</text:span><text:span text:style-name="T2857"> стыдно. Возможно, мы ошибались. </text:span><text:span text:style-name="T2877">О</text:span><text:span text:style-name="T2857">ткуда нам знать, что Элисон и Гарри не подходят друг другу. Гарри </text:span><text:span text:style-name="T2877">вполне </text:span><text:span text:style-name="T2857">мог быть искренним в своих чувствах по отношению к </text:span><text:span text:style-name="T2899">ней</text:span><text:span text:style-name="T2857">».</text:span></text:p>
      <text:p text:style-name="P548"><text:span text:style-name="T2857"><text:tab/>«Не говори так, Мэтью. Ладно, </text:span><text:span text:style-name="T2878">ты был не прав</text:span><text:span text:style-name="T2857">, но в то же время это и к лучшему, поверь мне».</text:span></text:p>
      <text:p text:style-name="P511"><text:soft-page-break/></text:p>
      <text:p text:style-name="P548"><text:span text:style-name="T2857"><text:tab/>Мэтью закончил заправлять одеяла и последовал </text:span><text:span text:style-name="T2898">вслед </text:span><text:span text:style-name="T2857">за Робин</text:span><text:span text:style-name="T2879">ом</text:span><text:span text:style-name="T2857">. Когда они </text:span><text:span text:style-name="T2880">спустились вниз</text:span><text:span text:style-name="T2857">, Элисон там уже не было. </text:span><text:span text:style-name="T2879">Помещение кухни</text:span><text:span text:style-name="T2857"> </text:span><text:span text:style-name="T2879">сверкало чистотой</text:span><text:span text:style-name="T2857">.</text:span></text:p>
      <text:p text:style-name="P548"><text:span text:style-name="T2857"><text:tab/>«Мы подождем </text:span><text:span text:style-name="T2882">их </text:span><text:span text:style-name="T2857">здесь. </text:span><text:span text:style-name="T2882">О</text:span><text:span text:style-name="T2857">ни, должно быть, разговаривают </text:span><text:span text:style-name="T2882">и</text:span><text:span text:style-name="T2857"> выйдут, когда </text:span><text:span text:style-name="T2882">закончат.</text:span><text:span text:style-name="T2857">» — сказал Мэтью, на</text:span><text:span text:style-name="T2900">ливая воду в</text:span><text:span text:style-name="T2857"> </text:span><text:span text:style-name="T2881">электрический</text:span><text:span text:style-name="T2857"> чайник. Он достал чашки, чтобы приготовить </text:span><text:span text:style-name="T2883">для каждого</text:span><text:span text:style-name="T2857"> по чашке чая. Они сидели молча, ни один из них не произн</text:span><text:span text:style-name="T2884">ё</text:span><text:span text:style-name="T2857">с ни слова. </text:span><text:span text:style-name="T2885">Б</text:span><text:span text:style-name="T2857">ыло </text:span><text:span text:style-name="T2885">отчётливо </text:span><text:span text:style-name="T2857">слышно тиканье настенных часов. Чайник зашипел, </text:span><text:span text:style-name="T2883">свидетельствуя о том, что</text:span><text:span text:style-name="T2857"> вода </text:span><text:span text:style-name="T2886">в нём </text:span><text:span text:style-name="T2857">закипела.</text:span></text:p>
      <text:p text:style-name="P511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48"><text:span text:style-name="T2857"><text:tab/>«</text:span><text:span text:style-name="T2887">Л</text:span><text:span text:style-name="T2857">адно, </text:span><text:span text:style-name="T2887">они, наверное</text:span><text:span text:style-name="T2857">, </text:span><text:span text:style-name="T2887">уже закончили. Самое время внести чай.</text:span><text:span text:style-name="T2857">»</text:span></text:p>
      <text:p text:style-name="P511"><text:tab/>Робин встал с табурета и последовал за Мэтью в гостиную. Мэтью постучал в дверь, осторожно удерживая поднос <text:span text:style-name="T3206">свободной рукой</text:span>.</text:p>
      <text:p text:style-name="P548"><text:span text:style-name="T2857"><text:tab/>«</text:span><text:span text:style-name="T2888">Можно нам войти? Я заварил свежий чай.</text:span><text:span text:style-name="T2857">»</text:span></text:p>
      <text:p text:style-name="P548"><text:span text:style-name="T2857"><text:tab/>«Да, Мэтью, </text:span><text:span text:style-name="T2889">входи</text:span><text:span text:style-name="T2857">», — ответил Гарри.</text:span></text:p>
      <text:p text:style-name="P548"><text:span text:style-name="T2857"><text:tab/>Элисон улыбнулась Робину, как бы говоря, что он </text:span><text:span text:style-name="T2890">был </text:span><text:span text:style-name="T2857">прав, </text:span><text:span text:style-name="T2890">и </text:span><text:span text:style-name="T2857">что она стала </text:span><text:span text:style-name="T2903">чуточку </text:span><text:span text:style-name="T2857">счастливее теперь, когда вопрос </text:span><text:span text:style-name="T2890">наконец-то </text:span><text:span text:style-name="T2857">прояснился. Мэтью поставил поднос на маленький журнальный столик, </text:span><text:span text:style-name="T2890">сделанный из соснового дерева</text:span><text:span text:style-name="T2857"> и раздал чашки.</text:span></text:p>
      <text:p text:style-name="P512"><text:tab/>«Тебе не кажется, что пора позвонить профессору?» предложил Гарри, </text:p>
      <text:p text:style-name="P549"><text:span text:style-name="T2857">«Он </text:span><text:span text:style-name="T2902">просил</text:span><text:span text:style-name="T2891"> с</text:span><text:span text:style-name="T2892">вязаться с ним</text:span><text:span text:style-name="T2857">, когда Робин </text:span><text:span text:style-name="T2891">проснётся</text:span><text:span text:style-name="T2857"> и будет готов продолжить </text:span><text:span text:style-name="T2902">составление</text:span><text:span text:style-name="T2857"> запи</text:span><text:span text:style-name="T2902">сей</text:span><text:span text:style-name="T2857">».</text:span></text:p>
      <text:p text:style-name="P512"><text:tab/><text:span text:style-name="T3207">Гарри</text:span> отпил чай, осторожно дуя <text:span text:style-name="T3207">на него</text:span>, чтобы не обжечь язык.</text:p>
      <text:p text:style-name="P512"><text:tab/>Элисон встала и подошла к телефону.</text:p>
      <text:p text:style-name="P549"><text:span text:style-name="T2857"><text:tab/>«Я позвоню ему и спрошу, хочет ли он, чтобы мы поехали в университет, или он собирается приехать сюда </text:span><text:span text:style-name="T2893">сам</text:span><text:span text:style-name="T2857">».</text:span></text:p>
      <text:p text:style-name="P549"><text:span text:style-name="T2857"><text:tab/>«Робин, как ты вообще попал </text:span><text:span text:style-name="T2894">туда</text:span><text:span text:style-name="T2857">, в </text:span><text:span text:style-name="T2894">ту послевоенную эпоху</text:span><text:span text:style-name="T2857">?» - спросил Гарри</text:span><text:span text:style-name="T2895">,</text:span></text:p>
      <text:p text:style-name="P513"><text:tab/>«Что ты почувствовал когда понял, что твой разум находится там?»</text:p>
      <text:p text:style-name="P549"><text:span text:style-name="T2895"><text:tab/></text:span><text:span text:style-name="T2896">Наблюдая за Робином, о</text:span><text:span text:style-name="T2895">н много раз задавал себе этот вопрос. </text:span><text:span text:style-name="T2896">Путешествия во времени захватывали </text:span><text:span text:style-name="T2901">его </text:span><text:span text:style-name="T2897">воображение</text:span><text:span text:style-name="T2895">. О</text:span><text:span text:style-name="T2896">б</text:span><text:span text:style-name="T2895"> </text:span><text:span text:style-name="T2896">этом </text:span><text:span text:style-name="T2895">можно было прочитать только в художественных книгах, и он никогда не думал, что </text:span><text:span text:style-name="T2896">такое</text:span><text:span text:style-name="T2895"> может произойти на самом деле.</text:span></text:p>
      <text:p text:style-name="P514"><text:span text:style-name="T2921"><text:tab/>«</text:span>Я точно не знаю, как это произошло. Первоначально я надеялся просто ввести себя в л<text:span text:style-name="T2920">ё</text:span>гкий транс, чтобы узнать, с<text:span text:style-name="T2920">могу ли я сдать</text:span> экзамены, <text:span text:style-name="T2922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23">Я не понимал где, чёрт возьми, я </text:span><text:span text:style-name="T2925">находился</text:span><text:span text:style-name="T2923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24">Его там не было, но я то был, вы понимаете? </text:span><text:span text:style-name="T2925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26">я</text:span><text:span text:style-name="T2925">ть рассудок и самообладание. </text:span><text:span text:style-name="T2927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28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21">»</text:span></text:p>
      <text:p text:style-name="P514"><text:tab/><text:span text:style-name="T2929">Вздрогнув, Робин прервал свой рассказ. </text:span><text:span text:style-name="T2930">П</text:span><text:span text:style-name="T2929">о его спине забегали мурашки </text:span><text:span text:style-name="T2930">а по по щеке покатилась одинокая слеза</text:span><text:span text:style-name="T2929">. </text:span><text:span text:style-name="T2930">Смахнув её, он достал платок и </text:span><text:span text:style-name="T2945">шумно </text:span><text:span text:style-name="T2930">высморкался. </text:span><text:span text:style-name="T2931">Только сейчас до него дошло, насколько крупным оказалось его везение </text:span><text:span text:style-name="T2932">и </text:span><text:span text:style-name="T2931">ему удалось вернуться в свой настоящий дом целым и невр</text:span><text:span text:style-name="T2932">е</text:span><text:span text:style-name="T2931">димым. </text:span><text:span text:style-name="T2932">Подумать только, в какой то момент он серьёзно размышлял над тем, чтобы остаться в том мире навсегда.</text:span></text:p>
      <text:p text:style-name="P514"/>
      <text:p text:style-name="P514"><text:tab/><text:span text:style-name="T2933">Элисон возвратилась и, обняв своего </text:span><text:span text:style-name="T2953">юного</text:span><text:span text:style-name="T2933"> друга, спросила:</text:span></text:p>
      <text:p text:style-name="P514"><text:tab/>«<text:span text:style-name="T2934">Что случилось, Робин? Как твоё самочувствие? </text:span><text:span text:style-name="T2950">Ничего не болит</text:span><text:span text:style-name="T2934">?</text:span>»</text:p>
      <text:p text:style-name="P514"><text:soft-page-break/><text:tab/>«Нет, со мной вс<text:span text:style-name="T2935">ё</text:span> в порядке, правда. Я просто подумал, как <text:span text:style-name="T2935">это здорово — оказаться </text:span>здесь, среди людей, которые любят меня и заботятся обо мне.»</text:p>
      <text:p text:style-name="P514"><text:tab/>«<text:span text:style-name="T2936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4"><text:tab/>«<text:span text:style-name="T2937">Когда я позвонил</text:span><text:span text:style-name="T2978">а</text:span><text:span text:style-name="T2937">, он проводил лекцию. Но он успел сообщить, </text:span><text:span text:style-name="T2980">что будет занят, как минимум, ближайши</text:span><text:span text:style-name="T3348">е</text:span><text:span text:style-name="T2980"> полчаса</text:span><text:span text:style-name="T2937">. </text:span><text:span text:style-name="T2938">Один из университетских преподавателей заболел и профессору пришлось его замещать. Было похоже, что он не слишком доволен </text:span><text:span text:style-name="T2939">таким положением дел</text:span><text:span text:style-name="T2938">.</text:span>»</text:p>
      <text:p text:style-name="P514"><text:tab/>«<text:span text:style-name="T2940">Я собираюсь сходить в магазин и купить немного табака для своей трубки и сигарет</text:span><text:span text:style-name="T2979">ы</text:span>», - <text:span text:style-name="T2940">сказал Мэтью.</text:span></text:p>
      <text:p text:style-name="P514"><text:tab/>«<text:span text:style-name="T2941">Скоро вернусь. Если кому-нибудь из вас что-то нужно, говорите сейчас.</text:span>»</text:p>
      <text:p text:style-name="P514"><text:tab/><text:span text:style-name="T2942">Он взял куртку и надел её, роясь в карманах в поисках ключей от машины.</text:span></text:p>
      <text:p text:style-name="P514"><text:tab/>«<text:span text:style-name="T2943">Что-то потерял?</text:span>» - <text:span text:style-name="T2943">спросил Гарри.</text:span></text:p>
      <text:p text:style-name="P514"><text:tab/>«<text:span text:style-name="T2944">Ох, чёрт! </text:span><text:span text:style-name="T2954">Н</text:span><text:span text:style-name="T2944">е могу вспомнить, куда </text:span><text:span text:style-name="T2954">я </text:span><text:span text:style-name="T2944">положил ключи.</text:span>»</text:p>
      <text:p text:style-name="P514"><text:tab/>«<text:span text:style-name="T2946">Зачем </text:span><text:span text:style-name="T2959">они тебе</text:span><text:span text:style-name="T2946">? Ты что, собираешься ехать в магазин на углу улицы на машине?</text:span>»</text:p>
      <text:p text:style-name="P515"><text:tab/>«<text:span text:style-name="T2947">Он всего лишь в полукилометре отсюда</text:span>» - <text:span text:style-name="T2952">добавила</text:span><text:span text:style-name="T2947"> Элисон.</text:span></text:p>
      <text:p text:style-name="P516">Промолчав, Мэтью вышел из комнаты. <text:span text:style-name="T2948">Через некоторое время послышался щелчок закрываемой за ним входной двери.</text:span></text:p>
      <text:p text:style-name="P516"/>
      <text:p text:style-name="P516"><text:tab/>«<text:span text:style-name="T2949">Интересно, каким образом профессор собирается предотвратить ядерную войну? </text:span><text:span text:style-name="T2951">Мне кажется, он </text:span><text:span text:style-name="T2955">немного переоценивает свои возмож</text:span><text:span text:style-name="T2956">н</text:span><text:span text:style-name="T2955">ости. </text:span><text:span text:style-name="T2957">Если у него получится, то будет можно считать это чудом. </text:span><text:span text:style-name="T2958">Не думаю, что кто-то </text:span><text:span text:style-name="T2960">станет воспринимать</text:span><text:span text:style-name="T2958"> нас всерьёз. Нас заклеймят сумасшедшими, </text:span><text:span text:style-name="T2960">особенно в преддверии приближающихся выборов. </text:span><text:span text:style-name="T2961">Люди скажут, что бы пытаемся заявить о себе, нацепив на себя шутовские колпаки и размалевав лица.</text:span>»</text:p>
      <text:p text:style-name="P517"><text:tab/>«<text:span text:style-name="T2962">Ты прав, Гарри. Мне тоже интересно, как он собирается донести до людей мысль о том, что мы </text:span><text:span text:style-name="T2935">— </text:span><text:span text:style-name="T2962">не </text:span><text:span text:style-name="T2963">сборище</text:span><text:span text:style-name="T2962"> стремящихся к саморекламе психов и не какие-то </text:span><text:span text:style-name="T2964">запуганные </text:span><text:span text:style-name="T2962">паникёры.</text:span>» - <text:span text:style-name="T2963">ответила ему Элисон.</text:span></text:p>
      <text:p text:style-name="P517"><text:tab/><text:span text:style-name="T2965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2966">Но, как сказал профессор, если они </text:span><text:span text:style-name="T2968">всем сердцем </text:span><text:span text:style-name="T2969">пожелают</text:span><text:span text:style-name="T2966"> остановить войну, то Систем</text:span><text:span text:style-name="T2968">а</text:span><text:span text:style-name="T2966"> н</text:span><text:span text:style-name="T2968">е смо</text:span><text:span text:style-name="T2969">жет</text:span><text:span text:style-name="T2968"> иметь над ними никакой власти</text:span><text:span text:style-name="T2966">. </text:span><text:span text:style-name="T2967">И </text:span><text:span text:style-name="T2966">Робин постарался выкинуть из головы тревожащее </text:span><text:span text:style-name="T3349">его </text:span><text:span text:style-name="T2966">чувство вины.</text:span></text:p>
      <text:p text:style-name="P517"/>
      <text:p text:style-name="P518"><text:tab/>«Если вы не будете против, мне бы очень хотелось сходить вместе <text:span text:style-name="T2970">с </text:span>вами в кино <text:span text:style-name="T2970">и </text:span>посмотреть какой-нибудь фильм. Что вы посоветуете? Я <text:span text:style-name="T2982">даже </text:span><text:span text:style-name="T3350">не представляю</text:span>, что сейчас показывают на канале A.B.C или в кинотеатрах Одеон.»</text:p>
      <text:p text:style-name="P518"><text:tab/>«<text:span text:style-name="T2983">С</text:span><text:span text:style-name="T2971">огласна. Думаю, что нам было бы полезно сделать небольшой перерыв и посмотреть «Комнату с видом», - ответила Элисон. </text:span><text:span text:style-name="T2972">Она уже посмотрела этот фильм и была от него в восторге.</text:span></text:p>
      <text:p text:style-name="P518"><text:tab/>«<text:span text:style-name="T2973">А после кино мы зайдём перекусить в Бургер Кинг. Если вы, конечно, хотите этого</text:span>», - <text:span text:style-name="T2973">добавила она поспешно.</text:span> <text:span text:style-name="T2974">Они уже давно не выходили все вместе на развлечения и это следовало исправить.</text:span></text:p>
      <text:p text:style-name="P518"><text:tab/>«<text:span text:style-name="T2975">Отличная идея, Элисон. Уверен, нам </text:span><text:span text:style-name="T2977">всем </text:span><text:span text:style-name="T2975">будет очень приятно. </text:span><text:span text:style-name="T2976">Мы подождём, </text:span><text:span text:style-name="T3351">пока не </text:span><text:span text:style-name="T2976">вернётся Мэтью и проверим, всё ли у него в порядке. Возможно, у него другие планы на этот вечер.</text:span>»</text:p>
      <text:p text:style-name="P518"/>
      <text:p text:style-name="P519">ШЕСТАЯ ГЛАВА</text:p>
      <text:p text:style-name="P519"/>
      <text:p text:style-name="P519"><text:span text:style-name="T3745">КОШМАРЫ</text:span> <text:span text:style-name="T3503">ВОЗЛЕ КАМИНА</text:span></text:p>
      <text:p text:style-name="P519"/>
      <text:p text:style-name="P520"><text:soft-page-break/>«ДОБРОЕ УТРО, РОБИН!», - ВОСКЛИКНУЛ ПРОФЕССОР Фергер.</text:p>
      <text:p text:style-name="P520">«Как твоё самочувствие? Ты выглядишь намного лучше, чем вчера вечером. Хорошо поспал?»</text:p>
      <text:p text:style-name="P520"><text:tab/>Он вошёл через парадную дверь, и Робин закрыл её за ним. <text:span text:style-name="T2993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2984">Он был невероятным сладкоежкой, и </text:span><text:span text:style-name="T3352">всем </text:span><text:span text:style-name="T2984">его студентам было хорошо известно, что если угостить профессора пирожными со свежим заварным кремом, то можно </text:span><text:span text:style-name="T3353">выпросить у него всё, что угодно</text:span><text:span text:style-name="T2984">. </text:span><text:span text:style-name="T2985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2986">Губы Робина тронула едва заметная </text:span><text:span text:style-name="T3236">усмешка</text:span><text:span text:style-name="T2986">, когда он подумал о том, что профессору, должно быть, не удаётся самостоятельно завязать шнурки </text:span><text:span text:style-name="T2987">на с</text:span><text:span text:style-name="T2986">воих ботин</text:span><text:span text:style-name="T2987">ках</text:span><text:span text:style-name="T2986">. </text:span><text:span text:style-name="T2988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2989">не снимал </text:span><text:span text:style-name="T3010">ботинок</text:span><text:span text:style-name="T2989">, отправляясь спать?</text:span></text:p>
      <text:p text:style-name="P520"/>
      <text:p text:style-name="P521"><text:tab/>Впустив профессора Фергера, Робин не последовал за ним в гостиную, где сейчас <text:span text:style-name="T3353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2990">всю </text:span>пачку шоколадного печенья <text:span text:style-name="T2990">целиком</text:span>. <text:span text:style-name="T2991">Он передал эти яства профессору, что незамедлительно вызвало на лице </text:span><text:span text:style-name="T2992">последнего </text:span><text:span text:style-name="T2991">улыбку, сравнимую разве что с улыбкой Чеширского кота.</text:span></text:p>
      <text:p text:style-name="P524"><text:tab/>«<text:span text:style-name="T2994">Спасибо тебе, мальчик. </text:span><text:span text:style-name="T2995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2995">произнёс он, </text:span><text:span text:style-name="T3353">сияя, на забывая при этом </text:span><text:span text:style-name="T2995">активно работа</text:span><text:span text:style-name="T3353">ть</text:span><text:span text:style-name="T2995"> челюстями.</text:span></text:p>
      <text:p text:style-name="P524"><text:tab/>«<text:span text:style-name="T2996">Как только я </text:span><text:span text:style-name="T3309">по</text:span><text:span text:style-name="T2996">кончу </text:span><text:span text:style-name="T3309">с едой</text:span><text:span text:style-name="T2996">, мы незамедлительно продолжим начатую накануне работу. Итак, чем вы занимались </text:span><text:span text:style-name="T3310">сегодня</text:span><text:span text:style-name="T2996"> утром, </text:span><text:span text:style-name="T2997">пока </text:span><text:span text:style-name="T2998">я был в университете</text:span><text:span text:style-name="T2997">?</text:span>»</text:p>
      <text:p text:style-name="P521"><text:tab/>«<text:span text:style-name="T2999">Почти ничем, профессор Фергер</text:span>», - <text:span text:style-name="T2999">ответила ему Элисон.</text:span></text:p>
      <text:p text:style-name="P521"><text:tab/>«<text:span text:style-name="T2999">Мы ждали, </text:span><text:span text:style-name="T3000">когда проснётся Робин. </text:span><text:span text:style-name="T3001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02">х</text:span><text:span text:style-name="T3001">орошо позавтракал.</text:span>»</text:p>
      <text:p text:style-name="P522"><text:tab/><text:span text:style-name="T3003">Она ответила почти моментально, </text:span><text:span text:style-name="T3004">опасаясь, что</text:span><text:span text:style-name="T3003"> кто-нибудь из присутствующих </text:span><text:span text:style-name="T3004">наговорит лишнего. </text:span></text:p>
      <text:p text:style-name="P522"><text:span text:style-name="T3003"><text:tab/>«</text:span><text:span text:style-name="T3005">Хорошо. Значит у нас будет много работы. Надеюсь, ни у кого из вас не запланировано никаких мероприятий на сегодняшний вечер.</text:span><text:span text:style-name="T3003">» </text:span></text:p>
      <text:p text:style-name="P521"><text:tab/>«Ну…<text:span text:style-name="T3006"> Ээээ</text:span>», - <text:span text:style-name="T3006">начал было Робин.</text:span></text:p>
      <text:p text:style-name="P521"><text:tab/>«<text:span text:style-name="T3007">Отлично! Я рад, что не запланировано</text:span>», - <text:span text:style-name="T3006">перебил его профессор.</text:span></text:p>
      <text:p text:style-name="P521"><text:tab/><text:span text:style-name="T3008">Сейчас я достану папку с моими записями и мы сможем продолжить.</text:span></text:p>
      <text:p text:style-name="P521"><text:tab/><text:span text:style-name="T3009">Он доел печенье и допил остатки сока, прежде чем начать копаться в своём старом, невзрачном портфеле из коричневой кожи.</text:span></text:p>
      <text:p text:style-name="P521"><text:tab/>«<text:span text:style-name="T3016">Я нашёл их! В какой-то ужасный момент мне показалось, что я оставил их дома</text:span>».</text:p>
      <text:p text:style-name="P521"><text:tab/>«<text:span text:style-name="T3017">Какая жалость, что он не сделал этого</text:span>», - <text:span text:style-name="T3017">сокрушённо подумал Робин.</text:span></text:p>
      <text:p text:style-name="P521"><text:tab/>«<text:span text:style-name="T3018">Итак, на чём мы остановились перед тем, как уснул Робин?</text:span>» - <text:span text:style-name="T3019">пробормотал профессор, </text:span><text:span text:style-name="T3020">роясь</text:span><text:span text:style-name="T3019"> в свои </text:span><text:span text:style-name="T3027">бумагах</text:span><text:span text:style-name="T3019">; </text:span><text:span text:style-name="T3020">его очки неспешно сползали с носа.</text:span></text:p>
      <text:p text:style-name="P521"><text:tab/>«<text:span text:style-name="T3021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21">ответил Гарри.</text:span></text:p>
      <text:p text:style-name="P521"><text:tab/>«<text:span text:style-name="T3022">Нет, Гарри! Мне кажется, что ты ошибаешься. </text:span><text:span text:style-name="T3023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1"><text:tab/>«<text:span text:style-name="T3023">Что дальше, профессор?</text:span>», - <text:span text:style-name="T3023">спросил Робин,</text:span></text:p>
      <text:p text:style-name="P521"><text:soft-page-break/><text:tab/>«<text:span text:style-name="T3023">Какие темы из вашего списка вы хотели бы обсудить? </text:span><text:span text:style-name="T3024">Думаю, что будет гораздо быстрее, если вы зачитаете их все и сразу, а </text:span><text:span text:style-name="T3026">затем </text:span><text:span text:style-name="T3025">я стану</text:span><text:span text:style-name="T3024"> описывать их одну за другой в порядке следования.</text:span>»</text:p>
      <text:p text:style-name="P521"><text:tab/><text:span text:style-name="T3027">Робину сильно хотелось пойти в кино, и таким образом у них оставалась возможность закончить ко</text:span><text:span text:style-name="T3028">н</text:span><text:span text:style-name="T3027">спектирование пораньше и отправиться на последний сеанс, который должен был состояться около восьми часов вечера.</text:span></text:p>
      <text:p text:style-name="P521"><text:tab/>«<text:span text:style-name="T3029">Звучит вполне разумным, Робин. Ну, остались ещё три важных темы — основная масса живших там людей, их </text:span><text:span text:style-name="T3030">предводители</text:span><text:span text:style-name="T3029"> и, наконец, Система</text:span>».</text:p>
      <text:p text:style-name="P521"><text:tab/>«<text:span text:style-name="T3031">Хорошо. Начнём с людей. Они представляли собой довольно жалкое зрелище. К сожалению, мне больше нечего добавить к </text:span><text:span text:style-name="T3032">сказанному</text:span><text:span text:style-name="T3031">, всё остальное вы видели сами. </text:span><text:span text:style-name="T3033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034">расправляются с</text:span><text:span text:style-name="T3033"> собак</text:span><text:span text:style-name="T3034">ами</text:span><text:span text:style-name="T3033"> и кош</text:span><text:span text:style-name="T3034">ками</text:span><text:span text:style-name="T3033">. </text:span><text:span text:style-name="T3039">И</text:span><text:span text:style-name="T3035">нтересно, каким образом, глядя на подобные зверства, повели бы себя те организации, которые </text:span><text:span text:style-name="T3036">в наши дни </text:span><text:span text:style-name="T3035">протестуют против жестокого обращения с животными. </text:span><text:span text:style-name="T3062">Но, в</text:span><text:span text:style-name="T3036">озможно, что я </text:span><text:span text:style-name="T3046">был </text:span><text:span text:style-name="T3036">слишком строг к </text:span><text:span text:style-name="T3046">тем</text:span><text:span text:style-name="T3036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037">Большую часть времени они бесцельно бродили по 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1"><text:tab/><text:span text:style-name="T3038">Робин выдержал паузу. </text:span><text:span text:style-name="T3040">Воцарилась полная тишина. Все с полным вниманием слушали </text:span><text:span text:style-name="T3043">его </text:span><text:span text:style-name="T3040">речь</text:span><text:span text:style-name="T3041">, а профессор еле успевал записывать сказанное</text:span><text:span text:style-name="T3040">.</text:span></text:p>
      <text:p text:style-name="P521"><text:tab/>«<text:span text:style-name="T3042">Они источали ужасные запахи, порой вызывавшие во мне рвотные по</text:span><text:span text:style-name="T3256">з</text:span><text:span text:style-name="T3042">ывы, но разве можно было ожидать от них чего-то другого, ведь им негде было помыться и даже сходить в туалет. </text:span><text:span text:style-name="T3044">Я думаю, что в таких условиях просто неминуемо возникновение и скорейший рост количества различных </text:span><text:span text:style-name="T3047">заболеваний</text:span><text:span text:style-name="T3044">. Все эти люди не имели </text:span><text:span text:style-name="T3045">за душой ровным счётом ничего, они были бездомными и </text:span><text:span text:style-name="T3048">жили одним днём. </text:span><text:span text:style-name="T3049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050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1"><text:tab/>«<text:span text:style-name="T3051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1"><text:tab/><text:span text:style-name="T3052">Молодой человек снова замолк, размышляя о тяжелейшем положении этих бедных, несчастных людей. </text:span><text:span text:style-name="T3053">Он проглотил подступивший к горлу комок, стараясь изо всех сил не позволить пролиться слезам.</text:span></text:p>
      <text:p text:style-name="P521"><text:tab/>«<text:span text:style-name="T3054">Да, если припомнить всё в деталях, то я, должно быть, был одним из немногих детей, живших там.. Я говорил о ст</text:span><text:span text:style-name="T3325">онущих</text:span><text:span text:style-name="T3054"> бродягах.. Эти люди потеряли большую часть своих волос и имели на своей коже </text:span><text:span text:style-name="T3055">отвратительные пятна. Их лица были бледны</text:span><text:span text:style-name="T3300">ми</text:span><text:span text:style-name="T3055"> и не </text:span><text:span text:style-name="T3300">выражали никаких признаков жизни</text:span><text:span text:style-name="T3055">, всем своим видом они напоминали ходячие скелеты, обтянутые кожей. Прямо как зомби или, буквально, ходячие мертвецы. Всё это </text:span><text:span text:style-name="T3301">было похоже на</text:span><text:span text:style-name="T3055"> фильм ужасов, в котором я играл главную роль.</text:span>»</text:p>
      <text:p text:style-name="P523"><text:tab/>«<text:span text:style-name="T3056">Мой несчастный мальчик</text:span>», - <text:span text:style-name="T3056">сочувственно сказала Элисон,</text:span></text:p>
      <text:p text:style-name="P525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3"><text:tab/>«<text:span text:style-name="T3057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059">к </text:span><text:span text:style-name="T3057">их вожакам?</text:span>» - <text:span text:style-name="T3058">спросил Робина профессор Фергер. </text:span><text:span text:style-name="T3059">Он видел, как негативно отражается его «допрос» на общем самочувствии юноши. </text:span><text:span text:style-name="T3060">Саутгемптон будущего, без сомнений, производил угнетающее воздействие на психику Робина, но профессор был обязан задавать как можно больше </text:span><text:soft-page-break/><text:span text:style-name="T3060">вопросов, пока воспоминания всё ещё </text:span><text:span text:style-name="T3257">были </text:span><text:span text:style-name="T3060">свежи в памяти путешественника. </text:span><text:span text:style-name="T3061">У многих людей наверняка случился бы нервный срыв после тех же испытаний, что выпали на его долю.</text:span></text:p>
      <text:p text:style-name="P523"><text:tab/>«<text:span text:style-name="T3208">С мной всё в порядке</text:span>» - <text:span text:style-name="T3208">поспешно сказал Робин, увидев на лице профессора беспокойство,</text:span></text:p>
      <text:p text:style-name="P523"><text:tab/>«<text:span text:style-name="T3208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3"><text:tab/>«<text:span text:style-name="T3208">Хорошо, это меня устраивает</text:span>», - <text:span text:style-name="T3208">ответил ему профессор Фергер.</text:span></text:p>
      <text:p text:style-name="P523"><text:tab/>«<text:span text:style-name="T3209">Предводители.. Они были достаточно храбрыми. Необходимо отдать должное их сме</text:span><text:span text:style-name="T3211">лости</text:span><text:span text:style-name="T3209"> и дальновидности</text:span>».</text:p>
      <text:p text:style-name="P523"><text:tab/>«<text:span text:style-name="T3209">Дальновидности? Что ты имеешь в виду?</text:span>» - <text:span text:style-name="T3210">спросил профессор, поднимая взгляд поверх очков,</text:span></text:p>
      <text:p text:style-name="P523"><text:tab/>«<text:span text:style-name="T3212">Я что-то пропустил или неправильно понял?</text:span>»</text:p>
      <text:p text:style-name="P523"><text:tab/>«<text:span text:style-name="T3213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254">к </text:span><text:span text:style-name="T3258">наступлению</text:span><text:span text:style-name="T3213"> войны, и сделали всё от них зависящее, чтобы пережить ядерный удар</text:span>».</text:p>
      <text:p text:style-name="P523"><text:tab/>«<text:span text:style-name="T3214">Ты хочешь сказать, что в Саутгемптоне нашлась горстка людей, не доверявших </text:span><text:span text:style-name="T3215">правительству и </text:span><text:span text:style-name="T3214">средствам массовой информации, и призывавшая граждан нач</text:span><text:span text:style-name="T3216">инать </text:span><text:span text:style-name="T3214">готовиться к войне?</text:span>»</text:p>
      <text:p text:style-name="P523"><text:tab/><text:span text:style-name="T3217">Профессор откинулся на спинку стула.</text:span></text:p>
      <text:p text:style-name="P523"><text:tab/>«<text:span text:style-name="T3217">Прекрасно! Оказывается, общественность не настолько глупа, как это представлялось мне до сих пор</text:span>».</text:p>
      <text:p text:style-name="P523"><text:tab/>«<text:span text:style-name="T3217">Я хотел </text:span><text:span text:style-name="T3255">бы </text:span><text:span text:style-name="T3217">продолжить</text:span>», - <text:span text:style-name="T3217">произнёс Робин,</text:span></text:p>
      <text:p text:style-name="P523"><text:tab/>«<text:span text:style-name="T3217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18">Они готовились и они приняли все необходимые меры</text:span>».</text:p>
      <text:p text:style-name="P523"><text:tab/><text:span text:style-name="T3219">Через некоторое время профессор объявил, что вполне удовлетворён, и предложил перейти к заключительной </text:span><text:span text:style-name="T3252">части</text:span><text:span text:style-name="T3219">.</text:span></text:p>
      <text:p text:style-name="P523"><text:tab/>«<text:span text:style-name="T3220">Система.. Вам известно, что она была главным административным органом. </text:span><text:span text:style-name="T3221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249">й приязни</text:span><text:span text:style-name="T3221">. </text:span><text:span text:style-name="T3222">Таков главный закон любого цивилизованного сообщества — никто не </text:span><text:span text:style-name="T3250">в праве</text:span><text:span text:style-name="T3222"> рассчитывать на уважение и сотрудничество, если не </text:span><text:span text:style-name="T3250">желает </text:span><text:span text:style-name="T3222">проявля</text:span><text:span text:style-name="T3250">ть</text:span><text:span text:style-name="T3222"> уважения к другим. Всё, что они совершали, это массовый террор и физическ</text:span><text:span text:style-name="T3235">ие</text:span><text:span text:style-name="T3222"> расправ</text:span><text:span text:style-name="T3235">ы</text:span><text:span text:style-name="T3222">, гарантируя таким образом, что население будет оставаться слабым и неспособным на восстания или революцию..</text:span>»</text:p>
      <text:p text:style-name="P523"><text:tab/>«<text:span text:style-name="T3223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3"><text:tab/>«<text:span text:style-name="T3224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3"><text:tab/><text:span text:style-name="T3224">Кивнув, профессор согласился на просьбу Робина и </text:span><text:span text:style-name="T3244">печально</text:span><text:span text:style-name="T3224"> посмотрел на сво</text:span><text:span text:style-name="T3246">и</text:span><text:span text:style-name="T3224"> </text:span><text:span text:style-name="T3243">опустевши</text:span><text:span text:style-name="T3246">е</text:span><text:span text:style-name="T3224"> стакан и тарелку.</text:span></text:p>
      <text:p text:style-name="P523"><text:tab/>«<text:span text:style-name="T3225">Элисон, помоги мне, пожалуйста, заварить для всех чаю и приготовить какую-нибудь снедь. Они, должно быть, голод</text:span><text:span text:style-name="T3245">ны,</text:span><text:span text:style-name="T3225"> потому что ничего не поели во время обеда.</text:span>»</text:p>
      <text:p text:style-name="P523"><text:tab/><text:span text:style-name="T3225">Элисон вместе с Робином покинули гостиную, оставив Гарри и Мэтью развлекать профессора Фергера.</text:span></text:p>
      <text:p text:style-name="P523"><text:tab/><text:span text:style-name="T3226">Когда они пришли на кухню, и Робин включил электрический чайник, </text:span><text:span text:style-name="T3227">он</text:span><text:span text:style-name="T3226"> развернулся лицом к Элисон и мягко, но настойчиво усадил её на стул.</text:span></text:p>
      <text:p text:style-name="P523"><text:soft-page-break/><text:tab/>«<text:span text:style-name="T3228">Эли, что с тобой происходит? </text:span><text:span text:style-name="T3229">Тебя расстроил Гарри? Н</text:span><text:span text:style-name="T3230">е молчи</text:span><text:span text:style-name="T3229">, ты ведь знаешь, что со мной можно поговорить</text:span>».</text:p>
      <text:p text:style-name="P523"><text:tab/>«<text:span text:style-name="T3231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3"><text:tab/>«<text:span text:style-name="T3232">В таком случае, что?</text:span>»</text:p>
      <text:p text:style-name="P523"><text:tab/>«<text:span text:style-name="T3233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238">то</text:span><text:span text:style-name="T3233"> ещё даже не произошло, но не могу ничего с этим поделать</text:span>».</text:p>
      <text:p text:style-name="P523"><text:tab/>«<text:span text:style-name="T3233">Элисон, не стоит стыдиться своей излишней эмоциональности. Нужно быть </text:span><text:span text:style-name="T3248">предельно</text:span><text:span text:style-name="T3233"> </text:span><text:span text:style-name="T3247">чёрствым</text:span><text:span text:style-name="T3233"> и бесчувственным человеком, чтобы на тебя никак не </text:span><text:span text:style-name="T3239">по</text:span><text:span text:style-name="T3233">влияло подобное зрелище. Если бы в тот момент в моём желудке находилось что-то иное, кроме пустоты, то меня </text:span><text:span text:style-name="T3234">бы </text:span><text:span text:style-name="T3241">непременно</text:span><text:span text:style-name="T3233"> </text:span><text:span text:style-name="T3240">стошнило</text:span><text:span text:style-name="T3233">. </text:span><text:span text:style-name="T3253">Одному Богу известно</text:span><text:span text:style-name="T3233">, как сильно мне хочется повернуть в</text:span><text:span text:style-name="T3242">ремя</text:span><text:span text:style-name="T3233"> вспять и </text:span><text:span text:style-name="T3299">больше </text:span><text:span text:style-name="T3233">не позволять тебе становиться свидетелем подобных зрелищ. Прости меня, Элисон, и пожалуйста, </text:span><text:span text:style-name="T3324">впредь </text:span><text:span text:style-name="T3233">не волнуйся. Надеюсь, нам удастся </text:span><text:span text:style-name="T3251">как-нибудь </text:span><text:span text:style-name="T3233">замять </text:span><text:span text:style-name="T3237">всё </text:span><text:span text:style-name="T3233">это</text:span>».</text:p>
      <text:p text:style-name="P523"><text:tab/><text:span text:style-name="T3311">Робин подошёл к Элисон и крепко обнял, стар</text:span><text:span text:style-name="T3312">аясь </text:span><text:span text:style-name="T3315">подарить ей ощущение комфорта и </text:span><text:span text:style-name="T3312">безопасности.</text:span></text:p>
      <text:p text:style-name="P523"><text:tab/><text:span text:style-name="T3312">Со мной всё в порядке. Смотри, вода уже закипела — пора заваривать чай. Чем скорее мы закончим, тем лучше: </text:span><text:span text:style-name="T3316">е</text:span><text:span text:style-name="T3312">сли мы поторопимся, то успеем на последний сеанс в кинотеатре.</text:span></text:p>
      <text:p text:style-name="P523"><text:tab/><text:span text:style-name="T3313">Робин пристально посмотрел ей в глаза.</text:span></text:p>
      <text:p text:style-name="P523"><text:tab/>«<text:span text:style-name="T3313">Ты уверена, что у тебя всё в порядке? </text:span><text:span text:style-name="T3314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3"><text:tab/><text:span text:style-name="T3315">Элисон кивнула. Слёзы, блестевшие на глазах Робина, глубоко ранили её душу и </text:span><text:span text:style-name="T3317">вызвали в ней мощнейший прилив чувствительности.</text:span></text:p>
      <text:p text:style-name="P523"><text:tab/>«<text:span text:style-name="T3317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3"><text:tab/>«<text:span text:style-name="T3318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19">Они верили, что я знаю ответы на все их вопросы и позабочусь об их спокойствии в </text:span><text:span text:style-name="T3323">будущем</text:span><text:span text:style-name="T3319">. Взамен они предоставляли мне пищу и крышу над головой. </text:span><text:span text:style-name="T3320">Все эти люди походили на детей младшего возраста, чьи жизни целиком и полностью находятся в распоряжении родителей. По</text:span><text:span text:style-name="T3321">йми</text:span><text:span text:style-name="T3320">, мне не хотелось меняться, но другого выбора у меня просто не было</text:span>».</text:p>
      <text:p text:style-name="P523"><text:tab/>«<text:span text:style-name="T3322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3"/>
      <text:p text:style-name="P523"><text:tab/><text:span text:style-name="T3482">Пока Элисон готовила чай, Робин достал несколько тарелок. В шкафу, в большой пластиковой коробке </text:span><text:span text:style-name="T3746">с этикеткой </text:span><text:span text:style-name="T3482">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3"><text:tab/>«<text:span text:style-name="T3482">Этого должно быть достаточно, чтобы продержаться до нашего вечернего похода в Бургер Кинг</text:span>» - <text:span text:style-name="T3482">отметил он.</text:span></text:p>
      <text:p text:style-name="P523"><text:tab/><text:span text:style-name="T3482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3"><text:tab/>«<text:span text:style-name="T3482">Чтобы не терять времени, я продолжаю свой отчёт</text:span>», - <text:span text:style-name="T3482">сказал Робин, тщательно пережёвывая печень</text:span><text:span text:style-name="T3485">е</text:span><text:span text:style-name="T3482"> и запивая </text:span><text:span text:style-name="T3485">его</text:span><text:span text:style-name="T3482"> горячим чаем, и на некоторое время умолк, поглощённый раздумьями.</text:span></text:p>
      <text:p text:style-name="P523"><text:tab/>«<text:span text:style-name="T3482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</text:span><text:soft-page-break/><text:span text:style-name="T3482">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3"><text:tab/>«<text:span text:style-name="T3482">Верно, ты сделал доклад по всем темам, которыми я интересовался, </text:span><text:span text:style-name="T3483">и</text:span><text:span text:style-name="T3482"> я дословно переписал на бумагу текст упомянутой статьи.</text:span>»</text:p>
      <text:p text:style-name="P523"><text:tab/><text:span text:style-name="T3484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485">ни одной буквы</text:span><text:span text:style-name="T3484">, а заголовок был определён ими исключительно по его расположению вверху страницы. </text:span><text:span text:style-name="T3485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3"><text:tab/>«<text:span text:style-name="T3485">Отлично. В котором часу нам зайти к вам завтра?</text:span>» - <text:span text:style-name="T3485">спросил профессора Мэтью,</text:span></text:p>
      <text:p text:style-name="P523"><text:tab/>«<text:span text:style-name="T3485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3"><text:tab/><text:span text:style-name="T3486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3"><text:tab/><text:span text:style-name="T3486">Так прошло несколько минут.</text:span></text:p>
      <text:p text:style-name="P523"><text:tab/><text:span text:style-name="T3486">Наконец, нервы профессора сдали и таким образом стало ясно, какая из двух сторон оказалась слабее. </text:span><text:span text:style-name="T3487">По правде говоря, профессор просто не смог придумать подходящего предлога, чтобы продолжить их заседание.</text:span></text:p>
      <text:p text:style-name="P523"><text:tab/>«<text:span text:style-name="T3488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489">Постарайтесь не изли</text:span><text:span text:style-name="T3490">ш</text:span><text:span text:style-name="T3489">ествовать этим вечером, </text:span><text:span text:style-name="T3491">а завтра</text:span><text:span text:style-name="T3489"> — </text:span><text:span text:style-name="T3491">проснуться </text:span><text:span text:style-name="T3489">вовремя.</text:span>»</text:p>
      <text:p text:style-name="P523"><text:tab/><text:span text:style-name="T3492">Последняя его реплика была адресована Гарри.</text:span></text:p>
      <text:p text:style-name="P523"><text:tab/><text:span text:style-name="T3493">Он закончил с сортировкой документов по папкам и </text:span><text:span text:style-name="T3498">завинтил</text:span><text:span text:style-name="T3493"> колпачок на сво</text:span><text:span text:style-name="T3498">ей</text:span><text:span text:style-name="T3493"> </text:span><text:span text:style-name="T3939">невероятно </text:span><text:span text:style-name="T3493">дорог</text:span><text:span text:style-name="T3939">ой</text:span><text:span text:style-name="T3493"> </text:span><text:span text:style-name="T3497">перьев</text:span><text:span text:style-name="T3498">ой</text:span><text:span text:style-name="T3497"> </text:span><text:span text:style-name="T3493">ручк</text:span><text:span text:style-name="T3498">е</text:span><text:span text:style-name="T3493">. Все важные записи он делал именно ей, из-за чего на бумаге и на его рубашке постоянно оставались </text:span><text:span text:style-name="T3494">кляксы</text:span><text:span text:style-name="T3493">. </text:span><text:span text:style-name="T3494">На боковой стороне безымянного пальца </text:span><text:span text:style-name="T3496">его </text:span><text:span text:style-name="T3494">левой руки постоянно </text:span><text:span text:style-name="T3495">виднелось</text:span><text:span text:style-name="T3494"> </text:span><text:span text:style-name="T3499">чернильное пятно</text:span><text:span text:style-name="T3494"> — явный признак человека, которой очень сильно любит писать. </text:span><text:span text:style-name="T3496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3"><text:tab/>«<text:span text:style-name="T3500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501">Спокойной ночи!</text:span>»</text:p>
      <text:p text:style-name="P523"><text:tab/><text:span text:style-name="T3502">Профессор покинул жилище своих студентов, изо всех сил стараясь изображать на лице бе</text:span><text:span text:style-name="T3504">спечность</text:span><text:span text:style-name="T3502">, однако на </text:span><text:span text:style-name="T3940">самом деле его раздумья были отягощены </text:span><text:span text:style-name="T3941">тяжким грузом</text:span><text:span text:style-name="T3502">.</text:span></text:p>
      <text:p text:style-name="P523"/>
      <text:p text:style-name="P526">СЕДЬМАЯ ГЛАВА</text:p>
      <text:p text:style-name="P526"/>
      <text:p text:style-name="P526">ПРЕСЛЕДОВАНИЕ</text:p>
      <text:p text:style-name="P526"/>
      <text:p text:style-name="P527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7"><text:tab/><text:span text:style-name="T3505">Тем утром он задержался в университете вовсе не для того, чтобы заместить другого преподавателя — это было </text:span><text:span text:style-name="T3747">его </text:span><text:span text:style-name="T3505">ложным алиби.</text:span></text:p>
      <text:p text:style-name="P527"><text:tab/><text:span text:style-name="T3511">У</text:span><text:span text:style-name="T3505">тром он был занят совсем другими </text:span><text:span text:style-name="T3512">делами</text:span><text:span text:style-name="T3505">.</text:span></text:p>
      <text:p text:style-name="P527"><text:tab/><text:span text:style-name="T3506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</text:span><text:soft-page-break/><text:span text:style-name="T3506">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7"><text:tab/><text:span text:style-name="T3507">Профессор изо всех сил пытался втолковать своему визави, что война, о которой он </text:span><text:span text:style-name="T3509">только что </text:span><text:span text:style-name="T3507">сообщил, должна начаться менее, чем через год, и что в этом вопросе он чрезвычайно серьёзен, </text:span><text:span text:style-name="T3508">однако к нему отнеслись как к </text:span><text:span text:style-name="T3513">умалишённому</text:span><text:span text:style-name="T3508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09">охватывали его мрачные предчувствия.</text:span></text:p>
      <text:p text:style-name="P527"><text:tab/>«<text:span text:style-name="T3510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10">думал профессор с горечью,</text:span></text:p>
      <text:p text:style-name="P527"><text:tab/>«<text:span text:style-name="T3510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7"><text:tab/><text:span text:style-name="T3510">Сейчас он находился поблизости от своего дома, на расстоянии всего одной улицы.</text:span></text:p>
      <text:p text:style-name="P527"><text:tab/><text:span text:style-name="T3510">Часы пробили половину одиннадцатого. Профессор Ферг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7"><text:tab/><text:span text:style-name="T3514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</text:span><text:span text:style-name="T3748">ответственны</text:span><text:span text:style-name="T3514"> за благополучие </text:span><text:span text:style-name="T3516">людей</text:span><text:span text:style-name="T3514">, и именно </text:span><text:span text:style-name="T3515">поэтому</text:span><text:span text:style-name="T3514"> граждане отдают за них свои голоса </text:span><text:span text:style-name="T3532">на выборах</text:span><text:span text:style-name="T3514">.</text:span></text:p>
      <text:p text:style-name="P527"><text:tab/><text:span text:style-name="T3516">Чем больше профессор погружался в размышления, тем сильнее </text:span><text:span text:style-name="T3750">ощущал</text:span><text:span text:style-name="T3516"> свою отчуждённость. Воздуха оставалось всё меньше и ему ст</text:span><text:span text:style-name="T3749">а</text:span><text:span text:style-name="T3751">ло</text:span><text:span text:style-name="T3516"> труд</text:span><text:span text:style-name="T3751">но</text:span><text:span text:style-name="T3516"> дышать — он чувствовал </text:span><text:span text:style-name="T3749">себя так</text:span><text:span text:style-name="T3516">, </text:span><text:span text:style-name="T3749">словно</text:span><text:span text:style-name="T3516"> вокруг его шеи затягивается петля. </text:span><text:span text:style-name="T3517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7"/>
      <text:p text:style-name="P527"><text:tab/><text:span text:style-name="T3518">Несмотря на то, что весь предыдущий день шёл нескончаемый ливень, сегодня выдалось великолепное апрельское утро.</text:span></text:p>
      <text:p text:style-name="P527"><text:tab/><text:span text:style-name="T3518">Мэтью выглянул в окно своего дома. На часах было шесть утра. </text:span><text:span text:style-name="T3519">О</text:span><text:span text:style-name="T3518">товсюду слышалось весёлое воробьиное чириканье, а </text:span><text:span text:style-name="T3519">на </text:span><text:span text:style-name="T3518">чистом, безоблачном небе ярко сияло взошедшее солнце, </text:span><text:span text:style-name="T3520">отражавшееся ослепительными иск</text:span><text:span text:style-name="T3647">рами</text:span><text:span text:style-name="T3520"> в кап</text:span><text:span text:style-name="T3647">ельках</text:span><text:span text:style-name="T3520"> росы на листьях и цветках прекрасных жёлто-фиолетовых цветков, росших неподалёку от его дома. </text:span><text:span text:style-name="T3521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22">Единственное, что </text:span><text:span text:style-name="T3752">постоянно </text:span><text:span text:style-name="T3522">портило </text:span><text:span text:style-name="T3527">его </text:span><text:span text:style-name="T3522">внешний вид — газон, требующий </text:span><text:span text:style-name="T3753">регулярного</text:span><text:span text:style-name="T3522"> тщательного </text:span><text:span text:style-name="T3648">ухода</text:span><text:span text:style-name="T3522">. </text:span><text:span text:style-name="T3523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7"><text:tab/>«<text:span text:style-name="T3524">Сегодня чудесный денёк, и у меня не запланировано никаких дел, поэтому стоит заняться стрижкой травы</text:span>» - <text:span text:style-name="T3524">подумал Мэтью.</text:span></text:p>
      <text:p text:style-name="P527"><text:tab/><text:span text:style-name="T3525">Умывшись и переодевшись он вышел в сад, прихватив с собой стакан свежевыжатого апельсинового сока.</text:span></text:p>
      <text:p text:style-name="P527"><text:tab/><text:span text:style-name="T3526">Хорошо, но где искать газонокосилку?</text:span></text:p>
      <text:p text:style-name="P527"><text:tab/><text:span text:style-name="T3528">Он нахмурился, погрузившись в </text:span><text:span text:style-name="T3529">свои </text:span><text:span text:style-name="T3528">размышления. </text:span><text:span text:style-name="T3529">Давненько он не пачкал своих ухоженных рук, </text:span><text:span text:style-name="T3530">и </text:span><text:span text:style-name="T3529">по</text:span><text:span text:style-name="T3599">э</text:span><text:span text:style-name="T3529">тому не мог даже вообразить, куда она могла быть запрятана. </text:span><text:span text:style-name="T3531">После </text:span><text:span text:style-name="T3533">не</text:span><text:span text:style-name="T3531">продолжительных поисков он нашёл её в крохотном чуланчике возле кухни.</text:span></text:p>
      <text:p text:style-name="P527"/>
      <text:p text:style-name="P527"><text:soft-page-break/><text:tab/><text:span text:style-name="T3533">К половине седьмого работа была окончена. Человеку, не привыкшему к физическим нагрузкам в раннее время суток, так</text:span><text:span text:style-name="T3539">ое</text:span><text:span text:style-name="T3533"> </text:span><text:span text:style-name="T3539">занятие </text:span><text:span text:style-name="T3533">показалась бы непрост</text:span><text:span text:style-name="T3539">ым</text:span><text:span text:style-name="T3533">. Но для Мэтью он</text:span><text:span text:style-name="T3540">о</text:span><text:span text:style-name="T3533"> стал</text:span><text:span text:style-name="T3540">о</text:span><text:span text:style-name="T3533"> </text:span><text:span text:style-name="T3598">невыносимым</text:span><text:span text:style-name="T3533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534">Довольный, вытер липкие от пота, смешанного с соком травы, руки о свои рабочие штаны, </text:span><text:span text:style-name="T3535">после чего вернул газонокосилку на то же самое место, где нашёл, и поставил разогреваться чайник. Теперь, после нехарактерного для него </text:span><text:span text:style-name="T3649">начала дня</text:span><text:span text:style-name="T3535">, ему требовалась большая чашка с крепким кофе.</text:span></text:p>
      <text:p text:style-name="P527"><text:tab/><text:span text:style-name="T3536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541">его </text:span><text:span text:style-name="T3536">руки были заняты, он решил слегка подтолкнуть ногой дверь, преграждающую его путь.</text:span></text:p>
      <text:p text:style-name="P527"><text:tab/>«<text:span text:style-name="T3537">Робин, я принёс твой завтрак! Пора вставать. Уже почти восемь часов, а к девяти нам нужно быть в университете</text:span>».</text:p>
      <text:p text:style-name="P527"><text:tab/><text:span text:style-name="T3538">Он поставил поднос на столик и широко распахнул дверь в комнату, после чего подошёл к окну и раздёрнул шторы, позволив солнцу </text:span><text:span text:style-name="T3541">залить</text:span><text:span text:style-name="T3538"> всю комнату своим ярким светом.</text:span></text:p>
      <text:p text:style-name="P527"><text:tab/><text:span text:style-name="T3538">Ему пришлось легонечко встряхнуть Робина.</text:span></text:p>
      <text:p text:style-name="P527"><text:tab/>«<text:span text:style-name="T3542">Подъём! Завтрак уже остывает. На часах <text:s/>- две минуты восьмого</text:span>» - <text:span text:style-name="T3542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7"><text:tab/>«<text:span text:style-name="T3543">Робин, если ты сейчас же не встанешь, я сорву с тебя это чёртово одеяло, и тогда ты замёрзнешь и, может быть, </text:span><text:span text:style-name="T3549">даже </text:span><text:span text:style-name="T3548">заболеешь</text:span>» - <text:span text:style-name="T3543">сообщил Мэтью строгим тоном. Шансы на то, что угроза будет исполнена, были достаточно в</text:span><text:span text:style-name="T3600">ысоки</text:span><text:span text:style-name="T3543">, поэтому Робин без лишних слов выскочил из своего укрытия и уселся на краеш</text:span><text:span text:style-name="T3547">ек</text:span><text:span text:style-name="T3543"> кровати. </text:span><text:span text:style-name="T3551">Он</text:span><text:span text:style-name="T3548"> </text:span><text:span text:style-name="T3550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7"><text:tab/>«<text:span text:style-name="T3551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7"><text:tab/>«<text:span text:style-name="T3552">Я принёс чёрный кофе, обжаренный тост, кусок пирога к чаю и две пышки с сочащимся из них топлёным маслом. Как это звучит? </text:span><text:span text:style-name="T3553">Неплохо?</text:span>»</text:p>
      <text:p text:style-name="P527"><text:tab/>«<text:span text:style-name="T3554">Спасибо, Мэтью! Это музыка для моих ушей. Надеюсь, что в намазанном на тост мармеладе не окажется мелких </text:span><text:span text:style-name="T3595">противных </text:span><text:span text:style-name="T3554">комочков</text:span>».</text:p>
      <text:p text:style-name="P527"><text:tab/>«<text:span text:style-name="T3555">Я всё тщательно проверил — их там нет. А теперь ешь и быстренько одевайся, иначе мы опоздаем на встречу с профессором</text:span>».</text:p>
      <text:p text:style-name="P527"><text:tab/><text:span text:style-name="T3556">Мэтью передал поднос с завтраком Робину, </text:span><text:span text:style-name="T3558">и</text:span><text:span text:style-name="T3556"> приступил к поиск</text:span><text:span text:style-name="T3559">ам</text:span><text:span text:style-name="T3556"> </text:span><text:span text:style-name="T3557">его </text:span><text:span text:style-name="T3556">верхней одежды.</text:span></text:p>
      <text:p text:style-name="P527"><text:tab/>«<text:span text:style-name="T3560">Вот твои вещи. Я встречу тебя внизу, когда ты будешь готов. Приятного аппетита!</text:span>»</text:p>
      <text:p text:style-name="P527"><text:tab/><text:span text:style-name="T3561">Робин уплетал завтрак за обе щеки. Как обычно бывало в таких случаях, весь его рот и часть подбородка были испачканы мармеладом, </text:span><text:span text:style-name="T3562">и в комнате отчётливо слышалось его звучное чавканье.</text:span></text:p>
      <text:p text:style-name="P528"><text:tab/><text:span text:style-name="T3563">Он обратил </text:span><text:span text:style-name="T3564">своё </text:span><text:span text:style-name="T3563">внимание на </text:span><text:span text:style-name="T3564">отрытое </text:span><text:span text:style-name="T3563">окно. </text:span><text:span text:style-name="T3564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565">Мальчик поднялся с кровати и выглянул на улицу. Именно тогда он и заметил, как преобразилась лужайка.</text:span></text:p>
      <text:p text:style-name="P528"><text:span text:style-name="T3565"><text:tab/>«Боже! Кто-то покосил её. Но не мог же Мэтью… Если это всё-таки он, то с ним, должно быть, что-то с</text:span><text:span text:style-name="T3566">тряслось</text:span><text:span text:style-name="T3565">… И этот завтрак в постель…»</text:span></text:p>
      <text:p text:style-name="P528"><text:tab/><text:span text:style-name="T3567">Робин вышел из своей спальни и с верхн</text:span><text:span text:style-name="T3569">их</text:span><text:span text:style-name="T3567"> </text:span><text:span text:style-name="T3569">ступеней</text:span><text:span text:style-name="T3567"> окликнул Мэтью.</text:span></text:p>
      <text:p text:style-name="P528"><text:soft-page-break/><text:tab/>«<text:span text:style-name="T3567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570">косил</text:span><text:span text:style-name="T3567"> </text:span><text:span text:style-name="T3568">трав</text:span><text:span text:style-name="T3570">у</text:span><text:span text:style-name="T3567"> возле нашего дома?</text:span>»</text:p>
      <text:p text:style-name="P528"><text:tab/><text:span text:style-name="T3571">Уронив свою зажигалку на пол, Мэтью в спешке стал подниматься наверх,</text:span></text:p>
      <text:p text:style-name="P528"><text:tab/>«<text:span text:style-name="T3571">При чём тут ночные кошмары? </text:span><text:span text:style-name="T3573">Я никогда не отказываюсь от физического труда </text:span><text:span text:style-name="T3571">н</text:span><text:span text:style-name="T3572">и</text:span><text:span text:style-name="T3571"> во сне, н</text:span><text:span text:style-name="T3572">и</text:span><text:span text:style-name="T3571"> наяву!</text:span>»</text:p>
      <text:p text:style-name="P528"><text:tab/>«<text:span text:style-name="T3574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576">Будь честен с самим собой</text:span><text:span text:style-name="T3575"> — ты ненавидишь работать</text:span>».</text:p>
      <text:p text:style-name="P528"><text:tab/>«<text:span text:style-name="T3594">Хватит</text:span><text:span text:style-name="T3577"> нудить! Этим утром я рано проснулся и решил покосить газон. Лунатизм здесь ни при чём. Одевайся живее, нам пора уходить.</text:span>»</text:p>
      <text:p text:style-name="P528"><text:tab/><text:span text:style-name="T3578">Мэтью оставил Робина в одиночестве, чтобы вернуться на кухню, и в тишине и спокойствии доесть свой тост с сыром.</text:span></text:p>
      <text:p text:style-name="P528"><text:tab/>«<text:span text:style-name="T3579">Чудик назвал меня лентяем. Ха! Что за наглость.</text:span>» - <text:span text:style-name="T3579">подумал Мэтью, но вслух этого, конечно, не </text:span><text:span text:style-name="T3645">произнёс</text:span><text:span text:style-name="T3579">.</text:span></text:p>
      <text:p text:style-name="P528"/>
      <text:p text:style-name="P528"><text:tab/><text:span text:style-name="T3580">К тому времени, когда Мэтью вместе с Робином прибыли в университет, Элисон и Гарри уже находились в кабинете у профессора Фергера.</text:span></text:p>
      <text:p text:style-name="P528"><text:tab/>«<text:span text:style-name="T3581">Вы опоздали на две минуты. До этого момента обычно опаздывали мы. </text:span><text:span text:style-name="T3596">Н</text:span><text:span text:style-name="T3581">е переживайте, профессора ещё нет. Наверное, сегодня праздник опозданий для наиболее пунктуальных </text:span><text:span text:style-name="T3582">и ответственных членов общества</text:span>» - <text:span text:style-name="T3592">ехидно заметил</text:span><text:span text:style-name="T3582"> Гарри, ненадолго оторвавшись от своей книги.</text:span></text:p>
      <text:p text:style-name="P528"><text:tab/><text:span text:style-name="T3582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583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589">на </text:span><text:span text:style-name="T3583">время. </text:span><text:span text:style-name="T3584">Часы показывали половину десятого, но от профессора </text:span><text:span text:style-name="T3585">до сих пор </text:span><text:span text:style-name="T3584">не было никаких известий.</text:span></text:p>
      <text:p text:style-name="P528"><text:tab/>«<text:span text:style-name="T3586">Возможно, в этом нет ничего страшного. Он мог задержаться </text:span><text:span text:style-name="T3597">в</text:span><text:span text:style-name="T3586"> пути из Уинчестера — там сейчас ведутся дорожные работы. </text:span><text:span text:style-name="T3587">Я уверена, скоро </text:span><text:span text:style-name="T3626">он </text:span><text:span text:style-name="T3587">будет здесь</text:span>» - <text:span text:style-name="T3587">произнесла Элисон, потягивая горячий шоколад из картонного стаканчика. </text:span><text:span text:style-name="T3588">Это был единственный приличный напиток, который можно было купить </text:span><text:span text:style-name="T3591">у</text:span><text:span text:style-name="T3588"> </text:span><text:span text:style-name="T3590">торгово</text:span><text:span text:style-name="T3591">го</text:span><text:span text:style-name="T3588"> а</text:span><text:span text:style-name="T3591">втомата</text:span><text:span text:style-name="T3588">, расположенн</text:span><text:span text:style-name="T3591">ого</text:span><text:span text:style-name="T3588"> в </text:span><text:span text:style-name="T3592">конце университетского </text:span><text:span text:style-name="T3588">коридор</text:span><text:span text:style-name="T3593">а</text:span><text:span text:style-name="T3588">.</text:span></text:p>
      <text:p text:style-name="P528"><text:tab/>«<text:span text:style-name="T3611">Попробуйте угадать, что этим утром сделал Мэтью</text:span>».</text:p>
      <text:p text:style-name="P528"><text:tab/>«<text:span text:style-name="T3611">Удиви нас, Робин</text:span>», - <text:span text:style-name="T3611">ответил Гарри.</text:span></text:p>
      <text:p text:style-name="P528"><text:tab/>«<text:span text:style-name="T3611">Ми</text:span><text:span text:style-name="T3650">н</text:span><text:span text:style-name="T3611">уточку внимания… <text:s/>Звучит барабанная дробь… Он скосил траву на газоне!</text:span>»</text:p>
      <text:p text:style-name="P528"><text:tab/>«<text:span text:style-name="T3612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13">Дружище, ты слишком жесток к себе!</text:span>»</text:p>
      <text:p text:style-name="P528"><text:tab/><text:span text:style-name="T3613">Гарри примолк и затем громко расхохотался, а все остальные последовали его примеру. </text:span><text:span text:style-name="T3614">Мэтью остался сидеть в прежней позе, скрестив </text:span><text:span text:style-name="T3620">на груди </text:span><text:span text:style-name="T3646">руки </text:span><text:span text:style-name="T3614">и исподлобья поглядывая на своих товарищей.</text:span></text:p>
      <text:p text:style-name="P528"><text:tab/>«<text:span text:style-name="T3615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16">Сейчас четверть одиннадцатого и он уже давно должен был выйти на связь</text:span>».</text:p>
      <text:p text:style-name="P528"><text:tab/><text:span text:style-name="T3617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18">филиалом</text:span><text:span text:style-name="T3617">.</text:span></text:p>
      <text:p text:style-name="P528"/>
      <text:p text:style-name="P528"><text:soft-page-break/><text:tab/>«<text:span text:style-name="T3754">Сегодня п</text:span><text:span text:style-name="T3618">рофессор Лайон не получал никаких из</text:span><text:span text:style-name="T3619">вес</text:span><text:span text:style-name="T3754">тий</text:span><text:span text:style-name="T3619"> от профессора Фергера </text:span><text:span text:style-name="T3621">и ничего не знает о его планах</text:span>» - <text:span text:style-name="T3621">вернувшись, сообщил Гарри всем остальным студентам.</text:span></text:p>
      <text:p text:style-name="P528"><text:tab/>«<text:span text:style-name="T3621">Я думаю, нам нужно </text:span><text:span text:style-name="T3644">отправиться</text:span><text:span text:style-name="T3621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21">сказала Элисон, повернувшись в сторону мальчика.</text:span></text:p>
      <text:p text:style-name="P528"><text:tab/>«<text:span text:style-name="T3622">Да, я бывал. Его адрес записан на листке бумаги, он </text:span><text:span text:style-name="T3623">у меня в куртке</text:span>».</text:p>
      <text:p text:style-name="P528"><text:tab/><text:span text:style-name="T3623">Он порылся в карманах, </text:span><text:span text:style-name="T3625">вывалив наружу</text:span><text:span text:style-name="T3623"> </text:span><text:span text:style-name="T3625">кучку разнообразного </text:span><text:span text:style-name="T3623">хлама, и наконец, извлёк скомканный лист.</text:span></text:p>
      <text:p text:style-name="P528"><text:tab/>«<text:span text:style-name="T3624">Вот он. Думаю, нам лучше не медлить.</text:span>»</text:p>
      <text:p text:style-name="P528"/>
      <text:p text:style-name="P529"><text:tab/>Примерно через полчаса они подъехали к особняку профессора. Его машина <text:span text:style-name="T3689">стояла припаркованной возле дома</text:span>, а окна жилища были занавешены. Бутылки с молоком, аккуратно расставленные молочником <text:span text:style-name="T3638">этим </text:span>утром, находились на ступ<text:span text:style-name="T3755">енях </text:span>в нетронутом состоянии.</text:p>
      <text:p text:style-name="P529"><text:tab/>«<text:span text:style-name="T3630">Это странно. Всё выглядит так, словно он ещё не проснулся</text:span>» - <text:span text:style-name="T3630">отметил Мэтью, </text:span><text:span text:style-name="T3631">пытаясь осмотреть содержимое почтового ящика через имеющиеся в нём </text:span><text:span text:style-name="T3637">щели</text:span><text:span text:style-name="T3630">.</text:span></text:p>
      <text:p text:style-name="P529"><text:tab/>«<text:span text:style-name="T3631">Здесь слишком темно, но я вижу несколько писем. Вы слышите, как скулит его собака?</text:span>»</text:p>
      <text:p text:style-name="P529"><text:tab/>«<text:span text:style-name="T3632">Попробуй открыть входную дверь, Мэтью</text:span>».</text:p>
      <text:p text:style-name="P529"><text:tab/><text:span text:style-name="T3633">В голосе Гарри отчётливо слышались панические нотки. Несмотря на то, что он частенько подшучивал над профессором, старик </text:span><text:span text:style-name="T3639">значил для него очень много</text:span><text:span text:style-name="T3634">.</text:span></text:p>
      <text:p text:style-name="P529"><text:tab/>«<text:span text:style-name="T3634">Не могу, она за</text:span><text:span text:style-name="T3637">крыта на замок</text:span><text:span text:style-name="T3634">. Я </text:span><text:span text:style-name="T3637">нажал </text:span><text:span text:style-name="T3640">на </text:span><text:span text:style-name="T3637">кнопку звонка</text:span><text:span text:style-name="T3634">, но он, кажется, не </text:span><text:span text:style-name="T3635">торопится </text:span><text:span text:style-name="T3634">о</text:span><text:span text:style-name="T3635">ткрывать</text:span><text:span text:style-name="T3634"> нам дверь. Нужно поискать другой способ попасть внутрь</text:span>».</text:p>
      <text:p text:style-name="P529"><text:tab/><text:span text:style-name="T3636">Они обошли дом </text:span><text:span text:style-name="T3637">вокруг</text:span><text:span text:style-name="T3636"> и обнаружили, что ведущая на кухню дверь, расположенная с обратной стороны здания, оказалась незапертой.</text:span></text:p>
      <text:p text:style-name="P529"><text:tab/><text:span text:style-name="T3636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29"><text:tab/><text:span text:style-name="T3641">Разделившись, они отправились на поиски профессора </text:span><text:span text:style-name="T3642">Фергера</text:span><text:span text:style-name="T3641">.</text:span></text:p>
      <text:p text:style-name="P529"/>
      <text:p text:style-name="P530">ВОСЬМАЯ ГЛАВА</text:p>
      <text:p text:style-name="P530"/>
      <text:p text:style-name="P530">ГОРЕ</text:p>
      <text:p text:style-name="P530"/>
      <text:p text:style-name="P530"><text:tab/>«ГАРРИ, МЭТЬЮ! ЗДЕСЬ НИКОГО НЕТ! <text:s/><text:span text:style-name="T3643">КТО-НИБУДЬ ИЗ ВАС НАШЁЛ ХОТЬ ЧТО-ТО?</text:span>» - прокричала Элисон в темноту.</text:p>
      <text:p text:style-name="P530"><text:tab/>«<text:span text:style-name="T3687">Постель аккуратно заправлена. Его не было здесь прошедшей ночью</text:span>» - <text:span text:style-name="T3687">откликнулся Мэтью.</text:span></text:p>
      <text:p text:style-name="P530"><text:tab/>«<text:span text:style-name="T3688">Если его не было, то что, в таком случае, делает здесь его авт</text:span><text:span text:style-name="T3690">о</text:span><text:span text:style-name="T3688">? </text:span><text:span text:style-name="T3690">Наверное, ты</text:span><text:span text:style-name="T3688"> случайно не заметил, </text:span><text:span text:style-name="T3690">но </text:span><text:span text:style-name="T3688">он находится на п</text:span><text:span text:style-name="T3690">одъездной дорожке, прямо напротив твоего</text:span>» - <text:span text:style-name="T3690">саркастически </text:span><text:span text:style-name="T3692">за</text:span><text:span text:style-name="T3690">метил Гарри. Он не хотел </text:span><text:span text:style-name="T3691">грубить Мэтью</text:span><text:span text:style-name="T3690">, но был сильно обеспокоен отсутствием профессора, и его нервы сда</text:span><text:span text:style-name="T3698">ли</text:span><text:span text:style-name="T3690">.</text:span></text:p>
      <text:p text:style-name="P530"><text:tab/>«<text:span text:style-name="T3693">Прости меня, Мэтью, я не хотел...</text:span>»</text:p>
      <text:p text:style-name="P530"><text:tab/><text:span text:style-name="T3694">Он замолчал и попытался успокоиться.</text:span></text:p>
      <text:p text:style-name="P530"><text:tab/>«<text:span text:style-name="T3695">Всё нормально, Гарри. Я понимаю. Смотри — со мной всё в порядке, </text:span><text:span text:style-name="T3696">ты не виноват</text:span><text:span text:style-name="T3695">. Пойдём поищем Робина. </text:span><text:span text:style-name="T3697">Думаю, можно с полной уверенностью утверждать, что профессора здесь нет. </text:span><text:span text:style-name="T3699">Мне кажется, он собирался встретиться с премьер-министром и вполне возможно, </text:span><text:span text:style-name="T3815">что </text:span><text:span text:style-name="T3699">сейчас </text:span><text:span text:style-name="T3814">он на пути</text:span><text:span text:style-name="T3699"> в Лондон</text:span>».</text:p>
      <text:p text:style-name="P530"><text:tab/><text:span text:style-name="T3700">После этих слов Гарри и Элисон направились вниз по лестнице вслед за Мэтью.</text:span></text:p>
      <text:p text:style-name="P530"><text:tab/>«<text:span text:style-name="T3701">Робин! Робин! </text:span><text:span text:style-name="T3704">Где ты находишься</text:span><text:span text:style-name="T3701">?</text:span>» - <text:span text:style-name="T3702">прокричала Элисон.</text:span></text:p>
      <text:p text:style-name="P530"><text:tab/><text:span text:style-name="T3702">Ответа не последовало.</text:span></text:p>
      <text:p text:style-name="P530"><text:tab/>«<text:span text:style-name="T3703">Куда он </text:span><text:span text:style-name="T3704">опять пропал</text:span><text:span text:style-name="T3703">? Неужели не понимает, что сейчас не время играть в прятки</text:span>» - <text:span text:style-name="T3703">ворчала </text:span><text:span text:style-name="T3715">она</text:span><text:span text:style-name="T3703"> себе под нос.</text:span></text:p>
      <text:p text:style-name="P530"><text:soft-page-break/><text:tab/>«<text:span text:style-name="T3707">Ты что-то услышала, Элисон</text:span><text:span text:style-name="T3705">?</text:span>»</text:p>
      <text:p text:style-name="P530"><text:tab/>«<text:span text:style-name="T3707">Нет, Гарри.</text:span><text:span text:style-name="T3705"> Наверное, он в столовой или гостиной.</text:span>»</text:p>
      <text:p text:style-name="P530"><text:tab/><text:span text:style-name="T3706">Гарри вместе с Мэтью направились в столовую, а Элисон решила осмотреть гостиную.</text:span></text:p>
      <text:p text:style-name="P530"><text:tab/><text:span text:style-name="T3707">Подойдя к закрытой двери она услышала его тихие всхлипывания. Тихонько отворив дверь, вошла внутрь. Робин был здесь. </text:span><text:span text:style-name="T3708">Он склонился над профессором, сидевшим в кресле в какой-то </text:span><text:span text:style-name="T3999">нелепой, </text:span><text:span text:style-name="T3708">неестественной позе, </text:span><text:span text:style-name="T3711">и плакал</text:span><text:span text:style-name="T3708">. </text:span><text:span text:style-name="T3998">Комната была окутана полумраком и лишь изредка освещалась сполохами </text:span><text:span text:style-name="T3708">работа</text:span><text:span text:style-name="T3998">ющего</text:span><text:span text:style-name="T3708"> на полную мощность </text:span><text:span text:style-name="T3998">электрического камина</text:span><text:span text:style-name="T3708">.</text:span></text:p>
      <text:p text:style-name="P530"><text:tab/><text:span text:style-name="T3709">Элисон растерялась. Она не знала, как </text:span><text:span text:style-name="T3713">ей </text:span><text:span text:style-name="T3709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30"><text:tab/><text:span text:style-name="T3712">Стараясь не издавать лишних звуков, она покинула комнату, так и оставшись незамечен</text:span><text:span text:style-name="T3743">н</text:span><text:span text:style-name="T3712">ой рыдающим </text:span><text:span text:style-name="T3744">ребёнком</text:span><text:span text:style-name="T3712">. Плотно закрыв за собой дверь, быстрым шагом прошла в столовую и позвала Гарри и Мэтью.</text:span></text:p>
      <text:p text:style-name="P530"><text:tab/>«<text:span text:style-name="T3714">Что случилось, Элисон?</text:span>» - <text:span text:style-name="T3714">с тревогой в голосе спросил Гарри.</text:span></text:p>
      <text:p text:style-name="P530"><text:tab/>«<text:span text:style-name="T3716">Т-с-с. Говори </text:span><text:span text:style-name="T3718">по</text:span><text:span text:style-name="T3716">тише</text:span>».</text:p>
      <text:p text:style-name="P530"><text:tab/>«<text:span text:style-name="T3716">Что случилось? </text:span><text:span text:style-name="T3717">Почему ты требуешь тишины?</text:span>» - <text:span text:style-name="T3716">повторил свой вопрос Гарри, на этот раз шёпотом.</text:span></text:p>
      <text:p text:style-name="P530"><text:tab/>«<text:span text:style-name="T3719">О, Господи!</text:span>» - <text:span text:style-name="T3720">быстро проговорила Элисон, её сердце забилось чаще, а дыхание ускорилось.</text:span></text:p>
      <text:p text:style-name="P530"><text:tab/>«<text:span text:style-name="T3721">Не представляю, что делать с Робином</text:span>».</text:p>
      <text:p text:style-name="P530"><text:tab/>«<text:span text:style-name="T3722">Почему? Что с ним произошло? Он снова впал в транс?</text:span>» - <text:span text:style-name="T3722">спросил Мэтью.</text:span></text:p>
      <text:p text:style-name="P530"><text:tab/>«<text:span text:style-name="T3723">Он рыдает. Я впервые увидела это. Он в гостиной, возле профессора, и его трясёт от горя! </text:span><text:span text:style-name="T3725">Он меня не заметил... </text:span><text:span text:style-name="T3724">Мне кажется, профессор мёртв</text:span>».</text:p>
      <text:p text:style-name="P530"><text:tab/>«<text:span text:style-name="T3726">Боже! Что нам делать? Наверное, нужно </text:span><text:span text:style-name="T3729">вызвать</text:span><text:span text:style-name="T3726"> полицию. </text:span><text:span text:style-name="T3727">Элисон, ты должна пойти к Робину и попытаться утешить его</text:span>» - <text:span text:style-name="T3727">заикаясь, промямлил Гарри. </text:span><text:span text:style-name="T3728">Он был в панике. Никто из них не подготовился к такому маловероятному исходу </text:span><text:span text:style-name="T3729">событий</text:span><text:span text:style-name="T3728">.</text:span></text:p>
      <text:p text:style-name="P530"><text:tab/><text:span text:style-name="T3730">Мэтью вышел в прихожую и набрал номер полицейского участка, не имея </text:span><text:span text:style-name="T3731">ни малейшего </text:span><text:span text:style-name="T3730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732">своём </text:span><text:span text:style-name="T3730">кресле возле камина? </text:span><text:span text:style-name="T3733">А </text:span><text:span text:style-name="T3734">о чём ещё,</text:span><text:span text:style-name="T3733"> кроме этого </text:span><text:span text:style-name="T3734">бреда</text:span><text:span text:style-name="T3733">? </text:span><text:span text:style-name="T3735"><text:s/>— Он не знал.</text:span></text:p>
      <text:p text:style-name="P530"><text:tab/><text:span text:style-name="T3736">Не произнося ни звука, Элисон вошла в гостиную, подошла к Робину и возложила руки на его плечи.</text:span></text:p>
      <text:p text:style-name="P530"><text:tab/><text:span text:style-name="T3736">Он обернулся, вытер рукавом куртки своё заплаканное лицо и, упав в её объятия, снова разразился рыданиями.</text:span></text:p>
      <text:p text:style-name="P530"><text:tab/>«Робин…<text:span text:style-name="T3737"> Милый… Робин, пожалуйста... Не плачь, иначе </text:span><text:span text:style-name="T3738">сейчас </text:span><text:span text:style-name="T3737">я заплачу вместе с тобой</text:span>».</text:p>
      <text:p text:style-name="P530"><text:tab/><text:span text:style-name="T3739">Элисон трудно давались слова, </text:span><text:span text:style-name="T3740">и </text:span><text:span text:style-name="T3739">ей приходилось делать длинные паузы, чтобы </text:span><text:span text:style-name="T3741">откашляться</text:span><text:span text:style-name="T3740">, </text:span><text:span text:style-name="T3739">восстановить дыхание, и не позволить себе раскиснуть. </text:span><text:span text:style-name="T3740">Она вытерла слёзы с глаз.</text:span></text:p>
      <text:p text:style-name="P530"><text:tab/>«<text:span text:style-name="T3742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  <text:p text:style-name="P530"><text:tab/><text:span text:style-name="T3756">Она ласкала Робина, нежно поглаживая по спине и макушке, отчаянно пытаясь успокоить его и </text:span><text:span text:style-name="T3784">заставить </text:span><text:span text:style-name="T3756">почувствовать </text:span><text:span text:style-name="T3781">себя кому-то нужным.</text:span></text:p>
      <text:p text:style-name="P530"><text:tab/>«<text:span text:style-name="T3756">Похоже, что он убил себя, Элисон. В его </text:span><text:span text:style-name="T3757">ладонях</text:span><text:span text:style-name="T3756"> был</text:span><text:span text:style-name="T3757">и</text:span><text:span text:style-name="T3756"> </text:span><text:span text:style-name="T3757">зажаты </text:span><text:span text:style-name="T3756">пис</text:span><text:span text:style-name="T3757">ьма</text:span><text:span text:style-name="T3756"> и...</text:span>»</text:p>
      <text:p text:style-name="P530"><text:tab/><text:span text:style-name="T3756">Его голос снова затих, </text:span><text:span text:style-name="T3758">и</text:span><text:span text:style-name="T3756"> по </text:span><text:span text:style-name="T3758">раскрасневшимся </text:span><text:span text:style-name="T3756">щекам в два ручья потекли слёзы.</text:span></text:p>
      <text:p text:style-name="P530"><text:tab/>«<text:span text:style-name="T3759">Я могу взглянуть на них? Где они?</text:span>»</text:p>
      <text:p text:style-name="P530"><text:tab/><text:span text:style-name="T3760">Робин протянул ей два влажных конверта — они были насквозь пропитаны слезами мальчика.</text:span></text:p>
      <text:p text:style-name="P530"><text:tab/>«<text:span text:style-name="T3761">Од</text:span><text:span text:style-name="T3762">но</text:span><text:span text:style-name="T3761"> из </text:span><text:span text:style-name="T3762">писем м</text:span><text:span text:style-name="T3763">ы можем</text:span><text:span text:style-name="T3762"> перед</text:span><text:span text:style-name="T3763">ать</text:span><text:span text:style-name="T3762"> </text:span><text:span text:style-name="T3761">полицейским. Второе предназначено нам</text:span>».</text:p>
      <text:p text:style-name="P530"><text:tab/><text:span text:style-name="T3764">Элисон открыла пер</text:span><text:span text:style-name="T3773">вое</text:span><text:span text:style-name="T3764">, и </text:span><text:span text:style-name="T3785">в нём</text:span><text:span text:style-name="T3764"> был</text:span><text:span text:style-name="T3785">о</text:span><text:span text:style-name="T3764"> написано:</text:span></text:p>
      <text:p text:style-name="P530"><text:soft-page-break/><text:tab/></text:p>
      <text:p text:style-name="P531"><text:tab/>The Mind, The Human Race.</text:p>
      <text:p text:style-name="P531"><text:tab/>It's time it died!</text:p>
      <text:p text:style-name="P531"><text:tab/>Why should it suffer when it can no longer be tried?</text:p>
      <text:p text:style-name="P531"><text:tab/>Every day being tested - can it be done?</text:p>
      <text:p text:style-name="P531"><text:tab/>Mind over matter, can that war be won?</text:p>
      <text:p text:style-name="P531"><text:tab/>From a race of scurrying, useless life,</text:p>
      <text:p text:style-name="P531"><text:tab/>Full of pain, pressure and strife,</text:p>
      <text:p text:style-name="P531"><text:tab/>To be free of the chains that burn like ice,</text:p>
      <text:p text:style-name="P531"><text:tab/>To leave this world would suffice."</text:p>
      <text:p text:style-name="P530"/>
      <text:p text:style-name="P530"><text:tab/><text:span text:style-name="T3774">Она</text:span><text:span text:style-name="T3765"> аккуратно сложила листок с предсмертным стихотворением и убрала его обратно в конверт. Достав из кармана носовой платок, вытерла навернувшиеся на глаза слёзы и высморкалась.</text:span></text:p>
      <text:p text:style-name="P530"><text:tab/>«<text:span text:style-name="T3766">Кажется, он был в чрезвычайно подавленном состоянии, когда писал эти строки. Но почему? В </text:span><text:span text:style-name="T3786">них</text:span><text:span text:style-name="T3766"> нет никакого смысла</text:span>».</text:p>
      <text:p text:style-name="P530"><text:tab/>«<text:span text:style-name="T3767">Элисон, ты найдешь объяснения во втором, предназначенном для нас, письме. Только не читай вслух — </text:span><text:span text:style-name="T3768">мне </text:span><text:span text:style-name="T3771">бы </text:span><text:span text:style-name="T3768">этого не хотелось</text:span>».</text:p>
      <text:p text:style-name="P530"><text:tab/><text:span text:style-name="T3769">Робин снял свою куртку и накинул её на голову </text:span><text:span text:style-name="T3787">и плечи </text:span><text:span text:style-name="T3769">профессора, после чего </text:span><text:span text:style-name="T3770">вышел из </text:span><text:span text:style-name="T3769">комнат</text:span><text:span text:style-name="T3770">ы</text:span><text:span text:style-name="T3769">, чтобы </text:span><text:span text:style-name="T3787">поискать</text:span><text:span text:style-name="T3769"> Мэтью и Гарри.</text:span></text:p>
      <text:p text:style-name="P530"><text:tab/>«<text:span text:style-name="T3772">Элисон сказала, что вы звонили в полицию. Когда они будут здесь, отдайте им этот конверт. В нём что-то вроде прощального стихотворения. </text:span><text:span text:style-name="T3775">Нужно забрать отсюда его собаку, иначе её усыпят. Мэтью, пожалуйста, разреши мне сделать это</text:span>».</text:p>
      <text:p text:style-name="P530"><text:tab/>«<text:span text:style-name="T3776">Да, Робин</text:span>» - <text:span text:style-name="T3776">ответил Мэтью,</text:span></text:p>
      <text:p text:style-name="P530"><text:tab/>«<text:span text:style-name="T3776">Конечно, мы оставим её у себя. Полиция должна </text:span><text:span text:style-name="T3777">при</text:span><text:span text:style-name="T3776">быть с минуты на минуту</text:span>».</text:p>
      <text:p text:style-name="P530"><text:tab/>«<text:span text:style-name="T3778">Я хочу домой. У меня нет желания беседовать с полицейскими. Ты можешь отвезти меня домой, Мэтью? </text:span><text:span text:style-name="T3779">Разве Гарри не может разобраться с полицией вместо меня?</text:span>».</text:p>
      <text:p text:style-name="P530"><text:tab/>«<text:span text:style-name="T3779">Робин, тебе придётся остаться и ответить на все их вопросы, ведь это ты обнаружил тело профессора Фергера</text:span>» - <text:span text:style-name="T3779">прервал его Гарри.</text:span></text:p>
      <text:p text:style-name="P530"><text:tab/>«<text:span text:style-name="T3780">Хорошо. Но если мне придётся остаться, то вы должны сказать, что понятия не имеете о причинах его самоубийства. Я пойду к Элисон, чтобы предупредить её</text:span>».</text:p>
      <text:p text:style-name="P530"><text:tab/><text:span text:style-name="T3782">Робин вернулся в гостиную, подошёл к Элисон и крепко обнял.</text:span></text:p>
      <text:p text:style-name="P530"><text:tab/>«<text:span text:style-name="T3783">Спасибо за слова утешения, я в них очень нуждался. Когда сюда прибудет полиция, все </text:span><text:span text:style-name="T3788">мы </text:span><text:span text:style-name="T3783">должны настаивать, что никто из нас не имеет представления о том, почему он решил покончить с собой... </text:span><text:span text:style-name="T3789">Элисон, то письмо… Ты не могла бы вернуть его мне?</text:span>».</text:p>
      <text:p text:style-name="P530"><text:tab/><text:span text:style-name="T3789">В тот момент, когда Элисон передавала ему письмо, прозвенел дверной звонок. </text:span><text:span text:style-name="T3790">Дверь открыл Гарри. </text:span><text:span text:style-name="T3791">Встретив</text:span><text:span text:style-name="T3790"> полицейских, </text:span><text:span text:style-name="T3791">он позволил им войти в дом</text:span><text:span text:style-name="T3790"> и </text:span><text:span text:style-name="T3791">затем </text:span><text:span text:style-name="T3790">проводил в гостиную.</text:span></text:p>
      <text:p text:style-name="P530"><text:tab/><text:span text:style-name="T3792">Сперва осмотрели тело покойного. В одном из </text:span><text:span text:style-name="T3793">его </text:span><text:span text:style-name="T3792">карманов был обнаружен шприц и пустой инсулин</text:span><text:span text:style-name="T3793">овый</text:span><text:span text:style-name="T3792"> флакон — </text:span><text:span text:style-name="T3794">внезапно выяснилось</text:span><text:span text:style-name="T3793">, что профессор был диабетиком, чего до этой минуты не знал ни один из его студентов.</text:span></text:p>
      <text:p text:style-name="P530"><text:tab/><text:span text:style-name="T3794">Чтобы опросить каждого из присутствующих, полиции потребовалось несколько часов, после чего их отвезли в участок для дачи официальных показаний. </text:span><text:span text:style-name="T3795">Тело профессора Фергера было перевезено в морг.</text:span></text:p>
      <text:p text:style-name="P530"><text:tab/><text:span text:style-name="T3796">В конце </text:span><text:span text:style-name="T3797">всех злоключений</text:span><text:span text:style-name="T3796"> Робин</text:span><text:span text:style-name="T3797">у было позволено</text:span><text:span text:style-name="T3796"> </text:span><text:span text:style-name="T3799">забрать себе собаку профессора</text:span><text:span text:style-name="T3796">.</text:span></text:p>
      <text:p text:style-name="P530"/>
      <text:p text:style-name="P532"><text:tab/><text:span text:style-name="T3798">Они вернулись в дом к Мэтью.</text:span></text:p>
      <text:p text:style-name="P533"><text:tab/>Покинув остальных, Робин поднялся наверх, в свою комнату, и снова тихонечко заплакал. Дрожащими руками он взял в руки адресованное им письмо и, прилагая немалые усилия, чтобы совладать со <text:s/>своими пальцами, вытащил его из конверта.</text:p>
      <text:p text:style-name="P532"><text:soft-page-break/><text:tab/><text:span text:style-name="T3800">Его глаза застилал</text:span><text:span text:style-name="T3801">а</text:span><text:span text:style-name="T3800"> </text:span><text:span text:style-name="T3801">мутная пелена</text:span><text:span text:style-name="T3800">. </text:span><text:span text:style-name="T3801">Текст послания был немного смазан, часть чернил внизу страницы сильно растеклась из-за обилия пролитых на него слёз. </text:span><text:span text:style-name="T3802">Робин начал заново перечитывать его, хотя этого не требовалось — написанное он </text:span><text:span text:style-name="T3825">выучил</text:span><text:span text:style-name="T3802"> наизусть.</text:span></text:p>
      <text:p text:style-name="P532"/>
      <text:p text:style-name="P532"><text:tab/>«<text:span text:style-name="T3803">Моим любимым студентам.</text:span></text:p>
      <text:p text:style-name="P532"/>
      <text:p text:style-name="P532"><text:tab/><text:span text:style-name="T3804">Я знаю, что подвёл вас, но не хочу, чтобы вы расстраивались из-за меня. Вчера утром я не заменял собой другого преподавателя — простите меня за этот обман. Правда заключается в том, что я пытался донести до британского премьер-министра ставшие </text:span><text:span text:style-name="T3887">мне </text:span><text:span text:style-name="T3804">известными факты, по потерпел крах.</text:span></text:p>
      <text:p text:style-name="P532"><text:tab/><text:span text:style-name="T3805">Не теряйте надежды и веры в свои силы. Я всегда буду с вами, буду присматривать за каждым из вас и оберегать. Искренне верю, что когда-нибудь мы обязательно воссоединимся.</text:span></text:p>
      <text:p text:style-name="P532"><text:tab/><text:span text:style-name="T3806">Мне было необычайно приятно работать с вами на протяжении всех последних лет. Продолжайте </text:span><text:span text:style-name="T3813">так же хорошо трудиться</text:span><text:span text:style-name="T3806"> и впредь, и не позволяйте пропасть даром тем результатам, которых мы достигли совместными усилиями.</text:span></text:p>
      <text:p text:style-name="P532"><text:tab/><text:span text:style-name="T3807">Возможно, вам удастся найти способ предотвратить надвигающуюся ядерную катастрофу.</text:span></text:p>
      <text:p text:style-name="P532"><text:tab/><text:span text:style-name="T3807">Элисон, Гарри, Мэтью! Пожалуйста, сделайте всё возможное, чтобы уберечь Робина — он </text:span><text:span text:style-name="T3808">очень </text:span><text:span text:style-name="T3807">особенный мальчик, и ему требуется много внимания и заботы.</text:span></text:p>
      <text:p text:style-name="P532"><text:tab/><text:span text:style-name="T3809">Мне кажется, это всё, что я хотел донести </text:span><text:span text:style-name="T3824">до вас</text:span><text:span text:style-name="T3809">. Поверьте, мне искренне жаль, что всё закончилось именно так.</text:span></text:p>
      <text:p text:style-name="P532"><text:tab/><text:span text:style-name="T3810">Я больше не мог продолжать нашу работу </text:span><text:span text:style-name="T3824">в дальнейшем</text:span><text:span text:style-name="T3810">, поскольку был уверен, что после вчерашнего дня меня обязательно найдут и заставят замолчать.</text:span></text:p>
      <text:p text:style-name="P532"/>
      <text:p text:style-name="P532"><text:tab/><text:span text:style-name="T3811">Люблю вас всех!</text:span></text:p>
      <text:p text:style-name="P532"/>
      <text:p text:style-name="P532"><text:tab/><text:span text:style-name="T3812">Искренне ваш,</text:span></text:p>
      <text:p text:style-name="P532"/>
      <text:p text:style-name="P532"><text:tab/><text:span text:style-name="T3812">Профессор Фергер».</text:span></text:p>
      <text:p text:style-name="P532"/>
      <text:p text:style-name="P534">Робин поместил письмо в конверт и оставил его в верхнем ящике своего письменного стола.</text:p>
      <text:p text:style-name="P535">Какое-то время он тихо сидел на своей кровати, прислушиваясь к тому, что происходило в доме. <text:span text:style-name="T3942">Затем, убедившись, что никто не зайдёт в его комнату, покопался во внутреннем кармане своей куртки и извлёк из него ещё один конверт, на котором было написано его имя. Об этом письме он не </text:span><text:span text:style-name="T3986">с</text:span><text:span text:style-name="T3987">ообщил</text:span><text:span text:style-name="T3942"> никому.</text:span></text:p>
      <text:p text:style-name="P536">Профессор, должно быть, понимал, что его смерть заставит страдать Робина сильнее всех остальных студентов, и такое трепетное отношение растрогало чувства <text:span text:style-name="T3963">юноши</text:span>. <text:span text:style-name="T3943">В своём письме к нему профессор во всех подробностях объяснил причины своего добровольного ухода из жизни.</text:span></text:p>
      <text:p text:style-name="P536"><text:tab/><text:span text:style-name="T3944">Когда Робин стал одним из членов исследовательской группы по изучению аномальных явлений в Саутгемптонском университете, именно профессор принял на себя всю полноту ответственности за </text:span><text:span text:style-name="T3964">его </text:span><text:span text:style-name="T3944">дальнейшую судьбу. Профессор Фергер относился к нему как к своему собственному </text:span><text:span text:style-name="T3988">сыну</text:span><text:span text:style-name="T3944">. Из всех знакомых людей, профессор был самым близким для Робина человеком. Иногда ему казалось, что ни один человек на планете не в силах понять его лучше, чем профессор. </text:span><text:span text:style-name="T3945">Среди прочих </text:span><text:span text:style-name="T3965">он </text:span><text:span text:style-name="T3945">чувствовал себя чужаком, белой вороной, как будто не находился с ними на одной ступени социальной лестницы, а располагался ниже, значительно ниже. С профессором всё было наоборот — в его обществе Робин никогда не чувствовал себя изгоем.</text:span></text:p>
      <text:p text:style-name="P536"><text:tab/><text:span text:style-name="T3946">Он открыл конверт, извлёк из него письмо, и начал читать. Это было всё, что осталось после профессора, и он ни за что не позволил бы ни одному человеку забрать у него это сокровище.</text:span></text:p>
      <text:p text:style-name="P536"/>
      <text:p text:style-name="P537"><text:soft-page-break/><text:tab/>«<text:span text:style-name="T3947">Дорогой Робин,</text:span></text:p>
      <text:p text:style-name="P537"/>
      <text:p text:style-name="P538"><text:span text:style-name="T3948">Каким-то образом я понял, что именно ты первым найдешь меня, поэтому не увидел ничего плохого в том, чтобы написать лично тебе. Другое пись</text:span><text:span text:style-name="T3977">мо немного запутано</text:span><text:span text:style-name="T3948">. Я не знал, как выразить свои мысли, чтобы они были </text:span><text:span text:style-name="T3949">понятны</text:span><text:span text:style-name="T3948"> для всех. Другие студенты не понимают меня так ясно, как ты. </text:span><text:span text:style-name="T3949">Робин, я люблю </text:span><text:span text:style-name="T3958">тебя</text:span><text:span text:style-name="T3949">! Пожалуйста, не забывай об этом. Когда я писал, что всегда буду с тобой, то имел в виду именно это — не забывай обо мне и тогда мы </text:span><text:span text:style-name="T3954">навечно </text:span><text:span text:style-name="T3949">останемся вместе, и </text:span><text:span text:style-name="T3955">ты </text:span><text:span text:style-name="T3956">никогда </text:span><text:span text:style-name="T3955">не </text:span><text:span text:style-name="T3957">узнаешь</text:span><text:span text:style-name="T3955"> </text:span><text:span text:style-name="T3949">одиночеств</text:span><text:span text:style-name="T3957">а</text:span><text:span text:style-name="T3949">! </text:span><text:span text:style-name="T3950">Никто на Земле не понимает </text:span><text:span text:style-name="T3951">тебя так хорошо, как я. Оставляю тебе на память свою любовь и свою рассудительность — они помогут тебе стать взрослее. </text:span></text:p>
      <text:p text:style-name="P539"><text:tab/><text:span text:style-name="T3973">Изо всех сил я</text:span><text:span text:style-name="T3952"> старался донести до </text:span><text:span text:style-name="T3976">правительства</text:span><text:span text:style-name="T3952">, что всё </text:span><text:span text:style-name="T3974">сказанное мной</text:span><text:span text:style-name="T3952"> — </text:span><text:span text:style-name="T3973">чист</text:span><text:span text:style-name="T3974">ейшая</text:span><text:span text:style-name="T3952"> правда. Но они, к сожалению, не прин</text:span><text:span text:style-name="T3966">яли</text:span><text:span text:style-name="T3952"> моих слов всерьёз, </text:span><text:span text:style-name="T3953">и </text:span><text:span text:style-name="T3973">стали </text:span><text:span text:style-name="T3952">подшучива</text:span><text:span text:style-name="T3973">ть</text:span><text:span text:style-name="T3952"> надо мной за моей спиной, </text:span><text:span text:style-name="T3953">отн</text:span><text:span text:style-name="T3973">есясь</text:span><text:span text:style-name="T3953"> ко мне как к какому-то выдумщику. </text:span><text:span text:style-name="T3975">Им стало известно моё имя, и мне пришлось уйти из жизни, чтобы избавить от преследования и себя, и вас. </text:span><text:span text:style-name="T3976">Но я не сказал им ни слова </text:span><text:span text:style-name="T3978">о нашей работе</text:span><text:span text:style-name="T3976">.</text:span></text:p>
      <text:p text:style-name="P540"><text:tab/><text:span text:style-name="T3976">Ты должен понять, что после сегодняшнего провала нам было бы трудно избежать преследования. Власти обязательно приложили бы все усилия для того, чтобы выяснить, ка</text:span><text:span text:style-name="T3977">к</text:span><text:span text:style-name="T3979">им образом я стал обладателем этих уникальных сведений и, в конце концов, они узнали бы обо всех вас.</text:span></text:p>
      <text:p text:style-name="P541"><text:span text:style-name="T3979"><text:tab/>Пожалуйста, не теряй надежды! Всеми силами ты должен хотя бы попытаться предотвратить приближающуюся катастрофу. Крайне важно, чтобы ни один посторонний не узнал о твоих уникальных способностях. Никто из них не станет заботиться о тебе, и не предоставит </text:span><text:span text:style-name="T3989">даже </text:span><text:span text:style-name="T3979">места для </text:span><text:span text:style-name="T3980">ночлега</text:span><text:span text:style-name="T3979">! Для них ты будешь всего лишь подопытной морской свинкой, но не человеком, обладающим правом чувствовать и рассуждать.</text:span></text:p>
      <text:p text:style-name="P542"><text:tab/><text:span text:style-name="T3980">За последние несколько лет изучения парапсихологии и связанных с ней способностей разума я собрал обширную коллекцию файлов, в которых содержится мно</text:span><text:span text:style-name="T4078">жество</text:span><text:span text:style-name="T3980"> ценной информации. </text:span><text:span text:style-name="T3981">По возможности, забери их все. В</text:span><text:span text:style-name="T3998">ероятно</text:span><text:span text:style-name="T3981">, некотор</text:span><text:span text:style-name="T4079">ые</text:span><text:span text:style-name="T3981"> </text:span><text:span text:style-name="T4079">данные</text:span><text:span text:style-name="T3981"> </text:span><text:span text:style-name="T3982">окаж</text:span><text:span text:style-name="T4079">утся</text:span><text:span text:style-name="T3982"> для тебя полезн</text:span><text:span text:style-name="T4079">ыми</text:span><text:span text:style-name="T3982">. Среди моих записей имеется множество сведений о механизмах загрузки в шахты межконтинентальных ракет </text:span><text:span text:style-name="T3998">и</text:span><text:span text:style-name="T3982"> ядерны</text:span><text:span text:style-name="T3998">х</text:span><text:span text:style-name="T3982"> боеголов</text:span><text:span text:style-name="T3998">ок, а также</text:span><text:span text:style-name="T3982"> методик</text:span><text:span text:style-name="T3998">и</text:span><text:span text:style-name="T3982"> расчёта траектори</text:span><text:span text:style-name="T3998">й</text:span><text:span text:style-name="T3982"> их полёт</text:span><text:span text:style-name="T3998">ов</text:span><text:span text:style-name="T3982">. </text:span><text:span text:style-name="T3983">Все </text:span><text:span text:style-name="T4080">записи</text:span><text:span text:style-name="T3983"> хранятся под половицами, возле шкафа в моей спальне.</text:span></text:p>
      <text:p text:style-name="P542"><text:tab/><text:span text:style-name="T3984">Я знаю, сейчас ты думаешь о том, что я подвёл всех вас, но, пойми, я не мог поступить иначе и продолжать исследования </text:span><text:span text:style-name="T4073">делая</text:span><text:span text:style-name="T3984"> вид, будто всё идёт своим чередом. Ты должен понять — я пытался, но у меня не получилось. Честно.</text:span></text:p>
      <text:p text:style-name="P543"><text:tab/><text:span text:style-name="T3984">Будь терпелив по отношению к остальным студентам. Они заботятся о тебе, и они будут защищать тебя от любой агрессии внешнего мира, до тех пор, пока ты не станешь достаточно сильным, чтобы суметь позаботиться о себе.</text:span></text:p>
      <text:p text:style-name="P543"><text:tab/><text:span text:style-name="T3985">Я чувствую, как сказывается на мне передозировка инсулина и вряд ли смогу написать что-то ещё.</text:span></text:p>
      <text:p text:style-name="P543"><text:tab/><text:span text:style-name="T3985">Помни, ты не должен терять надежды теперь, когда меня нет рядом. Верю в твои силы!</text:span></text:p>
      <text:p text:style-name="P543"/>
      <text:p text:style-name="P543"><text:tab/><text:span text:style-name="T3985">Пожалуйста, не забудь,</text:span></text:p>
      <text:p text:style-name="P543"><text:tab/><text:span text:style-name="T3985">Я люблю тебя и всегда буду с тобой в воспоминаниях,</text:span></text:p>
      <text:p text:style-name="P543"><text:tab/><text:span text:style-name="T3985">Искренне преданный тебе,</text:span></text:p>
      <text:p text:style-name="P543"><text:tab/><text:span text:style-name="T3985">Джозеф Фергер.</text:span>»</text:p>
      <text:p text:style-name="P543"/>
      <text:p text:style-name="P544">Внизу страницы почерк становился совершенно неразборчивым. Его рука, должно быть, сильно дрожала.</text:p>
      <text:p text:style-name="P544"><text:tab/>«Профессор, я спасу мир. Верьте мне» - тихонько прошептал Робин самому себе,</text:p>
      <text:p text:style-name="P544"><text:tab/>«Если бы не ваша просьба, я не стал бы беспокоиться об их судьбах — они не <text:span text:style-name="T4084">имеют права</text:span> ж<text:span text:style-name="T4084">ить и заслуживают смерти.</text:span>»</text:p>
      <text:p text:style-name="P544"><text:tab/><text:span text:style-name="T4085">На его щеках заблестели капли слёз. Он проглотил слюну и </text:span><text:span text:style-name="T4086">закончил фразу</text:span><text:span text:style-name="T4085">:</text:span></text:p>
      <text:p text:style-name="P544"><text:soft-page-break/><text:tab/>«<text:span text:style-name="T4086">Но когда я </text:span><text:span text:style-name="T4087">справлюсь с заданием, я непременно отомщу всем этим так называемым политикам. Они дорого заплатят за то, что довели вас до самоубийства</text:span>» - <text:span text:style-name="T4087">поклялся Робин.</text:span></text:p>
      <text:p text:style-name="P545"><text:tab/><text:span text:style-name="T4088">Он вложил письмо обратно в конверт и убрал в верхний ящик своего секретера, закрыв его, чтобы никто не мог получить доступа к его личным запи</text:span><text:span text:style-name="T4134">сям</text:span><text:span text:style-name="T4088">.</text:span></text:p>
      <text:p text:style-name="P545"><text:tab/><text:span text:style-name="T4089">Он вышел из спальни и спустился вниз, чтобы узнать, чем заняты остальные.</text:span></text:p>
      <text:p text:style-name="P545"><text:tab/>«<text:span text:style-name="T4090">Как дела? Что нового? Простите меня за долгое отсутствие, но мне было необходимо побыть в одиночестве. Как чувствует себя Симпсон?</text:span>»</text:p>
      <text:p text:style-name="P545"><text:tab/><text:span text:style-name="T4091">Гарри, Мэтью и Элисон обменялись непонимающими взглядами.</text:span></text:p>
      <text:p text:style-name="P545"><text:tab/>«<text:span text:style-name="T4091">Кто, чёрт возьми, такой Симпсон?</text:span>» - <text:span text:style-name="T4091">подумал Гарри.</text:span></text:p>
      <text:p text:style-name="P545"><text:tab/>«<text:span text:style-name="T4092">О! Разве вы не знаете Симпсона?</text:span>» - <text:span text:style-name="T4092">спросил Робин,</text:span></text:p>
      <text:p text:style-name="P545"><text:tab/>«<text:span text:style-name="T4092">Так зовут собаку профессора. Он научил Симпсона забирать по утрам письма, лежащие возле входной двери, и считал его кем-то вроде дворецкого. </text:span><text:span text:style-name="T4093">Но всё было не совсем так, как вы, возможно, представили. Вместо того, чтобы носить почту в зубах, Симпсон клал письма на маленькое серебряное блюдце, и осторожно нёс </text:span><text:span text:style-name="T4094">его </text:span><text:span text:style-name="T4093">профессору в столовую, где тот завтракал. Также было забавно наблюдать, когда пёс пытался принести профессору его массивное, увесистое пальто. </text:span><text:span text:style-name="T4094">Милый носик выглядывал из под него, пытаясь отыскать путь и не опрокинуть при этом никакой мебели.</text:span>»</text:p>
      <text:p text:style-name="P545"><text:tab/><text:span text:style-name="T4095">Робин стал выглядеть немного рассеянно, вспоминая о тех прекрасных деньках, когда он жил в доме у профессора </text:span><text:span text:style-name="T4096">Фергер</text:span><text:span text:style-name="T4097">а</text:span><text:span text:style-name="T4095">. </text:span><text:span text:style-name="T4097">Мальчик съехал от него и стал жить с Мэтью лишь недавно.</text:span></text:p>
      <text:p text:style-name="P545"><text:tab/>«<text:span text:style-name="T4098">Робин, может быть, ты поможешь нам подбодрить Симпсона?</text:span>» - <text:span text:style-name="T4098">спросила Элисон,</text:span></text:p>
      <text:p text:style-name="P545"><text:tab/>«<text:span text:style-name="T4098">Он совсем ничего не ест, а только лежит в углу и постоянно скулит.</text:span>»</text:p>
      <text:p text:style-name="P545"><text:tab/><text:span text:style-name="T4099">Она надеялась, что Робин почувствует себя лучше, если ему поручат присматривать за собакой. </text:span><text:span text:style-name="T4100">Он должен иметь возможность соприкасаться с чем-то, что представляло большую значимость для профессора, когда тот был жив. </text:span><text:span text:style-name="T4101">В любом случае, профессор желал бы, чтобы у Робина был Симпсон.</text:span></text:p>
      <text:p text:style-name="P545"><text:tab/><text:span text:style-name="T4102">Всем было хорошо известно, что профессор выделял Робина среди всех остальных студентов, и что Робин был его любимцем. Старик относился к нему как к родному ребёнку. У профессора Фергера не было своей собственной семьи. Прежде он был женат и имел сына, но во времена Холокоста, в тысяча девятьсот тридцать девятом году, </text:span><text:span text:style-name="T4103">их</text:span><text:span text:style-name="T4102"> отправили в газовые камеры — они были евреями.</text:span></text:p>
      <text:p text:style-name="P545"><text:tab/><text:span text:style-name="T4105">Убийство</text:span><text:span text:style-name="T4104"> членов семьи вдребезги расколотило жизнь профессора — он так и не смог оправиться от печали, вызванной их гибелью. </text:span><text:span text:style-name="T4106">Робин обладал всеми качествами, которыми профессор мечтал наделить собственного сына. Кроме того, они отлично ладили, и им никогда не приходилось подолгу объясняться друг перед другом.</text:span></text:p>
      <text:p text:style-name="P545"><text:tab/><text:span text:style-name="T4107">После потери жени и ребёнка профессору удалось бежать в Соединённые штаты Америки. Там он работал над «Бомбой» с одним человеком, которого позже стал называть </text:span><text:span text:style-name="T4120">своим учителем</text:span><text:span text:style-name="T4107">. Вместе они испытали чувство глубокого ужаса, когда их творение было использовано против жителей Хиросимы и Нагасаки. Они не могли представить, что воздействи</text:span><text:span text:style-name="T4108">е</text:span><text:span text:style-name="T4107"> радиации окаж</text:span><text:span text:style-name="T4108">е</text:span><text:span text:style-name="T4107">тся настолько губительным </text:span><text:span text:style-name="T4108">для выживших</text:span><text:span text:style-name="T4107">, и не подозревали о том, сколько </text:span><text:span text:style-name="T4113">погибнет людей</text:span><text:span text:style-name="T4107">.</text:span></text:p>
      <text:p text:style-name="P545"><text:tab/><text:span text:style-name="T4109">Он так и не смог простить себ</text:span><text:span text:style-name="T4121">я</text:span><text:span text:style-name="T4109"> </text:span><text:span text:style-name="T4121">за </text:span><text:span text:style-name="T4109">участие в разработке оружия, причинившего людям столько </text:span><text:span text:style-name="T4110">боли и горя</text:span><text:span text:style-name="T4109">.</text:span></text:p>
      <text:p text:style-name="P545"><text:tab/><text:span text:style-name="T4111">Вскоре после бомбардировок профессор Фергер покинул своего коллегу и эмигрировал из Америки, поселившись в Англии, </text:span><text:span text:style-name="T4121">но</text:span><text:span text:style-name="T4111"> </text:span><text:span text:style-name="T4121">о</text:span><text:span text:style-name="T4112">ни никогда не теряли связи друг с другом, поддерживая переписку до тех пор, пока его американский друг не скончался от рака горла.</text:span></text:p>
      <text:p text:style-name="P545"><text:tab/><text:span text:style-name="T4116">Он</text:span><text:span text:style-name="T4113"> был обвинён в передаче русской разведке документ</text:span><text:span text:style-name="T4115">ации</text:span><text:span text:style-name="T4113">, относящ</text:span><text:span text:style-name="T4115">ейся</text:span><text:span text:style-name="T4113"> к </text:span><text:span text:style-name="T4115">его </text:span><text:span text:style-name="T4114">секретным разработкам</text:span><text:span text:style-name="T4113">, после чего пережил ужасные времена преследовани</text:span><text:span text:style-name="T4114">я со стороны американского правительства. Профессор Фергер подозревал, что именно оно стало причиной его заболевания и последующей </text:span><text:span text:style-name="T4122">скоропостижной </text:span><text:span text:style-name="T4114">смерти.</text:span></text:p>
      <text:p text:style-name="P545"><text:soft-page-break/><text:tab/><text:span text:style-name="T4116">Несомненно, на решение профессора добровольно расстаться с жизнью в значительной мере повлияла </text:span><text:span text:style-name="T4117">тяжёлая участь, </text:span><text:span text:style-name="T4118">выпавшая на долю</text:span><text:span text:style-name="T4116"> </text:span><text:span text:style-name="T4119">его </text:span><text:span text:style-name="T4117">несчастного </text:span><text:span text:style-name="T4116">друга.</text:span></text:p>
      <text:p text:style-name="P545"><text:tab/><text:span text:style-name="T4123">Прибыв в Великобританию, он приступил к работе с группой учёных, с которыми ему доводилось общаться, проживая в Америке. Профессор встретился с ними на одной из конференций, посвящённых парапсихологии и будущим путям её развития. Он работал в нескольких учреждениях, исследуя различные области </text:span><text:span text:style-name="T4124">основного </text:span><text:span text:style-name="T4123">предмета своих и</text:span><text:span text:style-name="T4142">сследований</text:span><text:span text:style-name="T4123">. </text:span><text:span text:style-name="T4125">В 1977 году, в год Серебряного юбилея королевы Елизаветы Второй, профессору Фергеру были предоставлены все полномочия по созданию кафедры парапсихологии, </text:span><text:span text:style-name="T4126">которую ему предстояло возглавить.</text:span></text:p>
      <text:p text:style-name="P545"><text:tab/><text:span text:style-name="T4127">Он видел, как приходили и уходили его студенты, но Гарри, Мэтью, Элисон и, в особенности, Робин, стали для него почти родны</text:span><text:span text:style-name="T4128">ми</text:span><text:span text:style-name="T4127">. </text:span><text:span text:style-name="T4129">В отличие от всех прочих, они работали вместе, единой командой, и оставались хорошими друзьями даже за </text:span><text:span text:style-name="T4130">пределами</text:span><text:span text:style-name="T4129"> лаборатории. </text:span><text:span text:style-name="T4130">Перед началом экспериментов, даже самых пустяковых, они подбадривали друг друга и действовали как одно целое.</text:span></text:p>
      <text:p text:style-name="P546"><text:tab/><text:span text:style-name="T4131">Его студенты желали, чтобы когда-нибудь профессору Фергеру вручили Нобелевскую премию за передовые достижения в области их совместных исследований — в парапсихологии. Без его пристального надзора и ценных рекомендаций ни один из них не смог бы в полной мере раскрыть даже сотой доли своих способностей. </text:span><text:span text:style-name="T4132">Всеми «особенными» навыками они были обязаны именно ему.</text:span></text:p>
      <text:p text:style-name="P546"><text:tab/><text:span text:style-name="T4133">Им было досадно оттого, что научное сообщество отвергает парапсихологию как научную дисциплину.</text:span></text:p>
      <text:p text:style-name="P546"><text:tab/><text:span text:style-name="T4135">Представители других, более «традиционных» наук, обычно уклонялись от объяснения результатов в </text:span><text:span text:style-name="T4136">тех </text:span><text:span text:style-name="T4135">случаях, когда не могли объяснить их, </text:span><text:span text:style-name="T4136">после </text:span><text:span text:style-name="T4140">чего </text:span><text:span text:style-name="T4136">объявляли </text:span><text:span text:style-name="T4139">их </text:span><text:span text:style-name="T4135">недействительными. </text:span><text:span text:style-name="T4136">Запись эксперимента на плёнку также не являлась убедительным доказательством, </text:span><text:span text:style-name="T4137">поскольку</text:span><text:span text:style-name="T4136"> все факты списывались на дефекты видео</text:span><text:span text:style-name="T4138">записи</text:span><text:span text:style-name="T4136">. </text:span><text:span text:style-name="T4141">Несмотря на все их старания, всегда находился человек, недовольный качеством экспериментов, и он, вероятно, имел все шансы стать многоуважаемой фигурой в мире «ортодоксальных», признанных наук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20T00:09:53.812278498</dc:date>
    <meta:editing-duration>P8DT12H20M4S</meta:editing-duration>
    <meta:editing-cycles>5852</meta:editing-cycles>
    <meta:generator>LibreOffice/7.5.9.2$Linux_X86_64 LibreOffice_project/50$Build-2</meta:generator>
    <meta:document-statistic meta:table-count="0" meta:image-count="0" meta:object-count="0" meta:page-count="71" meta:paragraph-count="1247" meta:word-count="37029" meta:character-count="241538" meta:non-whitespace-character-count="205100"/>
  </office:meta>
</office:document-meta>
</file>